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357b" officeooo:paragraph-rsid="001e35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nm":"Amir Abbas","ph":"02034881587","tn":"London","uid":"2135708","cn":"Proactive Buziness Consulting Ltd","ad1":"246- 250 Romford Road","ad2":"","ad3":"","cty":"","pc":"E7 9HZ","url":"www.proactivebuziness.co.uk","dl":"MAAT","filters":{"ad":"811000000","em":"1","wtl":"1","mtl":"1","web":"1"},"mips":["Financial Accounting \u0026 Accounts Preparation for sole traders and partnerships","Budgeting and Forecasting","Personal Income Tax","Corporation Tax","Management Accounting","Inheritance Tax","Bookkeeping","Company Secretarial Services","Financial Accounting \u0026 Accounts Preparation for statutory purposes","Value Added Tax","Business Income Tax","Capital Gains Tax","Payroll","Computerised Accountancy Systems"]},{"nm":"Graham Abblitt","ph":"01733203206","tn":"Peterborough","uid":"305508","cn":"Abblitt \u0026 Co Ltd","ad1":"14 St Marys Street","ad2":"Whittlesey","ad3":"","cty":"Cambridgeshire","pc":"PE7 1BG","url":"","dl":"FMAAT","filters":{"ad":"811000000","em":"1","wtl":"1","mtl":"0","web":"0"},"mips":["Company Secretarial Services","Management Accounting","Budgeting and Forecasting","Inheritance Tax","Financial Accounting \u0026 Accounts Preparation for sole traders and partnerships","Computerised Accountancy Systems","Business Income Tax","Value Added Tax","Capital Gains Tax","Bookkeeping","Financial Accounting \u0026 Accounts Preparation for statutory purposes","Corporation Tax","Personal Income Tax","Payroll","Independent Examination"]},{"nm":"Victor Abebrese","ph":"7956893934","tn":"Ilford","uid":"307439","cn":"Acquasi Biz Companion Ltd","ad1":"76B Green Lane","ad2":false,"ad3":false,"cty":"Essex","pc":"IG1 1YJ","url":false,"dl":"MAAT","filters":{"ad":"811000000","em":"1","wtl":"0","mtl":"0","web":"0"},"mips":["Business Income Tax","Financial Accounting \u0026 Accounts Preparation for sole traders and partnerships","Computerised Accountancy Systems","Corporation Tax","Capital Gains Tax","Payroll","Value Added Tax","Inheritance Tax","Bookkeeping","Personal Income Tax","Management Accounting","Financial Accounting \u0026 Accounts Preparation for statutory purposes","Budgeting and Forecasting"]},{"nm":"Simone Abecassis","ph":"02083242307","tn":"Borehamwood","uid":"280034","cn":"Daffodil Accounting Ltd","ad1":"Elstree Studios","ad2":"Shenley Road","ad3":"","cty":"Hertfordshire","pc":"WD6 1JG","url":"","dl":"MAAT","filters":{"ad":"811000000","em":"1","wtl":"1","mtl":"1","web":"1"},"mips":["Financial Accounting \u0026 Accounts Preparation for statutory purposes","Computerised Accountancy Systems","Personal Income Tax","Management Accounting","Corporation Tax","Business Income Tax","Capital Gains Tax","Bookkeeping","Payroll","Value Added Tax","Financial Accounting \u0026 Accounts Preparation for sole traders and partnerships","Budgeting and Forecasting"]},{"nm":"Nafessah Abid","ph":"07502464644","tn":"Birmingham","uid":"107757","cn":"NAC (Nafeesah Abid Consultancy)","ad1":"333 Station Road","ad2":"Stechford","ad3":"","cty":"","pc":"B33 8RS","url":"www.nac.co.uk","dl":"MAAT","filters":{"ad":"811000001","em":"1","wtl":"1","mtl":"1","web":"1"},"mips":["Bookkeeping","Financial Accounting \u0026 Accounts Preparation for sole traders and partnerships","Budgeting and Forecasting","Corporation Tax","Financial Accounting \u0026 Accounts Preparation for statutory purposes","Business Income Tax","Management Accounting","Value Added Tax","Payroll","Personal Income Tax","Company Secretarial Services"]},{"nm":"Keith Abrahams","ph":"07834655171","tn":"Stevenage","uid":"437876","cn":"","ad1":"BTC","ad2":"Bessemer Drive","ad3":"","cty":"Hertfordshire","pc":"SG1 2DX","url":"www.justclarityaccounting.com","dl":"MAAT","filters":{"ad":"811000001","em":"1","wtl":"0","mtl":"0","web":"1"},"mips":["Budgeting and Forecasting","Financial Accounting \u0026 Accounts Preparation for sole traders and partnerships","Computerised Accountancy Systems","Capital Gains Tax","Payroll","Management Accounting","Bookkeeping","Business Income Tax","Value Added Tax","Corporation Tax","Personal Income Tax","Financial Accounting \u0026 Accounts Preparation for statutory <text:soft-page-break/>purposes","Company Secretarial Services"]},{"nm":"Terence Ackroyd","ph":"01278422122","tn":"Bridgwater","uid":"126696","cn":"Quantock Small Business Services Ltd","ad1":"1 Poppy Walk","ad2":"","ad3":"","cty":"Somerset","pc":"TA5 2ES","url":"http:\/\/www.quantocksbs.co.uk","dl":"MAAT","filters":{"ad":"811000000","em":"1","wtl":"1","mtl":"0","web":"0"},"mips":["Personal Income Tax","Value Added Tax","Financial Accounting \u0026 Accounts Preparation for sole traders and partnerships","Corporation Tax","Financial Accounting \u0026 Accounts Preparation for statutory purposes","Payroll","Capital Gains Tax","Independent Examination","Business Income Tax","Budgeting and Forecasting","Management Accounting","Bookkeeping"]},{"nm":"Sofia Adamasu","ph":"07837366915","tn":"Bath","uid":"164954","cn":"Sofia Adamasu","ad1":"5 West View Road","ad2":"Batheaston","ad3":"","cty":"Somerset","pc":"BA1 7PN","url":"","dl":"MAAT","filters":{"ad":"811000000","em":"1","wtl":"0","mtl":"1","web":"0"},"mips":["Budgeting and Forecasting","Limited Assurance Engagement","Business Income Tax","Payroll","Capital Gains Tax","Corporation Tax","Financial Accounting \u0026 Accounts Preparation for statutory purposes","Financial Accounting \u0026 Accounts Preparation for sole traders and partnerships","Value Added Tax","Management Accounting","Bookkeeping","Personal Income Tax","Computerised Accountancy Systems"]},{"nm":"Hannah <text:s/>Adams","ph":"","tn":"","uid":"88943","cn":"Freedom in Numbers","ad1":"29 Moor View Road","ad2":"Sheffield","ad3":"","cty":"","pc":"S8 0HH","url":"","dl":"MAAT","filters":{"ad":"811000001","em":"1","wtl":"0","mtl":"0","web":"0"},"mips":["Business Income Tax","Corporation Tax","Financial Accounting \u0026 Accounts Preparation for statutory purposes","Management Accounting","Value Added Tax","Personal Income Tax","Bookkeeping","Financial Accounting \u0026 Accounts Preparation for sole traders and partnerships"]},{"nm":"Nicholas Adams","ph":"01904449863","tn":"Selby","uid":"100993","cn":"RF Adams \u0026 Co Ltd","ad1":"Beech House","ad2":"North Duffield","ad3":"","cty":"North Yorkshire","pc":"YO8 5RQ","url":"","dl":"MAAT","filters":{"ad":"811000000","em":"1","wtl":"1","mtl":"0","web":"1"},"mips":["Value Added Tax","Personal Income Tax","Payroll","Capital Gains Tax","Budgeting and Forecasting","Financial Accounting \u0026 Accounts Preparation for sole traders and partnerships","Financial Accounting \u0026 Accounts Preparation for statutory purposes","Management Accounting","Business Income Tax","Corporation Tax","Bookkeeping"]},{"nm":"Jacqueline Adams","ph":"07794224282","tn":"Herts","uid":"197613","cn":"Adams Jay Accounting","ad1":"19 Orchid Close","ad2":"Brewers End ","ad3":"Takeley","cty":"Hertfordshire","pc":"CM22 6TN","url":"","dl":"MAAT","filters":{"ad":"811000000","em":"1","wtl":"1","mtl":"1","web":"0"},"mips":["Business Income Tax","Value Added Tax","Personal Income Tax","Bookkeeping","Payroll","Financial Accounting \u0026 Accounts Preparation for sole traders and partnerships"]},{"nm":"Anita Adams","ph":false,"tn":"Kent","uid":"237602","cn":"AA Bookkeeping Services","ad1":"Sun Lodge, Canterbury Road","ad2":"Etchinghill, Folkstone","ad3":false,"cty":false,"pc":"CT18 8DE","url":false,"dl":"AATQB","filters":{"ad":"811000000","em":"1","wtl":"1","mtl":"1","web":"1"},"mips":["Value Added Tax","Bookkeeping","Financial Accounting \u0026 Accounts Preparation for sole traders and partnerships"]},{"nm":"Paul Adams","ph":"01914923698","tn":"Gateshead","uid":"272639","cn":"P \u0026 L Accountancy Services Ltd","ad1":"381g ","ad2":"Jedburgh Court","ad3":"Team Valley ","cty":"Tyne and Wear","pc":"DH3 2TD","url":"","dl":"MAAT","filters":{"ad":"811000000","em":"1","wtl":"1","mtl":"0","web":"0"},"mips":["Bookkeeping","Financial Accounting \u0026 Accounts Preparation for sole traders and partnerships","Payroll","Budgeting and Forecasting","Value Added Tax","Personal Income Tax","Corporation Tax","Business Income Tax","Financial Accounting \u0026 Accounts Preparation for statutory purposes","Management <text:soft-page-break/>Accounting","Computerised Accountancy Systems"]},{"nm":"Mauva Adams","ph":"02033711497","tn":"London","uid":"277700","cn":"Ma\u0027Leon \u0026 Co","ad1":"78 Brassett Point","ad2":"Abbey Road","ad3":"Stratford","cty":"","pc":"E15 3LB","url":"","dl":"FMAAT AATQB","filters":{"ad":"811000001","em":"1","wtl":"1","mtl":"0","web":"1"},"mips":["Personal Income Tax","Independent Examination","Company Secretarial Services","Computerised Accountancy Systems","Capital Gains Tax","Corporation Tax","Payroll","Budgeting and Forecasting","Financial Accounting \u0026 Accounts Preparation for sole traders and partnerships","Value Added Tax","Bookkeeping","Business Income Tax","Financial Accounting \u0026 Accounts Preparation for statutory purposes","Management Accounting"]},{"nm":"John Adams","ph":"01642810523","tn":"Stockton-on-tees","uid":"280107","cn":"Cave Adams","ad1":"12 Letch Road","ad2":"","ad3":"","cty":"Cleveland","pc":"TS20 1JD","url":"","dl":"MAAT","filters":{"ad":"811000000","em":"1","wtl":"1","mtl":"0","web":"0"},"mips":["Payroll","Capital Gains Tax","Personal Income Tax","Bookkeeping","Management Accounting","Company Secretarial Services","Corporation Tax","Computerised Accountancy Systems","Value Added Tax","Inheritance Tax","Business Income Tax","Financial Accounting \u0026 Accounts Preparation for statutory purposes","Financial Accounting \u0026 Accounts Preparation for sole traders and partnerships","Budgeting and Forecasting"]},{"nm":"Olivia Adams","ph":"01749674954","tn":"Wells","uid":"289866","cn":"Olivia Adams Accounting Services","ad1":"2nd Floor","ad2":"18a Broad St","ad3":"","cty":"Somerset","pc":"BA5 2DN","url":"","dl":"FMAAT","filters":{"ad":"811000001","em":"1","wtl":"1","mtl":"0","web":"0"},"mips":["Financial</text:p>
      <text:p text:style-name="P1"><text:s/>Accounting \u0026 Accounts Preparation for sole traders and partnerships","Financial Accounting \u0026 Accounts Preparation for statutory purposes","Bookkeeping","Corporation Tax","Value Added Tax","Budgeting and Forecasting","Personal Income Tax","Management Accounting","Payroll"]},{"nm":"Michael Adams","ph":"01736331333","tn":"Penzance","uid":"302656","cn":"Addition Accountants Ltd","ad1":"The Regent","ad2":"Chapel Street","ad3":"","cty":"Cornwall","pc":"TR18 4AE","url":"","dl":"MAAT","filters":{"ad":"811000000","em":"1","wtl":"1","mtl":"0","web":"1"},"mips":["Bookkeeping","Value Added Tax","Company Secretarial Services","Personal Income Tax","Business Income Tax","Computerised Accountancy Systems","Management Accounting","Budgeting and Forecasting","Corporation Tax","Financial Accounting \u0026 Accounts Preparation for statutory purposes","Capital Gains Tax","Financial Accounting \u0026 Accounts Preparation for sole traders and partnerships","Payroll"]},{"nm":"Elaine Adams","ph":"01708745711","tn":"Romford","uid":"305173","cn":"BK and E C Adams Ltd","ad1":"193 Hainault Road","ad2":"","ad3":"","cty":"Essex","pc":"RM5 3AS","url":"","dl":"FMAAT","filters":{"ad":"811000000","em":"1","wtl":"0","mtl":"0","web":"1"},"mips":["Financial Accounting \u0026 Accounts Preparation for statutory purposes","Budgeting and Forecasting","Capital Gains Tax","Corporation Tax","Business Income Tax","Financial Accounting \u0026 Accounts Preparation for sole traders and partnerships","Independent Examination","Payroll","Value Added Tax","Bookkeeping","Personal Income Tax"]},{"nm":"Sara Adams","ph":"07817073196","tn":"","uid":"311649","cn":"Applewell Accountancy","ad1":"","ad2":"","ad3":"","cty":"","pc":"","url":"","dl":"MAAT","filters":{"ad":"811000001","em":"1","wtl":"1","mtl":"1","web":"0"},"mips":["Accountancy\u00a0- Management Accounting","Financial Accounting \u0026 Accounts Preparation for statutory purposes","Taxation\u00a0- Value Added Tax","Accountancy\u00a0- Payroll","Financial Accounting \u0026 Accounts Preparation for sole traders and partnerships","Accountancy\u00a0- Bookkeeping"]},{"nm":"Doris Adams","ph":"01322229834","tn":"Dartford","uid":"313307","cn":"DM Adams","ad1":"36 <text:soft-page-break/>Wilmington Court Road","ad2":"","ad3":"","cty":"Kent","pc":"DA2 7AT","url":"","dl":"FMAAT","filters":{"ad":"811000000","em":"1","wtl":"0","mtl":"0","web":"1"},"mips":["Financial Accounting \u0026 Accounts Preparation for sole traders and partnerships","Value Added Tax","Corporation Tax","Financial Accounting \u0026 Accounts Preparation for statutory purposes","Payroll","Company Secretarial Services","Business Income Tax","Independent Examination","Budgeting and Forecasting","Computerised Accountancy Systems","Capital Gains Tax","Personal Income Tax","Bookkeeping"]},{"nm":"Andrei Adamtsuk","ph":"","tn":"Gillingham","uid":"1197476","cn":"Kevad Ltd","ad1":"Office 2, Derby House","ad2":"123 Watling Street","ad3":"","cty":"","pc":"ME7 2YY","url":"","dl":"MAAT","filters":{"ad":"811000000","em":"1","wtl":"1","mtl":"1","web":"1"},"mips":{"0":"Management Accounting","1":"Company Secretarial Services","2":"Personal Income Tax","3":"Bookkeeping","4":"Business Income Tax","5":"Capital Gains Tax","6":"Financial Accounting \u0026 Accounts Preparation for sole traders and partnerships","8":"Value Added Tax","9":"Payroll","10":"Financial Accounting \u0026 Accounts Preparation for statutory purposes"}},{"nm":"Mohamed <text:s/>Adat","ph":false,"tn":"ILFORD","uid":"83979","cn":"Hoops Accountancy \u0026 Taxation services limited","ad1":"46 Margaret Way","ad2":false,"ad3":false,"cty":"Essex","pc":"IG4 5DD","url":false,"dl":"MAAT","filters":{"ad":"811000001","em":"1","wtl":"1","mtl":"1","web":"1"},"mips":["Company Secretarial Services","Capital Gains Tax","Corporation Tax","Financial Accounting \u0026 Accounts Preparation for sole traders and partnerships","Bookkeeping","Personal Income Tax","Value Added Tax","Business Income Tax","Payroll","Financial Accounting \u0026 Accounts Preparation for statutory purposes"]},{"nm":"Stephen Adderley","ph":"01527872752","tn":"Bromsgrove","uid":"91246","cn":"Adderley Hill + Co","ad1":"Adderley Hill and Co","ad2":"Mulberry House","ad3":"Buntsford Park Road","cty":"","pc":"B60 3DX","url":"","dl":"MAAT","filters":{"ad":"811000000","em":"1","wtl":"1","mtl":"0","web":"1"},"mips":["Capital Gains Tax","Management Accounting","Corporation Tax","Personal Income Tax","Value Added Tax","Budgeting and Forecasting","Financial Accounting \u0026 Accounts Preparation for statutory purposes","Bookkeeping","Financial Accounting \u0026 Accounts Preparation for sole traders and partnerships","Business Income Tax","Payroll","Company Secretarial Services"]},{"nm":"Tracy Addis","ph":"07977493152","tn":"Chertsey","uid":"274147","cn":"Presto Consultancy Ltd","ad1":"12 Fordwater Road","ad2":"","ad3":"","cty":"Surrey","pc":"KT16 8HS","url":"","dl":"MAAT","filters":{"ad":"811000001","em":"1","wtl":"0","mtl":"0","web":"0"},"mips":["Management Accounting","Value Added Tax","Bookkeeping","Financial Accounting \u0026 Accounts Preparation for statutory purposes","Payroll","Financial Accounting \u0026 Accounts Preparation for sole traders and partnerships"]},{"nm":"Ian Addison","ph":"07779742020","tn":"Swansea","uid":"82811","cn":"Compass Bookkeeping","ad1":"17 Ael-y-Bryn","ad2":"Penclawdd","ad3":"","cty":"West Glamorgan","pc":"SA4 3LF","url":"","dl":"MAAT","filters":{"ad":"811000000","em":"1","wtl":"0","mtl":"0","web":"0"},"mips":["Value Added Tax","Bookkeeping","Payroll","Financial Accounting \u0026 Accounts Preparation for sole traders and partnerships","Financial Accounting \u0026 Accounts Preparation for statutory purposes","Management Accounting"]},{"nm":"Matthew Addison","ph":"01792851330","tn":"Swansea","uid":"208709","cn":"Compass Bookkeeping \u0026 Accountancy Ltd","ad1":"17 Ael-y-Bryn","ad2":"Penclawdd","ad3":"","cty":"West Glamorgan","pc":"SA4 3LF","url":"","dl":"MAAT","filters":{"ad":"811000001","em":"1","wtl":"0","mtl":"1","web":"1"},"mips":["Personal Income Tax","Value Added Tax","Capital Gains Tax","Management Accounting","Bookkeeping","Payroll","Business Income Tax","Computerised Accountancy <text:soft-page-break/>Systems","Financial Accounting \u0026 Accounts Preparation for statutory purposes","Financial Accounting \u0026 Accounts Preparation for sole traders and partnerships","Corporation Tax"]},{"nm":"Mark Addison","ph":"02086600970","tn":"Kenley","uid":"313199","cn":"MSA Accountancy \u0026 Taxation Services Ltd","ad1":"19 Burwood Avenue","ad2":"","ad3":"","cty":"Surrey","pc":"CR8 5NT","url":"","dl":"MAAT","filters":{"ad":"811000000","em":"1","wtl":"0","mtl":"0","web":"1"},"mips":["Computerised Accountancy Systems","Management Accounting","Personal Income Tax","Corporation Tax","Value Added Tax","Payroll","Bookkeeping","Inheritance Tax","Budgeting and Forecasting","Business Income Tax","Capital Gains Tax","Financial Accounting \u0026 Accounts Preparation for sole traders and partnerships","Financial Accounting \u0026 Accounts Preparation for statutory purposes"]},{"nm":"Adenike Adeniyi","ph":"02087789670","tn":"LONDON","uid":"281774","cn":"Tax And Accounting Services For SME","ad1":"5 Golden Mews","ad2":"15 Horward Road","ad3":"","cty":"","pc":"SE20 8HQ","url":"http:\/\/www.tasaccountant.co.uk\/","dl":"FMAAT","filters":{"ad":"811000000","em":"1","wtl":"1","mtl":"1","web":"0"},"mips":["Budgeting and Forecasting","Value Added Tax","Payroll","Financial Accounting \u0026 Accounts Preparation for statutory purposes","Corporation Tax","Management Accounting","Bookkeeping","Personal Income Tax","Financial Accounting \u0026 Accounts Preparation for sole traders and partnerships","Company Secretarial Services"]},{"nm":"Olumuyiwa Adenuga","ph":"02077033044","tn":"London","uid":"289562","cn":"Mu-Classic \u0026 Associates","ad1":"2nd Floor","ad2":"37 - 39 Peckham High Street","ad3":"Peckham","cty":"","pc":"SE15 5EB","url":"","dl":"MAAT","filters":{"ad":"811000000","em":"1","wtl":"1","mtl":"0","web":"0"},"mips":["Independent Examination","Budgeting and Forecasting","Payroll","Inheritance Tax","Management Accounting","Business Income Tax","Value Added Tax","Corporation Tax","Bookkeeping","Financial Accounting \u0026 Accounts Preparation for sole traders and partnerships","Financial Accounting \u0026 Accounts Preparation for statutory purposes","Company Secretarial Services","Capital Gains Tax","Personal Income Tax"]},{"nm":"Abbas Adinehvand","ph":"07472326335","tn":"London","uid":"258435","cn":"Full Trust Accountancy","ad1":"5a-5b Wentworth Park","ad2":"","ad3":"","cty":"","pc":"N3 1YE","url":"","dl":"MAAT","filters":{"ad":"811000001","em":"1","wtl":"1","mtl":"1","web":"1"},"mips":["Corporation Tax","Bookkeeping","Company Secretarial Services","Value Added Tax","Financial Accounting \u0026 Accounts Preparation for sole traders and partnerships","Personal Income Tax","Payroll","Computerised Accountancy Systems","Business Income Tax","Financial Accounting \u0026 Accounts Preparation for statutory purposes"]},{"nm":"Edward Adu-Bonsu","ph":"7956804517","tn":"London","uid":"370546","cn":"Certified Accountants Ltd","ad1":"483 Green Lanes","ad2":"","ad3":"","cty":"Essex","pc":"N13 4BS","url":"http:\/\/www.certifiedfinancials.com","dl":"MAAT","filters":{"ad":"811000001","em":"1","wtl":"1","mtl":"1","web":"0"},"mips":["Management Accounting","Financial Accounting \u0026 Accounts Preparation for statutory purposes","Bookkeeping","Budgeting and Forecasting","Capital Gains Tax","Business Income Tax","Financial Accounting \u0026 Accounts Preparation for sole traders and partnerships","Corporation Tax","Value Added Tax","Company Secretarial Services","Personal Income Tax","Payroll"]},{"nm":"Lucy Aerts","ph":"01628631584","tn":"Maindenhead","uid":"293097","cn":"L A Bookkeeping","ad1":"33 College Avenue","ad2":"","ad3":"","cty":"Berkshire","pc":"SL6 6AZ","url":"","dl":"MAAT","filters":{"ad":"811000000","em":"1","wtl":"0","mtl":"0","web":"0"},"mips":["Budgeting</text:p>
      <text:p text:style-name="P1"><text:s/>and Forecasting","Financial Accounting \u0026 Accounts Preparation for statutory purposes","Bookkeeping","Management Accounting","Business Income Tax","Financial Accounting \u0026 Accounts Preparation for sole traders and <text:soft-page-break/>partnerships","Payroll","Computerised Accountancy Systems","Personal Income Tax","Value Added Tax"]},{"nm":"Joanna Affleck","ph":"07775562744","tn":"Sidcup","uid":"86434","cn":"Affleck Accountancy","ad1":"13 Woodside Road","ad2":"","ad3":"","cty":"","pc":"DA15 7JG","url":"","dl":"MAAT","filters":{"ad":"811000001","em":"1","wtl":"0","mtl":"0","web":"0"},"mips":["Financial Accounting \u0026 Accounts Preparation for sole traders and partnerships","Computerised Accountancy Systems","Company Secretarial Services","Personal Income Tax","Business Income Tax","Corporation Tax","Capital Gains Tax","Value Added Tax","Financial Accounting \u0026 Accounts Preparation for statutory purposes","Payroll","Bookkeeping"]},{"nm":"Adebisi Afon","ph":"","tn":"Kent","uid":"2187681","cn":"Afonchies Consulting Limited","ad1":"11 Trinity Drive","ad2":"Folkstone","ad3":"","cty":"","pc":"CT19 5UU","url":"","dl":"MAAT","filters":{"ad":"811000001","em":"1","wtl":"0","mtl":"1","web":"1"},"mips":["Business Income Tax","Value Added Tax","Management Accounting","Financial Accounting \u0026 Accounts Preparation for statutory purposes","Bookkeeping","Budgeting and Forecasting","Personal Income Tax","Corporation Tax","Financial Accounting \u0026 Accounts Preparation for sole traders and partnerships","Capital Gains Tax","Company Secretarial Services","Inheritance Tax","Payroll"]},{"nm":"Hamid Afsardeir","ph":"2077950242","tn":"London","uid":"69016","cn":"Abacus Accountancy UK Ltd","ad1":"47","ad2":"Dartrey Tower","ad3":"World\u0027s End Estate","cty":"","pc":"SW10 0EB","url":"","dl":"FMAAT","filters":{"ad":"811000000","em":"0","wtl":"0","mtl":"0","web":"0"},"mips":["Corporation Tax","Bookkeeping","Capital Gains Tax","Management Accounting","Financial Accounting \u0026 Accounts Preparation for sole traders and partnerships","Payroll","Personal Income Tax","Value Added Tax","Financial Accounting \u0026 Accounts Preparation for statutory purposes","Budgeting and Forecasting","Business Income Tax"]},{"nm":"Claire Agasee","ph":"","tn":"Herts","uid":"153466","cn":"CAG Accounting Services","ad1":"40 St Lawrence Way, Bricket Wood","ad2":"St Albons","ad3":"","cty":"","pc":"AL2 3XN","url":"","dl":"MAAT AATQB","filters":{"ad":"811000000","em":"1","wtl":"1","mtl":"1","web":"1"},"mips":["Value Added Tax","Business Income Tax","Computerised Accountancy Systems","Bookkeeping","Personal Income Tax","Corporation Tax","Budgeting and Forecasting","Management Accounting","Financial Accounting \u0026 Accounts Preparation for statutory purposes","Payroll","Financial Accounting \u0026 Accounts Preparation for sole traders and partnerships"]},{"nm":"Julie Agbowu","ph":"02082537062","tn":"Croydon","uid":"279172","cn":"All Inclusive Training","ad1":"All Inclusive Training CVA Resource Centre","ad2":"82 London Road","ad3":"","cty":"Surrey","pc":"CR0 2TB","url":"","dl":"FMAAT","filters":{"ad":"811000000","em":"1","wtl":"1","mtl":"0","web":"1"},"mips":["Bookkeeping","Business Income Tax","Independent Examination","Budgeting and Forecasting","Personal Income Tax","Payroll","Inheritance Tax","Value Added Tax","Computerised Accountancy Systems","Financial Accounting \u0026 Accounts Preparation for statutory purposes","Capital Gains Tax","Corporation Tax","Management Accounting","Financial Accounting \u0026 Accounts Preparation for sole traders and partnerships"]},{"nm":"Mohammad Ahammad","ph":"07956233635","tn":"LONDON","uid":"60612","cn":"Ahammad Accounting Limited","ad1":"14 Riverside Road","ad2":false,"ad3":false,"cty":false,"pc":"E15 2RG","url":false,"dl":"MAAT","filters":{"ad":"811000001","em":"0","wtl":"0","mtl":"0","web":"0"},"mips":["Business Income Tax","Capital Gains Tax","Budgeting and Forecasting","Payroll","Value Added Tax","Financial Accounting \u0026 Accounts Preparation for statutory purposes","Company Secretarial Services","Management Accounting","Personal Income Tax","Corporation Tax","Financial Accounting \u0026 Accounts Preparation for sole traders and partnerships","Bookkeeping"]},{"nm":"Javed Ahmad","ph":"01612847083","tn":"Oldham","uid":"274768","cn":"Javed \u0026 Co Accountants","ad1":"34 Hereford Street","ad2":"","ad3":"","cty":"Lancashire","pc":"OL9 7RQ","url":"","dl":"MAAT","filters":<text:soft-page-break/>{"ad":"811000001","em":"1","wtl":"0","mtl":"0","web":"0"},"mips":["Personal Income Tax","Business Income Tax","Corporation Tax","Financial Accounting \u0026 Accounts Preparation for statutory purposes","Payroll","Capital Gains Tax","Financial Accounting \u0026 Accounts Preparation for sole traders and partnerships","Bookkeeping","Value Added Tax","Computerised Accountancy Systems"]},{"nm":"Irshad Ahmad","ph":"01159261931","tn":"Nottingham","uid":"274849","cn":"Irshad Ahmad","ad1":"80 Killisick Road","ad2":"Arnold","ad3":"","cty":"Nottinghamshire","pc":"NG5 8RD","url":"","dl":"MAAT","filters":{"ad":"811000000","em":"1","wtl":"0","mtl":"0","web":"1"},"mips":["Financial Accounting \u0026 Accounts Preparation for statutory purposes","Payroll","Personal Income Tax","Business Income Tax","Financial Accounting \u0026 Accounts Preparation for sole traders and partnerships","Management Accounting","Value Added Tax","Budgeting and Forecasting","Corporation Tax","Capital Gains Tax","Independent Examination","Bookkeeping"]},{"nm":"Mushtaq Ahmad","ph":"01202300052","tn":"Bournemouth","uid":"305606","cn":"M Ahmad \u0026 Co","ad1":"483 Christchurch Road","ad2":"","ad3":"","cty":"Dorset","pc":"BH1 4AD","url":"","dl":"MAAT","filters":{"ad":"811000000","em":"1","wtl":"0","mtl":"0","web":"1"},"mips":["Financial Accounting \u0026 Accounts Preparation for sole traders and partnerships","Payroll","Company Secretarial Services","Bookkeeping","Personal Income Tax","Financial Accounting \u0026 Accounts Preparation for statutory purposes","Business Income Tax","Budgeting and Forecasting","Management Accounting","Corporation Tax","Capital Gains Tax","Value Added Tax"]},{"nm":"Mohammed Ahmad","ph":"1214487658","tn":"Birmingham","uid":"306958","cn":"Mr MA Ahmad","ad1":"Ahmad Accountants","ad2":"28 Shaftmoor Lane","ad3":"Acocks Green","cty":"West Midlands","pc":"B27 7RS","url":"","dl":"FMAAT","filters":{"ad":"811000000","em":"1","wtl":"0","mtl":"0","web":"1"},"mips":["Company Secretarial Services","Financial Accounting \u0026 Accounts Preparation for sole traders and partnerships","Bookkeeping","Financial Accounting \u0026 Accounts Preparation for statutory purposes","Business Income Tax","Payroll","Capital Gains Tax","Computerised Accountancy Systems","Budgeting and Forecasting","Personal Income Tax","Value Added Tax","Management Accounting","Corporation Tax","Independent Examination"]},{"nm":"Shafique Ahmed","ph":"01274226197","tn":"Bradford","uid":"57485","cn":"M B DEAN Accountants","ad1":"15 Whetley Lane","ad2":"","ad3":"","cty":"West Yorkshire","pc":"BD8 9EH","url":"","dl":"FMAAT","filters":{"ad":"811000000","em":"1","wtl":"1","mtl":"1","web":"1"},"mips":["Company Secretarial Services","Financial Accounting \u0026 Accounts Preparation for sole traders and partnerships","Payroll","Personal Income Tax","Capital Gains Tax","Value Added Tax","Budgeting and Forecasting","Internal Audit","Corporation Tax","Business Income Tax","Forensic Accounting","Computerised Accountancy Systems","Bookkeeping","Management Accounting","Financial Accounting \u0026 Accounts Preparation for statutory purposes","Independent Examination"]},{"nm":"Kabir Ahmed","ph":"01933226561","tn":"Wellingborough","uid":"76375","cn":"Royal Associates","ad1":"60 Park Road","ad2":"","ad3":"","cty":"Northamptonshire","pc":"NN8 4QE","url":"","dl":"FMAAT","filters":{"ad":"811000000","em":"1","wtl":"1","mtl":"0","web":"0"},"mips":["Personal Income Tax","Financial Accounting \u0026 Accounts Preparation for sole traders and partnerships","Bookkeeping","Corporation Tax","Value Added Tax","Financial Accounting \u0026 Accounts Preparation for statutory purposes","Management Accounting","Payroll"]},{"nm":"Tayub Ahmed","ph":"07988947244","tn":"London","uid":"90160","cn":"TTA Accountants Ltd","ad1":"162 Chigwell Road","ad2":"South Woodford","ad3":"","cty":"","pc":"E18 1HA","url":"","dl":"MAAT","filters":{"ad":"811000000","em":"1","wtl":"0","mtl":"0","web":"1"},"mips":["Financial Accounting \u0026 <text:soft-page-break/>Accounts Preparation for statutory purposes","Financial Accounting \u0026 Accounts Preparation for sole traders and partnerships","Consultancy\u00a0- Company Secretarial Services","Taxation\u00a0- Capital Gains Tax","Taxation\u00a0- Value Added Tax","Accountancy\u00a0- Management Accounting","Consultancy\u00a0- Computerised Accountancy Systems","Accountancy\u00a0- Payroll","Taxation\u00a0- Corporation Tax","Bookkeeping","Taxation\u00a0- Personal Income Tax","Accountancy\u00a0- Budgeting and Forecasting"]},{"nm":"Al Ahmed","ph":"01212380194","tn":"Birmingham","uid":"96319","cn":"Aa Accountancy","ad1":"Unit 14","ad2":"66-68 Stratford Road","ad3":"Sparkhill","cty":"West Midlands","pc":"B11 1AN","url":false,"dl":"FMAAT","filters":{"ad":"811000001","em":"1","wtl":"0","mtl":"0","web":"0"},"mips":["Value Added Tax","Management Accounting","Budgeting and Forecasting","Corporation Tax","Company Secretarial Services","Financial Accounting \u0026 Accounts Preparation for sole traders and partnerships","Capital Gains Tax","Personal Income Tax","Financial Accounting \u0026 Accounts Preparation for statutory purposes","Payroll","Bookkeeping","Business Income Tax"]},{"nm":"Syed Ahmed","ph":"2083413695","tn":"London","uid":"114762","cn":"Tax Focus Accountancy Ltd","ad1":"32 Willoughby Road","ad2":"","ad3":"","cty":"","pc":"N8 0JG","url":"","dl":"FMAAT","filters":{"ad":"811000000","em":"0","wtl":"1","mtl":"0","web":"0"},"mips":["Budgeting and Forecasting","Bookkeeping","Personal</text:p>
      <text:p text:style-name="P1"><text:s/>Income Tax","Inheritance Tax","Payroll","Financial Accounting \u0026 Accounts Preparation for statutory purposes","Management Accounting","Value Added Tax","Financial Accounting \u0026 Accounts Preparation for sole traders and partnerships","Corporation Tax","Capital Gains Tax","Business Income Tax"]},{"nm":"Muhammad Ahmed","ph":false,"tn":"Bradford","uid":"197655","cn":"Y \u0026 M Accountant","ad1":"Office 7, Ground Floor, 6-8 Hallfield Road","ad2":false,"ad3":false,"cty":false,"pc":"BD1 3RQ","url":false,"dl":"MAAT","filters":{"ad":"811000000","em":"1","wtl":"0","mtl":"1","web":"0"},"mips":["Computerised Accountancy Systems","Personal Income Tax","Capital Gains Tax","Independent Examination","Company Secretarial Services","Payroll","Inheritance Tax","Bookkeeping","Budgeting and Forecasting","Management Accounting","Corporation Tax","Value Added Tax","Business Income Tax"]},{"nm":"MD Rashed Ahmed","ph":"02035531059","tn":"London","uid":"245693","cn":"Citygate Accountants Ltd","ad1":"1st Floor","ad2":"124 Whitechapel Road","ad3":"","cty":"","pc":"E1 1JE","url":"http:\/\/www.citygateaccountants.co.uk","dl":"MAAT","filters":{"ad":"811000000","em":"1","wtl":"1","mtl":"1","web":"1"},"mips":["Payroll","Bookkeeping","Financial Accounting \u0026 Accounts Preparation for statutory purposes","Value Added Tax","Capital Gains Tax","Inheritance Tax","Independent Examination","Financial Accounting \u0026 Accounts Preparation for sole traders and partnerships","Personal Income Tax","Business Income Tax","Budgeting and Forecasting","Corporation Tax","Company Secretarial Services","Management Accounting","Computerised Accountancy Systems"]},{"nm":"Manaf Ahmed","ph":"01132404100","tn":"Leeds","uid":"272038","cn":"MSF Associates Ltd","ad1":"1st Floor","ad2":"213 Roundhay Road","ad3":"","cty":"West Yorkshire","pc":"LS8 4HS","url":"www.msfassociates.co.uk","dl":"FMAAT","filters":{"ad":"811000000","em":"1","wtl":"1","mtl":"0","web":"1"},"mips":["Business Income Tax","Financial Accounting \u0026 Accounts Preparation for sole traders and partnerships","Company Secretarial Services","Bookkeeping","Computerised Accountancy Systems","Value Added Tax","Personal Income Tax","Capital Gains Tax","Management Accounting","Payroll","Corporation Tax","Budgeting and Forecasting","Financial Accounting \u0026 Accounts Preparation for statutory purposes"]},{"nm":"Mahboob Ahmed","ph":"07813174419","tn":"Birmingham","uid":"272705","cn":"SBE <text:soft-page-break/>Accountants","ad1":"12","ad2":"Templefield Gardens","ad3":"Bordesley Vilage","cty":"West Midlands","pc":"B9 4NY","url":"http:\/\/www.sbeaccountants.co.uk","dl":"FMAAT AATQB","filters":{"ad":"811000000","em":"1","wtl":"0","mtl":"0","web":"0"},"mips":["Budgeting and Forecasting","Capital Gains Tax","Business Income Tax","Value Added Tax","Payroll","Financial Accounting \u0026 Accounts Preparation for statutory purposes","Computerised Accountancy Systems","Bookkeeping","Corporation Tax","Personal Income Tax","Financial Accounting \u0026 Accounts Preparation for sole traders and partnerships"]},{"nm":"Jamil Ahmed","ph":"01283533942","tn":"Burton On Trent","uid":"301213","cn":"Ashfield Associates","ad1":"94 Beam Hill Road","ad2":"","ad3":"","cty":"Staffordshire","pc":"DE13 0AD","url":"","dl":"MAAT","filters":{"ad":"811000001","em":"0","wtl":"0","mtl":"0","web":"0"},"mips":["Financial Accounting \u0026 Accounts Preparation for statutory purposes","Financial Accounting \u0026 Accounts Preparation for sole traders and partnerships","Personal Income Tax","Bookkeeping","Business Income Tax"]},{"nm":"Abdul Ahmed","ph":"2033070250","tn":"Feltham","uid":"309868","cn":"Sage Accounting Services Ltd","ad1":"430 Legacy Centre","ad2":"Hampton Road West","ad3":"","cty":"Middlesex","pc":"TW13 6DH","url":"","dl":"FMAAT","filters":{"ad":"811000000","em":"1","wtl":"1","mtl":"0","web":"1"},"mips":["Budgeting and Forecasting","Personal Income Tax","Bookkeeping","Corporation Tax","Capital Gains Tax","Payroll","Value Added Tax","Company Secretarial Services","Financial Accounting \u0026 Accounts Preparation for statutory purposes","Computerised Accountancy Systems","Inheritance Tax","Business Income Tax","Management Accounting","Financial Accounting \u0026 Accounts Preparation for sole traders and partnerships"]},{"nm":"Nazreen Ahmed","ph":"01132403227","tn":"Leeds","uid":"309894","cn":"The Accounting Company","ad1":"172 Easterly Road","ad2":"","ad3":"","cty":"West Yorkshire","pc":"LS8 3AD","url":"","dl":"FMAAT","filters":{"ad":"811000000","em":"1","wtl":"0","mtl":"0","web":"1"},"mips":["Financial Accounting \u0026 Accounts Preparation for statutory purposes","Computerised Accountancy Systems","Business Income Tax","Capital Gains Tax","Corporation Tax","Personal Income Tax","Budgeting and Forecasting","Bookkeeping","Company Secretarial Services","Payroll","Management Accounting","Financial Accounting \u0026 Accounts Preparation for sole traders and partnerships","Value Added Tax"]},{"nm":"Hasan Ahmet","ph":"07504283661","tn":"London","uid":"304693","cn":"Accutax","ad1":"48 Kenmare Gardens","ad2":false,"ad3":false,"cty":false,"pc":"N13 5DN","url":"http:\/\/www.accutax.co.uk","dl":"FMAAT","filters":{"ad":"811000001","em":"1","wtl":"1","mtl":"0","web":"0"},"mips":["Value Added Tax","Capital Gains Tax","Independent Examination","Bookkeeping","Company Secretarial Services","Personal Income Tax","Payroll","Business Income Tax","Budgeting and Forecasting","Inheritance Tax","Financial Accounting \u0026 Accounts Preparation for statutory purposes","Corporation Tax","Financial Accounting \u0026 Accounts Preparation for sole traders and partnerships","Management Accounting","Computerised Accountancy Systems"]},{"nm":"Melek Ahmet","ph":"02085512149","tn":"Ilford","uid":"310592","cn":"Melek \u0026 Company Accountants","ad1":"14 Atherton Road","ad2":"Clayhall","ad3":"","cty":"Essex","pc":"IG5 0PF","url":"melekandcompanyaccountants.co.uk","dl":"MAAT","filters":{"ad":"811000000","em":"1","wtl":"1","mtl":"1","web":"1"},"mips":["Bookkeeping","Business Income Tax","Personal Income Tax","Payroll","Budgeting and Forecasting","Company Secretarial Services","Management Accounting","Corporation Tax","Financial Accounting \u0026 Accounts Preparation for statutory purposes","Value Added Tax","Capital Gains Tax","Financial Accounting \u0026 Accounts Preparation for sole traders and partnerships"]},{"nm":"Tayyab Ahsan","ph":"07870161665","tn":"Birmingham","uid":"106552","cn":"Tax Matters Birmingham Ltd","ad1":"82 Eastfield Road","ad2":"Bordesley Green","ad3":false,"cty":"West Midlands","pc":"B9 5XA","url":false,"dl":"FMAAT","filters":{"ad":"811000000","em":"1","wtl":"1","mtl":"1","web":"1"},"mips":["Capital Gains Tax","Personal <text:soft-page-break/>Income Tax","Value Added Tax","Computerised Accountancy Systems","Payroll","Financial Accounting \u0026 Accounts Preparation for sole traders and partnerships","Management Accounting","Corporation Tax","Bookkeeping","Business Income Tax","Financial Accounting \u0026 Accounts Preparation for statutory purposes","Company Secretarial Services"]},{"nm":"Peter Ainsworth","ph":false,"tn":"STAFFORD","uid":"94052","cn":"Ainsworth Business Consultancy","ad1":"23 The Village","ad2":"Walton on the Hill","ad3":false,"cty":"Staffordshire","pc":"ST17 0LQ","url":false,"dl":"MAAT","filters":{"ad":"811000001","em":"1","wtl":"0","mtl":"1","web":"0"},"mips":["Company Secretarial Services","Value Added Tax","Management Accounting","Independent Examination","Limited Assurance Engagement","Business Income Tax","Personal Income Tax","Payroll","Financial Accounting \u0026 Accounts Preparation for statutory purposes","Budgeting and Forecasting","Corporation Tax","Capital Gains Tax","Inheritance Tax","Bookkeeping","Computerised Accountancy Systems","Financial Accounting \u0026 Accounts Preparation for sole traders and partnerships"]},{"nm":"John Ainsworth","ph":"1292738381","tn":"PRESTWICK","uid":"316371","cn":"W Wilson Millar Ltd","ad1":"32 Moorfield Road","ad2":"","ad3":"","cty":"Ayrshire","pc":"KA9 2HW","url":"","dl":"FMAAT","filters":{"ad":"811000000","em":"1","wtl":"0","mtl":"0","web":"1"},"mips":["Independent Examination","Payroll","Bookkeeping","Budgeting and Forecasting","Company Secretarial Services","Personal Income Tax","Management Accounting","Corporation Tax","Financial Accounting \u0026 Accounts Preparation for statutory purposes","Business Income Tax","Financial Accounting \u0026 Accounts Preparation for sole traders and partnerships","Capital Gains Tax","Value Added Tax"]},{"nm":"Louise Air","ph":"07946265771","tn":"Mansfield","uid":"368991","cn":"Topaz Accountants","ad1":"41 the rodery","ad2":"","ad3":"","cty":"Nottinghamshire","pc":"NG18 4UH","url":"","dl":"MAAT","filters":{"ad":"811000000","em":"1","wtl":"1","mtl":"1","web":"1"},"mips":["Budgeting and Forecasting","Financial Accounting \u0026 Accounts Preparation for statutory purposes","Bookkeeping","Personal Income Tax","Financial Accounting \u0026 Accounts Preparation for sole traders and partnerships","Management Accounting","Capital Gains Tax","Payroll","Computerised Accountancy Systems","Corporation Tax","Business Income Tax","Value Added Tax"]},{"nm":"Oluwasegun Ajana","ph":false,"tn":"Luton","uid":"2153829","cn":"Crown Consult","ad1":"33 Carteret Road","ad2":false,"ad3":false,"cty":false,"pc":"LU2 9JY","url":false,"dl":"MAAT","filters":{"ad":"811000001","em":"1","wtl":"0","mtl":"0","web":"1"},"mips":["Financial Accounting \u0026 Accounts Preparation for statutory purposes","Company Secretarial Services","Bookkeeping","Business Income Tax","Personal Income Tax","Budgeting and Forecasting","Payroll","Financial Accounting \u0026 Accounts Preparation for sole traders and partnerships","Value Added Tax","Computerised Accountancy Systems","Management Accounting","Corporation Tax"]},{"nm":"Dimitrios Alafouzos","ph":"","tn":"Peterborough","uid":"2162367","cn":"Sword and Trowel Limited","ad1":"4 East St</text:p>
      <text:p text:style-name="P1"><text:s/>Crowland","ad2":"","ad3":"","cty":"","pc":"PE60EN","url":"","dl":"MAAT","filters":{"ad":"811000000","em":"1","wtl":"1","mtl":"1","web":"1"},"mips":["Bookkeeping","Computerised Accountancy Systems"]},{"nm":"Md Shafiul Alam","ph":"","tn":"London","uid":"2193499","cn":"FTA \u0026 Associates UK Limited","ad1":"Unit 304, Third Floor","ad2":"10 Cleveland Way","ad3":"","cty":"","pc":"E1 4UF","url":"","dl":"MAAT","filters":{"ad":"811000001","em":"1","wtl":"0","mtl":"1","web":"1"},"mips":["Bookkeeping","Company Secretarial Services","Payroll","Internal Audit","Corporation Tax","Capital Gains Tax","Value Added Tax","Personal Income Tax","Computerised Accountancy Systems","Budgeting and Forecasting","Management Accounting","Inheritance Tax","Financial Accounting \u0026 Accounts <text:soft-page-break/>Preparation for sole traders and partnerships","Financial Accounting \u0026 Accounts Preparation for statutory purposes"]},{"nm":"Melanie Alders","ph":"01422613330","tn":"Halifax","uid":"192322","cn":"Melanie Alders","ad1":"38 Whitehill Crescent","ad2":"Illingworth","ad3":"","cty":"West Yorkshire","pc":"HX2 9EZ","url":"","dl":"MAAT","filters":{"ad":"811000001","em":"1","wtl":"1","mtl":"0","web":"0"},"mips":["Financial Accounting \u0026 Accounts Preparation for sole traders and partnerships","Personal Income Tax","Bookkeeping","Business Income Tax","Inheritance Tax","Budgeting and Forecasting","Computerised Accountancy Systems","Capital Gains Tax","Financial Accounting \u0026 Accounts Preparation for statutory purposes","Payroll","Corporation Tax","Value Added Tax","Management Accounting","Company Secretarial Services"]},{"nm":"Simon Alderson","ph":"01913710427","tn":"Sacriston","uid":"303037","cn":"S Alderson Accountancy Services","ad1":"The Old Manse","ad2":"27 Findon Hill","ad3":"","cty":"County Durham","pc":"DH7 6LS","url":"","dl":"FMAAT","filters":{"ad":"811000000","em":"1","wtl":"0","mtl":"0","web":"0"},"mips":["Personal Income Tax","Business Income Tax","Corporation Tax","Bookkeeping","Value Added Tax","Financial Accounting \u0026 Accounts Preparation for statutory purposes","Computerised Accountancy Systems","Financial Accounting \u0026 Accounts Preparation for sole traders and partnerships","Management Accounting","Company Secretarial Services","Payroll"]},{"nm":"Sally Aldir","ph":"01929556982","tn":"Wareham","uid":"59509","cn":"Books 2 Balance Bookkeeping \u0026 Accountancy","ad1":"Galicia","ad2":"Arne Road","ad3":"Ridge","cty":"Dorset","pc":"BH20 5BH","url":"","dl":"MAAT","filters":{"ad":"811000000","em":"1","wtl":"0","mtl":"0","web":"0"},"mips":["Value Added Tax","Payroll","Bookkeeping","Financial Accounting \u0026 Accounts Preparation for sole traders and partnerships","Financial Accounting \u0026 Accounts Preparation for statutory purposes"]},{"nm":"Tracey Aldous","ph":"01508571432","tn":"Norwich","uid":"65645","cn":"Aldous \u0026 Saunders Accountants \u0026 Business Advisors","ad1":"The Attic 45a Birchfield Lane","ad2":"Mulbarton","ad3":"","cty":"Norfolk","pc":"NR14 8AA","url":"","dl":"FMAAT","filters":{"ad":"811000000","em":"0","wtl":"1","mtl":"0","web":"1"},"mips":["Computerised Accountancy Systems","Value Added Tax","Financial Accounting \u0026 Accounts Preparation for sole traders and partnerships","Payroll","Corporation Tax","Personal Income Tax","Business Income Tax","Budgeting and Forecasting","Bookkeeping","Financial Accounting \u0026 Accounts Preparation for statutory purposes","Management Accounting"]},{"nm":"Matthew Aldous","ph":"07752817075","tn":"Diss","uid":"174763","cn":"The Laurel Partnership LLP","ad1":"DBH16","ad2":"Hopper Way","ad3":"","cty":"Suffolk","pc":"IP22 4GT","url":"","dl":"MAAT","filters":{"ad":"811000000","em":"1","wtl":"1","mtl":"0","web":"1"},"mips":["Bookkeeping","Budgeting and Forecasting","Payroll","Corporation Tax","Capital Gains Tax","Financial Accounting \u0026 Accounts Preparation for statutory purposes","Computerised Accountancy Systems","Inheritance Tax","Business Income Tax","Independent Examination","Company Secretarial Services","Personal Income Tax","Management Accounting","Financial Accounting \u0026 Accounts Preparation for sole traders and partnerships","Value Added Tax"]},{"nm":"Susan Aldrich","ph":"07967981063","tn":"Crowborough","uid":"284762","cn":"Susan Aldrich","ad1":"2 Highlands Court","ad2":"Beacon Gardens","ad3":"","cty":"East Sussex","pc":"TN6 1BW","url":"","dl":"FMAAT","filters":{"ad":"811000001","em":"0","wtl":"0","mtl":"0","web":"0"},"mips":["Value Added Tax","Management Accounting","Financial Accounting \u0026 Accounts Preparation for statutory purposes","Personal Income Tax","Financial Accounting \u0026 Accounts Preparation for sole traders and partnerships","Bookkeeping","Business Income Tax","Corporation Tax"]},{"nm":"Verity Aldridge","ph":"7496195359","tn":"Cullompton","uid":"104114","cn":"-","ad1":"42 Highland Park","ad2":"Uffculme","ad3":"","cty":"Devon","pc":"EX15 <text:soft-page-break/>3DX","url":"","dl":"MAAT","filters":{"ad":"811000001","em":"1","wtl":"1","mtl":"1","web":"0"},"mips":["Value Added Tax","Personal Income Tax","Business Income Tax","Financial Accounting \u0026 Accounts Preparation for statutory purposes","Computerised Accountancy Systems","Bookkeeping","Company Secretarial Services","Corporation Tax","Budgeting and Forecasting","Management Accounting","Financial Accounting \u0026 Accounts Preparation for sole traders and partnerships","Payroll"]},{"nm":"Mohammed Ibrahim Alemi","ph":"02088006600","tn":"London","uid":"94569","cn":"Sun Accountancy Services","ad1":"247-249 HIGH ROAD","ad2":"SEVEN SISTERS","ad3":"","cty":"","pc":"N15 5BT","url":"","dl":"FMAAT","filters":{"ad":"811000000","em":"1","wtl":"1","mtl":"1","web":"1"},"mips":["Personal Income Tax","Value Added Tax","Payroll","Capital Gains Tax","Management Accounting","Business Income Tax","Corporation Tax","Financial Accounting \u0026 Accounts Preparation for sole traders and partnerships","Financial Accounting \u0026 Accounts Preparation for statutory purposes","Bookkeeping","Budgeting and Forecasting"]},{"nm":"Carole Alexander","ph":"01608641589","tn":"Chipping Norton","uid":"289255","cn":"Carole Alexander \u0026 Associates Ltd","ad1":" Unit 7 Astley House","ad2":"Cromwell Business Park","ad3":"","cty":"Oxfordshire","pc":"OX7 5SR","url":"","dl":"FMAAT AATQB","filters":{"ad":"811000000","em":"1","wtl":"0","mtl":"0","web":"1"},"mips":["Payroll","Management Accounting","Budgeting and Forecasting","Financial Accounting \u0026 Accounts Preparation for sole traders and partnerships","Corporation Tax","Value Added Tax","Bookkeeping","Financial Accounting \u0026 Accounts Preparation for statutory purposes"]},{"nm":"Garry Alexander","ph":"01884252559","tn":"Tiverton","uid":"310535","cn":"Wheelers Accountants","ad1":"The John Greenway Building","ad2":"John Greenway Close","ad3":"Gold Street","cty":"Devon","pc":"EX16 6QF","url":"","dl":"FMAAT","filters":{"ad":"811000000","em":"1","wtl":"0","mtl":"0","web":"1"},"mips":["Budgeting and Forecasting","Company Secretarial Services","Business Income Tax","Financial Accounting \u0026 Accounts Preparation for sole traders and partnerships","Independent Examination","Value Added Tax","Financial Accounting \u0026 Accounts Preparation for statutory purposes","Computerised Accountancy Systems","Management Accounting","Capital Gains Tax","Bookkeeping","Personal Income Tax","Inheritance Tax","Corporation Tax","Payroll"]},{"nm":"Judi Alexander-Castille Curuia","ph":"07852728279","tn":"Rochester","uid":"284240","cn":"Sp Consultancy LLP","ad1":"29 Howlsmere Close","ad2":"Halling","ad3":"","cty":"Kent","pc":"ME2 1NF","url":"","dl":"FMAAT","filters":{"ad":"811000000","em":"1","wtl":"1","mtl":"1","web":"1"},"mips":{"0":"Bookkeeping","1":"Budgeting and Forecasting","8":"Business Income Tax","9":"Financial Accounting \u0026 Accounts Preparation for statutory purposes","10":"Company Secretarial Services","11":"Financial Accounting \u0026 Accounts Preparation for sole traders and partnerships"}},{"nm":"Francisco Alexandre","ph":false,"tn":"Gateshead","uid":"98305","cn":"New Work Accounting Ltd","ad1":"115 Saint Cuthberts Court","ad2":false,"ad3":false,"cty":false,"pc":"NE8 2LP","url":false,"dl":"MAAT","filters":{"ad":"811000001","em":"1","wtl":"1","mtl":"0","web":"1"},"mips":["Bookkeeping"]},{"nm":"Carmina Alexandru","ph":"07824386529","tn":"London","uid":"233011","cn":"Carmina Alexandru","ad1":"306-308 West Hendon Broadway","ad2":"Flat 4","ad3":"","cty":"","pc":"NW9 6AE","url":"","dl":"MAAT","filters":{"ad":"811000001","em":"0","wtl":"0","mtl":"0","web":"0"},"mips":["Corporation Tax","Business Income Tax","Financial Accounting \u0026 Accounts Preparation for statutory purposes","Personal Income Tax","Financial Accounting \u0026 Accounts Preparation for sole traders and partnerships","Payroll"]},{"nm":"Fahad Alfaqih","ph":"07710268185","tn":"London","uid":"54627","cn":"Fahad Aifaqih","ad1":"30 Tangmere","ad2":"Willan Road","ad3":"","cty":"","pc":"N17 6NB","url":"","dl":"MAAT","filters":{"ad":"811000001","em":"0","wtl":"0","mtl":"0","web":"0"},"mips":["Payroll","Personal Income <text:soft-page-break/>Tax","Corporation Tax","Business Income Tax","Budgeting and Forecasting","Management Accounting","Value Added Tax","Bookkeeping","Financial Accounting \u0026 Accounts Preparation for sole traders and partnerships","Capital Gains Tax","Financial Accounting \u0026 Accounts Preparation for statutory purposes"]},{"nm":"Mohammed Ali","ph":"07900334010","tn":"Tipton","uid":"173397","cn":"A A Accountancy","ad1":"2 Bush Road","ad2":"","ad3":"","cty":"West Midlands","pc":"DY4 8LB","url":"","dl":"MAAT","filters":{"ad":"811000000","em":"0","wtl":"1","mtl":"0","web":"0"},"mips":["Bookkeeping","Capital Gains Tax","Financial Accounting \u0026 Accounts Preparation for statutory purposes","Value Added Tax","Budgeting and Forecasting","Financial Accounting \u0026 Accounts Preparation for sole traders and partnerships","Personal Income Tax","Management</text:p>
      <text:p text:style-name="P1"><text:s/>Accounting","Business Income Tax","Company Secretarial Services","Corporation Tax","Payroll","Inheritance Tax"]},{"nm":"Ahmed Ali","ph":"7506557162","tn":"Harrow","uid":"179521","cn":"Mintel Accountants Ltd","ad1":"8 ","ad2":"High Street","ad3":"Wealdstone","cty":"Middlesex","pc":"HA3 7AA","url":"www.mintelaccountants.co.uk","dl":"MAAT","filters":{"ad":"811000000","em":"1","wtl":"1","mtl":"1","web":"1"},"mips":["Bookkeeping","Financial Accounting \u0026 Accounts Preparation for statutory purposes","Business Income Tax","Financial Accounting \u0026 Accounts Preparation for sole traders and partnerships","Management Accounting"]},{"nm":"MD Yousuf Ali","ph":"02077901826","tn":"London","uid":"249204","cn":"Elite Accountancy (UK) Ltd","ad1":"102 Mile End Road","ad2":"","ad3":"","cty":"","pc":"E1 4UN","url":"http:\/\/www.elite-accountancy.com","dl":"MAAT","filters":{"ad":"811000000","em":"1","wtl":"1","mtl":"1","web":"1"},"mips":["Management Accounting","Financial Accounting \u0026 Accounts Preparation for statutory purposes","Bookkeeping","Budgeting and Forecasting","Financial Accounting \u0026 Accounts Preparation for sole traders and partnerships","Personal Income Tax","Corporation Tax","Value Added Tax","Business Income Tax","Payroll","Internal Audit","Capital Gains Tax","Inheritance Tax"]},{"nm":"Zafar Ali","ph":"","tn":"LONDON","uid":"254228","cn":"Platinum Accountants Ltd","ad1":"Unimax House","ad2":"Platinum Suite","ad3":"Abbey Road","cty":"","pc":"NW10 7TR","url":"www.platinum-accountants.co.uk","dl":"MAAT","filters":{"ad":"811000000","em":"1","wtl":"1","mtl":"1","web":"1"},"mips":["Internal Audit","Computerised Accountancy Systems","Corporation Tax","Capital Gains Tax","Bookkeeping","Financial Accounting \u0026 Accounts Preparation for sole traders and partnerships","Management Accounting","Value Added Tax","Payroll","Independent Examination","Forensic Accounting","Personal Income Tax","Financial Accounting \u0026 Accounts Preparation for statutory purposes","Company Secretarial Services","Business Income Tax","Budgeting and Forecasting","Inheritance Tax"]},{"nm":"Rafaqat Ali","ph":"01282789981","tn":"NELSON","uid":"286649","cn":"Raas Accountants Ltd","ad1":"46 Belgrave Street","ad2":"","ad3":"","cty":"Lancashire","pc":"BB9 9HS","url":"","dl":"MAAT","filters":{"ad":"811000000","em":"1","wtl":"1","mtl":"1","web":"1"},"mips":["Business Income Tax","Financial Accounting \u0026 Accounts Preparation for statutory purposes","Value Added Tax","Computerised Accountancy Systems","Corporation Tax","Bookkeeping","Payroll","Personal Income Tax","Financial Accounting \u0026 Accounts Preparation for sole traders and partnerships"]},{"nm":"Mohammed Ali","ph":"01384423225","tn":"Stourbridge","uid":"291781","cn":"Star Accountancy Services UK Ltd","ad1":"26 Hill Street","ad2":"Lye","ad3":"","cty":"West Midlands","pc":"DY9 8TL","url":"","dl":"MAAT","filters":{"ad":"811000000","em":"1","wtl":"1","mtl":"0","web":"0"},"mips":["Value Added Tax","Financial Accounting \u0026 Accounts Preparation for statutory purposes","Independent Examination","Business Income Tax","Personal Income Tax","Financial Accounting \u0026 Accounts Preparation for sole traders and partnerships","Bookkeeping","Corporation Tax","Capital <text:soft-page-break/>Gains Tax","Payroll"]},{"nm":"Mohammed Ali","ph":"01384423225","tn":"Stourbridge","uid":"313683","cn":"Star Accountancy Services Ltd","ad1":"26 Hill Street","ad2":"Lye","ad3":false,"cty":"West Midlands","pc":"DY9 8TL","url":false,"dl":"MAAT","filters":{"ad":"811000000","em":"1","wtl":"1","mtl":"0","web":"0"},"mips":["Management Accounting","Bookkeeping","Value Added Tax","Independent Examination","Financial Accounting \u0026 Accounts Preparation for statutory purposes","Financial Accounting \u0026 Accounts Preparation for sole traders and partnerships","Corporation Tax","Computerised Accountancy Systems","Capital Gains Tax","Payroll","Business Income Tax","Budgeting and Forecasting","Personal Income Tax"]},{"nm":"Chowdhury Mohammad Haider Ali","ph":"7737722175","tn":"London","uid":"1342606","cn":"CA Accounting \u0026 Business Solutions","ad1":"134 Sirdar Road","ad2":"","ad3":"","cty":"","pc":"N22 6RD","url":"","dl":"MAAT","filters":{"ad":"811000000","em":"1","wtl":"1","mtl":"1","web":"1"},"mips":{"0":"Company Secretarial Services","1":"Computerised Accountancy Systems","5":"Budgeting and Forecasting","7":"Financial Accounting \u0026 Accounts Preparation for statutory purposes","8":"Independent Examination"}},{"nm":"Zain Ali","ph":"","tn":"LONDON","uid":"1436561","cn":"ZAJ Associates Limited","ad1":"41-A Mill Lane","ad2":"West Hampstead","ad3":"","cty":"","pc":"NW6 1NB","url":"www.zajassociates.com","dl":"MAAT","filters":{"ad":"811000000","em":"1","wtl":"1","mtl":"1","web":"1"},"mips":["Forensic Accounting","Limited Assurance Engagement","Computerised Accountancy Systems","Business Income Tax","Personal Income Tax","Inheritance Tax","Financial Accounting \u0026 Accounts Preparation for statutory purposes","Management Accounting","Financial Accounting \u0026 Accounts Preparation for sole traders and partnerships","Company Secretarial Services","Value Added Tax","Budgeting and Forecasting","Payroll","Bookkeeping","Capital Gains Tax","Corporation Tax"]},{"nm":"Ali Ali","ph":"07956686282","tn":"London","uid":"1595246","cn":"AMA Accounting Limited","ad1":"43","ad2":"Tolcarne Drive","ad3":"","cty":"","pc":"HA5 2DH","url":"www.ama-accounting.co.uk","dl":"MAAT","filters":{"ad":"811000001","em":"0","wtl":"1","mtl":"1","web":"0"},"mips":["Value Added Tax","Business Income Tax","Limited Assurance Engagement","Corporation Tax","Financial Accounting \u0026 Accounts Preparation for statutory purposes","Management Accounting","Capital Gains Tax","Financial Accounting \u0026 Accounts Preparation for sole traders and partnerships","Personal Income Tax","Independent Examination","Computerised Accountancy Systems","Bookkeeping","Company Secretarial Services","Internal Audit","Payroll","Inheritance Tax","Budgeting and Forecasting"]},{"nm":"Zubair Ali","ph":"","tn":"","uid":"2154967","cn":"QAZ + Sons Accountants Limited","ad1":"1-3 Jewel Road","ad2":"","ad3":"","cty":"","pc":"E17 4QX","url":"","dl":"MAAT","filters":{"ad":"811000000","em":"1","wtl":"1","mtl":"0","web":"0"},"mips":["Business Income Tax","Personal Income Tax","Computerised Accountancy Systems","Bookkeeping","Payroll","Capital Gains Tax","Value Added Tax","Corporation Tax","Management Accounting","Financial Accounting \u0026 Accounts Preparation for sole traders and partnerships","Financial Accounting \u0026 Accounts Preparation for statutory purposes"]},{"nm":"Sayeeda Alidina","ph":"01895540318","tn":"Ruislip","uid":"307278","cn":"Alidina \u0026 Company Ltdt\/a S Alidina","ad1":"92a Broadwood Avenue","ad2":"","ad3":"","cty":"Middlesex","pc":"HA4 7XT","url":"","dl":"MAAT","filters":{"ad":"811000000","em":"1","wtl":"0","mtl":"0","web":"1"},"mips":["Personal Income Tax","Payroll","Value Added Tax","Financial Accounting \u0026 Accounts Preparation for statutory purposes","Capital Gains Tax","Bookkeeping","Inheritance Tax","Corporation Tax","Business Income Tax","Financial Accounting \u0026 Accounts Preparation for sole traders and <text:soft-page-break/>partnerships"]},{"nm":"Sikiru Aliu","ph":"2086928989","tn":"London","uid":"310851","cn":"Libra Associates Uk Ltd","ad1":"20-22 Brockley Cross","ad2":"","ad3":"","cty":"","pc":"SE4 2AA","url":"","dl":"FMAAT","filters":{"ad":"811000000","em":"1","wtl":"0","mtl":"0","web":"0"},"mips":["Bookkeeping","Computerised Accountancy Systems","Capital Gains Tax","Business Income Tax","Corporation Tax","Financial Accounting \u0026 Accounts Preparation for sole traders and partnerships","Personal Income Tax","Financial Accounting \u0026 Accounts Preparation for statutory purposes","Payroll","Management Accounting","Budgeting and Forecasting","Value Added Tax"]},{"nm":"Russell Alker","ph":"","tn":"Preston","uid":"243927","cn":"Alker Accounting","ad1":"3 Greystock Avenue","ad2":"Fulwood","ad3":"","cty":"Lancashire","pc":"PR2 9QL","url":"https:\/\/alkeraccounting.co.uk","dl":"MAAT","filters":{"ad":"811000001","em":"1","wtl":"0","mtl":"1","web":"0"},"mips":["Business Income Tax","Value Added Tax","Financial Accounting \u0026 Accounts Preparation for sole traders and partnerships","Financial Accounting \u0026 Accounts Preparation for statutory purposes","Bookkeeping","Management Accounting","Payroll","Computerised Accountancy Systems","Corporation Tax","Budgeting and Forecasting","Personal Income Tax"]},{"nm":"Sara Jane Allan","ph":"01730233555","tn":"Petersfield","uid":"311870","cn":"Chameleon Accounting Solutions","ad1":"Room 14","ad2":"35 Lavant Street","ad3":"","cty":"Hampshire","pc":"GU32 3EL","url":"","dl":"MAAT","filters":{"ad":"811000000","em":"0","wtl":"0","mtl":"0","web":"0"},"mips":["Financial Accounting \u0026 Accounts Preparation for statutory purposes","Management Accounting","Payroll","Business Income Tax","Budgeting and Forecasting","Corporation Tax","Computerised Accountancy Systems","Value Added Tax","Company Secretarial Services","Bookkeeping","Financial Accounting \u0026 Accounts Preparation for sole traders and partnerships","Personal Income Tax"]},{"nm":"Melanie Jane Elliott Allday","ph":"01803867655","tn":"Totnes","uid":"290224","cn":"Map Accountants","ad1":"2 Bridge Farm Offices","ad2":"Harberton","ad3":"","cty":"Devon","pc":"TQ9 7PP","url":"","dl":"MAAT","filters":{"ad":"811000001","em":"1","wtl":"1","mtl":"0","web":"0"},"mips":["Financial Accounting \u0026 Accounts Preparation for sole traders and partnerships","Personal Income Tax","Bookkeeping","Value Added Tax","Computerised Accountancy Systems","Corporation Tax","Management Accounting","Business Income Tax","Financial Accounting \u0026 Accounts Preparation for statutory purposes","Company Secretarial Services","Payroll","Capital Gains Tax"]},{"nm":"Frank Allen","ph":"01789730405","tn":"Stratford-Upon-Avon","uid":"58078","cn":"Allen</text:p>
      <text:p text:style-name="P1"><text:s/>Accountancy Services","ad1":"7 Greenswood","ad2":"Bearley","ad3":"","cty":"Warwickshire","pc":"CV37 0SU","url":"","dl":"MAAT","filters":{"ad":"811000000","em":"1","wtl":"0","mtl":"0","web":"0"},"mips":["Financial Accounting \u0026 Accounts Preparation for statutory purposes","Bookkeeping","Financial Accounting \u0026 Accounts Preparation for sole traders and partnerships","Budgeting and Forecasting","Management Accounting"]},{"nm":"Danielle Allen","ph":"1253728296","tn":"Lytham St Annes","uid":"75279","cn":"Fylde Coast Accountancy Ltd","ad1":"42 St Andrews Road South","ad2":"","ad3":"","cty":"Lancashire","pc":"FY8 1PS","url":"www.fyldecoastaccountancy.co.uk","dl":"MAAT","filters":{"ad":"811000000","em":"1","wtl":"1","mtl":"1","web":"1"},"mips":["Personal Income Tax","Financial Accounting \u0026 Accounts Preparation for statutory purposes","Business Income Tax","Budgeting and Forecasting","Internal Audit","Payroll","Company Secretarial Services","Limited Assurance Engagement","Bookkeeping","Capital Gains Tax","Management Accounting","Corporation Tax","Value Added Tax","Inheritance Tax","Computerised Accountancy Systems","Financial Accounting \u0026 Accounts Preparation for sole traders and partnerships"]},{"nm":"Liam Allen","ph":"01144425195","tn":"Sheffield","uid":"97712","cn":"LA Consultancy <text:soft-page-break/>Services","ad1":"62 Longstone Crescent","ad2":"","ad3":"","cty":"South Yorkshire","pc":"S12 4WP","url":"www.laconsultancyservices.com","dl":"MAAT","filters":{"ad":"811000000","em":"1","wtl":"1","mtl":"1","web":"1"},"mips":["Business Income Tax","Computerised Accountancy Systems","Bookkeeping","Financial Accounting \u0026 Accounts Preparation for sole traders and partnerships","Financial Accounting \u0026 Accounts Preparation for statutory purposes","Payroll","Capital Gains Tax","Corporation Tax","Value Added Tax","Personal Income Tax","Company Secretarial Services"]},{"nm":"Katie Allen","ph":"07798677096","tn":"Tadley","uid":"173008","cn":"Kate Allen","ad1":"10","ad2":"Churchill Close","ad3":"","cty":"Hampshire","pc":"RG26 3NH","url":"www.simpleyseven.co.uk","dl":"MAAT","filters":{"ad":"811000001","em":"1","wtl":"1","mtl":"0","web":"1"},"mips":["Bookkeeping","Financial Accounting \u0026 Accounts Preparation for sole traders and partnerships","Value Added Tax","Management Accounting","Personal Income Tax","Financial Accounting \u0026 Accounts Preparation for statutory purposes"]},{"nm":"Lisa Allen","ph":false,"tn":"EASTLEIGH","uid":"247688","cn":"LA Acocuntancy Services Limited","ad1":"112 Stoke Heights","ad2":"Fair Oak","ad3":false,"cty":"Hampshire","pc":"SO50 8AJ","url":false,"dl":"MAAT","filters":{"ad":"811000001","em":"1","wtl":"1","mtl":"1","web":"0"},"mips":["Budgeting and Forecasting","Management Accounting","Value Added Tax","Financial Accounting \u0026 Accounts Preparation for statutory purposes","Financial Accounting \u0026 Accounts Preparation for sole traders and partnerships","Computerised Accountancy Systems","Personal Income Tax","Payroll","Bookkeeping"]},{"nm":"Sarah Allen","ph":"07540437358","tn":"Warrington","uid":"247773","cn":"Rosie Jayne Limited","ad1":"43 Gilderdale Close","ad2":"Birchwood","ad3":"","cty":"Cheshire","pc":"WA3 6TH","url":"","dl":"MAAT","filters":{"ad":"811000000","em":"0","wtl":"0","mtl":"0","web":"0"},"mips":["Personal Income Tax","Management Accounting","Financial Accounting \u0026 Accounts Preparation for sole traders and partnerships","Value Added Tax","Payroll","Bookkeeping","Corporation Tax","Financial Accounting \u0026 Accounts Preparation for statutory purposes"]},{"nm":"Mark Allen","ph":"07956898267","tn":"London","uid":"271307","cn":"Sloane \u0026 Co LLP","ad1":"36-38 Westbourne Grove","ad2":"Newton Road","ad3":false,"cty":false,"pc":"WZ 55H","url":false,"dl":"MAAT","filters":{"ad":"811000000","em":"0","wtl":"0","mtl":"0","web":"1"},"mips":["Payroll","Bookkeeping","Financial Accounting \u0026 Accounts Preparation for sole traders and partnerships","Business Income Tax","Computerised Accountancy Systems","Company Secretarial Services","Budgeting and Forecasting","Corporation Tax","Capital Gains Tax","Management Accounting","Financial Accounting \u0026 Accounts Preparation for statutory purposes","Value Added Tax","Personal Income Tax"]},{"nm":"Peter Allen","ph":"03330124011","tn":"Hertford","uid":"300323","cn":"City Solution (UK) LTD","ad1":"18 Currie Street","ad2":"","ad3":"","cty":"","pc":"SG13 7DA","url":"http:\/\/www.citysolutions.co.uk\/","dl":"MAAT","filters":{"ad":"811000001","em":"1","wtl":"1","mtl":"0","web":"1"},"mips":["Computerised Accountancy Systems","Management Accounting","Payroll","Bookkeeping","Company Secretarial Services","Budgeting and Forecasting","Value Added Tax"]},{"nm":"Jane <text:s/>Allen","ph":"01522730321","tn":"LINCOLN","uid":"1892201","cn":"Jane Allen Bookkeeping","ad1":"5 Church Hill","ad2":"Ingham","ad3":false,"cty":false,"pc":"LN1 2YE","url":false,"dl":"AATQB","filters":{"ad":"811000001","em":"1","wtl":"0","mtl":"1","web":"0"},"mips":["Value Added Tax","Financial Accounting \u0026 Accounts Preparation for sole traders and partnerships","Bookkeeping"]},{"nm":"Brian Allen-Palmer","ph":"07971640931","tn":"Salisbury","uid":"312704","cn":"Stour Solutions","ad1":"Hope Cottage","ad2":"Tollard Royal","ad3":"","cty":"Wiltshire","pc":"SP5 5PW","url":"","dl":"FMAAT","filters":<text:soft-page-break/>{"ad":"811000000","em":"1","wtl":"1","mtl":"1","web":"1"},"mips":["Inheritance Tax","Business Income Tax","Management Accounting","Computerised Accountancy Systems","Payroll","Personal Income Tax","Independent Examination","Financial Accounting \u0026 Accounts Preparation for statutory purposes","Corporation Tax","Capital Gains Tax","Value Added Tax"]},{"nm":"Zoe Alleway","ph":"01295711893","tn":"Banbury","uid":"277580","cn":"Blenheim Bookkeeping Accountancy Service","ad1":"11 Centenary Road","ad2":"Middleton Cheney","ad3":"","cty":"Oxfordshire","pc":"OX17 2SJ","url":"","dl":"MAAT","filters":{"ad":"811000000","em":"1","wtl":"1","mtl":"1","web":"1"},"mips":["Financial Accounting \u0026 Accounts Preparation for sole traders and partnerships","Corporation Tax","Bookkeeping","Financial Accounting \u0026 Accounts Preparation for statutory purposes","Management Accounting","Value Added Tax","Budgeting and Forecasting","Payroll","Business Income Tax","Personal Income Tax"]},{"nm":"Evelyn Alozie","ph":"","tn":"Nunhead","uid":"162735","cn":"ELLANNI","ad1":"2 New James Court","ad2":"","ad3":"","cty":"","pc":"SE15 3TT","url":"","dl":false,"filters":{"ad":"811000001","em":"1","wtl":"0","mtl":"0","web":"1"},"mips":["Financial Accounting \u0026 Accounts Preparation for sole traders and partnerships","Bookkeeping","Value Added Tax","Computerised Accountancy Systems"]},{"nm":"Sibel Alp","ph":false,"tn":"London","uid":"235143","cn":"Fasi Accountants Ltd","ad1":"Flat 4, Netherwood, High Road","ad2":"East Finchley","ad3":false,"cty":false,"pc":"N2 8HH","url":false,"dl":"MAAT","filters":{"ad":"811000001","em":"0","wtl":"0","mtl":"0","web":"0"},"mips":["Financial Accounting \u0026 Accounts Preparation for statutory purposes","Inheritance Tax","Bookkeeping","Financial Accounting \u0026 Accounts Preparation for sole traders and partnerships","Budgeting and Forecasting","Computerised Accountancy Systems","Company Secretarial Services","Corporation Tax","Business Income Tax","Value Added Tax","Personal Income Tax","Management Accounting","Payroll","Capital Gains Tax"]},{"nm":"Michael Alsop","ph":"07907950637","tn":"Warrington","uid":"300690","cn":"Mike Alsop Accountancy Services","ad1":"123 Barbondale Close","ad2":"Whittle Hall","ad3":"Great Sankey","cty":"Cheshire","pc":"WA5 3GY","url":"","dl":"MAAT","filters":{"ad":"811000000","em":"1","wtl":"1","mtl":"0","web":"1"},"mips":["Corporation Tax","Financial Accounting \u0026 Accounts Preparation for sole traders and partnerships","Inheritance Tax","Value Added Tax","Capital Gains Tax","Financial Accounting \u0026 Accounts Preparation for statutory purposes","Bookkeeping","Personal Income Tax","Management Accounting","Payroll","Budgeting and Forecasting","Business Income Tax"]},{"nm":"Fuat Altun","ph":"02085208005","tn":"London","uid":"67806","cn":"UK Accountant Ltd","ad1":"16 Station Road","ad2":"","ad3":"Walthamstow","cty":"","pc":"E17 8AA","url":"","dl":"MAAT","filters":{"ad":"811000000","em":"1","wtl":"1","mtl":"0","web":"0"},"mips":["Personal Income Tax","Company Secretarial Services","Business Income Tax","Financial Accounting \u0026 Accounts Preparation for statutory purposes","Capital Gains Tax","Payroll","Bookkeeping","Value Added Tax","Inheritance Tax","Corporation Tax","Management Accounting","Budgeting and Forecasting","Financial Accounting \u0026 Accounts Preparation for sole traders and partnerships"]},{"nm":"Mehmet Altun","ph":"02084326099","tn":"London","uid":"283270","cn":"Altun \u0026 Co","ad1":"285 Fore Street","ad2":"","ad3":"","cty":"","pc":"N9 0PD","url":"","dl":"MAAT","filters":{"ad":"811000000","em":"1","wtl":"1","mtl":"0","web":"0"},"mips":["Corporation Tax","Personal Income Tax","Payroll","Capital Gains Tax","Value Added Tax","Financial Accounting \u0026 Accounts Preparation for sole traders and partnerships","Financial Accounting \u0026 Accounts Preparation for statutory purposes","Business Income Tax","Budgeting and Forecasting","Bookkeeping"]},{"nm":"Ali Gul Altun","ph":"","tn":"London","uid":"707026","cn":"UK Accountant Ltd","ad1":"16 Station Road","ad2":"","ad3":"","cty":"","pc":"E17 <text:soft-page-break/>8AA","url":"www.ukaccountant.org","dl":false,"filters":{"ad":"811000000","em":"0","wtl":"1","mtl":"0","web":"1"},"mips":["Company Secretarial Services","Personal Income Tax","Business Income Tax","Corporation Tax","Budgeting and Forecasting","Management Accounting","Capital Gains Tax","Payroll","Computerised Accountancy Systems","Value Added Tax"]},{"nm":"Bright Amedodah","ph":"2073287078","tn":"London","uid":"315012","cn":"Bright \u0026 Co","ad1":"29C Willesden</text:p>
      <text:p text:style-name="P1"><text:s/>Lane","ad2":"Kilburn","ad3":"","cty":"","pc":"NW6 7RD","url":"","dl":"FMAAT","filters":{"ad":"811000000","em":"1","wtl":"1","mtl":"0","web":"0"},"mips":["Budgeting and Forecasting","Financial Accounting \u0026 Accounts Preparation for sole traders and partnerships","Corporation Tax","Business Income Tax","Management Accounting","Financial Accounting \u0026 Accounts Preparation for statutory purposes","Bookkeeping","Value Added Tax","Company Secretarial Services","Inheritance Tax","Payroll","Capital Gains Tax","Personal Income Tax","Computerised Accountancy Systems"]},{"nm":"David Ames","ph":"07704818717","tn":"Manchester","uid":"309099","cn":"OD2Accounting Ltd","ad1":"Crossford Court","ad2":"Sale","ad3":false,"cty":"Lancashire","pc":"M33 7BZ","url":false,"dl":"FMAAT","filters":{"ad":"811000000","em":"1","wtl":"1","mtl":"0","web":"0"},"mips":{"0":"Financial Accounting \u0026 Accounts Preparation for sole traders and partnerships","1":"Budgeting and Forecasting","4":"Personal Income Tax","5":"Computerised Accountancy Systems","6":"Value Added Tax","7":"Management Accounting","8":"Independent Examination","9":"Financial Accounting \u0026 Accounts Preparation for statutory purposes","10":"Bookkeeping"}},{"nm":"Wil Ames","ph":"","tn":"Bedfordshire","uid":"2177013","cn":"Ledger \u0026 Scribe","ad1":"147 Wilsden Avenue, Farley Hill","ad2":"Luton","ad3":"","cty":"","pc":"LU1 5HW","url":"","dl":"AATQB","filters":{"ad":"811000001","em":"1","wtl":"1","mtl":"1","web":"0"},"mips":["Computerised Accountancy Systems","Financial Accounting \u0026 Accounts Preparation for sole traders and partnerships","Bookkeeping"]},{"nm":"Abdirahman Amin","ph":false,"tn":"PINNER","uid":"109228","cn":"AAMIN Accountants","ad1":"10 Deacons Close","ad2":false,"ad3":false,"cty":"Middlesex","pc":"HA5 3UG","url":false,"dl":"MAAT","filters":{"ad":"811000001","em":"0","wtl":"0","mtl":"0","web":"0"},"mips":["Bookkeeping","Independent Examination","Financial Accounting \u0026 Accounts Preparation for sole traders and partnerships","Personal Income Tax","Business Income Tax","Financial Accounting \u0026 Accounts Preparation for statutory purposes"]},{"nm":"Muhammad Amin Dar","ph":"02082419846","tn":"New Malden","uid":"306036","cn":"Dar Accountancy Ltd T\/as Dar \u0026 Co","ad1":"20 Meadow Hill","ad2":"","ad3":"","cty":"Surrey","pc":"KT3 5RQ","url":"","dl":"FMAAT","filters":{"ad":"811000001","em":"1","wtl":"1","mtl":"0","web":"0"},"mips":["Personal Income Tax","Management Accounting","Financial Accounting \u0026 Accounts Preparation for statutory purposes","Financial Accounting \u0026 Accounts Preparation for sole traders and partnerships","Capital Gains Tax","Inheritance Tax","Business Income Tax","Bookkeeping","Budgeting and Forecasting","Company Secretarial Services","Value Added Tax","Corporation Tax","Payroll"]},{"nm":"Fred Harder Amo-Agyei","ph":false,"tn":"Berkshire","uid":"174362","cn":"FA Bookkeeping Services","ad1":"5 Appledore","ad2":"Bracknell","ad3":false,"cty":false,"pc":"BG12 8QY","url":false,"dl":"MAAT","filters":{"ad":"811000001","em":"1","wtl":"0","mtl":"1","web":"0"},"mips":["Bookkeeping","Value Added Tax","Financial Accounting \u0026 Accounts Preparation for sole traders and partnerships"]},{"nm":"Sally Amos","ph":false,"tn":"Barnstaple","uid":"271462","cn":"Sally Amos Bookkeeping and Consultancy","ad1":"Blakewell Court","ad2":"Muddiford","ad3":false,"cty":false,"pc":"EX31 4ES","url":false,"dl":"MAAT","filters":<text:soft-page-break/>{"ad":"811000000","em":"1","wtl":"0","mtl":"1","web":"0"},"mips":["Value Added Tax","Personal Income Tax","Payroll","Internal Audit","Computerised Accountancy Systems","Budgeting and Forecasting","Management Accounting","Financial Accounting \u0026 Accounts Preparation for sole traders and partnerships","Financial Accounting \u0026 Accounts Preparation for statutory purposes","Bookkeeping","Business Income Tax","Capital Gains Tax"]},{"nm":"Jonathan Amponsah","ph":"08450098845","tn":"London","uid":"292036","cn":"AMP Associates","ad1":"13 West Hill","ad2":"","ad3":"","cty":"","pc":"SW18 1RB","url":"","dl":"MAAT","filters":{"ad":"811000001","em":"0","wtl":"0","mtl":"0","web":"1"},"mips":["Financial Accounting \u0026 Accounts Preparation for statutory purposes","Inheritance Tax","Personal Income Tax","Capital Gains Tax","Financial Accounting \u0026 Accounts Preparation for sole traders and partnerships","Corporation Tax","Company Secretarial Services","Business Income Tax","Payroll","Bookkeeping","Value Added Tax"]},{"nm":"Leo Andersen","ph":"07983230777","tn":"Bracknell","uid":"171536","cn":"Leo Andersen","ad1":"5 Farnham Close","ad2":"","ad3":"","cty":"Berkshire","pc":"RG12 9AX","url":"","dl":"FMAAT","filters":{"ad":"811000001","em":"1","wtl":"1","mtl":"1","web":"0"},"mips":["Financial Accounting \u0026 Accounts Preparation for statutory purposes","Financial Accounting \u0026 Accounts Preparation for sole traders and partnerships","Management Accounting","Value Added Tax","Company Secretarial Services","Business Income Tax","Corporation Tax","Payroll","Independent Examination","Budgeting and Forecasting","Computerised Accountancy Systems","Bookkeeping","Personal Income Tax"]},{"nm":"Vernon Anderson","ph":"07557221301","tn":"Portishead","uid":"81059","cn":"Anderson Partnership","ad1":"Kestrel Court Business Centre","ad2":"Harbour Road","ad3":"","cty":"Somerset","pc":"BS20 7AN","url":"www.andersonaccounts.co.uk","dl":"FMAAT","filters":{"ad":"811000001","em":"1","wtl":"0","mtl":"0","web":"1"},"mips":["Personal Income Tax","Value Added Tax","Payroll","Budgeting and Forecasting","Independent Examination","Financial Accounting \u0026 Accounts Preparation for sole traders and partnerships","Financial Accounting \u0026 Accounts Preparation for statutory purposes","Corporation Tax","Management Accounting","Internal Audit","Bookkeeping"]},{"nm":"Jane Anderson","ph":"01963210538","tn":"Sherborne","uid":"201435","cn":"Anderson Accounting \u0026 Documentation Ltd","ad1":"20 New Cross","ad2":"Longburton","ad3":"","cty":"","pc":"DT9 6EJ","url":"","dl":"MAAT","filters":{"ad":"811000000","em":"1","wtl":"1","mtl":"0","web":"1"},"mips":["Management Accounting","Budgeting and Forecasting","Financial Accounting \u0026 Accounts Preparation for sole traders and partnerships","Value Added Tax","Financial Accounting \u0026 Accounts Preparation for statutory purposes","Bookkeeping","Personal Income Tax","Payroll"]},{"nm":"Sandra Anderson","ph":"07885572641","tn":"South Petherton","uid":"223703","cn":"Chrysalis Accounting Services","ad1":"Winchester House","ad2":"18 Chapel Field","ad3":"","cty":"Somerset","pc":"TA13 5EE","url":"","dl":"MAAT AATQB","filters":{"ad":"811000000","em":"1","wtl":"1","mtl":"1","web":"1"},"mips":["Financial Accounting \u0026 Accounts Preparation for statutory purposes","Budgeting and Forecasting","Management Accounting","Bookkeeping","Financial Accounting \u0026 Accounts Preparation for sole traders and partnerships","Payroll","Value Added Tax","Personal Income Tax"]},{"nm":"Jason Anderson","ph":"07921575912","tn":"Swindon","uid":"272972","cn":"SE Accounting","ad1":"1 Carter Close","ad2":"","ad3":"","cty":"Wiltshire","pc":"SN25 4AD","url":"","dl":"MAAT","filters":{"ad":"811000000","em":"1","wtl":"1","mtl":"0","web":"1"},"mips":["Bookkeeping","Business Income Tax","Computerised Accountancy Systems","Payroll","Budgeting and Forecasting","Corporation Tax","Value Added Tax","Company Secretarial Services","Financial Accounting \u0026 Accounts Preparation for sole traders and partnerships","Personal Income Tax","Management Accounting","Financial Accounting \u0026 Accounts Preparation for statutory <text:soft-page-break/>purposes"]},{"nm":"Brenda Anderson","ph":"1438714121","tn":"Welwyn","uid":"280566","cn":"Anderson Accountancy","ad1":"PO Box 29","ad2":"","ad3":"","cty":"Hertfordshire","pc":"AL6 0ZU","url":"","dl":"FMAAT","filters":{"ad":"811000000","em":"1","wtl":"0","mtl":"0","web":"1"},"mips":["Budgeting and Forecasting","Corporation Tax","Bookkeeping","Value Added Tax","Financial Accounting \u0026 Accounts Preparation for statutory purposes","Capital Gains Tax","Financial Accounting \u0026 Accounts Preparation for sole traders and partnerships","Business Income Tax","Independent Examination","Payroll","Company Secretarial Services","Computerised Accountancy Systems","Personal Income Tax"]},{"nm":"Suzanne Anderson","ph":"01594822490","tn":"Cinderford","uid":"289626","cn":"S A Accountancy","ad1":"5 Victoria Street","ad2":"","ad3":"","cty":"Gloucestershire","pc":"GL14 2ET","url":"","dl":"FMAAT","filters":{"ad":"811000000","em":"1","wtl":"1","mtl":"0","web":"0"},"mips":["Independent Examination","Business Income Tax","Capital Gains Tax","Value Added Tax","Personal Income Tax","Payroll","Company Secretarial Services","Corporation Tax","Computerised Accountancy Systems","Financial Accounting \u0026 Accounts Preparation for statutory purposes","Bookkeeping","Financial Accounting \u0026 Accounts Preparation for sole traders and partnerships"]},{"nm":"June Anderson","ph":"01179291929","tn":"Bristol","uid":"297320","cn":"Anderson Partnership","ad1":"Suite F11B","ad2":"Kestrel Court Business Centre","ad3":"Harbour Road","cty":"Avon","pc":"BS20 7AN","url":"","dl":"FMAAT","filters":{"ad":"811000000","em":"1","wtl":"1","mtl":"0","web":"0"},"mips":["Financial Accounting \u0026 Accounts Preparation for sole traders and partnerships","Company Secretarial Services","Financial Accounting \u0026 Accounts Preparation for statutory purposes","Bookkeeping"]},{"nm":"Steven Anderson","ph":"07885562494","tn":"Aylesbury","uid":"315151","cn":"SJ Accounts Solutions Ltd","ad1":"2 Apsley Cottages","ad2":"North Lee Lane","ad3":"Terrick","cty":"Buckinghamshire","pc":"HP22 5YB","url":"","dl":"FMAAT","filters":{"ad":"811000000","em":"1","wtl":"0","mtl":"1","web":"1"},"mips":["Company Secretarial Services","Budgeting and Forecasting","Management Accounting","Personal Income Tax","Payroll","Financial</text:p>
      <text:p text:style-name="P1"><text:s/>Accounting \u0026 Accounts Preparation for sole traders and partnerships","Bookkeeping","Computerised Accountancy Systems","Financial Accounting \u0026 Accounts Preparation for statutory purposes","Value Added Tax","Corporation Tax"]},{"nm":"Suzanne Andrea","ph":"07795832597","tn":"Knebworth","uid":"293759","cn":"The Book Monitor","ad1":"35 Broom Grove","ad2":"","ad3":"","cty":"Hertfordshire","pc":"SG3 6BZ","url":"www.thebookmonitor.co.uk","dl":"FMAAT AATQB","filters":{"ad":"811000001","em":"1","wtl":"1","mtl":"0","web":"1"},"mips":["Budgeting and Forecasting","Bookkeeping","Independent Examination","Financial Accounting \u0026 Accounts Preparation for statutory purposes","Payroll","Capital Gains Tax","Computerised Accountancy Systems","Business Income Tax","Personal Income Tax","Financial Accounting \u0026 Accounts Preparation for sole traders and partnerships","Value Added Tax","Forensic Accounting","Company Secretarial Services","Management Accounting","Corporation Tax","Limited Assurance Engagement"]},{"nm":"Rory Andres","ph":"07749009008","tn":"Bristol","uid":"164556","cn":"The Bristol Bookkeeper","ad1":"6 Westerleigh Close","ad2":"","ad3":"","cty":"Avon","pc":"BS16 6UZ","url":"","dl":"MAAT","filters":{"ad":"811000001","em":"1","wtl":"1","mtl":"1","web":"1"},"mips":["Value Added Tax","Internal Audit","Management Accounting","Business Income Tax","Company Secretarial Services","Personal Income Tax","Budgeting and Forecasting","Financial Accounting \u0026 Accounts Preparation for statutory purposes","Limited Assurance Engagement","Bookkeeping","Corporation Tax","Financial Accounting \u0026 Accounts <text:soft-page-break/>Preparation for sole traders and partnerships","Payroll","Computerised Accountancy Systems","Capital Gains Tax"]},{"nm":"Caroline Andrews","ph":"07795565270","tn":"Epsom","uid":"315060","cn":"Equilibre","ad1":"8 Lady Forsdyke Way","ad2":"","ad3":"","cty":"Surrey","pc":"KT19 7LF","url":"","dl":"FMAAT","filters":{"ad":"811000000","em":"1","wtl":"1","mtl":"1","web":"1"},"mips":["Personal Income Tax","Inheritance Tax","Business Income Tax","Payroll","Value Added Tax","Financial Accounting \u0026 Accounts Preparation for statutory purposes","Budgeting and Forecasting","Financial Accounting \u0026 Accounts Preparation for sole traders and partnerships","Bookkeeping","Independent Examination","Computerised Accountancy Systems","Company Secretarial Services","Management Accounting","Capital Gains Tax","Corporation Tax"]},{"nm":"Janine Angel","ph":"07738117987","tn":"Frome","uid":"287022","cn":"Janine Angel Bookkeeping Services","ad1":"24 Westcott Close","ad2":"","ad3":"","cty":"Somerset","pc":"BA11 2ET","url":"","dl":"MAAT","filters":{"ad":"811000001","em":"1","wtl":"0","mtl":"0","web":"0"},"mips":["Management Accounting","Financial Accounting \u0026 Accounts Preparation for sole traders and partnerships","Personal Income Tax","Value Added Tax","Budgeting and Forecasting","Financial Accounting \u0026 Accounts Preparation for statutory purposes","Payroll","Bookkeeping"]},{"nm":"Collins Anim","ph":"02035149060","tn":"Bexleyheath","uid":"113282","cn":"","ad1":"Classic Accountancy Services UK Ltd","ad2":"33A Crook Log","ad3":"","cty":"Kent","pc":"DA6 8EB","url":"","dl":"MAAT","filters":{"ad":"811000000","em":"1","wtl":"1","mtl":"0","web":"1"},"mips":["Personal Income Tax","Financial Accounting \u0026 Accounts Preparation for sole traders and partnerships","Bookkeeping","Inheritance Tax","Management Accounting","Payroll","Company Secretarial Services","Business Income Tax","Corporation Tax","Computerised Accountancy Systems","Budgeting and Forecasting","Financial Accounting \u0026 Accounts Preparation for statutory purposes","Value Added Tax","Capital Gains Tax"]},{"nm":"Louise Ansell","ph":"","tn":"West Sussex","uid":"84580","cn":"AW Accountancy Services","ad1":"8 Princess Margaret Road","ad2":"Rudgwick","ad3":"","cty":"","pc":"RH12 3HN","url":"","dl":"MAAT","filters":{"ad":"811000001","em":"1","wtl":"1","mtl":"1","web":"1"},"mips":["Business Income Tax","Payroll","Corporation Tax","Bookkeeping","Value Added Tax","Financial Accounting \u0026 Accounts Preparation for sole traders and partnerships","Personal Income Tax","Financial Accounting \u0026 Accounts Preparation for statutory purposes","Computerised Accountancy Systems","Company Secretarial Services"]},{"nm":"Kelly Anstee","ph":"","tn":"Cambridge","uid":"56764","cn":"TaxSwag Ltd","ad1":"6 Rachel Close","ad2":"","ad3":"","cty":"","pc":"CB5 8TP","url":"","dl":"MAAT","filters":{"ad":"811000001","em":"0","wtl":"0","mtl":"0","web":"0"},"mips":["Business Income Tax","Personal Income Tax","Payroll","Computerised Accountancy Systems","Financial Accounting \u0026 Accounts Preparation for sole traders and partnerships","Corporation Tax","Capital Gains Tax","Financial Accounting \u0026 Accounts Preparation for statutory purposes","Company Secretarial Services","Value Added Tax"]},{"nm":"Bindi Anstee","ph":"7595319501","tn":"Taunton","uid":"255171","cn":"ABM Accounting Services","ad1":"6 Turner Road","ad2":"","ad3":"","cty":"Somerset","pc":"TA2 6DT","url":"","dl":"MAAT","filters":{"ad":"811000001","em":"1","wtl":"1","mtl":"1","web":"0"},"mips":["Value Added Tax","Payroll","Management Accounting","Bookkeeping","Financial Accounting \u0026 Accounts Preparation for statutory purposes","Financial Accounting \u0026 Accounts Preparation for sole traders and partnerships","Budgeting and Forecasting"]},{"nm":"Claire Anstey","ph":"01507607353","tn":"Louth","uid":"275297","cn":"CVA Bookkeeping \u0026 Accountancy Services","ad1":"212 Eastgate","ad2":"","ad3":"","cty":"Lincolnshire","pc":"LN11 <text:soft-page-break/>9AG","url":"","dl":"MAAT","filters":{"ad":"811000001","em":"0","wtl":"1","mtl":"0","web":"0"},"mips":["Financial Accounting \u0026 Accounts Preparation for sole traders and partnerships","Value Added Tax","Computerised Accountancy Systems","Bookkeeping"]},{"nm":"Leanne Anthony","ph":false,"tn":"Nottingham","uid":"165698","cn":"Leanne \u0026 Associates","ad1":"1 Woodhall Farm Cottages, Blenhiem Lane","ad2":"Bulwell","ad3":false,"cty":false,"pc":"NG6 8UR","url":false,"dl":"AATQB","filters":{"ad":"811000001","em":"1","wtl":"0","mtl":"1","web":"0"},"mips":["Financial Accounting \u0026 Accounts Preparation for sole traders and partnerships","Computerised Accountancy Systems","Bookkeeping","Value Added Tax"]},{"nm":"Ashir Anwar","ph":"02476992202","tn":"Coventry","uid":"215209","cn":"The Accountancy Solutions Coventry Limited","ad1":"Unit 9","ad2":"243 Cross Road","ad3":"","cty":"West Midlands","pc":"CV6 5GP","url":"www.accountancysolutions.co.uk","dl":"MAAT","filters":{"ad":"811000000","em":"1","wtl":"1","mtl":"1","web":"1"},"mips":["Budgeting and Forecasting","Corporation Tax","Financial Accounting \u0026 Accounts Preparation for statutory purposes","Business Income Tax","Capital Gains Tax","Value Added Tax","Financial Accounting \u0026 Accounts Preparation for sole traders and partnerships","Personal Income Tax","Payroll","Bookkeeping","Management Accounting"]},{"nm":"Kwasi Apaw","ph":"07802735191","tn":"London","uid":"92455","cn":"KAP Accounting Services Ltd","ad1":"Flat 9","ad2":"Sadler House","ad3":"Bromley High Street","cty":"","pc":"E3 3HH","url":"","dl":"MAAT","filters":{"ad":"811000000","em":"1","wtl":"1","mtl":"1","web":"1"},"mips":["Management Accounting","Financial Accounting \u0026 Accounts Preparation for sole traders and partnerships","Corporation Tax","Payroll","Value Added Tax","Computerised Accountancy Systems","Financial Accounting \u0026 Accounts Preparation for statutory purposes","Personal Income Tax","Bookkeeping","Company Secretarial Services","Internal Audit","Budgeting and Forecasting","Business Income Tax"]},{"nm":"Karen Applegate","ph":"01928739996","tn":"Frodsham","uid":"293073","cn":"Applegate \u0026 Co Accountants Ltd","ad1":"2 <text:s/>Collinson Court","ad2":"","ad3":"","cty":"Cheshire","pc":"WA6 6PN","url":"","dl":"FMAAT","filters":{"ad":"811000000","em":"1","wtl":"0","mtl":"0","web":"0"},"mips":["Inheritance Tax","Corporation Tax","Financial Accounting \u0026 Accounts Preparation for sole traders and partnerships","Budgeting and Forecasting","Management Accounting","Payroll","Personal Income Tax","Financial Accounting \u0026 Accounts Preparation for statutory purposes","Bookkeeping","Value Added Tax","Business Income Tax","Capital Gains Tax","Computerised Accountancy Systems"]},{"nm":"Rosemary Apps","ph":"01732846387","tn":"Aylesford","uid":"304665","cn":"Rosemay Apps Accountancy Services","ad1":"79 Cherry Orchard","ad2":"Ditton","ad3":"","cty":"Kent","pc":"ME20 6QS","url":"","dl":"FMAAT","filters":{"ad":"811000001","em":"1","wtl":"0","mtl":"0","web":"0"},"mips":["Value Added Tax","Financial Accounting \u0026 Accounts Preparation for sole traders and partnerships","Personal Income Tax","Management Accounting","Corporation Tax","Financial Accounting \u0026 Accounts Preparation for statutory purposes","Bookkeeping","Payroll"]},{"nm":"Jill Aquarone","ph":"","tn":"NORWICH","uid":"324441","cn":"Jill Martin","ad1":"77 York Street","ad2":"","ad3":"","cty":"Norfolk","pc":"NR2 2AW","url":"","dl":"MAAT","filters":{"ad":"811000001","em":"1","wtl":"1","mtl":"1","web":"1"},"mips":["Value Added Tax","Payroll","Bookkeeping","Management Accounting","Financial Accounting \u0026 Accounts Preparation for statutory purposes","Financial Accounting \u0026 Accounts Preparation for sole traders and partnerships"]},{"nm":"Aziz Arian","ph":"02072471188","tn":"London","uid":"304716","cn":"Arian \u0026 Co","ad1":"295 Whitechapel Road","ad2":"","ad3":"","cty":"","pc":"E1 1BY","url":"","dl":"FMAAT","filters":{"ad":"811000000","em":"1","wtl":"1","mtl":"0","web":"1"},"mips":["Inheritance Tax","Personal <text:soft-page-break/>Income Tax","Forensic Accounting","Limited Assurance Engagement","Company Secretarial Services","Bookkeeping","Value Added Tax","Payroll","Capital Gains Tax","Corporation Tax","Budgeting and Forecasting","Computerised</text:p>
      <text:p text:style-name="P1"><text:s/>Accountancy Systems","Financial Accounting \u0026 Accounts Preparation for sole traders and partnerships","Business Income Tax","Independent Examination","Management Accounting","Financial Accounting \u0026 Accounts Preparation for statutory purposes"]},{"nm":"David <text:s/>Armour","ph":"01522730006","tn":"Lincoln","uid":"88553","cn":"Agent Armour","ad1":"27 Shropshire Road","ad2":"Scampton","ad3":"","cty":"Lincolnshire","pc":"LN1 2UE","url":"http:\/\/www.agentarmour.co.uk","dl":"MAAT","filters":{"ad":"811000001","em":"1","wtl":"1","mtl":"1","web":"1"},"mips":["Personal Income Tax","Company Secretarial Services","Corporation Tax","Independent Examination","Inheritance Tax","Financial Accounting \u0026 Accounts Preparation for sole traders and partnerships","Management Accounting","Business Income Tax","Payroll","Capital Gains Tax","Computerised Accountancy Systems","Financial Accounting \u0026 Accounts Preparation for statutory purposes","Budgeting and Forecasting","Value Added Tax","Forensic Accounting","Bookkeeping"]},{"nm":"Nigel Armstrong","ph":"01457861358","tn":"Glossop","uid":"63234","cn":"NPA Accountancy Ltd","ad1":"6 Watkin Avenue","ad2":"Hadfield","ad3":false,"cty":"Derbyshire","pc":"SK13 1QD","url":false,"dl":"MAAT","filters":{"ad":"811000001","em":"1","wtl":"1","mtl":"0","web":"0"},"mips":["Bookkeeping","Payroll","Financial Accounting \u0026 Accounts Preparation for sole traders and partnerships","Corporation Tax","Computerised Accountancy Systems","Management Accounting","Capital Gains Tax","Value Added Tax","Financial Accounting \u0026 Accounts Preparation for statutory purposes","Business Income Tax","Personal Income Tax","Budgeting and Forecasting","Company Secretarial Services"]},{"nm":"Stephen Armstrong","ph":"01784462878","tn":"Staines","uid":"307413","cn":"S M Armstrong \u0026 Co","ad1":"15-17 Church Street","ad2":"Goring Square","ad3":"","cty":"Middlesex","pc":"TW18 4EN","url":"","dl":"FMAAT","filters":{"ad":"811000000","em":"1","wtl":"1","mtl":"0","web":"1"},"mips":["Business Income Tax","Budgeting and Forecasting","Computerised Accountancy Systems","Personal Income Tax","Management Accounting","Corporation Tax","Payroll","Independent Examination","Financial Accounting \u0026 Accounts Preparation for sole traders and partnerships","Financial Accounting \u0026 Accounts Preparation for statutory purposes","Value Added Tax","Company Secretarial Services","Capital Gains Tax","Inheritance Tax","Bookkeeping"]},{"nm":"Stephen Arnold","ph":false,"tn":"Dorset","uid":"273305","cn":"Arnold Accounting \u0026 Bookkeeping Services Ltd","ad1":"23 Branwell Close","ad2":"Christchurch","ad3":false,"cty":false,"pc":"BH23 2NP","url":false,"dl":"FMAAT","filters":{"ad":"811000000","em":"1","wtl":"0","mtl":"1","web":"1"},"mips":["Financial Accounting \u0026 Accounts Preparation for sole traders and partnerships","Personal Income Tax","Business Income Tax","Company Secretarial Services","Bookkeeping","Payroll","Computerised Accountancy Systems","Management Accounting","Financial Accounting \u0026 Accounts Preparation for statutory purposes","Value Added Tax","Corporation Tax","Budgeting and Forecasting","Internal Audit"]},{"nm":"Carole Arnold","ph":"07545475560","tn":"Shipton - Under - Wychwood","uid":"276194","cn":"Carole Ann Arnold","ad1":"3 Mount Pleasant","ad2":"","ad3":"","cty":"Oxfordshire","pc":"OX7 6DT","url":"","dl":"MAAT","filters":{"ad":"811000000","em":"1","wtl":"0","mtl":"0","web":"0"},"mips":["Financial Accounting \u0026 Accounts Preparation for statutory purposes","Management Accounting","Financial Accounting \u0026 Accounts Preparation for sole traders and partnerships","Value Added Tax","Payroll","Bookkeeping"]},{"nm":"Elizabeth Arnott","ph":"07989351088","tn":"Aylesbury","uid":"73951","cn":"Clevedon Bookkeeping","ad1":"5 Chearsley Road","ad2":"Long <text:soft-page-break/>Crendon","ad3":"","cty":"Buckinghamshire","pc":"HP18 9BS","url":"http:\/\/www.clevedonbookkeeping.co.uk","dl":"FMAAT","filters":{"ad":"811000000","em":"1","wtl":"1","mtl":"1","web":"1"},"mips":["Computerised Accountancy Systems","Budgeting and Forecasting","Financial Accounting \u0026 Accounts Preparation for sole traders and partnerships","Financial Accounting \u0026 Accounts Preparation for statutory purposes","Bookkeeping","Payroll","Value Added Tax","Management Accounting"]},{"nm":"Andrea Arnott","ph":"07516543350","tn":"Aylesbury","uid":"278818","cn":"Arnott Accoutning Services Limited","ad1":"41 Vickery Close","ad2":"","ad3":"","cty":"Buckinghamshire","pc":"HP21 8RS","url":"","dl":"FMAAT","filters":{"ad":"811000001","em":"1","wtl":"1","mtl":"1","web":"0"},"mips":["Capital Gains Tax","Business Income Tax","Company Secretarial Services","Financial Accounting \u0026 Accounts Preparation for sole traders and partnerships","Bookkeeping","Value Added Tax","Corporation Tax","Payroll","Budgeting and Forecasting","Management Accounting","Computerised Accountancy Systems","Personal Income Tax","Financial Accounting \u0026 Accounts Preparation for statutory purposes"]},{"nm":"Olalekan Arowolo","ph":"02076124225","tn":"London","uid":"274262","cn":"Nathan Arrow Ltd","ad1":"29 Harley Street","ad2":"","ad3":"","cty":"","pc":"W1G 9QR","url":"","dl":"FMAAT","filters":{"ad":"811000000","em":"1","wtl":"1","mtl":"0","web":"1"},"mips":["Corporation Tax","Business Income Tax","Computerised Accountancy Systems","Company Secretarial Services","Bookkeeping","Personal Income Tax","Budgeting and Forecasting","Financial Accounting \u0026 Accounts Preparation for statutory purposes","Payroll","Value Added Tax","Management Accounting","Independent Examination","Limited Assurance Engagement","Capital Gains Tax","Financial Accounting \u0026 Accounts Preparation for sole traders and partnerships"]},{"nm":"Charlene Arrowsmith-Cox","ph":"07873667323","tn":"Walsall","uid":"207979","cn":"Arrowsmith-Cox Bookkeeping Services","ad1":"6 Tintern Crescent","ad2":"Bloxwich","ad3":"","cty":"West Midlands","pc":"WS3 2SQ","url":"www.arrowsmithcoxbookkeeping.com","dl":"MAAT","filters":{"ad":"811000000","em":"1","wtl":"1","mtl":"1","web":"1"},"mips":["Value Added Tax","Bookkeeping","Payroll","Personal Income Tax"]},{"nm":"Mohammad Arslan","ph":"07951216769","tn":"Ilford","uid":"2129270","cn":"Booksmart Services","ad1":"4 Staines Road","ad2":"","ad3":"","cty":"Essex","pc":"IG1 2XF","url":"","dl":"MAAT","filters":{"ad":"811000001","em":"1","wtl":"1","mtl":"1","web":"0"},"mips":["Computerised Accountancy Systems","Business Income Tax","Capital Gains Tax","Inheritance Tax","Corporation Tax","Financial Accounting \u0026 Accounts Preparation for statutory purposes","Independent Examination","Financial Accounting \u0026 Accounts Preparation for sole traders and partnerships","Budgeting and Forecasting","Payroll","Bookkeeping","Value Added Tax","Internal Audit","Management Accounting","Personal Income Tax"]},{"nm":"Helen Arthur","ph":false,"tn":"Freshwater","uid":"54396","cn":"Helen Arthur","ad1":"Kingsfield","ad2":"Copse Lane","ad3":false,"cty":false,"pc":"PO40 9TL","url":false,"dl":"MAAT","filters":{"ad":"811000001","em":"1","wtl":"0","mtl":"1","web":"0"},"mips":["Value Added Tax","Payroll","Financial Accounting \u0026 Accounts Preparation for sole traders and partnerships","Financial Accounting \u0026 Accounts Preparation for statutory purposes","Bookkeeping","Personal Income Tax","Business Income Tax","Corporation Tax","Budgeting and Forecasting","Capital Gains Tax","Computerised Accountancy Systems"]},{"nm":"Pippa Arthur","ph":false,"tn":"HAYLE","uid":"213552","cn":"Mrs Pipps Arthur","ad1":"18 Millbank Meadows","ad2":"Leedstown","ad3":false,"cty":"Cornwall","pc":"TR27 6DP","url":false,"dl":"MAAT","filters":{"ad":"811000000","em":"1","wtl":"1","mtl":"1","web":"1"},"mips":["Financial Accounting \u0026 Accounts Preparation for sole traders and partnerships","Payroll","Management Accounting","Value Added Tax","Budgeting and Forecasting","Bookkeeping","Business Income <text:soft-page-break/>Tax","Company Secretarial Services","Personal Income Tax"]},{"nm":"Martin Arthur","ph":"01202621622","tn":"Poole","uid":"302676","cn":"Accountancy.Coop Ltdt\/a Accountancy Co-operative","ad1":"The Old Post Office","ad2":"56 Dorchester Road","ad3":"Lytchett Minster","cty":"Dorset","pc":"BH16 6JE","url":"http:\/\/www.accountancy.coop","dl":"FMAAT","filters":{"ad":"811000000","em":"1","wtl":"1","mtl":"0","web":"1"},"mips":["Budgeting and Forecasting","Personal Income Tax","Value Added Tax","Business Income Tax","Payroll","Independent Examination","Bookkeeping","Inheritance Tax","Company Secretarial Services","Corporation Tax","Financial Accounting \u0026 Accounts Preparation for sole traders and partnerships","Computerised Accountancy Systems","Financial Accounting \u0026 Accounts Preparation for statutory purposes","Capital Gains Tax","Management Accounting"]},{"nm":"Yvonne Arthur","ph":false,"tn":"Staffordshire","uid":"1897711","cn":"Better Bookkeeping","ad1":"12 Chapel Court","ad2":"Newcastle-Under-Lyme","ad3":false,"cty":false,"pc":"ST5 6PY","url":false,"dl":"AATQB","filters":{"ad":"811000001","em":"1","wtl":"1","mtl":"1","web":"1"},"mips":["Financial Accounting \u0026 Accounts Preparation for sole traders and partnerships","Value Added Tax","Bookkeeping"]},{"nm":"Bill Arundel","ph":"01273207704","tn":"Hove","uid":"55720","cn":"Shearers","ad1":"67 Church Road","ad2":"","ad3":"","cty":"East Sussex","pc":"BN3 2BD","url":"","dl":"FMAAT","filters":{"ad":"811000000","em":"1","wtl":"1","mtl":"0","web":"1"},"mips":["Management Accounting","Value Added Tax","Corporation Tax","Business Income Tax","Bookkeeping","Budgeting and Forecasting","Financial Accounting \u0026 Accounts Preparation for sole traders and partnerships","Financial Accounting \u0026 Accounts Preparation for statutory purposes","Computerised Accountancy Systems","Personal Income Tax","Capital Gains Tax","Inheritance Tax","Company Secretarial Services","Payroll"]},{"nm":"Haddison Asangmbeng</text:p>
      <text:p text:style-name="P1"><text:s/>Etchou","ph":"01612052030","tn":"Manchester","uid":"163993","cn":"IBC Accountancy","ad1":"Cariocca Business Park","ad2":"2 Sawley Raod","ad3":"Miles Platting","cty":"Lancashire","pc":"M40 8BB","url":"http:\/\/www.ibcaccountancy.com","dl":"FMAAT","filters":{"ad":"811000000","em":"0","wtl":"1","mtl":"0","web":"1"},"mips":["Budgeting and Forecasting","Business Income Tax","Financial Accounting \u0026 Accounts Preparation for statutory purposes","Bookkeeping","Value Added Tax","Personal Income Tax","Payroll","Independent Examination","Corporation Tax","Management Accounting","Financial Accounting \u0026 Accounts Preparation for sole traders and partnerships"]},{"nm":"Rumyana Asenova","ph":"02086179989","tn":"London","uid":"135417","cn":"Fenix Accounting Services","ad1":"1146 High Road","ad2":"","ad3":"","cty":"","pc":"N20 0RA","url":"","dl":"FMAAT","filters":{"ad":"811000000","em":"1","wtl":"1","mtl":"0","web":"1"},"mips":["Corporation Tax","Personal Income Tax","Capital Gains Tax","Computerised Accountancy Systems","Financial Accounting \u0026 Accounts Preparation for sole traders and partnerships","Inheritance Tax","Management Accounting","Company Secretarial Services","Payroll","Value Added Tax","Business Income Tax","Budgeting and Forecasting","Financial Accounting \u0026 Accounts Preparation for statutory purposes","Bookkeeping"]},{"nm":"Nadeem Asghar","ph":"02085820822","tn":"Feltham","uid":"1602446","cn":"N.A Accountancy","ad1":"60 Elmcroft Close","ad2":"","ad3":"","cty":"Middlesex","pc":"TW14 9HJ","url":"","dl":"MAAT","filters":{"ad":"811000000","em":"1","wtl":"1","mtl":"1","web":"1"},"mips":["Business Income Tax","Corporation Tax","Financial Accounting \u0026 Accounts Preparation for sole traders and partnerships","Value Added Tax","Payroll","Financial Accounting \u0026 Accounts Preparation for statutory purposes","Personal Income Tax","Bookkeeping","Limited Assurance <text:soft-page-break/>Engagement","Capital Gains Tax"]},{"nm":"Sheila Ashdown","ph":"7812115024","tn":"Chester","uid":"294247","cn":"Office Organisers","ad1":"5 Hilary Close","ad2":"Great Boughton","ad3":"","cty":"Cheshire","pc":"CH3 5QP","url":"","dl":"MAAT","filters":{"ad":"811000001","em":"1","wtl":"0","mtl":"0","web":"0"},"mips":["Bookkeeping","Value Added Tax"]},{"nm":"Joshua Ashitey","ph":"01908227512","tn":"Milton Keynes","uid":"60209","cn":"Super Accounts Tax Vat And Payroll Ltd","ad1":"25 Stowe Court","ad2":"Stantonbury","ad3":"","cty":"Buckinghamshire","pc":"MK14 6AQ","url":"","dl":"FMAAT","filters":{"ad":"811000000","em":"1","wtl":"0","mtl":"0","web":"0"},"mips":["Payroll","Budgeting and Forecasting","Management Accounting","Value Added Tax","Bookkeeping","Corporation Tax","Financial Accounting \u0026 Accounts Preparation for statutory purposes","Financial Accounting \u0026 Accounts Preparation for sole traders and partnerships","Independent Examination"]},{"nm":"Azhar Ashraf","ph":"01216222877","tn":"Birmingham","uid":"315296","cn":"Azhar Ashraf \u0026 Co","ad1":"Azhar Ashraf ","ad2":"Unit B","ad3":"98-104 Lombard Street","cty":"West Midlands","pc":"B12 0QR","url":"","dl":"MAAT","filters":{"ad":"811000000","em":"1","wtl":"1","mtl":"1","web":"1"},"mips":["Value Added Tax","Business Income Tax","Budgeting and Forecasting","Corporation Tax","Bookkeeping","Financial Accounting \u0026 Accounts Preparation for sole traders and partnerships","Payroll","Financial Accounting \u0026 Accounts Preparation for statutory purposes","Personal Income Tax","Company Secretarial Services"]},{"nm":"Rosalyn Ashton","ph":"","tn":"STAFFORD","uid":"153116","cn":"Grainger Ashton","ad1":"Frizley House","ad2":"8 Radford Bank","ad3":"","cty":"","pc":"ST17 4PL","url":"","dl":"MAAT","filters":{"ad":"811000001","em":"1","wtl":"1","mtl":"0","web":"0"},"mips":["Budgeting and Forecasting","Bookkeeping","Payroll","Management Accounting","Internal Audit","Financial Accounting \u0026 Accounts Preparation for statutory purposes","Value Added Tax"]},{"nm":"Tracey Ashton","ph":"01253318247","tn":"Blackpool","uid":"291451","cn":"Ashton Roberts Accountancy Limited","ad1":"21 Kingston Avenue","ad2":"Squires Gate","ad3":"","cty":"Lancashire","pc":"FY4 2QB","url":"http:\/\/www.ashtonrobertsaccountancy.com","dl":"FMAAT","filters":{"ad":"811000000","em":"1","wtl":"1","mtl":"0","web":"0"},"mips":["Payroll","Personal Income Tax","Financial Accounting \u0026 Accounts Preparation for sole traders and partnerships","Financial Accounting \u0026 Accounts Preparation for statutory purposes","Bookkeeping","Corporation Tax","Computerised Accountancy Systems","Value Added Tax","Management Accounting"]},{"nm":"Angela Ashworth","ph":"","tn":"","uid":"308006","cn":"Hartham Financial LTD","ad1":"Hartham Park","ad2":"Hartham Lane","ad3":"","cty":"","pc":"SM3 0RP","url":"","dl":"MAAT","filters":{"ad":"811000000","em":"1","wtl":"1","mtl":"1","web":"1"},"mips":["Budgeting and Forecasting","Management Accounting","Value Added Tax","Bookkeeping","Payroll","Computerised Accountancy Systems"]},{"nm":"Mohammed Asif","ph":"01922474979","tn":"Walsall","uid":"80432","cn":"MA Accountancy Ltd","ad1":"88 West Bromwich Street","ad2":"Caldmore","ad3":"","cty":"West Midlands","pc":"WS1 4DB","url":"","dl":"FMAAT","filters":{"ad":"811000000","em":"1","wtl":"1","mtl":"0","web":"0"},"mips":["Personal Income Tax","Bookkeeping","Company Secretarial Services","Payroll","Corporation Tax","Value Added Tax","Capital Gains Tax","Management Accounting","Computerised Accountancy Systems","Financial Accounting \u0026 Accounts Preparation for statutory purposes","Budgeting and Forecasting","Financial Accounting \u0026 Accounts Preparation for sole traders and partnerships","Business Income Tax","Independent Examination","Inheritance Tax"]},{"nm":"Rosa Assado","ph":"07986440981","tn":"Bristol","uid":"289226","cn":"Numerico Accountancy Services","ad1":"57 Mile Walk","ad2":"","ad3":"","cty":"Avon","pc":"BS14 <text:soft-page-break/>0SL","url":"","dl":"FMAAT","filters":{"ad":"811000000","em":"1","wtl":"0","mtl":"1","web":"0"},"mips":["Bookkeeping","Value Added Tax","Corporation Tax","Financial Accounting \u0026 Accounts Preparation for statutory purposes","Personal Income Tax","Business Income Tax","Capital Gains Tax","Payroll","Computerised Accountancy Systems","Company Secretarial Services","Financial Accounting \u0026 Accounts Preparation for sole traders and partnerships"]},{"nm":"George Astle","ph":"01132185450","tn":"Leeds","uid":"301285","cn":"Winston Accountants","ad1":"Orchard View","ad2":"112 Street Lane","ad3":"","cty":"West Yorkshire","pc":"LS8 2AL","url":"","dl":"MAAT","filters":{"ad":"811000000","em":"1","wtl":"1","mtl":"0","web":"0"},"mips":["Payroll","Bookkeeping","Management Accounting","Personal Income Tax","Company Secretarial Services","Financial Accounting \u0026 Accounts Preparation for statutory purposes","Corporation Tax","Capital Gains Tax","Value Added Tax","Business Income Tax","Financial Accounting \u0026 Accounts Preparation for sole traders and partnerships"]},{"nm":"Stuart Atkins","ph":"01522544004","tn":"Lincoln","uid":"202384","cn":"Stuart Atkins","ad1":"Greetwell Place","ad2":"2 Limekiln Way","ad3":"","cty":"Lincolnshire","pc":"LN2 4US","url":"","dl":"MAAT","filters":{"ad":"811000000","em":"1","wtl":"1","mtl":"0","web":"0"},"mips":["Bookkeeping","Payroll","Financial Accounting \u0026 Accounts Preparation for statutory purposes","Corporation Tax","Financial Accounting \u0026 Accounts Preparation for sole traders and partnerships","Value Added Tax","Personal Income Tax"]},{"nm":"Hayley Atkinson","ph":"07837530798","tn":"Stafford","uid":"183964","cn":"HC Accounting Services","ad1":"35 Rowley Bank","ad2":"","ad3":"","cty":"Staffordshire","pc":"ST17 9BA","url":"","dl":"MAAT","filters":{"ad":"811000000","em":"1","wtl":"0","mtl":"1","web":"1"},"mips":["Management Accounting","Payroll","Budgeting and Forecasting","Value Added Tax","Personal Income Tax","Bookkeeping"]},{"nm":"Elizabeth Atkinson","ph":false,"tn":"Darlington","uid":"278036","cn":"Rox Tax + Accountancy LLP","ad1":"150 Eastbourne Road","ad2":false,"ad3":false,"cty":false,"pc":"DL1 4ES","url":false,"dl":"FMAAT","filters":{"ad":"811000001","em":"1","wtl":"0","mtl":"1","web":"0"},"mips":["Management Accounting","Corporation Tax","Bookkeeping","Financial Accounting \u0026 Accounts Preparation for sole traders and partnerships","Payroll","Personal Income Tax","Capital Gains Tax","Business Income Tax","Budgeting and Forecasting","Company Secretarial Services","Financial Accounting \u0026 Accounts Preparation for statutory purposes","Value Added Tax"]},{"nm":"Nicola Attwood","ph":"","tn":"Seaford","uid":"238002","cn":"Chalkdown Accounting","ad1":"New barn","ad2":"Silver Lane Bishopstone","ad3":"","cty":"","pc":"BN25 2FA","url":"","dl":"MAAT","filters":{"ad":"811000001","em":"1","wtl":"1","mtl":"1","web":"1"},"mips":["Value Added Tax","Financial Accounting \u0026 Accounts Preparation for statutory purposes","Financial Accounting \u0026 Accounts Preparation for sole traders and partnerships","Bookkeeping","Computerised Accountancy Systems"]},{"nm":"Margaret Attwood","ph":"07956707804","tn":"Cannock","uid":"288111","cn":"M.J.B Accountancy Services Limited","ad1":"51 Lyndhurst Road","ad2":"","ad3":"","cty":"Staffordshire","pc":"WS12 3HD","url":"","dl":"FMAAT","filters":{"ad":"811000001","em":"1","wtl":"1","mtl":"1","web":"1"},"mips":["Value Added Tax","Financial Accounting \u0026 Accounts Preparation for statutory purposes","Corporation Tax","Personal Income Tax","Financial Accounting \u0026 Accounts Preparation for sole traders and partnerships","Payroll","Bookkeeping"]},{"nm":"Harjinder Atwal","ph":"07742952842","tn":"Telford","uid":"294288","cn":"HKA Accountax","ad1":"8 Kingfisher Way","ad2":"Apley","ad3":"Telford","cty":"Shropshire","pc":"TF1 6FW","url":"http:\/\/atwalhacc.wix.com\/accountax","dl":"FMAAT","filters":<text:soft-page-break/>{"ad":"811000001","em":"1","wtl":"0","mtl":"0","web":"0"},"mips":["Internal Audit","Bookkeeping","Value</text:p>
      <text:p text:style-name="P1"><text:s/>Added Tax","Payroll","Financial Accounting \u0026 Accounts Preparation for statutory purposes","Independent Examination","Business Income Tax","Management Accounting","Corporation Tax","Personal Income Tax","Financial Accounting \u0026 Accounts Preparation for sole traders and partnerships"]},{"nm":"David Atyeo","ph":"01308424798","tn":"Bridport","uid":"314877","cn":"Donovan Atyeo Limited","ad1":"Unit 4 Hounsell Building","ad2":"North Mills Trading Estate","ad3":"","cty":"Dorset","pc":"DT6 3BE","url":"www.accounts-tax.co.uk","dl":"FMAAT","filters":{"ad":"811000000","em":"1","wtl":"1","mtl":"1","web":"1"},"mips":["Value Added Tax","Corporation Tax","Business Income Tax","Bookkeeping","Personal Income Tax","Payroll","Company Secretarial Services","Inheritance Tax","Capital Gains Tax","Financial Accounting \u0026 Accounts Preparation for statutory purposes","Management Accounting","Budgeting and Forecasting","Computerised Accountancy Systems","Financial Accounting \u0026 Accounts Preparation for sole traders and partnerships","Independent Examination"]},{"nm":"Rita Auluck","ph":"01753540102","tn":"SLOUGH","uid":"58289","cn":"San \u0026 Co Associates Ltd ","ad1":"58 Blandford Road South","ad2":false,"ad3":false,"cty":"Berkshire","pc":"SL3 7RY","url":false,"dl":"FMAAT","filters":{"ad":"811000000","em":"1","wtl":"1","mtl":"0","web":"1"},"mips":["Bookkeeping","Payroll","Financial Accounting \u0026 Accounts Preparation for sole traders and partnerships","Financial Accounting \u0026 Accounts Preparation for statutory purposes","Personal Income Tax","Value Added Tax","Business Income Tax","Corporation Tax"]},{"nm":"Mamade Aungraheeta","ph":"08454596500","tn":"London","uid":"221008","cn":"Simple Books Ltd","ad1":"Suite 47","ad2":"101 Clapham High Street","ad3":"","cty":"","pc":"SW4 7TB","url":"http:\/\/www.simplebook.co.uk","dl":"FMAAT","filters":{"ad":"811000000","em":"0","wtl":"0","mtl":"0","web":"0"},"mips":["Budgeting and Forecasting","Bookkeeping","Financial Accounting \u0026 Accounts Preparation for sole traders and partnerships","Business Income Tax","Management Accounting","Value Added Tax","Corporation Tax","Personal Income Tax","Financial Accounting \u0026 Accounts Preparation for statutory purposes","Computerised Accountancy Systems","Company Secretarial Services","Payroll"]},{"nm":"Jodie-Ann Austin","ph":"02393119831","tn":"Gosport","uid":"64008","cn":"JAA Accountants Ltd","ad1":"Flat 2","ad2":"137 Brockhurst Road","ad3":"","cty":"Hampshire","pc":"PO12 3AX","url":"","dl":"MAAT","filters":{"ad":"811000000","em":"1","wtl":"1","mtl":"1","web":"1"},"mips":["Company Secretarial Services","Personal Income Tax","Inheritance Tax","Business Income Tax","Bookkeeping","Payroll","Computerised Accountancy Systems","Capital Gains Tax","Management Accounting","Budgeting and Forecasting","Corporation Tax","Financial Accounting \u0026 Accounts Preparation for statutory purposes","Value Added Tax","Financial Accounting \u0026 Accounts Preparation for sole traders and partnerships"]},{"nm":"Samantha Austin","ph":"7956858374","tn":"Wallington","uid":"278554","cn":"Austin Outsourcing Limited","ad1":"33 Southway","ad2":"","ad3":"","cty":"Surrey","pc":"SM6 8DS","url":"http:\/\/www.austinoutsourcing.co.uk","dl":"MAAT","filters":{"ad":"811000001","em":"1","wtl":"0","mtl":"1","web":"0"},"mips":["Payroll","Bookkeeping","Value Added Tax","Management Accounting"]},{"nm":"Paul Austin","ph":"01453887025","tn":"Stroud","uid":"278982","cn":"First Accounting Ltd","ad1":"9 Ashley Drive","ad2":"Bussage","ad3":"","cty":"Gloucestershire","pc":"GL6 8BY","url":"","dl":"MAAT","filters":{"ad":"811000000","em":"1","wtl":"1","mtl":"0","web":"0"},"mips":["Financial Accounting \u0026 Accounts Preparation for sole traders and partnerships","Capital Gains <text:soft-page-break/>Tax","Payroll","Management Accounting","Company Secretarial Services","Value Added Tax","Personal Income Tax","Budgeting and Forecasting","Business Income Tax","Bookkeeping","Independent Examination","Corporation Tax","Financial Accounting \u0026 Accounts Preparation for statutory purposes"]},{"nm":"Marc Austin","ph":"01453887025","tn":"Stroud","uid":"314553","cn":"Marc Austin Accountancy","ad1":"9 Ashley Drive","ad2":"Bussage","ad3":"","cty":"Gloucestershire","pc":"GL6 8BY","url":"http:\/\/www.marcaustin.co.uk","dl":"FMAAT AATQB","filters":{"ad":"811000000","em":"1","wtl":"0","mtl":"0","web":"1"},"mips":["Value Added Tax","Management Accounting","Company Secretarial Services","Payroll","Bookkeeping","Capital Gains Tax","Corporation Tax","Personal Income Tax","Financial Accounting \u0026 Accounts Preparation for sole traders and partnerships","Independent Examination","Financial Accounting \u0026 Accounts Preparation for statutory purposes","Budgeting and Forecasting","Business Income Tax"]},{"nm":"Alexandra Avery","ph":false,"tn":"Holmfirth","uid":"301058","cn":"Alex Avery Bookkeeping","ad1":"51 Weavers Mill Way","ad2":false,"ad3":false,"cty":false,"pc":"HD9 7FB","url":false,"dl":"MAAT","filters":{"ad":"811000001","em":"1","wtl":"0","mtl":"1","web":"0"},"mips":["Bookkeeping","Computerised Accountancy Systems","Value Added Tax","Financial Accounting \u0026 Accounts Preparation for sole traders and partnerships"]},{"nm":"Angela Avery","ph":"01684274823","tn":"Tewkesbury","uid":"312378","cn":"Avery Accounting Services","ad1":"9 Lapwing Close","ad2":"Northway","ad3":"","cty":"Gloucestershire","pc":"GL20 8TN","url":"","dl":"FMAAT","filters":{"ad":"811000001","em":"0","wtl":"1","mtl":"0","web":"0"},"mips":["Computerised Accountancy Systems","Value Added Tax","Financial Accounting \u0026 Accounts Preparation for sole traders and partnerships","Personal Income Tax","Budgeting and Forecasting","Payroll","Corporation Tax","Business Income Tax","Financial Accounting \u0026 Accounts Preparation for statutory purposes","Bookkeeping"]},{"nm":"Rachel Ayling","ph":"01255688781","tn":"CLACTON-ON-SEA","uid":"2045581","cn":"Essex Bookkeeping","ad1":"7 Meadow Close","ad2":"","ad3":"","cty":"Essex","pc":"CO15 4SN","url":"","dl":"MAAT AATQB","filters":{"ad":"811000000","em":"1","wtl":"0","mtl":"1","web":"0"},"mips":["Value Added Tax","Bookkeeping","Financial Accounting \u0026 Accounts Preparation for sole traders and partnerships"]},{"nm":"Alison Aylmer-Kelly","ph":"08450176787","tn":"Corsham","uid":"312815","cn":"The Aylmer-Kelly Partnership LLP","ad1":"Hartham Park","ad2":"Hartham Lane","ad3":"","cty":"Wiltshire","pc":"SN13 0RP","url":"www.aylmerkelly.co.uk","dl":"MAAT","filters":{"ad":"811000000","em":"1","wtl":"1","mtl":"1","web":"1"},"mips":["Management Accounting","Payroll","Budgeting and Forecasting","Corporation Tax","Financial Accounting \u0026 Accounts Preparation for statutory purposes","Business Income Tax","Bookkeeping","Capital Gains Tax","Company Secretarial Services","Financial Accounting \u0026 Accounts Preparation for sole traders and partnerships","Computerised Accountancy Systems","Personal Income Tax","Value Added Tax"]},{"nm":"Tariq Ayoub","ph":"","tn":"Ilford","uid":"312005","cn":"T A Consultancy Limited","ad1":"89 Kinfauns Road","ad2":"Goodmayes, Essex","ad3":"","cty":"","pc":"IG3 9QJ","url":"","dl":"FMAAT","filters":{"ad":"811000000","em":"1","wtl":"1","mtl":"1","web":"1"},"mips":["Management Accounting","Payroll","Bookkeeping","Company Secretarial Services","Capital Gains Tax","Budgeting and Forecasting","Business Income Tax","Inheritance Tax","Personal Income Tax","Financial Accounting \u0026 Accounts Preparation for statutory purposes","Financial Accounting \u0026 Accounts Preparation for sole traders and partnerships","Value Added Tax","Corporation Tax"]},{"nm":"Christopher Ayres","ph":"01133572050","tn":"Leeds","uid":"281242","cn":"Ayres Vause Accountancy","ad1":"AIREDALE HOUSE","ad2":"423 KIRKSTALL ROAD","ad3":"","cty":"West Yorkshire","pc":"LS4 2EW","url":"","dl":"MAAT","filters":<text:soft-page-break/>{"ad":"811000000","em":"1","wtl":"0","mtl":"0","web":"1"},"mips":["Management Accounting","Corporation Tax","Value Added Tax","Bookkeeping","Computerised Accountancy Systems","Financial Accounting \u0026 Accounts Preparation for sole traders and partnerships","Financial Accounting \u0026 Accounts Preparation for statutory purposes","Payroll","Personal Income Tax","Budgeting and Forecasting"]},{"nm":"Umran Azam","ph":"07816088170","tn":"Birmingham","uid":"123615","cn":"Dolphin Business Solutions Limited","ad1":"466 Walsall Road","ad2":"Perry Barr","ad3":false,"cty":false,"pc":"B42 2LU","url":false,"dl":"FMAAT","filters":{"ad":"811000001","em":"0","wtl":"0","mtl":"0","web":"0"},"mips":["Personal Income Tax","Capital Gains Tax","Financial Accounting \u0026 Accounts Preparation for statutory purposes","Management Accounting","Budgeting and Forecasting","Bookkeeping","Business Income Tax","Value Added Tax","Financial Accounting \u0026 Accounts Preparation for sole traders and partnerships","Computerised Accountancy Systems","Company Secretarial Services","Corporation Tax","Payroll"]},{"nm":"Mohammad Azam","ph":"01618326646","tn":"Manchester","uid":"291075","cn":"Azam \u0026 Co","ad1":"141 Cheetham Hill Road","ad2":"","ad3":"","cty":"Lancashire","pc":"M8 8LY","url":"","dl":"MAAT","filters":{"ad":"811000000","em":"0","wtl":"0","mtl":"0","web":"0"},"mips":["Corporation Tax","Payroll","Bookkeeping","Financial Accounting \u0026 Accounts Preparation for statutory purposes","Capital Gains Tax","Personal Income Tax","Value Added Tax","Independent Examination","Management Accounting","Business Income Tax","Financial Accounting \u0026 Accounts Preparation for sole traders and partnerships","Budgeting and Forecasting"]},{"nm":"Azmi Azmi","ph":"2088509218","tn":"London","uid":"63804","cn":"","ad1":"342 Green Lane","ad2":"New Eltham","ad3":"","cty":"","pc":"SE9 3TH","url":"","dl":"MAAT AATQB","filters":{"ad":"811000000","em":"1","wtl":"0","mtl":"0","web":"0"},"mips":["Value Added Tax","Business Income Tax","Management Accounting","Financial</text:p>
      <text:p text:style-name="P1"><text:s/>Accounting \u0026 Accounts Preparation for statutory purposes","Company Secretarial Services","Payroll","Capital Gains Tax","Computerised Accountancy Systems","Financial Accounting \u0026 Accounts Preparation for sole traders and partnerships","Budgeting and Forecasting","Corporation Tax","Bookkeeping","Personal Income Tax"]},{"nm":"Christine Badcock","ph":"02380267402","tn":"Eastleigh","uid":"167475","cn":"Cajal Accountancy Services Ltd","ad1":"7 Heathfield Road","ad2":"","ad3":"","cty":"Hampshire","pc":"SO53 5RP","url":"","dl":"MAAT","filters":{"ad":"811000000","em":"0","wtl":"0","mtl":"0","web":"0"},"mips":["Company Secretarial Services","Bookkeeping","Value Added Tax","Financial Accounting \u0026 Accounts Preparation for sole traders and partnerships","Payroll","Capital Gains Tax","Corporation Tax","Independent Examination","Financial Accounting \u0026 Accounts Preparation for statutory purposes","Personal Income Tax"]},{"nm":"Elizabeth Bagg","ph":"01458274479","tn":"Somerton","uid":"67424","cn":"E Bagg - Accounts","ad1":"26 Etsome Terrace","ad2":"","ad3":"","cty":"Somerset","pc":"TA11 6LD","url":"http:\/\/ebagg-accounts.co.uk","dl":"FMAAT","filters":{"ad":"811000000","em":"1","wtl":"1","mtl":"0","web":"0"},"mips":["Bookkeeping","Budgeting and Forecasting","Management Accounting","Payroll","Capital Gains Tax","Corporation Tax","Inheritance Tax","Business Income Tax","Value Added Tax","Personal Income Tax","Company Secretarial Services","Financial Accounting \u0026 Accounts Preparation for statutory purposes","Financial Accounting \u0026 Accounts Preparation for sole traders and partnerships"]},{"nm":"Catherine <text:s/>Baggott","ph":"01642065066","tn":"Redcar","uid":"2148273","cn":"CB Admin Solutions","ad1":"Pod 8, The Palace Hub, 28-29 Esplanade","ad2":"","ad3":"","cty":"","pc":"TS10 3AE","url":"","dl":"MAAT","filters":{"ad":"811000001","em":"1","wtl":"1","mtl":"1","web":"1"},"mips":["Bookkeeping"]},{"nm":"Vivek Bahanda","ph":"07778883456","tn":"Hounslow","uid":"203591","cn":"Greentree <text:soft-page-break/>Accountancy Services Ltd","ad1":"5 Park Avenue","ad2":"","ad3":"","cty":"Middlesex","pc":"TW3 2NA","url":"www.greentreeaccountantsuk.com","dl":"MAAT","filters":{"ad":"811000000","em":"1","wtl":"1","mtl":"1","web":"1"},"mips":["Value Added Tax","Corporation Tax","Computerised Accountancy Systems","Business Income Tax","Budgeting and Forecasting","Management Accounting","Payroll","Personal Income Tax","Independent Examination","Capital Gains Tax","Inheritance Tax","Financial Accounting \u0026 Accounts Preparation for statutory purposes","Bookkeeping","Financial Accounting \u0026 Accounts Preparation for sole traders and partnerships","Company Secretarial Services","Limited Assurance Engagement"]},{"nm":"Linda Baharier","ph":"01883744378","tn":"Redhill","uid":"304692","cn":"Countryside Accounting Ltd","ad1":"1 Castlehill Cottages","ad2":"Outwood Lane","ad3":"Bletchingley","cty":"Surrey","pc":"RH1 4LR","url":"http:\/\/www.countrysideaccountants.co.uk\/","dl":"FMAAT","filters":{"ad":"811000000","em":"1","wtl":"1","mtl":"0","web":"0"},"mips":{"0":"Bookkeeping","1":"Personal Income Tax","2":"Corporation Tax","3":"Financial Accounting \u0026 Accounts Preparation for statutory purposes","4":"Management Accounting","5":"Payroll","6":"Value Added Tax","7":"Capital Gains Tax","8":"Budgeting and Forecasting","10":"Business Income Tax","11":"Independent Examination","12":"Company Secretarial Services","13":"Computerised Accountancy Systems","14":"Financial Accounting \u0026 Accounts Preparation for sole traders and partnerships"}},{"nm":"Nina Baikoro","ph":"02088193479","tn":"London","uid":"62490","cn":"Qorro \u0026 Associates Ltd","ad1":"86-90 Paul Street","ad2":"","ad3":"","cty":"","pc":"EC2A 4NE","url":"qorroassociates.co.uk","dl":"MAAT","filters":{"ad":"811000001","em":"1","wtl":"1","mtl":"0","web":"1"},"mips":["Capital Gains Tax","Financial Accounting \u0026 Accounts Preparation for sole traders and partnerships","Personal Income Tax","Company Secretarial Services","Financial Accounting \u0026 Accounts Preparation for statutory purposes","Corporation Tax","Management Accounting","Budgeting and Forecasting","Bookkeeping","Value Added Tax","Computerised Accountancy Systems","Payroll","Business Income Tax"]},{"nm":"Donna Bailey","ph":"01226208000","tn":"Barnsley","uid":"94599","cn":"Dg Books","ad1":"325 Doncaster Road","ad2":"","ad3":"","cty":"South Yorkshire","pc":"S70 3PJ","url":"","dl":"FMAAT","filters":{"ad":"811000000","em":"1","wtl":"1","mtl":"0","web":"1"},"mips":["Management Accounting","Value Added Tax","Financial Accounting \u0026 Accounts Preparation for statutory purposes","Business Income Tax","Personal Income Tax","Payroll","Company Secretarial Services","Budgeting and Forecasting","Financial Accounting \u0026 Accounts Preparation for sole traders and partnerships","Corporation Tax","Bookkeeping"]},{"nm":"Simon Bailey","ph":"07931638007","tn":"Northwich","uid":"288533","cn":"Tick \u0026 Tally Limited","ad1":"10 Whitley Drive","ad2":"Hartford","ad3":"","cty":"Cheshire","pc":"CW8 1RJ","url":"www.tickandtally.co.uk","dl":"MAAT","filters":{"ad":"811000000","em":"1","wtl":"1","mtl":"1","web":"1"},"mips":["Financial Accounting \u0026 Accounts Preparation for statutory purposes","Budgeting and Forecasting","Business Income Tax","Financial Accounting \u0026 Accounts Preparation for sole traders and partnerships","Management Accounting","Value Added Tax","Personal Income Tax","Corporation Tax","Bookkeeping","Computerised Accountancy Systems","Company Secretarial Services","Payroll"]},{"nm":"Gareth Bailey","ph":"07854784898","tn":"Lostwithiel","uid":"293951","cn":"Gareth Bailey FMAAT","ad1":"27 Uzella Park","ad2":"","ad3":"","cty":"Cornwall","pc":"PL22 0BB","url":"","dl":"FMAAT AATQB","filters":{"ad":"811000000","em":"1","wtl":"1","mtl":"1","web":"1"},"mips":["Business Income Tax","Personal Income Tax","Value Added Tax","Bookkeeping"]},{"nm":"Tracey Bailey","ph":false,"tn":"Isleworth","uid":"2128925","cn":"Tracey Bailey","ad1":"49 Clydesdale <text:soft-page-break/>Close","ad2":false,"ad3":false,"cty":false,"pc":"TW7 6ST","url":false,"dl":"MAAT","filters":{"ad":"811000001","em":"1","wtl":"0","mtl":"1","web":"0"},"mips":["Value Added Tax","Computerised Accountancy Systems","Bookkeeping"]},{"nm":"Shyqyri Bajrakurtaj","ph":"2086591350","tn":"London","uid":"299289","cn":"Majors Accounts \u0026 Co Ltd","ad1":"Major Accounts","ad2":"118 Sydenham Road","ad3":"","cty":"","pc":"SE26 5JX","url":"","dl":"FMAAT","filters":{"ad":"811000001","em":"1","wtl":"0","mtl":"0","web":"0"},"mips":["Bookkeeping","Management Accounting","Payroll","Business Income Tax","Financial Accounting \u0026 Accounts Preparation for sole traders and partnerships","Value Added Tax","Corporation Tax","Capital Gains Tax","Personal Income Tax","Financial Accounting \u0026 Accounts Preparation for statutory purposes","Budgeting and Forecasting"]},{"nm":"Stephen Baker","ph":"01133226136","tn":"Leeds","uid":"174163","cn":"Baker \u0026 Co","ad1":"26-28 New Road Side","ad2":"Rawdon","ad3":"","cty":"West Yorkshire","pc":"LS19 6HN","url":"","dl":"MAAT","filters":{"ad":"811000000","em":"1","wtl":"1","mtl":"0","web":"0"},"mips":["Bookkeeping","Value Added Tax","Payroll","Budgeting and Forecasting","Corporation Tax","Management Accounting","Financial Accounting \u0026 Accounts Preparation for sole traders and partnerships","Business Income Tax","Capital Gains Tax","Personal Income Tax","Financial Accounting \u0026 Accounts Preparation for statutory purposes"]},{"nm":"Lauren Baker","ph":"","tn":"Hertfordshire","uid":"194906","cn":"Lucid Books Limited","ad1":"5 Damask Green","ad2":"Hemel Hempstead","ad3":"","cty":"","pc":"HP1 2HH","url":"","dl":"MAAT","filters":{"ad":"811000000","em":"1","wtl":"1","mtl":"1","web":"1"},"mips":["Capital Gains Tax","Financial Accounting \u0026 Accounts Preparation for statutory purposes","Personal Income Tax","Management Accounting","Corporation Tax","Financial Accounting \u0026 Accounts Preparation for sole traders and partnerships","Company Secretarial Services","Payroll","Bookkeeping","Value Added Tax"]},{"nm":"Julie Baker","ph":"08448111300","tn":"Solihull","uid":"288385","cn":"Financial Accounting Services Ltd","ad1":"Virginia House","ad2":"56 Warwick Road","ad3":"Olton","cty":"West Midlands","pc":"B92 7HX","url":"","dl":"FMAAT","filters":{"ad":"811000000","em":"1","wtl":"1","mtl":"0","web":"0"},"mips":["Value Added Tax","Corporation Tax","Payroll","Business Income Tax","Inheritance Tax","Company Secretarial Services","Capital Gains Tax","Computerised Accountancy Systems","Management Accounting","Personal Income Tax","Financial Accounting \u0026 Accounts Preparation for sole traders and partnerships","Budgeting and Forecasting","Bookkeeping","Financial Accounting \u0026 Accounts Preparation for statutory purposes"]},{"nm":"Claire Baker","ph":"01590622840","tn":"Brockenhurst","uid":"297908","cn":"New Forest Accounting Services Limited","ad1":"12 Horlock Road","ad2":"","ad3":"","cty":"Hampshire","pc":"SO42 7TJ","url":"","dl":"MAAT","filters":{"ad":"811000001","em":"1","wtl":"1","mtl":"0","web":"0"},"mips":["Payroll","Capital Gains Tax","Company Secretarial Services","Financial Accounting \u0026 Accounts Preparation for statutory purposes","Value Added Tax","Financial Accounting \u0026 Accounts Preparation for sole traders and partnerships","Personal Income Tax","Business Income Tax","Independent Examination","Corporation Tax","Computerised Accountancy Systems","Management Accounting","Bookkeeping"]},{"nm":"Rachel Baker","ph":"07740902078","tn":"Wedmore","uid":"310973","cn":"Rachel Baker","ad1":"The Butcher Cottage","ad2":"Church Street","ad3":"","cty":"Somerset","pc":"BS28 4AB","url":"","dl":"FMAAT","filters":{"ad":"811000000","em":"1","wtl":"1","mtl":"1","web":"1"},"mips":["Payroll","Bookkeeping","Personal Income Tax","Management Accounting","Financial Accounting \u0026 Accounts Preparation</text:p>
      <text:p text:style-name="P1"><text:soft-page-break/><text:s/>for sole traders and partnerships","Corporation Tax","Business Income Tax","Capital Gains Tax","Company Secretarial Services","Value Added Tax","Computerised Accountancy Systems","Budgeting and Forecasting","Financial Accounting \u0026 Accounts Preparation for statutory purposes"]},{"nm":"Rachel Baker","ph":"01179211222","tn":"BRISTOL","uid":"314485","cn":"Wilkinson \u0026 Partners Limited ","ad1":"75a Jacobs Wells Road","ad2":"Clifton","ad3":false,"cty":"Avon","pc":"BS8 1DJ","url":false,"dl":"MAAT","filters":{"ad":"811000000","em":"1","wtl":"1","mtl":"0","web":"0"},"mips":["Budgeting and Forecasting","Computerised Accountancy Systems","Bookkeeping","Management Accounting","Payroll","Financial Accounting \u0026 Accounts Preparation for statutory purposes","Financial Accounting \u0026 Accounts Preparation for sole traders and partnerships","Value Added Tax","Company Secretarial Services"]},{"nm":"Carol Bakhshi","ph":"01962711922","tn":"Winchester","uid":"290085","cn":"Format Accounts","ad1":"76 Church Lane","ad2":"Colden Common","ad3":"","cty":"Hampshire","pc":"SO21 1TS","url":"","dl":"FMAAT","filters":{"ad":"811000001","em":"1","wtl":"1","mtl":"1","web":"1"},"mips":["Financial Accounting \u0026 Accounts Preparation for statutory purposes","Value Added Tax","Bookkeeping","Personal Income Tax","Business Income Tax","Payroll","Management Accounting","Financial Accounting \u0026 Accounts Preparation for sole traders and partnerships"]},{"nm":"Carol Baldwin","ph":"07904461751","tn":"Gloucester","uid":"63372","cn":"Carol Baldwin","ad1":"6 Hurst Close","ad2":"Longlevens","ad3":"","cty":"Gloucestershire","pc":"GL2 0BL","url":"","dl":"MAAT","filters":{"ad":"811000000","em":"1","wtl":"0","mtl":"0","web":"0"},"mips":["Financial Accounting \u0026 Accounts Preparation for statutory purposes","Value Added Tax","Financial Accounting \u0026 Accounts Preparation for sole traders and partnerships","Payroll","Personal Income Tax","Bookkeeping","Business Income Tax"]},{"nm":"Andrew Ball","ph":"01792798561","tn":"Swansea","uid":"295458","cn":"Sa1 Accountants Limited","ad1":"132 Carmel Road","ad2":"Winch Wen","ad3":"","cty":"West Glamorgan","pc":"SA1 7LB","url":"","dl":"MAAT","filters":{"ad":"811000000","em":"1","wtl":"1","mtl":"0","web":"0"},"mips":["Computerised Accountancy Systems","Budgeting and Forecasting","Personal Income Tax","Corporation Tax","Business Income Tax","Bookkeeping","Financial Accounting \u0026 Accounts Preparation for statutory purposes","Financial Accounting \u0026 Accounts Preparation for sole traders and partnerships","Payroll","Management Accounting","Value Added Tax","Company Secretarial Services"]},{"nm":"Andrew Ball","ph":"07449889289","tn":"Newmarket","uid":"2196845","cn":"ASB Bookkeeping Limited","ad1":"3 Mill Reef Close","ad2":"","ad3":"","cty":"","pc":"CB8 7RW","url":"www.asb-bookkeeping.uk","dl":"AATQB","filters":{"ad":"811000000","em":"1","wtl":"1","mtl":"0","web":"1"},"mips":["Financial Accounting \u0026 Accounts Preparation for sole traders and partnerships","Bookkeeping","Value Added Tax","Computerised Accountancy Systems"]},{"nm":"Neil Ballard","ph":"02920735502","tn":"Cardiff","uid":"308206","cn":"Lewis Ballard Ltd","ad1":"Celtic House","ad2":"Caxton Place","ad3":"Pentwyn","cty":"South Glamorgan","pc":"CF23 8HA","url":"","dl":"FMAAT","filters":{"ad":"811000000","em":"1","wtl":"0","mtl":"0","web":"1"},"mips":["Management Accounting","Company Secretarial Services","Financial Accounting \u0026 Accounts Preparation for sole traders and partnerships","Payroll","Bookkeeping","Capital Gains Tax","Financial Accounting \u0026 Accounts Preparation for statutory purposes","Inheritance Tax","Value Added Tax","Budgeting and Forecasting","Personal Income Tax","Corporation Tax","Business Income Tax","Computerised Accountancy Systems"]},{"nm":"Richard Ballard","ph":"7971790180","tn":"South Croydon","uid":"1234331","cn":"Ryefield Associates Limited","ad1":"Progress House","ad2":"404 Brighton Road","ad3":"","cty":"Surrey","pc":"CR2 <text:soft-page-break/>6AN","url":"http:\/\/www.ryefields.com","dl":"MAAT","filters":{"ad":"811000001","em":"1","wtl":"0","mtl":"1","web":"0"},"mips":["Company Secretarial Services","Personal Income Tax","Inheritance Tax","Financial Accounting \u0026 Accounts Preparation for statutory purposes","Computerised Accountancy Systems","Payroll","Bookkeeping","Financial Accounting \u0026 Accounts Preparation for sole traders and partnerships","Corporation Tax","Capital Gains Tax","Value Added Tax","Business Income Tax"]},{"nm":"Karen Balloch","ph":"07866126646","tn":"Daventry","uid":"219623","cn":"KB Book-keeping Ltd","ad1":"32 Lake Crescent","ad2":"","ad3":"","cty":"Northamptonshire","pc":"NN11 9EB","url":"","dl":"MAAT","filters":{"ad":"811000001","em":"1","wtl":"1","mtl":"0","web":"0"},"mips":["Budgeting and Forecasting","Computerised Accountancy Systems","Financial Accounting \u0026 Accounts Preparation for sole traders and partnerships","Financial Accounting \u0026 Accounts Preparation for statutory purposes","Value Added Tax","Corporation Tax","Payroll","Bookkeeping","Business Income Tax","Management Accounting","Personal Income Tax"]},{"nm":"Suraj-Dean Balogun","ph":"02088577649","tn":"London","uid":"310954","cn":"Dean Balogun \u0026 Co Accountant Ltd","ad1":"118 Chinbrook Road","ad2":"Lee","ad3":"","cty":"","pc":"SE12 9QP","url":"","dl":"FMAAT","filters":{"ad":"811000000","em":"1","wtl":"1","mtl":"1","web":"1"},"mips":["Business Income Tax","Capital Gains Tax","Inheritance Tax","Budgeting and Forecasting","Financial Accounting \u0026 Accounts Preparation for sole traders and partnerships","Personal Income Tax","Computerised Accountancy Systems","Corporation Tax","Limited Assurance Engagement","Financial Accounting \u0026 Accounts Preparation for statutory purposes","Company Secretarial Services","Bookkeeping","Value Added Tax","Payroll","Independent Examination","Management Accounting"]},{"nm":"Stephen Balogun","ph":"","tn":"LONDON","uid":"313849","cn":"Balogun Accountancy Services","ad1":"92 Goulden House","ad2":"Bullen Street","ad3":"","cty":"","pc":"SW11 3HH","url":"","dl":"MAAT","filters":{"ad":"811000000","em":"1","wtl":"1","mtl":"1","web":"1"},"mips":["Computerised Accountancy Systems","Budgeting and Forecasting","Financial Accounting \u0026 Accounts Preparation for statutory purposes","Financial Accounting \u0026 Accounts Preparation for sole traders and partnerships","Management Accounting","Bookkeeping","Personal Income Tax","Value Added Tax","Payroll","Corporation Tax"]},{"nm":"Davina Bancroft","ph":"7909621894","tn":"Nottingham","uid":"289964","cn":"Bancroft Accountancy Services","ad1":"218 College Street","ad2":"Long Eaton","ad3":"","cty":"Derbyshire","pc":"NG10 4GW","url":"","dl":"MAAT","filters":{"ad":"811000000","em":"0","wtl":"1","mtl":"0","web":"0"},"mips":["Financial Accounting \u0026 Accounts Preparation for statutory purposes","Value Added Tax","Personal Income Tax","Payroll","Financial Accounting \u0026 Accounts Preparation for sole traders and partnerships","Bookkeeping"]},{"nm":"Richard Banfield","ph":"01934611545","tn":"Weston-super-mare","uid":"209500","cn":"Ideal Accountancy Services","ad1":"The Hive","ad2":"6 Beaufighter Road","ad3":"","cty":"Avon","pc":"BS24 8EE","url":"","dl":"MAAT","filters":{"ad":"811000000","em":"1","wtl":"1","mtl":"1","web":"1"},"mips":["Company Secretarial Services","Value Added Tax","Personal Income Tax","Budgeting and Forecasting","Management Accounting","Capital Gains Tax","Bookkeeping","Financial Accounting \u0026 Accounts Preparation for statutory purposes","Financial Accounting \u0026 Accounts Preparation for sole traders and partnerships","Corporation Tax","Payroll","Computerised Accountancy Systems","Business Income Tax"]},{"nm":"Tracey Bankinson","ph":"02036673396","tn":"London","uid":"120693","cn":"Te Ban and Co","ad1":"49 Peckham High St","ad2":"","ad3":"","cty":"","pc":"SE15 5EB","url":"","dl":"FMAAT AATQB","filters":{"ad":"811000001","em":"1","wtl":"1","mtl":"0","web":"0"},"mips":["Personal Income Tax","Bookkeeping","Budgeting and Forecasting","Computerised Accountancy <text:soft-page-break/>Systems","Financial Accounting \u0026 Accounts Preparation for sole traders and partnerships","Capital Gains Tax","Business Income Tax","Value Added Tax","Company Secretarial Services","Inheritance Tax","Corporation Tax","Financial Accounting \u0026 Accounts Preparation for statutory purposes","Management Accounting","Independent Examination","Payroll"]},{"nm":"Hasanul Banna","ph":"07894212258","tn":"London","uid":"321241","cn":"Deen Accountancy Ltd","ad1":"FLAT 140 MERCER COURT","ad2":"6 CANDLE STREET","ad3":"Room no 4","cty":"","pc":"E1 4SG","url":"","dl":"MAAT","filters":{"ad":"811000000","em":"1","wtl":"0","mtl":"1","web":"0"},"mips":["Corporation Tax","Management Accounting","Personal Income Tax","Business Income Tax","Value Added Tax","Payroll","Bookkeeping"]},{"nm":"Judith Bannister","ph":"02083118844","tn":"Welling","uid":"279338","cn":"JY Bannister","ad1":"51 Hadlow Road","ad2":false,"ad3":false,"cty":"Kent","pc":"DA16 1AX","url":false,"dl":"MAAT","filters":{"ad":"811000001","em":"1","wtl":"0","mtl":"0","web":"0"},"mips":["Value Added Tax","Corporation Tax","Bookkeeping","Financial Accounting \u0026 Accounts Preparation for sole traders and partnerships","Personal Income Tax","Financial Accounting \u0026 Accounts Preparation for statutory purposes","Payroll"]},{"nm":"Craig Bannister","ph":"07866044729","tn":"Leeds","uid":"310765","cn":"Bannister Prentice Ltd","ad1":"Garforth Town Football Club","ad2":"Cedar Ridge","ad3":"Garforth","cty":"West Yorkshire","pc":"LS25 2PF","url":"","dl":"FMAAT","filters":{"ad":"811000000","em":"0","wtl":"1","mtl":"1","web":"0"},"mips":["Corporation Tax","Management Accounting","Capital Gains Tax","Company Secretarial Services","Financial Accounting \u0026 Accounts Preparation for sole traders and partnerships","Bookkeeping","Financial Accounting</text:p>
      <text:p text:style-name="P1"><text:s/>\u0026 Accounts Preparation for statutory purposes","Value Added Tax","Personal Income Tax","Budgeting and Forecasting","Inheritance Tax","Business Income Tax","Payroll","Computerised Accountancy Systems"]},{"nm":"Joseph Banwo","ph":"07811368478","tn":"Northampton","uid":"272876","cn":"JA Accountancy \u0026 Consultancy Services","ad1":"36 Tate Grove","ad2":"Hardingstone","ad3":"","cty":"Northamptonshire","pc":"NN4 6UY","url":"","dl":"MAAT","filters":{"ad":"811000000","em":"1","wtl":"0","mtl":"0","web":"1"},"mips":["Bookkeeping","Value Added Tax","Management Accounting","Personal Income Tax","Financial Accounting \u0026 Accounts Preparation for statutory purposes","Capital Gains Tax","Internal Audit","Corporation Tax","Budgeting and Forecasting","Business Income Tax","Inheritance Tax","Payroll","Financial Accounting \u0026 Accounts Preparation for sole traders and partnerships","Computerised Accountancy Systems"]},{"nm":"Lawrie Baptiste","ph":"07512552771","tn":"HUDDERSFIELD","uid":"132283","cn":"Tersus Bookkeeping","ad1":"43 Bentley Street","ad2":"","ad3":"","cty":"","pc":"HD1 3UJ","url":"","dl":"MAAT","filters":{"ad":"811000000","em":"1","wtl":"1","mtl":"1","web":"1"},"mips":["Value Added Tax","Financial Accounting \u0026 Accounts Preparation for sole traders and partnerships","Bookkeeping","Computerised Accountancy Systems"]},{"nm":"Georgina Barber","ph":"01279812105","tn":"Cambridge","uid":"75396","cn":"Gina\u0027s Business Services","ad1":"The Bungalow","ad2":"Green Lane","ad3":"","cty":"Bedfordshire","pc":"MK44 2AF","url":"","dl":"MAAT","filters":{"ad":"811000000","em":"1","wtl":"0","mtl":"0","web":"0"},"mips":["Computerised Accountancy Systems","Payroll","Bookkeeping"]},{"nm":"Anthony Barber","ph":"01945774575","tn":"Wisbech","uid":"299209","cn":"Adb Accountancy Services Ltd","ad1":"21a St. Peters Road","ad2":"Upwell","ad3":"","cty":"Cambridgeshire","pc":"PE14 9EH","url":"","dl":"FMAAT","filters":{"ad":"811000000","em":"1","wtl":"1","mtl":"0","web":"0"},"mips":["Financial Accounting \u0026 <text:soft-page-break/>Accounts Preparation for statutory purposes","Capital Gains Tax","Company Secretarial Services","Corporation Tax","Management Accounting","Computerised Accountancy Systems","Bookkeeping","Value Added Tax","Payroll","Personal Income Tax","Business Income Tax","Financial Accounting \u0026 Accounts Preparation for sole traders and partnerships"]},{"nm":"John Barber","ph":"01215501722","tn":"Halesowen","uid":"306664","cn":"John P Barber \u0026 Co","ad1":"441 Bromsgrove Road","ad2":"Hunnington","ad3":"","cty":"West Midlands","pc":"B62 0JJ","url":"","dl":"FMAAT","filters":{"ad":"811000000","em":"1","wtl":"0","mtl":"0","web":"1"},"mips":["Management Accounting","Bookkeeping","Personal Income Tax","Company Secretarial Services","Corporation Tax","Financial Accounting \u0026 Accounts Preparation for sole traders and partnerships","Budgeting and Forecasting","Financial Accounting \u0026 Accounts Preparation for statutory purposes","Business Income Tax"]},{"nm":"Pennie Barker","ph":"01335390380","tn":"Matlock","uid":"224690","cn":"Rural Accountancy Services","ad1":"2 ROYSTONE GRANGE COTTAGE","ad2":"PIKEHALL","ad3":"","cty":"Derbyshire","pc":"DE4 2PQ","url":"","dl":"MAAT AATQB","filters":{"ad":"811000000","em":"1","wtl":"1","mtl":"0","web":"0"},"mips":["Budgeting and Forecasting","Value Added Tax","Business Income Tax","Bookkeeping","Financial Accounting \u0026 Accounts Preparation for statutory purposes","Management Accounting","Company Secretarial Services","Payroll","Personal Income Tax","Financial Accounting \u0026 Accounts Preparation for sole traders and partnerships"]},{"nm":"Adam Barker","ph":"07825786972","tn":"Leominster","uid":"282807","cn":"Jerome Associates Ltd","ad1":"Office Suite C","ad2":"6 Corn Square","ad3":"","cty":"Herefordshire","pc":"HR6 8LR","url":"http:\/\/www.jeromeassociates.co.uk","dl":"FMAAT","filters":{"ad":"811000000","em":"1","wtl":"1","mtl":"0","web":"1"},"mips":["Computerised Accountancy Systems","Bookkeeping","Management Accounting","Company Secretarial Services","Financial Accounting \u0026 Accounts Preparation for sole traders and partnerships","Business Income Tax","Financial Accounting \u0026 Accounts Preparation for statutory purposes","Value Added Tax","Corporation Tax","Personal Income Tax","Inheritance Tax","Capital Gains Tax","Budgeting and Forecasting","Payroll"]},{"nm":"Sonia Barker","ph":"1386834117","tn":"Evesham","uid":"307894","cn":"Wilkes Accountancy","ad1":"Haddonsacre Business Centre","ad2":"Station Road","ad3":"Offenham","cty":"Worcestershire","pc":"WR11 8JJ","url":"","dl":"FMAAT","filters":{"ad":"811000000","em":"1","wtl":"0","mtl":"0","web":"1"},"mips":["Personal Income Tax","Company Secretarial Services","Corporation Tax","Value Added Tax","Computerised Accountancy Systems","Financial Accounting \u0026 Accounts Preparation for statutory purposes","Business Income Tax","Financial Accounting \u0026 Accounts Preparation for sole traders and partnerships","Payroll","Bookkeeping"]},{"nm":"Stephen Barker","ph":"01728830736","tn":"Saxmundham","uid":"314268","cn":"MBS Accountancy Services Ltd","ad1":"Garden House","ad2":"11 Judith Avenue","ad3":"Knodishall","cty":"Suffolk","pc":"IP17 1UY","url":"","dl":"FMAAT","filters":{"ad":"811000000","em":"1","wtl":"0","mtl":"0","web":"1"},"mips":["Personal Income Tax","Payroll","Corporation Tax","Financial Accounting \u0026 Accounts Preparation for statutory purposes","Capital Gains Tax","Financial Accounting \u0026 Accounts Preparation for sole traders and partnerships","Company Secretarial Services","Bookkeeping","Value Added Tax","Business Income Tax","Management Accounting"]},{"nm":"Hilary Barlow","ph":"01942812308","tn":"Bolton","uid":"116944","cn":"Ginger Accounts","ad1":"341 Bolton Road","ad2":"Westhoughton","ad3":"","cty":"Lancashire","pc":"BL5 3EL","url":"","dl":"MAAT","filters":{"ad":"811000000","em":"1","wtl":"0","mtl":"0","web":"0"},"mips":["Financial Accounting \u0026 Accounts Preparation for statutory purposes","Corporation Tax","Bookkeeping","Business Income Tax","Value Added Tax","Computerised Accountancy Systems","Company Secretarial <text:soft-page-break/>Services","Financial Accounting \u0026 Accounts Preparation for sole traders and partnerships","Capital Gains Tax","Management Accounting","Payroll","Personal Income Tax"]},{"nm":"Timothy Barlow","ph":"01142671313","tn":"Sheffield","uid":"307244","cn":"The Tax Team Ltd","ad1":"Omega Court","ad2":"368 Cemetery Road","ad3":"","cty":"South Yorkshire","pc":"S11 8FT","url":"","dl":"FMAAT","filters":{"ad":"811000000","em":"0","wtl":"1","mtl":"0","web":"0"},"mips":["Independent Examination","Bookkeeping","Business Income Tax","Capital Gains Tax","Financial Accounting \u0026 Accounts Preparation for statutory purposes","Payroll","Financial Accounting \u0026 Accounts Preparation for sole traders and partnerships","Personal Income Tax","Corporation Tax","Budgeting and Forecasting","Company Secretarial Services","Value Added Tax"]},{"nm":"Susan Barlow","ph":"01215537771","tn":"West Bromwich","uid":"311761","cn":"Antony \u0026 Co Accountants Ltd","ad1":"289a High Street","ad2":"","ad3":"","cty":"West Midlands","pc":"B70 8ND","url":"","dl":"FMAAT","filters":{"ad":"811000000","em":"1","wtl":"0","mtl":"0","web":"1"},"mips":["Personal Income Tax","Budgeting and Forecasting","Value Added Tax","Business Income Tax","Company Secretarial Services","Payroll","Management Accounting","Corporation Tax","Financial Accounting \u0026 Accounts Preparation for statutory purposes","Bookkeeping","Financial Accounting \u0026 Accounts Preparation for sole traders and partnerships","Inheritance Tax","Capital Gains Tax"]},{"nm":"Carly Barnes","ph":false,"tn":"Norfolk","uid":"97960","cn":"C Barnes Accountancy","ad1":"5 Bittern Avenue","ad2":"Sprowston","ad3":false,"cty":false,"pc":"NR7 8FG","url":false,"dl":"FMAAT","filters":{"ad":"811000000","em":"1","wtl":"1","mtl":"1","web":"1"},"mips":["Management Accounting","Bookkeeping","Value Added Tax","Personal Income Tax","Financial Accounting \u0026 Accounts Preparation for statutory purposes","Budgeting and Forecasting","Financial Accounting \u0026 Accounts Preparation for sole traders and partnerships"]},{"nm":"Janice Barnett","ph":"01932247222","tn":"Walton On Thames","uid":"292459","cn":"Barnett \u0026 Co","ad1":"Alfa House","ad2":"Molesey Road","ad3":"","cty":"Surrey","pc":"KT12 3PD","url":"","dl":"FMAAT","filters":{"ad":"811000000","em":"1","wtl":"0","mtl":"0","web":"1"},"mips":["Personal Income Tax","Financial Accounting \u0026 Accounts Preparation for statutory purposes","Value Added Tax","Business Income Tax","Financial Accounting \u0026 Accounts Preparation for sole traders and partnerships","Computerised Accountancy Systems","Management Accounting","Payroll","Corporation Tax","Bookkeeping","Budgeting and Forecasting"]},{"nm":"Daniel Barr Richardson","ph":"07796798669","tn":"Lewes","uid":"292731","cn":"Financial Director Services (Sussex) Ltd","ad1":"The Manse","ad2":"Station Road","ad3":"Plumpton Green","cty":"East Sussex","pc":"BN7 3BX","url":"www.financialdirectorservices.co.uk","dl":"FMAAT","filters":{"ad":"811000000","em":"1","wtl":"1","mtl":"0","web":"0"},"mips":["Payroll","Value Added Tax","Computerised Accountancy Systems","Management Accounting","Business Income Tax","Company Secretarial Services","Budgeting and Forecasting","Financial Accounting \u0026 Accounts Preparation for statutory purposes","Personal Income Tax","Inheritance Tax","Bookkeeping","Financial Accounting \u0026 Accounts Preparation for sole traders and partnerships","Capital Gains Tax","Corporation Tax"]},{"nm":"Karen Barratt","ph":"","tn":"Mommouth","uid":"267220","cn":"The Mommouth Bookkeeper","ad1":"40 Wyesham Road","ad2":"Wyesham","ad3":"","cty":"","pc":"NP25 3JR","url":"","dl":"MAAT","filters":{"ad":"811000001","em":"1","wtl":"1","mtl":"1","web":"1"},"mips":["Payroll","Value Added Tax","Bookkeeping","Budgeting</text:p>
      <text:p text:style-name="P1"><text:s/>and Forecasting"]},{"nm":"Simon Barratt","ph":"","tn":"NEWCASTLE","uid":"308247","cn":"Slaters \u0026 Co Accountants Ltd","ad1":"Slaters Chartered Accountants, Lymore Villa","ad2":"162a London Road, <text:soft-page-break/>Chesterton","ad3":"","cty":"Staffordshire","pc":"ST5 7JB","url":"","dl":"FMAAT","filters":{"ad":"811000001","em":"1","wtl":"0","mtl":"1","web":"1"},"mips":["Corporation Tax","Limited Assurance Engagement","Forensic Accounting","Value Added Tax","Budgeting and Forecasting","Payroll","Inheritance Tax","Financial Accounting \u0026 Accounts Preparation for statutory purposes","Business Income Tax","Capital Gains Tax","Bookkeeping","Management Accounting","Personal Income Tax","Computerised Accountancy Systems","Company Secretarial Services","Financial Accounting \u0026 Accounts Preparation for sole traders and partnerships"]},{"nm":"Stephen Barrett","ph":"7984235701","tn":"Northwich","uid":"58063","cn":"Quart A Accounting Services","ad1":"123 Marshall Lane","ad2":"","ad3":"","cty":"Cheshire","pc":"CW8 1LA","url":"http:\/\/www.quartaaccountancy.co.uk","dl":"FMAAT","filters":{"ad":"811000000","em":"1","wtl":"0","mtl":"0","web":"1"},"mips":["Bookkeeping","Financial Accounting \u0026 Accounts Preparation for statutory purposes","Personal Income Tax","Company Secretarial Services","Corporation Tax","Computerised Accountancy Systems","Financial Accounting \u0026 Accounts Preparation for sole traders and partnerships","Payroll","Value Added Tax"]},{"nm":"Colin Barrett","ph":false,"tn":"West Midlands","uid":"2194249","cn":"Colin Barrett","ad1":"8 Bromsgrove Road","ad2":"Romsley, Halesowen","ad3":false,"cty":false,"pc":"B62 0ET","url":false,"dl":"MAAT","filters":{"ad":"811000001","em":"1","wtl":"0","mtl":"1","web":"0"},"mips":["Business Income Tax","Company Secretarial Services","Budgeting and Forecasting","Value Added Tax","Bookkeeping","Payroll","Financial Accounting \u0026 Accounts Preparation for statutory purposes","Capital Gains Tax","Management Accounting","Personal Income Tax","Computerised Accountancy Systems","Corporation Tax","Financial Accounting \u0026 Accounts Preparation for sole traders and partnerships"]},{"nm":"Tracy Barrett-Enoch","ph":"7879211733","tn":"Falmouth","uid":"284955","cn":"Tracy Barrett-Enoch","ad1":"Hidden Well","ad2":"Budock Water","ad3":"","cty":"Cornwall","pc":"TR11 5DR","url":"","dl":"MAAT","filters":{"ad":"811000001","em":"1","wtl":"1","mtl":"1","web":"0"},"mips":["Management Accounting","Budgeting and Forecasting","Value Added Tax","Internal Audit","Computerised Accountancy Systems","Financial Accounting \u0026 Accounts Preparation for statutory purposes","Financial Accounting \u0026 Accounts Preparation for sole traders and partnerships","Bookkeeping"]},{"nm":"Mo Barrie","ph":false,"tn":"Dartford","uid":"189635","cn":"Highwoods \u0026 Associates Limited","ad1":"Regus House, Admirals Park","ad2":"Victoria Way","ad3":false,"cty":false,"pc":"DA2 6QD","url":false,"dl":"MAAT","filters":{"ad":"811000001","em":"0","wtl":"0","mtl":"0","web":"0"},"mips":["Financial Accounting \u0026 Accounts Preparation for statutory purposes","Bookkeeping","Business Income Tax","Value Added Tax","Capital Gains Tax","Budgeting and Forecasting","Management Accounting","Financial Accounting \u0026 Accounts Preparation for sole traders and partnerships","Payroll","Company Secretarial Services","Computerised Accountancy Systems","Personal Income Tax","Corporation Tax"]},{"nm":"Elaine Barrington","ph":"01364644471","tn":"South Brent","uid":"96431","cn":"Elaine Barrington","ad1":"2 Rock Park","ad2":"Rattery","ad3":"","cty":"Devon","pc":"TQ10 9LE","url":"","dl":"MAAT","filters":{"ad":"811000000","em":"1","wtl":"1","mtl":"1","web":"1"},"mips":["Payroll","Value Added Tax","Budgeting and Forecasting","Bookkeeping"]},{"nm":"Vicki Barry","ph":"07887745819","tn":"Callington","uid":"289257","cn":"Vicki Andrews Bookkeeping \u0026 Accountancy <text:s/>Services","ad1":"Trewolsta","ad2":"Tideford Cross","ad3":"","cty":"Cornwall","pc":"PL12 5JY","url":"","dl":"MAAT","filters":{"ad":"811000001","em":"1","wtl":"0","mtl":"0","web":"0"},"mips":["Personal Income Tax","Bookkeeping","Value Added Tax","Payroll","Business Income Tax","Financial Accounting \u0026 Accounts Preparation for sole traders and partnerships","Financial Accounting \u0026 Accounts Preparation for statutory purposes"]},{"nm":"Sandra Barter","ph":"07711823840","tn":"Radstock","uid":"241228","cn":"SDW Accounting","ad1":"28 <text:soft-page-break/>Staddlestones","ad2":"Midsomer Norton","ad3":"","cty":"Somerset","pc":"BA3 2PP","url":"","dl":"MAAT","filters":{"ad":"811000001","em":"1","wtl":"0","mtl":"0","web":"1"},"mips":["Financial Accounting \u0026 Accounts Preparation for sole traders and partnerships","Management Accounting","Computerised Accountancy Systems","Budgeting and Forecasting","Financial Accounting \u0026 Accounts Preparation for statutory purposes","Value Added Tax","Company Secretarial Services","Bookkeeping","Independent Examination","Payroll"]},{"nm":"Sarah Bartlett","ph":"","tn":"Burnley","uid":"1211811","cn":"Sarah Bartlett Bookkeeping","ad1":"13 Holden Road","ad2":"Reedley","ad3":"","cty":"","pc":"BB10 2LE","url":"","dl":"MAAT","filters":{"ad":"811000001","em":"1","wtl":"1","mtl":"1","web":"0"},"mips":["Corporation Tax","Bookkeeping","Financial Accounting \u0026 Accounts Preparation for sole traders and partnerships","Value Added Tax","Personal Income Tax","Financial Accounting \u0026 Accounts Preparation for statutory purposes","Management Accounting","Business Income Tax","Company Secretarial Services","Payroll"]},{"nm":"Kate Bartley","ph":"07966497129","tn":"Bristol","uid":"147594","cn":"Kate Bartley","ad1":"69 Weston Road","ad2":"Long Ashton","ad3":"","cty":"Avon","pc":"BS41 9AB","url":"","dl":"MAAT","filters":{"ad":"811000000","em":"1","wtl":"0","mtl":"0","web":"0"},"mips":["Payroll","Financial Accounting \u0026 Accounts Preparation for sole traders and partnerships","Computerised Accountancy Systems","Value Added Tax","Bookkeeping","Personal Income Tax","Financial Accounting \u0026 Accounts Preparation for statutory purposes"]},{"nm":"Ben Barwell","ph":"01902897141","tn":"Wolverhampton","uid":"114447","cn":"Nicholas Barwell \u0026 Co Ltd","ad1":"Stirling House Carriers Fold","ad2":"Church Road","ad3":"Wombourne","cty":"West Midlands","pc":"WV5 9DJ","url":"","dl":"FMAAT","filters":{"ad":"811000000","em":"0","wtl":"1","mtl":"0","web":"1"},"mips":["Financial Accounting \u0026 Accounts Preparation for statutory purposes","Corporation Tax","Financial Accounting \u0026 Accounts Preparation for sole traders and partnerships","Payroll","Computerised Accountancy Systems","Bookkeeping","Budgeting and Forecasting","Independent Examination","Limited Assurance Engagement","Business Income Tax","Company Secretarial Services","Capital Gains Tax","Inheritance Tax","Management Accounting","Personal Income Tax","Value Added Tax"]},{"nm":"Amjad Bashir","ph":"01212455526","tn":"Birmingham","uid":"310314","cn":"A. Bashir \u0026 Co Limited","ad1":"24 Ashville Avenue","ad2":"","ad3":"","cty":"West Midlands","pc":"B34 6LN","url":"","dl":"FMAAT","filters":{"ad":"811000001","em":"0","wtl":"0","mtl":"0","web":"0"},"mips":["Value Added Tax","Capital Gains Tax","Personal Income Tax","Bookkeeping","Business Income Tax","Payroll","Financial Accounting \u0026 Accounts Preparation for sole traders and partnerships","Financial Accounting \u0026 Accounts Preparation for statutory purposes","Corporation Tax"]},{"nm":"Adriana Basilio","ph":"02039000900","tn":"London","uid":"119542","cn":"Triumph Accountants Ltd","ad1":"Studio 4","ad2":"King House","ad3":"5-11 Westbourne Grove","cty":"","pc":"W2 4UA","url":"www.triumph-accountants.co.uk","dl":"FMAAT","filters":{"ad":"811000000","em":"1","wtl":"1","mtl":"1","web":"1"},"mips":["Budgeting and Forecasting","Corporation Tax","Financial Accounting \u0026 Accounts Preparation for statutory purposes","Personal Income Tax","Value Added Tax","Payroll","Bookkeeping","Company Secretarial Services","Computerised Accountancy Systems","Financial Accounting \u0026 Accounts Preparation for sole traders and partnerships","Business Income Tax","Management Accounting"]},{"nm":"Lindsey <text:s/>Basolu","ph":false,"tn":"Wirral","uid":"79020","cn":"Prestige Bookkeeping Services","ad1":"68 School Lane","ad2":"Higher Bebington","ad3":false,"cty":false,"pc":"CH63 2LW","url":false,"dl":"MAAT","filters":{"ad":"811000001","em":"1","wtl":"1","mtl":"0","web":"1"},"mips":["Computerised Accountancy Systems","Value Added Tax","Bookkeeping","Financial Accounting \u0026 Accounts Preparation for sole traders and partnerships"]},{"nm":"Colin <text:soft-page-break/>Bass","ph":"01784449086","tn":"Staines","uid":"306120","cn":"Colin FH Bass","ad1":"44 Berryscroft Court","ad2":"Berryscroft Road","ad3":"","cty":"Middlesex","pc":"TW18 1NA","url":"","dl":"MAAT","filters":{"ad":"811000000","em":"1","wtl":"0","mtl":"0","web":"1"},"mips":["Business Income Tax","Value Added Tax","Financial Accounting \u0026 Accounts Preparation for statutory purposes","Bookkeeping","Corporation Tax","Personal Income Tax","Payroll","Capital Gains Tax","Financial Accounting \u0026 Accounts Preparation for sole traders and partnerships"]},{"nm":"Robert Bastin","ph":"01753891398","tn":"Gerrards Cross","uid":"304519","cn":"J Robert Bastin","ad1":"15 Tunmers End","ad2":"Chalfont St. Peter","ad3":"","cty":"Buckinghamshire","pc":"SL9 9LW","url":"","dl":"FMAAT","filters":{"ad":"811000000","em":"1","wtl":"1","mtl":"0","web":"0"},"mips":["Personal Income Tax","Inheritance Tax","Financial Accounting \u0026 Accounts Preparation for sole traders and partnerships","Computerised Accountancy Systems","Bookkeeping","Management Accounting","Corporation Tax","Business Income Tax","Value Added Tax","Capital Gains Tax","Budgeting and Forecasting","Company Secretarial Services","Financial Accounting \u0026 Accounts Preparation for statutory purposes","Payroll"]},{"nm":"Akbarali Bata","ph":"7802933087","tn":"Leicester","uid":"307219","cn":"AK</text:p>
      <text:p text:style-name="P1"><text:s/>Bata \u0026 Co","ad1":"4 Ardleigh Road","ad2":"","ad3":"","cty":"","pc":"LE5 0BG","url":"","dl":"FMAAT","filters":{"ad":"811000001","em":"1","wtl":"0","mtl":"0","web":"0"},"mips":["Financial Accounting \u0026 Accounts Preparation for statutory purposes","Management Accounting","Budgeting and Forecasting","Corporation Tax","Payroll","Computerised Accountancy Systems","Capital Gains Tax","Value Added Tax","Personal Income Tax","Bookkeeping","Business Income Tax","Financial Accounting \u0026 Accounts Preparation for sole traders and partnerships","Company Secretarial Services"]},{"nm":"Victoria Bate","ph":"02144316825","tn":"Chester","uid":"200631","cn":"Bates Management Services","ad1":"19 Princes Avenue","ad2":"","ad3":"","cty":"","pc":"CH1 3BH","url":"","dl":"MAAT","filters":{"ad":"811000001","em":"0","wtl":"1","mtl":"0","web":"0"},"mips":["Budgeting and Forecasting","Value Added Tax","Bookkeeping","Management Accounting"]},{"nm":"James Bate","ph":"","tn":"Lenham","uid":"316345","cn":"Inkstand Accounting","ad1":"Inkstand Cottage","ad2":"Headcorn Road","ad3":"","cty":"","pc":"ME17 2HT","url":"","dl":"FMAAT","filters":{"ad":"811000000","em":"1","wtl":"1","mtl":"1","web":"1"},"mips":["Payroll","Inheritance Tax","Independent Examination","Budgeting and Forecasting","Internal Audit","Business Income Tax","Value Added Tax","Financial Accounting \u0026 Accounts Preparation for sole traders and partnerships","Computerised Accountancy Systems","Capital Gains Tax","Bookkeeping","Forensic Accounting","Financial Accounting \u0026 Accounts Preparation for statutory purposes","Corporation Tax","Personal Income Tax"]},{"nm":"Julie Bates","ph":"07929215650","tn":"Newton Aycliffe","uid":"290813","cn":"JB Accounting Services","ad1":"4 Hillfields","ad2":"School Aycliffe","ad3":"","cty":"County Durham","pc":"DL5 6PZ","url":"","dl":"FMAAT","filters":{"ad":"811000001","em":"1","wtl":"1","mtl":"1","web":"1"},"mips":["Management Accounting","Computerised Accountancy Systems","Financial Accounting \u0026 Accounts Preparation for statutory purposes","Value Added Tax","Budgeting and Forecasting","Bookkeeping","Payroll","Financial Accounting \u0026 Accounts Preparation for sole traders and partnerships"]},{"nm":"Keith Bates","ph":"01915868996","tn":"Peterlee","uid":"310358","cn":"MBM Accountancy Services","ad1":"5 Church Close","ad2":"","ad3":"","cty":"County Durham","pc":"SR8 5QT","url":"","dl":"MAAT","filters":{"ad":"811000000","em":"1","wtl":"1","mtl":"0","web":"0"},"mips":["Value Added Tax","Management Accounting","Personal Income Tax","Budgeting and Forecasting","Bookkeeping","Financial Accounting \u0026 Accounts Preparation for statutory <text:soft-page-break/>purposes","Payroll","Financial Accounting \u0026 Accounts Preparation for sole traders and partnerships"]},{"nm":"Rodion Batir","ph":"02074746528","tn":"London","uid":"288904","cn":"Br Accountants Ltd","ad1":"14a Mary Rose Mall","ad2":"","ad3":"Beckton","cty":"","pc":"E6 5LX","url":"","dl":"MAAT","filters":{"ad":"811000000","em":"1","wtl":"0","mtl":"0","web":"0"},"mips":["Payroll","Financial Accounting \u0026 Accounts Preparation for statutory purposes","Capital Gains Tax","Financial Accounting \u0026 Accounts Preparation for sole traders and partnerships","Budgeting and Forecasting","Inheritance Tax","Personal Income Tax","Computerised Accountancy Systems","Company Secretarial Services","Value Added Tax","Bookkeeping","Corporation Tax"]},{"nm":"Emily Baulu","ph":"","tn":"West Sussex","uid":"315712","cn":"Elan Bookkeeping Services","ad1":"32 Proveys Close","ad2":"Burgess Hill","ad3":"","cty":"","pc":"RH15 9TB","url":"","dl":"FMAAT","filters":{"ad":"811000001","em":"1","wtl":"0","mtl":"0","web":"0"},"mips":["Management Accounting","Value Added Tax","Financial Accounting \u0026 Accounts Preparation for sole traders and partnerships","Bookkeeping","Personal Income Tax"]},{"nm":"Zeeshan Bawany","ph":"01162985848","tn":"Leicester","uid":"296125","cn":"Smartfield Ltd T\/a Smartfields Accountan Ts","ad1":"81 London Road","ad2":"First Floor","ad3":false,"cty":"Leicestershire","pc":"LE2 0PF","url":"http:\/\/smartfield.co.uk","dl":"MAAT","filters":{"ad":"811000000","em":"1","wtl":"0","mtl":"0","web":"1"},"mips":["Management Accounting","Financial Accounting \u0026 Accounts Preparation for statutory purposes","Computerised Accountancy Systems","Independent Examination","Value Added Tax","Payroll","Bookkeeping","Personal Income Tax","Capital Gains Tax","Inheritance Tax","Financial Accounting \u0026 Accounts Preparation for sole traders and partnerships","Corporation Tax","Business Income Tax","Company Secretarial Services","Budgeting and Forecasting"]},{"nm":"Pamela Baxter","ph":false,"tn":"Omagh, Co Omagh","uid":"288279","cn":"Pamela Baxter","ad1":"45 Strahulter Road","ad2":"Newtonstewart","ad3":false,"cty":false,"pc":"BT78 4ED","url":false,"dl":"FMAAT AATQB","filters":{"ad":"811000001","em":"1","wtl":"1","mtl":"1","web":"0"},"mips":["Bookkeeping","Financial Accounting \u0026 Accounts Preparation for sole traders and partnerships","Computerised Accountancy Systems"]},{"nm":"Heather Bayman","ph":"07971704392","tn":"KENDAL","uid":"261155","cn":"HB Bookkeeping services","ad1":"1 Brow Lane","ad2":"Staveley","ad3":"","cty":"Cumbria","pc":"LA8 9PH","url":"","dl":"MAAT","filters":{"ad":"811000001","em":"1","wtl":"1","mtl":"0","web":"0"},"mips":["Value Added Tax","Bookkeeping"]},{"nm":"Christopher Beament","ph":"07931571420","tn":"Loughton","uid":"304649","cn":"Beament Associates Ltd","ad1":"16 Harwater Drive","ad2":"","ad3":"","cty":"Essex","pc":"IG10 1LW","url":"","dl":"FMAAT","filters":{"ad":"811000001","em":"1","wtl":"1","mtl":"1","web":"0"},"mips":["Financial Accounting \u0026 Accounts Preparation for statutory purposes","Payroll","Personal Income Tax","Budgeting and Forecasting","Management Accounting","Computerised Accountancy Systems","Bookkeeping","Financial Accounting \u0026 Accounts Preparation for sole traders and partnerships","Corporation Tax","Value Added Tax","Company Secretarial Services"]},{"nm":"Jennifer Bean","ph":"01525877339","tn":"Luton","uid":"313117","cn":".jenny Bean Maat","ad1":"48 Chalton Heights","ad2":"Chalton","ad3":"","cty":"Bedfordshire","pc":"LU4 9UF","url":"","dl":"MAAT","filters":{"ad":"811000001","em":"0","wtl":"0","mtl":"0","web":"0"},"mips":["Bookkeeping","Computerised Accountancy Systems","Value Added Tax","Company Secretarial Services","Management Accounting","Financial Accounting \u0026 Accounts Preparation for statutory purposes","Budgeting and Forecasting","Payroll","Financial Accounting \u0026 Accounts Preparation for sole traders and partnerships"]},{"nm":"Gemma Bearman","ph":false,"tn":"Combe <text:soft-page-break/>Martin","uid":"364161","cn":"GLB Bookkeeping","ad1":"3 Adams Haye Terrace","ad2":"High Street","ad3":false,"cty":"Devon","pc":"EX34 0NH","url":false,"dl":"AATQB","filters":{"ad":"811000001","em":"1","wtl":"0","mtl":"1","web":"0"},"mips":["Value Added Tax","Bookkeeping"]},{"nm":"Victoria Beasley","ph":"01386642471","tn":"Evesham","uid":"315861","cn":"Libra Office Systems Ltd","ad1":"4 Foxglove Close","ad2":"","ad3":"","cty":"Worcestershire","pc":"WR11 1YU","url":"","dl":"FMAAT","filters":{"ad":"811000001","em":"0","wtl":"1","mtl":"0","web":"0"},"mips":["Financial Accounting \u0026 Accounts Preparation for statutory purposes","Management Accounting","Payroll","Company Secretarial Services","Bookkeeping","Value Added Tax","Financial Accounting \u0026 Accounts Preparation for sole traders and partnerships"]},{"nm":"Rebecca Beaton","ph":"","tn":"North Lincolnshire","uid":"1745937","cn":"Rebecca Beaton Accountancy Services","ad1":"Brienz, North End","ad2":"Goxhill","ad3":"","cty":"","pc":"DN19 7JX","url":"","dl":"MAAT","filters":{"ad":"811000000","em":"1","wtl":"1","mtl":"1","web":"1"},"mips":["Value Added Tax","Management Accounting","Company Secretarial Services","Financial Accounting \u0026 Accounts Preparation for statutory purposes","Bookkeeping","Computerised Accountancy Systems","Budgeting and Forecasting","Personal Income Tax","Business Income Tax","Corporation Tax","Payroll","Financial Accounting \u0026 Accounts Preparation for sole traders and partnerships"]},{"nm":"Francis Beattie","ph":"02828272040","tn":"Larne","uid":"304006","cn":"Frank Beattie \u0026 Co","ad1":"98 Main Street","ad2":"","ad3":"","cty":"County Antrim","pc":"BT40 1RE","url":"","dl":"FMAAT","filters":{"ad":"811000000","em":"1","wtl":"0","mtl":"0","web":"1"},"mips":["Value Added Tax","Payroll","Computerised Accountancy Systems","Personal Income Tax","Company Secretarial Services","Business Income Tax","Management Accounting","Inheritance Tax","Corporation Tax","Capital Gains Tax","Bookkeeping","Financial Accounting \u0026 Accounts Preparation for sole traders and partnerships","Budgeting and Forecasting","Financial Accounting \u0026 Accounts Preparation for statutory purposes"]},{"nm":"Alison Beaumont","ph":"01568750207","tn":"Leominster","uid":"61782","cn":"A Beaumont","ad1":"Lea Farm","ad2":"Kimbolton","ad3":"","cty":"Herefordshire","pc":"HR6 0HJ","url":"","dl":"MAAT","filters":{"ad":"811000000","em":"1","wtl":"0","mtl":"0","web":"0"},"mips":["Value Added Tax","Financial Accounting \u0026 Accounts Preparation for sole traders and partnerships","Bookkeeping","Financial Accounting \u0026 Accounts Preparation for statutory purposes","Payroll","Personal Income Tax","Business Income Tax"]},{"nm":"Jeanette Beaumont","ph":"07890263155","tn":"Leominster","uid":"80130","cn":"Jeanette Beaumont","ad1":"14 The Willows","ad2":"","ad3":"","cty":"Herefordshire","pc":"HR6 0DF","url":"","dl":"MAAT","filters":{"ad":"811000001","em":"1","wtl":"0","mtl":"0","web":"0"},"mips":["Value Added Tax","Management Accounting","Payroll","Budgeting and Forecasting","Bookkeeping"]},{"nm":"David Beaumont","ph":"01142203750","tn":"Sheffield","uid":"304511","cn":"Turner Beaumont \u0026 Co Ltd","ad1":"Thorncliffe Mews","ad2":"Thorncliffe Park Estate","ad3":"Newton</text:p>
      <text:p text:style-name="P1"><text:s/>Chambers Road <text:s/>Chapeltown","cty":"South Yorkshire","pc":"S35 2PH","url":"","dl":"FMAAT","filters":{"ad":"811000000","em":"1","wtl":"0","mtl":"0","web":"1"},"mips":["Computerised Accountancy Systems","Bookkeeping","Capital Gains Tax","Financial Accounting \u0026 Accounts Preparation for statutory purposes","Corporation Tax","Financial Accounting \u0026 Accounts Preparation for sole traders and partnerships","Management Accounting","Payroll","Personal Income Tax","Budgeting and Forecasting","Value Added Tax","Business Income Tax"]},{"nm":"Gillian Beaumont","ph":"01924229339","tn":"Wakefield","uid":"306182","cn":"Beaumonts","ad1":"8 Navigation Court","ad2":"Calder Park","ad3":"","cty":"West Yorkshire","pc":"WF2 <text:soft-page-break/>7BJ","url":"","dl":"FMAAT","filters":{"ad":"811000000","em":"1","wtl":"0","mtl":"0","web":"1"},"mips":["Financial Accounting \u0026 Accounts Preparation for statutory purposes","Budgeting and Forecasting","Bookkeeping","Financial Accounting \u0026 Accounts Preparation for sole traders and partnerships","Value Added Tax","Payroll"]},{"nm":"Carl Becker","ph":"01934712286","tn":"Wedmore","uid":"311025","cn":"Carl Becker","ad1":"Wood Farm","ad2":"Theale","ad3":false,"cty":"Somerset","pc":"BS28 4SL","url":false,"dl":"MAAT","filters":{"ad":"811000000","em":"1","wtl":"0","mtl":"0","web":"1"},"mips":["Payroll","Bookkeeping","Management Accounting","Personal Income Tax","Capital Gains Tax","Computerised Accountancy Systems","Corporation Tax","Financial Accounting \u0026 Accounts Preparation for sole traders and partnerships","Company Secretarial Services","Financial Accounting \u0026 Accounts Preparation for statutory purposes","Value Added Tax","Business Income Tax","Budgeting and Forecasting"]},{"nm":"Stephen Beckwith","ph":"","tn":"LIVERPOOL","uid":"305556","cn":"Malthouse \u0026 Co ","ad1":"America House","ad2":"8A Rumford Court","ad3":"Rumford Place","cty":"Merseyside","pc":"L3 9DD","url":"","dl":"MAAT","filters":{"ad":"811000000","em":"1","wtl":"1","mtl":"1","web":"1"},"mips":["Value Added Tax","Business Income Tax","Bookkeeping","Capital Gains Tax","Budgeting and Forecasting","Financial Accounting \u0026 Accounts Preparation for statutory purposes","Inheritance Tax","Management Accounting","Financial Accounting \u0026 Accounts Preparation for sole traders and partnerships","Payroll","Personal Income Tax","Corporation Tax"]},{"nm":"Mark Bedford","ph":"01733344707","tn":"Peterborough","uid":"277987","cn":"Mjb Financial Services","ad1":"11 Belton Road","ad2":"Stanground","ad3":"","cty":"Cambridgeshire","pc":"PE2 8UU","url":"","dl":"MAAT","filters":{"ad":"811000000","em":"1","wtl":"1","mtl":"0","web":"1"},"mips":["Financial Accounting \u0026 Accounts Preparation for statutory purposes","Financial Accounting \u0026 Accounts Preparation for sole traders and partnerships","Independent Examination","Management Accounting"]},{"nm":"Paul Bedwell","ph":"01424223539","tn":"Bexhill On Sea","uid":"307425","cn":"PRB Accounting Ltd","ad1":"3 Lansdowne Way","ad2":"","ad3":"","cty":"East Sussex","pc":"TN40 2UJ","url":"","dl":"MAAT","filters":{"ad":"811000000","em":"1","wtl":"0","mtl":"0","web":"1"},"mips":["Personal Income Tax","Company Secretarial Services","Value Added Tax","Payroll","Bookkeeping","Corporation Tax","Financial Accounting \u0026 Accounts Preparation for statutory purposes","Financial Accounting \u0026 Accounts Preparation for sole traders and partnerships","Budgeting and Forecasting"]},{"nm":"Michael Beech","ph":"01212704072","tn":"Birmingham","uid":"121821","cn":"MSBeech Enterprises Ltd trading as Michael Beech Accountancy","ad1":"30 Knowle Close","ad2":"Rednal","ad3":"","cty":"West Midlands","pc":"B45 8XU","url":"http:\/\/www.mbeechaccountancy.net","dl":"FMAAT","filters":{"ad":"811000000","em":"1","wtl":"0","mtl":"0","web":"1"},"mips":["Financial Accounting \u0026 Accounts Preparation for statutory purposes","Bookkeeping","Corporation Tax","Forensic Accounting","Payroll","Independent Examination","Computerised Accountancy Systems","Personal Income Tax","Financial Accounting \u0026 Accounts Preparation for sole traders and partnerships","Management Accounting","Value Added Tax"]},{"nm":"Geoffrey Beeching","ph":"01843297936","tn":"Margate","uid":"240077","cn":"G.Beeching","ad1":"2 Kent Road","ad2":"","ad3":"","cty":"Kent","pc":"CT9 3SN","url":"","dl":"MAAT","filters":{"ad":"811000001","em":"1","wtl":"1","mtl":"0","web":"0"},"mips":["Financial Accounting \u0026 Accounts Preparation for statutory purposes","Budgeting and Forecasting","Corporation Tax","Management Accounting","Computerised Accountancy Systems","Personal Income Tax","Value Added Tax","Business Income Tax","Financial Accounting \u0026 Accounts Preparation for sole traders and partnerships"]},{"nm":"Marie <text:soft-page-break/>Beg","ph":"01543262061","tn":"Lichfield","uid":"131771","cn":"MB Taxation Services","ad1":"173 Birmingham Road","ad2":"","ad3":"","cty":"Staffordshire","pc":"WS14 9BJ","url":"","dl":"MAAT","filters":{"ad":"811000001","em":"1","wtl":"1","mtl":"0","web":"0"},"mips":["Financial Accounting \u0026 Accounts Preparation for statutory purposes","Personal Income Tax","Bookkeeping","Payroll","Business Income Tax","Value Added Tax","Financial Accounting \u0026 Accounts Preparation for sole traders and partnerships"]},{"nm":"Samirha Begum","ph":false,"tn":"Newcastle upon Tyne","uid":"1424576","cn":"SB Accountancy North East","ad1":"40 Hazeldene Avenue","ad2":false,"ad3":false,"cty":false,"pc":"NE3 3XU","url":false,"dl":"AATQB","filters":{"ad":"811000001","em":"1","wtl":"1","mtl":"1","web":"0"},"mips":["Bookkeeping"]},{"nm":"Ginette Belaatel","ph":"071515272427","tn":"London","uid":"315031","cn":"Fulham Bookkeeping","ad1":"45a Lindrop Street","ad2":"","ad3":"","cty":"","pc":"SW6 2QU","url":"","dl":"MAAT","filters":{"ad":"811000001","em":"1","wtl":"1","mtl":"1","web":"0"},"mips":["Bookkeeping","Financial Accounting \u0026 Accounts Preparation for sole traders and partnerships","Budgeting and Forecasting","Financial Accounting \u0026 Accounts Preparation for statutory purposes","Computerised Accountancy Systems","Management Accounting"]},{"nm":"Andrea Bell","ph":"","tn":"Cambridgeshire","uid":"202220","cn":"AMB Bookkeeping \u0026 Accountancy Services Ltd","ad1":"1 The Retreat","ad2":"Sawtry","ad3":"","cty":"","pc":"PE28 5SX","url":"","dl":"MAAT","filters":{"ad":"811000001","em":"1","wtl":"1","mtl":"1","web":"0"},"mips":{"0":"Business Income Tax","1":"Financial Accounting \u0026 Accounts Preparation for sole traders and partnerships","2":"Capital Gains Tax","3":"Management Accounting","4":"Computerised Accountancy Systems","5":"Corporation Tax","6":"Bookkeeping","7":"Value Added Tax","9":"Financial Accounting \u0026 Accounts Preparation for statutory purposes","10":"Personal Income Tax"}},{"nm":"Steven Belton","ph":"07900242253","tn":"London","uid":"314204","cn":"Meridian Accounting Services Ltd","ad1":"Flat 10","ad2":"Grangedale","ad3":"361 Grange Road","cty":"","pc":"SE19 3DH","url":"http:\/\/www.meridianaccounts.co.uk","dl":"MAAT","filters":{"ad":"811000001","em":"1","wtl":"1","mtl":"0","web":"1"},"mips":["Computerised Accountancy Systems","Personal Income Tax","Corporation Tax","Company Secretarial Services","Financial Accounting \u0026 Accounts Preparation for statutory purposes","Bookkeeping","Value Added Tax","Financial Accounting \u0026 Accounts Preparation for sole traders and partnerships","Payroll"]},{"nm":"Paula Benford","ph":"7713575818","tn":"Exeter","uid":"223101","cn":"Total Admin Solutions (TAS Bookkeeping)","ad1":"4 Norwich Road","ad2":"Exwick","ad3":"","cty":"","pc":"EX4 2DN","url":"","dl":"MAAT AATQB","filters":{"ad":"811000001","em":"1","wtl":"1","mtl":"1","web":"0"},"mips":["Personal Income Tax","Business Income Tax","Corporation Tax","Financial Accounting \u0026 Accounts Preparation for sole traders and partnerships","Budgeting and Forecasting","Management Accounting","Payroll","Value Added Tax","Financial Accounting \u0026 Accounts Preparation for statutory purposes","Bookkeeping"]},{"nm":"Lynsay Bennett","ph":"","tn":"Dalgety Bay","uid":"247952","cn":"Count On You LTD","ad1":"Suite 3, 21 Ridge Way","ad2":"","ad3":"","cty":"","pc":"KY11 9JN","url":"","dl":"MAAT","filters":{"ad":"811000000","em":"1","wtl":"1","mtl":"0","web":"1"},"mips":["Financial Accounting \u0026 Accounts Preparation for statutory purposes","Corporation Tax","Budgeting and Forecasting","Management Accounting","Capital Gains Tax","Bookkeeping","Value Added Tax","Inheritance Tax","Personal Income Tax","Business Income Tax","Payroll","Computerised Accountancy Systems","Financial Accounting \u0026 Accounts Preparation for sole traders and partnerships"]},{"nm":"Amanda Bennett","ph":"07813568340","tn":"Newton Abbot","uid":"294049","cn":"Edge Accounting","ad1":"10 Foxley <text:soft-page-break/>Crescent","ad2":"","ad3":"","cty":"Devon","pc":"TQ12 1PE","url":"www.edgeaccounting.webeden.co.uk","dl":"MAAT","filters":{"ad":"811000000","em":"1","wtl":"1","mtl":"1","web":"1"},"mips":["Value Added Tax","Financial Accounting \u0026 Accounts Preparation for sole traders and partnerships","Personal Income Tax","Company Secretarial Services","Management Accounting","Bookkeeping","Financial Accounting \u0026 Accounts Preparation for statutory purposes","Computerised Accountancy Systems","Corporation Tax"]},{"nm":"Alison Bennett","ph":"01409240151","tn":"Holsworthy","uid":"296271","cn":"Sureayne Business Services","ad1":"25 St. Andrews Close","ad2":"Sutcombe","ad3":"","cty":"Devon","pc":"EX22 7PL","url":"","dl":"MAAT","filters":{"ad":"811000000","em":"1","wtl":"1","mtl":"1","web":"1"},"mips":["Payroll","Management Accounting","Bookkeeping","Personal Income Tax","Financial Accounting \u0026 Accounts Preparation for statutory purposes","Value Added Tax","Financial Accounting \u0026 Accounts Preparation for sole traders and partnerships"]},{"nm":"Graham Bennett","ph":"","tn":"Hants","uid":"310558","cn":"CBM <text:s/>Accountants</text:p>
      <text:p text:style-name="P1"><text:s/>Ltd","ad1":"130 Bournemounty Rd","ad2":"Hants","ad3":"","cty":"Chandler\u0027s Ford","pc":"SO50 5GF","url":"","dl":"MAAT","filters":{"ad":"811000000","em":"1","wtl":"1","mtl":"1","web":"1"},"mips":["Corporation Tax","Bookkeeping","Financial Accounting \u0026 Accounts Preparation for statutory purposes","Capital Gains Tax","Financial Accounting \u0026 Accounts Preparation for sole traders and partnerships","Value Added Tax","Payroll","Business Income Tax","Personal Income Tax"]},{"nm":"Daniel Bennett","ph":"01623821500","tn":"Notts","uid":"2141688","cn":"Bennetts Accountancy Limited","ad1":"Edwinstowe House","ad2":"Edwinstowe Mansfield","ad3":"","cty":"Nottinghamshire","pc":"NG21 9PR","url":"","dl":"MAAT","filters":{"ad":"811000000","em":"1","wtl":"1","mtl":"0","web":"1"},"mips":["Value Added Tax","Company Secretarial Services","Financial Accounting \u0026 Accounts Preparation for statutory purposes","Personal Income Tax","Business Income Tax","Computerised Accountancy Systems","Bookkeeping","Corporation Tax","Capital Gains Tax","Financial Accounting \u0026 Accounts Preparation for sole traders and partnerships","Payroll"]},{"nm":"David Benson","ph":"01904500164","tn":"York","uid":"306507","cn":"DL Benson Accountants Ltd","ad1":"1 The Courtyard","ad2":"27 The Village","ad3":"Haxby","cty":"North Yorkshire","pc":"YO32 3JE","url":"","dl":"FMAAT","filters":{"ad":"811000001","em":"1","wtl":"0","mtl":"0","web":"0"},"mips":["Financial Accounting \u0026 Accounts Preparation for sole traders and partnerships","Capital Gains Tax","Computerised Accountancy Systems","Bookkeeping","Payroll","Personal Income Tax","Value Added Tax","Inheritance Tax","Company Secretarial Services","Financial Accounting \u0026 Accounts Preparation for statutory purposes","Business Income Tax","Corporation Tax"]},{"nm":"Mark Bentick","ph":"","tn":"London","uid":"145509","cn":"MilBen Accounts Limited","ad1":"Office 7","ad2":"35-37 Ludgate Hill","ad3":"","cty":"","pc":"EC4M 8JN","url":"www.milbenaccounts.com","dl":"MAAT","filters":{"ad":"811000000","em":"1","wtl":"1","mtl":"1","web":"1"},"mips":["Computerised Accountancy Systems","Capital Gains Tax","Personal Income Tax","Management Accounting","Financial Accounting \u0026 Accounts Preparation for statutory purposes","Business Income Tax","Value Added Tax","Financial Accounting \u0026 Accounts Preparation for sole traders and partnerships","Bookkeeping","Budgeting and Forecasting","Company Secretarial Services","Payroll","Corporation Tax"]},{"nm":"Rosie Berridge","ph":"01316611611","tn":"Edinburgh","uid":"194268","cn":"Accountability Edinburgh Limited","ad1":"The Stables","ad2":"64 1 The Causeway","ad3":"Duddingston Village","cty":"Midlothian","pc":"EH15 3PZ","url":"http:\/\/www.accountabilityedinburgh.co.uk","dl":"MAAT","filters":{"ad":"811000000","em":"1","wtl":"1","mtl":"1","web":"1"},"mips":["Financial Accounting \u0026 Accounts Preparation for statutory purposes","Budgeting and Forecasting","Management <text:soft-page-break/>Accounting","Payroll","Financial Accounting \u0026 Accounts Preparation for sole traders and partnerships","Bookkeeping","Value Added Tax","Computerised Accountancy Systems"]},{"nm":"Karen Berry","ph":"07796260833","tn":"York","uid":"171017","cn":"Acorn Book-Keeping + Accountancy Services","ad1":"16 Earswick Chase","ad2":"Earswick","ad3":"","cty":"North Yorkshire","pc":"YO32 9FY","url":"","dl":"MAAT","filters":{"ad":"811000000","em":"1","wtl":"1","mtl":"1","web":"1"},"mips":["Value Added Tax","Bookkeeping"]},{"nm":"Timothy Berry","ph":"01908380404","tn":"Milton Keynes","uid":"288451","cn":"Robert Berry Accountants Ltd","ad1":"42 Shenley Pavilions","ad2":"Chalkdell Drive","ad3":"Shenley Wood","cty":"Buckinghamshire","pc":"MK5 6LB","url":"","dl":"FMAAT","filters":{"ad":"811000000","em":"0","wtl":"1","mtl":"0","web":"0"},"mips":["Personal Income Tax","Bookkeeping","Business Income Tax","Financial Accounting \u0026 Accounts Preparation for statutory purposes","Financial Accounting \u0026 Accounts Preparation for sole traders and partnerships","Corporation Tax","Budgeting and Forecasting","Payroll","Capital Gains Tax","Management Accounting","Value Added Tax"]},{"nm":"John Best","ph":"01752338600","tn":"Plymouth","uid":"311045","cn":"Best Accountancy Services (Plymouth) Ltd","ad1":"First Floor Unit C5","ad2":"Bell Close","ad3":"Plympton","cty":"Devon","pc":"PL7 4PB","url":"http:\/\/www.bestaccountancy.co.uk","dl":"FMAAT","filters":{"ad":"811000000","em":"1","wtl":"1","mtl":"0","web":"0"},"mips":["Corporation Tax","Payroll","Bookkeeping","Budgeting and Forecasting","Independent Examination","Company Secretarial Services","Capital Gains Tax","Value Added Tax","Inheritance Tax","Personal Income Tax","Limited Assurance Engagement","Business Income Tax","Financial Accounting \u0026 Accounts Preparation for statutory purposes","Management Accounting","Computerised Accountancy Systems","Financial Accounting \u0026 Accounts Preparation for sole traders and partnerships"]},{"nm":"Claire Besteman","ph":false,"tn":"Bath","uid":"180598","cn":"Besteman Bookkeeping","ad1":"6 Fairfield","ad2":"Tunley","ad3":false,"cty":false,"pc":"BA2 0DY","url":false,"dl":"MAAT","filters":{"ad":"811000001","em":"1","wtl":"1","mtl":"1","web":"1"},"mips":["Bookkeeping","Value Added Tax"]},{"nm":"Kerry Beswick","ph":"07868587531","tn":"Eccleshall","uid":"302847","cn":"Accountancy Solutions","ad1":"36 Southwell Estate","ad2":"Eccleshall","ad3":"","cty":"Staffordshire","pc":"ST21 6EB","url":"","dl":"MAAT","filters":{"ad":"811000001","em":"1","wtl":"1","mtl":"0","web":"0"},"mips":["Corporation Tax","Financial Accounting \u0026 Accounts Preparation for sole traders and partnerships","Payroll","Personal Income Tax","Computerised Accountancy Systems","Financial Accounting \u0026 Accounts Preparation for statutory purposes","Bookkeeping","Value Added Tax","Business Income Tax"]},{"nm":"Caroline Betsworth","ph":"07985633377","tn":"Bognor Regis","uid":"221136","cn":"Caroline Betsworth","ad1":"24 Hedge End","ad2":"Barnham","ad3":"","cty":"West Sussex","pc":"PO22 0JP","url":"","dl":"MAAT","filters":{"ad":"811000001","em":"1","wtl":"1","mtl":"0","web":"0"},"mips":["Company Secretarial Services","Independent Examination","Capital Gains Tax","Business Income Tax","Bookkeeping","Budgeting and Forecasting","Corporation Tax","Financial Accounting \u0026 Accounts Preparation for sole traders and partnerships","Payroll","Value Added Tax","Personal Income Tax","Computerised Accountancy Systems","Management Accounting","Financial Accounting \u0026 Accounts Preparation for statutory purposes"]},{"nm":"Kirsty Betteridge","ph":"","tn":"Gloucester","uid":"280154","cn":"Kirsty\u0027s Accountancy Services","ad1":"25 Laburnum Road","ad2":"Podsmead","ad3":"","cty":"","pc":"GL1 5PQ","url":"","dl":"MAAT","filters":{"ad":"811000000","em":"1","wtl":"0","mtl":"1","web":"0"},"mips":["Company Secretarial <text:soft-page-break/>Services","Financial Accounting \u0026 Accounts Preparation for statutory purposes","Budgeting and Forecasting","Payroll","Value Added Tax","Management Accounting","Bookkeeping","Personal Income Tax","Financial Accounting \u0026 Accounts Preparation for sole traders and partnerships"]},{"nm":"Mark Betteridge","ph":"01922412426","tn":"Walsall","uid":"305918","cn":"C \u0026 M Accountancy Limited","ad1":"27 Tudor Way","ad2":"Cheslyn Hay","ad3":"","cty":"West Midlands","pc":"WS6 7LN","url":"","dl":"FMAAT","filters":{"ad":"811000000","em":"1","wtl":"0","mtl":"0","web":"0"},"mips":["Budgeting and Forecasting","Company Secretarial Services","Business Income Tax","Capital Gains Tax","Payroll","Personal Income Tax","Corporation Tax","Financial Accounting \u0026 Accounts Preparation for sole traders and partnerships","Financial Accounting \u0026 Accounts Preparation for statutory purposes","Computerised Accountancy Systems","Bookkeeping","Management Accounting","Value Added Tax"]},{"nm":"Amy Bevan","ph":false,"tn":"Suffolk","uid":"255094","cn":"Amy Bevan Bookkeeping","ad1":"52 Hundred Alre Way, Red Lodge","ad2":"Bury Street Edmunds","ad3":false,"cty":false,"pc":"IP28 8NQ","url":false,"dl":"AATQB","filters":{"ad":"811000000","em":"1","wtl":"0","mtl":"1","web":"1"},"mips":["Bookkeeping","Computerised Accountancy Systems","Financial Accounting \u0026 Accounts Preparation for sole traders and partnerships","Value Added Tax"]},{"nm":"Claire Bevan","ph":"01794515163","tn":"Romsey","uid":"299491","cn":"Richard Butler Associates Ltd","ad1":"The Old Stable","ad2":"Coombe Farm Coombe Lane","ad3":"Awbridge","cty":"Hampshire","pc":"SO51 0HN","url":"","dl":"MAAT","filters":{"ad":"811000000","em":"0","wtl":"1","mtl":"0","web":"0"},"mips":["Company Secretarial Services","Bookkeeping","Budgeting and Forecasting","Business Income Tax","Value Added Tax","Payroll","Corporation Tax","Management Accounting","Personal Income Tax","Computerised Accountancy Systems","Financial Accounting \u0026 Accounts Preparation for statutory purposes","Financial Accounting \u0026 Accounts Preparation for sole traders and partnerships"]},{"nm":"Steven Bewley","ph":"01925713239","tn":"Warrington","uid":"246264","cn":"Clear Accounting Solutions","ad1":"79 Matlock Close","ad2":"Great Sankey","ad3":"","cty":"Cheshire","pc":"WA5 3PZ","url":"","dl":"MAAT","filters":{"ad":"811000000","em":"1","wtl":"0","mtl":"0","web":"1"},"mips":["Computerised Accountancy Systems","Value Added Tax","Budgeting and Forecasting","Management Accounting","Bookkeeping"]},{"nm":"Joanne Beynon-Hewitt","ph":"07930120849","tn":"Swansea","uid":"107001","cn":"JBH Business Support","ad1":"9 Clos Derwen","ad2":"Llansamlet","ad3":"","cty":"West Glamorgan","pc":"SA7 9TG","url":"","dl":"MAAT AATQB","filters":{"ad":"811000000","em":"1","wtl":"0","mtl":"0","web":"0"},"mips":["Corporation Tax","Value Added Tax","Personal Income Tax","Payroll","Financial Accounting \u0026 Accounts Preparation for sole traders and partnerships","Bookkeeping","Financial Accounting</text:p>
      <text:p text:style-name="P1"><text:s/>\u0026 Accounts Preparation for statutory purposes","Business Income Tax"]},{"nm":"Jagdev Bhamra","ph":"02089110545","tn":"Ilford","uid":"302810","cn":"TEJ Parkash Accountancy Services","ad1":"169 Kingston Road","ad2":"","ad3":"","cty":"Essex","pc":"IG1 1PE","url":"","dl":"FMAAT","filters":{"ad":"811000000","em":"0","wtl":"1","mtl":"0","web":"0"},"mips":["Financial Accounting \u0026 Accounts Preparation for statutory purposes","Financial Accounting \u0026 Accounts Preparation for sole traders and partnerships","Payroll","Corporation Tax","Budgeting and Forecasting","Value Added Tax","Personal Income Tax","Management Accounting","Computerised Accountancy Systems","Bookkeeping","Capital Gains Tax","Business Income Tax"]},{"nm":"Mustafa Bharmal","ph":"02088667146","tn":"Pinner","uid":"282933","cn":"Bramwell Accountants","ad1":"47 Oakwood Road","ad2":"","ad3":"","cty":"Middlesex","pc":"HA5 3UD","url":"","dl":"MAAT","filters":<text:soft-page-break/>{"ad":"811000000","em":"0","wtl":"0","mtl":"0","web":"0"},"mips":["Value Added Tax","Management Accounting","Financial Accounting \u0026 Accounts Preparation for sole traders and partnerships","Capital Gains Tax","Personal Income Tax","Financial Accounting \u0026 Accounts Preparation for statutory purposes","Business Income Tax","Company Secretarial Services","Payroll","Bookkeeping","Computerised Accountancy Systems","Corporation Tax","Budgeting and Forecasting"]},{"nm":"Suleman Bhattay","ph":"","tn":"West Bromwich","uid":"276445","cn":"BKC Missons Limited","ad1":"Flat 1, 180 Birmingham Road","ad2":"","ad3":"","cty":"","pc":"B70 6QG","url":"","dl":"FMAAT","filters":{"ad":"811000000","em":"1","wtl":"1","mtl":"0","web":"0"},"mips":{"9":"Inheritance Tax","10":"Financial Accounting \u0026 Accounts Preparation for statutory purposes","11":"Financial Accounting \u0026 Accounts Preparation for sole traders and partnerships","12":"Management Accounting"}},{"nm":"Jaspal Bhohi","ph":"07957572760","tn":"Walton-on-thames","uid":"79363","cn":"Kumar \u0026 Co","ad1":"85 Rydens Road","ad2":"","ad3":"","cty":"Surrey","pc":"KT12 3AN","url":"","dl":"MAAT","filters":{"ad":"811000000","em":"1","wtl":"1","mtl":"1","web":"1"},"mips":["Business Income Tax","Value Added Tax","Bookkeeping","Company Secretarial Services","Financial Accounting \u0026 Accounts Preparation for statutory purposes","Financial Accounting \u0026 Accounts Preparation for sole traders and partnerships","Payroll","Corporation Tax","Personal Income Tax","Budgeting and Forecasting"]},{"nm":"Mustafa Bhujwalla","ph":"07956295803","tn":"London","uid":"314151","cn":"Bhujwalla \u0026 Co","ad1":"76","ad2":"Aylward Road","ad3":"Merton Park","cty":"","pc":"SW20 9AF","url":"","dl":"FMAAT","filters":{"ad":"811000000","em":"1","wtl":"0","mtl":"0","web":"1"},"mips":["Computerised Accountancy Systems","Corporation Tax","Capital Gains Tax","Company Secretarial Services","Business Income Tax","Inheritance Tax","Financial Accounting \u0026 Accounts Preparation for sole traders and partnerships","Value Added Tax","Financial Accounting \u0026 Accounts Preparation for statutory purposes","Bookkeeping","Budgeting and Forecasting","Personal Income Tax","Management Accounting","Payroll"]},{"nm":"Maciej <text:s/>Bialowas","ph":"07415519629","tn":"Salford","uid":"174638","cn":"MB Accounting","ad1":"21 Cheviot Close","ad2":"","ad3":"","cty":"","pc":"M6 8QZ","url":"","dl":"MAAT","filters":{"ad":"811000001","em":"0","wtl":"0","mtl":"0","web":"0"},"mips":["Payroll","Value Added Tax","Corporation Tax","Financial Accounting \u0026 Accounts Preparation for statutory purposes","Personal Income Tax","Financial Accounting \u0026 Accounts Preparation for sole traders and partnerships","Bookkeeping"]},{"nm":"Catherine Bickerstaffe","ph":"01695732640","tn":"Skelmersdale","uid":"309532","cn":"Sue Bickerstaffe Accountancy Services","ad1":"11 Fairhaven","ad2":"","ad3":"","cty":"Lancashire","pc":"WN8 6RQ","url":"","dl":"MAAT","filters":{"ad":"811000000","em":"1","wtl":"0","mtl":"0","web":"1"},"mips":["Payroll","Bookkeeping","Value Added Tax","Personal Income Tax","Financial Accounting \u0026 Accounts Preparation for sole traders and partnerships","Financial Accounting \u0026 Accounts Preparation for statutory purposes","Budgeting and Forecasting"]},{"nm":"Karen Bickley","ph":"01626330719","tn":"Newton Abbot","uid":"114428","cn":"Karen\u0027s Bookkeeping Service","ad1":"30 Golvers Hill Road","ad2":"Kingsteignton","ad3":"","cty":"Devon","pc":"TQ12 3BP","url":"","dl":"MAAT","filters":{"ad":"811000001","em":"1","wtl":"1","mtl":"0","web":"0"},"mips":["Bookkeeping"]},{"nm":"Richard Biddington","ph":"01594837767","tn":"Coleford","uid":"285449","cn":"RB Bookkeeping","ad1":"1 Bells View","ad2":"Forest Road","ad3":"Milkwall","cty":"Gloucestershire","pc":"GL16 7LB","url":"","dl":"MAAT","filters":{"ad":"811000001","em":"1","wtl":"1","mtl":"0","web":"0"},"mips":["Financial Accounting \u0026 Accounts Preparation for statutory purposes","Company Secretarial <text:soft-page-break/>Services","Bookkeeping","Financial Accounting \u0026 Accounts Preparation for sole traders and partnerships","Computerised Accountancy Systems","Independent Examination","Business Income Tax","Management Accounting","Value Added Tax","Personal Income Tax"]},{"nm":"Tadeusz Bieniek","ph":"7920828364","tn":"Chatham","uid":"271151","cn":"BTS Accountancy","ad1":"25 Blockmakers Court","ad2":"Shipwrights Avenue","ad3":"","cty":"Kent","pc":"ME4 5JE","url":"www.btsaccountancy.com","dl":"MAAT","filters":{"ad":"811000001","em":"1","wtl":"1","mtl":"1","web":"1"},"mips":["Value Added Tax","Corporation Tax","Financial Accounting \u0026 Accounts Preparation for sole traders and partnerships","Bookkeeping","Budgeting and Forecasting","Personal Income Tax","Business Income Tax","Financial Accounting \u0026 Accounts Preparation for statutory purposes","Management Accounting","Computerised Accountancy Systems","Company Secretarial Services","Payroll"]},{"nm":"Michael Biglin","ph":"07553519519","tn":"Falmouth","uid":"1815776","cn":"Michael Biglin","ad1":"Bosnoweth","ad2":"Higher Argal","ad3":"Budock Water","cty":"Cornwall","pc":"TR11 5PE","url":"www.michaelbiglin.co.uk","dl":"MAAT","filters":{"ad":"811000001","em":"1","wtl":"1","mtl":"1","web":"1"},"mips":["Bookkeeping","Personal Income Tax","Payroll","Financial Accounting \u0026 Accounts Preparation for sole traders and partnerships","Corporation Tax","Business Income Tax","Financial Accounting \u0026 Accounts Preparation for statutory purposes","Value Added Tax"]},{"nm":"Mark Bijok","ph":"01761436436","tn":"Bath","uid":"282928","cn":"Bijok Accountants","ad1":"29 Bath Road","ad2":"Peasedown St. John","ad3":"","cty":"Avon","pc":"BA2 8DJ","url":"http:\/\/www.bijok.net","dl":"FMAAT","filters":{"ad":"811000000","em":"1","wtl":"1","mtl":"0","web":"1"},"mips":["Computerised Accountancy Systems","Capital Gains Tax","Company Secretarial Services","Financial Accounting \u0026 Accounts Preparation for statutory purposes","Budgeting and Forecasting","Personal Income Tax","Corporation Tax","Bookkeeping","Value Added Tax","Payroll","Business Income Tax","Financial Accounting \u0026 Accounts Preparation for sole traders and partnerships"]},{"nm":"Muhammad Bilal","ph":"","tn":"Shipley","uid":"2228384","cn":"MBK Accountants","ad1":"Frontier House","ad2":"Norwood Terrace","ad3":"","cty":"West Yorkshire","pc":"BD18 2BB","url":"www.mbk","dl":"MAAT AATQB","filters":{"ad":"811000000","em":"1","wtl":"0","mtl":"0","web":"0"},"mips":["Corporation Tax","Budgeting and Forecasting","Management Accounting","Computerised Accountancy Systems","Value Added Tax","Personal Income Tax","Business Income Tax","Limited Assurance Engagement","Independent Examination","Company Secretarial Services","Bookkeeping","Payroll","Capital Gains Tax","Inheritance Tax","Forensic Accounting","Internal Audit","Financial Accounting \u0026 Accounts Preparation for sole traders and partnerships","Financial Accounting \u0026 Accounts Preparation for statutory purposes"]},{"nm":"Shkumbin Bileri","ph":"01604946656","tn":"Northhampton","uid":"2136292","cn":"Bileri Accountants","ad1":"36 Billing Road","ad2":"Office 2","ad3":"","cty":"","pc":"NN1 5DQ","url":"","dl":"MAAT","filters":{"ad":"811000000","em":"0","wtl":"1","mtl":"0","web":"1"},"mips":["Corporation Tax","Inheritance Tax","Value Added Tax","Financial Accounting \u0026 Accounts Preparation for sole traders and partnerships","Capital Gains Tax","Bookkeeping","Payroll","Business Income Tax","Financial Accounting \u0026 Accounts Preparation for statutory purposes","Personal Income Tax","Management Accounting"]},{"nm":"David Billings","ph":"01609779996","tn":"Northallerton","uid":"57874","cn":"D S B Accountancy <text:s/>Service","ad1":"19 Romanby Road","ad2":"","ad3":"","cty":"North Yorkshire","pc":"DL7 8NE","url":"","dl":"MAAT","filters":{"ad":"811000001","em":"1","wtl":"1","mtl":"1","web":"1"},"mips":["Capital Gains Tax","Personal Income Tax","Bookkeeping","Corporation Tax","Financial Accounting \u0026 Accounts Preparation for sole traders and partnerships","Independent Examination","Financial Accounting \u0026 Accounts Preparation for statutory purposes","Budgeting and Forecasting","Payroll","Value <text:soft-page-break/>Added Tax","Management Accounting","Business Income Tax"]},{"nm":"Helen Billington","ph":"07890723105","tn":"Wrexham","uid":"301297","cn":"A\u0026O Accountants","ad1":"5 Gourton Square","ad2":"","ad3":"","cty":"Clwyd","pc":"LL13 9NZ","url":"","dl":"FMAAT","filters":{"ad":"811000000","em":"1","wtl":"1","mtl":"1","web":"1"},"mips":["Financial Accounting \u0026 Accounts Preparation for statutory purposes","Personal Income Tax","Bookkeeping","Financial Accounting \u0026 Accounts Preparation for sole traders and partnerships","Business Income Tax","Company Secretarial Services","Corporation Tax","Payroll","Value Added Tax","Management Accounting"]},{"nm":"Philippa Bilsland","ph":"01789299383","tn":"Stratford-upon-avon","uid":"174760","cn":"Star Accounts</text:p>
      <text:p text:style-name="P1"><text:s/>Stratford Ltd","ad1":"The Paddock","ad2":"Evesham Road","ad3":"Dodwell","cty":"Warwickshire","pc":"CV37 9SZ","url":"","dl":"MAAT","filters":{"ad":"811000001","em":"1","wtl":"1","mtl":"1","web":"0"},"mips":["Financial Accounting \u0026 Accounts Preparation for sole traders and partnerships","Value Added Tax","Personal Income Tax","Bookkeeping","Financial Accounting \u0026 Accounts Preparation for statutory purposes"]},{"nm":"Paul Binding","ph":"01915281044","tn":"Sunderland","uid":"303025","cn":"P Binding","ad1":"23 Barnes View","ad2":"","ad3":"","cty":"Tyne and Wear","pc":"SR4 7PZ","url":"","dl":"MAAT","filters":{"ad":"811000000","em":"1","wtl":"0","mtl":"0","web":"1"},"mips":["Business Income Tax","Bookkeeping","Inheritance Tax","Payroll","Computerised Accountancy Systems","Independent Examination","Corporation Tax","Company Secretarial Services","Financial Accounting \u0026 Accounts Preparation for statutory purposes","Budgeting and Forecasting","Capital Gains Tax","Value Added Tax","Personal Income Tax","Management Accounting","Financial Accounting \u0026 Accounts Preparation for sole traders and partnerships"]},{"nm":"Sarah Binge","ph":"01638508898","tn":"Newmarket","uid":"296470","cn":"Cambridge Accountancy Ltd","ad1":"Long House","ad2":"Church Lane","ad3":"Burrough Green","cty":"Cambridgeshire","pc":"CB8 9NA","url":"","dl":"MAAT","filters":{"ad":"811000000","em":"0","wtl":"1","mtl":"0","web":"0"},"mips":["Inheritance Tax","Financial Accounting \u0026 Accounts Preparation for sole traders and partnerships","Value Added Tax","Capital Gains Tax","Bookkeeping","Company Secretarial Services","Payroll","Financial Accounting \u0026 Accounts Preparation for statutory purposes","Business Income Tax","Corporation Tax","Personal Income Tax"]},{"nm":"Charlotte Binnington","ph":false,"tn":"40 East Street","uid":"1704796","cn":"Avencia Accountants LLP","ad1":"Room 2","ad2":"Suite 5 Eastbrook House","ad3":false,"cty":false,"pc":"BH21 1DX","url":false,"dl":"MAAT","filters":{"ad":"811000000","em":"1","wtl":"1","mtl":"1","web":"1"},"mips":["Bookkeeping","Financial Accounting \u0026 Accounts Preparation for sole traders and partnerships","Value Added Tax"]},{"nm":"Kirsty Birch","ph":"07984678015","tn":"GODSTONE","uid":"94343","cn":"K Green Accounting Services","ad1":"15 Lagham Park","ad2":"South Godstone","ad3":"","cty":"Surrey","pc":"RH9 8EW","url":"","dl":"MAAT","filters":{"ad":"811000001","em":"1","wtl":"0","mtl":"0","web":"0"},"mips":["Financial Accounting \u0026 Accounts Preparation for sole traders and partnerships","Personal Income Tax","Budgeting and Forecasting","Computerised Accountancy Systems","Payroll","Value Added Tax","Financial Accounting \u0026 Accounts Preparation for statutory purposes","Management Accounting","Company Secretarial Services","Bookkeeping"]},{"nm":"Marcia Bird","ph":"01733689390","tn":"Peterborough","uid":"125162","cn":"MJB Accounting","ad1":"4 The Orchards","ad2":"Orton Waterville","ad3":"","cty":"Cambridgeshire","pc":"PE2 5LA","url":"","dl":"MAAT","filters":{"ad":"811000000","em":"1","wtl":"1","mtl":"1","web":"1"},"mips":["Payroll","Personal Income Tax","Financial Accounting \u0026 Accounts Preparation for statutory purposes","Bookkeeping","Business Income Tax","Financial Accounting \u0026 Accounts Preparation for sole traders and partnerships","Corporation Tax","Value Added Tax"]},{"nm":"Paul <text:soft-page-break/>Bird","ph":"0138640220","tn":"Evesham","uid":"285330","cn":"Emslie Bird Ltd","ad1":"19 Vine Mews","ad2":"Vine Street","ad3":"","cty":"Worcestershire","pc":"WR11 4RE","url":"","dl":"FMAAT","filters":{"ad":"811000000","em":"1","wtl":"1","mtl":"1","web":"1"},"mips":["Limited Assurance Engagement","Value Added Tax","Financial Accounting \u0026 Accounts Preparation for sole traders and partnerships","Corporation Tax","Capital Gains Tax","Payroll","Bookkeeping","Financial Accounting \u0026 Accounts Preparation for statutory purposes","Company Secretarial Services","Management Accounting","Budgeting and Forecasting","Personal Income Tax","Business Income Tax"]},{"nm":"Tim Birkett","ph":"01202657444","tn":"Broadstone","uid":"304272","cn":"Birkett \u0026 Co. Ltd","ad1":"186B Lower Blandford Road","ad2":"","ad3":"","cty":"Dorset","pc":"BH18 8DP","url":"http:\/\/www.birkett.co","dl":"FMAAT","filters":{"ad":"811000000","em":"1","wtl":"1","mtl":"0","web":"1"},"mips":["Independent Examination","Corporation Tax","Business Income Tax","Company Secretarial Services","Capital Gains Tax","Budgeting and Forecasting","Personal Income Tax","Bookkeeping","Management Accounting","Value Added Tax","Computerised Accountancy Systems","Financial Accounting \u0026 Accounts Preparation for statutory purposes","Payroll","Financial Accounting \u0026 Accounts Preparation for sole traders and partnerships","Inheritance Tax"]},{"nm":"Edit Birner","ph":"07749698323","tn":"Manchester","uid":"261833","cn":"EBR Accounting Services","ad1":"Flat 8","ad2":"Holly View","ad3":"223 Hollyhedge Road","cty":"Greater Manchester","pc":"M22 4QD","url":"","dl":"MAAT","filters":{"ad":"811000000","em":"1","wtl":"1","mtl":"1","web":"1"},"mips":{"0":"Management Accounting","1":"Personal Income Tax","2":"Value Added Tax","3":"Bookkeeping","4":"Financial Accounting \u0026 Accounts Preparation for statutory purposes","5":"Corporation Tax","6":"Financial Accounting \u0026 Accounts Preparation for sole traders and partnerships","7":"Payroll","8":"Capital Gains Tax","10":"Business Income Tax"}},{"nm":"Oluwatoyin Bishi","ph":"02080904954","tn":"Sidcup","uid":"301842","cn":"Bishi Accountancy Services","ad1":"12 Portland Avenue","ad2":"Sidcup","ad3":"","cty":"Kent","pc":"DA15 9HA","url":"","dl":"FMAAT","filters":{"ad":"811000000","em":"1","wtl":"1","mtl":"0","web":"0"},"mips":["Financial Accounting \u0026 Accounts Preparation for sole traders and partnerships","Financial Accounting \u0026 Accounts Preparation for statutory purposes","Business Income Tax","Personal Income Tax","Budgeting and Forecasting","Payroll","Value Added Tax","Bookkeeping","Management Accounting","Corporation Tax"]},{"nm":"David Bivens","ph":"01792875789","tn":"Swansea","uid":"83561","cn":"Gemeg Accountancy","ad1":"94 Brynymor Road","ad2":"Gowerton","ad3":"","cty":"West Glamorgan","pc":"SA4 3EZ","url":"","dl":"MAAT","filters":{"ad":"811000000","em":"1","wtl":"1","mtl":"0","web":"0"},"mips":["Business Income Tax","Budgeting and Forecasting","Bookkeeping","Personal Income Tax","Management Accounting","Financial Accounting \u0026 Accounts Preparation for sole traders and partnerships","Payroll","Corporation Tax","Value Added Tax","Financial Accounting \u0026 Accounts Preparation for statutory purposes","Computerised Accountancy Systems","Capital Gains Tax"]},{"nm":"Farouk Bizima","ph":"","tn":"Uxbridge","uid":"80072","cn":"Haupa Associates Ltd","ad1":"56 Sussex Rd","ad2":"Ickenham","ad3":"","cty":"","pc":"UB10 8PN","url":"","dl":"MAAT","filters":{"ad":"811000000","em":"1","wtl":"1","mtl":"1","web":"1"},"mips":["Business Income Tax","Financial Accounting \u0026 Accounts Preparation for sole traders and partnerships","Financial Accounting \u0026 Accounts Preparation for statutory purposes","Value Added Tax","Management Accounting","Personal Income Tax","Corporation Tax","Payroll","Capital Gains Tax","Bookkeeping","Budgeting and Forecasting"]},{"nm":"Angela Black","ph":"07879414927","tn":"Workington","uid":"202103","cn":"Angela Black Bookkeeping","ad1":"64 Ruskin Close","ad2":"High Harrington","ad3":"","cty":"Cumbria","pc":"CA14 <text:soft-page-break/>4LS","url":"http:\/\/www.angelablackbookkeeping.co.uk","dl":"MAAT","filters":{"ad":"811000000","em":"1","wtl":"1","mtl":"1","web":"1"},"mips":["Corporation Tax","Payroll"]},{"nm":"Keith Blackett","ph":"07896869437","tn":"Gateshead","uid":"163594","cn":"KB Bookkeeping + Accounting Services","ad1":"80 Beechwood Gardens","ad2":"Lobley Hill","ad3":"","cty":"","pc":"NE11 0DA","url":"","dl":"AATQB","filters":{"ad":"811000000","em":"1","wtl":"0","mtl":"1","web":"0"},"mips":["Financial Accounting \u0026 Accounts Preparation for sole traders and partnerships","Bookkeeping"]},{"nm":"Joanne Blackman","ph":"","tn":"Cornwall","uid":"1753866","cn":"JB Accounting","ad1":"45 Tre Lowen, Pentire Crescent","ad2":"Newquay","ad3":"","cty":"","pc":"TR7 1FQ","url":"","dl":"MAAT","filters":{"ad":"811000001","em":"1","wtl":"0","mtl":"0","web":"0"},"mips":["Financial Accounting \u0026 Accounts Preparation for statutory purposes","Business Income Tax","Corporation Tax","Payroll","Personal Income Tax","Company Secretarial Services","Management Accounting","Budgeting and Forecasting","Bookkeeping","Financial Accounting \u0026 Accounts Preparation for sole traders and partnerships","Value Added Tax"]},{"nm":"Niall Blair","ph":"01628488989","tn":"Little Marlow","uid":"284134","cn":"NI Blair \u0026 Co","ad1":"Meadow Cottage","ad2":"School Lane","ad3":"","cty":"Buckinghamshire","pc":"SL7 3SA","url":"","dl":"FMAAT","filters":{"ad":"811000001","em":"1","wtl":"1","mtl":"1","web":"1"},"mips":["Value Added Tax","Bookkeeping","Corporation Tax","Independent Examination","Inheritance Tax","Financial Accounting \u0026 Accounts Preparation for statutory purposes","Capital Gains Tax","Computerised Accountancy Systems","Personal Income Tax","Company Secretarial Services","Budgeting and Forecasting","Financial Accounting \u0026 Accounts Preparation for sole traders and partnerships","Payroll","Business Income Tax","Management Accounting"]},{"nm":"Jonathon Blairs","ph":"01782616313","tn":"Newcastle","uid":"314463","cn":"J Blairs \u0026 Co","ad1":"6 Grosvenor Road","ad2":"","ad3":"","cty":"Staffordshire","pc":"ST5 1LW","url":"","dl":"MAAT","filters":{"ad":"811000000","em":"1","wtl":"0","mtl":"0","web":"1"},"mips":["Business Income Tax","Financial Accounting \u0026 Accounts Preparation for sole traders and partnerships","Bookkeeping","Financial Accounting \u0026 Accounts Preparation for statutory purposes","Computerised</text:p>
      <text:p text:style-name="P1"><text:s/>Accountancy Systems","Payroll","Company Secretarial Services","Capital Gains Tax","Budgeting and Forecasting","Personal Income Tax","Corporation Tax","Independent Examination","Value Added Tax","Inheritance Tax"]},{"nm":"Michael Blaney","ph":"01634242524","tn":"Snodland","uid":"311074","cn":"Mike Blaney","ad1":"6 Hollow Lane","ad2":"","ad3":"","cty":"Kent","pc":"ME6 5LS","url":"","dl":"MAAT","filters":{"ad":"811000000","em":"1","wtl":"0","mtl":"0","web":"1"},"mips":["Bookkeeping","Financial Accounting \u0026 Accounts Preparation for statutory purposes","Payroll","Inheritance Tax","Value Added Tax","Financial Accounting \u0026 Accounts Preparation for sole traders and partnerships","Personal Income Tax","Budgeting and Forecasting","Corporation Tax","Business Income Tax","Capital Gains Tax","Management Accounting"]},{"nm":"Iain Blanksby","ph":"","tn":"CHESTERFIELD","uid":"2180240","cn":"Accountable4u Ltd","ad1":"79 Spital Lane","ad2":"","ad3":"","cty":"Derbyshire","pc":"S41 0HL","url":"www.accountable4u.co.uk","dl":"MAAT","filters":{"ad":"811000001","em":"1","wtl":"1","mtl":"0","web":"1"},"mips":["Capital Gains Tax","Value Added Tax","Company Secretarial Services","Budgeting and Forecasting","Management Accounting","Financial Accounting \u0026 Accounts Preparation for sole traders and partnerships","Computerised Accountancy Systems","Payroll","Business Income Tax","Personal Income Tax","Inheritance Tax","Financial Accounting \u0026 Accounts Preparation for statutory purposes","Corporation Tax","Bookkeeping"]},{"nm":"Matthew Blatchford","ph":false,"tn":"Plymouth","uid":"183621","cn":"(No Name)","ad1":"14 Mount Gould <text:soft-page-break/>Way","ad2":false,"ad3":false,"cty":false,"pc":"PL4 9EY","url":false,"dl":"MAAT","filters":{"ad":"811000001","em":"1","wtl":"0","mtl":"1","web":"1"},"mips":["Inheritance Tax","Financial Accounting \u0026 Accounts Preparation for statutory purposes","Budgeting and Forecasting","Corporation Tax","Capital Gains Tax","Management Accounting","Personal Income Tax","Business Income Tax","Bookkeeping","Financial Accounting \u0026 Accounts Preparation for sole traders and partnerships","Company Secretarial Services","Payroll","Value Added Tax"]},{"nm":"Rhys Blayney","ph":"01446739329","tn":"Barry","uid":"145554","cn":"Blayney Accountancy Ltd","ad1":"26 High Street","ad2":"","ad3":"","cty":"South Glamorgan","pc":"CF62 7EB","url":"www.blayneyaccountancy.co.uk","dl":"FMAAT","filters":{"ad":"811000000","em":"1","wtl":"1","mtl":"1","web":"1"},"mips":["Corporation Tax","Business Income Tax","Payroll","Bookkeeping","Financial Accounting \u0026 Accounts Preparation for sole traders and partnerships","Personal Income Tax","Financial Accounting \u0026 Accounts Preparation for statutory purposes","Value Added Tax"]},{"nm":"Matthew Bleach","ph":"01179093072","tn":"Bristol","uid":"272557","cn":"Matthew J Bleach","ad1":"50 Salisbury Road","ad2":"Redland","ad3":"","cty":"Avon","pc":"BS6 7AT","url":"","dl":"MAAT","filters":{"ad":"811000000","em":"1","wtl":"1","mtl":"0","web":"0"},"mips":["Value Added Tax","Management Accounting","Payroll","Bookkeeping"]},{"nm":"Jill Blofield","ph":"1473421693","tn":"Ipswich","uid":"315409","cn":"","ad1":"13 Wimborne Avenue","ad2":"","ad3":"","cty":"Suffolk","pc":"IP3 8QW","url":"","dl":"FMAAT","filters":{"ad":"811000001","em":"1","wtl":"0","mtl":"0","web":"0"},"mips":["Business Income Tax","Financial Accounting \u0026 Accounts Preparation for sole traders and partnerships","Bookkeeping","Payroll","Personal Income Tax","Company Secretarial Services","Value Added Tax","Financial Accounting \u0026 Accounts Preparation for statutory purposes","Capital Gains Tax","Corporation Tax","Computerised Accountancy Systems","Management Accounting","Independent Examination","Budgeting and Forecasting"]},{"nm":"Caroline Bloom","ph":false,"tn":"Norfolk","uid":"104130","cn":"Caroline Bloom","ad1":"Fir Bank","ad2":"Station Road","ad3":false,"cty":false,"pc":"IP22 5UA","url":false,"dl":"MAAT","filters":{"ad":"811000001","em":"0","wtl":"0","mtl":"0","web":"0"},"mips":["Bookkeeping","Payroll"]},{"nm":"Francesca Blyth","ph":"01908887647","tn":"Milton Keynes","uid":"284613","cn":"Francesca Blyth","ad1":"32 Ultra Avenue","ad2":"Bletchley","ad3":"","cty":"Buckinghamshire","pc":"MK3 6GY","url":"","dl":"MAAT","filters":{"ad":"811000000","em":"1","wtl":"1","mtl":"0","web":"0"},"mips":["Bookkeeping","Payroll","Financial Accounting \u0026 Accounts Preparation for sole traders and partnerships","Financial Accounting \u0026 Accounts Preparation for statutory purposes","Budgeting and Forecasting","Business Income Tax","Capital Gains Tax","Value Added Tax","Personal Income Tax","Management Accounting","Computerised Accountancy Systems","Corporation Tax","Company Secretarial Services"]},{"nm":"Adrian Blyth-Aldridge","ph":"01367241587","tn":"Faringdon","uid":"283919","cn":"Adrian Aldridge Accountancy Services","ad1":"6 Haynes Close","ad2":"","ad3":"","cty":"Oxfordshire","pc":"SN7 7GE","url":"http:\/\/www.easyfigures.co.uk","dl":"MAAT","filters":{"ad":"811000000","em":"1","wtl":"1","mtl":"1","web":"1"},"mips":["Financial Accounting \u0026 Accounts Preparation for statutory purposes","Personal Income Tax","Value Added Tax","Business Income Tax","Payroll","Corporation Tax","Financial Accounting \u0026 Accounts Preparation for sole traders and partnerships","Bookkeeping"]},{"nm":"John Boachie","ph":"07984257411","tn":"South Croydon","uid":"275266","cn":"Primetech Associates","ad1":"406a Brighton Road","ad2":"","ad3":"","cty":"Surrey","pc":"CR2 6AN","url":"","dl":"FMAAT","filters":{"ad":"811000000","em":"1","wtl":"1","mtl":"0","web":"0"},"mips":["Capital Gains Tax","Value Added Tax","Business Income Tax","Payroll","Corporation Tax","Management <text:soft-page-break/>Accounting","Financial Accounting \u0026 Accounts Preparation for sole traders and partnerships","Personal Income Tax","Bookkeeping","Financial Accounting \u0026 Accounts Preparation for statutory purposes","Budgeting and Forecasting"]},{"nm":"Edward Boardman","ph":"07794520223","tn":"Bournemouth","uid":"60251","cn":"EJB Bookkeeping Services","ad1":"6 Greenways Avenue","ad2":"","ad3":"","cty":"Dorset","pc":"BH8 0AS","url":"","dl":"MAAT","filters":{"ad":"811000001","em":"1","wtl":"0","mtl":"0","web":"0"},"mips":["Business Income Tax","Financial Accounting \u0026 Accounts Preparation for sole traders and partnerships","Financial Accounting \u0026 Accounts Preparation for statutory purposes","Bookkeeping","Value Added Tax","Personal Income Tax"]},{"nm":"Peter Boardman","ph":"01502516861","tn":"Lowestoft","uid":"312508","cn":"JT Personnel Limited T\/A Juler Tooke","ad1":"Lothing House","ad2":"Quay View Business Park","ad3":"Barnards Way","cty":"Suffolk","pc":"NR32 2HD","url":"","dl":"MAAT","filters":{"ad":"811000000","em":"1","wtl":"1","mtl":"0","web":"0"},"mips":["Capital Gains Tax","Business Income Tax","Computerised Accountancy Systems","Corporation Tax","Value Added Tax","Budgeting and Forecasting","Personal Income Tax","Financial Accounting \u0026 Accounts Preparation for statutory purposes","Payroll","Company Secretarial Services","Financial Accounting \u0026 Accounts Preparation for sole traders and partnerships"]},{"nm":"Scott Boast","ph":"","tn":"Norfolk","uid":"317806","cn":"Scott Boast Bookkeeping","ad1":"34 Tudor Avenue","ad2":"Roydon Diss","ad3":"","cty":"","pc":"IP22 5SQ","url":"","dl":"MAAT","filters":{"ad":"811000001","em":"1","wtl":"0","mtl":"1","web":"0"},"mips":["Bookkeeping","Business Income Tax","Value Added Tax","Personal Income Tax","Financial Accounting \u0026 Accounts Preparation for sole traders and partnerships"]},{"nm":"Alfred Boddison","ph":"01347821668","tn":"York","uid":"305444","cn":"Alfred Boddison","ad1":"9 Gill Croft","ad2":"Easingwold","ad3":false,"cty":"North Yorkshire","pc":"YO61 3HH","url":false,"dl":"FMAAT","filters":{"ad":"811000000","em":"1","wtl":"1","mtl":"0","web":"0"},"mips":["Capital Gains Tax","Financial Accounting \u0026 Accounts Preparation for statutory purposes","Inheritance Tax","Business Income Tax","Payroll","Budgeting and Forecasting","Value Added Tax","Personal Income Tax","Bookkeeping","Management Accounting","Financial Accounting \u0026 Accounts Preparation for sole traders and partnerships"]},{"nm":"Henry Bogucki","ph":"02087693081","tn":"London","uid":"310271","cn":"Henry Bogucki","ad1":"42 Mount Ephraim Lane","ad2":"","ad3":"","cty":"","pc":"SW16 1JD","url":"","dl":"FMAAT","filters":{"ad":"811000000","em":"1","wtl":"0","mtl":"0","web":"1"},"mips":["Budgeting and Forecasting","Company Secretarial Services","Value Added Tax","Bookkeeping","Financial Accounting \u0026 Accounts Preparation for sole traders and partnerships","Management Accounting","Computerised Accountancy Systems","Financial Accounting \u0026 Accounts Preparation for statutory purposes","Independent Examination","Business Income Tax","Personal Income Tax","Payroll","Corporation Tax","Inheritance Tax","Capital Gains Tax"]},{"nm":"Anel Bolatbayeva","ph":false,"tn":"Enfield","uid":"255729","cn":"USB Accounts Ltd","ad1":"9 Hedge Hill","ad2":false,"ad3":false,"cty":false,"pc":"EN2 8RU","url":false,"dl":"MAAT","filters":{"ad":"811000001","em":"1","wtl":"1","mtl":"0","web":"1"},"mips":["Capital Gains Tax","Financial Accounting \u0026 Accounts Preparation for statutory purposes","Corporation Tax","Payroll","Value Added Tax","Personal Income Tax","Budgeting and Forecasting","Bookkeeping","Computerised Accountancy Systems","Financial Accounting \u0026 Accounts Preparation for sole traders and partnerships"]},{"nm":"Caroline Bolitho","ph":"01636813131","tn":"Southwell","uid":"287385","cn":"WH Clifford \u0026 Co Accountants","ad1":"Easthorpe","ad2":"","ad3":"","cty":"Nottinghamshire","pc":"NG25 0HX","url":"","dl":"FMAAT","filters":{"ad":"811000000","em":"1","wtl":"0","mtl":"0","web":"1"},"mips":["Budgeting and Forecasting","Independent Examination","Bookkeeping","Payroll","Corporation Tax","Financial</text:p>
      <text:p text:style-name="P1"><text:soft-page-break/><text:s/>Accounting \u0026 Accounts Preparation for statutory purposes","Value Added Tax","Business Income Tax","Inheritance Tax","Financial Accounting \u0026 Accounts Preparation for sole traders and partnerships","Capital Gains Tax","Management Accounting","Personal Income Tax"]},{"nm":"Vicki Bond","ph":false,"tn":"SUDBURY","uid":"299989","cn":"Bond Bookkeeping Services","ad1":"9 Game Close","ad2":"Great Cornard","ad3":"","cty":"Suffolk","pc":"CO10 0ZJ","url":"www.bondbookkeepingservices.com","dl":"MAAT","filters":{"ad":"0","em":"0","wtl":"0","mtl":"0","web":"0"},"mips":["Budgeting and Forecasting","Value Added Tax","Financial Accounting \u0026 Accounts Preparation for sole traders and partnerships","Financial Accounting \u0026 Accounts Preparation for statutory purposes","Bookkeeping","Management Accounting","Payroll"]},{"nm":"Tracy Boniface","ph":"01442823229","tn":"Tring","uid":"281452","cn":"T Boniface","ad1":"65 Wingrave Road","ad2":"","ad3":"","cty":"Hertfordshire","pc":"HP23 5HE","url":"","dl":"MAAT","filters":{"ad":"811000000","em":"1","wtl":"1","mtl":"1","web":"1"},"mips":["Bookkeeping","Value Added Tax","Financial Accounting \u0026 Accounts Preparation for sole traders and partnerships","Financial Accounting \u0026 Accounts Preparation for statutory purposes","Capital Gains Tax","Payroll","Business Income Tax","Personal Income Tax"]},{"nm":"Albert Boniface","ph":"07990890516","tn":"Burnham-On-Crouch","uid":"307006","cn":"A Boniface Financial Services","ad1":"4 Queens Court","ad2":"Coronation Road","ad3":"","cty":"Essex","pc":"CM0 8HW","url":"","dl":"FMAAT","filters":{"ad":"811000000","em":"0","wtl":"0","mtl":"0","web":"0"},"mips":["Bookkeeping","Personal Income Tax","Payroll","Financial Accounting \u0026 Accounts Preparation for statutory purposes","Business Income Tax","Value Added Tax","Financial Accounting \u0026 Accounts Preparation for sole traders and partnerships","Budgeting and Forecasting"]},{"nm":"Peter Bonthrone","ph":"07780596942","tn":"Wallingford","uid":"310524","cn":"Smart Monkeys","ad1":"74 Wantage Road","ad2":"","ad3":"","cty":"","pc":"OX10 0LY","url":"","dl":"MAAT","filters":{"ad":"811000000","em":"1","wtl":"1","mtl":"0","web":"0"},"mips":["Computerised Accountancy Systems","Value Added Tax","Bookkeeping","Payroll"]},{"nm":"David Boorn","ph":"01684566911","tn":"Malvern","uid":"278815","cn":"DC Boorn \u0026 Co","ad1":"Westmead","ad2":"88 Cowleigh Road","ad3":"","cty":"Worcestershire","pc":"WR14 1QW","url":"","dl":"MAAT","filters":{"ad":"811000000","em":"1","wtl":"1","mtl":"0","web":"0"},"mips":["Budgeting and Forecasting","Inheritance Tax","Corporation Tax","Business Income Tax","Financial Accounting \u0026 Accounts Preparation for sole traders and partnerships","Computerised Accountancy Systems","Financial Accounting \u0026 Accounts Preparation for statutory purposes","Personal Income Tax","Value Added Tax","Company Secretarial Services","Bookkeeping","Independent Examination","Capital Gains Tax","Payroll","Management Accounting"]},{"nm":"Kelly Boot","ph":"7792086727","tn":"Blyth","uid":"75790","cn":"Caslte Bookkeeping Services","ad1":"36 Dunlin Drive","ad2":"","ad3":"","cty":"Northumberland","pc":"NE24 3SH","url":"","dl":"MAAT","filters":{"ad":"811000001","em":"1","wtl":"0","mtl":"0","web":"0"},"mips":["Bookkeeping","Value Added Tax"]},{"nm":"Paula Booth","ph":"07811519358","tn":"Oldham","uid":"120148","cn":"Professional Bookkeeping Services","ad1":"6 Lancaster Street","ad2":"Chadderton","ad3":"","cty":"Lancashire","pc":"OL9 8LE","url":"http:\/\/www.pro-books.co.uk","dl":"MAAT","filters":{"ad":"811000000","em":"1","wtl":"1","mtl":"1","web":"1"},"mips":["Bookkeeping","Budgeting and Forecasting","Personal Income Tax","Business Income Tax","Corporation Tax","Financial Accounting \u0026 Accounts Preparation for statutory purposes","Management Accounting","Value Added Tax","Financial Accounting \u0026 Accounts Preparation for sole traders and partnerships","Capital Gains Tax"]},{"nm":"Sonia Booth","ph":"01747854700","tn":"Shaftesbury","uid":"273381","cn":"Accounting \u0026 Office Solutions","ad1":"34 Imber Road","ad2":false,"ad3":false,"cty":"Dorset","pc":"SP7 <text:soft-page-break/>8RX","url":false,"dl":"MAAT","filters":{"ad":"811000000","em":"1","wtl":"1","mtl":"0","web":"0"},"mips":["Business Income Tax","Financial Accounting \u0026 Accounts Preparation for sole traders and partnerships","Corporation Tax","Value Added Tax","Independent Examination","Financial Accounting \u0026 Accounts Preparation for statutory purposes","Payroll","Budgeting and Forecasting","Personal Income Tax","Management Accounting","Bookkeeping"]},{"nm":"Sandra Boothe","ph":"","tn":"","uid":"295132","cn":"Sandra Boothe","ad1":"53 Landswood Road","ad2":"Oldbury","ad3":"","cty":"","pc":"B68 9QF","url":"","dl":"MAAT","filters":{"ad":"811000001","em":"1","wtl":"1","mtl":"0","web":"0"},"mips":["Value Added Tax","Payroll","Bookkeeping","Business Income Tax"]},{"nm":"Corina Bostan","ph":"2031373507","tn":"London","uid":"224136","cn":"RBC Accountants Ltd","ad1":"Imperial Office","ad2":"Office 12 First Floor","ad3":" 2 Heigham Road","cty":"","pc":"E6 2JR","url":"","dl":"MAAT","filters":{"ad":"811000001","em":"1","wtl":"1","mtl":"1","web":"1"},"mips":["Financial Accounting \u0026 Accounts Preparation for sole traders and partnerships","Bookkeeping","Company Secretarial Services","Corporation Tax","Computerised Accountancy Systems","Financial Accounting \u0026 Accounts Preparation for statutory purposes","Payroll","Personal Income Tax","Value Added Tax","Business Income Tax"]},{"nm":"Jennifer Bostock","ph":"07841676569","tn":"Heanor","uid":"72504","cn":"Jenny Bostock","ad1":"55 Brockhall Rise","ad2":"","ad3":"","cty":"Derbyshire","pc":"DE75 7TL","url":"","dl":"FMAAT AATQB","filters":{"ad":"811000001","em":"1","wtl":"0","mtl":"0","web":"0"},"mips":{"0":"Budgeting and Forecasting","1":"Financial Accounting \u0026 Accounts Preparation for statutory purposes","2":"Payroll","5":"Bookkeeping","6":"Computerised Accountancy Systems","8":"Value Added Tax"}},{"nm":"Selina Bostock","ph":"07725852062","tn":"Gloucester","uid":"86942","cn":"Sebbas","ad1":"3 Victory Close","ad2":"Churchdown","ad3":"","cty":"Gloucestershire","pc":"GL3 1NL","url":"http:\/\/www.friendlyaccountancy.co.uk","dl":"MAAT","filters":{"ad":"811000000","em":"1","wtl":"1","mtl":"1","web":"1"},"mips":["Corporation Tax","Personal Income Tax","Financial Accounting \u0026 Accounts Preparation for statutory purposes","Management Accounting","Bookkeeping","Value Added Tax","Budgeting and Forecasting","Financial Accounting \u0026 Accounts Preparation for sole traders and partnerships","Payroll","Computerised Accountancy Systems"]},{"nm":"Louise Botfield","ph":"01531631095","tn":"Ledbury","uid":"301693","cn":"Leadon Valley Accountancy Ltd","ad1":"Ledbury Business Centre","ad2":"136 Bridge Street","ad3":"","cty":"Herefordshire","pc":"HR8 2AS","url":"www.lvaccountancy.co.uk","dl":"MAAT","filters":{"ad":"811000000","em":"1","wtl":"1","mtl":"1","web":"1"},"mips":["Financial Accounting \u0026 Accounts Preparation for statutory purposes","Personal Income Tax","Value Added Tax","Bookkeeping","Business Income Tax","Corporation Tax","Independent Examination","Payroll","Management Accounting","Financial Accounting \u0026 Accounts Preparation for sole traders and partnerships","Company Secretarial Services","Capital Gains Tax","Budgeting and Forecasting","Computerised Accountancy Systems"]},{"nm":"Lee Bottrill","ph":"01726825224","tn":"St Austell","uid":"156734","cn":"L.B. Accountants","ad1":"145 Old Roselyon Road","ad2":"St. Blazey","ad3":"Par","cty":"Cornwall","pc":"PL24 2LR","url":"","dl":"MAAT","filters":{"ad":"811000001","em":"0","wtl":"1","mtl":"0","web":"1"},"mips":["Personal Income Tax","Business Income Tax","Bookkeeping","Financial Accounting \u0026 Accounts Preparation for sole traders and partnerships","Financial Accounting \u0026 Accounts Preparation for statutory purposes"]},{"nm":"Ian Boucher","ph":"0156260675","tn":"Kidderminster","uid":"213993","cn":"Moneywise Midlands","ad1":"44 Serin Close","ad2":"Spennells","ad3":"","cty":"Worcestershire","pc":"DY10 4TY","url":"","dl":"MAAT","filters":<text:soft-page-break/>{"ad":"811000000","em":"1","wtl":"1","mtl":"0","web":"0"},"mips":["Business Income Tax","Bookkeeping","Management Accounting","Financial Accounting \u0026 Accounts Preparation for sole traders and partnerships","Value Added Tax","Corporation Tax","Financial Accounting \u0026 Accounts Preparation for statutory purposes","Budgeting and Forecasting","Personal Income Tax","Payroll"]},{"nm":"Amy Boudewijn","ph":"01983280493","tn":"COWES","uid":"1231296","cn":"Boudewijn Accounting","ad1":"53 Arctic Road","ad2":false,"ad3":false,"cty":"Isle of Wight","pc":"PO31 7PF","url":false,"dl":"MAAT","filters":{"ad":"811000001","em":"1","wtl":"1","mtl":"0","web":"0"},"mips":["Budgeting and Forecasting","Financial Accounting \u0026 Accounts Preparation for sole traders and partnerships","Financial Accounting \u0026 Accounts Preparation for statutory purposes","Payroll","Management Accounting","Value Added Tax","Personal Income Tax","Company Secretarial Services","Business Income Tax","Bookkeeping"]},{"nm":"Holly Boulter","ph":"01246202735","tn":"Chesterfield","uid":"154713","cn":"Chesterfield Accounting Solutions","ad1":"128 Saltergate","ad2":"","ad3":"","cty":"Derbyshire","pc":"S40 1NG","url":"","dl":"FMAAT","filters":{"ad":"811000000","em":"1","wtl":"1","mtl":"1","web":"1"},"mips":["Corporation Tax","Management Accounting","Financial Accounting \u0026 Accounts Preparation for statutory purposes","Bookkeeping","Personal Income Tax","Independent Examination","Value Added Tax","Business Income Tax","Computerised Accountancy Systems","Financial Accounting \u0026 Accounts Preparation for sole traders and partnerships","Payroll"]},{"nm":"Sylvia Bourhill","ph":"01628530805","tn":"Bourne End","uid":"147565","cn":"Another Answer Ltd","ad1":"First</text:p>
      <text:p text:style-name="P1"><text:s/>Floor","ad2":"Bourne House","ad3":"Cores End Road","cty":"Buckinghamshire","pc":"SL8 5AR","url":"http:\/\/www.anotheranswer.co.uk","dl":"FMAAT","filters":{"ad":"811000001","em":"1","wtl":"1","mtl":"0","web":"1"},"mips":["Value Added Tax","Payroll","Financial Accounting \u0026 Accounts Preparation for statutory purposes","Independent Examination","Personal Income Tax","Financial Accounting \u0026 Accounts Preparation for sole traders and partnerships","Corporation Tax","Budgeting and Forecasting","Management Accounting","Company Secretarial Services","Business Income Tax","Computerised Accountancy Systems","Bookkeeping"]},{"nm":"Caroline Bourke","ph":"07562812252","tn":"Pontefract","uid":"1898156","cn":"C And D Accountants Ltd","ad1":"37 Madison Close","ad2":"Ackworth","ad3":"","cty":"West Yorkshire","pc":"WF7 7BP","url":"http:\/\/www.cdaccountants.co.uk","dl":"MAAT AATQB","filters":{"ad":"811000001","em":"1","wtl":"1","mtl":"0","web":"1"},"mips":["Business Income Tax","Computerised Accountancy Systems","Management Accounting","Bookkeeping","Capital Gains Tax","Company Secretarial Services","Corporation Tax","Financial Accounting \u0026 Accounts Preparation for sole traders and partnerships","Value Added Tax","Personal Income Tax","Payroll","Financial Accounting \u0026 Accounts Preparation for statutory purposes"]},{"nm":"Keli Bourner","ph":"07817034262","tn":"GILLINGHAM","uid":"1431611","cn":"KB Bookkeeping","ad1":"15 Camden Road","ad2":"","ad3":"","cty":"Kent","pc":"ME7 1QS","url":"","dl":"AATQB","filters":{"ad":"811000001","em":"1","wtl":"1","mtl":"0","web":"0"},"mips":["Computerised Accountancy Systems","Value Added Tax","Bookkeeping"]},{"nm":"Idana Bouwhuis","ph":"","tn":"Cambridgeshire","uid":"323166","cn":"Llovall Accountancy","ad1":"1 The Shill","ad2":"Levenington","ad3":"","cty":"","pc":"PE13 5DQ","url":"","dl":"MAAT","filters":{"ad":"811000001","em":"1","wtl":"1","mtl":"0","web":"1"},"mips":["Financial Accounting \u0026 Accounts Preparation for sole traders and partnerships","Budgeting and Forecasting","Management Accounting","Value Added Tax","Personal Income Tax","Bookkeeping"]},{"nm":"Frances Bowcher","ph":"1327353533","tn":"Towcester","uid":"313925","cn":"Fran Bowcher","ad1":"20 Calvert Close","ad2":"Greens Norton","ad3":false,"cty":"Northamptonshire","pc":"NN12 8DE","url":false,"dl":"FMAAT","filters":<text:soft-page-break/>{"ad":"811000001","em":"0","wtl":"1","mtl":"0","web":"0"},"mips":["Payroll","Bookkeeping","Value Added Tax"]},{"nm":"Keith Bowden","ph":"01582562450","tn":"Luton","uid":"121653","cn":"K D Bowden","ad1":"5 Cicero Drive","ad2":"","ad3":"","cty":"Bedfordshire","pc":"LU3 4DA","url":"","dl":"MAAT","filters":{"ad":"811000000","em":"1","wtl":"1","mtl":"0","web":"0"},"mips":["Financial Accounting \u0026 Accounts Preparation for sole traders and partnerships","Business Income Tax","Payroll","Financial Accounting \u0026 Accounts Preparation for statutory purposes","Value Added Tax","Computerised Accountancy Systems","Bookkeeping","Personal Income Tax","Corporation Tax","Management Accounting"]},{"nm":"Anthony Bowden","ph":"08438860110","tn":"Quedgeley","uid":"282798","cn":"BLUEWAVE BUSINESS SOLUTIONS LIMITED","ad1":"13 Wheatstone Court","ad2":"Waterwells Business Park","ad3":"","cty":"Gloucestershire","pc":"GL2 2AQ","url":"http:\/\/www.bluewavebusinesssolutions.com","dl":"MAAT","filters":{"ad":"811000001","em":"1","wtl":"1","mtl":"0","web":"1"},"mips":["Bookkeeping","Financial Accounting \u0026 Accounts Preparation for sole traders and partnerships","Payroll","Personal Income Tax","Financial Accounting \u0026 Accounts Preparation for statutory purposes","Corporation Tax","Value Added Tax","Budgeting and Forecasting","Management Accounting","Business Income Tax"]},{"nm":"Jack Bowden","ph":"07837687412","tn":"North Shields","uid":"1255086","cn":"Haydon Accountancy Services","ad1":"33 Percy Crescent","ad2":"","ad3":"","cty":"Tyne and Wear","pc":"NE29 6HP","url":"","dl":"MAAT","filters":{"ad":"811000001","em":"0","wtl":"1","mtl":"0","web":"0"},"mips":["Value Added Tax","Management Accounting","Financial Accounting \u0026 Accounts Preparation for sole traders and partnerships","Personal Income Tax","Budgeting and Forecasting","Corporation Tax","Bookkeeping","Payroll","Business Income Tax","Financial Accounting \u0026 Accounts Preparation for statutory purposes"]},{"nm":"Lindsey Bowen","ph":"07814879296","tn":"Mansfield","uid":"298596","cn":"Lindsey Bowen TIA Wellbooks","ad1":"29 Birkland Avenue","ad2":"Warsop","ad3":"","cty":"Nottinghamshire","pc":"NG20 0PL","url":"","dl":"FMAAT","filters":{"ad":"811000001","em":"1","wtl":"1","mtl":"1","web":"1"},"mips":["Financial Accounting \u0026 Accounts Preparation for sole traders and partnerships","Bookkeeping","Value Added Tax","Financial Accounting \u0026 Accounts Preparation for statutory purposes","Independent Examination","Personal Income Tax"]},{"nm":"Rachel Bower","ph":"1785712975","tn":"Penkridge","uid":"91271","cn":"RB Book-keeping Services","ad1":"75 Haling Rd","ad2":"","ad3":"","cty":"Staffordshire","pc":"ST19 5DA","url":"","dl":"FMAAT AATQB","filters":{"ad":"811000000","em":"1","wtl":"1","mtl":"0","web":"0"},"mips":["Value Added Tax","Bookkeeping","Payroll"]},{"nm":"Sharron Bower","ph":"01925495083","tn":"Warrington","uid":"272000","cn":"SM Norman Accountancy Ltd","ad1":"33 Havisham Close","ad2":"Birchwood","ad3":"","cty":"Cheshire","pc":"WA3 7NB","url":"","dl":"MAAT","filters":{"ad":"811000001","em":"1","wtl":"1","mtl":"0","web":"1"},"mips":["Business Income Tax","Bookkeeping","Financial Accounting \u0026 Accounts Preparation for statutory purposes","Personal Income Tax","Company Secretarial Services","Capital Gains Tax","Financial Accounting \u0026 Accounts Preparation for sole traders and partnerships","Management Accounting","Budgeting and Forecasting","Computerised Accountancy Systems","Value Added Tax","Payroll","Corporation Tax"]},{"nm":"Steven Bowers","ph":"01684212041","tn":"Tewkesbury","uid":"71131","cn":"SWB Business Solutions","ad1":"Unit 20","ad2":"Basepoint Business Centre","ad3":"Oakfield Close","cty":"Gloucestershire","pc":"GL20 8SD","url":"","dl":"MAAT","filters":{"ad":"811000000","em":"1","wtl":"1","mtl":"1","web":"1"},"mips":<text:soft-page-break/>["Payroll","Bookkeeping","Value Added Tax","Capital Gains Tax","Financial Accounting \u0026 Accounts Preparation for statutory purposes","Business Income Tax","Company Secretarial Services","Personal Income Tax","Corporation Tax","Computerised Accountancy Systems","Financial Accounting \u0026 Accounts Preparation for sole traders and partnerships"]},{"nm":"Lynn Bowes","ph":"07852982498","tn":"Wetherby","uid":"77642","cn":"Root Accountants LTD","ad1":"Suite 19 Sandown House","ad2":"Sandbeck Way","ad3":"","cty":"West Yorkshire","pc":"LS22 7DN","url":"","dl":"MAAT","filters":{"ad":"811000000","em":"1","wtl":"1","mtl":"1","web":"1"},"mips":["Financial Accounting \u0026 Accounts Preparation for statutory purposes","Management Accounting","Value Added Tax","Bookkeeping","Financial Accounting \u0026 Accounts Preparation for sole traders and partnerships","Payroll","Personal Income Tax","Corporation Tax","Business Income Tax"]},{"nm":"Lana Bowker","ph":"","tn":"Somerset","uid":"243521","cn":"Lana Bowker Bookkeeping","ad1":"Barnfield House","ad2":"Abeey Road","ad3":"","cty":"","pc":"BA3 4HY","url":"","dl":"MAAT AATQB","filters":{"ad":"811000001","em":"1","wtl":"1","mtl":"0","web":"0"},"mips":["Bookkeeping","Computerised Accountancy Systems","Value Added Tax","Financial Accounting \u0026 Accounts Preparation for sole traders and partnerships"]},{"nm":"Michelle Bowley","ph":"07443500524","tn":"Helston","uid":"295931","cn":"Shoreline Accountancy Services","ad1":"49 Trembel Road","ad2":"Mullion","ad3":"","cty":"Cornwall","pc":"TR12 7DY","url":"http:\/\/www.shorelineaccountancyservices.co.uk\/","dl":"MAAT AATQB","filters":{"ad":"811000000","em":"1","wtl":"1","mtl":"1","web":"1"},"mips":["Financial Accounting \u0026 Accounts Preparation for statutory purposes","Company Secretarial Services","Value Added Tax","Budgeting and Forecasting","Management Accounting","Financial Accounting \u0026 Accounts Preparation for sole traders and partnerships","Corporation Tax","Personal Income Tax","Bookkeeping","Business Income Tax","Payroll","Computerised Accountancy Systems","Independent Examination"]},{"nm":"Peter Bowman","ph":"","tn":"","uid":"127066","cn":"Peter Bowman","ad1":"71 The Swallows","ad2":"Welwyn Garden City","ad3":"","cty":"","pc":"AL7 1BX","url":"","dl":"MAAT","filters":{"ad":"811000001","em":"1","wtl":"1","mtl":"1","web":"1"},"mips":["Computerised Accountancy Systems","Value Added Tax","Financial Accounting \u0026 Accounts Preparation for sole traders and partnerships","Bookkeeping"]},{"nm":"Susan Bowman","ph":"07947467919","tn":"Birtley","uid":"1216581","cn":"Bowman Carter Accountancy","ad1":"23 North Dene Birtley","ad2":"","ad3":"","cty":"County Durham","pc":"DH3 1PZ","url":"www.bcaccountancy.com","dl":"MAAT","filters":{"ad":"811000000","em":"1","wtl":"1","mtl":"1","web":"1"},"mips":["Computerised Accountancy Systems","Management Accounting","Payroll","Bookkeeping","Value Added Tax","Budgeting and Forecasting"]},{"nm":"Heidi Bows","ph":"01736798684","tn":"St. Ives","uid":"127462","cn":"Heidi Bows Accountancy \u0026 Bookkeeping Services","ad1":"Chy An Gwedhen","ad2":"St. Ives Road","ad3":"Carbis Bay","cty":"Cornwall","pc":"TR26 2JN","url":"","dl":"MAAT","filters":{"ad":"811000000","em":"1","wtl":"1","mtl":"0","web":"0"},"mips":["Payroll","Business Income Tax","Value Added Tax","Financial Accounting \u0026 Accounts Preparation for statutory purposes","Budgeting and Forecasting","Bookkeeping","Personal Income Tax","Financial Accounting \u0026 Accounts Preparation for sole traders and partnerships","Management Accounting"]},{"nm":"Jeremy Box","ph":"01594843354","tn":"Lydney","uid":"313410","cn":"Box \u0026 Co Accountancy Services Ltd","ad1":"5a</text:p>
      <text:p text:style-name="P1"><text:s/>Newerne Street","ad2":"","ad3":"","cty":"Gloucestershire","pc":"GL15 5RA","url":"","dl":"MAAT","filters":{"ad":"811000000","em":"1","wtl":"1","mtl":"0","web":"1"},"mips":["Management Accounting","Budgeting and Forecasting","Capital Gains Tax","Business Income Tax","Personal Income Tax","Corporation Tax","Independent Examination","Computerised Accountancy <text:soft-page-break/>Systems","Financial Accounting \u0026 Accounts Preparation for sole traders and partnerships","Inheritance Tax","Company Secretarial Services","Payroll","Bookkeeping","Value Added Tax","Financial Accounting \u0026 Accounts Preparation for statutory purposes"]},{"nm":"Mark Bradford","ph":"01785748683","tn":"Stafford","uid":"271607","cn":"Bradfords","ad1":"Tollgate Court Business Centre","ad2":"","ad3":"","cty":"Staffordshire","pc":"ST16 3HS","url":"","dl":"MAAT","filters":{"ad":"811000000","em":"1","wtl":"0","mtl":"0","web":"1"},"mips":["Management Accounting","Personal Income Tax","Corporation Tax","Financial Accounting \u0026 Accounts Preparation for sole traders and partnerships","Bookkeeping","Payroll","Financial Accounting \u0026 Accounts Preparation for statutory purposes","Budgeting and Forecasting","Computerised Accountancy Systems","Value Added Tax"]},{"nm":"Fiona Bradley","ph":"01162677335","tn":"Leicester","uid":"75646","cn":"Bradley \u0026 Co","ad1":"The Old Vicarage 554 Bradgate Road","ad2":"Newtown Linford","ad3":"","cty":"Leicestershire","pc":"LE6 0HB","url":"","dl":"FMAAT","filters":{"ad":"811000001","em":"1","wtl":"1","mtl":"0","web":"1"},"mips":["Bookkeeping","Business Income Tax","Budgeting and Forecasting","Payroll","Computerised Accountancy Systems","Personal Income Tax","Management Accounting","Value Added Tax","Financial Accounting \u0026 Accounts Preparation for sole traders and partnerships","Financial Accounting \u0026 Accounts Preparation for statutory purposes"]},{"nm":"Linda Bradley","ph":"01752512898","tn":"Plymouth","uid":"281370","cn":"Bradleys Bookkeeping \u0026 Accountancy","ad1":"26 Longcause","ad2":false,"ad3":false,"cty":"Devon","pc":"PL7 1JB","url":false,"dl":"MAAT","filters":{"ad":"811000000","em":"1","wtl":"1","mtl":"0","web":"0"},"mips":["Business Income Tax","Personal Income Tax","Bookkeeping","Financial Accounting \u0026 Accounts Preparation for sole traders and partnerships","Financial Accounting \u0026 Accounts Preparation for statutory purposes","Payroll","Value Added Tax"]},{"nm":"June Bradshaw","ph":"01515487210","tn":"Liverpool","uid":"57250","cn":"Campbell Associates","ad1":"Unit 113","ad2":"North Mersey Business Centre","ad3":"Woodward Road Knowsley Industrial Park","cty":"Merseyside","pc":"L33 7UY","url":"","dl":"FMAAT","filters":{"ad":"811000000","em":"1","wtl":"1","mtl":"1","web":"1"},"mips":["Business Income Tax","Value Added Tax","Bookkeeping","Payroll","Management Accounting","Budgeting and Forecasting","Personal Income Tax","Financial Accounting \u0026 Accounts Preparation for statutory purposes","Capital Gains Tax","Corporation Tax","Financial Accounting \u0026 Accounts Preparation for sole traders and partnerships"]},{"nm":"Angela Bradshaw","ph":false,"tn":"Staffordshire","uid":"223891","cn":"A+E Accountants Limited","ad1":"22 Garbett Street","ad2":"Stoke-on-Trent","ad3":false,"cty":false,"pc":"ST6 5RQ","url":false,"dl":"MAAT","filters":{"ad":"811000000","em":"1","wtl":"1","mtl":"1","web":"1"},"mips":["Business Income Tax","Bookkeeping","Personal Income Tax","Financial Accounting \u0026 Accounts Preparation for sole traders and partnerships","Corporation Tax","Value Added Tax","Financial Accounting \u0026 Accounts Preparation for statutory purposes","Payroll"]},{"nm":"Nathan Brady","ph":false,"tn":"Bristol","uid":"106034","cn":"Stepping Stones Accountancy LTD","ad1":"64 The Stepping Stones","ad2":false,"ad3":false,"cty":"Avon","pc":"BS4 4EY","url":"www.steppingstonesaccountancy.co.uk","dl":"MAAT","filters":{"ad":"811000000","em":"1","wtl":"1","mtl":"0","web":"1"},"mips":["Independent Examination","Business Income Tax","Company Secretarial Services","Financial Accounting \u0026 Accounts Preparation for sole traders and partnerships","Value Added Tax","Capital Gains Tax","Financial Accounting \u0026 Accounts Preparation for statutory purposes","Personal Income Tax","Computerised Accountancy Systems","Corporation Tax","Budgeting and Forecasting","Inheritance Tax","Management Accounting","Bookkeeping","Payroll"]},{"nm":"Kirsten Brady","ph":"07922947761","tn":"Newcastle upon <text:soft-page-break/>Tyne","uid":"149702","cn":"Tattoo Accountants","ad1":"18 Howard Close","ad2":"Holystone","ad3":"","cty":"Tyne and Wear","pc":"NE27 0UU","url":"Www.tattooaccountants.co.uk","dl":"MAAT","filters":{"ad":"811000001","em":"1","wtl":"1","mtl":"0","web":"0"},"mips":["Company Secretarial Services","Capital Gains Tax","Value Added Tax","Business Income Tax","Payroll","Bookkeeping","Personal Income Tax","Financial Accounting \u0026 Accounts Preparation for sole traders and partnerships","Computerised Accountancy Systems","Financial Accounting \u0026 Accounts Preparation for statutory purposes","Corporation Tax"]},{"nm":"Anna Brady","ph":"07904503332","tn":"Chichester","uid":"1185586","cn":"Studio 4 Accountancy","ad1":"4 Wilton Close","ad2":"Bracklesham Bay","ad3":"","cty":"West Sussex","pc":"PO20 8QY","url":"","dl":"MAAT","filters":{"ad":"811000001","em":"1","wtl":"1","mtl":"1","web":"1"},"mips":["Financial Accounting \u0026 Accounts Preparation for statutory purposes","Bookkeeping","Personal Income Tax","Value Added Tax","Financial Accounting \u0026 Accounts Preparation for sole traders and partnerships"]},{"nm":"Smita Brahmbhatt","ph":"02089851077","tn":"London","uid":"289150","cn":"Skkafssun Accountancy Services","ad1":"29 Homerton High Street","ad2":"Hackney","ad3":"","cty":"","pc":"E9 6JP","url":"","dl":"FMAAT","filters":{"ad":"811000000","em":"1","wtl":"1","mtl":"0","web":"0"},"mips":["Management Accounting","Business Income Tax","Financial Accounting \u0026 Accounts Preparation for statutory purposes","Bookkeeping","Budgeting and Forecasting","Financial Accounting \u0026 Accounts Preparation for sole traders and partnerships","Personal Income Tax","Value Added Tax","Payroll","Corporation Tax"]},{"nm":"Claire Braithwaite","ph":"01768864759","tn":"Penrith","uid":"66437","cn":"Braithwaite Bookkeeping","ad1":"3 Friars Close","ad2":"","ad3":"","cty":"Cumbria","pc":"CA11 8DA","url":"","dl":"MAAT","filters":{"ad":"811000000","em":"0","wtl":"1","mtl":"0","web":"0"},"mips":["Payroll","Financial Accounting \u0026 Accounts Preparation for sole traders and partnerships","Bookkeeping","Financial Accounting \u0026 Accounts Preparation for statutory purposes","Value Added Tax"]},{"nm":"Stephen Braithwaite","ph":"01768864759","tn":"Penrith","uid":"287277","cn":"Braithwaite Bookkeeping","ad1":"3 Friars Close","ad2":"","ad3":"","cty":"Cumbria","pc":"CA11 8DA","url":"","dl":"MAAT","filters":{"ad":"811000000","em":"1","wtl":"1","mtl":"0","web":"0"},"mips":["Financial Accounting \u0026 Accounts Preparation for statutory purposes","Management Accounting","Value Added Tax","Financial Accounting \u0026 Accounts Preparation for sole traders and partnerships","Bookkeeping"]},{"nm":"Jenny Braithwaite","ph":"0176888272","tn":"Penrith","uid":"297220","cn":"Eden Accountancy Services","ad1":"Wileman Croft","ad2":"Skirwith","ad3":"","cty":"Cumbria","pc":"CA10 1RH","url":"","dl":"MAAT","filters":{"ad":"811000000","em":"1","wtl":"0","mtl":"0","web":"1"},"mips":["Capital Gains Tax","Financial Accounting \u0026 Accounts Preparation for statutory purposes","Management Accounting","Personal Income Tax","Bookkeeping","Company Secretarial Services","Computerised Accountancy Systems","Financial Accounting \u0026 Accounts Preparation for sole traders and partnerships","Corporation Tax","Payroll","Value Added Tax","Budgeting and Forecasting","Business Income Tax","Independent Examination"]},{"nm":"Susan Bramley","ph":"01159795594","tn":"Nottingham","uid":"190163","cn":"1 For All Accounting Angels Ltd","ad1":"1 For All Accounting Angels","ad2":"Unit 5 The Clock Tower","ad3":"Park Road Bestwood Village","cty":"Nottinghamshire","pc":"NG6 8TQ","url":"","dl":"MAAT","filters":{"ad":"811000000","em":"1","wtl":"1","mtl":"1","web":"1"},"mips":["Bookkeeping","Management Accounting","Capital Gains Tax","Business Income Tax","Payroll","Personal Income Tax","Financial Accounting \u0026 Accounts Preparation for statutory purposes","Computerised <text:soft-page-break/>Accountancy Systems","Corporation Tax","Value Added Tax","Financial Accounting \u0026 Accounts Preparation for sole traders and partnerships"]},{"nm":"Sonja Brandon","ph":"07867590628","tn":"Bristol","uid":"278744","cn":"Sonja Hemmings","ad1":"44 Clarence Avenue","ad2":"","ad3":"","cty":"","pc":"BS16 5SX","url":"","dl":"MAAT","filters":{"ad":"811000001","em":"1","wtl":"0","mtl":"0","web":"0"},"mips":["Bookkeeping","Payroll","Value Added Tax","Personal Income Tax"]},{"nm":"David Brash","ph":"07970288589","tn":"Auchterarder","uid":"304302","cn":"David Brash Consultancy LTD","ad1":"Orchil House","ad2":"Orchil Road","ad3":"","cty":"Perthshire","pc":"PH3 1NB","url":"","dl":"FMAAT","filters":{"ad":"811000001","em":"0","wtl":"0","mtl":"0","web":"0"},"mips":["Value Added Tax","Management Accounting","Financial Accounting \u0026 Accounts Preparation for sole traders and partnerships","Independent Examination","Payroll","Business Income Tax","Budgeting and Forecasting","Bookkeeping","Personal Income Tax","Financial Accounting \u0026 Accounts Preparation for statutory purposes","Corporation Tax","Computerised Accountancy Systems","Company Secretarial Services"]},{"nm":"Andrew Brass","ph":"01335342586","tn":"Ashbourne","uid":"316938","cn":"Ridgeway Accountancy Services Ltd","ad1":"Ridgeway","ad2":"Windmill Lane","ad3":"","cty":"Derbyshire","pc":"DE6 1JA","url":"","dl":"MAAT","filters":{"ad":"811000001","em":"1","wtl":"0","mtl":"0","web":"0"},"mips":["Value Added Tax","Budgeting</text:p>
      <text:p text:style-name="P1"><text:s/>and Forecasting","Payroll","Bookkeeping","Financial Accounting \u0026 Accounts Preparation for sole traders and partnerships","Personal Income Tax","Financial Accounting \u0026 Accounts Preparation for statutory purposes","Management Accounting","Corporation Tax","Business Income Tax"]},{"nm":"Joanne Bratley","ph":"7884297020","tn":"Halifax","uid":"273650","cn":"Hawley Business Solutions Ltd","ad1":"Unit 6 Tannery Business Park","ad2":"Bradford Road","ad3":"","cty":"West Yorkshire","pc":"HX3 7HR","url":"","dl":"FMAAT","filters":{"ad":"811000000","em":"1","wtl":"0","mtl":"0","web":"1"},"mips":["Financial Accounting \u0026 Accounts Preparation for statutory purposes","Business Income Tax","Bookkeeping","Financial Accounting \u0026 Accounts Preparation for sole traders and partnerships","Personal Income Tax","Corporation Tax","Payroll","Company Secretarial Services","Management Accounting","Computerised Accountancy Systems","Budgeting and Forecasting","Value Added Tax"]},{"nm":"Kathleen Bray","ph":"07712001842","tn":"Swadlincote","uid":"274607","cn":"Fresh Bookkeeping","ad1":"57 Claymar Drive","ad2":"Newhall","ad3":"","cty":"Derbyshire","pc":"DE11 0LF","url":"","dl":"MAAT","filters":{"ad":"811000001","em":"1","wtl":"1","mtl":"0","web":"1"},"mips":{"2":"Bookkeeping","3":"Payroll"}},{"nm":"Trudy Bray","ph":"77988816093","tn":"Folkestone","uid":"290065","cn":"Steer Accountancy","ad1":"Basepoint","ad2":"Folkestone Enterprise Centre","ad3":"Shearway Business Park","cty":"Kent","pc":"CT19 4RH","url":"","dl":"FMAAT","filters":{"ad":"811000000","em":"1","wtl":"0","mtl":"0","web":"1"},"mips":["Computerised Accountancy Systems","Value Added Tax","Management Accounting","Payroll","Bookkeeping","Personal Income Tax","Financial Accounting \u0026 Accounts Preparation for sole traders and partnerships","Budgeting and Forecasting","Financial Accounting \u0026 Accounts Preparation for statutory purposes","Company Secretarial Services"]},{"nm":"Andrea Breakspear","ph":"01233629930","tn":"Ashford","uid":"140281","cn":"Breakspear Norris Ltd","ad1":"Hengistbury","ad2":"Steeds Lane","ad3":"Kingsnorth","cty":"Kent","pc":"TN26 1NQ","url":"www.breakspearnorris.co.uk","dl":"FMAAT","filters":{"ad":"811000000","em":"1","wtl":"1","mtl":"1","web":"1"},"mips":["Personal Income Tax","Capital Gains Tax","Financial Accounting \u0026 Accounts Preparation for sole traders and partnerships","Computerised Accountancy Systems","Budgeting and Forecasting","Value Added <text:soft-page-break/>Tax","Management Accounting","Business Income Tax","Bookkeeping","Corporation Tax","Payroll","Financial Accounting \u0026 Accounts Preparation for statutory purposes"]},{"nm":"Andrew Brealey","ph":"1623409551","tn":"Mansfield","uid":"274389","cn":"Brealey And Newbury Accountants","ad1":"8 High Street","ad2":"Mansfield Woodhouse","ad3":"","cty":"Nottinghamshire","pc":"NG19 8AN","url":"","dl":"MAAT","filters":{"ad":"811000000","em":"1","wtl":"1","mtl":"0","web":"1"},"mips":["Bookkeeping","Financial Accounting \u0026 Accounts Preparation for statutory purposes","Company Secretarial Services","Computerised Accountancy Systems","Corporation Tax","Payroll","Business Income Tax","Value Added Tax","Budgeting and Forecasting","Personal Income Tax","Financial Accounting \u0026 Accounts Preparation for sole traders and partnerships","Capital Gains Tax"]},{"nm":"Kimberley Breckons","ph":"01673858485","tn":"Market Rasen","uid":"66521","cn":"KCAccounts Limited","ad1":"Runswick","ad2":"Louth Road","ad3":"East Barkwith","cty":"Lincolnshire","pc":"LN8 5RX","url":"","dl":"FMAAT","filters":{"ad":"811000001","em":"1","wtl":"0","mtl":"0","web":"0"},"mips":["Financial Accounting \u0026 Accounts Preparation for statutory purposes","Value Added Tax","Financial Accounting \u0026 Accounts Preparation for sole traders and partnerships","Budgeting and Forecasting","Payroll","Bookkeeping","Business Income Tax","Management Accounting","Personal Income Tax","Company Secretarial Services"]},{"nm":"Vanessa Breen","ph":"01673843155","tn":"Market Rasen","uid":"313311","cn":"VL Accounting Ltd","ad1":"27 Gordon Field","ad2":"","ad3":"","cty":"Lincolnshire","pc":"LN8 3AD","url":"","dl":"MAAT","filters":{"ad":"811000000","em":"1","wtl":"1","mtl":"0","web":"0"},"mips":["Management Accounting","Payroll","Company Secretarial Services","Value Added Tax","Computerised Accountancy Systems","Financial Accounting \u0026 Accounts Preparation for sole traders and partnerships","Budgeting and Forecasting","Financial Accounting \u0026 Accounts Preparation for statutory purposes","Personal Income Tax","Corporation Tax","Bookkeeping"]},{"nm":"Paul Brent","ph":"01502514396","tn":"Lowestoft","uid":"278398","cn":"Brent \u0026 Co","ad1":"49 Grampian Way","ad2":"Oulton","ad3":"","cty":"Suffolk","pc":"NR32 3EP","url":"","dl":"FMAAT","filters":{"ad":"811000000","em":"0","wtl":"0","mtl":"0","web":"0"},"mips":["Value Added Tax","Bookkeeping","Capital Gains Tax","Computerised Accountancy Systems","Personal Income Tax","Corporation Tax","Business Income Tax","Financial Accounting \u0026 Accounts Preparation for sole traders and partnerships","Financial Accounting \u0026 Accounts Preparation for statutory purposes","Management Accounting","Budgeting and Forecasting","Independent Examination","Payroll"]},{"nm":"Mariana Brescan","ph":false,"tn":"Essex","uid":"940196","cn":"Mariana Brescan","ad1":"19 Hale End","ad2":"Romford","ad3":false,"cty":false,"pc":"RM3 7ED","url":false,"dl":"AATQB","filters":{"ad":"811000001","em":"1","wtl":"0","mtl":"1","web":"0"},"mips":["Bookkeeping","Financial Accounting \u0026 Accounts Preparation for sole traders and partnerships","Value Added Tax"]},{"nm":"Katherine Bresner","ph":"01792790842","tn":"Swansea","uid":"83888","cn":"RKC Accountancy Ltd","ad1":"50 Maes y Wawr","ad2":"Birchgrove","ad3":"","cty":"","pc":"SA7 0HL","url":"","dl":"MAAT","filters":{"ad":"811000000","em":"1","wtl":"1","mtl":"1","web":"1"},"mips":["Capital Gains Tax","Payroll","Independent Examination","Financial Accounting \u0026 Accounts Preparation for sole traders and partnerships","Management Accounting","Personal Income Tax","Financial Accounting \u0026 Accounts Preparation for statutory purposes","Value Added Tax","Business Income Tax","Budgeting and Forecasting","Bookkeeping","Corporation Tax"]},{"nm":"Sian Bridgey","ph":"","tn":"Cornwall","uid":"60016","cn":"S Bridgey Accounting Services","ad1":"Whits End Farm, Marhamchurch","ad2":"Bude","ad3":"","cty":"","pc":"EX23 0HT","url":"","dl":"MAAT","filters":{"ad":"811000000","em":"1","wtl":"1","mtl":"1","web":"1"},"mips":["Corporation <text:soft-page-break/>Tax","Budgeting and Forecasting","Bookkeeping","Personal Income Tax","Financial Accounting \u0026 Accounts Preparation for statutory purposes","Business Income Tax","Financial Accounting \u0026 Accounts Preparation for sole traders and partnerships","Payroll"]},{"nm":"Martin Bridle","ph":"01225764441","tn":"Trowbridge","uid":"291210","cn":"Pearson May","ad1":"5 Wicker Hill","ad2":"","ad3":"","cty":"Wiltshire","pc":"BA14 8JS","url":"","dl":"FMAAT","filters":{"ad":"811000000","em":"1","wtl":"1","mtl":"0","web":"1"},"mips":["Corporation Tax","Financial Accounting \u0026 Accounts Preparation for sole traders and partnerships","Independent Examination","Payroll","Computerised Accountancy Systems","Budgeting and Forecasting","Bookkeeping","Value Added Tax","Capital Gains Tax","Personal Income Tax","Business Income Tax","Management Accounting","Inheritance Tax","Company Secretarial Services","Financial Accounting \u0026 Accounts Preparation for statutory purposes"]},{"nm":"Gary Brien","ph":"01568611977","tn":"Leominster","uid":"309054","cn":"Brien Accountancy Ltd","ad1":"The Anchorage","ad2":"Wharton","ad3":"","cty":"Herefordshire","pc":"HR6 0nx","url":"www.brienaccountancy","dl":"FMAAT","filters":{"ad":"811000000","em":"1","wtl":"1","mtl":"0","web":"1"},"mips":["Business Income Tax","Corporation Tax","Bookkeeping","Personal Income Tax","Financial Accounting \u0026 Accounts Preparation for statutory purposes","Payroll","Company Secretarial Services","Financial Accounting \u0026 Accounts Preparation for sole traders and partnerships","Budgeting and Forecasting","Capital Gains Tax","Management Accounting","Inheritance Tax","Value Added Tax","Computerised Accountancy Systems"]},{"nm":"Julie Brierley","ph":"2071646093","tn":"London","uid":"247975","cn":"Avesta Accounting Solutions LTD","ad1":"60 The Marlowes","ad2":"","ad3":"","cty":"","pc":"NW8 6NA","url":"avestaaccounting.co.uk","dl":"MAAT","filters":{"ad":"811000001","em":"1","wtl":"1","mtl":"1","web":"1"},"mips":["Financial Accounting \u0026 Accounts Preparation for statutory purposes","Payroll","Value Added Tax","Corporation Tax","Bookkeeping","Personal Income Tax","Capital Gains Tax","Financial Accounting \u0026 Accounts Preparation for sole traders and partnerships","Business Income Tax"]},{"nm":"Emma <text:s/>Briggs","ph":false,"tn":"Lancashire","uid":"100873","cn":"Accounts in Cheque","ad1":"8 Cedarwood Drive","ad2":"Leyland","ad3":false,"cty":false,"pc":"PR25 1HN","url":false,"dl":"MAAT","filters":{"ad":"811000001","em":"1","wtl":"1","mtl":"0","web":"0"},"mips":["Payroll","Computerised Accountancy Systems","Bookkeeping","Financial Accounting \u0026 Accounts Preparation for sole traders and partnerships","Personal Income Tax","Business Income Tax","Management Accounting","Financial Accounting \u0026 Accounts Preparation for statutory purposes","Capital Gains Tax","Corporation Tax","Budgeting and Forecasting","Value Added Tax"]},{"nm":"John Briggs","ph":"01932563125","tn":"Addlestone","uid":"305799","cn":"John G Briggs","ad1":"28 Wheatash Road","ad2":"","ad3":"","cty":"Surrey","pc":"KT15 2ER","url":"","dl":"FMAAT","filters":{"ad":"811000000","em":"0","wtl":"0","mtl":"0","web":"0"},"mips":["Budgeting and Forecasting","Corporation Tax","Company Secretarial Services","Financial Accounting \u0026 Accounts Preparation for sole traders and</text:p>
      <text:p text:style-name="P1"><text:s/>partnerships","Payroll","Financial Accounting \u0026 Accounts Preparation for statutory purposes","Independent Examination","Business Income Tax","Personal Income Tax","Capital Gains Tax","Bookkeeping","Value Added Tax"]},{"nm":"Angela Briggs","ph":"7976415190","tn":"ADDLESTONE","uid":"306903","cn":"Mrs A M Briggs ","ad1":"28 Wheatash Road","ad2":false,"ad3":false,"cty":"Surrey","pc":"KT15 2ER","url":false,"dl":"FMAAT","filters":{"ad":"811000000","em":"1","wtl":"0","mtl":"0","web":"1"},"mips":["Independent Examination","Value Added Tax","Corporation Tax","Personal Income Tax","Capital Gains Tax","Payroll","Financial Accounting \u0026 Accounts Preparation for sole traders and <text:soft-page-break/>partnerships","Management Accounting","Financial Accounting \u0026 Accounts Preparation for statutory purposes","Business Income Tax","Bookkeeping"]},{"nm":"Ian Bright","ph":"01785823860","tn":"Stafford","uid":"110112","cn":"Bright \u0026 co Accountancy Services Ltd","ad1":"32 St Lawrence Way","ad2":"Gnosall","ad3":"","cty":"Staffordshire","pc":"ST20 0HZ","url":"","dl":"MAAT","filters":{"ad":"811000000","em":"1","wtl":"1","mtl":"1","web":"1"},"mips":["Personal Income Tax","Corporation Tax","Business Income Tax","Capital Gains Tax","Inheritance Tax","Payroll","Bookkeeping","Financial Accounting \u0026 Accounts Preparation for sole traders and partnerships","Financial Accounting \u0026 Accounts Preparation for statutory purposes","Value Added Tax"]},{"nm":"Elaine Bright","ph":"07834489319","tn":"Bishop\u0027s Stortford","uid":"202029","cn":"Pearls Accounting Services Limited","ad1":"Fullers Court","ad2":"Robin Hood Road","ad3":"Elsenham","cty":"Hertfordshire","pc":"CM22 6ED","url":"","dl":"MAAT","filters":{"ad":"811000000","em":"1","wtl":"1","mtl":"1","web":"0"},"mips":["Financial Accounting \u0026 Accounts Preparation for sole traders and partnerships","Budgeting and Forecasting","Personal Income Tax","Financial Accounting \u0026 Accounts Preparation for statutory purposes","Bookkeeping","Value Added Tax","Payroll","Corporation Tax","Management Accounting"]},{"nm":"Dawn Bright","ph":"64221325146","tn":"Erith","uid":"301517","cn":"Puff \u0026 Co. Ltd","ad1":"16 Webber Close","ad2":"","ad3":"","cty":"Kent","pc":"DA8 2JP","url":"","dl":"FMAAT","filters":{"ad":"811000001","em":"1","wtl":"0","mtl":"0","web":"0"},"mips":["Financial Accounting \u0026 Accounts Preparation for statutory purposes","Computerised Accountancy Systems","Personal Income Tax","Company Secretarial Services","Financial Accounting \u0026 Accounts Preparation for sole traders and partnerships","Business Income Tax","Corporation Tax","Payroll","Budgeting and Forecasting","Management Accounting","Bookkeeping","Value Added Tax"]},{"nm":"Linda Bright","ph":"01514234262","tn":"Widnes","uid":"303061","cn":"Aquarius Accounting Services","ad1":"8 Rushton Close","ad2":"","ad3":"","cty":"Cheshire","pc":"WA8 9ZF","url":"","dl":"MAAT","filters":{"ad":"811000000","em":"0","wtl":"0","mtl":"0","web":"0"},"mips":["Capital Gains Tax","Bookkeeping","Financial Accounting \u0026 Accounts Preparation for statutory purposes","Payroll","Computerised Accountancy Systems","Personal Income Tax","Financial Accounting \u0026 Accounts Preparation for sole traders and partnerships","Business Income Tax","Management Accounting","Value Added Tax","Corporation Tax"]},{"nm":"Alexander Brims","ph":false,"tn":"Telford","uid":"205770","cn":"Brims Books Limited","ad1":"12 Cadmen Court","ad2":"Lawley Village","ad3":false,"cty":false,"pc":"TF3 5FA","url":false,"dl":"MAAT","filters":{"ad":"811000001","em":"1","wtl":"1","mtl":"1","web":"1"},"mips":["Corporation Tax","Personal Income Tax","Payroll","Value Added Tax","Computerised Accountancy Systems","Budgeting and Forecasting","Business Income Tax","Capital Gains Tax","Management Accounting","Bookkeeping","Financial Accounting \u0026 Accounts Preparation for statutory purposes","Financial Accounting \u0026 Accounts Preparation for sole traders and partnerships"]},{"nm":"Alison Bristow","ph":"01273738221","tn":"Hove","uid":"276910","cn":"Gilbody \u0026 Co","ad1":"65 Sackville Road","ad2":"","ad3":"","cty":"East Sussex","pc":"BN3 3WE","url":"","dl":"FMAAT AATQB","filters":{"ad":"811000000","em":"1","wtl":"1","mtl":"0","web":"0"},"mips":["Business Income Tax","Bookkeeping","Independent Examination","Value Added Tax","Financial Accounting \u0026 Accounts Preparation for sole traders and partnerships","Financial Accounting \u0026 Accounts Preparation for statutory purposes","Payroll","Corporation Tax","Capital Gains Tax","Company Secretarial Services","Personal Income Tax","Limited Assurance Engagement"]},{"nm":"Hayley Broadbent","ph":"07538719110","tn":"Sutton Coldfield","uid":"151912","cn":"Meadway Accounting Solutions","ad1":"121 Whitehouse Common Road","ad2":"","ad3":"","cty":"West <text:soft-page-break/>Midlands","pc":"B75 6DT","url":"","dl":"MAAT","filters":{"ad":"811000001","em":"1","wtl":"1","mtl":"0","web":"1"},"mips":["Financial Accounting \u0026 Accounts Preparation for sole traders and partnerships","Value Added Tax","Computerised Accountancy Systems","Personal Income Tax","Bookkeeping","Budgeting and Forecasting","Financial Accounting \u0026 Accounts Preparation for statutory purposes","Management Accounting"]},{"nm":"Tonia Brocklebank","ph":"01624801445","tn":"Isle Of Man","uid":"277210","cn":"T Brocklebank Ltd","ad1":"Ellan Shilley","ad2":"Barrule Road","ad3":"Foxdale","cty":"Isle of Man","pc":"IM4 3ES","url":"","dl":"MAAT","filters":{"ad":"811000000","em":"1","wtl":"1","mtl":"0","web":"0"},"mips":["Management Accounting","Computerised Accountancy Systems","Value Added Tax","Budgeting and Forecasting","Company Secretarial Services","Personal Income Tax","Financial Accounting \u0026 Accounts Preparation for sole traders and partnerships","Payroll","Financial Accounting \u0026 Accounts Preparation for statutory purposes","Corporation Tax","Bookkeeping","Business Income Tax"]},{"nm":"Pauline Brocklehurst","ph":"01539724707","tn":"Kendal","uid":"274492","cn":"P Brocklehurst","ad1":"Mint Cottage","ad2":"Gilthwaiterigg Lane","ad3":"","cty":"Cumbria","pc":"LA9 6NT","url":"","dl":"FMAAT","filters":{"ad":"811000001","em":"1","wtl":"1","mtl":"0","web":"0"},"mips":["Personal Income Tax","Capital Gains Tax","Value Added Tax","Financial Accounting \u0026 Accounts Preparation for sole traders and partnerships","Budgeting and Forecasting","Bookkeeping","Financial Accounting \u0026 Accounts Preparation for statutory purposes"]},{"nm":"Guadalupe Brockman","ph":"","tn":"Bristol","uid":"333061","cn":"Brockman Accountants","ad1":"12 Church Lane","ad2":"Bedminster","ad3":"","cty":"","pc":"BS3 4NE","url":"","dl":"MAAT","filters":{"ad":"811000001","em":"1","wtl":"0","mtl":"1","web":"0"},"mips":["Budgeting and Forecasting","Computerised Accountancy Systems","Value Added Tax","Company Secretarial Services","Bookkeeping","Personal Income Tax","Financial Accounting \u0026 Accounts Preparation for statutory purposes"]},{"nm":"Gillian Broderick","ph":"01892611483","tn":"Crowborough","uid":"311712","cn":"G Broderick","ad1":"Rauter House","ad2":"1 Sybron Way","ad3":"","cty":"East Sussex","pc":"TN6 3DZ","url":"","dl":"MAAT AATQB","filters":{"ad":"811000001","em":"0","wtl":"1","mtl":"0","web":"0"},"mips":["Capital Gains Tax","Business Income Tax","Payroll","Value Added Tax","Financial Accounting \u0026 Accounts Preparation for statutory purposes","Personal Income Tax","Computerised Accountancy Systems","Bookkeeping","Financial Accounting \u0026 Accounts Preparation for sole traders and partnerships"]},{"nm":"Joanna Bromige","ph":"07766508588","tn":"Solihull","uid":"300728","cn":"Jj Bromige Ltd","ad1":"Regus Building Central Boulevard","ad2":"Blythe Valley Park","ad3":"Shirley","cty":"West Midlands","pc":"B90 8AG","url":"www.jjbromige.com","dl":"FMAAT","filters":{"ad":"811000000","em":"1","wtl":"1","mtl":"0","web":"1"},"mips":["Corporation Tax","Company Secretarial Services","Budgeting and Forecasting","Business Income Tax","Payroll","Value Added Tax","Personal Income Tax","Financial Accounting \u0026 Accounts Preparation for statutory purposes","Financial Accounting \u0026 Accounts Preparation for sole traders and partnerships","Bookkeeping","Management Accounting","Computerised Accountancy Systems"]},{"nm":"Richard Brook","ph":false,"tn":"Suffolk","uid":"353016","cn":"RBBK","ad1":"6 Gazeley Road, Ashley","ad2":"Newmarket","ad3":false,"cty":false,"pc":"CB8 9EF","url":false,"dl":"MAAT","filters":{"ad":"811000001","em":"1","wtl":"0","mtl":"1","web":"1"},"mips":["Value Added Tax","Bookkeeping","Computerised Accountancy Systems"]},{"nm":"Annette Brooks","ph":"01582391911","tn":"Luton","uid":"293508","cn":"Parbery Davies \u0026 Co","ad1":"","ad2":"Maxet House","ad3":"Liverpool Road","cty":"Bedfordshire","pc":"LU1 1RS","url":"","dl":"FMAAT","filters":{"ad":"811000000","em":"1","wtl":"1","mtl":"0","web":"1"},"mips":["Capital Gains Tax","Bookkeeping","Personal Income Tax","Financial Accounting \u0026 Accounts Preparation <text:soft-page-break/>for statutory purposes","Management Accounting","Computerised Accountancy Systems","Inheritance Tax","Company Secretarial Services","Business Income Tax","Financial Accounting \u0026 Accounts Preparation for sole traders and partnerships","Payroll","Value Added Tax","Corporation Tax"]},{"nm":"Martin Brooks","ph":"","tn":"Sawbridgeworth","uid":"1472606","cn":"Shire Bookkeeping","ad1":"4 Kings Head Court","ad2":"London Road","ad3":"","cty":"Hertforshire","pc":"CM21 9JT","url":"","dl":"MAAT AATQB","filters":{"ad":"811000001","em":"1","wtl":"1","mtl":"1","web":"1"},"mips":["Company Secretarial Services","Bookkeeping","Computerised Accountancy Systems","Personal Income Tax","Payroll","Corporation Tax","Value Added Tax","Financial Accounting \u0026 Accounts Preparation for statutory purposes","Business Income Tax","Management Accounting","Financial Accounting \u0026 Accounts Preparation for sole traders and partnerships"]},{"nm":"Barbara</text:p>
      <text:p text:style-name="P1"><text:s/>Broom","ph":"07809608691","tn":"Yate","uid":"311269","cn":"Barbara Broom Accounting Services","ad1":"327 North Road","ad2":"","ad3":"","cty":"Gloucestershire","pc":"BS37 7LJ","url":"","dl":"MAAT","filters":{"ad":"811000001","em":"1","wtl":"0","mtl":"0","web":"0"},"mips":["Payroll","Management Accounting","Company Secretarial Services","Budgeting and Forecasting","Bookkeeping","Financial Accounting \u0026 Accounts Preparation for statutory purposes","Financial Accounting \u0026 Accounts Preparation for sole traders and partnerships","Value Added Tax"]},{"nm":"Hayley Broomfield","ph":"","tn":"Winchester","uid":"189370","cn":"Hayley Broomfield","ad1":"6 The Dell Kingsworthy","ad2":"","ad3":"","cty":"","pc":"5023 7SZ","url":"","dl":"MAAT","filters":{"ad":"811000001","em":"1","wtl":"1","mtl":"1","web":"1"},"mips":["Payroll","Bookkeeping","Budgeting and Forecasting","Value Added Tax","Management Accounting","Computerised Accountancy Systems"]},{"nm":"Charlene Broomfield","ph":"07572213675","tn":"London","uid":"274636","cn":"Taylored Accountancy Ltd","ad1":"Taylored Accountancy Ltd","ad2":"Monomark House","ad3":"27 Old Gloucester Street","cty":"","pc":"WC1N 3AX","url":"www.tayloredaccountancyltd.co.uk","dl":"MAAT","filters":{"ad":"811000001","em":"1","wtl":"1","mtl":"1","web":"1"},"mips":["Value Added Tax","Financial Accounting \u0026 Accounts Preparation for statutory purposes","Payroll","Personal Income Tax","Company Secretarial Services","Bookkeeping","Corporation Tax","Management Accounting","Computerised Accountancy Systems","Budgeting and Forecasting","Financial Accounting \u0026 Accounts Preparation for sole traders and partnerships"]},{"nm":"Paul Broughall","ph":"07966695286","tn":"Saffron Walden","uid":"147158","cn":"PB Accounting Services","ad1":"33 Howland Close","ad2":false,"ad3":false,"cty":"Essex","pc":"CB10 2GT","url":false,"dl":"MAAT","filters":{"ad":"811000001","em":"1","wtl":"0","mtl":"0","web":"0"},"mips":["Bookkeeping","Computerised Accountancy Systems","Value Added Tax","Management Accounting","Budgeting and Forecasting","Financial Accounting \u0026 Accounts Preparation for statutory purposes","Company Secretarial Services","Personal Income Tax","Financial Accounting \u0026 Accounts Preparation for sole traders and partnerships","Payroll","Corporation Tax"]},{"nm":"Samantha Brown","ph":"07816955508","tn":"Newport","uid":"74237","cn":"MPA Accounting Ltd","ad1":"M P A Accounting","ad2":"The Old Piggery","ad3":"Cheeks Farm","cty":"Isle of Wight","pc":"PO30 3DE","url":"www.mpaaccounting.co.uk","dl":"MAAT","filters":{"ad":"811000001","em":"1","wtl":"1","mtl":"0","web":"1"},"mips":["Payroll","Management Accounting","Budgeting and Forecasting","Corporation Tax","Capital Gains Tax","Bookkeeping","Value Added Tax","Business Income Tax","Computerised Accountancy Systems","Financial Accounting \u0026 Accounts Preparation for sole traders and partnerships","Financial Accounting \u0026 Accounts Preparation for statutory purposes","Personal Income Tax"]},{"nm":"Bobbie <text:soft-page-break/>Brown","ph":"01670528416","tn":"Ashington","uid":"100060","cn":"Northumberland Accountants \u0026 Tax Advisers Ltd","ad1":"Ashington Workspace","ad2":"Lintonville Parkway","ad3":"","cty":"Northumberland","pc":"NE63 9JZ","url":"www.northumberlandaccountants.com","dl":"FMAAT","filters":{"ad":"811000000","em":"1","wtl":"1","mtl":"1","web":"1"},"mips":["Capital Gains Tax","Management Accounting","Value Added Tax","Payroll","Corporation Tax","Business Income Tax","Computerised Accountancy Systems","Financial Accounting \u0026 Accounts Preparation for sole traders and partnerships","Financial Accounting \u0026 Accounts Preparation for statutory purposes","Budgeting and Forecasting","Independent Examination","Personal Income Tax","Company Secretarial Services","Bookkeeping"]},{"nm":"Emma Brown","ph":false,"tn":"Northumberland","uid":"112405","cn":"Richard Brown and Partners","ad1":"The Office","ad2":"Bellshill, Belford","ad3":false,"cty":false,"pc":"NE70 7HP","url":false,"dl":"MAAT","filters":{"ad":"811000001","em":"1","wtl":"0","mtl":"0","web":"0"},"mips":["Computerised Accountancy Systems","Payroll","Bookkeeping","Personal Income Tax","Financial Accounting \u0026 Accounts Preparation for sole traders and partnerships","Budgeting and Forecasting"]},{"nm":"Prunella Brown","ph":"02392619999","tn":"Southsea","uid":"113639","cn":"The John Doyle Partnership","ad1":"Marian House","ad2":"62-64 Priory Crescent","ad3":"","cty":"Hampshire","pc":"PO4 8RN","url":"","dl":"FMAAT","filters":{"ad":"811000000","em":"1","wtl":"1","mtl":"0","web":"1"},"mips":["Corporation Tax","Financial Accounting \u0026 Accounts Preparation for statutory purposes","Computerised Accountancy Systems","Capital Gains Tax","Financial Accounting \u0026 Accounts Preparation for sole traders and partnerships","Personal Income Tax","Business Income Tax","Value Added Tax","Payroll","Bookkeeping"]},{"nm":"Elaine Brown","ph":"01476592427","tn":"Grantham","uid":"118507","cn":"E M Hansford","ad1":"1 Langdale Crescent","ad2":"","ad3":"","cty":"Lincolnshire","pc":"NG31 8DF","url":"","dl":"MAAT","filters":{"ad":"811000000","em":"1","wtl":"1","mtl":"0","web":"0"},"mips":["Corporation Tax","Bookkeeping","Financial Accounting \u0026 Accounts Preparation for sole traders and partnerships","Budgeting and Forecasting","Company Secretarial Services","Personal Income Tax","Capital Gains Tax","Payroll","Financial Accounting \u0026 Accounts Preparation for statutory purposes","Management Accounting","Value Added Tax","Business Income Tax"]},{"nm":"Ian Brown","ph":"01780783156","tn":"Peterborough","uid":"166616","cn":"IPB Accountancy","ad1":"10 Robinswood","ad2":"Wansford","ad3":"","cty":"Cambridgeshire","pc":"PE8 6JQ","url":"","dl":"MAAT","filters":{"ad":"811000000","em":"1","wtl":"0","mtl":"0","web":"0"},"mips":["Personal Income Tax","Bookkeeping","Value Added Tax","Financial Accounting \u0026 Accounts Preparation for statutory purposes","Business Income Tax","Financial Accounting \u0026 Accounts Preparation for sole traders and partnerships","Budgeting and Forecasting"]},{"nm":"Jamie Brown","ph":"","tn":"Sheffield","uid":"226761","cn":"Amberdene Accountancy Limited","ad1":"3 Charlton Hill Rise","ad2":"Chapeltown","ad3":"","cty":"","pc":"535 2PU","url":"","dl":"MAAT","filters":{"ad":"811000000","em":"1","wtl":"1","mtl":"1","web":"1"},"mips":["Value Added Tax","Personal Income Tax","Payroll","Financial Accounting \u0026 Accounts Preparation for sole traders and partnerships","Financial Accounting \u0026 Accounts Preparation for statutory purposes","Bookkeeping","Management Accounting","Budgeting and Forecasting","Computerised Accountancy Systems"]},{"nm":"Elizabeth Brown","ph":"01322274219","tn":"Dartford","uid":"273157","cn":"Miss EA Brown","ad1":"9 Weardale Avenue","ad2":false,"ad3":false,"cty":"Kent","pc":"DA2 6LF","url":false,"dl":"MAAT","filters":{"ad":"811000001","em":"1","wtl":"0","mtl":"0","web":"1"},"mips":["Personal Income <text:soft-page-break/>Tax","Financial Accounting \u0026 Accounts Preparation for statutory purposes","Bookkeeping","Business Income Tax","Payroll","Financial Accounting \u0026 Accounts Preparation for sole traders and partnerships","Corporation Tax"]},{"nm":"Simon Brown","ph":"01664503682","tn":"Melton Mowbray","uid":"274028","cn":"SRB Associates (Leicestershire) Limited","ad1":"Pera Business Park","ad2":"Nottingham Road","ad3":"","cty":"Leicestershire","pc":"LE13 0PB","url":"www.srbassociates.co.uk","dl":"MAAT","filters":{"ad":"811000000","em":"1","wtl":"1","mtl":"1","web":"1"},"mips":["Budgeting and Forecasting","Corporation Tax","Business Income Tax","Payroll","Financial Accounting \u0026 Accounts Preparation for sole traders and partnerships","Capital Gains Tax","Computerised Accountancy Systems","Value Added Tax","Inheritance Tax","Bookkeeping","Personal Income Tax","Company Secretarial Services","Financial Accounting \u0026 Accounts Preparation for statutory purposes","Management Accounting"]},{"nm":"Sara Brown","ph":"07766100484","tn":"Wimborne","uid":"280914","cn":"Bookkeeping Bureau Accountancy Services Ltd","ad1":"The Bungalow","ad2":"Leigh Lane ","ad3":"","cty":"Dorset","pc":"BH21 2PS","url":"","dl":"FMAAT","filters":{"ad":"811000001","em":"1","wtl":"0","mtl":"0","web":"1"},"mips":["Company Secretarial Services","Management Accounting","Personal Income Tax","Corporation Tax","Business Income Tax","Bookkeeping","Payroll","Financial Accounting \u0026 Accounts Preparation for statutory purposes","Financial Accounting \u0026 Accounts Preparation for sole traders and partnerships","Value Added Tax","Computerised Accountancy Systems"]},{"nm":"Elisa Brown","ph":"01274881414","tn":"Bradford","uid":"282579","cn":"Elisa Brown Accountancy Services","ad1":"Central Place","ad2":"Clayton","ad3":"","cty":"West Yorkshire","pc":"BD14 6AZ","url":"www.richmondsaccountants.co.uk","dl":"MAAT","filters":{"ad":"811000001","em":"1","wtl":"0","mtl":"0","web":"1"},"mips":["Inheritance Tax","Financial Accounting \u0026 Accounts Preparation for statutory purposes","Business Income Tax","Bookkeeping","Corporation Tax","Management Accounting","Value Added Tax","Personal Income Tax","Financial Accounting \u0026 Accounts Preparation for sole traders and partnerships","Budgeting and Forecasting","Independent Examination","Capital Gains Tax","Payroll","Company Secretarial Services","Computerised Accountancy Systems"]},{"nm":"Richard Brown","ph":"07842148242","tn":"Baldock","uid":"287041","cn":"Richard Brown","ad1":"18 Jeve Close","ad2":"","ad3":"","cty":"Hertfordshire","pc":"SG7 6TP","url":"","dl":"MAAT","filters":{"ad":"811000001","em":"1","wtl":"0","mtl":"1","web":"0"},"mips":["Value Added Tax","Payroll","Financial Accounting \u0026 Accounts Preparation for statutory purposes","Financial Accounting \u0026 Accounts Preparation for sole traders and partnerships","Corporation Tax","Bookkeeping","Business Income Tax","Personal Income</text:p>
      <text:p text:style-name="P1"><text:s/>Tax"]},{"nm":"Christopher Brown","ph":"01933805193","tn":"Wellingborough","uid":"287984","cn":"DMO Accountants Wellingborough Ltd","ad1":"25 Ashton Grove","ad2":"","ad3":"","cty":"Northamptonshire","pc":"NN8 5ZA","url":"","dl":"MAAT","filters":{"ad":"811000001","em":"1","wtl":"0","mtl":"0","web":"0"},"mips":["Financial Accounting \u0026 Accounts Preparation for statutory purposes","Value Added Tax","Personal Income Tax","Management Accounting","Bookkeeping","Budgeting and Forecasting","Corporation Tax","Computerised Accountancy Systems","Business Income Tax","Financial Accounting \u0026 Accounts Preparation for sole traders and partnerships","Payroll"]},{"nm":"Vera Brown","ph":"7779289527","tn":"Colwyn Bay","uid":"295001","cn":"Wise Accounts Co","ad1":"Flat 2","ad2":"24 Everard Road","ad3":"Rhos on Sea","cty":"","pc":"LL28 4EY","url":"","dl":"MAAT","filters":{"ad":"811000000","em":"1","wtl":"0","mtl":"0","web":"0"},"mips":["Financial Accounting \u0026 Accounts Preparation for statutory purposes","Corporation Tax","Management <text:soft-page-break/>Accounting","Capital Gains Tax","Business Income Tax","Payroll","Value Added Tax","Financial Accounting \u0026 Accounts Preparation for sole traders and partnerships","Personal Income Tax","Budgeting and Forecasting","Bookkeeping"]},{"nm":"Stuart Brown","ph":"01708700932","tn":"Romford","uid":"311854","cn":"Accountant On The Net Ltd","ad1":"15 Station Road","ad2":"Gidea Park","ad3":"","cty":"Essex","pc":"RM2 6BX","url":"","dl":"FMAAT","filters":{"ad":"811000000","em":"1","wtl":"1","mtl":"0","web":"1"},"mips":["Financial Accounting \u0026 Accounts Preparation for sole traders and partnerships","Management Accounting","Capital Gains Tax","Corporation Tax","Value Added Tax","Payroll","Bookkeeping","Budgeting and Forecasting","Business Income Tax","Inheritance Tax","Financial Accounting \u0026 Accounts Preparation for statutory purposes","Personal Income Tax","Computerised Accountancy Systems","Company Secretarial Services"]},{"nm":"Christopher Brown","ph":"01624814545","tn":"Ramsey","uid":"315739","cn":"Strickett \u0026 Moore Accountancy Services Ltd","ad1":"Kissack Court","ad2":"29 Parliament Street","ad3":"","cty":"","pc":"IM8 3EB","url":"www.stricketts.com","dl":"FMAAT","filters":{"ad":"811000000","em":"1","wtl":"1","mtl":"0","web":"1"},"mips":["Financial Accounting \u0026 Accounts Preparation for sole traders and partnerships","Bookkeeping","Business Income Tax","Payroll","Value Added Tax","Personal Income Tax","Company Secretarial Services","Corporation Tax","Independent Examination","Financial Accounting \u0026 Accounts Preparation for statutory purposes"]},{"nm":"Bukki Brown","ph":"07984433265","tn":"London","uid":"1364681","cn":"Bukki Brown","ad1":"4 Goldfinch Road","ad2":"","ad3":"","cty":"","pc":"SE28 0DE","url":"","dl":"MAAT","filters":{"ad":"811000001","em":"1","wtl":"0","mtl":"1","web":"0"},"mips":["Business Income Tax","Corporation Tax","Financial Accounting \u0026 Accounts Preparation for sole traders and partnerships","Financial Accounting \u0026 Accounts Preparation for statutory purposes","Payroll","Personal Income Tax","Budgeting and Forecasting","Management Accounting","Value Added Tax","Bookkeeping"]},{"nm":"Gareth Brown","ph":"","tn":"Newport","uid":"2136380","cn":"Platinum Bookkeeping Services Ltd","ad1":"26 Tunnel Terrace","ad2":"","ad3":"","cty":"","pc":"NP20 4BX","url":"","dl":"MAAT","filters":{"ad":"811000000","em":"1","wtl":"1","mtl":"0","web":"1"},"mips":["Value Added Tax","Budgeting and Forecasting","Bookkeeping","Management Accounting","Payroll"]},{"nm":"Abbie Browne","ph":"01579641363","tn":"Liskeard","uid":"153515","cn":"Rosevale Accountants","ad1":"The Old Sweet Shop","ad2":"1 Barn Street","ad3":"","cty":"Cornwall","pc":"PL14 4BL","url":"http:\/\/www.rosevaleaccountants.co.uk","dl":"MAAT","filters":{"ad":"811000001","em":"1","wtl":"1","mtl":"1","web":"1"},"mips":["Payroll","Financial Accounting \u0026 Accounts Preparation for sole traders and partnerships","Value Added Tax","Personal Income Tax","Corporation Tax","Bookkeeping","Business Income Tax","Financial Accounting \u0026 Accounts Preparation for statutory purposes"]},{"nm":"Sean Browne","ph":"01902249139","tn":"Wolverhampton","uid":"164850","cn":"Empire Accountants","ad1":"356 Wood End Road","ad2":"Wednesfield","ad3":"","cty":"West Midlands","pc":"WV11 1YD","url":"www.empireaccountants.co.uk","dl":"MAAT","filters":{"ad":"811000001","em":"1","wtl":"1","mtl":"1","web":"1"},"mips":["Capital Gains Tax","Financial Accounting \u0026 Accounts Preparation for sole traders and partnerships","Management Accounting","Business Income Tax","Budgeting and Forecasting","Corporation Tax","Payroll","Personal Income Tax","Bookkeeping","Company Secretarial Services","Value Added Tax","Financial Accounting \u0026 Accounts Preparation for statutory purposes"]},{"nm":"Stephen Brownwood","ph":"01253792457","tn":"Blackpool","uid":"300629","cn":"SB Accountancy","ad1":"6 Knaresboro Avenue","ad2":"","ad3":"","cty":"Lancashire","pc":"FY3 9QW","url":"","dl":"FMAAT","filters":<text:soft-page-break/>{"ad":"811000000","em":"1","wtl":"0","mtl":"0","web":"0"},"mips":["Payroll","Bookkeeping","Business Income Tax","Personal Income Tax","Value Added Tax","Corporation Tax","Management Accounting","Financial Accounting \u0026 Accounts Preparation for sole traders and partnerships","Financial Accounting \u0026 Accounts Preparation for statutory purposes"]},{"nm":"Helen Bruce","ph":"01438239984","tn":"Stevenage","uid":"284828","cn":"Beyond Bookkeeping Limited","ad1":"20 Keats Close","ad2":"Chells","ad3":"","cty":"Hertfordshire","pc":"SG2 0JD","url":"","dl":"MAAT","filters":{"ad":"811000001","em":"0","wtl":"0","mtl":"0","web":"0"},"mips":["Company Secretarial Services","Business Income Tax","Corporation Tax","Payroll","Value Added Tax","Management Accounting","Personal Income Tax","Financial Accounting \u0026 Accounts Preparation for statutory purposes","Computerised Accountancy Systems","Financial Accounting \u0026 Accounts Preparation for sole traders and partnerships","Bookkeeping"]},{"nm":"William Brumeau-Green","ph":"","tn":"Wiltshire","uid":"270658","cn":"Brumeau-Green","ad1":"29 A Flat North Street","ad2":"Pewsey","ad3":"","cty":"","pc":"SN9 5ES","url":"","dl":"AATQB","filters":{"ad":"811000000","em":"1","wtl":"1","mtl":"1","web":"1"},"mips":["Bookkeeping","Value Added Tax","Financial Accounting \u0026 Accounts Preparation for sole traders and partnerships"]},{"nm":"Kate Brunsden","ph":"07977414266","tn":"Birmingham","uid":"287944","cn":"Yours Sincerely","ad1":"52 Milner Road","ad2":"Selly Park","ad3":"","cty":"West Midlands","pc":"B29 7RQ","url":"","dl":"MAAT","filters":{"ad":"811000001","em":"1","wtl":"1","mtl":"0","web":"0"},"mips":["Payroll","Company Secretarial Services","Personal Income Tax","Corporation Tax","Bookkeeping","Financial Accounting \u0026 Accounts Preparation for statutory purposes","Financial Accounting \u0026 Accounts Preparation for sole traders and partnerships","Value Added Tax","Business Income Tax"]},{"nm":"Neringa Brunze","ph":"07500047910","tn":"Dagenham","uid":"324776","cn":"NB Accounting Services","ad1":"133","ad2":"Marlborough Road","ad3":"","cty":"Essex","pc":"RM8 2EU","url":"","dl":"MAAT","filters":{"ad":"811000001","em":"1","wtl":"1","mtl":"1","web":"1"},"mips":["Value Added Tax","Corporation Tax","Personal Income Tax","Business Income Tax","Financial Accounting \u0026 Accounts Preparation for sole traders and partnerships","Bookkeeping","Company Secretarial Services","Payroll","Financial Accounting \u0026 Accounts Preparation for statutory purposes"]},{"nm":"Alison Bryan","ph":"07716023505","tn":"Upminster","uid":"309609","cn":"Total Bookkeeping","ad1":"15 Brookdale Close","ad2":"","ad3":"","cty":"Essex","pc":"RM14 2LU","url":"","dl":"MAAT","filters":{"ad":"811000001","em":"1","wtl":"1","mtl":"0","web":"1"},"mips":["Value Added Tax","Bookkeeping","Independent Examination","Financial Accounting \u0026 Accounts Preparation for sole traders and partnerships","Payroll","Capital Gains Tax","Corporation Tax","Personal Income Tax","Business Income Tax","Financial Accounting \u0026 Accounts Preparation for statutory purposes"]},{"nm":"Amanda Bryant","ph":"02475016958","tn":"Coventry","uid":"278572","cn":"Amanda Bryant Accountancy Services","ad1":"17 Milford Close","ad2":"Allesley","ad3":"","cty":"West Midlands","pc":"CV5 9BS","url":"","dl":"MAAT","filters":{"ad":"811000001","em":"1","wtl":"0","mtl":"0","web":"0"},"mips":["Budgeting and Forecasting","Payroll","Personal Income Tax","Company Secretarial Services","Inheritance Tax","Financial Accounting \u0026 Accounts Preparation for sole traders and partnerships","Capital Gains Tax","Value Added Tax","Corporation Tax","Computerised Accountancy Systems","Financial Accounting \u0026 Accounts Preparation for statutory purposes","Bookkeeping","Management Accounting","Business Income Tax"]},{"nm":"William Bryant","ph":"01453834420","tn":"Nailsworth","uid":"299505","cn":"WF Bryant Book-keeping Services","ad1":"The Robins","ad2":"Hayes Road","ad3":"","cty":"Gloucestershire","pc":"GL6 0EB","url":"","dl":"MAAT","filters":<text:soft-page-break/>{"ad":"811000000","em":"1","wtl":"1","mtl":"0","web":"0"},"mips":["Value Added Tax","Management Accounting","Bookkeeping","Payroll"]},{"nm":"Wendy Bryant","ph":"01425477341","tn":"Ringwood","uid":"304473","cn":"Wendy Bryant","ad1":"12 Coppice Close","ad2":"St. Ives","ad3":"","cty":"Hampshire","pc":"BH24 2LB","url":"","dl":"FMAAT","filters":{"ad":"811000000","em":"1","wtl":"1","mtl":"1","web":"1"},"mips":["Value Added Tax","Personal Income Tax","Financial Accounting \u0026 Accounts Preparation for sole traders and partnerships","Financial Accounting \u0026 Accounts Preparation for statutory purposes"]},{"nm":"Nicholas Bryon","ph":"7891175180","tn":"Ashbourne","uid":"307285","cn":"","ad1":"Beech Corner","ad2":"13 The Park","ad3":"Mayfield","cty":"Derbyshire","pc":"DE6 2HT","url":"","dl":"FMAAT","filters":{"ad":"811000000","em":"1","wtl":"0","mtl":"0","web":"0"},"mips":["Corpor</text:p>
      <text:p text:style-name="P1">ation Tax","Payroll","Computerised Accountancy Systems","Business Income Tax","Value Added Tax","Budgeting and Forecasting","Management Accounting","Personal Income Tax","Financial Accounting \u0026 Accounts Preparation for sole traders and partnerships","Financial Accounting \u0026 Accounts Preparation for statutory purposes","Bookkeeping"]},{"nm":"Maili Buckingham","ph":false,"tn":"Cornwall","uid":"1748146","cn":"(No Name)","ad1":"8 Higher Lariggan","ad2":"Penzance","ad3":false,"cty":false,"pc":"TR18 4NL","url":false,"dl":"MAAT AATQB","filters":{"ad":"811000001","em":"0","wtl":"0","mtl":"1","web":"0"},"mips":["Value Added Tax","Financial Accounting \u0026 Accounts Preparation for sole traders and partnerships","Computerised Accountancy Systems","Bookkeeping"]},{"nm":"Pamela Buckley","ph":"07712585459","tn":"Hyde","uid":"136238","cn":"Pamela Buckley Office Services","ad1":"68 St Paul\u0027s Hill Road","ad2":"Godley","ad3":"Hyde","cty":"Greater Manchester","pc":"SK14 2SW","url":false,"dl":"MAAT","filters":{"ad":"811000000","em":"1","wtl":"1","mtl":"1","web":"1"},"mips":["Corporation Tax","Computerised Accountancy Systems","Financial Accounting \u0026 Accounts Preparation for statutory purposes","Payroll","Financial Accounting \u0026 Accounts Preparation for sole traders and partnerships","Bookkeeping","Personal Income Tax","Value Added Tax"]},{"nm":"Steven Buckley","ph":"01613386611","tn":"Stalybridge","uid":"312077","cn":"S \u0026 A Buckley Ltd","ad1":"22 Silverthorne Close","ad2":"","ad3":"","cty":"Cheshire","pc":"SK15 2DQ","url":"","dl":"FMAAT","filters":{"ad":"811000000","em":"1","wtl":"1","mtl":"0","web":"0"},"mips":["Inheritance Tax","Management Accounting","Capital Gains Tax","Financial Accounting \u0026 Accounts Preparation for sole traders and partnerships","Bookkeeping","Personal Income Tax","Payroll","Computerised Accountancy Systems","Financial Accounting \u0026 Accounts Preparation for statutory purposes","Company Secretarial Services","Budgeting and Forecasting","Business Income Tax","Value Added Tax","Corporation Tax"]},{"nm":"Jacqueline Maria Bucknell","ph":"01884254245","tn":"Tiverton","uid":"300167","cn":"JM Bucknell","ad1":"Mogridge Barn","ad2":"Seven Crosses","ad3":"","cty":"Devon","pc":"EX16 5NW","url":"","dl":"MAAT","filters":{"ad":"811000001","em":"0","wtl":"1","mtl":"0","web":"0"},"mips":{"3":"Financial Accounting \u0026 Accounts Preparation for statutory purposes","8":"Financial Accounting \u0026 Accounts Preparation for sole traders and partnerships"}},{"nm":"Abigail Budd","ph":"01761451335","tn":"Bristol","uid":"151088","cn":"Black Dog South West Ltd","ad1":"The Loft <text:s/>Clutton Hill Industrial Estate","ad2":"Clutton Hill","ad3":"Clutton","cty":"Avon","pc":"BS39 5QQ","url":"","dl":"MAAT","filters":{"ad":"811000000","em":"0","wtl":"1","mtl":"0","web":"1"},"mips":["Bookkeeping","Company Secretarial Services","Value Added Tax","Payroll","Budgeting and Forecasting","Financial Accounting \u0026 Accounts Preparation for sole traders and partnerships","Financial Accounting \u0026 Accounts Preparation for statutory purposes"]},{"nm":"Jeremy Buitenhuis","ph":"1473744700","tn":"Ipswich","uid":"253093","cn":"An Accounting Gem <text:soft-page-break/>Ltd","ad1":"Unit 2","ad2":"47 Knightsdale Road","ad3":"","cty":"Suffolk","pc":"IP1 4JJ","url":"http:\/\/www.aag-accountants.co.uk","dl":"MAAT","filters":{"ad":"811000000","em":"1","wtl":"1","mtl":"0","web":"1"},"mips":["Value Added Tax","Budgeting and Forecasting","Computerised Accountancy Systems","Financial Accounting \u0026 Accounts Preparation for statutory purposes","Capital Gains Tax","Personal Income Tax","Payroll","Management Accounting","Corporation Tax","Financial Accounting \u0026 Accounts Preparation for sole traders and partnerships","Bookkeeping","Company Secretarial Services","Business Income Tax"]},{"nm":"Jacqueline Bull","ph":"07984155983","tn":"Braintree","uid":"91017","cn":"JB Bookkeeping Plus","ad1":"60 Malyon Close","ad2":"","ad3":"","cty":"Essex","pc":"CM7 2QY","url":"","dl":"MAAT","filters":{"ad":"811000000","em":"1","wtl":"0","mtl":"0","web":"1"},"mips":["Budgeting and Forecasting","Financial Accounting \u0026 Accounts Preparation for statutory purposes","Bookkeeping","Management Accounting","Value Added Tax","Financial Accounting \u0026 Accounts Preparation for sole traders and partnerships","Payroll","Personal Income Tax"]},{"nm":"Wren Bull","ph":"","tn":"NEATH","uid":"1906756","cn":"Abacus Bookkeeping Consultancy","ad1":"12 The Greenway","ad2":"Llandarcy","ad3":"","cty":"West Glamorgan","pc":"SA10 6JB","url":"","dl":"AATQB","filters":{"ad":"811000000","em":"1","wtl":"0","mtl":"1","web":"0"},"mips":["Computerised Accountancy Systems","Financial Accounting \u0026 Accounts Preparation for sole traders and partnerships","Bookkeeping","Value Added Tax"]},{"nm":"Stephen Bullard","ph":"01449722939","tn":"Ipswich","uid":"293807","cn":"Mid Suffolk Accountancy Services Ltd","ad1":"Unit 3 The Old Stables Bosmere Hall","ad2":"Kettle Lane","ad3":"Creeting St. Mary","cty":"Suffolk","pc":"IP6 8LL","url":"www.msaccountancy.co.uk","dl":"FMAAT","filters":{"ad":"811000001","em":"1","wtl":"1","mtl":"0","web":"1"},"mips":["Personal Income Tax","Capital Gains Tax","Business Income Tax","Management Accounting","Payroll","Financial Accounting \u0026 Accounts Preparation for statutory purposes","Budgeting and Forecasting","Corporation Tax","Company Secretarial Services","Bookkeeping","Independent Examination","Financial Accounting \u0026 Accounts Preparation for sole traders and partnerships","Value Added Tax","Computerised Accountancy Systems"]},{"nm":"Linda Bullock","ph":"01132297430","tn":"Leeds","uid":"311634","cn":"Longfield Buisness Services Ltd","ad1":"2 Longfield View","ad2":"Farsley","ad3":"","cty":"West Yorkshire","pc":"LS28 5EL","url":"","dl":"MAAT","filters":{"ad":"811000001","em":"1","wtl":"1","mtl":"0","web":"0"},"mips":["Payroll","Value Added Tax","Bookkeeping","Management Accounting","Computerised Accountancy Systems"]},{"nm":"Elizabeth Bunyard","ph":"01258452745","tn":"Blandford Forum","uid":"278167","cn":"Abacus Ledger","ad1":"5 Ashwood Row","ad2":"Bryanston","ad3":"","cty":"Dorset","pc":"DT11 0PN","url":"","dl":"FMAAT","filters":{"ad":"811000001","em":"1","wtl":"0","mtl":"0","web":"0"},"mips":["Value Added Tax","Budgeting and Forecasting","Computerised Accountancy Systems","Capital Gains Tax","Business Income Tax","Independent Examination","Personal Income Tax","Financial Accounting \u0026 Accounts Preparation for sole traders and partnerships","Management Accounting","Payroll","Bookkeeping","Company Secretarial Services","Financial Accounting \u0026 Accounts Preparation for statutory purposes","Corporation Tax"]},{"nm":"Mark Burbidge","ph":"07563057722","tn":"Leicester","uid":"125489","cn":"Mr B\u0027s","ad1":"22 Edward Avenue","ad2":"","ad3":"","cty":"Leicestershire","pc":"LE3 2PB","url":"","dl":"MAAT","filters":{"ad":"811000001","em":"1","wtl":"1","mtl":"1","web":"0"},"mips":["Financial Accounting \u0026 Accounts Preparation for statutory purposes","Business Income Tax","Value Added Tax","Bookkeeping","Computerised Accountancy Systems","Corporation Tax","Financial Accounting \u0026 Accounts Preparation for sole traders and partnerships","Personal Income <text:soft-page-break/>Tax"]},{"nm":"Andrew Burbridge","ph":"02089490881","tn":"New Malden","uid":"313522","cn":"M Hume \u0026 Son Limited","ad1":"19 Park View","ad2":"","ad3":"","cty":"Surrey","pc":"KT3 4AY","url":"http:\/\/www.mhumeandson.co.uk","dl":"FMAAT","filters":{"ad":"811000001","em":"0","wtl":"0","mtl":"0","web":"0"},"mips":["Bookkeeping","Personal Income Tax","Payroll","Financial Accounting \u0026 Accounts Preparation for statutory purposes","Company Secretarial Services","Corporation Tax","Financial Accounting \u0026 Accounts Preparation for sole traders and partnerships","Computerised Accountancy Systems","Management Accounting","Business Income Tax","Budgeting and Forecasting","Value Added Tax"]},{"nm":"Rosemary Burfoot","ph":false,"tn":"East Sussex","uid":"149603","cn":"Alkham Accounts","ad1":"7B Woodroffe Lodge, High Street","ad2":"Tice Hurst","ad3":false,"cty":false,"pc":"TN5 7EZ","url":false,"dl":"AATQB","filters":{"ad":"811000001","em":"1","wtl":"1","mtl":"1","web":"1"},"mips":["Value Added Tax","Financial Accounting \u0026 Accounts Preparation for sole traders and partnerships","Bookkeeping"]},{"nm":"Pamela Burgess","ph":"01571833207","tn":"Garve","uid":"282037","cn":"Able Accounting","ad1":"Tigh Callum","ad2":"Culkein","ad3":"Drumbeg","cty":"Sutherland","pc":"IV27 4NL","url":"","dl":"FMAAT","filters":{"ad":"811000000","em":"1","wtl":"1","mtl":"0","web":"0"},"mips":["Capital Gains Tax","Payroll","Value Added Tax","Financial Accounting \u0026 Accounts Preparation for sole traders and partnerships","Financial Accounting \u0026 Accounts Preparation for statutory purposes","Personal Income Tax","Business Income Tax","Computerised Accountancy Systems","Bookkeeping","Inheritance Tax"]},{"nm":"Zuzana Burianova","ph":false,"tn":"Maidenhead","uid":"1581501","cn":"Zuzana Burianova","ad1":"53 Cranbrook Drive","ad2":false,"ad3":false,"cty":false,"pc":"SL6 6SA","url":false,"dl":"AATQB","filters":{"ad":"811000001","em":"1","wtl":"0","mtl":"1","web":"0"},"mips":["Bookkeeping","Computerised Accountancy Systems","Value Added Tax"]},{"nm":"Robert Burke","ph":"01512365541","tn":"Liverpool","uid":"308484","cn":"R M Burke \u0026 Co","ad1":"","ad2":"Honeycomb","ad3":"Edmund Street","cty":"Merseyside","pc":"L3 9NG","url":"","dl":"FMAAT","filters":{"ad":"811000000","em":"1","wtl":"1","mtl":"0","web":"0"},"mips":["Value Added Tax","Management Accounting","Bookkeeping","Budgeting and Forecasting","Financial Accounting \u0026 Accounts Preparation for sole traders and partnerships","Financial Accounting \u0026 Accounts Preparation for statutory purposes","Payroll","Capital Gains Tax","Business Income Tax","Personal Income Tax","Corporation</text:p>
      <text:p text:style-name="P1"><text:s/>Tax"]},{"nm":"Victoria Burley","ph":false,"tn":"Wiltshire","uid":"1612466","cn":"V Burley","ad1":"10 Stenness Close, Sparcells","ad2":"Swindon","ad3":false,"cty":false,"pc":"SN5 5FN","url":false,"dl":"AATQB","filters":{"ad":"811000001","em":"1","wtl":"0","mtl":"1","web":"0"},"mips":["Value Added Tax","Bookkeeping"]},{"nm":"Anne Burman","ph":"07729637919","tn":"Southport","uid":"69073","cn":"Anne Burman MAAT","ad1":"4 Hawkshead Street","ad2":"","ad3":"","cty":"Merseyside","pc":"PR9 9HF","url":"","dl":"MAAT","filters":{"ad":"811000000","em":"1","wtl":"1","mtl":"1","web":"0"},"mips":["Personal Income Tax","Business Income Tax","Financial Accounting \u0026 Accounts Preparation for statutory purposes","Corporation Tax","Financial Accounting \u0026 Accounts Preparation for sole traders and partnerships","Management Accounting","Value Added Tax","Company Secretarial Services","Payroll","Bookkeeping"]},{"nm":"Robert Burnell","ph":"01922456105","tn":"Walsall","uid":"295523","cn":"Norman Bookkeeping \u0026 Payroll","ad1":"1A Birch House","ad2":"Birch Lane Business Park","ad3":"Birch <text:soft-page-break/>Lane","cty":"West Midlands","pc":"WS9 0NF","url":"","dl":"MAAT","filters":{"ad":"811000000","em":"1","wtl":"0","mtl":"0","web":"0"},"mips":["Payroll","Bookkeeping","Computerised Accountancy Systems","Personal Income Tax","Management Accounting","Value Added Tax"]},{"nm":"Jennifer Burnett","ph":false,"tn":"Cornwall","uid":"299473","cn":"Office Bee","ad1":"Barn Cottage, St. Dennis","ad2":"St. Austell","ad3":false,"cty":false,"pc":"PL26 8AR","url":"www.officebee.co.uk","dl":"AATQB","filters":{"ad":"811000001","em":"1","wtl":"1","mtl":"0","web":"1"},"mips":["Bookkeeping","Computerised Accountancy Systems"]},{"nm":"Catherine Burns","ph":"07786320702","tn":"Kilwinning","uid":"55231","cn":"UKBOOKKEEPING.COM","ad1":"Holmside","ad2":"Dalry Road","ad3":"","cty":"Ayrshire","pc":"KA13 6PL","url":"http:\/\/www.ukbookkeeping.com","dl":"MAAT","filters":{"ad":"811000000","em":"1","wtl":"1","mtl":"0","web":"1"},"mips":["Value Added Tax","Business Income Tax","Personal Income Tax","Financial Accounting \u0026 Accounts Preparation for statutory purposes","Payroll","Financial Accounting \u0026 Accounts Preparation for sole traders and partnerships","Bookkeeping","Management Accounting","Corporation Tax","Budgeting and Forecasting"]},{"nm":"Joanna Burns","ph":"07933051849","tn":"Lincoln","uid":"337571","cn":"Joanna Burns","ad1":"10 High Street","ad2":"Tattershall","ad3":"","cty":"Lincolnshire","pc":"LN4 4LE","url":"","dl":"MAAT","filters":{"ad":"811000001","em":"1","wtl":"1","mtl":"1","web":"1"},"mips":["Management Accounting","Business Income Tax","Budgeting and Forecasting","Value Added Tax","Corporation Tax","Computerised Accountancy Systems","Financial Accounting \u0026 Accounts Preparation for statutory purposes","Financial Accounting \u0026 Accounts Preparation for sole traders and partnerships","Bookkeeping","Payroll","Personal Income Tax"]},{"nm":"Deborah Burrett","ph":"07956591089","tn":"Melksham","uid":"1092501","cn":"DEBB Accounting","ad1":"88 Corsham Road, Whitley","ad2":"","ad3":"","cty":"","pc":"SN12 8QF","url":"www.debbaccounting.co.uk","dl":"AATQB","filters":{"ad":"811000000","em":"1","wtl":"1","mtl":"1","web":"0"},"mips":["Bookkeeping","Financial Accounting \u0026 Accounts Preparation for sole traders and partnerships","Computerised Accountancy Systems","Value Added Tax"]},{"nm":"Myra Burridge","ph":"01285720665","tn":"Cheltenham","uid":"288276","cn":"Myra Burridge","ad1":"Ash Bank Ballingers Hill","ad2":"Chedworth","ad3":"","cty":"Gloucestershire","pc":"GL54 4AQ","url":"","dl":"MAAT","filters":{"ad":"811000000","em":"1","wtl":"0","mtl":"0","web":"1"},"mips":["Bookkeeping","Value Added Tax"]},{"nm":"Sarah Burroughs","ph":"07960016370","tn":"Salisbury","uid":"90985","cn":"Burroughs Accounting Ltd","ad1":"Oak Beams High Street","ad2":"High Street","ad3":"","cty":"Wiltshire","pc":"SP3 4BZ","url":"","dl":"MAAT","filters":{"ad":"811000001","em":"1","wtl":"1","mtl":"0","web":"0"},"mips":["Financial Accounting \u0026 Accounts Preparation for sole traders and partnerships","Personal Income Tax","Computerised Accountancy Systems","Corporation Tax","Budgeting and Forecasting","Value Added Tax","Bookkeeping","Business Income Tax","Payroll","Management Accounting","Company Secretarial Services","Internal Audit","Financial Accounting \u0026 Accounts Preparation for statutory purposes"]},{"nm":"Sharon Burrows","ph":"07951312175","tn":"Chelmsford","uid":"151160","cn":"STB Accountants Ltd","ad1":"69 Ormesby Chine","ad2":"South Woodham Ferrers","ad3":"","cty":"Essex","pc":"CM3 7AR","url":"www.stbaccountants.co.uk","dl":"MAAT","filters":{"ad":"811000000","em":"1","wtl":"1","mtl":"1","web":"1"},"mips":["Value Added Tax","Computerised Accountancy Systems","Financial Accounting \u0026 Accounts Preparation for <text:soft-page-break/>sole traders and partnerships","Payroll","Corporation Tax","Budgeting and Forecasting","Financial Accounting \u0026 Accounts Preparation for statutory purposes","Capital Gains Tax","Management Accounting","Company Secretarial Services","Business Income Tax","Bookkeeping","Inheritance Tax","Personal Income Tax"]},{"nm":"David Burstow","ph":"01424222269","tn":"Bexhill on Sea","uid":"307510","cn":"Clairwood Accounting LLP","ad1":"19 Napier House","ad2":"Elva Way","ad3":"","cty":"East Sussex","pc":"TN39 5BF","url":"www.clairwood.co.uk","dl":"FMAAT","filters":{"ad":"811000000","em":"1","wtl":"1","mtl":"0","web":"0"},"mips":["Bookkeeping","Computerised Accountancy Systems","Personal Income Tax","Financial Accounting \u0026 Accounts Preparation for sole traders and partnerships","Business Income Tax","Independent Examination","Financial Accounting \u0026 Accounts Preparation for statutory purposes","Capital Gains Tax","Payroll","Value Added Tax","Corporation Tax","Budgeting and Forecasting","Management Accounting"]},{"nm":"Jane Burton","ph":"07923494438","tn":"Basingstoke","uid":"178965","cn":"Alpine Bookkeeping Services","ad1":"15 Redwing Road","ad2":"Kempshott","ad3":"","cty":"Hampshire","pc":"RG22 5UJ","url":"","dl":"MAAT","filters":{"ad":"811000000","em":"1","wtl":"1","mtl":"1","web":"1"},"mips":["Financial Accounting \u0026 Accounts Preparation for sole traders and partnerships","Management Accounting","Personal Income Tax","Computerised Accountancy Systems","Bookkeeping","Payroll","Value Added Tax","Budgeting and Forecasting","Financial Accounting \u0026 Accounts Preparation for statutory purposes"]},{"nm":"Mark Burton","ph":"01617479100","tn":"Manchester","uid":"275036","cn":"Burton \u0026 Co (Accountants) Ltd","ad1":"76c Davyhulme Road","ad2":"Urmston","ad3":"","cty":"Lancashire","pc":"M41 7DN","url":"","dl":"FMAAT","filters":{"ad":"811000000","em":"1","wtl":"1","mtl":"0","web":"0"},"mips":["Computerised Accountancy Systems","Personal Income Tax","Company Secretarial Services","Management Accounting","Financial Accounting \u0026 Accounts Preparation for statutory purposes","Budgeting and Forecasting","Bookkeeping","Business Income Tax","Capital Gains Tax","Corporation Tax","Inheritance Tax","Payroll","Value Added Tax","Financial Accounting \u0026 Accounts Preparation for sole traders and partnerships"]},{"nm":"Leanne Burton","ph":"01388710596","tn":"Bishop Auckland","uid":"281308","cn":"Leanne Tookey Accountancy Services","ad1":"11 Coronation Terrace","ad2":"Cockfield","ad3":"","cty":"County Durham","pc":"DL13 5EB","url":"","dl":"MAAT","filters":{"ad":"811000000","em":"1","wtl":"1","mtl":"0","web":"0"},"mips":["Value Added Tax","Management Accounting","Personal Income Tax","Financial Accounting \u0026 Accounts Preparation for statutory purposes","Financial Accounting \u0026 Accounts Preparation for sole traders and partnerships","Payroll","Bookkeeping"]},{"nm":"Lois Bury","ph":false,"tn":"Lancashire","uid":"278419","cn":"ORB Business Services","ad1":"7 Heather Brow","ad2":"Earby","ad3":false,"cty":false,"pc":"BB18 6LP","url":false,"dl":"MAAT","filters":{"ad":"811000001","em":"1","wtl":"1","mtl":"1","web":"1"},"mips":["Personal Income Tax","Computerised Accountancy Systems","Budgeting and Forecasting","Financial Accounting \u0026 Accounts Preparation for sole traders and partnerships","Payroll","Business Income Tax","Value Added Tax","Bookkeeping","Management Accounting"]},{"nm":"Dierdre Bush","ph":"01529306993","tn":"Sleaford","uid":"307406","cn":"Bush \u0026 Co","ad1":"95 Boston Road","ad2":"","ad3":"","cty":"Lincolnshire","pc":"NG34 7HP","url":"","dl":"FMAAT","filters":{"ad":"811000000","em":"0","wtl":"1","mtl":"0","web":"0"},"mips":["Computerised Accountancy Systems","Budgeting and Forecasting","Financial Accounting \u0026 Accounts Preparation for sole traders and partnerships","Business Income Tax","Bookkeeping","Capital Gains Tax","Company Secretarial Services","Corporation Tax","Management Accounting","Value Added Tax","Financial Accounting \u0026 Accounts Preparation for statutory purposes","Payroll","Personal Income <text:soft-page-break/>Tax"]},{"nm":"Nicola Bush","ph":"07983555830","tn":"Boston","uid":"310284","cn":"NB Accounting","ad1":"16 Saddlers Way","ad2":"Fishtoft","ad3":"","cty":"Lincolnshire","pc":"PE21 0BB","url":"","dl":"FMAAT","filters":{"ad":"811000000","em":"1","wtl":"0","mtl":"0","web":"0"},"mips":["Management Accounting","Computerised Accountancy Systems","Business Income Tax","Company Secretarial Services","Value Added Tax","Bookkeeping","Payroll","Corporation Tax","Financial Accounting \u0026 Accounts Preparation for statutory purposes","Financial Accounting \u0026 Accounts Preparation for sole traders and partnerships","Personal Income Tax","Capital Gains Tax","Budgeting and Forecasting"]},{"nm":"Lucy Butler","ph":"01903367404","tn":"Worthing","uid":"220839","cn":"ABC Accounting","ad1":"218 Dominion Road","ad2":"","ad3":"","cty":"West Sussex","pc":"BN14 8JN","url":"","dl":"MAAT","filters":{"ad":"811000000","em":"1","wtl":"1","mtl":"1","web":"1"},"mips":["Corporation</text:p>
      <text:p text:style-name="P1"><text:s/>Tax","Payroll","Value Added Tax","Business Income Tax","Financial Accounting \u0026 Accounts Preparation for sole traders and partnerships","Capital Gains Tax","Financial Accounting \u0026 Accounts Preparation for statutory purposes","Bookkeeping","Personal Income Tax"]},{"nm":"Antony Butler","ph":"01438741274","tn":"Stevenage","uid":"300196","cn":"Care Accountancy \u0026 Financial Services Ltd","ad1":"69 Ingleside Drive","ad2":"","ad3":"","cty":"Hertfordshire","pc":"SG1 4RY","url":"","dl":"FMAAT","filters":{"ad":"811000000","em":"1","wtl":"0","mtl":"0","web":"0"},"mips":["Personal Income Tax","Budgeting and Forecasting","Value Added Tax","Payroll","Financial Accounting \u0026 Accounts Preparation for statutory purposes","Corporation Tax","Company Secretarial Services","Management Accounting","Business Income Tax","Bookkeeping","Financial Accounting \u0026 Accounts Preparation for sole traders and partnerships"]},{"nm":"Alan Butler","ph":"01526398291","tn":"Lincoln","uid":"306703","cn":"Lindsey Diamond","ad1":"4 Laing Close","ad2":"Bardney","ad3":"","cty":"Lincolnshire","pc":"LN3 5XS","url":"","dl":"FMAAT","filters":{"ad":"811000000","em":"1","wtl":"1","mtl":"0","web":"0"},"mips":["Budgeting and Forecasting","Business Income Tax","Capital Gains Tax","Payroll","Management Accounting","Value Added Tax","Corporation Tax","Computerised Accountancy Systems","Financial Accounting \u0026 Accounts Preparation for sole traders and partnerships","Financial Accounting \u0026 Accounts Preparation for statutory purposes","Inheritance Tax","Independent Examination","Personal Income Tax","Company Secretarial Services","Bookkeeping"]},{"nm":"Martin Butler","ph":"01793642577","tn":"Swindon","uid":"308938","cn":"Ekins \u0026 Co Swindon","ad1":"1 Cricklade Court","ad2":"Old Town","ad3":false,"cty":"Wiltshire","pc":"SN1 3EY","url":false,"dl":"FMAAT","filters":{"ad":"811000000","em":"1","wtl":"1","mtl":"0","web":"0"},"mips":["Management Accounting","Budgeting and Forecasting","Business Income Tax","Financial Accounting \u0026 Accounts Preparation for sole traders and partnerships","Bookkeeping","Value Added Tax","Personal Income Tax","Corporation Tax","Capital Gains Tax","Financial Accounting \u0026 Accounts Preparation for statutory purposes","Payroll","Computerised Accountancy Systems"]},{"nm":"Christopher Butler","ph":"01833630400","tn":"Consett","uid":"316428","cn":"Butler \u0026 Gee Accountants","ad1":"","ad2":"7 Front Street","ad3":"Shotley Bridge","cty":"County Durham","pc":"DH8 0HH","url":"","dl":"FMAAT","filters":{"ad":"811000000","em":"1","wtl":"1","mtl":"1","web":"1"},"mips":["Personal Income Tax","Business Income Tax","Value Added Tax","Independent Examination","Financial Accounting \u0026 Accounts Preparation for sole traders and partnerships","Company Secretarial Services","Budgeting and Forecasting","Corporation Tax","Computerised Accountancy Systems","Payroll","Bookkeeping","Inheritance Tax","Financial Accounting \u0026 Accounts Preparation for statutory purposes","Management Accounting","Capital Gains Tax"]},{"nm":"Maria-Marlena Butnaru","ph":"07864078503","tn":"Corby","uid":"76324","cn":"Maria <text:soft-page-break/>Marlena Butnaru - MAAT","ad1":"22 Lister Close","ad2":"","ad3":"","cty":"Northamptonshire","pc":"NN17 1XR","url":"","dl":"MAAT","filters":{"ad":"811000000","em":"1","wtl":"1","mtl":"0","web":"0"},"mips":["Value Added Tax","Corporation Tax","Personal Income Tax","Payroll"]},{"nm":"Mohamed Butt","ph":"02085148014","tn":"Ilford","uid":"301210","cn":"Butt \u0026 Co Accountants Ltd","ad1":"161 Ley Street","ad2":"","ad3":"","cty":"Essex","pc":"IG1 4BL","url":"","dl":"FMAAT","filters":{"ad":"811000000","em":"1","wtl":"0","mtl":"0","web":"1"},"mips":["Computerised Accountancy Systems","Financial Accounting \u0026 Accounts Preparation for statutory purposes","Budgeting and Forecasting","Bookkeeping","Business Income Tax","Management Accounting","Corporation Tax","Company Secretarial Services","Financial Accounting \u0026 Accounts Preparation for sole traders and partnerships","Capital Gains Tax","Value Added Tax","Personal Income Tax","Payroll"]},{"nm":"Gary Butt","ph":"02920022322","tn":"Cardiff","uid":"310729","cn":"BYB Accountancy Ltd","ad1":"The Old Bank","ad2":"46-48 Cardiff Road","ad3":"Llandaff","cty":"South Glamorgan","pc":"CF5 2DT","url":"","dl":"FMAAT","filters":{"ad":"811000000","em":"1","wtl":"1","mtl":"0","web":"1"},"mips":["Computerised Accountancy Systems","Value Added Tax","Financial Accounting \u0026 Accounts Preparation for statutory purposes","Inheritance Tax","Bookkeeping","Capital Gains Tax","Independent Examination","Company Secretarial Services","Payroll","Management Accounting","Business Income Tax","Financial Accounting \u0026 Accounts Preparation for sole traders and partnerships","Personal Income Tax","Corporation Tax","Budgeting and Forecasting"]},{"nm":"Carol Butter","ph":"01202842615","tn":"Wimborne","uid":"292987","cn":"Carol Butter Accounting Services","ad1":"17 Hornbeam Way","ad2":"Colehill","ad3":"","cty":"Dorset","pc":"BH21 2QE","url":"","dl":"MAAT","filters":{"ad":"811000001","em":"1","wtl":"0","mtl":"0","web":"0"},"mips":["Bookkeeping","Business Income Tax","Management Accounting","Payroll","Value Added Tax","Financial Accounting \u0026 Accounts Preparation for statutory purposes","Budgeting and Forecasting","Financial Accounting \u0026 Accounts Preparation for sole traders and partnerships","Personal Income Tax","Computerised Accountancy Systems"]},{"nm":"Elizabeth Butterfield","ph":"02089532835","tn":"Borehamwood","uid":"305417","cn":"Liz Butterfield \u0026 Associates Accountants","ad1":"7 Clarendon Road","ad2":"","ad3":"","cty":"Hertfordshire","pc":"WD6 1BD","url":"","dl":"MAAT","filters":{"ad":"811000000","em":"1","wtl":"1","mtl":"0","web":"1"},"mips":["Value Added Tax","Financial Accounting \u0026 Accounts Preparation for statutory purposes","Capital Gains Tax","Bookkeeping","Computerised Accountancy Systems","Budgeting and Forecasting","Business Income Tax","Financial Accounting \u0026 Accounts Preparation for sole traders and partnerships","Management Accounting","Corporation Tax","Personal Income Tax","Company Secretarial Services","Payroll"]},{"nm":"Thomas Butterworth","ph":"01284636251","tn":"Needham Market","uid":"269138","cn":"Butterworths Accountants \u0026 Tax Advisers Limited","ad1":"Butterworths Accountants \u0026 Tax Advisers Limited","ad2":"5 Station Yard","ad3":"","cty":"Suffolk","pc":"IP6 8AS","url":"","dl":"MAAT","filters":{"ad":"811000001","em":"1","wtl":"1","mtl":"1","web":"0"},"mips":["Management Accounting","Budgeting and Forecasting","Corporation Tax","Computerised Accountancy Systems","Inheritance Tax","Financial Accounting \u0026 Accounts Preparation for statutory purposes","Financial Accounting \u0026 Accounts Preparation for sole traders and partnerships","Business Income Tax","Capital Gains Tax","Value Added Tax","Payroll","Personal Income Tax","Bookkeeping","Company Secretarial Services"]},{"nm":"Frank Buttle","ph":"01702230417","tn":"Hockley","uid":"305072","cn":"Frank Buttle","ad1":"23 Mapledene Avenue","ad2":"Hullbridge","ad3":"","cty":"Essex","pc":"SS5 <text:soft-page-break/>6JB","url":"","dl":"FMAAT","filters":{"ad":"811000000","em":"1","wtl":"0","mtl":"0","web":"1"},"mips":["Bookkeeping","Capital Gains Tax","Financial Accounting \u0026 Accounts Preparation for statutory purposes","Personal Income Tax","Inheritance Tax","Payroll","Value Added Tax","Corporation Tax","Financial Accounting \u0026 Accounts Preparation for sole traders and partnerships"]},{"nm":"Angela Button","ph":"01226765354","tn":"Sheffield","uid":"315860","cn":"Accounting \u0026 Office Management Ltd","ad1":"Garfield House Farm","ad2":"Midhopestones","ad3":"","cty":"South Yorkshire","pc":"S36 4GW","url":"","dl":"MAAT","filters":{"ad":"811000000","em":"1","wtl":"1","mtl":"0","web":"0"},"mips":["Management Accounting","Bookkeeping","Financial Accounting \u0026 Accounts Preparation for sole traders and partnerships","Corporation Tax","Financial Accounting \u0026 Accounts Preparation for statutory purposes","Business Income Tax","Value Added Tax","Personal Income Tax","Payroll"]},{"nm":"Csilla Buzas","ph":"7450121644","tn":"Hounslow","uid":"225750","cn":"Admiral Accounting Ltd","ad1":"95 Hounslow Road","ad2":false,"ad3":false,"cty":"Middlesex","pc":"TW13 6QA","url":false,"dl":"MAAT","filters":{"ad":"811000001","em":"1","wtl":"1","mtl":"0","web":"0"},"mips":["Financial Accounting \u0026 Accounts Preparation for statutory purposes","Business Income Tax","Payroll","Personal Income Tax","Computerised Accountancy Systems","Bookkeeping","Financial Accounting \u0026 Accounts Preparation for sole traders and partnerships","Value Added Tax","Company Secretarial Services","Corporation Tax"]},{"nm":"Imelda Bye","ph":"07977569480","tn":"London","uid":"98104","cn":"Gorse Accounting Limited","ad1":"101 Rectory Lane","ad2":"","ad3":"","cty":"","pc":"SW17 9PX","url":"","dl":"MAAT","filters":{"ad":"811000000","em":"1","wtl":"1","mtl":"0","web":"0"},"mips":["Corporation Tax","Value Added Tax","Financial Accounting \u0026 Accounts Preparation for sole traders and partnerships","Financial Accounting \u0026 Accounts Preparation for statutory purposes","Personal Income Tax","Bookkeeping","Budgeting and Forecasting","Business Income Tax"]},{"nm":"Katherine Bye","ph":"07906623717","tn":"Newbury","uid":"274225","cn":"KBS","ad1":"Little Willows","ad2":"4 Craven Dene","ad3":"London Road","cty":"Berkshire","pc":"RG14 2AY","url":"","dl":"FMAAT","filters":{"ad":"811000000","em":"1","wtl":"1","mtl":"0","web":"1"},"mips":["Value Added Tax","Payroll","Management Accounting","Company Secretarial Services","Corporation Tax","Bookkeeping","Business Income Tax","Personal Income Tax","Computerised Accountancy Systems","Budgeting and Forecasting","Financial Accounting \u0026 Accounts Preparation for sole traders and partnerships","Financial Accounting \u0026</text:p>
      <text:p text:style-name="P1"><text:s/>Accounts Preparation for statutory purposes"]},{"nm":"Clare Byrne","ph":"01638590463","tn":"Bury St. Edmunds","uid":"54751","cn":"Not Just Numbers (Cambridge) Ltd","ad1":"12 Clematis Close","ad2":"Red Lodge","ad3":"","cty":"Suffolk","pc":"IP28 8JS","url":"","dl":"FMAAT","filters":{"ad":"811000000","em":"1","wtl":"1","mtl":"1","web":"1"},"mips":["Capital Gains Tax","Management Accounting","Financial Accounting \u0026 Accounts Preparation for statutory purposes","Personal Income Tax","Payroll","Value Added Tax","Company Secretarial Services","Financial Accounting \u0026 Accounts Preparation for sole traders and partnerships","Computerised Accountancy Systems","Business Income Tax","Bookkeeping","Corporation Tax"]},{"nm":"David Bytheway","ph":"01902675243","tn":"Dudley","uid":"287001","cn":"Bytheway \u0026 Co. Accountants Ltd.","ad1":"Bytheway ","ad2":"23 Bilston Street","ad3":"","cty":"West Midlands","pc":"DY3 1JA","url":"","dl":"FMAAT","filters":{"ad":"811000000","em":"1","wtl":"0","mtl":"0","web":"1"},"mips":["Budgeting and Forecasting","Capital Gains Tax","Company Secretarial Services","Financial Accounting \u0026 <text:soft-page-break/>Accounts Preparation for sole traders and partnerships","Payroll","Bookkeeping","Corporation Tax","Financial Accounting \u0026 Accounts Preparation for statutory purposes","Business Income Tax","Computerised Accountancy Systems","Management Accounting","Personal Income Tax","Value Added Tax"]},{"nm":"David Byworth","ph":false,"tn":"Devon","uid":"158942","cn":"(No Name)","ad1":"26 Orpulf Road","ad2":"Tavistock","ad3":false,"cty":false,"pc":"PL19 8NE","url":false,"dl":"MAAT","filters":{"ad":"811000001","em":"1","wtl":"0","mtl":"1","web":"1"},"mips":["Financial Accounting \u0026 Accounts Preparation for statutory purposes","Personal Income Tax","Financial Accounting \u0026 Accounts Preparation for sole traders and partnerships","Bookkeeping","Business Income Tax","Computerised Accountancy Systems","Budgeting and Forecasting","Management Accounting","Value Added Tax"]},{"nm":"Nicola Cahill","ph":"01303251871","tn":"Folkestone","uid":"314501","cn":"Nicki\u0027s Accountancy Services Ltd","ad1":"122 Foord Road","ad2":"","ad3":"","cty":"Kent","pc":"CT19 5AB","url":"","dl":"MAAT","filters":{"ad":"811000001","em":"0","wtl":"1","mtl":"0","web":"0"},"mips":["Company Secretarial Services","Computerised Accountancy Systems","Personal Income Tax","Payroll","Financial Accounting \u0026 Accounts Preparation for statutory purposes","Business Income Tax","Corporation Tax","Financial Accounting \u0026 Accounts Preparation for sole traders and partnerships","Budgeting and Forecasting","Management Accounting","Capital Gains Tax","Value Added Tax","Bookkeeping"]},{"nm":"Kay Caines","ph":"07957645885","tn":"Clacton-on-sea","uid":"2149733","cn":"Caines Business Services","ad1":"63 Landermere Road","ad2":"Thorpe-le-Soken","ad3":"","cty":"Essex","pc":"CO16 0LL","url":"","dl":"MAAT AATQB","filters":{"ad":"811000000","em":"1","wtl":"0","mtl":"0","web":"0"},"mips":["Company Secretarial Services","Management Accounting","Value Added Tax","Business Income Tax","Financial Accounting \u0026 Accounts Preparation for sole traders and partnerships","Payroll","Personal Income Tax","Corporation Tax","Budgeting and Forecasting","Computerised Accountancy Systems","Capital Gains Tax","Bookkeeping","Inheritance Tax"]},{"nm":"Brian Cairney","ph":"01236736368","tn":"Glasgow","uid":"279756","cn":"Bcas Accountants","ad1":"6 The Wynd","ad2":"Cumbernauld","ad3":"","cty":"Lanarkshire","pc":"G67 2SU","url":"","dl":"FMAAT","filters":{"ad":"811000000","em":"1","wtl":"1","mtl":"0","web":"1"},"mips":["Financial Accounting \u0026 Accounts Preparation for sole traders and partnerships","Management Accounting","Bookkeeping","Capital Gains Tax","Payroll","Inheritance Tax","Financial Accounting \u0026 Accounts Preparation for statutory purposes","Computerised Accountancy Systems","Budgeting and Forecasting","Corporation Tax","Personal Income Tax","Independent Examination","Business Income Tax","Value Added Tax"]},{"nm":"Shona Caldwell","ph":"07712434139","tn":"Clackmannanshire","uid":"273139","cn":"Caldwell Accountancy Services","ad1":"67 Pompee Road","ad2":"Sauchie Alloa","ad3":"","cty":"","pc":"FK10 3BY","url":"","dl":"MAAT","filters":{"ad":"811000001","em":"1","wtl":"1","mtl":"0","web":"0"},"mips":["Business Income Tax","Corporation Tax","Computerised Accountancy Systems","Payroll","Financial Accounting \u0026 Accounts Preparation for sole traders and partnerships","Financial Accounting \u0026 Accounts Preparation for statutory purposes","Company Secretarial Services","Personal Income Tax","Bookkeeping","Independent Examination","Value Added Tax"]},{"nm":"David Caldwell","ph":"01695571856","tn":"Ormskirk","uid":"294696","cn":"Caldwell Associates","ad1":"Caldwell Associates","ad2":"72B New Court Way","ad3":"","cty":"Lancashire","pc":"L39 2YT","url":"","dl":"MAAT","filters":{"ad":"811000001","em":"0","wtl":"1","mtl":"0","web":"0"},"mips":["Company Secretarial Services","Independent Examination","Inheritance Tax","Corporation Tax","Capital Gains Tax","Business Income Tax","Computerised Accountancy Systems","Financial Accounting \u0026 <text:soft-page-break/>Accounts Preparation for sole traders and partnerships","Budgeting and Forecasting","Value Added Tax","Management Accounting","Payroll","Financial Accounting \u0026 Accounts Preparation for statutory purposes","Personal Income Tax","Bookkeeping"]},{"nm":"Janet Callaghan","ph":"01293424921","tn":"Crawley","uid":"288107","cn":"J B Callaghan \u0026 J Callaghan T\/a J C Services","ad1":"28 Tussock Close","ad2":"Bewbush","ad3":"","cty":"West Sussex","pc":"RH11 8BE","url":"","dl":"FMAAT","filters":{"ad":"811000001","em":"1","wtl":"0","mtl":"0","web":"0"},"mips":["Business Income Tax","Corporation Tax","Value Added Tax","Financial Accounting \u0026 Accounts Preparation for statutory purposes","Payroll","Personal Income Tax","Capital Gains Tax","Budgeting and Forecasting","Bookkeeping","Financial Accounting \u0026 Accounts Preparation for sole traders and partnerships","Management Accounting"]},{"nm":"Sonia Callaway","ph":"01822870357","tn":"Tavistock","uid":"302063","cn":"SJC Accounting","ad1":"36 The Village","ad2":"Milton Abbot","ad3":"","cty":"Devon","pc":"PL19 0PB","url":"","dl":"MAAT","filters":{"ad":"811000001","em":"1","wtl":"1","mtl":"0","web":"0"},"mips":["Payroll","Value Added Tax","Computerised Accountancy Systems","Bookkeeping","Management Accounting","Personal Income Tax","Corporation Tax","Financial Accounting \u0026 Accounts Preparation for sole traders and partnerships","Financial Accounting \u0026 Accounts Preparation for statutory purposes"]},{"nm":"Aaron Calver","ph":"01202657444","tn":"Broadstone","uid":"172364","cn":"Birkett \u0026 Co. Ltd","ad1":"186B Lower Blandford Road","ad2":"","ad3":"","cty":"Dorset","pc":"BH18 8DP","url":"","dl":"MAAT","filters":{"ad":"811000001","em":"1","wtl":"1","mtl":"0","web":"1"},"mips":{"0":"Financial Accounting \u0026 Accounts Preparation for statutory purposes","1":"Computerised Accountancy Systems","2":"Business Income Tax","3":"Independent Examination","4":"Personal Income Tax","5":"Financial Accounting \u0026 Accounts Preparation for sole traders and partnerships","6":"Budgeting and Forecasting","7":"Company Secretarial Services","8":"Corporation Tax","9":"Management Accounting","11":"Value Added Tax","12":"Payroll","13":"Bookkeeping","14":"Capital Gains Tax"}},{"nm":"Patricia Cambridge","ph":"07912175626","tn":"Gloucester","uid":"315852","cn":"Cook and Cambridge Accounting Ltd","ad1":"20a Grange Road","ad2":"Tuffley","ad3":"","cty":"Gloucestershire","pc":"GL4 0PD","url":"","dl":"MAAT","filters":{"ad":"811000000","em":"1","wtl":"1","mtl":"0","web":"0"},"mips":["Payroll","Budgeting and Forecasting","Management Accounting","Personal Income Tax","Financial Accounting \u0026 Accounts Preparation for sole traders and partnerships","Bookkeeping","Value Added Tax","Financial Accounting \u0026 Accounts Preparation for statutory purposes"]},{"nm":"Joan Cameron-hall","ph":false,"tn":"Birmingham","uid":"300799","cn":"JCH Consultancy","ad1":"8 Waterside Close","ad2":"Bordesley Village","ad3":false,"cty":false,"pc":"B9 4QJ","url":false,"dl":"FMAAT","filters":{"ad":"811000001","em":"1","wtl":"0","mtl":"1","web":"0"},"mips":["Computerised Accountancy Systems","Limited Assurance Engagement","Payroll","Personal Income Tax","Corporation Tax","Business Income Tax","Budgeting and Forecasting","Forensic Accounting","Internal Audit","Capital Gains Tax","Company Secretarial Services","Bookkeeping","Financial Accounting \u0026 Accounts Preparation for sole traders and partnerships","Management Accounting","Financial Accounting \u0026 Accounts Preparation for statutory purposes","Value Added Tax"]},{"nm":"Suzanne Campbell","ph":"07931070623","tn":"Shrewsbury","uid":"150821","cn":"Aspire Accountancy and Bookkeeping Services","ad1":"1 Great Berwick Cottages","ad2":"Upper Berwick Berwick","ad3":"","cty":"","pc":"SY4 3HT","url":"","dl":"MAAT","filters":{"ad":"811000001","em":"1","wtl":"1","mtl":"0","web":"0"},"mips":["Business Income Tax","Financial Accounting \u0026 Accounts Preparation for statutory purposes","Value Added Tax","Capital Gains Tax","Corporation Tax","Computerised Accountancy Systems","Personal <text:soft-page-break/>Income Tax","Payroll","Company Secretarial Services","Budgeting and Forecasting","Management Accounting","Financial Accounting \u0026 Accounts Preparation for sole traders and partnerships","Bookkeeping"]},{"nm":"Emily Campbell","ph":"1515251533","tn":"Liverpool","uid":"201408","cn":"Campbell Bradshaw Associates","ad1":"277 Longmoor Lane","ad2":"Fazakerley","ad3":"","cty":"Merseyside","pc":"L9 9BY","url":"","dl":"MAAT","filters":{"ad":"811000000","em":"1","wtl":"1","mtl":"1","web":"0"},"mips":["Bookkeeping","Financial Accounting \u0026 Accounts Preparation for sole traders and partnerships","Personal Income</text:p>
      <text:p text:style-name="P1"><text:s/>Tax","Corporation Tax","Financial Accounting \u0026 Accounts Preparation for statutory purposes","Payroll","Value Added Tax","Business Income Tax"]},{"nm":"Euan Campbell","ph":"1505863930","tn":"Bishopton","uid":"300853","cn":"Campbell \u0026 Co","ad1":"28 Dunglass Road","ad2":"","ad3":"","cty":"Renfrewshire","pc":"PA7 5EF","url":"","dl":"MAAT","filters":{"ad":"811000000","em":"1","wtl":"0","mtl":"0","web":"1"},"mips":["Bookkeeping","Business Income Tax","Budgeting and Forecasting","Payroll","Value Added Tax","Personal Income Tax","Financial Accounting \u0026 Accounts Preparation for sole traders and partnerships","Financial Accounting \u0026 Accounts Preparation for statutory purposes"]},{"nm":"Chloe Campbell","ph":"07792164492","tn":"TAUNTON","uid":"2004916","cn":"Chloe Campbell Bookkeeping","ad1":"The Kennels","ad2":"Bagborough","ad3":"","cty":"Somerset","pc":"TA4 3EU","url":"","dl":"AATQB","filters":{"ad":"811000001","em":"1","wtl":"0","mtl":"1","web":"0"},"mips":["Bookkeeping","Value Added Tax"]},{"nm":"Philippa Campbell","ph":"","tn":"SUNDERLAND","uid":"2125611","cn":"Balancing Act (Sunderland)","ad1":"17 Falmouth Square","ad2":"","ad3":"","cty":"","pc":"SR4 6XE","url":"","dl":"MAAT","filters":{"ad":"811000001","em":"1","wtl":"1","mtl":"1","web":"1"},"mips":["Business Income Tax","Personal Income Tax","Management Accounting","Financial Accounting \u0026 Accounts Preparation for sole traders and partnerships","Computerised Accountancy Systems","Value Added Tax","Bookkeeping"]},{"nm":"Nicholas Cann","ph":"7966027552","tn":"St Ausell","uid":"291846","cn":"Advantage Bookkeeping Limited","ad1":"10 Carkeek Close","ad2":"Rectory Road","ad3":"St Stephen","cty":"Cornwall","pc":"PL26 7RS","url":"http:\/\/www.advantage-bookkeeping.co.uk","dl":"MAAT","filters":{"ad":"811000000","em":"1","wtl":"1","mtl":"1","web":"1"},"mips":["Financial Accounting \u0026 Accounts Preparation for sole traders and partnerships","Value Added Tax","Financial Accounting \u0026 Accounts Preparation for statutory purposes","Budgeting and Forecasting"]},{"nm":"Natalie Cape","ph":"07772984785","tn":"Truro","uid":"69698","cn":"Hippo Business Services","ad1":"Office 14","ad2":"18 Lemon Street","ad3":"","cty":"Cornwall","pc":"TR1 2LS","url":"","dl":"FMAAT","filters":{"ad":"811000000","em":"1","wtl":"1","mtl":"0","web":"1"},"mips":["Financial Accounting \u0026 Accounts Preparation for statutory purposes","Budgeting and Forecasting","Computerised Accountancy Systems","Management Accounting","Value Added Tax","Payroll","Bookkeeping","Financial Accounting \u0026 Accounts Preparation for sole traders and partnerships"]},{"nm":"Patricia Caputo","ph":"01582503223","tn":"Luton","uid":"302882","cn":"Patricia Caputo","ad1":"91 Eighth Avenue","ad2":"","ad3":"","cty":"Bedfordshire","pc":"LU3 3DP","url":"","dl":"FMAAT","filters":{"ad":"811000000","em":"0","wtl":"0","mtl":"0","web":"0"},"mips":["Bookkeeping","Management Accounting","Financial Accounting \u0026 Accounts Preparation for statutory purposes","Payroll","Business Income Tax","Budgeting and Forecasting","Inheritance Tax","Value Added Tax","Capital Gains Tax","Financial Accounting \u0026 Accounts Preparation for sole traders and partnerships","Personal Income Tax","Corporation Tax"]},{"nm":"Lyndsey Carberry","ph":"07709236475","tn":"Wigan","uid":"147026","cn":"C\u0026B Accounting <text:soft-page-break/>Solutions Ltd","ad1":"262 Garswood Road","ad2":"Ashton-in-Makerfield","ad3":"","cty":"Lancashire","pc":"WN4 0TU","url":"","dl":"MAAT AATQB","filters":{"ad":"811000001","em":"1","wtl":"1","mtl":"0","web":"0"},"mips":["Financial Accounting \u0026 Accounts Preparation for sole traders and partnerships","Business Income Tax","Payroll","Personal Income Tax","Value Added Tax","Financial Accounting \u0026 Accounts Preparation for statutory purposes","Bookkeeping","Computerised Accountancy Systems","Corporation Tax","Company Secretarial Services"]},{"nm":"Stacey Carbon","ph":"","tn":"Oxford","uid":"1197316","cn":"S9C Bookkeeping Services","ad1":"44 Territorial Way","ad2":"Headington","ad3":"","cty":"GB","pc":"OX3 89E","url":"","dl":"MAAT","filters":{"ad":"811000001","em":"1","wtl":"1","mtl":"0","web":"1"},"mips":["Bookkeeping","Financial Accounting \u0026 Accounts Preparation for sole traders and partnerships","Value Added Tax"]},{"nm":"Lynn Carder","ph":"01787478469","tn":"Halstead","uid":"304037","cn":"LM Carder","ad1":"8 West Road","ad2":"","ad3":"","cty":"Essex","pc":"CO9 1EH","url":"","dl":"MAAT","filters":{"ad":"811000001","em":"1","wtl":"0","mtl":"0","web":"0"},"mips":["Payroll","Financial Accounting \u0026 Accounts Preparation for statutory purposes","Financial Accounting \u0026 Accounts Preparation for sole traders and partnerships","Corporation Tax","Business Income Tax","Personal Income Tax","Value Added Tax","Capital Gains Tax","Bookkeeping"]},{"nm":"Stefan Cardoza-Hamis","ph":"","tn":"","uid":"297613","cn":"Horton Strahler Business Consulting and Associates Limited","ad1":"Winnmarleigh Street","ad2":"Warrington","ad3":"","cty":"","pc":"WA1 1JW","url":"","dl":"MAAT","filters":{"ad":"811000000","em":"1","wtl":"1","mtl":"1","web":"1"},"mips":["Budgeting and Forecasting","Management Accounting","Payroll","Computerised Accountancy Systems","Value Added Tax","Forensic Accounting","Company Secretarial Services","Bookkeeping"]},{"nm":"Julia Carey","ph":"","tn":"Chippenham","uid":"183882","cn":"Blubook Limited","ad1":"23 Ashe Crescent","ad2":"","ad3":"","cty":"Wiltshire","pc":"SN15 1RN","url":"www.donthaveone","dl":"MAAT","filters":{"ad":"811000000","em":"1","wtl":"1","mtl":"1","web":"1"},"mips":["Value Added Tax","Financial Accounting \u0026 Accounts Preparation for statutory purposes","Management Accounting","Financial Accounting \u0026 Accounts Preparation for sole traders and partnerships","Bookkeeping","Personal Income Tax","Business Income Tax","Payroll","Corporation Tax"]},{"nm":"Tina Carlin","ph":"01270583296","tn":"Crewe","uid":"349936","cn":"Countax Solutions \u0026 Co.","ad1":"20a Stanier Close","ad2":"","ad3":"","cty":"Cheshire","pc":"CW1 5GP","url":"","dl":"MAAT","filters":{"ad":"811000000","em":"1","wtl":"1","mtl":"1","web":"1"},"mips":["Computerised Accountancy Systems","Financial Accounting \u0026 Accounts Preparation for statutory purposes","Company Secretarial Services","Internal Audit","Bookkeeping","Personal Income Tax","Value Added Tax","Payroll","Budgeting and Forecasting","Financial Accounting \u0026 Accounts Preparation for sole traders and partnerships","Management Accounting"]},{"nm":"Lee Carmichael","ph":"07702654785","tn":"London","uid":"271834","cn":"Maclean Carmichael Limited","ad1":"Maclean Carmichael Limited","ad2":"Level 12 The Broadgate Tower","ad3":"20 Primrose Street","cty":"","pc":"EC2A 2EW","url":"","dl":"FMAAT","filters":{"ad":"811000000","em":"1","wtl":"0","mtl":"0","web":"0"},"mips":["Computerised Accountancy Systems","Budgeting and Forecasting","Payroll","Bookkeeping","Financial Accounting \u0026 Accounts Preparation for sole traders and partnerships","Personal Income Tax","Management Accounting","Business Income Tax","Financial Accounting \u0026 Accounts Preparation for statutory purposes","Company Secretarial Services","Value Added Tax","Corporation Tax"]},{"nm":"David Carney","ph":"01905570780","tn":"Worcester","uid":"167342","cn":"Accountants of Worcester","ad1":"19 Bishops Avenue","ad2":"","ad3":"","cty":"Worcestershire","pc":"WR3 8XA","url":"http:\/\/www.accountantsofworcester.co.uk","dl":"MAAT","filters":{"ad":"811000001","em":"1","wtl":"1","mtl":"0","web":"1"},"mips":["Bookkeeping","Value Added <text:soft-page-break/>Tax","Financial Accounting \u0026 Accounts Preparation for statutory purposes","Personal Income Tax","Payroll","Financial Accounting \u0026 Accounts Preparation for sole traders and partnerships","Business Income Tax"]},{"nm":"Erik <text:s/>Carney","ph":"07766466667","tn":"CLITHEROE","uid":"2154638","cn":"Pendleton Accountancy Ltd","ad1":"Maizieres, Whalley Road","ad2":"Pendleton","ad3":"","cty":"Lancashire","pc":"BB7 1PP","url":"info@pendletonaccountancy.co.uk","dl":"MAAT","filters":{"ad":"811000000","em":"1","wtl":"1","mtl":"1","web":"1"},"mips":["Personal Income Tax","Payroll","Business Income Tax","Budgeting and Forecasting","Bookkeeping","Management Accounting","Corporation Tax","Financial Accounting \u0026 Accounts Preparation for sole traders and partnerships","Value Added Tax","Company Secretarial Services","Financial Accounting \u0026 Accounts Preparation for statutory purposes","Capital Gains Tax"]},{"nm":"Deborah Carpenter","ph":"01903725077","tn":"Pulborough","uid":"163557","cn":"Benford Accountancy","ad1":"The Bungalow","ad2":"Parkfield Farm","ad3":"Glaseby Lane","cty":"West Sussex","pc":"RH20 4AX","url":false,"dl":"FMAAT AATQB","filters":{"ad":"811000001","em":"1","wtl":"1","mtl":"0","web":"1"},"mips":["Value Added Tax","Personal Income Tax","Payroll","Bookkeeping","Corporation Tax"]},{"nm":"Karen Carrington","ph":"1305785146","tn":"Dorchester","uid":"292906","cn":"Karens Book-keeping","ad1":"Unit 4 Herringston Barn","ad2":"","ad3":"","cty":"Dorset","pc":"DT2 9PU","url":"","dl":"MAAT","filters":{"ad":"811000000","em":"0","wtl":"1","mtl":"0","web":"0"},"mips":["Management Accounting","Financial Accounting \u0026 Accounts Preparation for statutory purposes","Capital Gains Tax","Bookkeeping","Personal Income Tax","Business Income Tax","Financial Accounting \u0026 Accounts Preparation for sole traders and partnerships","Budgeting and Forecasting","Value Added Tax","Corporation Tax","Payroll"]},{"nm":"Scott Carrington","ph":"4407781440844","tn":"Aberdeen","uid":"2154066","cn":"J.J. Yuill \u0026 Co. Limited","ad1":"Commercial House","ad2":"2 Rubislaw Terrace","ad3":"","cty":"Aberdeenshire","pc":"AB10 1XE","url":"","dl":"MAAT","filters":{"ad":"811000001","em":"1","wtl":"1","mtl":"0","web":"0"},"mips":["Bookkeeping","Limited Assurance Engagement","Corporation Tax","Value Added Tax","Management</text:p>
      <text:p text:style-name="P1"><text:s/>Accounting","Personal Income Tax","Financial Accounting \u0026 Accounts Preparation for statutory purposes","Payroll","Business Income Tax","Budgeting and Forecasting","Internal Audit"]},{"nm":"Samuel Carroll","ph":"01491825025","tn":"Wallingford","uid":"54522","cn":"Carroll Accounting","ad1":"1 Bradburn Close","ad2":"","ad3":"","cty":"Oxfordshire","pc":"OX10 8DZ","url":"","dl":"MAAT","filters":{"ad":"811000000","em":"0","wtl":"1","mtl":"0","web":"0"},"mips":["Value Added Tax","Corporation Tax","Business Income Tax","Capital Gains Tax","Financial Accounting \u0026 Accounts Preparation for sole traders and partnerships","Inheritance Tax","Payroll","Bookkeeping","Personal Income Tax","Financial Accounting \u0026 Accounts Preparation for statutory purposes"]},{"nm":"Valerie Carroll","ph":"01865876443","tn":"Oxford","uid":"300321","cn":"Carter \u0026 Carroll Ltd","ad1":"Rectory Mews","ad2":"Crown Road","ad3":"Wheatley","cty":"Oxfordshire","pc":"OX33 1UL","url":"","dl":"FMAAT","filters":{"ad":"811000000","em":"0","wtl":"1","mtl":"0","web":"0"},"mips":["Computerised Accountancy Systems","Corporation Tax","Management Accounting","Bookkeeping","Financial Accounting \u0026 Accounts Preparation for statutory purposes","Company Secretarial Services","Business Income Tax","Value Added Tax","Personal Income Tax","Financial Accounting \u0026 Accounts Preparation for sole traders and partnerships","Payroll","Capital Gains Tax","Budgeting and Forecasting"]},{"nm":"Susan Carruthers","ph":false,"tn":"County Durham","uid":"65114","cn":"SC Payroll Solutions","ad1":"5 Front Street","ad2":"Cracghead","ad3":false,"cty":false,"pc":"DH9 6DS","url":false,"dl":"FMAAT","filters":{"ad":"811000000","em":"1","wtl":"1","mtl":"0","web":"0"},"mips":["Corporation <text:soft-page-break/>Tax","Payroll","Financial Accounting \u0026 Accounts Preparation for sole traders and partnerships","Bookkeeping","Independent Examination"]},{"nm":"Chris Carruthers","ph":"","tn":"Northampton","uid":"243666","cn":"Players Taxback Ltd","ad1":"12 Merryhill","ad2":"West Hunsbury","ad3":"","cty":"","pc":"NN4 9YH","url":"","dl":"MAAT","filters":{"ad":"811000000","em":"1","wtl":"0","mtl":"1","web":"0"},"mips":["Personal Income Tax"]},{"nm":"Gwen Carter","ph":"01933678275","tn":"Kettering","uid":"273283","cn":"Gwen J Carter Ltd","ad1":"11 The Green","ad2":"Orlingbury","ad3":"","cty":"Northamptonshire","pc":"NN14 1JA","url":"","dl":"FMAAT","filters":{"ad":"811000000","em":"1","wtl":"0","mtl":"0","web":"1"},"mips":["Value Added Tax","Management Accounting","Budgeting and Forecasting","Financial Accounting \u0026 Accounts Preparation for sole traders and partnerships","Personal Income Tax","Company Secretarial Services","Bookkeeping","Payroll","Financial Accounting \u0026 Accounts Preparation for statutory purposes"]},{"nm":"Justin Carter","ph":"01162240400","tn":"Leicester","uid":"275132","cn":"Carter \u0026 Co","ad1":"19 Warren Park Way","ad2":"Enderby","ad3":"","cty":"Leicestershire","pc":"LE19 4SA","url":"","dl":"FMAAT","filters":{"ad":"811000000","em":"1","wtl":"0","mtl":"0","web":"1"},"mips":["Capital Gains Tax","Personal Income Tax","Budgeting and Forecasting","Business Income Tax","Financial Accounting \u0026 Accounts Preparation for sole traders and partnerships","Bookkeeping","Corporation Tax","Financial Accounting \u0026 Accounts Preparation for statutory purposes","Management Accounting","Company Secretarial Services","Payroll","Computerised Accountancy Systems","Value Added Tax"]},{"nm":"Robert Carter","ph":"01992503622","tn":"Hertford","uid":"278855","cn":"Robert M Carter","ad1":"24 Parker Avenue","ad2":"","ad3":"","cty":"Hertfordshire","pc":"SG14 3LA","url":"","dl":"FMAAT","filters":{"ad":"811000000","em":"1","wtl":"0","mtl":"0","web":"0"},"mips":["Business Income Tax","Financial Accounting \u0026 Accounts Preparation for statutory purposes","Corporation Tax","Budgeting and Forecasting","Bookkeeping","Value Added Tax","Personal Income Tax","Company Secretarial Services","Financial Accounting \u0026 Accounts Preparation for sole traders and partnerships","Computerised Accountancy Systems"]},{"nm":"Mark Carter","ph":"01986872512","tn":"Halesworth","uid":"306197","cn":"Mark Carter Accountancy Services Ltd","ad1":"65 Kennedy Avenue","ad2":"","ad3":"","cty":"Suffolk","pc":"IP19 8EQ","url":"","dl":"MAAT","filters":{"ad":"811000000","em":"0","wtl":"1","mtl":"0","web":"0"},"mips":["Financial Accounting \u0026 Accounts Preparation for statutory purposes","Personal Income Tax","Inheritance Tax","Management Accounting","Budgeting and Forecasting","Corporation Tax","Value Added Tax","Payroll","Computerised Accountancy Systems","Financial Accounting \u0026 Accounts Preparation for sole traders and partnerships","Bookkeeping","Business Income Tax","Capital Gains Tax","Company Secretarial Services"]},{"nm":"Helen Carter","ph":false,"tn":"East Sussex","uid":"1111521","cn":"Seven Sisters Bookkeeping Services","ad1":"30 Chyngton Gardens","ad2":"Seaford","ad3":false,"cty":false,"pc":"BN25 3RS","url":false,"dl":"AATQB","filters":{"ad":"811000001","em":"1","wtl":"1","mtl":"1","web":"0"},"mips":["Financial Accounting \u0026 Accounts Preparation for sole traders and partnerships","Bookkeeping"]},{"nm":"Lena Carter","ph":false,"tn":"Woking","uid":"1610716","cn":"Lena Carter","ad1":"51 Thornash Road","ad2":false,"ad3":false,"cty":false,"pc":"GU21 4UL","url":false,"dl":"MAAT","filters":{"ad":"811000001","em":"1","wtl":"0","mtl":"1","web":"0"},"mips":["Management Accounting","Budgeting and Forecasting","Payroll","Corporation Tax","Bookkeeping","Financial Accounting \u0026 Accounts Preparation for sole traders and partnerships","Company Secretarial Services","Business Income Tax","Value Added Tax","Personal Income Tax","Financial Accounting \u0026 Accounts Preparation for statutory purposes"]},{"nm":"Karen <text:soft-page-break/>Cartlidge","ph":"01214450110","tn":"Bromsgrove","uid":"316566","cn":"Brown Scanlan \u0026 Co","ad1":"13 Green Slade Crescent","ad2":"Marlbrook","ad3":"","cty":"Worcestershire","pc":"B60 1DS","url":"","dl":"MAAT","filters":{"ad":"811000000","em":"1","wtl":"1","mtl":"1","web":"1"},"mips":["Business Income Tax","Payroll","Capital Gains Tax","Value Added Tax","Corporation Tax","Financial Accounting \u0026 Accounts Preparation for statutory purposes","Financial Accounting \u0026 Accounts Preparation for sole traders and partnerships","Bookkeeping","Management Accounting","Inheritance Tax","Company Secretarial Services","Personal Income Tax"]},{"nm":"Martin Caruana","ph":false,"tn":"Plymouth","uid":"278172","cn":"Beverston Accountants Ltd","ad1":"176 Beverston Way","ad2":false,"ad3":false,"cty":false,"pc":"PL6 7EH","url":false,"dl":"FMAAT","filters":{"ad":"811000001","em":"1","wtl":"1","mtl":"1","web":"1"},"mips":["Limited Assurance Engagement","Corporation Tax","Capital Gains Tax","Independent Examination","Budgeting and Forecasting","Payroll","Financial Accounting \u0026 Accounts Preparation for sole traders and partnerships","Business Income Tax","Computerised Accountancy Systems","Internal Audit","Value Added Tax","Personal Income Tax","Financial Accounting \u0026 Accounts Preparation for statutory purposes","Management Accounting","Company Secretarial Services","Bookkeeping"]},{"nm":"Joanne Casey","ph":"07769714707","tn":"Rochdale","uid":"300948","cn":"Jigsaw Business Services","ad1":"5 Beechfield","ad2":"","ad3":"","cty":"Lancashire","pc":"OL11 5PA","url":"","dl":"MAAT","filters":{"ad":"811000000","em":"1","wtl":"1","mtl":"0","web":"0"},"mips":["Bookkeeping","Value Added Tax","Financial Accounting \u0026 Accounts Preparation for statutory purposes","Payroll","Business Income Tax","Corporation Tax","Capital Gains Tax","Financial Accounting \u0026 Accounts Preparation for sole traders and partnerships","Personal Income Tax"]},{"nm":"Sarah Casley","ph":false,"tn":"Bedfordshire","uid":"101758","cn":"Sarah Casley Bookkeeping Services","ad1":"123 Wagstaff Way","ad2":"Ampthill","ad3":false,"cty":false,"pc":"MK45 2GH","url":false,"dl":"MAAT","filters":{"ad":"811000001","em":"1","wtl":"1","mtl":"0","web":"1"},"mips":["Bookkeeping","Value Added Tax","Financial Accounting \u0026 Accounts Preparation for sole traders and partnerships"]},{"nm":"Joanne Cason","ph":"1449721831","tn":"Ipswich","uid":"297314","cn":"Jnp Accountancy","ad1":"69 Ludbrook Close","ad2":"Needham Market","ad3":"","cty":"Suffolk","pc":"IP6 8EE","url":"","dl":"FMAAT","filters":{"ad":"811000000","em":"1","wtl":"1","mtl":"0","web":"0"},"mips":["Financial Accounting \u0026 Accounts Preparation for statutory purposes","Personal Income Tax","Value Added Tax","Payroll","Financial Accounting \u0026 Accounts Preparation for sole traders and partnerships"]},{"nm":"Bob Cassey","ph":"01344774774","tn":"Wokingham","uid":"85425","cn":"Cassey \u0026 Company Ltd","ad1":"Albany House","ad2":"14 Shute End","ad3":"","cty":"Berkshire","pc":"RG40 1BJ","url":"","dl":"FMAAT","filters":{"ad":"811000000","em":"1","wtl":"1","mtl":"0","web":"0"},"mips":["Business Income Tax","Capital Gains Tax","Value Added Tax","Payroll","Financial Accounting \u0026 Accounts Preparation for statutory purposes","Budgeting and Forecasting","Bookkeeping","Financial Accounting \u0026 Accounts Preparation for sole traders and partnerships","Corporation Tax","Management Accounting","Personal Income Tax","Independent Examination","Inheritance Tax","Company Secretarial Services","Computerised Accountancy Systems"]},{"nm":"Penny Cassidy","ph":"01752851468","tn":"Saltash","uid":"287945","cn":"Tax Accounting Services","ad1":"The Old Forge","ad2":"Trerulefoot","ad3":"","cty":"Cornwall","pc":"PL12 5DA","url":"","dl":"MAAT","filters":{"ad":"811000001","em":"1","wtl":"0","mtl":"0","web":"0"},"mips":["Payroll","Value Added <text:soft-page-break/>Tax","Business Income Tax","Company Secretarial Services","Corporation Tax","Personal Income Tax","Financial Accounting \u0026 Accounts Preparation for statutory purposes","Financial Accounting</text:p>
      <text:p text:style-name="P1"><text:s/>\u0026 Accounts Preparation for sole traders and partnerships","Bookkeeping","Management Accounting","Capital Gains Tax"]},{"nm":"Marian Catt","ph":"07817110675","tn":"Ongar","uid":"307863","cn":"Marian Catt Accountancy Services","ad1":"9 Bowes Drive","ad2":false,"ad3":false,"cty":"Essex","pc":"CM5 9AU","url":false,"dl":"FMAAT","filters":{"ad":"811000000","em":"1","wtl":"0","mtl":"0","web":"1"},"mips":["Financial Accounting \u0026 Accounts Preparation for statutory purposes","Business Income Tax","Computerised Accountancy Systems","Management Accounting","Value Added Tax","Personal Income Tax","Capital Gains Tax","Independent Examination","Budgeting and Forecasting","Payroll","Company Secretarial Services","Bookkeeping","Financial Accounting \u0026 Accounts Preparation for sole traders and partnerships","Corporation Tax"]},{"nm":"Graeme Catten","ph":"07930375206","tn":"Aylesbury Bucks","uid":"59036","cn":"Temporary Financial Professionals LTD","ad1":"115 Lark Vale Watermead","ad2":"","ad3":"","cty":"","pc":"HP19 OYP","url":"www.how3.org.uk","dl":"FMAAT","filters":{"ad":"811000000","em":"1","wtl":"1","mtl":"1","web":"1"},"mips":["Payroll","Company Secretarial Services","Budgeting and Forecasting","Business Income Tax","Financial Accounting \u0026 Accounts Preparation for statutory purposes","Management Accounting","Independent Examination","Bookkeeping","Value Added Tax","Corporation Tax","Personal Income Tax","Computerised Accountancy Systems","Financial Accounting \u0026 Accounts Preparation for sole traders and partnerships"]},{"nm":"Giulia Cattini Moorcraft","ph":false,"tn":"Herts","uid":"301749","cn":"Giulia Cattini Moorcraft","ad1":"13 Laurel Fields","ad2":"Potters Bar","ad3":false,"cty":false,"pc":"EN6 2BB","url":false,"dl":"MAAT","filters":{"ad":"811000001","em":"1","wtl":"0","mtl":"0","web":"0"},"mips":["Computerised Accountancy Systems","Value Added Tax","Budgeting and Forecasting","Management Accounting","Payroll","Bookkeeping"]},{"nm":"Matthew Caulkin","ph":"01903201940","tn":"Worthing","uid":"291815","cn":"Smart \u0026 Co","ad1":"17 Liverpool Road","ad2":"","ad3":"","cty":"West Sussex","pc":"BN11 1SU","url":"www.smartandcoaccountants.co.uk","dl":"FMAAT","filters":{"ad":"811000000","em":"1","wtl":"1","mtl":"1","web":"1"},"mips":["Company Secretarial Services","Computerised Accountancy Systems","Value Added Tax","Management Accounting","Financial Accounting \u0026 Accounts Preparation for statutory purposes","Personal Income Tax","Capital Gains Tax","Business Income Tax","Financial Accounting \u0026 Accounts Preparation for sole traders and partnerships","Bookkeeping","Budgeting and Forecasting","Corporation Tax","Payroll"]},{"nm":"Katie Causier","ph":"","tn":"Devon","uid":"175890","cn":"KLC Bookkeeping \u0026 Admin Service","ad1":"The Annece","ad2":"Pitt Cottage Muxbear Lane","ad3":"","cty":"","pc":"EX15 3BY","url":"","dl":"MAAT","filters":{"ad":"811000001","em":"1","wtl":"0","mtl":"0","web":"0"},"mips":["Value Added Tax","Computerised Accountancy Systems","Budgeting and Forecasting","Management Accounting","Bookkeeping","Payroll"]},{"nm":"Denise Caws","ph":"02380263029","tn":"Eastleigh","uid":"298289","cn":"Books \u0026 Payroll Accounting Ltd","ad1":"130 Bournemouth Road","ad2":"Chandler\u0027s Ford","ad3":"","cty":"Hampshire","pc":"SO53 3AL","url":"http:\/\/www.booksandpayroll.co.uk","dl":"MAAT","filters":{"ad":"811000000","em":"1","wtl":"1","mtl":"0","web":"0"},"mips":["Payroll","Management Accounting","Value Added Tax","Bookkeeping","Budgeting and Forecasting"]},{"nm":"Anthony Chadwick","ph":"","tn":"Norfolk","uid":"1602721","cn":"Fellowes Financial Accounting","ad1":"6 Crown Close","ad2":"Dickleburgh","ad3":"","cty":"","pc":"IP21 <text:soft-page-break/>4NA","url":"","dl":"AATQB","filters":{"ad":"811000001","em":"1","wtl":"0","mtl":"1","web":"0"},"mips":["Value Added Tax","Financial Accounting \u0026 Accounts Preparation for sole traders and partnerships","Bookkeeping"]},{"nm":"Peter Chalk","ph":"01476591333","tn":"Grantham","uid":"289264","cn":"Peter Chalk \u0026 RPP Taxation Services Ltd","ad1":"45 Barrowby Road","ad2":"","ad3":"","cty":"Lincolnshire","pc":"NG31 8AA","url":"","dl":"FMAAT AATQB","filters":{"ad":"811000000","em":"1","wtl":"1","mtl":"0","web":"1"},"mips":["Personal Income Tax"]},{"nm":"Karen Challinor","ph":false,"tn":"Congleton","uid":"2106552","cn":"KDC Bookkeepers","ad1":"Rushley Hey, Oak Lane","ad2":"Newbold Astbury","ad3":false,"cty":false,"pc":"CW12 4RT","url":false,"dl":"AATQB","filters":{"ad":"811000001","em":"1","wtl":"0","mtl":"1","web":"1"},"mips":["Bookkeeping","Financial Accounting \u0026 Accounts Preparation for sole traders and partnerships","Value Added Tax","Computerised Accountancy Systems"]},{"nm":"Wendy Chamberlain","ph":"07855558989","tn":"Ripley","uid":"278900","cn":"Wendy Chamberlain","ad1":"35 Middleton Avenue","ad2":"Codnor","ad3":"","cty":"Derbyshire","pc":"DE5 9SS","url":"","dl":"MAAT","filters":{"ad":"811000001","em":"1","wtl":"1","mtl":"0","web":"0"},"mips":["Bookkeeping","Business Income Tax","Financial Accounting \u0026 Accounts Preparation for sole traders and partnerships","Corporation Tax","Value Added Tax","Company Secretarial Services","Payroll","Personal Income Tax","Financial Accounting \u0026 Accounts Preparation for statutory purposes"]},{"nm":"Nicholas Chamberlain","ph":"01708641354","tn":"Upminster","uid":"309767","cn":"Nick Chamberlain","ad1":"31 Grosvenor Gardens","ad2":"","ad3":"","cty":"Essex","pc":"RM14 1DL","url":"","dl":"MAAT","filters":{"ad":"811000000","em":"1","wtl":"0","mtl":"0","web":"1"},"mips":["Financial Accounting \u0026 Accounts Preparation for sole traders and partnerships","Corporation Tax","Value Added Tax","Financial Accounting \u0026 Accounts Preparation for statutory purposes","Inheritance Tax","Bookkeeping","Capital Gains Tax","Personal Income Tax","Payroll","Business Income Tax","Company Secretarial Services"]},{"nm":"Ian Chambers","ph":"07774687103","tn":"Ipswich","uid":"1970626","cn":"C.W.H (UK) Limited Trading as Aaron Clarke Accountants","ad1":"1 The Street","ad2":"Elmsett","ad3":"","cty":"Suffolk","pc":"IP7 6PA","url":"","dl":"MAAT","filters":{"ad":"811000000","em":"1","wtl":"1","mtl":"1","web":"1"},"mips":{"5":"Financial Accounting \u0026 Accounts Preparation for statutory purposes","13":"Financial Accounting \u0026 Accounts Preparation for sole traders and partnerships"}},{"nm":"Mun Chan","ph":"01612278199","tn":"Manchester","uid":"284455","cn":"Mun Choong Chan Associates","ad1":"3 Pepperhill Road","ad2":"","ad3":"","cty":"Lancashire","pc":"M16 7PD","url":"","dl":"FMAAT","filters":{"ad":"811000001","em":"1","wtl":"0","mtl":"0","web":"0"},"mips":["Corporation Tax","Bookkeeping","Personal Income Tax","Company Secretarial Services","Value Added Tax","Budgeting and Forecasting","Independent Examination","Financial Accounting \u0026 Accounts Preparation for sole traders and partnerships","Payroll","Computerised Accountancy Systems","Financial Accounting \u0026 Accounts Preparation for statutory purposes"]},{"nm":"Sunatree Chandarana","ph":"02085371798","tn":"Harrow","uid":"301324","cn":"Sunatree Chandarana","ad1":"16 Grasmere Gardens","ad2":"","ad3":"","cty":"","pc":"HA3 7PU","url":"","dl":"FMAAT","filters":{"ad":"811000001","em":"1","wtl":"0","mtl":"0","web":"0"},"mips":["Personal Income Tax","Value Added Tax","Financial Accounting \u0026 Accounts Preparation for sole traders and partnerships","Business Income Tax","Payroll","Bookkeeping","Financial Accounting \u0026 Accounts Preparation for statutory purposes","Corporation Tax"]},{"nm":"Linda Chandler","ph":"01455554159","tn":"Gilmorton","uid":"292897","cn":"R \u0026 S Book-keeping <text:soft-page-break/>Services Ltd","ad1":"8 Tealby Close","ad2":"","ad3":"","cty":"Leicestershire","pc":"LE17 5PT","url":"","dl":"FMAAT","filters":{"ad":"811000000","em":"1","wtl":"0","mtl":"0","web":"1"},"mips":["Personal Income Tax","Payroll","Management Accounting","Computerised Accountancy Systems","Financial Accounting \u0026 Accounts Preparation for statutory purposes","Value Added Tax","Bookkeeping","Budgeting and Forecasting","Company Secretarial Services","Corporation Tax","Financial Accounting \u0026 Accounts Preparation for sole traders and partnerships","Business Income Tax"]},{"nm":"Heidi Channing","ph":"01458270280","tn":"Somerton","uid":"286946","cn":"Accounting Angels (SW) Ltd","ad1":"Walker House","ad2":"Market Place","ad3":"","cty":"Somerset","pc":"TA11 7LX","url":"","dl":"FMAAT","filters":{"ad":"811000000","em":"1","wtl":"0","mtl":"0","web":"1"},"mips":["Financial Accounting \u0026 Accounts Preparation for statutory purposes","Personal Income Tax","Payroll","Financial Accounting \u0026 Accounts Preparation for sole traders and partnerships","Company Secretarial Services","Value Added Tax","Budgeting and Forecasting","Business Income Tax","Computerised Accountancy Systems","Corporation Tax","Management Accounting","Bookkeeping","Capital Gains Tax"]},{"nm":"Lisa Channon","ph":"01278773756","tn":"Burnham On Sea","uid":"56576","cn":"Ardwyn Business Services Ltd","ad1":"12 Victoria Street","ad2":"","ad3":"","cty":"Somerset","pc":"TA8 1AL","url":"","dl":"MAAT","filters":{"ad":"811000000","em":"0","wtl":"1","mtl":"0","web":"0"},"mips":["Value Added Tax","Bookkeeping","Company Secretarial Services","Financial Accounting \u0026 Accounts Preparation for statutory purposes","Computerised Accountancy Systems","Financial Accounting \u0026 Accounts Preparation for sole traders and partnerships","Business Income Tax","Personal Income Tax","Payroll"]},{"nm":"Trevor Chaplin","ph":"01362891089","tn":"Dereham","uid":"63151","cn":"Trevor Chaplin Ltd","ad1":"Valentine Cottage","ad2":"Bittering Street","ad3":"Beetley","cty":"Norfolk","pc":"NR20 4EP","url":"","dl":"MAAT","filters":{"ad":"811000000","em":"1","wtl":"1","mtl":"0","web":"0"},"mips":["Budgeting and Forecasting","Corporation Tax","Financial Accounting \u0026 Accounts Preparation</text:p>
      <text:p text:style-name="P1"><text:s/>for statutory purposes","Computerised Accountancy Systems","Financial Accounting \u0026 Accounts Preparation for sole traders and partnerships","Business Income Tax","Management Accounting","Value Added Tax","Company Secretarial Services","Bookkeeping","Personal Income Tax","Inheritance Tax","Capital Gains Tax","Payroll"]},{"nm":"Paul Chapman","ph":"7808249251","tn":"Spalding","uid":"75904","cn":"Chapmans Business Solutions Limited","ad1":"58 Westside","ad2":"","ad3":"","cty":"Lincolnshire","pc":"PE11 3WG","url":"","dl":"FMAAT","filters":{"ad":"811000001","em":"1","wtl":"1","mtl":"1","web":"0"},"mips":["Personal Income Tax","Financial Accounting \u0026 Accounts Preparation for statutory purposes","Computerised Accountancy Systems","Financial Accounting \u0026 Accounts Preparation for sole traders and partnerships","Company Secretarial Services","Management Accounting","Business Income Tax","Bookkeeping","Corporation Tax","Value Added Tax","Payroll"]},{"nm":"Michelle Chappell","ph":"07979381777","tn":"Taunton","uid":"273136","cn":"AJM Accountancy \u0026 Bookkeeping Ltd","ad1":"Suite 105","ad2":"Viney Court","ad3":"Viney Street","cty":"Somerset","pc":"TA1 3FB","url":"","dl":"FMAAT","filters":{"ad":"811000001","em":"1","wtl":"1","mtl":"0","web":"0"},"mips":["Financial Accounting \u0026 Accounts Preparation for statutory purposes","Computerised Accountancy Systems","Corporation Tax","Personal Income Tax","Business Income Tax","Management Accounting","Bookkeeping","Company Secretarial Services","Value Added Tax","Payroll","Financial Accounting \u0026 Accounts Preparation for sole traders and partnerships"]},{"nm":"Paul Charles","ph":"01225722659","tn":"Bath","uid":"306761","cn":"Waterleaf Ltdt\/a Beechlands Accountancy <text:s/>Services","ad1":"Berkeley Coach House","ad2":"Woods Hill","ad3":"Limpley <text:soft-page-break/>Stoke","cty":"Avon","pc":"BA2 7FS","url":"","dl":"FMAAT","filters":{"ad":"811000000","em":"1","wtl":"1","mtl":"0","web":"0"},"mips":["Bookkeeping","Financial Accounting \u0026 Accounts Preparation for sole traders and partnerships","Independent Examination","Budgeting and Forecasting","Capital Gains Tax","Company Secretarial Services","Corporation Tax","Internal Audit","Business Income Tax","Inheritance Tax","Financial Accounting \u0026 Accounts Preparation for statutory purposes","Payroll","Computerised Accountancy Systems","Value Added Tax","Management Accounting","Personal Income Tax","Forensic Accounting"]},{"nm":"Tracey Charlton","ph":"01277627314","tn":"Billericay","uid":"290237","cn":"Buedca Ltd T\/as Douglas Charlton Accountants","ad1":"127 Stock Road","ad2":"","ad3":"","cty":"Essex","pc":"CM12 0RP","url":"","dl":"MAAT","filters":{"ad":"811000000","em":"1","wtl":"1","mtl":"0","web":"1"},"mips":["Bookkeeping","Corporation Tax","Budgeting and Forecasting","Financial Accounting \u0026 Accounts Preparation for sole traders and partnerships","Payroll","Company Secretarial Services","Financial Accounting \u0026 Accounts Preparation for statutory purposes","Personal Income Tax","Value Added Tax","Capital Gains Tax","Business Income Tax","Management Accounting"]},{"nm":"Deborah Chatham","ph":false,"tn":"Leintwardine","uid":"287496","cn":"DSC Bookkeeping","ad1":"1 Nacklestone Bungalow","ad2":"Blackbridge","ad3":false,"cty":false,"pc":"SY7 0NA","url":false,"dl":"MAAT","filters":{"ad":"811000001","em":"1","wtl":"0","mtl":"1","web":"0"},"mips":["Bookkeeping"]},{"nm":"Lynn Cheel","ph":"01474535850","tn":"Gravesend","uid":"125053","cn":"Eric A Parry \u0026 Co Ltd","ad1":"49 The Grove","ad2":"","ad3":"","cty":"Kent","pc":"DA12 1DP","url":"","dl":"MAAT AATQB","filters":{"ad":"811000000","em":"1","wtl":"1","mtl":"0","web":"0"},"mips":["Payroll","Capital Gains Tax","Corporation Tax","Financial Accounting \u0026 Accounts Preparation for sole traders and partnerships","Bookkeeping","Financial Accounting \u0026 Accounts Preparation for statutory purposes","Business Income Tax","Personal Income Tax","Value Added Tax"]},{"nm":"Roger Cheetham","ph":"01305773241","tn":"Weymouth","uid":"304267","cn":"Rogers Bookkeeping Services","ad1":"1a Sunnyside Road","ad2":"Wyke Regis","ad3":"","cty":"Dorset","pc":"DT4 9BJ","url":"","dl":"FMAAT","filters":{"ad":"811000000","em":"0","wtl":"1","mtl":"0","web":"0"},"mips":["Payroll","Budgeting and Forecasting","Bookkeeping","Financial Accounting \u0026 Accounts Preparation for sole traders and partnerships","Financial Accounting \u0026 Accounts Preparation for statutory purposes","Personal Income Tax","Value Added Tax","Capital Gains Tax","Company Secretarial Services","Corporation Tax","Computerised Accountancy Systems","Business Income Tax","Management Accounting"]},{"nm":"Camilla Cheng","ph":false,"tn":"Surrey","uid":"123842","cn":"CMZ Accounting","ad1":"31 Holly Avenue","ad2":"Walton-on-Thames","ad3":false,"cty":false,"pc":"KT12 3AU","url":false,"dl":"MAAT","filters":{"ad":"811000001","em":"1","wtl":"0","mtl":"1","web":"0"},"mips":["Financial Accounting \u0026 Accounts Preparation for statutory purposes","Payroll","Value Added Tax","Personal Income Tax","Company Secretarial Services","Capital Gains Tax","Corporation Tax","Management Accounting","Financial Accounting \u0026 Accounts Preparation for sole traders and partnerships","Business Income Tax","Bookkeeping"]},{"nm":"Lesley Chesterman","ph":"2083990063","tn":"Surbiton","uid":"104073","cn":"Marginally Better Bookkeeping Services","ad1":"6 Meryon Court","ad2":"38 Lovelace Gardens","ad3":"","cty":"Surrey","pc":"KT6 6SL","url":"","dl":"MAAT","filters":{"ad":"811000000","em":"1","wtl":"1","mtl":"0","web":"0"},"mips":["Company Secretarial Services","Payroll","Independent Examination","Budgeting and Forecasting","Management Accounting","Financial Accounting \u0026 Accounts Preparation for sole traders and partnerships","Bookkeeping","Computerised Accountancy Systems","Financial Accounting \u0026 Accounts Preparation for statutory purposes","Value Added Tax"]},{"nm":"Ian <text:soft-page-break/>Chesterman","ph":"01978357307","tn":"Wrexham","uid":"305483","cn":"I T Chesterman","ad1":"116 Chester Road","ad2":"","ad3":"","cty":"Clwyd","pc":"LL11 2SN","url":"","dl":"FMAAT","filters":{"ad":"811000000","em":"1","wtl":"1","mtl":"0","web":"1"},"mips":["Payroll","Business Income Tax","Management Accounting","Corporation Tax","Budgeting and Forecasting","Value Added Tax","Bookkeeping","Personal Income Tax","Inheritance Tax","Capital Gains Tax","Financial Accounting \u0026 Accounts Preparation for statutory purposes","Financial Accounting \u0026 Accounts Preparation for sole traders and partnerships"]},{"nm":"Mary Chick","ph":"01235539041","tn":"Abingdon","uid":"277715","cn":"Abingdon Accountancy Centre Ltd","ad1":"23 Stockey End","ad2":"","ad3":"","cty":"Oxfordshire","pc":"OX14 2NF","url":"","dl":"FMAAT AATQB","filters":{"ad":"811000000","em":"1","wtl":"0","mtl":"0","web":"0"},"mips":["Value Added Tax","Capital Gains Tax","Management Accounting","Bookkeeping","Company Secretarial Services","Payroll","Personal Income Tax","Financial Accounting \u0026 Accounts Preparation for sole traders and partnerships","Independent Examination","Computerised Accountancy Systems","Corporation Tax","Business Income Tax","Budgeting and Forecasting","Financial Accounting \u0026 Accounts Preparation for statutory purposes"]},{"nm":"Paul Child","ph":"07941677283","tn":"Harlow","uid":"308625","cn":"Paragon Proactive Consulting Limited","ad1":"Harlow Enterprise Hub","ad2":"Kao Hockham Building","ad3":"Edinburgh Way","cty":"Essex","pc":"CM20 2NQ","url":"https:\/\/www.paragonproactive.consulting","dl":"FMAAT","filters":{"ad":"811000001","em":"1","wtl":"0","mtl":"0","web":"1"},"mips":["Financial Accounting \u0026 Accounts Preparation for sole traders and partnerships","Financial Accounting \u0026 Accounts Preparation for statutory purposes","Payroll","Bookkeeping","Management Accounting","Computerised Accountancy Systems","Value Added Tax","Personal Income Tax","Corporation Tax","Budgeting and Forecasting","Company Secretarial Services"]},{"nm":"Ian Chisham","ph":"01489883298","tn":"Fareham","uid":"158934","cn":"Croft Accounting Ltd","ad1":"25 Barnes Wallis Road","ad2":"Segensworth East","ad3":"","cty":"Hampshire","pc":"PO15 5TT","url":"","dl":"MAAT","filters":{"ad":"811000000","em":"1","wtl":"1","mtl":"0","web":"1"},"mips":["Financial Accounting \u0026 Accounts Preparation for sole traders and partnerships","Budgeting and Forecasting","Bookkeeping","Corporation Tax","Business Income Tax","Payroll","Computerised Accountancy Systems","Personal Income Tax","Financial Accounting \u0026 Accounts Preparation for statutory purposes","Management Accounting","Value Added Tax"]},{"nm":"Michael Chivers","ph":"01452790776","tn":"Gloucester","uid":"316432","cn":"CTA Online Accounting Ltd","ad1":"9 Lower Orchard","ad2":"Tibberton","ad3":"","cty":"Gloucestershire","pc":"GL19 3AX","url":"","dl":"FMAAT","filters":{"ad":"811000001","em":"0","wtl":"1","mtl":"0","web":"0"},"mips":["Financial Accounting \u0026 Accounts Preparation for statutory purposes","Bookkeeping","Value Added Tax","Computerised Accountancy Systems","Corporation Tax","Capital Gains Tax","Management Accounting","Business Income Tax","Personal Income Tax","Budgeting and Forecasting","Payroll","Company Secretarial Services","Financial Accounting \u0026 Accounts Preparation for sole traders and partnerships"]},{"nm":"Jayprakash Chohan","ph":"02084290519","tn":"Pinner","uid":"284132","cn":"J.K. Chohan","ad1":"16 Arden Mhor","ad2":"","ad3":"","cty":"Middlesex","pc":"HA5 2HR","url":"","dl":"MAAT","filters":{"ad":"811000000","em":"1","wtl":"0","mtl":"0","web":"0"},"mips":["Corporation Tax","Business Income Tax","Value Added Tax","Bookkeeping","Personal Income Tax","Financial Accounting \u0026 Accounts Preparation for sole traders and partnerships","Management Accounting","Inheritance Tax","Computerised Accountancy Systems","Capital Gains Tax","Financial Accounting \u0026 Accounts</text:p>
      <text:p text:style-name="P1"><text:s/>Preparation for statutory purposes","Payroll"]},{"nm":"Kee Chong","ph":"07951397527","tn":"Cardiff","uid":"292255","cn":"Kee \u0026 Co","ad1":"52 <text:soft-page-break/>Mountbatten Close","ad2":"","ad3":"","cty":"South Glamorgan","pc":"CF23 5QH","url":"","dl":"MAAT","filters":{"ad":"811000000","em":"1","wtl":"1","mtl":"0","web":"0"},"mips":["Company Secretarial Services","Financial Accounting \u0026 Accounts Preparation for statutory purposes","Financial Accounting \u0026 Accounts Preparation for sole traders and partnerships","Inheritance Tax","Value Added Tax","Business Income Tax","Bookkeeping","Corporation Tax","Management Accounting","Capital Gains Tax","Payroll","Computerised Accountancy Systems","Personal Income Tax","Budgeting and Forecasting"]},{"nm":"Rizwan Chopdat","ph":"01254402749","tn":"Blackburn","uid":"282284","cn":"Ric Accountancy Services","ad1":"5 and 5a","ad2":"Thwaites House","ad3":"Railway Road","cty":"Lancashire","pc":"BB1 5AX","url":"www.ricas.s5.com","dl":"FMAAT","filters":{"ad":"811000000","em":"1","wtl":"0","mtl":"0","web":"1"},"mips":["Computerised Accountancy Systems","Company Secretarial Services","Inheritance Tax","Payroll","Personal Income Tax","Corporation Tax","Financial Accounting \u0026 Accounts Preparation for sole traders and partnerships","Business Income Tax","Bookkeeping","Management Accounting","Financial Accounting \u0026 Accounts Preparation for statutory purposes","Capital Gains Tax","Budgeting and Forecasting","Value Added Tax"]},{"nm":"Pravin Chotai","ph":"1162121824","tn":"Leicester","uid":"95537","cn":"P.C. Accounting Services","ad1":"61 Naseby Road","ad2":"","ad3":"","cty":"Leicestershire","pc":"LE4 9FH","url":"","dl":"MAAT","filters":{"ad":"811000001","em":"0","wtl":"0","mtl":"1","web":"0"},"mips":["Personal Income Tax","Financial Accounting \u0026 Accounts Preparation for statutory purposes","Financial Accounting \u0026 Accounts Preparation for sole traders and partnerships"]},{"nm":"Noshin Choudhary","ph":"01619281031","tn":"Altrincham","uid":"281247","cn":"Regional Accountancy Services","ad1":"6 Pennine Drive","ad2":false,"ad3":"United Kingdom","cty":"Greater Manchester","pc":"WA14 4NH","url":false,"dl":"MAAT","filters":{"ad":"811000000","em":"0","wtl":"0","mtl":"0","web":"0"},"mips":["Financial Accounting \u0026 Accounts Preparation for statutory purposes","Financial Accounting \u0026 Accounts Preparation for sole traders and partnerships","Corporation Tax","Personal Income Tax","Payroll","Value Added Tax","Bookkeeping"]},{"nm":"Montak Choudhury","ph":false,"tn":"St Albans","uid":"71046","cn":"Montak Accountancy Solutions","ad1":"7 Telford Court","ad2":"Alma Road","ad3":false,"cty":false,"pc":"AL1 3BP","url":false,"dl":"MAAT","filters":{"ad":"811000001","em":"1","wtl":"0","mtl":"0","web":"0"},"mips":["Personal Income Tax","Bookkeeping","Financial Accounting \u0026 Accounts Preparation for sole traders and partnerships","Payroll","Value Added Tax"]},{"nm":"Mahbubur Choudhury","ph":"7816778742","tn":"Romford","uid":"175116","cn":"MRC \u0026 Co Associates","ad1":"18 Judith Avenue","ad2":"Collier Row","ad3":"","cty":"Essex","pc":"RM5 2PL","url":"","dl":"MAAT","filters":{"ad":"811000000","em":"0","wtl":"0","mtl":"0","web":"0"},"mips":["Personal Income Tax","Financial Accounting \u0026 Accounts Preparation for statutory purposes","Bookkeeping","Business Income Tax","Payroll","Corporation Tax","Financial Accounting \u0026 Accounts Preparation for sole traders and partnerships","Value Added Tax"]},{"nm":"Mohammed Chowdhury","ph":"02085977954","tn":"Romford","uid":"293429","cn":"Chadwell Accounting Services Ltd","ad1":"62 Blackbush Avenue","ad2":"Chadwell Heath","ad3":"","cty":"Essex","pc":"RM6 5TT","url":"","dl":"FMAAT","filters":{"ad":"811000000","em":"1","wtl":"0","mtl":"0","web":"0"},"mips":["Payroll","Financial Accounting \u0026 Accounts Preparation for sole traders and partnerships","Financial Accounting \u0026 Accounts Preparation for statutory purposes","Corporation Tax","Management Accounting","Business Income Tax","Personal Income Tax","Capital Gains Tax","Bookkeeping","Budgeting and Forecasting","Value Added Tax"]},{"nm":"Shamayun <text:s/>Chowdhury","ph":"07737923117","tn":"Loughborough","uid":"319976","cn":"Reliance \u0026 Co <text:soft-page-break/>Accountants Limited","ad1":"43 Bottleacre Lane","ad2":"","ad3":"","cty":"Leicestershire","pc":"LE11 1JE","url":"","dl":"MAAT","filters":{"ad":"811000000","em":"1","wtl":"1","mtl":"1","web":"1"},"mips":["Financial Accounting \u0026 Accounts Preparation for sole traders and partnerships","Bookkeeping","Limited Assurance Engagement","Business Income Tax","Personal Income Tax","Budgeting and Forecasting","Independent Examination","Capital Gains Tax","Management Accounting","Inheritance Tax","Value Added Tax","Corporation Tax","Payroll","Financial Accounting \u0026 Accounts Preparation for statutory purposes"]},{"nm":"MD Asadul Chowdury","ph":"01612224647","tn":"Oldham","uid":"220965","cn":"The Chowdury Accountants Ltd","ad1":"1st Floor","ad2":"118-120 Featherstall Road North","ad3":"","cty":"","pc":"OL9 6BX","url":"","dl":"MAAT","filters":{"ad":"811000000","em":"1","wtl":"1","mtl":"1","web":"1"},"mips":["Business Income Tax","Financial Accounting \u0026 Accounts Preparation for statutory purposes","Management Accounting","Independent Examination","Budgeting and Forecasting","Inheritance Tax","Financial Accounting \u0026 Accounts Preparation for sole traders and partnerships","Company Secretarial Services","Payroll","Value Added Tax","Corporation Tax","Computerised Accountancy Systems","Bookkeeping","Personal Income Tax"]},{"nm":"Andrew Chrisostomou","ph":"07948510615","tn":"London","uid":"280958","cn":"Ac Associates","ad1":"34 <text:s/>Essex Park","ad2":"West Finchley","ad3":"","cty":"","pc":"N3 1NE","url":"","dl":"MAAT","filters":{"ad":"811000001","em":"1","wtl":"0","mtl":"0","web":"0"},"mips":["Management Accounting","Budgeting and Forecasting","Capital Gains Tax","Personal Income Tax","Payroll","Corporation Tax","Bookkeeping","Financial Accounting \u0026 Accounts Preparation for statutory purposes","Value Added Tax","Business Income Tax","Financial Accounting \u0026 Accounts Preparation for sole traders and partnerships","Computerised Accountancy Systems"]},{"nm":"Andreas Christoforou","ph":"","tn":"London","uid":"277137","cn":"EA (UK) LLP","ad1":"869 High Road","ad2":"","ad3":"","cty":"","pc":"N12 8QA","url":"","dl":"FMAAT","filters":{"ad":"811000000","em":"1","wtl":"0","mtl":"0","web":"1"},"mips":{"0":"Inheritance Tax","3":"Bookkeeping","4":"Value Added Tax","5":"Corporation Tax","6":"Capital Gains Tax","7":"Budgeting and Forecasting","8":"Financial Accounting \u0026 Accounts Preparation for statutory purposes","9":"Computerised Accountancy Systems","10":"Management Accounting","11":"Payroll"}},{"nm":"Brenda Christopher","ph":"01213826950","tn":"Birmingham","uid":"313651","cn":"Christopher Accountancy \u0026 Taxation Service","ad1":"Unit 4755","ad2":"PO Box 15113","ad3":"","cty":"West Midlands","pc":"B2 2NJ","url":"","dl":"MAAT","filters":{"ad":"811000000","em":"1","wtl":"1","mtl":"0","web":"1"},"mips":["Capital Gains Tax","Financial Accounting \u0026 Accounts Preparation for statutory purposes","Budgeting and Forecasting","Financial Accounting \u0026 Accounts Preparation for sole traders and partnerships","Corporation Tax","Bookkeeping","Value Added Tax","Personal Income Tax","Company Secretarial Services","Business Income Tax","Inheritance Tax","Payroll","Management Accounting"]},{"nm":"Gail Chubb","ph":"07798894453","tn":"Street","uid":"170776","cn":"GC Bookkeeping and Accounting Services Ltd","ad1":"42 Green Lane Avenue","ad2":"","ad3":"","cty":"Somerset","pc":"BA16 0QU","url":"www.gcaccounting.co.uk","dl":"FMAAT","filters":{"ad":"811000000","em":"1","wtl":"1","mtl":"0","web":"1"},"mips":["Business Income Tax","Financial Accounting \u0026 Accounts Preparation for statutory purposes","Corporation Tax","Bookkeeping","Budgeting and Forecasting","Computerised Accountancy Systems","Financial Accounting \u0026 Accounts Preparation for sole traders and partnerships","Personal Income Tax","Payroll","Management Accounting","Value Added Tax"]},{"nm":"Aneta Chudzinska","ph":"02086165707","tn":"London","uid":"200160","cn":"AC Accounting Support","ad1":"10 Hillside Avenue","ad2":"","ad3":"","cty":"","pc":"N11 <text:soft-page-break/>3DE","url":"www.ac-accountant.co.uk","dl":"MAAT","filters":{"ad":"811000000","em":"1","wtl":"1","mtl":"1","web":"1"},"mips":["Capital Gains Tax","Financial Accounting \u0026 Accounts Preparation for sole traders and partnerships","Payroll","Bookkeeping","Business Income Tax","Value Added Tax","Management Accounting","Corporation Tax","Personal Income Tax","Financial Accounting \u0026 Accounts Preparation for statutory purposes","Company Secretarial Services"]},{"nm":"Nina Chun","ph":"07780805505","tn":"Swindon","uid":"293827","cn":"N C Accounting Services","ad1":"17 Ashfield","ad2":"Ashton Keynes","ad3":"","cty":"Wiltshire","pc":"SN6 6SD","url":"","dl":"FMAAT","filters":{"ad":"811000001","em":"1","wtl":"1","mtl":"0","web":"0"},"mips":["Personal Income Tax","Business Income Tax","Payroll","Budgeting and Forecasting","Financial Accounting \u0026 Accounts Preparation for statutory purposes","Corporation Tax","Computerised Accountancy Systems","Bookkeeping","Management Accounting","Financial Accounting \u0026 Accounts Preparation for sole traders and partnerships","Value Added Tax"]},{"nm":"Stephanie Churchill","ph":"01902674492","tn":"Dudley","uid":"1805321","cn":"Churchill Taxation Limited","ad1":"835 Birmingham New Road","ad2":"","ad3":"","cty":"West Midlands","pc":"DY4 8AS","url":"","dl":"MAAT","filters":{"ad":"811000000","em":"1","wtl":"1","mtl":"1","web":"1"},"mips":["Independent Examination","Company Secretarial Services","Inheritance Tax","Bookkeeping","Business Income Tax","Capital Gains Tax","Financial Accounting \u0026 Accounts Preparation for sole traders and partnerships","Corporation</text:p>
      <text:p text:style-name="P1"><text:s/>Tax","Payroll","Personal Income Tax","Financial Accounting \u0026 Accounts Preparation for statutory purposes","Value Added Tax"]},{"nm":"Edyta Ciubatiuk","ph":"","tn":"Hampshire","uid":"257939","cn":"CGA Accountancy Winchester Limited","ad1":"Lvccam House, Hockley Mill, Church Lane","ad2":"Twyford","ad3":"","cty":"","pc":"SO21 1NT","url":"","dl":"MAAT","filters":{"ad":"811000000","em":"1","wtl":"1","mtl":"0","web":"1"},"mips":{"0":"Company Secretarial Services","1":"Business Income Tax","2":"Corporation Tax","3":"Personal Income Tax","4":"Financial Accounting \u0026 Accounts Preparation for sole traders and partnerships","6":"Value Added Tax","7":"Payroll","8":"Bookkeeping","9":"Financial Accounting \u0026 Accounts Preparation for statutory purposes"}},{"nm":"Malcolm Clamp","ph":"07988643","tn":"Bicester","uid":"316569","cn":"MC Accountancy Ltd","ad1":"4 Catterick Road","ad2":"","ad3":"","cty":"Oxfordshire","pc":"OX26 1AW","url":"http:\/\/www.mcaccountancyltd.co.uk\/","dl":"FMAAT","filters":{"ad":"811000000","em":"1","wtl":"1","mtl":"0","web":"0"},"mips":["Payroll","Personal Income Tax","Company Secretarial Services","Bookkeeping","Computerised Accountancy Systems","Corporation Tax","Inheritance Tax","Budgeting and Forecasting","Management Accounting","Business Income Tax","Financial Accounting \u0026 Accounts Preparation for sole traders and partnerships","Financial Accounting \u0026 Accounts Preparation for statutory purposes","Capital Gains Tax","Internal Audit","Value Added Tax"]},{"nm":"Victoria Clark","ph":false,"tn":"Oxfordshire","uid":"64857","cn":"(No Name)","ad1":"8 Knowle Lane","ad2":"Weston On The Green, Bicester","ad3":false,"cty":false,"pc":"OX25 3QJ","url":false,"dl":"MAAT AATQB","filters":{"ad":"811000001","em":"1","wtl":"0","mtl":"1","web":"0"},"mips":["Computerised Accountancy Systems","Bookkeeping","Financial Accounting \u0026 Accounts Preparation for sole traders and partnerships","Value Added Tax"]},{"nm":"Ian Clark","ph":"01202536370","tn":"Bournemouth","uid":"304219","cn":"Icc Accountancy Ltd","ad1":"19 Cucklington Gardens","ad2":"","ad3":"","cty":"Dorset","pc":"BH9 3QR","url":"","dl":"FMAAT","filters":{"ad":"811000000","em":"0","wtl":"0","mtl":"0","web":"0"},"mips":["Value Added Tax","Corporation Tax","Financial Accounting \u0026 Accounts Preparation for statutory purposes","Personal Income Tax","Financial Accounting \u0026 Accounts Preparation for sole <text:soft-page-break/>traders and partnerships","Business Income Tax","Capital Gains Tax","Payroll","Management Accounting","Bookkeeping"]},{"nm":"Linda Clark","ph":"07836799155","tn":"Manchester","uid":"310809","cn":"Linda Clark Bookkeeping Services","ad1":"73 Bronington Close","ad2":"","ad3":"","cty":"Greater Manchester","pc":"M22 4ZR","url":"","dl":"FMAAT AATQB","filters":{"ad":"811000000","em":"1","wtl":"1","mtl":"0","web":"0"},"mips":["Value Added Tax","Bookkeeping","Financial Accounting \u0026 Accounts Preparation for statutory purposes","Personal Income Tax","Payroll","Management Accounting","Corporation Tax","Business Income Tax","Financial Accounting \u0026 Accounts Preparation for sole traders and partnerships"]},{"nm":"Anthony Clarke","ph":"01708251088","tn":"Upminster","uid":"114409","cn":"Clarke-Hills Accountancy","ad1":"146 Sunnyside Gardens","ad2":false,"ad3":false,"cty":"Essex","pc":"RM14 3DR","url":false,"dl":"MAAT","filters":{"ad":"811000000","em":"1","wtl":"0","mtl":"0","web":"0"},"mips":["Corporation Tax","Business Income Tax","Personal Income Tax","Financial Accounting \u0026 Accounts Preparation for sole traders and partnerships","Value Added Tax","Capital Gains Tax","Financial Accounting \u0026 Accounts Preparation for statutory purposes","Bookkeeping"]},{"nm":"Julia Clarke","ph":"01624616133","tn":"Isle Of Man","uid":"130302","cn":"In Safe Hands Business Services Ltd","ad1":"75 Bucks Road","ad2":"Douglas","ad3":"","cty":"","pc":"IM1 3EF","url":"","dl":"MAAT","filters":{"ad":"811000001","em":"1","wtl":"1","mtl":"0","web":"0"},"mips":["Payroll","Financial Accounting \u0026 Accounts Preparation for sole traders and partnerships","Company Secretarial Services","Personal Income Tax","Capital Gains Tax","Business Income Tax","Inheritance Tax","Budgeting and Forecasting","Corporation Tax","Management Accounting","Bookkeeping","Value Added Tax","Computerised Accountancy Systems","Financial Accounting \u0026 Accounts Preparation for statutory purposes"]},{"nm":"Sean <text:s/>Clarke","ph":"01626798001","tn":"Brixham","uid":"145173","cn":"Sean Clarke Accountancy Services ","ad1":"15 Fore Street","ad2":"15 Fore Street","ad3":"","cty":"Devon","pc":"TQ5 8AA","url":"www.seanclarkeaccounts.co.uk","dl":"MAAT","filters":{"ad":"811000000","em":"1","wtl":"1","mtl":"1","web":"1"},"mips":["Business Income Tax","Personal Income Tax","Capital Gains Tax","Corporation Tax","Value Added Tax","Financial Accounting \u0026 Accounts Preparation for sole traders and partnerships","Independent Examination","Computerised Accountancy Systems","Payroll","Company Secretarial Services","Bookkeeping","Financial Accounting \u0026 Accounts Preparation for statutory purposes","Budgeting and Forecasting","Management Accounting"]},{"nm":"Justin Clarke","ph":"","tn":"LEATHERHEAD","uid":"271978","cn":"Justin Clarke Accounting Services Limited","ad1":"31 Church Walk","ad2":"","ad3":"","cty":"Surrey","pc":"KT22 8HH","url":"","dl":"MAAT","filters":{"ad":"811000001","em":"1","wtl":"1","mtl":"1","web":"1"},"mips":["Financial Accounting \u0026 Accounts Preparation for sole traders and partnerships","Financial Accounting \u0026 Accounts Preparation for statutory purposes","Bookkeeping","Management Accounting","Value Added Tax","Computerised Accountancy Systems","Budgeting and Forecasting","Payroll"]},{"nm":"Rosemarie Clarke","ph":"01157842487","tn":"Nottingham","uid":"274046","cn":"Smart 7 Accounting","ad1":"Smart 7 Business Hub","ad2":"19 Park Lane Business Centre","ad3":"Park Lane","cty":"Nottinghamshire","pc":"NG6 0DW","url":"","dl":"MAAT","filters":{"ad":"811000000","em":"1","wtl":"1","mtl":"1","web":"1"},"mips":["Budgeting and Forecasting","Bookkeeping","Payroll","Value Added Tax","Financial Accounting \u0026 Accounts Preparation for statutory purposes","Personal Income Tax","Business Income Tax","Corporation Tax","Financial Accounting \u0026 Accounts Preparation for sole traders and partnerships"]},{"nm":"Teresa Clarke","ph":"01493369227","tn":"Norwich","uid":"277128","cn":"Clarke Accountancy and Bookkeeping","ad1":"Swan Cottage","ad2":"Swim Road","ad3":"Runham","cty":"Norfolk","pc":"NR29 <text:soft-page-break/>3EH","url":"http:\/\/www.clarkeaccountancy.co.uk","dl":"FMAAT","filters":{"ad":"811000000","em":"1","wtl":"1","mtl":"1","web":"1"},"mips":["Independent Examination","Personal Income Tax","Financial Accounting \u0026 Accounts Preparation for sole traders and partnerships","Financial Accounting \u0026 Accounts Preparation for statutory purposes","Payroll","Value Added Tax","Bookkeeping","Corporation Tax","Business Income Tax","Capital Gains Tax"]},{"nm":"Alison Clarke","ph":"01452536355","tn":"Gloucester","uid":"279289","cn":"Clarke \u0026 Co.","ad1":"103 Stroud Road","ad2":"","ad3":"","cty":"Gloucestershire","pc":"GL1 5AH","url":"http:\/\/www.clarkeaccountants.co.uk","dl":"MAAT","filters":{"ad":"811000001","em":"1","wtl":"1","mtl":"0","web":"0"},"mips":["Business Income Tax","Budgeting and Forecasting","Management Accounting","Inheritance Tax","Corporation Tax","Capital Gains Tax","Personal Income Tax","Payroll","Company Secretarial Services","Bookkeeping","Financial Accounting \u0026 Accounts Preparation for sole traders and partnerships","Computerised Accountancy Systems","Value Added Tax","Financial Accounting \u0026 Accounts Preparation for statutory purposes"]},{"nm":"Anne Clarke","ph":"07500520887","tn":"Billericay","uid":"291001","cn":"Anne Clarke","ad1":"5 Haven Rise","ad2":"","ad3":"","cty":"Essex","pc":"CM11 2RS","url":"","dl":"MAAT","filters":{"ad":"0","em":"0","wtl":"0","mtl":"0","web":"0"},"mips":["Value Added Tax","Personal Income Tax","Bookkeeping","Payroll"]},{"nm":"Jenny Clarke","ph":"02083677319","tn":"Enfield","uid":"297385","cn":"Childminder Accountancy Services Ltd","ad1":"11 Birkbeck Road","ad2":"","ad3":"","cty":"Middlesex","pc":"EN2 0DX","url":"www.caservices.org.uk","dl":"MAAT","filters":{"ad":"811000000","em":"1","wtl":"1","mtl":"0","web":"0"},"mips":["Management Accounting","Bookkeeping","Financial Accounting \u0026 Accounts Preparation for statutory purposes","Business Income Tax","Financial Accounting \u0026 Accounts Preparation for sole traders and partnerships","Budgeting and Forecasting","Value Added Tax","Personal Income Tax","Payroll"]},{"nm":"Andrea Clarke","ph":"01462895111","tn":"Baldock","uid":"308674","cn":"Ashley Clarke \u0026 Associates","ad1":"11 High Street","ad2":"","ad3":"","cty":"Hertfordshire","pc":"SG7 6AZ","url":"","dl":"FMAAT","filters":{"ad":"811000000","em":"1","wtl":"1","mtl":"0","web":"1"},"mips":["Bookkeeping","Payroll","Management Accounting","Budgeting and Forecasting","Financial Accounting \u0026 Accounts Preparation for sole traders and partnerships","Computerised Accountancy Systems","Value Added Tax","Financial Accounting \u0026 Accounts Preparation for statutory purposes"]},{"nm":"Michael Clarke","ph":"01775711333","tn":"Boston","uid":"309628","cn":"Michael Clarke","ad1":"12 Fenside Road","ad2":"","ad3":"","cty":"Lincolnshire","pc":"PE21 8HY","url":"","dl":"MAAT","filters":{"ad":"811000000","em":"1","wtl":"0","mtl":"0","web":"1"},"mips":{"0":"Company Secretarial Services","1":"Payroll","2":"Financial Accounting \u0026 Accounts Preparation for sole traders and partnerships","9":"Financial Accounting \u0026 Accounts Preparation for statutory purposes"}},{"nm":"Edward Clarke","ph":false,"tn":"Norfolk","uid":"1379896","cn":"Clarke Accountancy","ad1":"Swan Cottage","ad2":"Runham Swim","ad3":false,"cty":false,"pc":"NR29 3EH","url":false,"dl":"MAAT","filters":{"ad":"811000000","em":"1","wtl":"1","mtl":"0","web":"1"},"mips":["Business</text:p>
      <text:p text:style-name="P1"><text:s/>Income Tax","Capital Gains Tax","Value Added Tax","Personal Income Tax","Financial Accounting \u0026 Accounts Preparation for sole traders and partnerships","Company Secretarial Services","Independent Examination","Corporation Tax","Bookkeeping","Financial Accounting \u0026 Accounts Preparation for statutory purposes","Payroll"]},{"nm":"Gillian Clarke","ph":"","tn":"Fleet","uid":"1978916","cn":"Accounting Clarkes Ltd","ad1":"Sentinel House","ad2":"Harvest Crescent","ad3":"","cty":"Hampshire","pc":"GU51 2UZ","url":"http:\/\/www.gdcbookeeping.co.uk","dl":"MAAT","filters":<text:soft-page-break/>{"ad":"811000000","em":"1","wtl":"1","mtl":"1","web":"1"},"mips":["Business Income Tax","Payroll","Personal Income Tax","Value Added Tax","Financial Accounting \u0026 Accounts Preparation for sole traders and partnerships","Capital Gains Tax","Corporation Tax","Company Secretarial Services","Financial Accounting \u0026 Accounts Preparation for statutory purposes","Computerised Accountancy Systems","Budgeting and Forecasting","Management Accounting","Bookkeeping","Internal Audit"]},{"nm":"Lisa Clarke-Archer","ph":"07702009737","tn":"Margate","uid":"77844","cn":"Laca Bookkeeping","ad1":"11 Seymour Avenue","ad2":"","ad3":"","cty":"Kent","pc":"CT9 5HT","url":"","dl":"MAAT","filters":{"ad":"811000000","em":"1","wtl":"0","mtl":"0","web":"0"},"mips":{"0":"Financial Accounting \u0026 Accounts Preparation for statutory purposes","7":"Financial Accounting \u0026 Accounts Preparation for sole traders and partnerships"}},{"nm":"Christine Clarkin","ph":"01608683264","tn":"Chipping Norton","uid":"307500","cn":"Christine Clarkin Accounting Svs","ad1":"Stonecroft","ad2":"Ledwell Road","ad3":"Sandford St Martin","cty":"Oxfordshire","pc":"OX7 7AH","url":"","dl":"FMAAT","filters":{"ad":"811000000","em":"1","wtl":"0","mtl":"0","web":"0"},"mips":["Payroll","Value Added Tax","Business Income Tax","Management Accounting","Financial Accounting \u0026 Accounts Preparation for sole traders and partnerships","Budgeting and Forecasting","Computerised Accountancy Systems","Bookkeeping","Financial Accounting \u0026 Accounts Preparation for statutory purposes","Personal Income Tax"]},{"nm":"Adam Claydon","ph":"07462132085","tn":"Barnsley","uid":"280719","cn":"Claydon Accountancy Limited","ad1":"15 Grahams Orchard","ad2":"","ad3":"","cty":"South Yorkshire","pc":"S70 2ST","url":"","dl":"FMAAT","filters":{"ad":"811000000","em":"1","wtl":"1","mtl":"1","web":"0"},"mips":["Bookkeeping","Computerised Accountancy Systems","Personal Income Tax","Payroll","Corporation Tax","Value Added Tax","Financial Accounting \u0026 Accounts Preparation for sole traders and partnerships","Company Secretarial Services","Budgeting and Forecasting","Financial Accounting \u0026 Accounts Preparation for statutory purposes","Management Accounting"]},{"nm":"Bethan Clayton","ph":"01244679245","tn":"Chester","uid":"119787","cn":"CH4 Accounting Services","ad1":"6 Boxmoor Close","ad2":"","ad3":"","cty":"Cheshire","pc":"CH4 7PL","url":"","dl":"MAAT","filters":{"ad":"811000000","em":"1","wtl":"1","mtl":"1","web":"0"},"mips":["Business Income Tax","Bookkeeping","Financial Accounting \u0026 Accounts Preparation for sole traders and partnerships","Corporation Tax","Payroll","Management Accounting","Financial Accounting \u0026 Accounts Preparation for statutory purposes","Personal Income Tax","Value Added Tax"]},{"nm":"Kim Cleminson","ph":"07970532814","tn":"Oswestry","uid":"370306","cn":"Kim Cleminson Accountancy Services","ad1":"8 Y Ddol","ad2":"Penybontfawr","ad3":"","cty":"Shropshire","pc":"SY10 0NP","url":"","dl":"MAAT","filters":{"ad":"811000000","em":"1","wtl":"0","mtl":"1","web":"0"},"mips":["Budgeting and Forecasting","Business Income Tax","Personal Income Tax","Value Added Tax","Capital Gains Tax","Company Secretarial Services","Independent Examination","Corporation Tax","Bookkeeping","Financial Accounting \u0026 Accounts Preparation for sole traders and partnerships","Management Accounting","Financial Accounting \u0026 Accounts Preparation for statutory purposes","Payroll"]},{"nm":"Andrew Clewlow","ph":"07891936968","tn":"Redditch","uid":"110964","cn":"AC Counts \u0026 Services Ltd","ad1":"Office 41","ad2":"Ashtenne Business Centre","ad3":"Oxleasow Road","cty":"Worcestershire","pc":"B98 0RE","url":"","dl":"MAAT","filters":{"ad":"811000000","em":"1","wtl":"1","mtl":"1","web":"1"},"mips":["Company Secretarial Services","Corporation Tax","Management Accounting","Financial Accounting \u0026 Accounts Preparation for statutory purposes","Payroll","Budgeting and Forecasting","Personal Income Tax","Financial Accounting \u0026 Accounts Preparation for sole traders and partnerships","Capital <text:soft-page-break/>Gains Tax","Business Income Tax","Bookkeeping","Value Added Tax"]},{"nm":"Pauline Clifford","ph":"01462441992","tn":"Biggleswade","uid":"58614","cn":"Clifford Accountancy Ltd","ad1":"16 Ripon Court","ad2":false,"ad3":false,"cty":"Bedfordshire","pc":"SG18 8JE","url":false,"dl":"MAAT AATQB","filters":{"ad":"811000000","em":"1","wtl":"1","mtl":"0","web":"0"},"mips":["Financial Accounting \u0026 Accounts Preparation for sole traders and partnerships","Bookkeeping","Value Added Tax"]},{"nm":"Jean-claude Clifford Jr","ph":false,"tn":"London","uid":"139636","cn":"JEC Accounting \u0026 Bokkeeping Services","ad1":"25 Kirkwood Road","ad2":false,"ad3":false,"cty":false,"pc":"SE15 3XT","url":false,"dl":"MAAT","filters":{"ad":"811000000","em":"1","wtl":"1","mtl":"1","web":"1"},"mips":["Financial Accounting \u0026 Accounts Preparation for statutory purposes","Bookkeeping","Financial Accounting \u0026 Accounts Preparation for sole traders and partnerships","Computerised Accountancy Systems","Budgeting and Forecasting","Management Accounting","Value Added Tax","Personal Income Tax","Business Income Tax"]},{"nm":"Michael <text:s/>Clifton","ph":"","tn":"","uid":"138564","cn":"Clifton Company Services Ltd","ad1":"2 Princes Court, BBS, Princes Road","ad2":"Ferndown","ad3":"","cty":"","pc":"BH22 9JG","url":"","dl":"AATQB","filters":{"ad":"811000001","em":"1","wtl":"1","mtl":"1","web":"1"},"mips":["Computerised Accountancy Systems","Bookkeeping","Financial Accounting \u0026 Accounts Preparation for sole traders and partnerships","Value Added Tax"]},{"nm":"Richard Clynes","ph":"","tn":"PETERLEE","uid":"212451","cn":"Versatax Accountancy","ad1":"22 Snowdon Place","ad2":"","ad3":"","cty":"County Durham","pc":"SR8 2LG","url":"","dl":"MAAT","filters":{"ad":"811000000","em":"1","wtl":"0","mtl":"1","web":"1"},"mips":["Budgeting and Forecasting","Payroll","Value Added Tax","Corporation Tax","Business Income Tax","Personal Income Tax","Company Secretarial Services","Management Accounting","Financial Accounting \u0026 Accounts Preparation for sole traders and partnerships","Financial Accounting \u0026 Accounts Preparation for statutory purposes","Bookkeeping","Computerised Accountancy Systems"]},{"nm":"Dean Coak","ph":"01803313474","tn":"Torquay","uid":"299706","cn":"D C Accounting Ltd","ad1":"62 Halsteads Road","ad2":"Barton","ad3":"","cty":"Devon","pc":"TQ2 8HB","url":"","dl":"FMAAT","filters":{"ad":"811000000","em":"1","wtl":"1","mtl":"1","web":"1"},"mips":["Capital Gains Tax","Company Secretarial Services","Inheritance Tax","Bookkeeping","Corporation Tax","Management Accounting","Independent Examination","Financial Accounting \u0026 Accounts Preparation for sole traders and partnerships","Payroll","Personal Income Tax","Financial Accounting \u0026 Accounts Preparation for statutory purposes","Budgeting and Forecasting","Value Added Tax","Computerised Accountancy Systems","Business Income Tax"]},{"nm":"Michael Cobb","ph":"01522823746","tn":"Lincoln","uid":"272493","cn":"Cobb \u0026 Co Accountants Ltd","ad1":"30 Sleaford Road","ad2":"Bracebridge Heath","ad3":"","cty":"Lincolnshire","pc":"LN4 2ND","url":"","dl":"FMAAT","filters":{"ad":"811000000","em":"1","wtl":"1","mtl":"0","web":"1"},"mips":["Computerised Accountancy Systems","Bookkeeping","Business Income Tax","Payroll","Financial Accounting \u0026 Accounts Preparation for sole traders and partnerships","Corporation Tax","Company Secretarial Services","Capital Gains Tax","Value Added Tax","Personal Income Tax","Financial Accounting \u0026 Accounts Preparation for statutory purposes"]},{"nm":"Julian Cobb","ph":"","tn":"","uid":"294709","cn":"Cobb Business Services","ad1":"12 Flamingo Drive","ad2":"Herne Bay","ad3":"","cty":"","pc":"CT6 5PY","url":"","dl":"FMAAT","filters":{"ad":"811000001","em":"1","wtl":"1","mtl":"1","web":"1"},"mips":["Computerised Accountancy Systems","Value Added Tax","Budgeting and Forecasting","Financial Accounting \u0026 Accounts Preparation for sole traders and partnerships","Payroll","Financial Accounting \u0026 Accounts Preparation for statutory purposes","Management Accounting","Capital Gains Tax","Personal Income Tax","Corporation Tax","Bookkeeping"]},{"nm":"Susan Cobley","ph":false,"tn":"Sutton-<text:soft-page-break/>in-Ashfield","uid":"272360","cn":"C \u0026 C Accounting","ad1":"8 Primrose Way","ad2":false,"ad3":false,"cty":false,"pc":"NG17 1HX","url":false,"dl":"MAAT","filters":{"ad":"811000001","em":"1","wtl":"0","mtl":"1","web":"1"},"mips":["Bookkeeping","Financial Accounting \u0026 Accounts Preparation for sole traders and partnerships","Financial Accounting \u0026 Accounts Preparation for statutory purposes","Budgeting and Forecasting","Value Added Tax","Computerised Accountancy Systems","Management Accounting","Payroll"]},{"nm":"Lucy Cohen","ph":"08453105654","tn":"Bridgend","uid":"70821","cn":"Mazuma GB Ltd","ad1":"Kingsway","ad2":"Bridgend Industrial Estate","ad3":"","cty":"West Glamorgan","pc":"CF31 3RY","url":"","dl":"FMAAT","filters":{"ad":"811000000","em":"1","wtl":"1","mtl":"0","web":"1"},"mips":["Management Accounting","Business Income Tax","Value Added Tax","Payroll","Financial Accounting \u0026 Accounts Preparation for statutory purposes","Personal Income Tax","Bookkeeping","Budgeting and Forecasting","Corporation</text:p>
      <text:p text:style-name="P1"><text:s/>Tax","Financial Accounting \u0026 Accounts Preparation for sole traders and partnerships"]},{"nm":"Jody Colbert","ph":"07881798383","tn":"Corby","uid":"290452","cn":"Kempton Accountancy Services Ltd","ad1":"29 Kempton Close","ad2":"","ad3":"","cty":"Northamptonshire","pc":"NN18 8QY","url":"","dl":"FMAAT","filters":{"ad":"811000000","em":"1","wtl":"1","mtl":"1","web":"1"},"mips":["Corporation Tax","Personal Income Tax","Company Secretarial Services","Financial Accounting \u0026 Accounts Preparation for sole traders and partnerships","Value Added Tax","Bookkeeping","Financial Accounting \u0026 Accounts Preparation for statutory purposes","Payroll"]},{"nm":"Nicola Colborn","ph":"07846072608","tn":"Bristol","uid":"171829","cn":"NJS Book-keeping+ Accounts","ad1":"156 Manor Lane","ad2":"Charfield","ad3":"","cty":"Gloucestershire","pc":"GL12 8TW","url":"","dl":"MAAT","filters":{"ad":"811000001","em":"1","wtl":"0","mtl":"1","web":"0"},"mips":["Payroll","Bookkeeping","Value Added Tax"]},{"nm":"Laura Cole","ph":"07775854551","tn":"Swindon","uid":"122493","cn":"By-The-Book Accounting Ltd","ad1":"27-28 Commercial Road","ad2":"","ad3":"","cty":"Wiltshire","pc":"SN1 5NS","url":"","dl":"MAAT","filters":{"ad":"811000000","em":"1","wtl":"1","mtl":"0","web":"0"},"mips":["Computerised Accountancy Systems","Value Added Tax","Payroll","Financial Accounting \u0026 Accounts Preparation for statutory purposes","Bookkeeping","Financial Accounting \u0026 Accounts Preparation for sole traders and partnerships","Personal Income Tax"]},{"nm":"Annalie <text:s/>Cole","ph":"07920420448","tn":"","uid":"203404","cn":"Premier Bookkeeping","ad1":"89 Park Road, Cowes, Isle of Wight","ad2":"","ad3":"","cty":"","pc":"PO31 7NE","url":"","dl":"AATQB","filters":{"ad":"811000001","em":"1","wtl":"1","mtl":"1","web":"1"},"mips":["Value Added Tax","Computerised Accountancy Systems","Financial Accounting \u0026 Accounts Preparation for sole traders and partnerships","Bookkeeping"]},{"nm":"Emma Cole","ph":false,"tn":"Llangefni, Anglesey","uid":"298724","cn":"Rhifau Rhos","ad1":"Pen Y Garreg","ad2":"Cenfniwrch","ad3":false,"cty":false,"pc":"LL77 7UU","url":false,"dl":"FMAAT","filters":{"ad":"811000000","em":"0","wtl":"0","mtl":"0","web":"0"},"mips":["Financial Accounting \u0026 Accounts Preparation for sole traders and partnerships","Budgeting and Forecasting","Financial Accounting \u0026 Accounts Preparation for statutory purposes","Management Accounting","Value Added Tax","Personal Income Tax","Capital Gains Tax","Computerised Accountancy Systems","Business Income Tax","Corporation Tax","Payroll","Bookkeeping","Company Secretarial Services"]},{"nm":"Peter Cole","ph":"01525713665","tn":"Bedford","uid":"306217","cn":"Cole \u0026 Co","ad1":"34 Truro Gardens","ad2":"Flitwick","ad3":false,"cty":"Bedfordshire","pc":"MK45 <text:soft-page-break/>1UH","url":false,"dl":"FMAAT","filters":{"ad":"811000000","em":"1","wtl":"0","mtl":"0","web":"1"},"mips":["Financial Accounting \u0026 Accounts Preparation for sole traders and partnerships","Financial Accounting \u0026 Accounts Preparation for statutory purposes","Bookkeeping","Management Accounting","Company Secretarial Services","Value Added Tax","Inheritance Tax","Payroll","Corporation Tax","Personal Income Tax","Capital Gains Tax","Business Income Tax"]},{"nm":"Jo-Ann Colebourne","ph":"01603327274","tn":"Norwich","uid":"118955","cn":"Dragonfly Bookkeeping","ad1":"Dragonfly Bookkeeping Ltd","ad2":"61 Norwich Road","ad3":"Wroxham","cty":"Norfolk","pc":"NR12 8RX","url":"","dl":"FMAAT","filters":{"ad":"811000000","em":"1","wtl":"1","mtl":"0","web":"0"},"mips":["Management Accounting","Value Added Tax","Payroll","Computerised Accountancy Systems","Company Secretarial Services","Bookkeeping","Personal Income Tax"]},{"nm":"Steve Coleby","ph":"01273554362","tn":"Brighton","uid":"295049","cn":"A C Tax Services","ad1":"144 Mackie Avenue","ad2":false,"ad3":false,"cty":"East Sussex","pc":"BN1 8SB","url":false,"dl":"FMAAT","filters":{"ad":"811000000","em":"1","wtl":"1","mtl":"0","web":"0"},"mips":["Capital Gains Tax","Financial Accounting \u0026 Accounts Preparation for statutory purposes","Budgeting and Forecasting","Management Accounting","Value Added Tax","Payroll","Business Income Tax","Corporation Tax","Computerised Accountancy Systems","Financial Accounting \u0026 Accounts Preparation for sole traders and partnerships","Inheritance Tax","Personal Income Tax","Bookkeeping","Company Secretarial Services"]},{"nm":"Lauraine Coleman","ph":"01242578903","tn":"Cheltenham","uid":"85169","cn":"Petite Accounting","ad1":"1 Kerstin Close","ad2":"","ad3":"","cty":"Gloucestershire","pc":"GL50 4SA","url":"","dl":"MAAT","filters":{"ad":"811000000","em":"0","wtl":"1","mtl":"0","web":"1"},"mips":["Corporation Tax","Bookkeeping","Value Added Tax","Financial Accounting \u0026 Accounts Preparation for statutory purposes","Financial Accounting \u0026 Accounts Preparation for sole traders and partnerships","Payroll","Personal Income Tax","Business Income Tax"]},{"nm":"Barry Coleman","ph":"078897004056","tn":"Paignton","uid":"304211","cn":"TABS","ad1":"19 Green Park Road","ad2":"","ad3":"","cty":"Devon","pc":"TQ3 1AJ","url":"","dl":"FMAAT","filters":{"ad":"811000000","em":"1","wtl":"1","mtl":"0","web":"1"},"mips":["Payroll","Business Income Tax","Value Added Tax","Corporation Tax","Computerised Accountancy Systems","Capital Gains Tax","Personal Income Tax","Bookkeeping","Financial Accounting \u0026 Accounts Preparation for statutory purposes","Financial Accounting \u0026 Accounts Preparation for sole traders and partnerships","Company Secretarial Services","Budgeting and Forecasting","Management Accounting"]},{"nm":"David Coleman","ph":"01623553378","tn":"Sutton In Ashfield","uid":"307818","cn":"David Coleman \u0026 Co Ltd","ad1":"51 Portland Square","ad2":"","ad3":"","cty":"Nottinghamshire","pc":"NG17 1AZ","url":"http:\/\/www.davidcolemanandco.co.uk","dl":"FMAAT","filters":{"ad":"811000000","em":"1","wtl":"1","mtl":"1","web":"1"},"mips":["Payroll","Bookkeeping","Budgeting and Forecasting","Management Accounting","Business Income Tax","Inheritance Tax","Value Added Tax","Financial Accounting \u0026 Accounts Preparation for sole traders and partnerships","Capital Gains Tax","Company Secretarial Services","Personal Income Tax","Corporation Tax","Computerised Accountancy Systems","Financial Accounting \u0026 Accounts Preparation for statutory purposes"]},{"nm":"Andrew Coles","ph":"07545143767","tn":"Tiverton","uid":"75335","cn":"A Coles Ltd","ad1":"28 Sunningbrook Road","ad2":"","ad3":"","cty":"Devon","pc":"EX16 6EB","url":"","dl":"MAAT","filters":{"ad":"811000000","em":"1","wtl":"0","mtl":"0","web":"1"},"mips":["Financial Accounting \u0026 Accounts Preparation for statutory purposes","Financial Accounting \u0026 Accounts Preparation for sole traders and partnerships","Business Income Tax","Corporation Tax","Value Added Tax","Personal Income Tax","Bookkeeping"]},{"nm":"Frances <text:soft-page-break/>Coles","ph":"02380602858","tn":"Eastleigh","uid":"308440","cn":"Cuthbert Coles Accountancy Services","ad1":"Cuthbert Coles Accountancy Services","ad2":"Unit 12A","ad3":"Vicarage Farm Business Park","cty":"Hampshire","pc":"SO50 7HD","url":"","dl":"FMAAT","filters":{"ad":"811000000","em":"1","wtl":"1","mtl":"0","web":"1"},"mips":["Management Accounting","Financial Accounting \u0026 Accounts Preparation for statutory purposes","Value Added Tax","Budgeting and Forecasting","Financial Accounting \u0026 Accounts Preparation for sole traders and partnerships","Capital Gains Tax","Bookkeeping","Payroll","Personal Income Tax","Business Income Tax","Computerised Accountancy Systems","Corporation Tax"]},{"nm":"Sandra Collings","ph":"01159930245","tn":"Nottingham","uid":"309669","cn":"Ash Accounting Ltd","ad1":"44a Gedling Road","ad2":"Carlton","ad3":"","cty":"Nottinghamshire","pc":"NG4 3FH","url":"","dl":"FMAAT","filters":{"ad":"811000000","em":"1","wtl":"1","mtl":"1","web":"1"},"mips":["Financial Accounting \u0026 Accounts Preparation for sole traders and partnerships","Budgeting and Forecasting","Company Secretarial Services","Management Accounting","Financial Accounting \u0026 Accounts Preparation for statutory purposes"]},{"nm":"Deborah Collins","ph":"1207549126","tn":"Rowlands Gill","uid":"282471","cn":"Collins Accountancy Ltd","ad1":"18 Towneley Fields","ad2":"","ad3":"","cty":"Tyne and Wear","pc":"NE39 1RB","url":"","dl":"FMAAT","filters":{"ad":"811000000","em":"1","wtl":"1","mtl":"0","web":"1"},"mips":["Budgeting and Forecasting","Value Added Tax","Financial Accounting \u0026 Accounts Preparation for statutory purposes","Company Secretarial Services","Management Accounting","Corporation Tax","Business Income Tax","Payroll","Computerised Accountancy Systems","Bookkeeping","Personal Income Tax","Financial Accounting \u0026 Accounts Preparation for sole traders and partnerships"]},{"nm":"Jane Collins","ph":"7790353389","tn":"Paignton","uid":"315349","cn":"Accounts Etcetera Ltd","ad1":"99 Dartmouth Road","ad2":false,"ad3":false,"cty":"Devon","pc":"TQ4 6NF","url":false,"dl":"MAAT","filters":{"ad":"811000000","em":"1","wtl":"0","mtl":"0","web":"0"},"mips":["Payroll","Value Added Tax","Business Income Tax","Computerised Accountancy Systems","Financial Accounting \u0026 Accounts Preparation for statutory purposes","Financial Accounting \u0026 Accounts Preparation for sole traders and partnerships","Personal Income Tax","Bookkeeping"]},{"nm":"Kathryn Collis","ph":false,"tn":"Hertfordshire","uid":"88221","cn":"Fairmead Accountancy Services","ad1":"16 Fairmead Avenue","ad2":"Harpenden","ad3":false,"cty":false,"pc":"AL5 5UE","url":false,"dl":"MAAT","filters":{"ad":"811000001","em":"1","wtl":"0","mtl":"1","web":"0"},"mips":["Financial Accounting \u0026 Accounts Preparation for sole traders and partnerships","Financial Accounting \u0026 Accounts Preparation for statutory purposes","Management Accounting","Bookkeeping","Payroll","Personal</text:p>
      <text:p text:style-name="P1"><text:s/>Income Tax","Business Income Tax","Value Added Tax","Corporation Tax"]},{"nm":"Giuseppe Colombi","ph":"02088575781","tn":"Bromley","uid":"272974","cn":"Best Choice Accountancy Ltd","ad1":"Best Choice Accountancy Ltd","ad2":"1st Floor 2 Cobden Court","ad3":"Wimpole Close","cty":"Kent","pc":"BR2 9JF","url":"","dl":"FMAAT","filters":{"ad":"811000000","em":"1","wtl":"0","mtl":"0","web":"1"},"mips":["Corporation Tax","Payroll","Company Secretarial Services","Budgeting and Forecasting","Business Income Tax","Capital Gains Tax","Financial Accounting \u0026 Accounts Preparation for sole traders and partnerships","Financial Accounting \u0026 Accounts Preparation for statutory purposes","Computerised Accountancy Systems","Independent Examination","Management Accounting","Bookkeeping","Value Added Tax","Personal Income Tax"]},{"nm":"Anthony Connolly","ph":"01707290450","tn":"HATFIELD","uid":"191242","cn":"Henry James Outsourcing Limited","ad1":"Unit 15","ad2":"Hearle Way","ad3":"","cty":"Hertfordshire","pc":"AL10 9EW","url":"","dl":"FMAAT","filters":{"ad":"811000000","em":"1","wtl":"1","mtl":"1","web":"1"},"mips":["Company Secretarial Services","Personal Income Tax","Payroll","Corporation Tax","Bookkeeping","Budgeting and <text:soft-page-break/>Forecasting","Financial Accounting \u0026 Accounts Preparation for sole traders and partnerships","Value Added Tax","Financial Accounting \u0026 Accounts Preparation for statutory purposes","Computerised Accountancy Systems","Management Accounting","Business Income Tax"]},{"nm":"Keith Connor","ph":"01695421798","tn":"Ormskirk","uid":"305578","cn":"Project Accountancy Ltd","ad1":"17 Croft Heys","ad2":"Aughton","ad3":false,"cty":"Lancashire","pc":"L39 5EP","url":false,"dl":"FMAAT","filters":{"ad":"811000000","em":"0","wtl":"1","mtl":"0","web":"0"},"mips":["Computerised Accountancy Systems","Bookkeeping","Payroll","Financial Accounting \u0026 Accounts Preparation for sole traders and partnerships","Capital Gains Tax","Corporation Tax","Management Accounting","Budgeting and Forecasting","Company Secretarial Services","Personal Income Tax","Financial Accounting \u0026 Accounts Preparation for statutory purposes","Value Added Tax","Business Income Tax"]},{"nm":"Gillian Connor","ph":"01915678801","tn":"Sunderland","uid":"311672","cn":"AOK Bookkeeping Services","ad1":"23 Fuller Road","ad2":"Hendon","ad3":"","cty":"Tyne and Wear","pc":"SR2 8PQ","url":"","dl":"FMAAT","filters":{"ad":"811000001","em":"1","wtl":"0","mtl":"0","web":"0"},"mips":["Payroll","Financial Accounting \u0026 Accounts Preparation for sole traders and partnerships","Computerised Accountancy Systems","Financial Accounting \u0026 Accounts Preparation for statutory purposes","Management Accounting","Value Added Tax","Bookkeeping"]},{"nm":"Emma Connor","ph":false,"tn":"Rushden","uid":"1751651","cn":"EC Bookkeeping Services","ad1":"15 Browning Close","ad2":false,"ad3":false,"cty":"Northamptonshire","pc":"NN10 0UW","url":"www.ecbcks.co.uk","dl":"AATQB","filters":{"ad":"811000001","em":"1","wtl":"1","mtl":"1","web":"1"},"mips":["Bookkeeping","Value Added Tax"]},{"nm":"Sophie Conradie","ph":"07805631640","tn":"Sheerness","uid":"315365","cn":"S \u0026 C Accounting Services Ltd","ad1":"107 Minster Road","ad2":"Minster on Sea","ad3":"","cty":"Kent","pc":"ME12 3JJ","url":"http:\/\/www.scaccounting.co.uk","dl":"FMAAT","filters":{"ad":"811000001","em":"1","wtl":"1","mtl":"0","web":"1"},"mips":["Corporation Tax","Management Accounting","Financial Accounting \u0026 Accounts Preparation for statutory purposes","Company Secretarial Services","Personal Income Tax","Limited Assurance Engagement","Computerised Accountancy Systems","Payroll","Financial Accounting \u0026 Accounts Preparation for sole traders and partnerships","Bookkeeping","Value Added Tax","Budgeting and Forecasting"]},{"nm":"Vicky Constable","ph":"01634254383","tn":"Rochester","uid":"284185","cn":"V Constable","ad1":"29 Vidgeon Avenue","ad2":"","ad3":"","cty":"Kent","pc":"ME3 9DD","url":"","dl":"MAAT","filters":{"ad":"811000000","em":"1","wtl":"0","mtl":"0","web":"0"},"mips":["Bookkeeping","Business Income Tax","Financial Accounting \u0026 Accounts Preparation for sole traders and partnerships","Value Added Tax","Capital Gains Tax","Payroll","Corporation Tax","Computerised Accountancy Systems","Personal Income Tax","Financial Accounting \u0026 Accounts Preparation for statutory purposes"]},{"nm":"Anthony Convery","ph":false,"tn":"County Antrim","uid":"2186437","cn":"Tony Convery Accountancy","ad1":"27 Largy Road","ad2":"Portglenone","ad3":false,"cty":false,"pc":"BT44 8BX","url":false,"dl":"MAAT","filters":{"ad":"811000001","em":"0","wtl":"0","mtl":"1","web":"0"},"mips":["Business Income Tax","Inheritance Tax","Personal Income Tax","Budgeting and Forecasting","Company Secretarial Services","Corporation Tax","Value Added Tax","Management Accounting","Financial Accounting \u0026 Accounts Preparation for statutory purposes","Payroll","Bookkeeping","Capital Gains Tax","Financial Accounting \u0026 Accounts Preparation for sole traders and partnerships"]},{"nm":"Jacqueline Cook","ph":"07762585341","tn":"Southampton","uid":"66923","cn":"Net One","ad1":"22 Onibury Road","ad2":"","ad3":"","cty":"Hampshire","pc":"SO18 2DD","url":"","dl":"MAAT","filters":<text:soft-page-break/>{"ad":"811000001","em":"0","wtl":"1","mtl":"0","web":"1"},"mips":["Budgeting and Forecasting","Payroll","Company Secretarial Services","Value Added Tax","Management Accounting","Bookkeeping"]},{"nm":"Wayne Cook","ph":"0129723023","tn":"Seaton","uid":"316404","cn":"Waynes World Of Accountancy","ad1":"14 Mead Way","ad2":"","ad3":"","cty":"Devon","pc":"EX12 2NR","url":"www.waynesaccountancy.world","dl":"FMAAT","filters":{"ad":"811000000","em":"1","wtl":"1","mtl":"0","web":"1"},"mips":["Corporation Tax","Business Income Tax","Personal Income Tax","Independent Examination","Capital Gains Tax","Inheritance Tax","Bookkeeping","Value Added Tax","Financial Accounting \u0026 Accounts Preparation for sole traders and partnerships","Computerised Accountancy Systems","Management Accounting","Financial Accounting \u0026 Accounts Preparation for statutory purposes","Budgeting and Forecasting","Payroll"]},{"nm":"Aaron Michael Cooke","ph":"07970397685","tn":"Horwich","uid":"75723","cn":"AC Accountancy Services (UK) Ltd","ad1":"340-342 Chorley New Road","ad2":"","ad3":"","cty":"Lancashire","pc":"BL6 5PS","url":"","dl":"FMAAT","filters":{"ad":"811000001","em":"1","wtl":"1","mtl":"1","web":"1"},"mips":["Computerised Accountancy Systems","Financial Accounting \u0026 Accounts Preparation for statutory purposes","Independent Examination","Company Secretarial Services","Inheritance Tax","Bookkeeping","Business Income Tax","Payroll","Management Accounting","Budgeting and Forecasting","Personal Income Tax","Corporation Tax","Financial Accounting \u0026 Accounts Preparation for sole traders and partnerships","Capital Gains Tax","Value Added Tax"]},{"nm":"Lisa Cooke","ph":"01138440402","tn":"Leeds","uid":"287636","cn":"Lima Accountancy Services Ltd","ad1":"132 Street Lane","ad2":"Gildersome","ad3":"Morley","cty":"West Yorkshire","pc":"LS27 7JB","url":"http:\/\/www.limaaccountancy.co.uk","dl":"FMAAT","filters":{"ad":"811000000","em":"1","wtl":"1","mtl":"0","web":"1"},"mips":["Inheritance Tax","Budgeting and Forecasting","Management Accounting","Personal Income Tax","Value Added Tax","Capital Gains Tax","Computerised Accountancy Systems","Company Secretarial Services","Financial Accounting \u0026 Accounts Preparation for sole traders and partnerships","Corporation Tax","Payroll","Bookkeeping","Financial Accounting \u0026 Accounts Preparation for statutory purposes","Business Income Tax"]},{"nm":"Lesa Cooksley","ph":"01594844443","tn":"Lydney","uid":"272435","cn":"Accounting Services","ad1":"11 Harrison Way","ad2":"","ad3":"","cty":"Gloucestershire","pc":"GL15 5BN","url":"","dl":"FMAAT AATQB","filters":{"ad":"811000000","em":"1","wtl":"1","mtl":"1","web":"1"},"mips":["Personal Income Tax","Company Secretarial Services","Capital Gains Tax","Payroll","Corporation Tax","Value Added Tax","Financial Accounting \u0026 Accounts Preparation for sole traders and partnerships","Financial Accounting \u0026 Accounts Preparation for statutory purposes","Business Income Tax","Computerised Accountancy Systems","Bookkeeping","Management Accounting"]},{"nm":"Louise Cooley","ph":"7817363750","tn":"Eastleigh","uid":"170492","cn":"L Cooley Bookkeeping Services","ad1":"398 Southampton Road","ad2":"","ad3":"","cty":"Hampshire","pc":"SO50 5QJ","url":"","dl":"MAAT","filters":{"ad":"811000001","em":"1","wtl":"1","mtl":"0","web":"0"},"mips":["Budgeting and Forecasting","Financial Accounting \u0026 Accounts Preparation for sole traders and partnerships","Management Accounting","Business Income Tax","Computerised Accountancy Systems","Payroll","Personal Income Tax","Value Added Tax","Financial Accounting \u0026 Accounts Preparation for statutory purposes","Bookkeeping"]},{"nm":"Sheila Coombs","ph":"01302835534","tn":"Doncaster","uid":"292072","cn":"Sheila Coombs Accounting Services","ad1":"66 Mansfield Crescent","ad2":"Armthorpe","ad3":"","cty":"South Yorkshire","pc":"DN3 2AA","url":"","dl":"MAAT","filters":{"ad":"811000001","em":"1","wtl":"0","mtl":"0","web":"0"},"mips":["Management Accounting","Payroll","Financial Accounting \u0026 Accounts Preparation for sole traders and partnerships","Business Income Tax","Value Added Tax","Financial Accounting \u0026 Accounts <text:soft-page-break/>Preparation for statutory purposes","Bookkeeping","Corporation Tax","Budgeting and Forecasting","Personal Income Tax"]},{"nm":"Hazel Cooper","ph":"01618830048","tn":"","uid":"122499","cn":"Newstar Bookkeeping Ltd","ad1":"4 Lincoln Close","ad2":"Ashton under Lyne","ad3":false,"cty":false,"pc":"OL6 8BS","url":"www.newstarbookkeeping.com","dl":"AATQB","filters":{"ad":"811000001","em":"1","wtl":"1","mtl":"1","web":"1"},"mips":["Value Added Tax","Bookkeeping","Financial</text:p>
      <text:p text:style-name="P1"><text:s/>Accounting \u0026 Accounts Preparation for sole traders and partnerships","Computerised Accountancy Systems"]},{"nm":"Emma Cooper","ph":"","tn":"Hampshire","uid":"225577","cn":"AddItUp Bookkeeping Services","ad1":"8 Chiltern Walk","ad2":"Fareham","ad3":"","cty":"","pc":"PO14 1JY","url":"","dl":"AATQB","filters":{"ad":"811000001","em":"1","wtl":"0","mtl":"0","web":"0"},"mips":["Bookkeeping","Value Added Tax"]},{"nm":"Lindsey Cooper","ph":"01925220383","tn":"Warrington","uid":"280083","cn":"T R \u0026 L Cooper Ltd","ad1":"Highfield Cottage","ad2":"438 Newton Road","ad3":"Lowton","cty":"","pc":"WA3 1JE","url":"","dl":"MAAT","filters":{"ad":"811000001","em":"0","wtl":"0","mtl":"0","web":"0"},"mips":["Payroll","Bookkeeping","Value Added Tax"]},{"nm":"Mandy Cooper","ph":"01782788205","tn":"Stoke-on-trent","uid":"280163","cn":"Cooper Accountancy Services Limited","ad1":"103 Spey Drive","ad2":"Whitehill","ad3":"Kidsgrove","cty":"Staffordshire","pc":"ST7 4AF","url":"","dl":"FMAAT","filters":{"ad":"811000001","em":"1","wtl":"1","mtl":"0","web":"0"},"mips":["Value Added Tax","Financial Accounting \u0026 Accounts Preparation for statutory purposes","Corporation Tax","Financial Accounting \u0026 Accounts Preparation for sole traders and partnerships","Payroll","Personal Income Tax","Business Income Tax","Bookkeeping"]},{"nm":"Claire Cooper","ph":"07879834048","tn":"Ellesmere Port","uid":"286934","cn":"CC Accountancy","ad1":"135 Chester Road","ad2":"","ad3":"Whitby","cty":"Merseyside","pc":"CH65 6SD","url":"","dl":"MAAT","filters":{"ad":"811000001","em":"1","wtl":"0","mtl":"0","web":"0"},"mips":["Financial Accounting \u0026 Accounts Preparation for sole traders and partnerships","Personal Income Tax","Management Accounting","Financial Accounting \u0026 Accounts Preparation for statutory purposes","Business Income Tax","Corporation Tax","Bookkeeping"]},{"nm":"Victoria Cooper","ph":"01353865368","tn":"Ely","uid":"300977","cn":"Red Shoes Accounting Services","ad1":"Red Shoes Accounting Services E Space North","ad2":"Wisbech Road ","ad3":"Littleport","cty":"Cambridgeshire","pc":"CB6 1RA","url":"","dl":"FMAAT","filters":{"ad":"811000000","em":"1","wtl":"0","mtl":"0","web":"0"},"mips":["Financial Accounting \u0026 Accounts Preparation for sole traders and partnerships","Independent Examination","Personal Income Tax","Budgeting and Forecasting","Corporation Tax","Company Secretarial Services","Financial Accounting \u0026 Accounts Preparation for statutory purposes","Payroll","Capital Gains Tax","Computerised Accountancy Systems","Management Accounting","Bookkeeping","Value Added Tax","Business Income Tax"]},{"nm":"Kevin Cooper","ph":"01903533877","tn":"Worthing","uid":"308208","cn":"KD Cooper","ad1":"6 St Matthews Road","ad2":"","ad3":"","cty":"West Sussex","pc":"BN11 4AU","url":"","dl":"MAAT","filters":{"ad":"811000000","em":"1","wtl":"0","mtl":"0","web":"1"},"mips":["Financial Accounting \u0026 Accounts Preparation for sole traders and partnerships","Bookkeeping","Financial Accounting \u0026 Accounts Preparation for statutory purposes","Management Accounting","Business Income Tax","Personal Income Tax","Value Added Tax"]},{"nm":"Henry Cooper","ph":"01280817799","tn":"Buckingham","uid":"313216","cn":"BirchCooper Accounting Services Ltd","ad1":"Suite 6b","ad2":"2nd Floor Newman House","ad3":"4 High Street","cty":"","pc":"MK18 1NT","url":"","dl":"FMAAT","filters":<text:soft-page-break/>{"ad":"811000000","em":"1","wtl":"1","mtl":"1","web":"1"},"mips":["Capital Gains Tax","Business Income Tax","Independent Examination","Management Accounting","Value Added Tax","Budgeting and Forecasting","Bookkeeping","Limited Assurance Engagement","Financial Accounting \u0026 Accounts Preparation for statutory purposes","Payroll","Financial Accounting \u0026 Accounts Preparation for sole traders and partnerships","Corporation Tax","Personal Income Tax","Company Secretarial Services","Computerised Accountancy Systems"]},{"nm":"Martyn Corbett","ph":"01353721878","tn":"Ely","uid":"286404","cn":"Corbett Accountants Ltd","ad1":"82 Station Road","ad2":"Soham","ad3":"","cty":"Cambridgeshire","pc":"CB7 5DZ","url":"","dl":"FMAAT","filters":{"ad":"811000000","em":"1","wtl":"1","mtl":"0","web":"0"},"mips":["Budgeting and Forecasting","Corporation Tax","Capital Gains Tax","Computerised Accountancy Systems","Business Income Tax","Financial Accounting \u0026 Accounts Preparation for sole traders and partnerships","Bookkeeping","Management Accounting","Inheritance Tax","Payroll","Value Added Tax","Financial Accounting \u0026 Accounts Preparation for statutory purposes","Company Secretarial Services","Personal Income Tax"]},{"nm":"Clare <text:s/>Corby","ph":"07796666728","tn":"Essex","uid":"2203050","cn":"Clare Corby","ad1":"Falrises","ad2":"Blacsmith Alley, Blackmore","ad3":false,"cty":false,"pc":"CM4 0QU","url":false,"dl":"MAAT","filters":{"ad":"811000001","em":"1","wtl":"1","mtl":"1","web":"1"},"mips":["Corporation Tax","Financial Accounting \u0026 Accounts Preparation for statutory purposes","Personal Income Tax","Financial Accounting \u0026 Accounts Preparation for sole traders and partnerships","Value Added Tax","Business Income Tax","Payroll","Bookkeeping"]},{"nm":"Kenneth Cork","ph":"01277218856","tn":"BRENTWOOD","uid":"307414","cn":"KCJ Cork ","ad1":"Lynsdale","ad2":"Herington Grove","ad3":"Hutton","cty":"Essex","pc":"CM13 2NW","url":false,"dl":"FMAAT","filters":{"ad":"811000001","em":"0","wtl":"1","mtl":"0","web":"0"},"mips":["Management Accounting","Budgeting and Forecasting","Bookkeeping","Capital Gains Tax","Financial Accounting \u0026 Accounts Preparation for sole traders and partnerships","Payroll","Value Added Tax","Personal Income Tax","Business Income Tax","Inheritance Tax","Financial Accounting \u0026 Accounts Preparation for statutory purposes"]},{"nm":"Diana Cornford","ph":"01249661490","tn":"Chippenham","uid":"284271","cn":"DSC Accountancy Services","ad1":"67 Sandown Drive","ad2":"Cepen Park South","ad3":"","cty":"Wiltshire","pc":"SN14 0YA","url":"","dl":"FMAAT","filters":{"ad":"811000000","em":"0","wtl":"0","mtl":"0","web":"0"},"mips":["Company Secretarial Services","Personal Income Tax","Computerised Accountancy Systems","Bookkeeping","Budgeting and Forecasting","Capital Gains Tax","Value Added Tax","Payroll","Business Income Tax","Financial Accounting \u0026 Accounts Preparation for sole traders and partnerships","Management Accounting","Financial Accounting \u0026 Accounts Preparation for statutory purposes"]},{"nm":"Simon Cornforth","ph":"01616841700","tn":"Manchester","uid":"276103","cn":"Simon Charles Accountants LLP","ad1":"605 Oldham Road","ad2":"Failsworth","ad3":"","cty":"Lancashire","pc":"M35 9AN","url":"www.simoncharlesaccountants.co.uk","dl":"FMAAT","filters":{"ad":"811000000","em":"1","wtl":"1","mtl":"0","web":"0"},"mips":["Budgeting and Forecasting","Inheritance Tax","Value Added Tax","Personal Income Tax","Financial Accounting \u0026 Accounts Preparation for sole traders and partnerships","Company Secretarial Services","Computerised Accountancy Systems","Capital Gains Tax","Bookkeeping","Management Accounting","Payroll","Business Income Tax","Financial Accounting \u0026 Accounts Preparation for statutory purposes","Corporation Tax"]},{"nm":"Kevin Cornish","ph":"07846775014","tn":"Bude","uid":"141531","cn":"Cornish Accounting Services","ad1":"5 The Valley Flats","ad2":"Valley Road","ad3":"","cty":"Cornwall","pc":"EX23 8EP","url":"","dl":"MAAT","filters":<text:soft-page-break/>{"ad":"811000000","em":"1","wtl":"1","mtl":"1","web":"1"},"mips":["Bookkeeping","Personal Income Tax","Value Added Tax","Financial Accounting \u0026 Accounts Preparation for sole traders and partnerships","Financial Accounting \u0026 Accounts Preparation for statutory purposes","Business Income Tax","Payroll"]},{"nm":"Gary Cornwell","ph":false,"tn":"TUNBRIDGE WELLS","uid":"115397","cn":"BJ Lewis and Co Ltd ","ad1":"134 London Road","ad2":"Southborough","ad3":false,"cty":"Kent","pc":"TN4 0PL","url":false,"dl":"FMAAT","filters":{"ad":"811000000","em":"1","wtl":"1","mtl":"1","web":"1"},"mips":["Payroll","Management Accounting","Value Added Tax","Computerised Accountancy Systems","Corporation Tax","Personal Income Tax","Financial Accounting \u0026 Accounts Preparation for statutory purposes","Capital Gains Tax","Independent Examination","Inheritance Tax","Bookkeeping","Budgeting and Forecasting","Company Secretarial Services","Financial Accounting \u0026 Accounts Preparation for sole traders and partnerships","Business Income Tax"]},{"nm":"Rita Cosgrove","ph":"01229474165","tn":"Barrow-in-furness","uid":"77880","cn":"Rita Cosgrove","ad1":"62 West Shore Road","ad2":"Walney","ad3":"","cty":"Cumbria","pc":"LA14 3UB","url":"","dl":"MAAT","filters":{"ad":"811000000","em":"1","wtl":"1","mtl":"1","web":"1"},"mips":["Financial Accounting \u0026 Accounts Preparation for statutory purposes","Payroll","Financial Accounting \u0026 Accounts Preparation for sole traders and partnerships","Bookkeeping","Personal Income Tax","Value Added Tax"]},{"nm":"Nigel Cotton","ph":"01625860081","tn":"Macclesfield","uid":"305727","cn":"NMC Consultancy","ad1":"Mere Farm Barn","ad2":"Bollington Lane","ad3":"Nether Alderley","cty":"Cheshire","pc":"SK10 4TB","url":"","dl":"FMAAT","filters":{"ad":"811000000","em":"0","wtl":"0","mtl":"0","web":"0"},"mips":["Financial Accounting \u0026 Accounts Preparation for statutory purposes","Corporation Tax","Financial Accounting \u0026 Accounts Preparation for sole traders and partnerships","Computerised Accountancy Systems","Payroll","Bookkeeping","Value Added Tax"]},{"nm":"Michele Couch","ph":false,"tn":"DONCASTER","uid":"439061","cn":"MDC Accounting Services","ad1":"18 Millers Brook","ad2":"Belton","ad3":false,"cty":"South Yorkshire","pc":"DN9 1WA","url":false,"dl":"MAAT AATQB","filters":{"ad":"811000000","em":"1","wtl":"1","mtl":"1","web":"0"},"mips":["Business Income Tax","Bookkeeping","Corporation Tax","Financial</text:p>
      <text:p text:style-name="P1"><text:s/>Accounting \u0026 Accounts Preparation for statutory purposes","Value Added Tax","Personal Income Tax","Payroll","Financial Accounting \u0026 Accounts Preparation for sole traders and partnerships"]},{"nm":"Catherine Coulton","ph":"07764226197","tn":"Weston Super Mare","uid":"201558","cn":"Caton Bookkeeping Services","ad1":"21 Coulson Drive","ad2":"North Worle","ad3":"","cty":"Somerset","pc":"BS22 7QL","url":"http:\/\/www.catonbookkeepingservices.co.uk","dl":"MAAT AATQB","filters":{"ad":"811000000","em":"1","wtl":"1","mtl":"1","web":"1"},"mips":["Payroll","Value Added Tax","Budgeting and Forecasting","Financial Accounting \u0026 Accounts Preparation for sole traders and partnerships","Management Accounting","Personal Income Tax","Computerised Accountancy Systems","Bookkeeping","Financial Accounting \u0026 Accounts Preparation for statutory purposes"]},{"nm":"Nadia Coupland","ph":"01785815455","tn":"Stone","uid":"366381","cn":"NAC ACCOUNTING SERVICES","ad1":"97 Hill Drive","ad2":"","ad3":"","cty":"Staffordshire","pc":"ST15 0AJ","url":"","dl":"MAAT","filters":{"ad":"811000001","em":"1","wtl":"1","mtl":"0","web":"0"},"mips":["Payroll","Management Accounting","Bookkeeping","Financial Accounting \u0026 Accounts Preparation for sole traders and partnerships","Financial Accounting \u0026 Accounts Preparation for statutory purposes","Independent Examination"]},{"nm":"Dennis Court","ph":"01892824980","tn":"Tunbridge Wells","uid":"307160","cn":"The Moor Accountancy Service","ad1":"100 Henwood Green Road","ad2":"Pembury","ad3":"","cty":"Kent","pc":"TN2 4LN","url":"","dl":"FMAAT","filters":<text:soft-page-break/>{"ad":"811000000","em":"1","wtl":"0","mtl":"0","web":"1"},"mips":["Capital Gains Tax","Business Income Tax","Personal Income Tax","Value Added Tax","Inheritance Tax","Financial Accounting \u0026 Accounts Preparation for statutory purposes","Bookkeeping","Financial Accounting \u0026 Accounts Preparation for sole traders and partnerships","Payroll"]},{"nm":"Claire Cousens","ph":"07734308328","tn":"Eastbourne","uid":"60950","cn":"Claire Cousens","ad1":"27 Bromley Close","ad2":"","ad3":"","cty":"East Sussex","pc":"BN23 7LE","url":"","dl":"FMAAT","filters":{"ad":"811000000","em":"0","wtl":"1","mtl":"0","web":"0"},"mips":["Bookkeeping","Value Added Tax","Personal Income Tax","Payroll"]},{"nm":"Steven Couves","ph":false,"tn":"Corby","uid":"99808","cn":"SC Accountancy","ad1":"13 Chippenham Close","ad2":"Little Stanion","ad3":false,"cty":false,"pc":"NN18 8GY","url":false,"dl":"FMAAT","filters":{"ad":"811000001","em":"1","wtl":"0","mtl":"1","web":"1"},"mips":["Personal Income Tax","Financial Accounting \u0026 Accounts Preparation for statutory purposes","Payroll","Financial Accounting \u0026 Accounts Preparation for sole traders and partnerships","Budgeting and Forecasting","Management Accounting","Value Added Tax","Bookkeeping","Computerised Accountancy Systems"]},{"nm":"Alexandra Coventry","ph":"07428427961","tn":"Coulsdon","uid":"2153450","cn":"Lexy Coventry","ad1":"140 Caterham Drive","ad2":"","ad3":"","cty":"Surrey","pc":"CR5 1JL","url":"","dl":"AATQB","filters":{"ad":"811000001","em":"1","wtl":"0","mtl":"1","web":"0"},"mips":["Value Added Tax","Bookkeeping","Financial Accounting \u0026 Accounts Preparation for sole traders and partnerships"]},{"nm":"Paul Cowie","ph":"7855226819","tn":"Plymouth","uid":"271490","cn":"Plym Accountancy Services","ad1":"13 Peeks Avenue","ad2":"Plymstock","ad3":"","cty":"Devon","pc":"PL9 9BZ","url":"http:\/\/plymaccountancy.moonfruit.com\/","dl":"FMAAT","filters":{"ad":"811000001","em":"1","wtl":"0","mtl":"0","web":"0"},"mips":["Corporation Tax","Bookkeeping","Computerised Accountancy Systems","Business Income Tax","Financial Accounting \u0026 Accounts Preparation for statutory purposes","Financial Accounting \u0026 Accounts Preparation for sole traders and partnerships","Independent Examination","Budgeting and Forecasting","Personal Income Tax","Management Accounting","Value Added Tax"]},{"nm":"Claire Cowking","ph":"1612839718","tn":"Manchester","uid":"281828","cn":"CJ Associates (NW) Ltd","ad1":"18 Ashbourne Road","ad2":"Stamford Street","ad3":false,"cty":"Cheshire","pc":"WA14 1EX","url":false,"dl":"FMAAT","filters":{"ad":"811000001","em":"1","wtl":"0","mtl":"0","web":"0"},"mips":["Value Added Tax","Bookkeeping","Corporation Tax","Personal Income Tax","Payroll","Computerised Accountancy Systems"]},{"nm":"Tania Cox","ph":false,"tn":"Bershire","uid":"216954","cn":"TC Bookkeeping","ad1":"12 Staplehurst","ad2":"Wooden Hill","ad3":false,"cty":false,"pc":"RG12 8DB","url":false,"dl":"AATQB","filters":{"ad":"811000001","em":"1","wtl":"1","mtl":"1","web":"0"},"mips":["Financial Accounting \u0026 Accounts Preparation for sole traders and partnerships","Value Added Tax","Bookkeeping"]},{"nm":"Katherine Cox","ph":"01483832909","tn":"Woking","uid":"283413","cn":"Account Abilities","ad1":"65 Gorsewood Road","ad2":"","ad3":"","cty":"Surrey","pc":"GU21 8XG","url":"","dl":"MAAT","filters":{"ad":"811000001","em":"1","wtl":"0","mtl":"1","web":"0"},"mips":["Payroll","Management Accounting","Bookkeeping","Budgeting and Forecasting","Value Added Tax"]},{"nm":"Julian Cox","ph":"2476222088","tn":"Coventry","uid":"308929","cn":"Parkinson \u0026 Partners","ad1":"2 The Quadrant","ad2":"","ad3":"","cty":"West Midlands","pc":"CV1 2DX","url":"","dl":"MAAT","filters":{"ad":"811000000","em":"1","wtl":"0","mtl":"0","web":"1"},"mips":["Payroll","Bookkeeping","Computerised Accountancy Systems","Budgeting and <text:soft-page-break/>Forecasting","Corporation Tax","Business Income Tax","Financial Accounting \u0026 Accounts Preparation for sole traders and partnerships","Financial Accounting \u0026 Accounts Preparation for statutory purposes","Personal Income Tax","Capital Gains Tax","Value Added Tax"]},{"nm":"Anthony Cragg","ph":"02476633662","tn":"Coventry","uid":"275967","cn":"M A White \u0026 Co","ad1":"2 Queen Victoria Road","ad2":"","ad3":"","cty":"West Midlands","pc":"CV1 3JH","url":"","dl":"FMAAT","filters":{"ad":"811000000","em":"1","wtl":"1","mtl":"0","web":"0"},"mips":["Bookkeeping","Company Secretarial Services","Management Accounting","Budgeting and Forecasting","Computerised Accountancy Systems","Business Income Tax","Capital Gains Tax","Financial Accounting \u0026 Accounts Preparation for statutory purposes","Value Added Tax","Financial Accounting \u0026 Accounts Preparation for sole traders and partnerships","Personal Income Tax","Payroll","Corporation Tax"]},{"nm":"Wendy Crayden","ph":"1268459200","tn":"Wickford","uid":"306230","cn":"Macrays Accountants \u0026 Business Advisers","ad1":"Lancaster House","ad2":"Sopwith Crescent","ad3":"Hurricane Way","cty":"Essex","pc":"SS11 8YU","url":"","dl":"FMAAT","filters":{"ad":"811000000","em":"1","wtl":"1","mtl":"0","web":"1"},"mips":["Financial Accounting \u0026 Accounts Preparation for statutory purposes","Company Secretarial Services","Financial Accounting \u0026 Accounts Preparation for sole traders and partnerships","Business Income Tax","Personal Income Tax","Corporation Tax","Computerised Accountancy Systems","Bookkeeping","Inheritance Tax","Value Added Tax","Budgeting and Forecasting","Management Accounting","Payroll","Capital Gains Tax"]},{"nm":"Jacqueline Creig","ph":"07980284838","tn":"Read","uid":"312661","cn":"Creig Accounting Services Ltd","ad1":"105 Whalley Road","ad2":"","ad3":"","cty":"Lancashire","pc":"BB12 7RP","url":"","dl":"FMAAT","filters":{"ad":"811000000","em":"1","wtl":"0","mtl":"0","web":"0"},"mips":["Independent Examination","Capital Gains Tax","Inheritance Tax","Personal Income Tax","Business Income Tax","Value Added Tax","Company Secretarial Services","Bookkeeping","Payroll","Management Accounting","Financial Accounting \u0026 Accounts Preparation for statutory purposes","Corporation Tax","Computerised Accountancy Systems","Budgeting and Forecasting","Financial Accounting \u0026 Accounts Preparation for sole traders and partnerships"]},{"nm":"Vincent Crockwell","ph":"01914542797","tn":"South Shields","uid":"307548","cn":"Crockwell \u0026 Co","ad1":"91-93 Fowler Street","ad2":"","ad3":"","cty":"Tyne and Wear","pc":"NE33 1NU","url":"","dl":"MAAT","filters":{"ad":"811000000","em":"1","wtl":"1","mtl":"1","web":"1"},"mips":["Value Added Tax","Payroll","Personal Income Tax","Financial Accounting \u0026 Accounts Preparation for sole traders and partnerships","Business Income Tax","Financial Accounting \u0026 Accounts Preparation for statutory purposes","Capital Gains Tax","Corporation Tax","Bookkeeping"]},{"nm":"Rita Crocombe","ph":"01268730155","tn":"Wickford","uid":"287228","cn":"Rgc Accountancy Services Ltd","ad1":"3C Sopwith Crescent","ad2":"Hurricane Way","ad3":"","cty":"Essex","pc":"SS11 8YU","url":"http:\/\/www.rgcaccountancy.co.uk","dl":"FMAAT","filters":{"ad":"811000001","em":"1","wtl":"1","mtl":"0","web":"0"},"mips":["Budgeting and Forecasting","Computerised Accountancy Systems","Payroll","Personal Income Tax","Inheritance Tax","Company Secretarial Services","Financial Accounting \u0026 Accounts Preparation for sole traders and partnerships","Value Added Tax","Corporation Tax","Bookkeeping","Business Income Tax","Capital Gains Tax","Financial Accounting \u0026 Accounts Preparation for statutory purposes","Management Accounting"]},{"nm":"Martin Cronin","ph":"01392216870","tn":"Exeter","uid":"277412","cn":"Bowhill Bookeeping Services","ad1":"172 Newman Road","ad2":"","ad3":"","cty":"Devon","pc":"EX4 1PQ","url":"","dl":"MAAT","filters":{"ad":"811000000","em":"1","wtl":"1","mtl":"0","web":"0"},"mips":["Bookkeeping","Independent Examination","Payroll","Corporation Tax","Business Income Tax","Computerised Accountancy <text:soft-page-break/>Systems","Value Added Tax","Financial Accounting \u0026 Accounts Preparation for statutory purposes","Management Accounting","Financial Accounting \u0026 Accounts Preparation for sole traders and partnerships","Personal Income Tax"]},{"nm":"Alison Cronk","ph":false,"tn":"HIGH WYCOMBE","uid":"200488","cn":"AC</text:p>
      <text:p text:style-name="P1"><text:s/>Bookkeeping Services","ad1":"10 Weathercock Gardens","ad2":"Holmer Green","ad3":false,"cty":"Buckinghamshire","pc":"HP15 6TA","url":false,"dl":"MAAT","filters":{"ad":"811000000","em":"1","wtl":"1","mtl":"1","web":"1"},"mips":["Capital Gains Tax","Management Accounting","Payroll","Business Income Tax","Financial Accounting \u0026 Accounts Preparation for statutory purposes","Bookkeeping","Financial Accounting \u0026 Accounts Preparation for sole traders and partnerships","Computerised Accountancy Systems","Value Added Tax","Personal Income Tax"]},{"nm":"Zofia Crosby","ph":"01473748976","tn":"Ipswich","uid":"58619","cn":"Mrs ZH Crosby","ad1":"The Gables","ad2":"Bramford Road","ad3":"Bramford","cty":"Suffolk","pc":"IP8 4AX","url":"","dl":"FMAAT","filters":{"ad":"811000000","em":"1","wtl":"0","mtl":"0","web":"0"},"mips":["Financial Accounting \u0026 Accounts Preparation for sole traders and partnerships","Management Accounting","Financial Accounting \u0026 Accounts Preparation for statutory purposes","Computerised Accountancy Systems","Personal Income Tax","Payroll","Bookkeeping","Value Added Tax","Budgeting and Forecasting","Company Secretarial Services"]},{"nm":"Wayne Cross","ph":"01724412000","tn":"Scunthorpe","uid":"161572","cn":"JW Accounting Management Ltd","ad1":"12 Marsden Drive","ad2":"","ad3":"","cty":"South Humberside","pc":"DN15 8AD","url":"","dl":"MAAT","filters":{"ad":"811000000","em":"1","wtl":"1","mtl":"0","web":"1"},"mips":["Value Added Tax","Payroll","Budgeting and Forecasting","Management Accounting","Bookkeeping","Company Secretarial Services"]},{"nm":"Angela Cross","ph":"01258471349","tn":"Sturminster Newton","uid":"277652","cn":"KBA Accounting","ad1":"PO Box 6236","ad2":"","ad3":"","cty":"Dorset","pc":"DT10 9AE","url":"","dl":"FMAAT","filters":{"ad":"811000000","em":"1","wtl":"1","mtl":"0","web":"0"},"mips":["Value Added Tax","Independent Examination","Capital Gains Tax","Computerised Accountancy Systems","Payroll","Budgeting and Forecasting","Business Income Tax","Company Secretarial Services","Financial Accounting \u0026 Accounts Preparation for statutory purposes","Personal Income Tax","Financial Accounting \u0026 Accounts Preparation for sole traders and partnerships","Management Accounting","Corporation Tax","Bookkeeping"]},{"nm":"Julia Crouch","ph":"01323441180","tn":"Hailsham","uid":"280530","cn":"Crouch Abs Ltd","ad1":"Springers","ad2":"Swingate Cross","ad3":"Hellingly","cty":"East Sussex","pc":"BN27 4ET","url":"","dl":"MAAT","filters":{"ad":"811000000","em":"1","wtl":"1","mtl":"0","web":"0"},"mips":["Budgeting and Forecasting","Personal Income Tax","Computerised Accountancy Systems","Financial Accounting \u0026 Accounts Preparation for sole traders and partnerships","Value Added Tax","Financial Accounting \u0026 Accounts Preparation for statutory purposes","Business Income Tax","Bookkeeping","Corporation Tax","Payroll","Management Accounting","Company Secretarial Services","Capital Gains Tax"]},{"nm":"David Croughton","ph":"07900248999","tn":"Brighton","uid":"55022","cn":"Paragon","ad1":"104 Heathfield Crescent","ad2":"Portslade","ad3":"","cty":"","pc":"BN41 2YR","url":"","dl":"MAAT","filters":{"ad":"811000001","em":"0","wtl":"0","mtl":"0","web":"0"},"mips":["Payroll","Financial Accounting \u0026 Accounts Preparation for statutory purposes","Bookkeeping","Financial Accounting \u0026 Accounts Preparation for sole traders and partnerships","Management Accounting","Value Added Tax","Budgeting and Forecasting"]},{"nm":"Ann Crozier","ph":"7805609142","tn":"Brentwood","uid":"273420","cn":"A C Accounting \u0026 Bookkeeping Services","ad1":"12 Sunray Avenue","ad2":"Hutton","ad3":"","cty":"Essex","pc":"CM13 1PR","url":"","dl":"MAAT","filters":<text:soft-page-break/>{"ad":"811000000","em":"1","wtl":"0","mtl":"0","web":"0"},"mips":["Financial Accounting \u0026 Accounts Preparation for statutory purposes","Bookkeeping","Management Accounting","Budgeting and Forecasting","Financial Accounting \u0026 Accounts Preparation for sole traders and partnerships","Value Added Tax","Payroll"]},{"nm":"Andrew Cruickshank","ph":"08001601619","tn":"Grantham","uid":"308153","cn":"Andrew S Cruickshank","ad1":"23 Dallygate","ad2":"Great Ponton","ad3":"","cty":"Lincolnshire","pc":"NG33 5DP","url":"","dl":"FMAAT","filters":{"ad":"811000000","em":"1","wtl":"1","mtl":"0","web":"1"},"mips":["Personal Income Tax","Computerised Accountancy Systems","Corporation Tax","Financial Accounting \u0026 Accounts Preparation for statutory purposes","Capital Gains Tax","Limited Assurance Engagement","Independent Examination","Business Income Tax","Value Added Tax","Payroll","Financial Accounting \u0026 Accounts Preparation for sole traders and partnerships","Management Accounting","Company Secretarial Services","Bookkeeping"]},{"nm":"Zoe Crumby","ph":"01647253503","tn":"Exeter","uid":"278425","cn":"Crumby \u0026 Clayton","ad1":"Woodcote Cottage","ad2":"Bridford","ad3":"","cty":"Devon","pc":"EX6 7ER","url":"","dl":"FMAAT","filters":{"ad":"811000000","em":"1","wtl":"1","mtl":"0","web":"0"},"mips":["Value Added Tax","Inheritance Tax","Management Accounting","Corporation Tax","Financial Accounting \u0026 Accounts Preparation for statutory purposes","Payroll","Business Income Tax","Personal Income Tax","Bookkeeping","Financial Accounting \u0026 Accounts Preparation for sole traders and partnerships","Capital Gains Tax","Independent Examination","Budgeting and Forecasting"]},{"nm":"Paul Cruse","ph":false,"tn":"Surrey","uid":"1575996","cn":"RT Cruse Accountancy Services Ltd","ad1":"15 St Leonards Road","ad2":"Epsom Downs","ad3":false,"cty":false,"pc":"KT18 5RG","url":false,"dl":"MAAT","filters":{"ad":"811000001","em":"0","wtl":"0","mtl":"0","web":"0"},"mips":["Company Secretarial Services","Value Added Tax","Budgeting and Forecasting","Capital Gains Tax","Personal Income Tax","Computerised Accountancy Systems","Payroll","Financial Accounting \u0026 Accounts Preparation for sole traders and partnerships","Financial Accounting \u0026 Accounts Preparation for statutory purposes","Management Accounting","Corporation Tax","Business Income Tax","Bookkeeping"]},{"nm":"Bernadette Csapo","ph":false,"tn":"Torquay","uid":"166245","cn":"BDC Accounting","ad1":"1 Wesley Court","ad2":"Wesley Close","ad3":false,"cty":false,"pc":"TQ2 8RA","url":false,"dl":"AATQB","filters":{"ad":"811000001","em":"1","wtl":"1","mtl":"0","web":"1"},"mips":["Financial Accounting \u0026 Accounts Preparation for sole traders and partnerships","Bookkeeping","Value Added Tax"]},{"nm":"Dorota Cukierska","ph":"01474362707","tn":"Gravesend","uid":"60358","cn":"Dorota C Accountancy Ltd","ad1":"204 Parrock Street","ad2":"","ad3":"","cty":"Kent","pc":"DA12 1EW","url":"","dl":"FMAAT","filters":{"ad":"811000000","em":"1","wtl":"1","mtl":"0","web":"0"},"mips":["Financial Accounting \u0026 Accounts Preparation for sole traders and partnerships","Payroll","Financial Accounting \u0026 Accounts Preparation for statutory purposes","Business Income Tax","Corporation Tax","Personal Income Tax","Bookkeeping","Value Added Tax"]},{"nm":"John Cullen","ph":"","tn":"Lancs","uid":"2128518","cn":"JMC Financial Accountans Limited","ad1":"PO Box 737","ad2":"Wigan","ad3":"","cty":"","pc":"WN1 9QP","url":"","dl":"MAAT","filters":{"ad":"811000000","em":"1","wtl":"1","mtl":"1","web":"1"},"mips":["Corporation Tax","Financial Accounting \u0026 Accounts Preparation for sole traders and partnerships","Personal Income Tax","Management Accounting","Business Income Tax","Value Added Tax","Bookkeeping","Payroll","Budgeting and Forecasting","Financial Accounting \u0026 Accounts Preparation for statutory purposes"]},{"nm":"Fereday Culley","ph":"","tn":"Douglas","uid":"277473","cn":"FC Accountancy Services","ad1":"Tethers End","ad2":"12 River Walk","ad3":"Braddan Hills","cty":"Isle Of Man","pc":"IM4 <text:soft-page-break/>4TJ","url":"","dl":"FMAAT","filters":{"ad":"811000001","em":"1","wtl":"1","mtl":"0","web":"0"},"mips":["Business Income Tax","Personal Income Tax","Computerised Accountancy Systems","Company Secretarial Services","Management Accounting","Financial Accounting \u0026 Accounts Preparation for sole traders and partnerships","Value Added Tax","Financial Accounting \u0026 Accounts Preparation for statutory purposes","Bookkeeping","Payroll","Budgeting and Forecasting"]},{"nm":"Douglas Cully","ph":"01273420127","tn":"Hove","uid":"280214","cn":"Accountancy UK Ltd","ad1":" Coastal Tax ","ad2":"244 New Church Road","ad3":false,"cty":"East Sussex","pc":"BN3 4EB","url":false,"dl":"FMAAT","filters":{"ad":"811000001","em":"1","wtl":"0","mtl":"0","web":"0"},"mips":["Payroll","Bookkeeping","Financial Accounting \u0026 Accounts Preparation for statutory purposes","Company Secretarial Services","Financial Accounting \u0026 Accounts Preparation for sole traders and partnerships","Value Added Tax","Computerised Accountancy Systems","Personal Income Tax","Business Income Tax","Corporation Tax","Capital Gains Tax"]},{"nm":"Ian Cunningham","ph":"01706558584","tn":"Littleborough","uid":"154178","cn":"Pennine Accounting Limited","ad1":"Suite 1","ad2":"33 Hare Hill Road","ad3":"","cty":"Lancashire","pc":"OL15 9AD","url":"www.pennineaccounting.co.uk","dl":"MAAT","filters":{"ad":"811000000","em":"1","wtl":"1","mtl":"1","web":"1"},"mips":["Business Income Tax","Limited Assurance Engagement","Independent Examination","Computerised Accountancy Systems","Management Accounting","Capital Gains Tax","Value Added Tax","Inheritance Tax","Company Secretarial Services","Payroll","Bookkeeping","Corporation Tax","Financial Accounting \u0026 Accounts Preparation for sole traders and partnerships","Financial Accounting \u0026 Accounts Preparation for statutory purposes","Budgeting and Forecasting","Personal Income Tax"]},{"nm":"Donna Curling","ph":"07939101900","tn":"RINGWOOD","uid":"294971","cn":"Complete Bookkeeping Ltd","ad1":"Buckman Front Office Ltd, The Buckman Building","ad2":"43 Southampton</text:p>
      <text:p text:style-name="P1"><text:s/>Road","ad3":"","cty":"Hampshire","pc":"BH24 1HE","url":"http:\/\/www.completebookkeeping.co.uk","dl":"FMAAT","filters":{"ad":"811000000","em":"1","wtl":"0","mtl":"0","web":"1"},"mips":["Financial Accounting \u0026 Accounts Preparation for statutory purposes","Financial Accounting \u0026 Accounts Preparation for sole traders and partnerships","Company Secretarial Services","Bookkeeping","Management Accounting","Value Added Tax","Computerised Accountancy Systems","Payroll","Budgeting and Forecasting"]},{"nm":"Ivan Curmi","ph":"0035699205178","tn":"","uid":"320361","cn":"Ivan Curmi","ad1":"105 Carini St","ad2":"St Venera","ad3":"","cty":"","pc":"SUR1405","url":"","dl":"MAAT","filters":{"ad":"811000000","em":"1","wtl":"1","mtl":"1","web":"1"},"mips":["Bookkeeping","Corporation Tax","Internal Audit","Financial Accounting \u0026 Accounts Preparation for statutory purposes","Computerised Accountancy Systems","Management Accounting","Value Added Tax","Company Secretarial Services","Payroll","Business Income Tax","Financial Accounting \u0026 Accounts Preparation for sole traders and partnerships","Personal Income Tax","Budgeting and Forecasting"]},{"nm":"Deborah Curtis","ph":false,"tn":"Taunton","uid":"2135438","cn":"Currymoor Bookkeeping","ad1":"Little House, Knapp Lane","ad2":"North Curry","ad3":false,"cty":false,"pc":"TA3 6AU","url":false,"dl":"AATQB","filters":{"ad":"811000001","em":"1","wtl":"1","mtl":"1","web":"0"},"mips":["Computerised Accountancy Systems","Value Added Tax","Bookkeeping","Financial Accounting \u0026 Accounts Preparation for sole traders and partnerships"]},{"nm":"Emma Cuthbert","ph":"01642767003","tn":"Stockton-on-tees","uid":"278809","cn":"Abacus Financial Accounting Ltd","ad1":"79 Lullingstone Crescent","ad2":"Ingleby Barwick","ad3":"","cty":"Cleveland","pc":"TS17 5GR","url":"http:\/\/www.abacusfinancialaccounting.co.uk","dl":"MAAT","filters":{"ad":"811000000","em":"1","wtl":"1","mtl":"0","web":"1"},"mips":["Corporation Tax","Personal Income Tax","Bookkeeping","Management Accounting","Financial Accounting \u0026 Accounts <text:soft-page-break/>Preparation for sole traders and partnerships","Capital Gains Tax","Company Secretarial Services","Budgeting and Forecasting","Business Income Tax","Value Added Tax","Financial Accounting \u0026 Accounts Preparation for statutory purposes","Independent Examination","Payroll"]},{"nm":"Joy Cuttill","ph":"01206852302","tn":"Colchester","uid":"87792","cn":"Jc Accounting And Secretarial Serviceslt D","ad1":"1 Kirk Way","ad2":"","ad3":"","cty":"Essex","pc":"CO4 5ZN","url":"","dl":"MAAT","filters":{"ad":"811000001","em":"1","wtl":"1","mtl":"0","web":"0"},"mips":["Business Income Tax","Budgeting and Forecasting","Financial Accounting \u0026 Accounts Preparation for statutory purposes","Payroll","Bookkeeping","Financial Accounting \u0026 Accounts Preparation for sole traders and partnerships","Management Accounting","Personal Income Tax","Value Added Tax","Corporation Tax"]},{"nm":"Victor D\u0027Albert","ph":"01612720527","tn":"Bury","uid":"308635","cn":"Northwood Accountancy Services","ad1":"102 Rochdale Road","ad2":"","ad3":"","cty":"Lancashire","pc":"BL9 7AY","url":"","dl":"MAAT","filters":{"ad":"811000000","em":"1","wtl":"1","mtl":"0","web":"1"},"mips":["Computerised Accountancy Systems","Business Income Tax","Payroll","Financial Accounting \u0026 Accounts Preparation for sole traders and partnerships","Value Added Tax","Bookkeeping","Budgeting and Forecasting","Corporation Tax","Personal Income Tax","Management Accounting","Financial Accounting \u0026 Accounts Preparation for statutory purposes"]},{"nm":"Johann D\u0027Amato","ph":"0035679201104","tn":"Msida","uid":"294350","cn":"Tax-ease Accounting Services","ad1":"144 Concetion Street","ad2":"","ad3":"","cty":"","pc":"MSD1830","url":"","dl":"FMAAT AATQB","filters":{"ad":"811000000","em":"1","wtl":"1","mtl":"1","web":"1"},"mips":["Budgeting and Forecasting","Personal Income Tax","Business Income Tax","Value Added Tax","Independent Examination","Bookkeeping","Limited Assurance Engagement","Financial Accounting \u0026 Accounts Preparation for statutory purposes","Computerised Accountancy Systems","Capital Gains Tax","Payroll","Company Secretarial Services","Financial Accounting \u0026 Accounts Preparation for sole traders and partnerships","Management Accounting","Corporation Tax"]},{"nm":"Sabina Da Campo","ph":"","tn":"Twickenham","uid":"256833","cn":"Dehimi","ad1":"7 Melbourne Court","ad2":"Meadway","ad3":"","cty":"","pc":"TW2 6PH","url":"","dl":"MAAT","filters":{"ad":"811000000","em":"1","wtl":"0","mtl":"1","web":"1"},"mips":["Business Income Tax","Personal Income Tax","Value Added Tax","Corporation Tax","Bookkeeping","Financial Accounting \u0026 Accounts Preparation for sole traders and partnerships","Payroll"]},{"nm":"Kathryn Da Costa","ph":"7770425088","tn":"Chertsey","uid":"310646","cn":"Kathryn Da Costa","ad1":"6 Duffins Orchard","ad2":"Ottershaw","ad3":"","cty":"Surrey","pc":"KT16 0LP","url":"","dl":"MAAT","filters":{"ad":"811000000","em":"1","wtl":"0","mtl":"0","web":"0"},"mips":["Payroll","Value Added Tax","Financial Accounting \u0026 Accounts Preparation for sole traders and partnerships","Management Accounting","Bookkeeping","Financial Accounting \u0026 Accounts Preparation for statutory purposes","Budgeting and Forecasting"]},{"nm":"Shitaye Dagmawit","ph":false,"tn":"","uid":"208863","cn":"Dagmavit Shitaye Accounting and Bookkeeping","ad1":"5 Chamberlain Close","ad2":false,"ad3":false,"cty":false,"pc":"UB3 3GB","url":false,"dl":"MAAT","filters":{"ad":"811000000","em":"1","wtl":"0","mtl":"1","web":"0"},"mips":["Bookkeeping","Payroll","Financial Accounting \u0026 Accounts Preparation for sole traders and partnerships","Value Added Tax"]},{"nm":"Richard Dale","ph":"07846670856","tn":"Sittingbourne","uid":"159265","cn":"R.A Dale Accounting","ad1":"195 London Road","ad2":"","ad3":"","cty":"Kent","pc":"ME10 1PA","url":"","dl":"MAAT","filters":{"ad":"811000000","em":"1","wtl":"1","mtl":"1","web":"0"},"mips":["Financial Accounting \u0026 Accounts Preparation for statutory purposes","Corporation Tax","Financial Accounting \u0026 <text:soft-page-break/>Accounts Preparation for sole traders and partnerships","Business Income Tax","Company Secretarial Services","Personal Income Tax","Budgeting and Forecasting","Bookkeeping","Management Accounting","Payroll","Capital Gains Tax","Value Added Tax"]},{"nm":"Patricia Dalzell","ph":"7725195873","tn":"Leicester","uid":"103301","cn":"Adore Accountancy","ad1":"12 Gullet Lane","ad2":"Kirby Muxloe","ad3":"","cty":"Leicestershire","pc":"LE9 2BL","url":"","dl":"MAAT","filters":{"ad":"811000000","em":"1","wtl":"1","mtl":"1","web":"1"},"mips":["Corporation Tax","Bookkeeping","Financial Accounting \u0026 Accounts Preparation for sole traders and partnerships","Value Added Tax","Business Income Tax","Payroll","Financial Accounting \u0026 Accounts Preparation for statutory purposes","Personal Income Tax"]},{"nm":"Mohamed Damji","ph":"02084491213","tn":"Barnet","uid":"305467","cn":"Gee Damji \u0026 Associates","ad1":"90 Barnet Gate Lane","ad2":"","ad3":"","cty":"Hertfordshire","pc":"EN5 2AX","url":"","dl":"MAAT","filters":{"ad":"811000000","em":"1","wtl":"1","mtl":"0","web":"0"},"mips":["Financial Accounting \u0026 Accounts Preparation for sole traders and partnerships","Business Income Tax","Corporation Tax","Management Accounting","Budgeting and Forecasting","Financial Accounting \u0026 Accounts Preparation for statutory purposes","Bookkeeping","Company Secretarial Services","Value Added Tax","Computerised Accountancy Systems","Personal Income Tax","Capital Gains Tax","Payroll"]},{"nm":"Glynis Dance","ph":"01580291546","tn":"Ashford","uid":"275492","cn":"Orchard Business Services","ad1":"Orchard View","ad2":"Pook Lane","ad3":"Biddenden","cty":"Kent","pc":"TN27 8JU","url":"","dl":"FMAAT","filters":{"ad":"811000001","em":"1","wtl":"1","mtl":"0","web":"0"},"mips":["Personal Income Tax","Company Secretarial Services","Bookkeeping","Capital Gains Tax","Corporation Tax","Inheritance Tax","Business Income Tax","Value Added Tax","Management Accounting","Payroll","Financial Accounting \u0026 Accounts Preparation for sole traders and partnerships","Budgeting and Forecasting","Financial Accounting \u0026 Accounts Preparation for statutory purposes"]},{"nm":"Andrew Dance","ph":"01579383457","tn":"Callington","uid":"279529","cn":"AJ Dance Accountant","ad1":"2 Coombe Road","ad2":"","ad3":"","cty":"Cornwall","pc":"PL17 7QG","url":"","dl":"FMAAT","filters":{"ad":"811000000","em":"1","wtl":"1","mtl":"0","web":"0"},"mips":["Payroll","Personal Income Tax","Corporation Tax","Bookkeeping","Financial Accounting \u0026 Accounts Preparation for sole traders and partnerships","Financial Accounting \u0026 Accounts Preparation for statutory purposes","Value Added Tax","Business Income Tax","Computerised Accountancy Systems","Capital Gains Tax","Company Secretarial Services","Inheritance Tax"]},{"nm":"Kay Daniels","ph":"07970314907","tn":"London","uid":"2075931","cn":"Daniels Accountancy","ad1":"14 Gray\u0027s Inn Road","ad2":"","ad3":"","cty":"","pc":"WC1X 8HN","url":"http:\/\/www.danielsaccountancy.com","dl":"MAAT","filters":{"ad":"811000000","em":"1","wtl":"1","mtl":"1","web":"1"},"mips":["Financial Accounting \u0026 Accounts Preparation for statutory purposes","Computerised Accountancy Systems","Capital Gains Tax","Management Accounting","Value Added Tax","Corporation Tax","Internal Audit","Personal Income Tax","Independent Examination","Business Income Tax","Payroll","Inheritance Tax","Bookkeeping","Financial Accounting \u0026 Accounts Preparation for sole traders and partnerships","Budgeting and Forecasting","Company Secretarial Services"]},{"nm":"Sajjad Dar","ph":"01733349952","tn":"Peterborough","uid":"273056","cn":"DHC Accountants Ltd","ad1":"226 Dogsthorpe Road","ad2":false,"ad3":false,"cty":"Cambridgeshire","pc":"PE1 3PB","url":false,"dl":"MAAT","filters":{"ad":"811000001","em":"1","wtl":"1","mtl":"0","web":"1"},"mips":["Capital</text:p>
      <text:p text:style-name="P1"><text:s/>Gains Tax","Bookkeeping","Business Income Tax","Management Accounting","Company Secretarial Services","Payroll","Computerised Accountancy Systems","Value Added Tax","Personal <text:soft-page-break/>Income Tax","Financial Accounting \u0026 Accounts Preparation for statutory purposes","Financial Accounting \u0026 Accounts Preparation for sole traders and partnerships","Budgeting and Forecasting","Corporation Tax"]},{"nm":"Madalina Daraba","ph":"","tn":"STANFORD-LE-HOPE","uid":"185432","cn":"Madalina Daraba","ad1":"81 Boyce Road","ad2":"","ad3":"","cty":"Essex","pc":"SS17 8RF","url":"","dl":"MAAT","filters":{"ad":"811000001","em":"1","wtl":"1","mtl":"1","web":"1"},"mips":["Value Added Tax","Financial Accounting \u0026 Accounts Preparation for sole traders and partnerships","Financial Accounting \u0026 Accounts Preparation for statutory purposes","Budgeting and Forecasting","Personal Income Tax","Computerised Accountancy Systems","Company Secretarial Services","Management Accounting","Corporation Tax","Bookkeeping","Payroll","Business Income Tax"]},{"nm":"David Darko","ph":"02086771374","tn":"LONDON","uid":"312107","cn":"Douglas Darko \u0026 Co ","ad1":"342 Streatham High Road","ad2":"","ad3":"","cty":"","pc":"SW16 6HH","url":"","dl":"MAAT","filters":{"ad":"811000001","em":"1","wtl":"1","mtl":"1","web":"1"},"mips":["Company Secretarial Services","Value Added Tax","Bookkeeping","Financial Accounting \u0026 Accounts Preparation for statutory purposes","Computerised Accountancy Systems","Personal Income Tax","Financial Accounting \u0026 Accounts Preparation for sole traders and partnerships","Budgeting and Forecasting","Payroll","Management Accounting","Corporation Tax"]},{"nm":"Nora Darlington","ph":false,"tn":"Surrey","uid":"311415","cn":"Campbell Darlington","ad1":"The Old Stable Yard, Nightingale Road","ad2":"Carshalten","ad3":false,"cty":false,"pc":"SN15 2DN","url":false,"dl":"MAAT","filters":{"ad":"811000000","em":"1","wtl":"1","mtl":"1","web":"1"},"mips":["Corporation Tax","Financial Accounting \u0026 Accounts Preparation for sole traders and partnerships","Business Income Tax","Personal Income Tax","Value Added Tax","Capital Gains Tax","Financial Accounting \u0026 Accounts Preparation for statutory purposes","Payroll","Company Secretarial Services","Bookkeeping"]},{"nm":"Nicola Darroch","ph":"01736602264","tn":"Penzance","uid":"298016","cn":"Darroch Accountancy Ltd","ad1":"9 Old Foundry Close","ad2":"St. Just","ad3":"","cty":"Cornwall","pc":"TR19 7QS","url":"http:\/\/www.darroch-accountancy.co.uk","dl":"FMAAT","filters":{"ad":"811000000","em":"1","wtl":"1","mtl":"0","web":"1"},"mips":["Financial Accounting \u0026 Accounts Preparation for statutory purposes","Computerised Accountancy Systems","Inheritance Tax","Capital Gains Tax","Budgeting and Forecasting","Corporation Tax","Value Added Tax","Independent Examination","Payroll","Financial Accounting \u0026 Accounts Preparation for sole traders and partnerships","Management Accounting","Personal Income Tax","Company Secretarial Services","Bookkeeping","Business Income Tax"]},{"nm":"Dorota Das","ph":"7845660623","tn":"Orpington","uid":"1377376","cn":"Microaccounts","ad1":"16 Okemore Gardens","ad2":"","ad3":"","cty":"Kent","pc":"BR5 3PJ","url":"","dl":"MAAT","filters":{"ad":"811000001","em":"1","wtl":"1","mtl":"0","web":"0"},"mips":["Company Secretarial Services","Payroll","Financial Accounting \u0026 Accounts Preparation for statutory purposes","Personal Income Tax","Budgeting and Forecasting","Corporation Tax","Management Accounting","Value Added Tax","Bookkeeping","Business Income Tax","Financial Accounting \u0026 Accounts Preparation for sole traders and partnerships"]},{"nm":"Naren Dattani","ph":"02085991291","tn":"Romford","uid":"282848","cn":"N Dattani","ad1":"7 Fauna Close","ad2":"","ad3":"","cty":"Essex","pc":"RM6 4AS","url":"","dl":"MAAT","filters":{"ad":"811000000","em":"1","wtl":"0","mtl":"0","web":"1"},"mips":["Budgeting and Forecasting","Independent Examination","Payroll","Company Secretarial Services","Financial Accounting \u0026 Accounts Preparation for sole traders and partnerships","Corporation Tax","Bookkeeping","Value Added Tax","Financial Accounting \u0026 Accounts Preparation for statutory purposes","Capital Gains Tax","Business Income Tax","Inheritance Tax","Personal Income Tax"]},{"nm":"Raymond Daubney","ph":"01507526071","tn":"Horncastle","uid":"304066","cn":"Dexter \u0026 <text:soft-page-break/>Sharpe","ad1":"20-22 Bridge Street","ad2":"","ad3":"","cty":"Lincolnshire","pc":"LN9 5HZ","url":"","dl":"FMAAT","filters":{"ad":"811000000","em":"1","wtl":"0","mtl":"0","web":"1"},"mips":["Value Added Tax","Management Accounting","Business Income Tax","Capital Gains Tax","Financial Accounting \u0026 Accounts Preparation for statutory purposes","Financial Accounting \u0026 Accounts Preparation for sole traders and partnerships","Personal Income Tax","Budgeting and Forecasting","Computerised Accountancy Systems","Inheritance Tax","Payroll","Corporation Tax","Bookkeeping","Company Secretarial Services"]},{"nm":"Philip Daulby","ph":"01572822015","tn":"Oakham","uid":"306039","cn":"Philip Daulby Financial Management Ltd","ad1":"20 High Street East","ad2":"Uppingham","ad3":"","cty":"Leicestershire","pc":"LE15 9PZ","url":"","dl":"FMAAT","filters":{"ad":"811000000","em":"1","wtl":"1","mtl":"0","web":"1"},"mips":["Corporation Tax","Budgeting and Forecasting","Financial Accounting \u0026 Accounts Preparation for statutory purposes","Financial Accounting \u0026 Accounts Preparation for sole traders and partnerships","Value Added Tax","Inheritance Tax","Computerised Accountancy Systems","Business Income Tax","Bookkeeping","Management Accounting","Company Secretarial Services","Forensic Accounting","Capital Gains Tax","Personal Income Tax"]},{"nm":"Emily Davenport","ph":"07979107752","tn":"EVESHAM","uid":"67766","cn":"Cotswold Bookkeeping \u0026 Payroll Services","ad1":"65 Overbrook","ad2":"","ad3":"","cty":"Worcestershire","pc":"WR11 1DD","url":"","dl":"MAAT","filters":{"ad":"811000001","em":"1","wtl":"1","mtl":"0","web":"0"},"mips":["Payroll","Financial Accounting \u0026 Accounts Preparation for sole traders and partnerships","Management Accounting","Bookkeeping","Value Added Tax","Financial Accounting \u0026 Accounts Preparation for statutory purposes","Budgeting and Forecasting"]},{"nm":"Laura Davey","ph":"01928724260","tn":"Chester","uid":"310112","cn":"Laura Davey Bookkeeping \u0026 Business Services","ad1":"6 Lime Grove","ad2":"","ad3":"Elton","cty":"Cheshire","pc":"CH2 4PX","url":"","dl":"FMAAT","filters":{"ad":"811000000","em":"1","wtl":"1","mtl":"0","web":"0"},"mips":["Management Accounting","Company Secretarial Services","Capital Gains Tax","Computerised Accountancy Systems","Financial Accounting \u0026 Accounts Preparation for statutory purposes","Personal Income Tax","Budgeting and Forecasting","Corporation Tax","Business Income Tax","Payroll","Value Added Tax","Bookkeeping","Financial Accounting \u0026 Accounts Preparation for sole traders and partnerships"]},{"nm":"Richard Davies","ph":"01928421257","tn":"Wrexham","uid":"68643","cn":"RMD Accountancy Solutions Ltd","ad1":"58 Pen Y Bryn","ad2":"","ad3":"","cty":"Clwyd","pc":"LL13 7HY","url":"http:\/\/www.rmdaccountancy.co.uk","dl":"FMAAT","filters":{"ad":"811000001","em":"1","wtl":"1","mtl":"0","web":"1"},"mips":["Business Income Tax","Bookkeeping","Corporation Tax","Payroll","Value Added Tax","Personal Income Tax","Budgeting and Forecasting","Financial Accounting \u0026 Accounts Preparation for sole traders and partnerships","Management Accounting","Financial Accounting \u0026 Accounts Preparation for statutory purposes"]},{"nm":"Rosemarie Davies","ph":"01994419005","tn":"Whitland","uid":"82197","cn":"Rosemarie A Davies","ad1":"Blaenwaun Farm","ad2":"Hebron","ad3":"","cty":"Carmarthenshire","pc":"SA34 0YR","url":"","dl":"FMAAT","filters":{"ad":"811000000","em":"1","wtl":"1","mtl":"0","web":"0"},"mips":["Computerised Accountancy Systems","Bookkeeping","Value Added Tax","Financial Accounting \u0026 Accounts Preparation for statutory purposes","Payroll","Financial Accounting \u0026 Accounts Preparation for sole traders and partnerships","Business Income Tax","Personal Income Tax"]},{"nm":"Matthew Davies","ph":"07815677752","tn":"Carmarthen","uid":"269419","cn":"The Accounting And Tax Company Ltd","ad1":"100 Waun Burgess","ad2":"","ad3":"","cty":"Carmarthenshire","pc":"SA31 <text:soft-page-break/>3JW","url":"www.westwalesaccounting.co.uk","dl":"MAAT","filters":{"ad":"811000000","em":"1","wtl":"1","mtl":"1","web":"1"},"mips":["Financial Accounting \u0026 Accounts Preparation for sole traders and partnerships","Corporation Tax","Payroll","Budgeting and Forecasting","Business Income Tax","Bookkeeping","Personal Income Tax","Value Added Tax","Management Accounting","Computerised Accountancy Systems","Financial Accounting \u0026 Accounts Preparation for statutory purposes"]},{"nm":"Linda Davies","ph":"01656861244","tn":"Bridgend","uid":"273520","cn":"Fairview Book-keeping Services","ad1":"1 Fairview","ad2":"Coychurch Road","ad3":"Pencoed","cty":"Mid Glamorgan","pc":"CF35 5LP","url":"","dl":"MAAT","filters":{"ad":"811000000","em":"1","wtl":"1","mtl":"0","web":"0"},"mips":["Financial Accounting \u0026 Accounts Preparation for statutory purposes","Company Secretarial Services","Value Added Tax","Financial Accounting \u0026 Accounts Preparation for sole traders and partnerships","Management Accounting","Bookkeeping","Payroll","Computerised Accountancy Systems"]},{"nm":"Stephen Davies","ph":"01554770950","tn":"Llanelli","uid":"274202","cn":"SLD Accounting Ltd","ad1":"5 Capel Terrace","ad2":"","ad3":"","cty":"Carmarthenshire","pc":"SA15 1QA","url":"","dl":"MAAT","filters":{"ad":"811000000","em":"1","wtl":"0","mtl":"0","web":"1"},"mips":["Business Income Tax","Financial Accounting \u0026 Accounts Preparation for statutory purposes","Payroll","Computerised Accountancy Systems","Corporation</text:p>
      <text:p text:style-name="P1"><text:s/>Tax","Personal Income Tax","Value Added Tax","Company Secretarial Services","Budgeting and Forecasting","Bookkeeping","Management Accounting","Financial Accounting \u0026 Accounts Preparation for sole traders and partnerships"]},{"nm":"Susan Relf Davies","ph":false,"tn":"Shrewsbury","uid":"276182","cn":"S R D Accountancy Services","ad1":"17 Riverdale Road","ad2":"Monkmoor","ad3":false,"cty":false,"pc":"SY2 5TB","url":false,"dl":"FMAAT","filters":{"ad":"811000001","em":"1","wtl":"1","mtl":"1","web":"0"},"mips":["Value Added Tax","Management Accounting","Personal Income Tax","Financial Accounting \u0026 Accounts Preparation for sole traders and partnerships","Financial Accounting \u0026 Accounts Preparation for statutory purposes","Capital Gains Tax","Business Income Tax","Computerised Accountancy Systems","Corporation Tax","Company Secretarial Services","Bookkeeping","Budgeting and Forecasting","Inheritance Tax","Payroll"]},{"nm":"Simon Davies","ph":"01858437447","tn":"Market Harborough","uid":"283977","cn":"Gowards","ad1":"102 Burnmill Road","ad2":"","ad3":"","cty":"Leicestershire","pc":"LE16 7JG","url":"","dl":"MAAT","filters":{"ad":"811000000","em":"1","wtl":"0","mtl":"0","web":"1"},"mips":["Payroll","Personal Income Tax","Company Secretarial Services","Financial Accounting \u0026 Accounts Preparation for statutory purposes","Bookkeeping","Corporation Tax","Financial Accounting \u0026 Accounts Preparation for sole traders and partnerships"]},{"nm":"Jacqueline Davies","ph":"01522821219","tn":"Lincoln","uid":"294121","cn":"Jackie Davies Accounting Services","ad1":"33 Earlsfield","ad2":"Branston","ad3":"","cty":"Lincolnshire","pc":"LN4 1NP","url":"","dl":"MAAT","filters":{"ad":"811000000","em":"1","wtl":"0","mtl":"0","web":"0"},"mips":["Payroll","Independent Examination","Budgeting and Forecasting","Personal Income Tax","Corporation Tax","Company Secretarial Services","Computerised Accountancy Systems","Capital Gains Tax","Value Added Tax","Bookkeeping","Management Accounting","Financial Accounting \u0026 Accounts Preparation for sole traders and partnerships","Business Income Tax","Financial Accounting \u0026 Accounts Preparation for statutory purposes"]},{"nm":"Michelle Davis","ph":"07950137701","tn":"Bedford","uid":"86533","cn":"Clean Lifestyle Accountancy","ad1":"50 Gold Furlong","ad2":"Marston Moretaine","ad3":"","cty":"Bedfordshire","pc":"MK43 0EG","url":"","dl":"MAAT","filters":{"ad":"811000000","em":"1","wtl":"1","mtl":"1","web":"1"},"mips":["Management <text:soft-page-break/>Accounting","Financial Accounting \u0026 Accounts Preparation for sole traders and partnerships","Financial Accounting \u0026 Accounts Preparation for statutory purposes","Company Secretarial Services","Personal Income Tax","Payroll","Budgeting and Forecasting","Bookkeeping","Value Added Tax","Computerised Accountancy Systems"]},{"nm":"Judith Davis","ph":"01206273908","tn":"Colchester","uid":"288840","cn":"Taylor \u0026 Davis Ltd","ad1":"Unit 8","ad2":"Blue Barns Business Park","ad3":"Old Ipswich Road","cty":"Essex","pc":"CO7 7FX","url":"","dl":"FMAAT","filters":{"ad":"811000001","em":"1","wtl":"0","mtl":"0","web":"1"},"mips":["Business Income Tax","Financial Accounting \u0026 Accounts Preparation for statutory purposes","Budgeting and Forecasting","Company Secretarial Services","Bookkeeping","Payroll","Personal Income Tax","Capital Gains Tax","Financial Accounting \u0026 Accounts Preparation for sole traders and partnerships","Value Added Tax","Management Accounting","Corporation Tax"]},{"nm":"Ian Davis","ph":false,"tn":"West Midlands","uid":"2131761","cn":"Concept Accountancy Services Ltd","ad1":"19 Hereward Rise","ad2":"Halesowen","ad3":false,"cty":false,"pc":"B62 8AN","url":false,"dl":"MAAT","filters":{"ad":"811000000","em":"1","wtl":"1","mtl":"1","web":"1"},"mips":["Management Accounting","Capital Gains Tax","Personal Income Tax","Financial Accounting \u0026 Accounts Preparation for sole traders and partnerships","Corporation Tax","Payroll","Bookkeeping","Financial Accounting \u0026 Accounts Preparation for statutory purposes","Company Secretarial Services","Value Added Tax"]},{"nm":"Caroline Davison","ph":"07845400222","tn":"Tonbridge","uid":"288330","cn":"CLD Accounting Ltd","ad1":"10 Chiltern Way","ad2":"","ad3":"","cty":"Kent","pc":"TN9 1NQ","url":"","dl":"MAAT","filters":{"ad":"811000001","em":"1","wtl":"0","mtl":"0","web":"0"},"mips":["Payroll","Computerised Accountancy Systems","Management Accounting","Bookkeeping","Budgeting and Forecasting","Value Added Tax"]},{"nm":"Masoud Davood","ph":"01212369499","tn":"Birmingham","uid":"221358","cn":"Moor Green \u0026 Co Ltd","ad1":"86C Water Street","ad2":"","ad3":"","cty":"West Midlands","pc":"B3 1HL","url":"","dl":"FMAAT","filters":{"ad":"811000000","em":"1","wtl":"1","mtl":"0","web":"0"},"mips":["Financial Accounting \u0026 Accounts Preparation for statutory purposes","Budgeting and Forecasting","Payroll","Business Income Tax","Bookkeeping","Financial Accounting \u0026 Accounts Preparation for sole traders and partnerships","Value Added Tax","Personal Income Tax","Corporation Tax"]},{"nm":"Tracey Dawe","ph":"01903812428","tn":"Steyning","uid":"287167","cn":"Tad Accountancy Services","ad1":"73 College Road","ad2":"Upper Beeding","ad3":"","cty":"West Sussex","pc":"BN44 3TB","url":"http:\/\/www.tadkeepingbooks.co.uk","dl":"FMAAT","filters":{"ad":"811000001","em":"1","wtl":"0","mtl":"0","web":"0"},"mips":["Bookkeeping","Management Accounting","Financial Accounting \u0026 Accounts Preparation for sole traders and partnerships","Company Secretarial Services","Payroll","Financial Accounting \u0026 Accounts Preparation for statutory purposes","Computerised Accountancy Systems","Personal Income Tax","Budgeting and Forecasting","Value Added Tax"]},{"nm":"Michael Dawe","ph":"07752311820","tn":"Ottery St. Mary","uid":"312289","cn":"MD Accountancy Services","ad1":"10 Raleigh Road","ad2":"","ad3":"","cty":"Devon","pc":"EX11 1TG","url":"http:\/\/www.mdaccountancyservices.com","dl":"MAAT","filters":{"ad":"811000000","em":"1","wtl":"1","mtl":"1","web":"1"},"mips":["Financial Accounting \u0026 Accounts Preparation for sole traders and partnerships","Company Secretarial Services","Bookkeeping","Corporation Tax","Payroll","Capital Gains Tax","Value Added Tax","Personal Income Tax","Computerised Accountancy Systems","Business Income Tax","Management Accounting","Financial Accounting \u0026 Accounts Preparation for statutory purposes"]},{"nm":"William Dawes","ph":"07791326144","tn":"Manchester","uid":"276939","cn":"William Dawes","ad1":"17 Burford Drive","ad2":"Swinton","ad3":"","cty":"Greater Manchester","pc":"M27 <text:soft-page-break/>9TZ","url":"","dl":"MAAT","filters":{"ad":"811000001","em":"1","wtl":"0","mtl":"0","web":"0"},"mips":["Bookkeeping","Financial Accounting \u0026 Accounts Preparation for statutory purposes","Computerised Accountancy Systems","Corporation Tax","Value Added Tax","Financial Accounting \u0026 Accounts Preparation for sole traders and partnerships"]},{"nm":"Neil Daws","ph":"01995604037","tn":"Preston","uid":"308858","cn":"Neil S Daws","ad1":"38 Duckworth Drive","ad2":"Catterall","ad3":"","cty":"Lancashire","pc":"PR3 1YS","url":"","dl":"MAAT","filters":{"ad":"811000000","em":"1","wtl":"1","mtl":"0","web":"1"},"mips":{"0":"Independent Examination","1":"Payroll","7":"Financial Accounting \u0026 Accounts Preparation for statutory purposes","8":"Financial Accounting \u0026 Accounts Preparation for sole traders and partnerships"}},{"nm":"Tracy Dawson","ph":"01432350259","tn":"Hereford","uid":"96757","cn":"Tracy Dawson Accounting \u0026 Payroll Services","ad1":"7 The Furlong","ad2":"","ad3":"","cty":"Herefordshire","pc":"HR2 6RT","url":"www.tdaccounting.co.uk","dl":"MAAT AATQB","filters":{"ad":"811000000","em":"1","wtl":"1","mtl":"1","web":"1"},"mips":["Personal Income Tax","Financial Accounting \u0026 Accounts Preparation for sole traders and partnerships","Value Added Tax","Bookkeeping","Payroll","Computerised Accountancy Systems","Management Accounting","Financial Accounting \u0026 Accounts Preparation for statutory purposes"]},{"nm":"Jill Dawson","ph":"01913843349","tn":"Durham","uid":"298746","cn":"JD Accounting Solutions","ad1":"80 Grinstead Way","ad2":"","ad3":"","cty":"County Durham","pc":"DH1 1LZ","url":"","dl":"MAAT","filters":{"ad":"811000000","em":"1","wtl":"0","mtl":"0","web":"0"},"mips":["Personal Income Tax","Computerised Accountancy Systems","Management Accounting","Financial Accounting \u0026 Accounts Preparation for sole traders and partnerships","Value Added Tax","Payroll","Business Income Tax","Corporation Tax","Financial Accounting \u0026 Accounts Preparation for statutory purposes","Bookkeeping","Budgeting and Forecasting"]},{"nm":"Julian Day","ph":"01223506533","tn":"Cambridge","uid":"219238","cn":"Day Accountants ","ad1":"Day Accountants","ad2":"Quern House","ad3":"Mill Court, Great Shelford","cty":"Cambridgeshire","pc":"CB22 5LD","url":"www.day-accountants.com","dl":"MAAT","filters":{"ad":"811000000","em":"1","wtl":"1","mtl":"1","web":"1"},"mips":["Capital Gains Tax","Inheritance Tax","Bookkeeping","Budgeting and Forecasting","Business Income Tax","Corporation Tax","Payroll","Value Added Tax","Financial Accounting \u0026 Accounts Preparation for sole traders and partnerships","Financial Accounting \u0026 Accounts Preparation for statutory purposes","Computerised Accountancy Systems","Company Secretarial Services","Personal Income Tax","Management Accounting"]},{"nm":"Michael Day","ph":"","tn":"West Yorkshire","uid":"234009","cn":"MD Financial Services","ad1":"64 Oakdale Close","ad2":"Halifax","ad3":"","cty":"","pc":"HX3 5RP","url":"","dl":"MAAT","filters":{"ad":"811000000","em":"1","wtl":"1","mtl":"1","web":"1"},"mips":["Financial Accounting \u0026 Accounts Preparation for statutory purposes","Business Income Tax","Financial Accounting \u0026 Accounts Preparation for sole traders and partnerships","Corporation</text:p>
      <text:p text:style-name="P1"><text:s/>Tax","Personal Income Tax","Budgeting and Forecasting","Company Secretarial Services","Value Added Tax","Bookkeeping","Management Accounting","Payroll","Internal Audit"]},{"nm":"Justine Day","ph":"01789751716","tn":"STRATFORD UPON AVON","uid":"272977","cn":"Mosaic Accounting Limited","ad1":"8 Millers Close","ad2":"Welford On Avon","ad3":"Wilmcote","cty":"Warwickshire","pc":"CV37 8QG","url":"www.mosaicaccounting.co.uk","dl":"FMAAT","filters":{"ad":"811000001","em":"1","wtl":"1","mtl":"0","web":"0"},"mips":["Financial Accounting \u0026 Accounts Preparation for statutory purposes","Business Income Tax","Budgeting and Forecasting","Capital Gains Tax","Inheritance Tax","Management Accounting","Bookkeeping","Computerised Accountancy Systems","Financial Accounting \u0026 <text:soft-page-break/>Accounts Preparation for sole traders and partnerships","Value Added Tax","Corporation Tax","Payroll","Personal Income Tax","Company Secretarial Services"]},{"nm":"Caroline Day","ph":"07780913069","tn":"Stamford","uid":"281779","cn":"Day\u0027s Accountancy Services Ltd","ad1":"48 Hambleton Road","ad2":"","ad3":"","cty":"Lincolnshire","pc":"PE9 2RY","url":"","dl":"FMAAT","filters":{"ad":"811000001","em":"0","wtl":"0","mtl":"0","web":"0"},"mips":["Company Secretarial Services","Financial Accounting \u0026 Accounts Preparation for statutory purposes","Financial Accounting \u0026 Accounts Preparation for sole traders and partnerships","Bookkeeping","Budgeting and Forecasting","Corporation Tax","Value Added Tax","Payroll","Independent Examination","Management Accounting","Personal Income Tax","Internal Audit"]},{"nm":"Diana Day","ph":"01603250353","tn":"Norwich","uid":"299938","cn":"Charwin Accountancy","ad1":"9 Cringleford Chase","ad2":"","ad3":"","cty":"Norfolk","pc":"NR4 7RS","url":"","dl":"FMAAT","filters":{"ad":"811000000","em":"1","wtl":"1","mtl":"0","web":"0"},"mips":["Independent Examination","Financial Accounting \u0026 Accounts Preparation for statutory purposes","Payroll","Value Added Tax","Budgeting and Forecasting","Computerised Accountancy Systems","Corporation Tax","Financial Accounting \u0026 Accounts Preparation for sole traders and partnerships","Personal Income Tax","Business Income Tax","Capital Gains Tax","Inheritance Tax","Company Secretarial Services","Management Accounting","Bookkeeping"]},{"nm":"David Day","ph":"01513488400","tn":"Wrexham","uid":"308094","cn":"Day \u0026 Company (bolton) Limited","ad1":"192 Ffordd Llanerch","ad2":"Pen-y-cae","ad3":"","cty":"Clwyd","pc":"LL14 2NG","url":"","dl":"MAAT","filters":{"ad":"811000000","em":"1","wtl":"0","mtl":"0","web":"1"},"mips":["Value Added Tax","Financial Accounting \u0026 Accounts Preparation for sole traders and partnerships","Business Income Tax","Bookkeeping","Independent Examination","Financial Accounting \u0026 Accounts Preparation for statutory purposes","Personal Income Tax","Inheritance Tax","Payroll","Capital Gains Tax","Corporation Tax"]},{"nm":"Robert Daynes","ph":"01428555100","tn":"Haslemere","uid":"289311","cn":"Daynes \u0026 Co Ltd","ad1":"Mill House","ad2":"Liphook Road","ad3":"Shottermill","cty":"Surrey","pc":"GU27 3QE","url":"","dl":"FMAAT","filters":{"ad":"811000000","em":"1","wtl":"1","mtl":"0","web":"1"},"mips":["Financial Accounting \u0026 Accounts Preparation for statutory purposes","Budgeting and Forecasting","Personal Income Tax","Bookkeeping","Financial Accounting \u0026 Accounts Preparation for sole traders and partnerships","Payroll","Value Added Tax"]},{"nm":"Maria De Cervo","ph":"01252311684","tn":"Aldershot","uid":"285560","cn":"Goldfinch Business Solutions Ltd","ad1":"1 Goldfinch Close","ad2":"","ad3":"","cty":"Hampshire","pc":"GU11 3PW","url":"","dl":"MAAT AATQB","filters":{"ad":"811000001","em":"1","wtl":"1","mtl":"0","web":"0"},"mips":["Bookkeeping","Company Secretarial Services","Value Added Tax","Financial Accounting \u0026 Accounts Preparation for sole traders and partnerships","Financial Accounting \u0026 Accounts Preparation for statutory purposes","Computerised Accountancy Systems","Corporation Tax","Payroll","Management Accounting"]},{"nm":"Corrinna De Col","ph":"01453451245","tn":"Stroud","uid":"171011","cn":"Cld Bookkeeping Services","ad1":"103 Westward Road","ad2":"","ad3":"","cty":"Gloucestershire","pc":"GL5 4JA","url":"","dl":"MAAT","filters":{"ad":"811000001","em":"1","wtl":"1","mtl":"0","web":"0"},"mips":["Personal Income Tax","Business Income Tax","Financial Accounting \u0026 Accounts Preparation for statutory purposes","Value Added Tax","Payroll","Financial Accounting \u0026 Accounts Preparation for sole traders and partnerships","Bookkeeping"]},{"nm":"Mihiri De Silva","ph":"07946017752","tn":"Coulsdon","uid":"217973","cn":"Axys Business Solutions Ltd","ad1":"35 Charlton Gardens","ad2":"","ad3":"","cty":"Surrey","pc":"CR5 <text:soft-page-break/>1AS","url":"","dl":"FMAAT","filters":{"ad":"811000001","em":"1","wtl":"1","mtl":"0","web":"0"},"mips":["Financial Accounting \u0026 Accounts Preparation for statutory purposes","Personal Income Tax","Business Income Tax","Corporation Tax","Budgeting and Forecasting","Value Added Tax","Independent Examination","Capital Gains Tax","Financial Accounting \u0026 Accounts Preparation for sole traders and partnerships","Computerised Accountancy Systems","Payroll","Bookkeeping","Company Secretarial Services","Management Accounting"]},{"nm":"Diana De Vos","ph":"01636893830","tn":"Newark","uid":"289431","cn":"Diana Devos","ad1":"Bramley Cottage","ad2":"Church Lane","ad3":"Besthorpe","cty":"Nottinghamshire","pc":"NG23 7BN","url":"","dl":"FMAAT","filters":{"ad":"811000000","em":"0","wtl":"0","mtl":"0","web":"0"},"mips":["Corporation Tax","Value Added Tax","Budgeting and Forecasting","Business Income Tax","Financial Accounting \u0026 Accounts Preparation for statutory purposes","Computerised Accountancy Systems","Personal Income Tax","Financial Accounting \u0026 Accounts Preparation for sole traders and partnerships","Bookkeeping","Payroll","Management Accounting"]},{"nm":"Nigel Deacon","ph":"01923859768","tn":"RADLETT","uid":"1372396","cn":"Promedia Accountancy Ltd","ad1":"49 The Crosspath","ad2":"","ad3":"","cty":"Hertfordshire","pc":"WD7 8HP","url":"","dl":"MAAT","filters":{"ad":"811000000","em":"1","wtl":"1","mtl":"1","web":"1"},"mips":["Financial Accounting \u0026 Accounts Preparation for sole traders and partnerships","Personal Income Tax","Company Secretarial Services","Computerised Accountancy Systems","Bookkeeping","Financial Accounting \u0026 Accounts Preparation for statutory purposes","Corporation Tax","Payroll"]},{"nm":"Gill Deakin","ph":"01423711950","tn":"Harrogate","uid":"56237","cn":"Deakin Accountancy Ltd","ad1":"6 Harewell Close","ad2":"Glasshouses","ad3":"","cty":"North Yorkshire","pc":"HG3 5DY","url":"","dl":"MAAT","filters":{"ad":"811000000","em":"0","wtl":"1","mtl":"0","web":"0"},"mips":["Management Accounting","Budgeting and Forecasting","Personal Income Tax","Value Added Tax","Corporation Tax","Bookkeeping","Financial Accounting \u0026 Accounts Preparation for sole traders and partnerships","Payroll","Business Income Tax","Financial Accounting \u0026 Accounts Preparation for statutory purposes"]},{"nm":"Jane Dean","ph":"","tn":"Walsall","uid":"300913","cn":"JD Figures Limited","ad1":"212 Ingram Road","ad2":"Bloxwich","ad3":"","cty":"West Midlands","pc":"WS3 3AD","url":"http:\/\/www.jdfigures.co.uk","dl":"FMAAT","filters":{"ad":"811000000","em":"1","wtl":"1","mtl":"1","web":"1"},"mips":["Value Added Tax","Personal Income Tax","Budgeting and Forecasting","Financial Accounting \u0026 Accounts Preparation for sole traders and partnerships","Management Accounting","Computerised Accountancy Systems","Independent Examination","Payroll","Bookkeeping","Financial Accounting \u0026 Accounts Preparation for statutory purposes"]},{"nm":"Lesley Dearlove","ph":"08455191455","tn":"Maidenhead","uid":"271390","cn":"Formula First Accounts","ad1":"Lexham Chambers","ad2":"3-6 The Colonnade","ad3":"High Street","cty":"Berkshire","pc":"SL6 1QL","url":false,"dl":"MAAT","filters":{"ad":"811000000","em":"1","wtl":"1","mtl":"0","web":"0"},"mips":["Bookkeeping","Company Secretarial Services","Business Income Tax","Management Accounting","Computerised Accountancy Systems","Corporation Tax","Value Added Tax","Payroll","Financial Accounting and Accounts Preparation","Budgeting and Forecasting","Personal Income Tax"]},{"nm":"Nicola Dearnaly","ph":false,"tn":"Bradford","uid":"256882","cn":"N.C. Dearnaly","ad1":"11 Greengates Avenue","ad2":"Wyice","ad3":false,"cty":false,"pc":"BD12 9LQ","url":false,"dl":"AATQB","filters":{"ad":"811000001","em":"1","wtl":"0","mtl":"0","web":"0"},"mips":["Bookkeeping","Financial Accounting \u0026 Accounts Preparation for sole traders and partnerships","Value Added Tax"]},{"nm":"Mark Deaton","ph":"01423536330","tn":"Harrogate","uid":"278769","cn":"Md \u0026 Associates Ltd","ad1":"1 Hill Top Drive","ad2":"","ad3":"","cty":"North Yorkshire","pc":"HG1 <text:soft-page-break/>3BU","url":"","dl":"FMAAT","filters":{"ad":"811000000","em":"1","wtl":"0","mtl":"0","web":"0"},"mips":["Financial Accounting \u0026 Accounts Preparation for statutory purposes","Personal Income Tax","Management Accounting","Capital Gains Tax","Value Added Tax","Financial Accounting \u0026 Accounts Preparation for sole traders and partnerships","Budgeting and Forecasting","Payroll","Bookkeeping"]},{"nm":"Victoria Debae","ph":"07736071559","tn":"London","uid":"134589","cn":"Newbold Bookkeeping And Accountancy Services","ad1":"Flat 21","ad2":"Avington Court","ad3":"Old Kent Road","cty":false,"pc":"SE1 5NF","url":false,"dl":"MAAT","filters":{"ad":"811000001","em":"0","wtl":"0","mtl":"0","web":"1"},"mips":["Corporation Tax","Management Accounting","Bookkeeping","Personal Income Tax","Financial Accounting \u0026 Accounts Preparation for statutory purposes","Value Added Tax","Payroll","Computerised Accountancy Systems","Financial Accounting \u0026 Accounts Preparation</text:p>
      <text:p text:style-name="P1"><text:s/>for sole traders and partnerships"]},{"nm":"Phoenix Debola","ph":"07803704496","tn":"Orpington","uid":"1940221","cn":"Phoenix Debola","ad1":"2 Oak Road","ad2":"","ad3":"Green Street Green","cty":"Kent","pc":"BR6 6BB","url":"http:\/\/www.phoenixdebola.com","dl":"MAAT","filters":{"ad":"811000000","em":"1","wtl":"0","mtl":"1","web":"1"},"mips":["Financial Accounting \u0026 Accounts Preparation for sole traders and partnerships","Financial Accounting \u0026 Accounts Preparation for statutory purposes"]},{"nm":"Richard Dedman","ph":"01945588380","tn":"Wisbech","uid":"283072","cn":"Bruch \u0026 Co Ltd","ad1":"1 School Lane","ad2":"","ad3":"","cty":"Cambridgeshire","pc":"PE13 1AW","url":"","dl":"FMAAT","filters":{"ad":"811000000","em":"1","wtl":"0","mtl":"0","web":"1"},"mips":["Computerised Accountancy Systems","Payroll","Management Accounting","Budgeting and Forecasting","Value Added Tax","Company Secretarial Services","Independent Examination","Inheritance Tax","Capital Gains Tax","Personal Income Tax","Bookkeeping","Financial Accounting \u0026 Accounts Preparation for statutory purposes","Limited Assurance Engagement","Financial Accounting \u0026 Accounts Preparation for sole traders and partnerships","Corporation Tax","Business Income Tax"]},{"nm":"Mohammad Dehshid","ph":"02035815252","tn":"London","uid":"93584","cn":"Dehshid \u0026 Co","ad1":"Suite 101 Hanovia House","ad2":"30 Eastman Road","ad3":"","cty":"","pc":"W3 7YG","url":"","dl":"FMAAT","filters":{"ad":"811000001","em":"1","wtl":"0","mtl":"0","web":"0"},"mips":["Computerised Accountancy Systems","Capital Gains Tax","Personal Income Tax","Value Added Tax","Independent Examination","Company Secretarial Services","Financial Accounting \u0026 Accounts Preparation for statutory purposes","Financial Accounting \u0026 Accounts Preparation for sole traders and partnerships","Payroll","Bookkeeping","Business Income Tax","Corporation Tax"]},{"nm":"Marina Delcheva","ph":false,"tn":"Essex","uid":"2074826","cn":"Delmar Accounting Ltd","ad1":"70 Mawney Road","ad2":"Romford","ad3":false,"cty":false,"pc":"RM7 7HT","url":false,"dl":"MAAT","filters":{"ad":"811000001","em":"1","wtl":"1","mtl":"1","web":"1"},"mips":["Financial Accounting \u0026 Accounts Preparation for sole traders and partnerships","Financial Accounting \u0026 Accounts Preparation for statutory purposes","Payroll","Personal Income Tax","Corporation Tax","Bookkeeping","Business Income Tax"]},{"nm":"Sally-Ann Delf","ph":"01379778095","tn":"Diss","uid":"63105","cn":"Laurel Partnership Ltd","ad1":"DBH","ad2":"Hopper Way","ad3":"","cty":"Norfolk","pc":"IP22 4GT","url":"","dl":"FMAAT","filters":{"ad":"811000000","em":"1","wtl":"1","mtl":"1","web":"0"},"mips":["Business Income Tax","Capital Gains Tax","Personal Income Tax","Corporation Tax","Management Accounting","Financial Accounting \u0026 Accounts Preparation for sole traders and partnerships","Bookkeeping","Financial Accounting \u0026 Accounts Preparation for statutory purposes","Company Secretarial Services","Independent Examination","Payroll","Value Added <text:soft-page-break/>Tax"]},{"nm":"Lesley Dellar","ph":"01954270028","tn":"Cambridge","uid":"161953","cn":"LD Accountancy Services","ad1":"30a Thistle Green","ad2":"Swavesey","ad3":"","cty":"Cambridgeshire","pc":"CB24 4RJ","url":"","dl":"FMAAT AATQB","filters":{"ad":"811000001","em":"1","wtl":"1","mtl":"0","web":"0"},"mips":["Personal Income Tax","Value Added Tax","Bookkeeping","Financial Accounting \u0026 Accounts Preparation for statutory purposes","Financial Accounting \u0026 Accounts Preparation for sole traders and partnerships","Payroll"]},{"nm":"Michael Delph","ph":"01603279505","tn":"Norwich","uid":"305344","cn":"Delph \u0026 Co Accountancy Ltd","ad1":"Unit 8 Home Farm Business Park","ad2":"Norwich Road","ad3":"Marsham","cty":"Norfolk","pc":"NR10 5PQ","url":"http:\/\/www.delphaccountancy.co.uk","dl":"FMAAT","filters":{"ad":"811000000","em":"1","wtl":"1","mtl":"0","web":"0"},"mips":["Computerised Accountancy Systems","Management Accounting","Payroll","Value Added Tax","Inheritance Tax","Personal Income Tax","Budgeting and Forecasting","Financial Accounting \u0026 Accounts Preparation for statutory purposes","Company Secretarial Services","Business Income Tax","Corporation Tax","Bookkeeping","Financial Accounting \u0026 Accounts Preparation for sole traders and partnerships","Capital Gains Tax"]},{"nm":"Barbara Demetriou","ph":"01159124530","tn":"Nottingham","uid":"157714","cn":"Archimedia Accountancy Services","ad1":"Biocity","ad2":"Pennyfoot Street","ad3":"","cty":"Nottinghamshire","pc":"NG1 1GF","url":"","dl":"MAAT","filters":{"ad":"811000000","em":"1","wtl":"0","mtl":"0","web":"1"},"mips":["Company Secretarial Services","Capital Gains Tax","Payroll","Corporation Tax","Computerised Accountancy Systems","Personal Income Tax","Limited Assurance Engagement","Value Added Tax","Independent Examination","Bookkeeping","Financial Accounting \u0026 Accounts Preparation for sole traders and partnerships","Business Income Tax","Financial Accounting \u0026 Accounts Preparation for statutory purposes","Budgeting and Forecasting","Management Accounting"]},{"nm":"Angela Demoore","ph":"07749495098","tn":"Bury St. Edmunds","uid":"278716","cn":"Demoore Accountancy Services","ad1":"45 Wagtail Drive","ad2":"","ad3":"","cty":"Suffolk","pc":"IP32 7GP","url":"","dl":"FMAAT","filters":{"ad":"811000000","em":"1","wtl":"1","mtl":"0","web":"1"},"mips":["Payroll","Financial Accounting \u0026 Accounts Preparation for sole traders and partnerships","Management Accounting","Company Secretarial Services","Business Income Tax","Computerised Accountancy Systems","Personal Income Tax","Value Added Tax","Budgeting and Forecasting","Corporation Tax","Bookkeeping","Financial Accounting \u0026 Accounts Preparation for statutory purposes"]},{"nm":"Sharon Dempsey","ph":"01277824155","tn":"Brentwood","uid":"285428","cn":"Parkwood Bookkeeping Service","ad1":"Woodcroft","ad2":"Parkwood","ad3":"Doddinghurst Road","cty":"Essex","pc":"CM15 0SN","url":"","dl":"MAAT","filters":{"ad":"811000001","em":"1","wtl":"0","mtl":"0","web":"0"},"mips":["Payroll","Financial Accounting \u0026 Accounts Preparation for statutory purposes","Value Added Tax","Bookkeeping","Financial Accounting \u0026 Accounts Preparation for sole traders and partnerships","Management Accounting"]},{"nm":"Gemma Denham","ph":"01837734007","tn":"Okehampton","uid":"93563","cn":"GD Accountancy","ad1":"GD Accountancy","ad2":"7a Bridge Street","ad3":"Hatherleigh","cty":"Devon","pc":"EX20 3HU","url":"www.gdaccounts.co.uk","dl":"MAAT","filters":{"ad":"811000000","em":"1","wtl":"1","mtl":"1","web":"1"},"mips":["Personal Income Tax","Value Added Tax","Financial Accounting \u0026 Accounts Preparation for sole traders and partnerships","Bookkeeping","Payroll","Corporation Tax","Financial Accounting \u0026 Accounts Preparation for statutory purposes","Management Accounting","Business Income Tax","Capital Gains Tax","Computerised Accountancy Systems"]},{"nm":"William Denham","ph":"","tn":"Bristol","uid":"1274226","cn":"Bristol Accounts \u0026 Tax Ltd","ad1":"32 <text:soft-page-break/>Grove Park Terrace","ad2":"","ad3":"","cty":"","pc":"BS16 2BN","url":"","dl":"MAAT","filters":{"ad":"811000001","em":"0","wtl":"1","mtl":"0","web":"0"},"mips":["Capital Gains Tax","Business Income Tax","Management Accounting","Payroll","Financial Accounting \u0026 Accounts Preparation for statutory purposes","Bookkeeping","Company Secretarial Services","Corporation Tax","Financial Accounting \u0026 Accounts Preparation for sole traders and partnerships","Budgeting and Forecasting","Value Added Tax","Personal Income Tax"]},{"nm":"Nigel Denman","ph":"01453769315","tn":"Stroud","uid":"306940","cn":"Denmans Accounting Ltd","ad1":"Three Feathers","ad2":"Little London","ad3":"Rodborough","cty":"Gloucestershire","pc":"GL5 5DU","url":"","dl":"FMAAT","filters":{"ad":"811000000","em":"1","wtl":"1","mtl":"0","web":"1"},"mips":["Personal Income Tax","Capital Gains Tax","Value Added Tax","Business Income Tax","Financial Accounting \u0026 Accounts Preparation for statutory purposes","Budgeting and Forecasting","Financial Accounting \u0026 Accounts Preparation for sole traders and partnerships","Corporation Tax","Management Accounting","Bookkeeping","Computerised Accountancy Systems","Company Secretarial Services","Payroll","Inheritance Tax"]},{"nm":"Maureen Denman","ph":"01453763915","tn":"Stroud","uid":"306989","cn":"Denmans Accounting Ltd","ad1":"Three Feathers","ad2":"Little London","ad3":"Rodborough","cty":"Gloucestershire","pc":"GL5 5DU","url":"","dl":"FMAAT","filters":{"ad":"811000000","em":"1","wtl":"1","mtl":"0","web":"1"},"mips":["Value Added Tax","Financial Accounting \u0026 Accounts Preparation for sole traders and partnerships","Management Accounting","Company Secretarial Services","Bookkeeping","Financial Accounting \u0026 Accounts Preparation for statutory purposes","Personal Income Tax","Payroll","Corporation Tax","Budgeting and Forecasting","Business Income Tax"]},{"nm":"Jason Dennis","ph":"01892838916","tn":"Tonbridge","uid":"305286","cn":"J \u0026 H Accounting Services Ltd","ad1":"31 Clover Way","ad2":"Paddock Wood","ad3":"","cty":"Kent","pc":"TN12 6BQ","url":"","dl":"MAAT","filters":{"ad":"811000001","em":"1","wtl":"1","mtl":"0","web":"0"},"mips":["Financial Accounting \u0026 Accounts Preparation for sole traders and partnerships","Personal Income Tax","Computerised Accountancy Systems","Company Secretarial Services","Independent Examination","Inheritance Tax","Capital Gains Tax","Business Income Tax","Payroll","Management Accounting","Value Added Tax","Bookkeeping","Financial Accounting \u0026 Accounts Preparation for statutory purposes","Corporation Tax","Budgeting and Forecasting"]},{"nm":"Tina Denton","ph":"01824710653","tn":"Ruthin","uid":"103404","cn":"Courtenay Accounts","ad1":"Seler","ad2":"Cyffylliog","ad3":"","cty":"Denbighshire","pc":"LL15 2DS","url":"","dl":"MAAT","filters":{"ad":"811000000","em":"1","wtl":"1","mtl":"1","web":"1"},"mips"</text:p>
      <text:p text:style-name="P1">:{"4":"Financial Accounting \u0026 Accounts Preparation for statutory purposes","5":"Financial Accounting \u0026 Accounts Preparation for sole traders and partnerships"}},{"nm":"Christopher Denyer","ph":"01903814322","tn":"Steyning","uid":"79714","cn":"Denyer Admin Ltd","ad1":"Annen Cottage","ad2":"Holland Road","ad3":"","cty":"West Sussex","pc":"BN44 3GJ","url":"","dl":"MAAT","filters":{"ad":"811000000","em":"1","wtl":"0","mtl":"0","web":"0"},"mips":["Bookkeeping","Management Accounting"]},{"nm":"Gabriela Deppe","ph":"08459000898","tn":"LEAMINGTON SPA","uid":"256972","cn":"Coral Fabric Imaging Ltd ","ad1":"Gunnery House","ad2":"Gunnery Terrace","ad3":"","cty":"Warwickshire","pc":"CV32 5PE","url":"http:\/\/www.coralcolour.com","dl":"MAAT","filters":{"ad":"811000000","em":"1","wtl":"1","mtl":"1","web":"0"},"mips":["Value Added Tax","Bookkeeping"]},{"nm":"Carl Derving","ph":"01482257752","tn":"Hull","uid":"58759","cn":"Yorkshire Consulting Group","ad1":"129 Westfield Road","ad2":"","ad3":"","cty":"East Yorkshire","pc":"HU4 <text:soft-page-break/>6EB","url":"ycguk.co.uk","dl":"FMAAT","filters":{"ad":"811000000","em":"1","wtl":"1","mtl":"0","web":"1"},"mips":["Business Income Tax","Bookkeeping","Computerised Accountancy Systems","Financial Accounting \u0026 Accounts Preparation for sole traders and partnerships","Company Secretarial Services","Payroll","Corporation Tax","Value Added Tax","Management Accounting","Budgeting and Forecasting","Personal Income Tax","Financial Accounting \u0026 Accounts Preparation for statutory purposes","Capital Gains Tax"]},{"nm":"Luke Desmond","ph":"01707247040","tn":"Hatfield","uid":"96771","cn":"Crisp Contractor Ltd","ad1":"Crisp Contractor","ad2":"17 The Broadway","ad3":"","cty":"Hertfordshire","pc":"AL9 5HZ","url":"www.crispcontractor.co.uk","dl":"MAAT","filters":{"ad":"811000000","em":"1","wtl":"1","mtl":"1","web":"1"},"mips":["Financial Accounting \u0026 Accounts Preparation for sole traders and partnerships","Financial Accounting \u0026 Accounts Preparation for statutory purposes","Budgeting and Forecasting","Management Accounting","Value Added Tax","Payroll","Company Secretarial Services","Corporation Tax","Bookkeeping","Computerised Accountancy Systems","Personal Income Tax"]},{"nm":"Mandy Desmond - Jones","ph":"01633213319","tn":"Newport","uid":"273235","cn":"MDJ Accountancy Solutions Ltd","ad1":"Chester House","ad2":"17 Gold Tops","ad3":"","cty":"Gwent","pc":"NP20 4PH","url":"www.mdj.solutions","dl":"MAAT","filters":{"ad":"811000000","em":"1","wtl":"1","mtl":"0","web":"0"},"mips":["Budgeting and Forecasting","Bookkeeping","Management Accounting","Payroll","Business Income Tax","Value Added Tax","Company Secretarial Services","Personal Income Tax"]},{"nm":"Lisa Devere-Summers","ph":"01572770727","tn":"OAKHAM","uid":"145984","cn":"Max Accountants ","ad1":"Suite 7","ad2":"Unit 16a Oakham Entereprise Park","ad3":"Ashwell Road","cty":"Rutland","pc":"LE15 7TU","url":"","dl":"MAAT","filters":{"ad":"811000000","em":"1","wtl":"1","mtl":"1","web":"1"},"mips":["Bookkeeping","Management Accounting","Value Added Tax","Computerised Accountancy Systems","Payroll","Business Income Tax"]},{"nm":"Brian Deverill","ph":"07846191429","tn":"Sandwich","uid":"131898","cn":"BJ Deverill \u0026 Associates","ad1":"31 Sandwood Road","ad2":"","ad3":"","cty":"Kent","pc":"CT13 0AQ","url":"","dl":"MAAT AATQB","filters":{"ad":"811000001","em":"1","wtl":"1","mtl":"0","web":"0"},"mips":["Financial Accounting \u0026 Accounts Preparation for sole traders and partnerships","Computerised Accountancy Systems","Financial Accounting \u0026 Accounts Preparation for statutory purposes","Business Income Tax","Value Added Tax","Bookkeeping","Personal Income Tax","Payroll"]},{"nm":"Andrew Devitt","ph":"07745792663","tn":"DEESIDE","uid":"224702","cn":"A D Bookkeeping","ad1":"18 Foxes Close","ad2":"Mancot","ad3":"","cty":"Clwyd","pc":"CH5 2EX","url":"","dl":"MAAT","filters":{"ad":"811000000","em":"1","wtl":"0","mtl":"1","web":"1"},"mips":["Financial Accounting \u0026 Accounts Preparation for statutory purposes","Management Accounting","Computerised Accountancy Systems","Bookkeeping","Financial Accounting \u0026 Accounts Preparation for sole traders and partnerships"]},{"nm":"Dan Devonald","ph":"07971290925","tn":"Gerrards Cross","uid":"1588666","cn":"Einstein Tax Ltd","ad1":"59 Dukes Wood Avenue","ad2":"","ad3":"","cty":"Buckinghamshire","pc":"SL9 7JY","url":"","dl":"MAAT","filters":{"ad":"811000000","em":"1","wtl":"1","mtl":"1","web":"1"},"mips":["Budgeting and Forecasting","Payroll","Value Added Tax","Bookkeeping","Business Income Tax","Computerised Accountancy Systems","Financial Accounting \u0026 Accounts Preparation for sole traders and partnerships","Company Secretarial Services","Management Accounting","Corporation Tax","Personal Income Tax","Capital Gains Tax","Financial Accounting \u0026 Accounts Preparation for statutory purposes"]},{"nm":"Rajeev Dewedi","ph":"01274722666","tn":"Bradford","uid":"277481","cn":"Rajeev Accountants","ad1":"19 Bolling Road","ad2":"","ad3":"","cty":"West Yorkshire","pc":"BD4 7BG","url":"","dl":"FMAAT","filters":<text:soft-page-break/>{"ad":"811000000","em":"1","wtl":"0","mtl":"0","web":"1"},"mips":["Financial Accounting \u0026 Accounts Preparation for sole traders and partnerships","Financial Accounting \u0026 Accounts Preparation for statutory purposes","Budgeting and Forecasting","Personal Income Tax","Payroll","Company Secretarial Services","Bookkeeping","Management Accounting","Computerised Accountancy Systems","Corporation Tax","Capital Gains Tax","Value Added Tax","Business Income Tax"]},{"nm":"Sarita Dewedi","ph":"01274722666","tn":"Bradford","uid":"290581","cn":"Rajeev Accountants","ad1":"19 Bolling Road","ad2":"","ad3":"","cty":"West Yorkshire","pc":"BD4 7BG","url":"","dl":"FMAAT","filters":{"ad":"811000000","em":"1","wtl":"1","mtl":"0","web":"0"},"mips":["Payroll","Financial Accounting \u0026 Accounts Preparation for statutory purposes","Capital Gains Tax","Computerised Accountancy Systems","Value Added Tax","Bookkeeping","Corporation Tax","Management Accounting","Business Income Tax","Financial Accounting \u0026 Accounts Preparation for sole traders and partnerships","Personal Income Tax"]},{"nm":"Susanna Dewey","ph":"01905641275","tn":"Worcester","uid":"273804","cn":"Susanna Dewey T\/a Black \u0026 White Payroll <text:s/>Services","ad1":"Heathfield House","ad2":"Martley Road","ad3":"Lower Broadheath","cty":"Worcestershire","pc":"WR2 6QG","url":"","dl":"FMAAT","filters":{"ad":"811000000","em":"1","wtl":"1","mtl":"0","web":"0"},"mips":["Payroll"]},{"nm":"Caroline Dinsmore","ph":"01162303973","tn":"Leicester","uid":"57557","cn":"Cp Accountancy Ltd","ad1":"C P Accountancy Ltd","ad2":"44 Town Green Street","ad3":"Rothley","cty":"Leicestershire","pc":"LE7 7NU","url":"","dl":"FMAAT","filters":{"ad":"811000000","em":"1","wtl":"1","mtl":"1","web":"1"},"mips":["Bookkeeping","Financial Accounting \u0026 Accounts Preparation for sole traders and partnerships","Value Added Tax","Business Income Tax","Corporation Tax","Financial Accounting \u0026 Accounts Preparation for statutory purposes","Personal Income Tax","Payroll"]},{"nm":"Allah Ditta","ph":"01274496660","tn":"Bradford","uid":"273661","cn":"ADG Accountants","ad1":"249 Manningham Lane","ad2":"","ad3":"","cty":"West Yorkshire","pc":"BD8 7ER","url":"","dl":"MAAT","filters":{"ad":"811000001","em":"1","wtl":"1","mtl":"0","web":"0"},"mips":["Capital Gains Tax","Company Secretarial Services","Personal Income Tax","Value Added Tax","Business Income Tax","Financial Accounting \u0026 Accounts Preparation for statutory purposes","Budgeting and Forecasting","Computerised Accountancy Systems","Bookkeeping","Management Accounting","Financial Accounting \u0026 Accounts Preparation for sole traders and partnerships","Inheritance Tax","Corporation Tax","Payroll"]},{"nm":"Suzanne Dixon","ph":"07752597725","tn":"Shrewsbury","uid":"307431","cn":"S Dixon Bookkeeping Services","ad1":"63 Falcons Way","ad2":"Copthorne","ad3":"","cty":"Shropshire","pc":"SY3 8ZG","url":"","dl":"MAAT","filters":{"ad":"811000001","em":"1","wtl":"0","mtl":"0","web":"0"},"mips":["Bookkeeping"]},{"nm":"Karen Dixon","ph":"07856590597","tn":"Goole","uid":"314207","cn":"KN Business Services","ad1":"19 Brierley Close","ad2":"Howden","ad3":"","cty":"North Humberside","pc":"DN14 7JB","url":"","dl":"MAAT","filters":{"ad":"811000000","em":"1","wtl":"0","mtl":"0","web":"1"},"mips":["Company Secretarial Services","Bookkeeping","Value Added Tax","Personal Income Tax","Financial Accounting \u0026 Accounts Preparation for statutory purposes","Management Accounting","Corporation Tax","Budgeting and Forecasting","Computerised Accountancy Systems","Payroll","Business Income Tax","Financial Accounting \u0026 Accounts Preparation for sole traders and partnerships"]},{"nm":"Michele Dixon","ph":false,"tn":"Thetford","uid":"2166158","cn":"Michele Dixon","ad1":"23 Bellmere Way","ad2":"Saham Toney","ad3":false,"cty":false,"pc":"IP25 7HA","url":false,"dl":"AATQB","filters":{"ad":"811000000","em":"1","wtl":"1","mtl":"1","web":"0"},"mips":["Financial Accounting \u0026 Accounts Preparation for sole traders and partnerships","Bookkeeping","Value Added Tax","Computerised Accountancy Systems"]},{"nm":"Ismail <text:soft-page-break/>Djelal","ph":"","tn":"London","uid":"301194","cn":"Ismail \u0026 CO","ad1":"177 Lea Bridge Road","ad2":"Leyton","ad3":"","cty":"","pc":"E10 7PN","url":"","dl":"FMAAT","filters":{"ad":"811000000","em":"1","wtl":"1","mtl":"1","web":"1"},"mips":["Capital Gains Tax","Financial Accounting \u0026 Accounts Preparation for statutory purposes","Personal Income Tax","Payroll","Computerised Accountancy Systems","Value Added Tax","Corporation Tax","Inheritance Tax","Bookkeeping","Business Income Tax","Financial Accounting \u0026 Accounts Preparation for sole traders and partnerships","Company Secretarial Services"]},{"nm":"Paul Docherty","ph":"01912567766","tn":"Newcastle</text:p>
      <text:p text:style-name="P1"><text:s/>Upon Tyne","uid":"308563","cn":"Stephenson Coates Limited","ad1":"West 2 Asama Court","ad2":"Newcastle Business Park","ad3":"","cty":"Tyne and Wear","pc":"NE4 7YD","url":"","dl":"FMAAT","filters":{"ad":"811000000","em":"1","wtl":"1","mtl":"0","web":"1"},"mips":["Financial Accounting \u0026 Accounts Preparation for sole traders and partnerships","Corporation Tax","Financial Accounting \u0026 Accounts Preparation for statutory purposes","Inheritance Tax","Bookkeeping","Payroll","Business Income Tax","Capital Gains Tax","Personal Income Tax","Value Added Tax","Budgeting and Forecasting"]},{"nm":"Craig Dodd","ph":"7734079838","tn":"Nottingham","uid":"71007","cn":"Cramar Ltd","ad1":"40 Brookhill Street","ad2":"Stapleford","ad3":"","cty":"Nottinghamshire","pc":"NG9 7BS","url":"","dl":"MAAT","filters":{"ad":"811000000","em":"1","wtl":"0","mtl":"0","web":"1"},"mips":["Computerised Accountancy Systems","Financial Accounting \u0026 Accounts Preparation for sole traders and partnerships","Payroll","Business Income Tax","Budgeting and Forecasting","Corporation Tax","Financial Accounting \u0026 Accounts Preparation for statutory purposes","Value Added Tax","Personal Income Tax","Management Accounting","Bookkeeping"]},{"nm":"Rashmikant Dodhia","ph":"02085989984","tn":"Romford","uid":"307985","cn":"Akshar Accountancy Services Ltd","ad1":"23 Roxy Avenue","ad2":"Chadwell Heath","ad3":"","cty":"Essex","pc":"RM6 4AW","url":"","dl":"FMAAT","filters":{"ad":"811000001","em":"1","wtl":"1","mtl":"0","web":"1"},"mips":["Budgeting and Forecasting","Computerised Accountancy Systems","Business Income Tax","Bookkeeping","Company Secretarial Services","Management Accounting","Financial Accounting \u0026 Accounts Preparation for sole traders and partnerships","Payroll","Financial Accounting \u0026 Accounts Preparation for statutory purposes","Capital Gains Tax","Corporation Tax","Value Added Tax","Personal Income Tax"]},{"nm":"Gisele Dodson","ph":false,"tn":"Lincolnshire","uid":"229736","cn":"A J Accounting + Bookkeeping","ad1":"2 Garthway","ad2":"Holton-le-Clay","ad3":false,"cty":false,"pc":"DN36 5DW","url":false,"dl":"MAAT","filters":{"ad":"811000001","em":"1","wtl":"0","mtl":"1","web":"0"},"mips":["Payroll","Management Accounting","Bookkeeping","Financial Accounting \u0026 Accounts Preparation for sole traders and partnerships","Value Added Tax","Business Income Tax","Personal Income Tax","Financial Accounting \u0026 Accounts Preparation for statutory purposes"]},{"nm":"Ozgur Dogan","ph":"07930573273","tn":"London","uid":"237816","cn":"Dogan Accountancy","ad1":"15 The Grove","ad2":"","ad3":"","cty":"","pc":"N3 1QN","url":"www.doganaccountancy.com","dl":"MAAT","filters":{"ad":"811000000","em":"1","wtl":"1","mtl":"1","web":"1"},"mips":["Capital Gains Tax","Financial Accounting \u0026 Accounts Preparation for statutory purposes","Corporation Tax","Business Income Tax","Bookkeeping","Personal Income Tax","Management Accounting","Value Added Tax","Financial Accounting \u0026 Accounts Preparation for sole traders and partnerships","Payroll","Company Secretarial Services","Budgeting and Forecasting"]},{"nm":"Antony Doherty","ph":"01617939737","tn":"Manchester","uid":"61101","cn":"Lumbview Accounts Ltd","ad1":"103 Chorley Road","ad2":"Swinton","ad3":"","cty":"Greater Manchester","pc":"M27 4AA","url":"","dl":"MAAT","filters":{"ad":"811000000","em":"1","wtl":"1","mtl":"1","web":"1"},"mips":["Financial Accounting \u0026 <text:soft-page-break/>Accounts Preparation for sole traders and partnerships","Financial Accounting \u0026 Accounts Preparation for statutory purposes","Budgeting and Forecasting","Personal Income Tax","Value Added Tax","Management Accounting","Computerised Accountancy Systems","Payroll","Corporation Tax","Bookkeeping","Business Income Tax","Company Secretarial Services","Capital Gains Tax"]},{"nm":"Cornelius Doherty","ph":"07875920408","tn":"Retford","uid":"305708","cn":"ABS Accountancy and Business Services","ad1":"4 Lime Tree Avenue","ad2":"","ad3":"","cty":"Nottinghamshire","pc":"DN22 7BA","url":"","dl":"FMAAT","filters":{"ad":"811000000","em":"1","wtl":"0","mtl":"0","web":"0"},"mips":["Management Accounting","Financial Accounting \u0026 Accounts Preparation for sole traders and partnerships","Budgeting and Forecasting","Business Income Tax","Payroll","Personal Income Tax","Financial Accounting \u0026 Accounts Preparation for statutory purposes","Bookkeeping","Corporation Tax","Independent Examination","Value Added Tax"]},{"nm":"John Dolan","ph":"7428282520","tn":"St. Albans","uid":"307208","cn":"Perceptual <text:s/>Ltd t\/a J J Dolan \u0026 Co","ad1":"85 Harpenden Road","ad2":"","ad3":"","cty":"Hertfordshire","pc":"AL3 6BY","url":"","dl":"FMAAT","filters":{"ad":"811000000","em":"1","wtl":"0","mtl":"0","web":"0"},"mips":["Independent Examination","Value Added Tax","Personal Income Tax","Capital Gains Tax","Corporation Tax","Budgeting and Forecasting","Management Accounting","Financial Accounting \u0026 Accounts Preparation for statutory purposes","Financial Accounting \u0026 Accounts Preparation for sole traders and partnerships","Inheritance Tax","Computerised Accountancy Systems","Business Income Tax","Payroll","Bookkeeping","Company Secretarial Services"]},{"nm":"Denise Dole","ph":"7956771487","tn":"Accrington","uid":"1567546","cn":"Lee Accountancy Services","ad1":"46 Pinewood Drive","ad2":"","ad3":"","cty":"Lancashire","pc":"BB5 6UG","url":"","dl":"MAAT","filters":{"ad":"811000000","em":"1","wtl":"1","mtl":"1","web":"1"},"mips":["Company Secretarial Services","Independent Examination","Personal Income Tax","Capital Gains Tax","Financial Accounting \u0026 Accounts Preparation for sole traders and partnerships","Business Income Tax","Corporation Tax","Management Accounting","Bookkeeping","Financial Accounting \u0026 Accounts Preparation for statutory purposes","Value Added Tax","Payroll","Budgeting and Forecasting"]},{"nm":"Abi Dolman","ph":"07919283260","tn":"Newbury","uid":"274913","cn":"A Dolman","ad1":"3 Peel Gardens","ad2":"Kingsclere","ad3":false,"cty":"Berkshire","pc":"RG20 5SB","url":false,"dl":"MAAT","filters":{"ad":"811000001","em":"0","wtl":"1","mtl":"0","web":"0"},"mips":["Computerised Accountancy Systems","Payroll","Bookkeeping","Financial Accounting \u0026 Accounts Preparation for sole traders and partnerships","Management Accounting","Budgeting and Forecasting","Value Added Tax","Financial Accounting \u0026 Accounts Preparation for statutory purposes"]},{"nm":"Robert Dolman","ph":"01283223022","tn":"Swadlincote","uid":"304381","cn":"Albany Accounting","ad1":"3 Oldfield Drive","ad2":"","ad3":"","cty":"Derbyshire","pc":"DE11 0BE","url":"","dl":"FMAAT","filters":{"ad":"811000000","em":"1","wtl":"1","mtl":"0","web":"0"},"mips":["Financial Accounting \u0026 Accounts Preparation for sole traders and partnerships","Company Secretarial Services","Budgeting and Forecasting","Payroll","Management Accounting","Corporation Tax","Value Added Tax","Financial Accounting \u0026 Accounts Preparation for statutory purposes","Bookkeeping","Business Income Tax","Personal Income Tax"]},{"nm":"Jean Domeney","ph":"","tn":"Cheshire","uid":"204348","cn":"Jean Domeney Bookkeeping","ad1":"6 Edenhall Close","ad2":"Holmes Chapel","ad3":"","cty":"","pc":"CW4 7LE","url":"","dl":"AATQB","filters":{"ad":"811000001","em":"1","wtl":"1","mtl":"1","web":"0"},"mips":["Bookkeeping","Value Added Tax"]},{"nm":"Gillian Donaghy","ph":"01912261291","tn":"Newcastle Upon Tyne","uid":"271574","cn":"Td Taxation Services","ad1":"1 Two Ball <text:soft-page-break/>Lonnen","ad2":"Fenham","ad3":"","cty":"Tyne and Wear","pc":"NE4 9RN","url":"","dl":"MAAT","filters":{"ad":"811000000","em":"1","wtl":"1","mtl":"0","web":"0"},"mips":["Bookkeeping","Independent Examination","Financial Accounting \u0026 Accounts Preparation for statutory purposes","Capital Gains Tax","Company Secretarial Services","Corporation Tax","Value Added Tax","Payroll","Financial Accounting \u0026 Accounts Preparation for sole traders and partnerships","Inheritance Tax","Personal Income Tax","Business Income Tax"]},{"nm":"Sarah Donald","ph":false,"tn":"Indian Queens","uid":"281899","cn":"Sovereign Bookkeeping Solutions","ad1":"Unit 9 Moorland Road","ad2":"Industrial Park Moorland Road","ad3":false,"cty":false,"pc":"TR9 6FB","url":false,"dl":"MAAT","filters":{"ad":"811000000","em":"1","wtl":"1","mtl":"1","web":"1"},"mips":["Payroll","Value Added Tax","Computerised Accountancy Systems","Bookkeeping","Financial Accounting \u0026 Accounts Preparation for sole traders and partnerships","Financial Accounting \u0026 Accounts Preparation for statutory purposes"]},{"nm":"Tina Doncaster","ph":"07796405550","tn":"Sleaford","uid":"272492","cn":"T A K Doncaster","ad1":"5 Hurn Close","ad2":"Ruskington","ad3":"","cty":"Lincolnshire","pc":"NG34 9FE","url":"","dl":"MAAT","filters":{"ad":"811000000","em":"1","wtl":"1","mtl":"0","web":"0"},"mips":["Company Secretarial Services","Value Added Tax","Corporation Tax","Financial Accounting \u0026 Accounts Preparation for sole traders and partnerships","Independent Examination","Financial Accounting \u0026 Accounts Preparation for statutory purposes","Personal Income Tax","Management Accounting","Budgeting and Forecasting","Bookkeeping","Business Income Tax","Payroll","Computerised Accountancy Systems"]},{"nm":"Lisa Donlevy","ph":"07734213814","tn":"Worthing","uid":"244029","cn":"Levybooks","ad1":"26 Gaisford Road","ad2":"","ad3":"","cty":"West Sussex","pc":"BN14 7HP","url":"","dl":"MAAT","filters":{"ad":"811000001","em":"1","wtl":"1","mtl":"1","web":"0"},"mips":["Management Accounting","Bookkeeping","Budgeting and Forecasting","Payroll","Financial Accounting \u0026 Accounts Preparation for sole traders and partnerships","Computerised Accountancy Systems","Financial Accounting \u0026 Accounts Preparation for statutory purposes","Value Added Tax"]},{"nm":"Nicola Donnelly","ph":"07928765320","tn":"Liverpool","uid":"188542","cn":"Mend</text:p>
      <text:p text:style-name="P1"><text:s/>Accounting","ad1":"18 Dalcross Way","ad2":"","ad3":"","cty":"Merseyside","pc":"L11 9DE","url":"http:\/\/www.mendaccounting.co.uk","dl":"MAAT","filters":{"ad":"811000000","em":"1","wtl":"1","mtl":"1","web":"1"},"mips":["Payroll","Management Accounting","Financial Accounting \u0026 Accounts Preparation for statutory purposes","Business Income Tax","Personal Income Tax","Financial Accounting \u0026 Accounts Preparation for sole traders and partnerships","Bookkeeping","Value Added Tax","Company Secretarial Services","Corporation Tax"]},{"nm":"Paul Donno","ph":"01440844986","tn":"Haverhill","uid":"311520","cn":"1 Accounts Online Limited","ad1":"70 High Street","ad2":"","ad3":"","cty":"Suffolk","pc":"CB9 8AR","url":"http:\/\/1accountsonline.co.uk","dl":"FMAAT","filters":{"ad":"811000000","em":"1","wtl":"1","mtl":"1","web":"1"},"mips":["Financial Accounting \u0026 Accounts Preparation for sole traders and partnerships","Bookkeeping","Value Added Tax","Personal Income Tax","Inheritance Tax","Capital Gains Tax","Computerised Accountancy Systems","Business Income Tax","Company Secretarial Services","Payroll","Management Accounting","Corporation Tax","Independent Examination","Budgeting and Forecasting","Financial Accounting \u0026 Accounts Preparation for statutory purposes"]},{"nm":"Thomas Donohoe","ph":"01228520477","tn":"Carlisle","uid":"303912","cn":"Computer Accounting Services","ad1":"12 RANDALL STREET","ad2":"","ad3":"","cty":"Cumbria","pc":"CA2 5DW","url":"www.taxrebateservices.co.uk","dl":"FMAAT","filters":<text:soft-page-break/>{"ad":"811000000","em":"1","wtl":"0","mtl":"0","web":"1"},"mips":["Management Accounting","Corporation Tax","Personal Income Tax","Payroll","Budgeting and Forecasting","Financial Accounting \u0026 Accounts Preparation for sole traders and partnerships","Value Added Tax","Computerised Accountancy Systems","Business Income Tax","Bookkeeping","Capital Gains Tax","Financial Accounting \u0026 Accounts Preparation for statutory purposes"]},{"nm":"Katie Donovan","ph":"","tn":"Sevenoaks","uid":"294686","cn":"KSM Bookkeeping Ltd","ad1":"19 Blue Chalet Industrial Estate","ad2":"London Road","ad3":"West Kingsdown","cty":"Kent","pc":"TN15 6BQ","url":"http:\/\/www.ksmbookkeeping.com","dl":"MAAT","filters":{"ad":"811000001","em":"1","wtl":"0","mtl":"1","web":"1"},"mips":["Bookkeeping","Personal Income Tax","Financial Accounting \u0026 Accounts Preparation for sole traders and partnerships","Financial Accounting \u0026 Accounts Preparation for statutory purposes","Management Accounting","Payroll","Value Added Tax"]},{"nm":"Christopher Donovan","ph":"01308424798","tn":"Beaminster","uid":"306518","cn":"Donovan Atyeo Limited","ad1":"Unit 12","ad2":"Horn Park Business Centre","ad3":"Broadwindsor Road","cty":"Dorset","pc":"DT8 3PT","url":"http:\/\/www.accounts-tax.co.uk","dl":"FMAAT","filters":{"ad":"811000000","em":"1","wtl":"1","mtl":"0","web":"1"},"mips":["Financial Accounting \u0026 Accounts Preparation for statutory purposes","Capital Gains Tax","Financial Accounting \u0026 Accounts Preparation for sole traders and partnerships","Budgeting and Forecasting","Inheritance Tax","Bookkeeping","Corporation Tax","Computerised Accountancy Systems","Personal Income Tax","Business Income Tax","Company Secretarial Services","Payroll","Value Added Tax","Independent Examination","Management Accounting"]},{"nm":"Katherine Dore","ph":"07971748508","tn":"Saltash","uid":"279960","cn":"Castlemead Accounting Services","ad1":"1 Castlemead Drive","ad2":"","ad3":"","cty":"Cornwall","pc":"PL12 4LG","url":"","dl":"MAAT","filters":{"ad":"811000000","em":"1","wtl":"1","mtl":"1","web":"1"},"mips":["Business Income Tax","Budgeting and Forecasting","Financial Accounting \u0026 Accounts Preparation for sole traders and partnerships","Value Added Tax","Bookkeeping","Management Accounting","Personal Income Tax","Financial Accounting \u0026 Accounts Preparation for statutory purposes"]},{"nm":"Kelly Douglas","ph":false,"tn":"Herts","uid":"2159530","cn":"Swift Tax Ltd","ad1":"54 Kennedy Avenue","ad2":"Hoddesdon","ad3":false,"cty":false,"pc":"EN11 8NW","url":false,"dl":"MAAT","filters":{"ad":"811000001","em":"1","wtl":"1","mtl":"1","web":"1"},"mips":["Financial Accounting \u0026 Accounts Preparation for sole traders and partnerships","Financial Accounting \u0026 Accounts Preparation for statutory purposes","Limited Assurance Engagement","Forensic Accounting","Value Added Tax","Independent Examination","Corporation Tax","Budgeting and Forecasting","Bookkeeping","Management Accounting","Personal Income Tax","Business Income Tax","Computerised Accountancy Systems","Payroll","Capital Gains Tax"]},{"nm":"Kelly Dove","ph":"01993842318","tn":"Carterton","uid":"361776","cn":"Bridge Business Resources","ad1":"19 Davis Close","ad2":"","ad3":"","cty":"Oxfordshire","pc":"OX18 3SX","url":"","dl":"MAAT","filters":{"ad":"811000000","em":"1","wtl":"1","mtl":"0","web":"1"},"mips":["Payroll","Personal Income Tax","Value Added Tax","Corporation Tax","Bookkeeping","Financial Accounting \u0026 Accounts Preparation for sole traders and partnerships","Financial Accounting \u0026 Accounts Preparation for statutory purposes"]},{"nm":"Jon Dowdeswell","ph":"01590681174","tn":"Lymington","uid":"315839","cn":"Davis \u0026 Co Accountants","ad1":"Brinkley","ad2":"Middle Road","ad3":"Tiptoe","cty":"Hampshire","pc":"SO41 6FX","url":"","dl":"FMAAT","filters":{"ad":"811000000","em":"1","wtl":"1","mtl":"1","web":"1"},"mips":["Business Income Tax","Bookkeeping","Personal Income Tax","Value Added Tax","Financial Accounting \u0026 Accounts Preparation for sole traders and partnerships","Capital Gains Tax","Management <text:soft-page-break/>Accounting","Company Secretarial Services","Inheritance Tax","Payroll","Budgeting and Forecasting","Financial Accounting \u0026 Accounts Preparation for statutory purposes","Corporation Tax"]},{"nm":"Nicholas Downey","ph":false,"tn":"Newcastle upon Tyne","uid":"159562","cn":"A N D Accountancy","ad1":"28 North Terrace","ad2":"Wall Send","ad3":false,"cty":false,"pc":"NE28 6PZ","url":false,"dl":"MAAT","filters":{"ad":"811000000","em":"1","wtl":"1","mtl":"1","web":"0"},"mips":["Computerised Accountancy Systems","Financial Accounting \u0026 Accounts Preparation for sole traders and partnerships","Bookkeeping","Value Added Tax"]},{"nm":"Michael Doyle","ph":"07762157761","tn":"Duns","uid":"197262","cn":"Doyle Accountancy Ltd","ad1":"20 Trinity Park","ad2":"","ad3":"","cty":"Berwickshire","pc":"TD11 3HN","url":"http:\/\/www.doyleaccountancy.com","dl":"MAAT","filters":{"ad":"811000001","em":"1","wtl":"1","mtl":"0","web":"1"},"mips":["Bookkeeping","Independent Examination","Company Secretarial Services","Computerised Accountancy Systems","Financial Accounting \u0026 Accounts Preparation for sole traders and partnerships","Value Added Tax","Business Income Tax","Corporation Tax","Personal Income Tax","Management Accounting","Payroll","Financial Accounting \u0026 Accounts Preparation for statutory purposes","Budgeting and Forecasting"]},{"nm":"Andrew Doyle","ph":"02392610450","tn":"Southsea","uid":"309458","cn":"The John Doyle Partnership","ad1":"Marian House","ad2":"62-64 Priory Crescent","ad3":"","cty":"Hampshire","pc":"PO4 8RN","url":"http:\/\/www.thejohndoylepartnership.com\/","dl":"FMAAT","filters":{"ad":"811000000","em":"1","wtl":"1","mtl":"0","web":"1"},"mips":["Personal Income Tax","Financial Accounting \u0026 Accounts Preparation for statutory purposes","Corporation Tax","Computerised Accountancy Systems","Management Accounting","Financial Accounting \u0026 Accounts Preparation for sole traders and partnerships","Bookkeeping","Business Income Tax","Budgeting and Forecasting","Payroll","Value Added Tax","Capital Gains Tax"]},{"nm":"Rudo Dozwa","ph":"07877326080","tn":"Sheffield","uid":"59725","cn":"KBN Accounting Services","ad1":"40 Hazlebarrow Grove","ad2":"","ad3":"","cty":"South Yorkshire","pc":"S8 8AT","url":"","dl":"MAAT","filters":{"ad":"811000000","em":"1","wtl":"1","mtl":"1","web":"0"},"mips":["Bookkeeping","Value Added Tax","Management Accounting","Financial Accounting \u0026 Accounts Preparation for sole traders and partnerships","Business Income Tax","Payroll","Corporation Tax","Personal Income Tax","Financial Accounting \u0026 Accounts Preparation for statutory purposes"]},{"nm":"Omar Drammeh","ph":false,"tn":"Birmingham","uid":"2204271","cn":"Bakadagi Accountancy","ad1":"460 Green Lane","ad2":"Small Heath","ad3":false,"cty":false,"pc":"B9 5QJ","url":false,"dl":"MAAT","filters":{"ad":"811000000","em":"0","wtl":"1","mtl":"1","web":"1"},"mips":["Bookkeeping","Business Income Tax","Corporation Tax","Value Added Tax","Personal Income Tax","Financial Accounting \u0026 Accounts Preparation for sole traders and partnerships","Financial Accounting \u0026 Accounts Preparation for statutory purposes","Payroll"]},{"nm":"Karen Drew","ph":"07833904113","tn":"Bristol","uid":"82172","cn":"K.R.D. Tax \u0026 Accountancy Services","ad1":"6 Cambrook House","ad2":"Eastcourt Road","ad3":"Temple Cloud","cty":"Somerset","pc":"BS39 5BU","url":"","dl":"FMAAT","filters":{"ad":"811000000","em":"0","wtl":"0","mtl":"1","web":"0"},"mips":["Value Added Tax","Capital Gains Tax","Payroll","Financial Accounting \u0026 Accounts Preparation for statutory purposes","Business Income Tax","Financial Accounting \u0026 Accounts Preparation for sole traders and partnerships","Corporation Tax","Company Secretarial Services","Bookkeeping","Personal Income Tax"]},{"nm":"Neil Druce","ph":"01235769722","tn":"Wantage","uid":"278050","cn":"Druce Accountants <text:s/>Ltd","ad1":"17 Teal Close","ad2":"Grove","ad3":"","cty":"Oxfordshire","pc":"OX12 0QF","url":"","dl":"MAAT","filters":{"ad":"811000000","em":"1","wtl":"0","mtl":"0","web":"1"},"mips":["Capital Gains Tax","Personal <text:soft-page-break/>Income Tax","Computerised Accountancy Systems","Management Accounting","Inheritance Tax","Corporation Tax","Financial Accounting \u0026 Accounts Preparation for</text:p>
      <text:p text:style-name="P1"><text:s/>sole traders and partnerships","Business Income Tax","Bookkeeping","Value Added Tax","Financial Accounting \u0026 Accounts Preparation for statutory purposes","Budgeting and Forecasting","Payroll"]},{"nm":"Ricardo Du Bignon","ph":"01793487400","tn":"Swindon","uid":"72067","cn":"Dubignon Group Accountants","ad1":"DG Accountants Ltd","ad2":"50A Cricklade Road","ad3":"","cty":"Wiltshire","pc":"SN2 8AA","url":"","dl":"FMAAT","filters":{"ad":"811000000","em":"1","wtl":"1","mtl":"1","web":"1"},"mips":["Corporation Tax","Capital Gains Tax","Value Added Tax","Inheritance Tax","Financial Accounting \u0026 Accounts Preparation for statutory purposes","Independent Examination","Management Accounting","Computerised Accountancy Systems","Budgeting and Forecasting","Business Income Tax","Financial Accounting \u0026 Accounts Preparation for sole traders and partnerships","Personal Income Tax","Bookkeeping","Payroll","Company Secretarial Services","Internal Audit"]},{"nm":"Catherine Ducker","ph":"01590622071","tn":"Brockenhurst","uid":"55941","cn":"Catherine Ducker Accountancy Services","ad1":"Wisteria Cottage","ad2":"Balmer Lawn Road","ad3":false,"cty":"Hampshire","pc":"SO42 7TS","url":false,"dl":"MAAT","filters":{"ad":"811000000","em":"1","wtl":"1","mtl":"0","web":"1"},"mips":["Personal Income Tax","Computerised Accountancy Systems","Payroll","Bookkeeping","Value Added Tax","Financial Accounting \u0026 Accounts Preparation for statutory purposes","Financial Accounting \u0026 Accounts Preparation for sole traders and partnerships"]},{"nm":"George Duckett","ph":"01253850997","tn":"Thornton-cleveleys","uid":"306240","cn":"Ducketts Accountancy Services","ad1":"5 Gravners Field","ad2":"","ad3":"","cty":"Lancashire","pc":"FY5 4EY","url":"","dl":"MAAT","filters":{"ad":"811000000","em":"1","wtl":"0","mtl":"0","web":"1"},"mips":["Financial Accounting \u0026 Accounts Preparation for sole traders and partnerships","Bookkeeping","Financial Accounting \u0026 Accounts Preparation for statutory purposes","Personal Income Tax","Value Added Tax","Capital Gains Tax","Business Income Tax"]},{"nm":"Ian Dudley","ph":"01524737802","tn":"Carnforth","uid":"305995","cn":"Anwellhouse Accountancy Services Ltd","ad1":"37 Redhills Road","ad2":"Arnside","ad3":"","cty":"Lancashire","pc":"LA5 0AR","url":"","dl":"FMAAT","filters":{"ad":"811000000","em":"1","wtl":"1","mtl":"1","web":"1"},"mips":["Payroll","Independent Examination","Corporation Tax","Company Secretarial Services","Computerised Accountancy Systems","Budgeting and Forecasting","Financial Accounting \u0026 Accounts Preparation for sole traders and partnerships","Value Added Tax","Management Accounting","Capital Gains Tax","Business Income Tax","Financial Accounting \u0026 Accounts Preparation for statutory purposes","Personal Income Tax","Bookkeeping","Inheritance Tax"]},{"nm":"Catherine Duff","ph":"07767015370","tn":"Kettering","uid":"276335","cn":"CDD Accountancy Services","ad1":"23 Rossendale Drive","ad2":"Barton Seagrave","ad3":"","cty":"Northamptonshire","pc":"NN15 6SN","url":"","dl":"MAAT","filters":{"ad":"811000001","em":"1","wtl":"1","mtl":"0","web":"0"},"mips":["Payroll","Financial Accounting \u0026 Accounts Preparation for sole traders and partnerships","Personal Income Tax","Value Added Tax","Financial Accounting \u0026 Accounts Preparation for statutory purposes","Bookkeeping"]},{"nm":"Dawn Duffy","ph":"07843207217","tn":"Burgess Hill","uid":"98050","cn":"Accounts Inclusive Ltd","ad1":"47 Mill Road","ad2":"","ad3":"","cty":"West Sussex","pc":"RH15 8DY","url":"","dl":"MAAT AATQB","filters":{"ad":"811000000","em":"1","wtl":"0","mtl":"0","web":"0"},"mips":["Financial Accounting \u0026 Accounts Preparation for statutory purposes","Personal Income Tax","Business Income Tax","Payroll","Financial Accounting \u0026 Accounts Preparation for sole traders and partnerships","Bookkeeping","Budgeting and Forecasting","Computerised Accountancy Systems","Company Secretarial Services","Value Added Tax","Capital Gains Tax","Management <text:soft-page-break/>Accounting","Corporation Tax"]},{"nm":"Michelle Duke-Essex","ph":"01642714112","tn":"Middlesbrough","uid":"278832","cn":"Medisum","ad1":"Medisum","ad2":"Commercial House","ad3":"10 Bridge Road","cty":"North Yorkshire","pc":"TS9 5AA","url":"","dl":"MAAT","filters":{"ad":"811000001","em":"1","wtl":"0","mtl":"0","web":"1"},"mips":["Bookkeeping"]},{"nm":"Harinder Dulai","ph":"","tn":"PETERLEE","uid":"266342","cn":"Kaur PA Services Ltd","ad1":"1 Bellister Park","ad2":"","ad3":"","cty":"County Durham","pc":"SR8 1PH","url":"","dl":"MAAT","filters":{"ad":"811000001","em":"1","wtl":"1","mtl":"1","web":"1"},"mips":["Bookkeeping","Financial Accounting \u0026 Accounts Preparation for sole traders and partnerships","Value Added Tax"]},{"nm":"Sheila Duncan","ph":"01595697334","tn":"Shetland","uid":"273722","cn":"Sheila Duncan Accountancy","ad1":"15 Unicorn View","ad2":"Lerwick","ad3":"","cty":"Shetland","pc":"ZE1 0NN","url":"","dl":"MAAT","filters":{"ad":"811000000","em":"1","wtl":"1","mtl":"0","web":"0"},"mips":["Independent Examination","Financial Accounting \u0026 Accounts Preparation for statutory purposes","Financial Accounting \u0026 Accounts Preparation for sole traders and partnerships","Management Accounting","Personal Income Tax","Value Added Tax","Company Secretarial Services","Budgeting and Forecasting","Bookkeeping","Computerised Accountancy Systems","Payroll"]},{"nm":"Vicki Dunn-Mussert","ph":"01590610776","tn":"New Milton","uid":"196856","cn":"VDM Office Solutions","ad1":"9 Pennington Oval","ad2":"Pennington","ad3":false,"cty":"Hampshire","pc":"SO41 8BT","url":"http:\/\/vdmofficesolutions.co.uk","dl":"MAAT","filters":{"ad":"811000000","em":"1","wtl":"1","mtl":"0","web":"1"},"mips":["Business Income Tax","Financial Accounting \u0026 Accounts Preparation for sole traders and partnerships","Value Added Tax","Budgeting and Forecasting","Corporation Tax","Personal Income Tax","Management Accounting","Bookkeeping","Payroll","Company Secretarial Services","Financial Accounting \u0026 Accounts Preparation for statutory purposes","Computerised Accountancy Systems"]},{"nm":"Jean-Paul Dupre","ph":"01443662433","tn":"Pontypridd","uid":"288235","cn":"D2 Accounting","ad1":"Flynn House","ad2":"Cardiff Road","ad3":"Rhydyfelin","cty":"Mid Glamorgan","pc":"CF37 5HP","url":"","dl":"MAAT","filters":{"ad":"811000001","em":"1","wtl":"1","mtl":"0","web":"1"},"mips":["Payroll","Capital Gains Tax","Computerised Accountancy Systems","Corporation Tax","Management Accounting","Independent Examination","Financial Accounting \u0026 Accounts Preparation for statutory purposes","Business Income Tax","Financial Accounting \u0026 Accounts Preparation for sole traders and partnerships","Company Secretarial Services","Personal Income Tax","Budgeting and Forecasting","Value Added Tax","Bookkeeping"]},{"nm":"Alicia Durdey","ph":"07787172075","tn":"Didcot","uid":"280319","cn":"1plus1 Accountancy Ltd","ad1":"39 Ockley Brook","ad2":"","ad3":"","cty":"Oxfordshire","pc":"OX11 7DR","url":"","dl":"MAAT","filters":{"ad":"811000001","em":"1","wtl":"0","mtl":"1","web":"0"},"mips":["Financial Accounting \u0026 Accounts Preparation for sole traders and partnerships","Payroll","Personal Income Tax","Value Added Tax","Budgeting and Forecasting","Corporation Tax","Bookkeeping","Company Secretarial Services","Management Accounting","Business Income Tax"]},{"nm":"Allan Dury","ph":"01275852255","tn":"North Somerset","uid":"303792","cn":"A R Dury \u0026 Co Ltd t\/a <text:s/>A R Dury \u0026 Co","ad1":"Ivy Court","ad2":"61 High Street","ad3":"Nailsea","cty":"Avon","pc":"BS48 1AW","url":"","dl":"FMAAT","filters":{"ad":"811000000","em":"0","wtl":"1","mtl":"0","web":"0"},"mips":["Bookkeeping","Business Income Tax","Value Added Tax","Payroll","Capital Gains Tax","Management Accounting","Financial Accounting \u0026 Accounts Preparation for statutory purposes","Company Secretarial Services","Personal Income Tax","Financial Accounting \u0026 Accounts Preparation for sole traders and partnerships","Computerised Accountancy Systems","Corporation Tax","Inheritance Tax","Budgeting and Forecasting"]},{"nm":"Zuzana <text:soft-page-break/>Dvorakova","ph":"","tn":"","uid":"123995","cn":"Zuzana Dvorakova","ad1":"19 Westacott Close","ad2":"","ad3":"","cty":"","pc":"M9 3LR","url":"","dl":"MAAT","filters":{"ad":"811000001","em":"1","wtl":"1","mtl":"1","web":"1"},"mips":["Bookkeeping","Value Added Tax","Computerised Accountancy Systems"]},{"nm":"Allan Dyas","ph":"01424720854","tn":"Hastings","uid":"288996","cn":"Allan Dyas Ltd","ad1":"7 West Street","ad2":"Oldtown","ad3":false,"cty":"East Sussex","pc":"TN34 3AN","url":false,"dl":"MAAT","filters":{"ad":"811000000","em":"0","wtl":"1","mtl":"0","web":"0"},"mips":["Independent Examination","Payroll","Personal Income Tax","Capital Gains Tax","Value Added Tax","Corporation Tax","Inheritance Tax","Bookkeeping","Management Accounting","Computerised Accountancy Systems","Budgeting and Forecasting","Company Secretarial Services","Business Income Tax","Financial Accounting \u0026 Accounts Preparation for statutory purposes","Financial Accounting \u0026 Accounts Preparation for sole traders and partnerships"]},{"nm":"Karley Dyton-Thomas","ph":"07999066881","tn":"Aberdare","uid":"189873","cn":"Dyton-Thomas Accounting Ltd","ad1":"Unit 1 Aberdare Enterprise Centre","ad2":"Aberaman Industrial Estate","ad3":"aberaman","cty":"Mid Glamorgan","pc":"CF44 6DA","url":"","dl":"MAAT AATQB","filters":{"ad":"811000000","em":"1","wtl":"1","mtl":"1","web":"1"},"mips":["Business Income Tax","Corporation Tax","Payroll","Company Secretarial Services","Financial Accounting \u0026 Accounts Preparation for sole traders and partnerships","Financial Accounting \u0026 Accounts Preparation for statutory purposes","Personal Income Tax","Value Added Tax","Internal Audit","Budgeting and Forecasting","Independent Examination","Bookkeeping"]},{"nm":"Agnieszka Dziemianczuk","ph":false,"tn":"","uid":"2105368","cn":"Imper</text:p>
      <text:p text:style-name="P1"><text:s/>Tax","ad1":false,"ad2":false,"ad3":false,"cty":false,"pc":false,"url":false,"dl":"AATQB","filters":{"ad":"811000000","em":"1","wtl":"0","mtl":"1","web":"1"},"mips":["Value Added Tax","Financial Accounting \u0026 Accounts Preparation for sole traders and partnerships","Bookkeeping"]},{"nm":"Stephen Eames","ph":"01784642549","tn":"Staines","uid":"305777","cn":"Stephen Peter Eames","ad1":"16 Ash Grove","ad2":"","ad3":"","cty":"Middlesex","pc":"TW18 1JD","url":"","dl":"FMAAT","filters":{"ad":"811000000","em":"0","wtl":"1","mtl":"0","web":"0"},"mips":["Business Income Tax","Corporation Tax","Inheritance Tax","Management Accounting","Company Secretarial Services","Financial Accounting \u0026 Accounts Preparation for sole traders and partnerships","Personal Income Tax","Budgeting and Forecasting","Payroll","Financial Accounting \u0026 Accounts Preparation for statutory purposes","Bookkeeping","Value Added Tax","Capital Gains Tax"]},{"nm":"Gillian Earle","ph":"07710754766","tn":"Kingston On Thames","uid":"280341","cn":"Numberwitch","ad1":"24 Cobham Road","ad2":"","ad3":"","cty":"Surrey","pc":"KT1 3AF","url":"","dl":"MAAT","filters":{"ad":"811000000","em":"1","wtl":"1","mtl":"0","web":"1"},"mips":["Capital Gains Tax","Business Income Tax","Independent Examination","Value Added Tax","Bookkeeping","Budgeting and Forecasting","Financial Accounting \u0026 Accounts Preparation for sole traders and partnerships","Personal Income Tax","Management Accounting","Financial Accounting \u0026 Accounts Preparation for statutory purposes","Corporation Tax","Computerised Accountancy Systems","Payroll"]},{"nm":"Mark Earnshaw","ph":"01132538685","tn":"Leeds","uid":"308995","cn":"Frank W Dobby \u0026 Co LTD","ad1":"55 Fountain Street","ad2":"Morley","ad3":"","cty":"West Yorkshire","pc":"LS27 0AA","url":"","dl":"FMAAT","filters":{"ad":"811000000","em":"1","wtl":"1","mtl":"0","web":"1"},"mips":["Capital Gains Tax","Corporation Tax","Computerised Accountancy Systems","Payroll","Company Secretarial Services","Financial Accounting \u0026 Accounts Preparation for statutory purposes","Bookkeeping","Inheritance Tax","Value Added Tax","Personal Income Tax","Financial Accounting \u0026 Accounts Preparation for sole traders and partnerships","Management Accounting","Business Income Tax","Budgeting and Forecasting"]},{"nm":"John <text:soft-page-break/>Eastwood","ph":"01484461961","tn":"Huddersfield","uid":"302091","cn":"J Eastwood \u0026 Co","ad1":"84 Banks Road","ad2":"Golcar","ad3":"","cty":"West Yorkshire","pc":"HD7 4RE","url":"","dl":"MAAT","filters":{"ad":"811000000","em":"1","wtl":"1","mtl":"0","web":"0"},"mips":["Business Income Tax","Payroll","Company Secretarial Services","Financial Accounting \u0026 Accounts Preparation for statutory purposes","Capital Gains Tax","Management Accounting","Financial Accounting \u0026 Accounts Preparation for sole traders and partnerships","Budgeting and Forecasting","Corporation Tax","Personal Income Tax","Computerised Accountancy Systems","Value Added Tax","Bookkeeping"]},{"nm":"Jeremy Eatough","ph":"08712221920","tn":"Cannock","uid":"301072","cn":"Accountancy 4 Wealth Ltd","ad1":"33 Wolverhampton Road","ad2":"","ad3":"","cty":"Staffordshire","pc":"WS11 1AP","url":"","dl":"MAAT","filters":{"ad":"811000001","em":"1","wtl":"1","mtl":"0","web":"0"},"mips":["Payroll","Financial Accounting \u0026 Accounts Preparation for statutory purposes","Value Added Tax","Company Secretarial Services","Corporation Tax","Financial Accounting \u0026 Accounts Preparation for sole traders and partnerships","Capital Gains Tax","Management Accounting","Bookkeeping","Budgeting and Forecasting","Personal Income Tax","Business Income Tax"]},{"nm":"Clement Ebo","ph":"02086951100","tn":"London","uid":"301381","cn":"Clement \u0026 Co","ad1":"33 Waterbank Road","ad2":"","ad3":"","cty":"","pc":"SE6 3DJ","url":"","dl":"FMAAT","filters":{"ad":"811000001","em":"1","wtl":"1","mtl":"0","web":"0"},"mips":["Value Added Tax","Corporation Tax","Independent Examination","Limited Assurance Engagement","Budgeting and Forecasting","Inheritance Tax","Management Accounting","Payroll","Financial Accounting \u0026 Accounts Preparation for statutory purposes","Computerised Accountancy Systems","Financial Accounting \u0026 Accounts Preparation for sole traders and partnerships","Bookkeeping","Personal Income Tax","Company Secretarial Services","Capital Gains Tax","Business Income Tax"]},{"nm":"Peter Eckford","ph":"01275830992","tn":"Bristol","uid":"305926","cn":"Halls","ad1":"91 Bristol Road","ad2":"Whitchurch","ad3":"","cty":"Avon","pc":"BS14 0PS","url":"","dl":"MAAT","filters":{"ad":"811000000","em":"0","wtl":"1","mtl":"0","web":"0"},"mips":["Financial Accounting \u0026 Accounts Preparation for sole traders and partnerships","Personal Income Tax","Computerised Accountancy Systems","Payroll","Corporation Tax","Financial Accounting \u0026 Accounts Preparation for statutory purposes","Business Income Tax","Budgeting and Forecasting","Bookkeeping","Value Added Tax","Capital Gains Tax"]},{"nm":"Angela Eden","ph":"02087867907","tn":"Chessington","uid":"280742","cn":"Jackson- Scott Associates Ltd","ad1":"100 Gilders Road","ad2":"","ad3":"","cty":"Surrey","pc":"KT9 2AN","url":"http:\/\/www.jackson-scott.co.uk","dl":"FMAAT","filters":{"ad":"811000000","em":"1","wtl":"1","mtl":"0","web":"0"},"mips":["Business Income Tax","Financial Accounting \u0026 Accounts Preparation for sole traders and partnerships","Capital Gains Tax","Company Secretarial Services","Bookkeeping","Inheritance Tax","Independent Examination","Value Added Tax","Financial Accounting \u0026 Accounts Preparation for statutory purposes","Corporation Tax","Personal Income Tax"]},{"nm":"Tracey Edge","ph":false,"tn":"Oxfordshire","uid":"85527","cn":"T.J. Accounts","ad1":"14 Oxlip Leyes","ad2":"Bicester","ad3":false,"cty":false,"pc":"OX26 3ED","url":false,"dl":"FMAAT","filters":{"ad":"811000001","em":"1","wtl":"0","mtl":"1","web":"0"},"mips":["Corporation Tax","Budgeting and Forecasting","Bookkeeping","Capital Gains Tax","Financial Accounting \u0026 Accounts Preparation for sole traders and partnerships","Management Accounting","Personal Income Tax","Business Income Tax","Company Secretarial Services","Financial Accounting \u0026 Accounts Preparation for statutory purposes","Computerised Accountancy Systems","Payroll","Value Added Tax"]},{"nm":"David Edge","ph":"01159862636","tn":"Nottingham","uid":"308337","cn":"DC Edge","ad1":"32 Turney <text:soft-page-break/>Street","ad2":"Trent Bridge","ad3":"","cty":"Nottinghamshire","pc":"NG2 2LG","url":"","dl":"MAAT","filters":{"ad":"811000000","em":"0","wtl":"1","mtl":"0","web":"0"},"mips":["Budgeting and Forecasting","Personal Income Tax","Business Income Tax","Payroll","Inheritance Tax","Computerised Accountancy Systems","Value Added Tax","Management Accounting","Corporation Tax","Bookkeeping","Financial Accounting \u0026 Accounts Preparation for statutory purposes","Financial Accounting \u0026 Accounts Preparation for sole traders and partnerships","Company Secretarial Services","Capital Gains Tax"]},{"nm":"James Edgell","ph":"01773749104","tn":"Ripley","uid":"227059","cn":"Edgell Accountancy and Tax Services","ad1":"38 Meadow Road","ad2":"","ad3":"","cty":"Derbyshire","pc":"DE5 3EP","url":"www.edgell-accounts.co.uk","dl":"MAAT","filters":{"ad":"811000000","em":"1","wtl":"0","mtl":"1","web":"0"},"mips":["Business Income Tax","Personal Income Tax","Bookkeeping","Company Secretarial Services","Value Added Tax","Capital Gains Tax","Payroll","Computerised Accountancy Systems","Management Accounting","Financial Accounting \u0026 Accounts Preparation for statutory purposes","Corporation Tax","Financial Accounting \u0026 Accounts Preparation for sole traders and partnerships"]},{"nm":"Gina Edmondson","ph":"07913895015","tn":"London","uid":"121878","cn":"Bookkeeping and Accounting Services","ad1":"71a Jerningham Road","ad2":"","ad3":"","cty":"","pc":"SE14 5NH","url":"","dl":"MAAT","filters":{"ad":"811000001","em":"1","wtl":"1","mtl":"0","web":"0"},"mips":["Financial Accounting \u0026 Accounts Preparation for sole traders and partnerships","Business Income Tax","Financial Accounting \u0026 Accounts Preparation for statutory purposes","Bookkeeping","Value Added Tax","Personal Income Tax","Payroll"]},{"nm":"Rebecca Edwards","ph":"1249444446","tn":"Chippenham","uid":"64833","cn":"Brinkworth Accounts Ltd","ad1":"The Stables","ad2":"Notton","ad3":"Lacock","cty":"Wiltshire","pc":"SN15 2NF","url":"www.brinkworthaccounts.co.uk","dl":"MAAT","filters":{"ad":"811000000","em":"1","wtl":"1","mtl":"0","web":"1"},"mips":["Management Accounting","Corporation Tax","Payroll","Value Added Tax","Personal Income Tax","Bookkeeping","Financial Accounting \u0026 Accounts Preparation for statutory purposes","Financial Accounting \u0026 Accounts Preparation for sole traders and partnerships","Business Income Tax"]},{"nm":"Gavin Edwards","ph":false,"tn":"Aldershot","uid":"68265","cn":"Aldershot Business Solutions Ltd","ad1":"Suite 2, Wesley Chambers","ad2":"Queens Road","ad3":false,"cty":false,"pc":"GU11 3JD","url":false,"dl":"MAAT","filters":{"ad":"811000001","em":"0","wtl":"0","mtl":"0","web":"0"},"mips":["Payroll","Business Income Tax","Corporation Tax","Financial Accounting \u0026 Accounts Preparation for sole traders and partnerships","Bookkeeping","Management Accounting","Personal Income Tax","Value Added Tax"]},{"nm":"Jenny Edwards","ph":false,"tn":"Newport","uid":"68429","cn":"Balanced Up Book","ad1":"78 Caerau Road","ad2":false,"ad3":false,"cty":"Gwent","pc":"NP20 4HJ","url":"http:\/\/www.balancedup.co.uk","dl":"MAAT","filters":{"ad":"0","em":"0","wtl":"0","mtl":"0","web":"0"},"mips":["Bookkeeping","Financial Accounting \u0026 Accounts Preparation for sole traders and partnerships","Value Added Tax","Computerised Accountancy Systems"]},{"nm":"Thelma Edwards","ph":"07792726751","tn":"Truro","uid":"83686","cn":"Edwards and Hancock","ad1":"Chesil","ad2":"Redannick</text:p>
      <text:p text:style-name="P1"><text:s/>Lane","ad3":"","cty":"Cornwall","pc":"TR1 2JR","url":"","dl":"FMAAT","filters":{"ad":"811000000","em":"1","wtl":"1","mtl":"1","web":"1"},"mips":["Personal Income Tax","Payroll","Financial Accounting \u0026 Accounts Preparation for statutory purposes","Financial Accounting \u0026 Accounts Preparation for sole traders and partnerships","Business Income Tax","Value Added Tax","Bookkeeping","Capital Gains Tax","Corporation Tax"]},{"nm":"Daniel <text:soft-page-break/>Edwards","ph":"01302613515","tn":"Doncaster","uid":"83690","cn":"Accsafe Ltd","ad1":"1 Top Farm Court","ad2":"Top Street","ad3":"Bawtry","cty":"South Yorkshire","pc":"DN10 6TF","url":"","dl":"FMAAT","filters":{"ad":"811000000","em":"1","wtl":"0","mtl":"0","web":"0"},"mips":["Capital Gains Tax","Company Secretarial Services","Corporation Tax","Management Accounting","Financial Accounting \u0026 Accounts Preparation for statutory purposes","Financial Accounting \u0026 Accounts Preparation for sole traders and partnerships","Value Added Tax","Business Income Tax","Personal Income Tax","Bookkeeping","Budgeting and Forecasting","Payroll"]},{"nm":"Robert Edwards","ph":"01484301578","tn":"Huddersfield","uid":"92976","cn":"G Brown \u0026 Co Accountants","ad1":"37a Wakefield Road","ad2":"","ad3":"Tandem","cty":"West Yorkshire","pc":"HD5 0AN","url":"","dl":"MAAT","filters":{"ad":"811000000","em":"1","wtl":"1","mtl":"1","web":"0"},"mips":["Bookkeeping","Budgeting and Forecasting","Personal Income Tax","Payroll","Capital Gains Tax","Company Secretarial Services","Value Added Tax","Financial Accounting \u0026 Accounts Preparation for sole traders and partnerships","Corporation Tax","Financial Accounting \u0026 Accounts Preparation for statutory purposes","Business Income Tax"]},{"nm":"Simon Edwards","ph":"07850630790","tn":"Ashford","uid":"98629","cn":"Precision Bookkeeping Limited","ad1":"Precision Bookkeeping Limited","ad2":"Suite I","ad3":"1 Elwick Road","cty":"Kent","pc":"TN23 1PD","url":"","dl":"FMAAT AATQB","filters":{"ad":"811000000","em":"1","wtl":"1","mtl":"0","web":"0"},"mips":["Value Added Tax","Payroll","Management Accounting","Bookkeeping","Financial Accounting \u0026 Accounts Preparation for sole traders and partnerships","Company Secretarial Services","Business Income Tax","Financial Accounting \u0026 Accounts Preparation for statutory purposes","Budgeting and Forecasting","Personal Income Tax","Computerised Accountancy Systems","Corporation Tax"]},{"nm":"Hilary Edwards","ph":"07734652929","tn":"Chesham","uid":"149013","cn":"Bbbookkeeping Services Limited","ad1":"4 Wykeridge Close","ad2":"","ad3":"","cty":"Buckinghamshire","pc":"HP5 2LJ","url":"","dl":"MAAT","filters":{"ad":"811000001","em":"1","wtl":"0","mtl":"0","web":"0"},"mips":["Bookkeeping","Financial Accounting \u0026 Accounts Preparation for sole traders and partnerships","Value Added Tax","Corporation Tax","Business Income Tax","Personal Income Tax","Financial Accounting \u0026 Accounts Preparation for statutory purposes","Payroll"]},{"nm":"Sharon Edwards","ph":"01244676409","tn":"Chester","uid":"292019","cn":"Westminster Accountancy services Ltd","ad1":"9 Norwood Drive","ad2":"","ad3":"","cty":"Cheshire","pc":"CH4 7RH","url":"","dl":"FMAAT","filters":{"ad":"811000001","em":"0","wtl":"1","mtl":"0","web":"1"},"mips":["Personal Income Tax","Business Income Tax","Financial Accounting \u0026 Accounts Preparation for statutory purposes","Company Secretarial Services","Corporation Tax","Computerised Accountancy Systems","Bookkeeping","Value Added Tax","Budgeting and Forecasting","Payroll","Inheritance Tax","Financial Accounting \u0026 Accounts Preparation for sole traders and partnerships","Management Accounting","Capital Gains Tax"]},{"nm":"Gerald Edwards","ph":"01243776622","tn":"Chichester","uid":"312326","cn":"GES Accountancy Ltd","ad1":"165 Woodlands Lane","ad2":"","ad3":"","cty":"West Sussex","pc":"PO19 5PB","url":"","dl":"FMAAT","filters":{"ad":"811000000","em":"1","wtl":"1","mtl":"0","web":"1"},"mips":["Bookkeeping","Personal Income Tax","Payroll","Computerised Accountancy Systems","Business Income Tax","Management Accounting","Financial Accounting \u0026 Accounts Preparation for statutory purposes","Budgeting and Forecasting","Company Secretarial Services","Corporation Tax","Capital Gains Tax","Value Added Tax","Financial Accounting \u0026 Accounts Preparation for sole traders and partnerships"]},{"nm":"Ellen Edwards","ph":false,"tn":"Stroud","uid":"1274271","cn":"Ellen Edwards Accountancy","ad1":"The Gables","ad2":"Chestnut Lane","ad3":false,"cty":false,"pc":"GL5 3EN","url":false,"dl":"MAAT","filters":<text:soft-page-break/>{"ad":"811000001","em":"1","wtl":"0","mtl":"1","web":"0"},"mips":["Bookkeeping"]},{"nm":"Alison Egan","ph":"01642317048","tn":"Middlesbrough","uid":"308963","cn":"A L Accountancy Services","ad1":"11 Lambourne Drive","ad2":"Marton-in-Cleveland","ad3":"","cty":"Cleveland","pc":"TS7 8QF","url":"","dl":"MAAT","filters":{"ad":"811000000","em":"1","wtl":"1","mtl":"0","web":"0"},"mips":["Financial Accounting \u0026 Accounts Preparation for statutory purposes","Financial Accounting \u0026 Accounts Preparation for sole traders and partnerships","Computerised Accountancy Systems","Business Income Tax","Bookkeeping","Independent Examination","Personal Income Tax","Payroll","Value Added Tax"]},{"nm":"Robert Egerton","ph":"08452417417","tn":"Bristol","uid":"312351","cn":"Stanley Joseph Ltd","ad1":"Suite 1 Liberty House","ad2":"South Liberty Lane","ad3":"Ashton Vale","cty":"Avon","pc":"BS3 2ST","url":"","dl":"FMAAT","filters":{"ad":"811000000","em":"1","wtl":"0","mtl":"0","web":"1"},"mips":["Personal Income Tax","Financial Accounting \u0026 Accounts Preparation for statutory purposes","Inheritance Tax","Corporation Tax","Value Added Tax","Management Accounting","Financial Accounting \u0026 Accounts Preparation for sole traders and partnerships","Budgeting and Forecasting","Capital Gains Tax","Payroll","Bookkeeping"]},{"nm":"Colleen Eldridge","ph":"07525816844","tn":"Basingstoke","uid":"291999","cn":"Eldridge \u0026 Associates","ad1":"1 Watling End","ad2":"Hatch Warren","ad3":"","cty":"Hampshire","pc":"RG22 4TP","url":"","dl":"FMAAT","filters":{"ad":"811000001","em":"1","wtl":"1","mtl":"0","web":"0"},"mips":["Computerised Accountancy Systems","Independent Examination","Management Accounting","Financial Accounting \u0026 Accounts Preparation for sole traders and partnerships","Value Added Tax","Bookkeeping","Budgeting and Forecasting","Financial Accounting \u0026 Accounts Preparation for statutory purposes","Business Income Tax","Personal Income Tax","Payroll","Corporation Tax","Capital Gains Tax","Company Secretarial Services"]},{"nm":"Admir Elezaj","ph":"02083139117","tn":"Bromley","uid":"237273","cn":"Adiva Accountants Ltd","ad1":"4 Bank Chambers","ad2":"143a High Street","ad3":"","cty":"","pc":"BR1 1JD","url":"www.adivaaccountants.co.uk","dl":"MAAT","filters":{"ad":"811000000","em":"0","wtl":"1","mtl":"0","web":"1"},"mips":["Company Secretarial Services","Corporation Tax","Management Accounting","Internal Audit","Financial Accounting \u0026 Accounts Preparation for statutory purposes","Payroll","Budgeting and Forecasting","Limited Assurance Engagement","Bookkeeping","Business Income Tax","Inheritance Tax","Capital Gains Tax","Personal Income Tax","Value Added Tax","Financial Accounting \u0026 Accounts Preparation for sole traders and partnerships","Forensic Accounting"]},{"nm":"Abdeladim Elhabti","ph":"07917300287","tn":"Manchester","uid":"1341741","cn":"AE Business-Accounting","ad1":"8 Hardcastle Avenue","ad2":"","ad3":"","cty":"Lancashire","pc":"M21 7LH","url":"","dl":"MAAT","filters":{"ad":"811000001","em":"0","wtl":"1","mtl":"1","web":"0"},"mips":["Personal Income Tax","Business Income Tax","Capital Gains Tax","Financial Accounting \u0026 Accounts Preparation for sole traders and partnerships","Value Added Tax","Financial Accounting \u0026 Accounts Preparation for statutory purposes","Payroll","Corporation Tax"]},{"nm":"Christine Elie","ph":"01202581690","tn":"Bournemouth","uid":"292961","cn":"CE Bookkeeping Services","ad1":"42 Woodfield Road","ad2":"","ad3":"","cty":"Dorset","pc":"BH11 9EU","url":"","dl":"MAAT","filters":{"ad":"811000001","em":"1","wtl":"1","mtl":"0","web":"0"},"mips":["Bookkeeping","Value Added Tax","Payroll","Management Accounting"]},{"nm":"Dawn Elliott","ph":"07760118118","tn":"DONCASTER","uid":"62506","cn":"Dawn Elliot","ad1":"9 Walnut Avenue","ad2":"Auckley","ad3":false,"cty":"South Yorkshire","pc":"DN9 3EZ","url":false,"dl":"FMAAT AATQB","filters":{"ad":"811000001","em":"1","wtl":"0","mtl":"0","web":"0"},"mips":["Value Added Tax","Bookkeeping"]},{"nm":"Paul Elliott","ph":"07739693360","tn":"Wallington","uid":"361806","cn":"Elliott Accounting Solutions <text:soft-page-break/>Ltd","ad1":"1 Godalming Avenue","ad2":"","ad3":"","cty":"Surrey","pc":"SM6 8NH","url":"http:\/\/www.elliottaccountingsolutions.co.uk","dl":"MAAT","filters":{"ad":"811000001","em":"1","wtl":"1","mtl":"0","web":"0"},"mips":["Financial Accounting \u0026 Accounts Preparation for statutory purposes","Management Accounting","Computerised Accountancy Systems","Bookkeeping","Financial Accounting \u0026 Accounts Preparation for sole traders and partnerships","Budgeting and Forecasting","Value Added Tax","Payroll"]},{"nm":"Ralph Elliott-King","ph":"01202474545","tn":"Christchurch","uid":"276610","cn":"MAAP Accountancy Services Ltd","ad1":"44 Willow Way","ad2":"","ad3":"","cty":"Dorset","pc":"BH23 1LA","url":"http:\/\/www.maap.co.uk","dl":"FMAAT","filters":{"ad":"811000000","em":"1","wtl":"1","mtl":"0","web":"1"},"mips":{"0":"Inheritance Tax","1":"Financial Accounting \u0026 Accounts Preparation for sole traders and partnerships","2":"Company Secretarial Services","3":"Financial Accounting \u0026 Accounts Preparation for statutory purposes","4":"Independent Examination","5":"Computerised Accountancy Systems","12":"Management Accounting","13":"Budgeting and Forecasting","14":"Bookkeeping"}},{"nm":"Sharon</text:p>
      <text:p text:style-name="P1"><text:s/>Ellis","ph":"07887500530","tn":"Holmfirth","uid":"60201","cn":"SME Accounting Solutions","ad1":"16 Mill Close","ad2":"Meltham","ad3":"","cty":"West Yorkshire","pc":"HD9 5JQ","url":"","dl":"FMAAT","filters":{"ad":"811000000","em":"1","wtl":"0","mtl":"0","web":"0"},"mips":["Financial Accounting \u0026 Accounts Preparation for sole traders and partnerships","Management Accounting","Bookkeeping","Financial Accounting \u0026 Accounts Preparation for statutory purposes","Computerised Accountancy Systems","Personal Income Tax","Business Income Tax","Value Added Tax","Payroll"]},{"nm":"Caroline Ellis","ph":"7969112809","tn":"Leamington Spa","uid":"80107","cn":"CE Bookkeeping \u0026 Payroll Services","ad1":"Cyden Hill","ad2":"","ad3":"Hunningham","cty":"Warwickshire","pc":"CV33 9DR","url":"","dl":"MAAT","filters":{"ad":"811000000","em":"1","wtl":"0","mtl":"0","web":"0"},"mips":["Financial Accounting \u0026 Accounts Preparation for sole traders and partnerships","Budgeting and Forecasting","Personal Income Tax","Financial Accounting \u0026 Accounts Preparation for statutory purposes","Corporation Tax","Management Accounting","Business Income Tax","Value Added Tax","Payroll","Bookkeeping"]},{"nm":"Beata Ellis","ph":"07816955601","tn":"Billericay","uid":"201764","cn":"BE Accounting Limited","ad1":"10 Brightside","ad2":"","ad3":"","cty":"Essex","pc":"CM12 0LP","url":"","dl":"MAAT","filters":{"ad":"811000001","em":"1","wtl":"0","mtl":"1","web":"0"},"mips":["Personal Income Tax","Value Added Tax","Bookkeeping"]},{"nm":"Tracy Ellison","ph":"01706378130","tn":"Littleborough","uid":"290236","cn":"Grayshan \u0026 Co Ltd Accountants","ad1":"9 Lyndale Drive","ad2":"","ad3":"","cty":"Lancashire","pc":"OL15 9HQ","url":"","dl":"MAAT","filters":{"ad":"811000000","em":"1","wtl":"0","mtl":"0","web":"1"},"mips":["Bookkeeping","Financial Accounting \u0026 Accounts Preparation for sole traders and partnerships","Capital Gains Tax","Business Income Tax","Value Added Tax","Corporation Tax","Budgeting and Forecasting","Financial Accounting \u0026 Accounts Preparation for statutory purposes","Inheritance Tax","Payroll","Management Accounting","Personal Income Tax","Company Secretarial Services","Computerised Accountancy Systems"]},{"nm":"Tracey Elmes","ph":"01400230587","tn":"Grantham","uid":"284805","cn":"Tj Bookkeeping \u0026 Accounts","ad1":"10 West View","ad2":"Ancaster","ad3":"","cty":"Lincolnshire","pc":"NG32 3RE","url":"","dl":"FMAAT","filters":{"ad":"811000000","em":"1","wtl":"0","mtl":"0","web":"0"},"mips":["Capital Gains Tax","Payroll","Financial Accounting \u0026 Accounts Preparation for sole traders and partnerships","Budgeting and Forecasting","Value Added Tax","Corporation Tax","Business Income Tax","Financial Accounting \u0026 Accounts Preparation for statutory purposes","Personal Income <text:soft-page-break/>Tax","Independent Examination","Bookkeeping","Management Accounting"]},{"nm":"Caroline Elsdon","ph":"7903848322","tn":"West Molesey","uid":"282505","cn":"CE24 Limited","ad1":"37 Cherry Orchard Road","ad2":"","ad3":"","cty":"Surrey","pc":"KT8 1QZ","url":"","dl":"MAAT","filters":{"ad":"811000000","em":"1","wtl":"1","mtl":"0","web":"0"},"mips":["Value Added Tax","Payroll","Computerised Accountancy Systems","Personal Income Tax","Financial Accounting \u0026 Accounts Preparation for statutory purposes","Bookkeeping","Business Income Tax","Budgeting and Forecasting","Corporation Tax","Management Accounting","Financial Accounting \u0026 Accounts Preparation for sole traders and partnerships"]},{"nm":"Stephen Elsey","ph":"07983335340","tn":"Ipswich","uid":"283198","cn":"Liquid Crystal Ltd","ad1":"Eleigh Lodge Brent Eleigh Road","ad2":"Monks Eleigh","ad3":"","cty":"","pc":"IP7 7JG","url":"","dl":"MAAT","filters":{"ad":"811000000","em":"1","wtl":"0","mtl":"0","web":"1"},"mips":["Budgeting and Forecasting","Bookkeeping","Financial Accounting \u0026 Accounts Preparation for statutory purposes","Value Added Tax","Management Accounting","Payroll","Computerised Accountancy Systems","Financial Accounting \u0026 Accounts Preparation for sole traders and partnerships"]},{"nm":"Kate Elson","ph":false,"tn":"West Sussex","uid":"173722","cn":"Precision Bookkeeping","ad1":"15 Station Road","ad2":"Billinghurst","ad3":false,"cty":false,"pc":"RH14 9RU","url":false,"dl":"MAAT","filters":{"ad":"811000001","em":"0","wtl":"1","mtl":"1","web":"1"},"mips":["Corporation Tax","Bookkeeping","Company Secretarial Services","Financial Accounting \u0026 Accounts Preparation for sole traders and partnerships","Value Added Tax","Personal Income Tax","Budgeting and Forecasting","Financial Accounting \u0026 Accounts Preparation for statutory purposes","Management Accounting","Payroll"]},{"nm":"Gillian Elson","ph":"01472399341","tn":"Market Rasen","uid":"278711","cn":"Gillian Elson T\/A Accounting Solutions","ad1":"9 South Rise","ad2":"Binbrook","ad3":"","cty":"Lincolnshire","pc":"LN8 6DP","url":"","dl":"MAAT","filters":{"ad":"811000001","em":"1","wtl":"0","mtl":"0","web":"0"},"mips":["Computerised Accountancy Systems","Business Income Tax","Bookkeeping","Financial Accounting \u0026 Accounts Preparation for statutory purposes","Management Accounting","Corporation Tax","Payroll","Personal Income Tax","Financial Accounting \u0026 Accounts Preparation for sole traders and partnerships","Budgeting and Forecasting","Value Added Tax"]},{"nm":"Karim Emthiyas","ph":"1908242949","tn":"Milton Keynes","uid":"62005","cn":"Ase Accounts Ltd","ad1":"44 Douglas Place","ad2":"Oldbrook","ad3":"","cty":"Buckinghamshire","pc":"MK6 2XG","url":"","dl":"FMAAT","filters":{"ad":"811000000","em":"1","wtl":"0","mtl":"0","web":"0"},"mips":["Bookkeeping","Independent Examination","Payroll","Computerised Accountancy Systems","Business Income Tax","Personal Income Tax","Value Added Tax","Corporation Tax","Financial Accounting \u0026 Accounts Preparation for statutory purposes","Company Secretarial Services","Financial Accounting \u0026 Accounts Preparation for sole traders and partnerships"]},{"nm":"Edward English","ph":"01903820655","tn":"Worthing","uid":"239591","cn":"Tax Assist Accountants","ad1":"12 New Broadway","ad2":"Tarring Road","ad3":"","cty":"West Sussex","pc":"BN11 4HP","url":"www.taxassist.co.uk\/worthing","dl":"MAAT","filters":{"ad":"811000000","em":"1","wtl":"1","mtl":"1","web":"1"},"mips":["Value Added Tax","Company Secretarial Services","Capital Gains Tax","Independent Examination","Financial Accounting \u0026 Accounts Preparation for statutory purposes","Financial Accounting \u0026 Accounts Preparation for sole traders and partnerships","Bookkeeping","Personal Income Tax","Budgeting and Forecasting","Business Income Tax","Payroll","Corporation Tax","Management Accounting","Computerised Accountancy Systems"]},{"nm":"Christine Enright","ph":"02088520726","tn":"London","uid":"275482","cn":"Abacus Accounting Technicians Ltd","ad1":"10 ","ad2":"Southbrook Mews","ad3":"Southbrook Road","cty":"","pc":"SE12 <text:soft-page-break/>8LG","url":"","dl":"FMAAT","filters":{"ad":"811000000","em":"0","wtl":"1","mtl":"0","web":"0"},"mips":["Payroll","Management Accounting","Capital Gains Tax","Bookkeeping","Value Added Tax","Budgeting and Forecasting","Company Secretarial Services","Business Income Tax","Financial Accounting \u0026 Accounts Preparation for statutory purposes","Financial Accounting \u0026 Accounts Preparation for sole traders and partnerships","Personal Income Tax","Corporation Tax"]},{"nm":"Karen Errington","ph":"01306500311","tn":"Leatherhead","uid":"307785","cn":"K E Temple","ad1":"Wesley House","ad2":"Bull Hill","ad3":"","cty":"Surrey","pc":"KT22 7AR","url":"","dl":"MAAT","filters":{"ad":"811000001","em":"1","wtl":"1","mtl":"0","web":"0"},"mips":["Financial Accounting \u0026 Accounts Preparation for statutory purposes","Company Secretarial Services","Payroll","Value Added Tax","Management Accounting","Bookkeeping","Financial Accounting \u0026 Accounts Preparation for sole traders and partnerships","Budgeting and Forecasting"]},{"nm":"Mohamed Esat","ph":"02085079786","tn":"Barking","uid":"308190","cn":"Dataday Accountability Ltd","ad1":"Suite 12 <text:s text:c="2"/>Stewart House","ad2":"56 Longbridge Road","ad3":"","cty":"Essex","pc":"IG11 8RT","url":"","dl":"FMAAT","filters":{"ad":"811000000","em":"1","wtl":"1","mtl":"0","web":"0"},"mips":["Budgeting and Forecasting","Computerised Accountancy Systems","Corporation Tax","Personal Income Tax","Financial Accounting \u0026 Accounts Preparation for sole traders and partnerships","Value Added Tax","Payroll","Financial Accounting \u0026 Accounts Preparation for statutory purposes","Management Accounting","Bookkeeping","Company Secretarial Services","Business Income Tax"]},{"nm":"Gail Escott","ph":"07917568599","tn":"Stockport","uid":"283153","cn":"Scottwoods LLP","ad1":"35 Palmerston Road","ad2":"","ad3":"","cty":"Cheshire","pc":"SK2 7EA","url":"","dl":"MAAT","filters":{"ad":"811000001","em":"1","wtl":"0","mtl":"0","web":"0"},"mips":["Bookkeeping","Financial Accounting \u0026 Accounts Preparation for statutory purposes","Financial Accounting \u0026 Accounts Preparation for sole traders and partnerships","Management Accounting","Budgeting and Forecasting","Value Added Tax","Payroll"]},{"nm":"Claire Esposito","ph":"01275880151","tn":"Bristol","uid":"281990","cn":"Invest Accountancy Ltd","ad1":"29 Station Road","ad2":"Nailsea","ad3":false,"cty":"Avon","pc":"BS48 4PD","url":false,"dl":"FMAAT","filters":{"ad":"811000001","em":"1","wtl":"0","mtl":"0","web":"1"},"mips":["Company Secretarial Services","Budgeting and Forecasting","Corporation Tax","Financial Accounting \u0026 Accounts Preparation for sole traders and partnerships","Computerised Accountancy Systems","Value Added Tax","Personal Income Tax","Capital Gains Tax","Financial Accounting \u0026 Accounts Preparation for statutory purposes","Business Income Tax","Payroll","Management Accounting","Bookkeeping"]},{"nm":"Natasha Etwaroo","ph":"02084071813","tn":"Croydon","uid":"80132","cn":"KTM</text:p>
      <text:p text:style-name="P1"><text:s/>Business Services Ltd","ad1":"70 Aldrich Crescent","ad2":"New Addington","ad3":"United Kingdom","cty":"Surrey","pc":"CR0 0NN","url":"","dl":"MAAT","filters":{"ad":"811000000","em":"1","wtl":"1","mtl":"0","web":"1"},"mips":["Payroll","Financial Accounting \u0026 Accounts Preparation for sole traders and partnerships","Value Added Tax","Bookkeeping","Personal Income Tax","Management Accounting","Budgeting and Forecasting","Financial Accounting \u0026 Accounts Preparation for statutory purposes","Capital Gains Tax","Company Secretarial Services","Computerised Accountancy Systems","Business Income Tax","Corporation Tax"]},{"nm":"Sarahjane Evan-Hall","ph":"07968253817","tn":"Brighton","uid":"66097","cn":"Sj Accounting","ad1":"354 Carden Avenue","ad2":"","ad3":"","cty":"East Sussex","pc":"BN1 8LJ","url":"","dl":"FMAAT","filters":{"ad":"811000001","em":"1","wtl":"0","mtl":"0","web":"0"},"mips":["Management Accounting","Bookkeeping","Computerised Accountancy Systems","Value Added Tax"]},{"nm":"Chris <text:soft-page-break/>Evangelou","ph":"02085093232","tn":"London","uid":"307746","cn":"Kleinevangelou","ad1":"368 Forest Road","ad2":"","ad3":"","cty":"","pc":"E17 5JF","url":"","dl":"FMAAT","filters":{"ad":"811000000","em":"0","wtl":"1","mtl":"0","web":"1"},"mips":["Financial Accounting \u0026 Accounts Preparation for sole traders and partnerships","Computerised Accountancy Systems","Payroll","Capital Gains Tax","Business Income Tax","Bookkeeping","Corporation Tax","Value Added Tax","Budgeting and Forecasting","Personal Income Tax","Company Secretarial Services","Management Accounting","Financial Accounting \u0026 Accounts Preparation for statutory purposes"]},{"nm":"Nerys Evans","ph":"","tn":"Carmarthensture","uid":"54592","cn":"Mrs N.A.Evans","ad1":"71 Ffordd Angurin, Pontyborbm","ad2":"Wanelli","ad3":"","cty":"","pc":"SA15 5DD","url":"","dl":"MAAT","filters":{"ad":"811000001","em":"1","wtl":"0","mtl":"0","web":"0"},"mips":["Bookkeeping","Computerised Accountancy Systems","Financial Accounting \u0026 Accounts Preparation for sole traders and partnerships","Value Added Tax"]},{"nm":"Julia <text:s/>Evans","ph":"01326377666","tn":"PENRYN","uid":"99519","cn":"Becky Hughes Accountants Ltd","ad1":"Waterside House","ad2":"Falmouth Road","ad3":"","cty":"Cornwall","pc":"TR10 8BE","url":"","dl":"MAAT","filters":{"ad":"811000000","em":"1","wtl":"1","mtl":"1","web":"1"},"mips":["Bookkeeping","Company Secretarial Services","Computerised Accountancy Systems","Business Income Tax","Independent Examination","Financial Accounting \u0026 Accounts Preparation for sole traders and partnerships","Capital Gains Tax","Payroll","Budgeting and Forecasting","Value Added Tax","Personal Income Tax","Management Accounting","Corporation Tax","Financial Accounting \u0026 Accounts Preparation for statutory purposes"]},{"nm":"Nancy Evans","ph":"01790752153","tn":"Spilsby","uid":"131545","cn":"Nancy Evans","ad1":"21 Ashby Meadows","ad2":"","ad3":"","cty":"Lincolnshire","pc":"PE23 5DN","url":"","dl":"MAAT","filters":{"ad":"811000000","em":"1","wtl":"1","mtl":"0","web":"0"},"mips":["Budgeting and Forecasting","Business Income Tax","Financial Accounting \u0026 Accounts Preparation for sole traders and partnerships","Payroll","Bookkeeping","Management Accounting","Financial Accounting \u0026 Accounts Preparation for statutory purposes","Value Added Tax","Personal Income Tax"]},{"nm":"Ian Evans","ph":"01271343477","tn":"Barnstaple","uid":"281792","cn":"Evans \u0026 Co Accountants \u0026 Tax Consultants Ltd","ad1":"Tawstock House","ad2":"Tawstock","ad3":"United Kingdom","cty":"Devon","pc":"EX31 3HX","url":"","dl":"FMAAT","filters":{"ad":"811000000","em":"1","wtl":"1","mtl":"0","web":"1"},"mips":["Management Accounting","Computerised Accountancy Systems","Corporation Tax","Inheritance Tax","Financial Accounting \u0026 Accounts Preparation for sole traders and partnerships","Value Added Tax","Company Secretarial Services","Payroll","Capital Gains Tax","Bookkeeping","Personal Income Tax","Budgeting and Forecasting","Business Income Tax","Financial Accounting \u0026 Accounts Preparation for statutory purposes"]},{"nm":"Benjamin Evans","ph":"07835243528","tn":"Bristol","uid":"289109","cn":"Swallow Accountancy Ltd","ad1":"212 Filwood Green Business Park","ad2":"1 Filwood Park Lane","ad3":"","cty":"Avon","pc":"BS4 1ET","url":"","dl":"MAAT","filters":{"ad":"811000000","em":"1","wtl":"1","mtl":"1","web":"1"},"mips":["Financial Accounting \u0026 Accounts Preparation for sole traders and partnerships","Payroll","Business Income Tax","Management Accounting","Bookkeeping","Corporation Tax","Financial Accounting \u0026 Accounts Preparation for statutory purposes","Budgeting and Forecasting","Capital Gains Tax","Value Added Tax","Personal Income Tax"]},{"nm":"Sandra Evans","ph":"01639721842","tn":"Neath","uid":"295476","cn":"Seas","ad1":"57a High Street","ad2":"Glynneath","ad3":"","cty":"West Glamorgan","pc":"SA11 5DA","url":"","dl":"FMAAT","filters":{"ad":"811000000","em":"1","wtl":"1","mtl":"1","web":"1"},"mips":{"0":"Bookkeeping","1":"Financial Accounting \u0026 Accounts Preparation for sole traders and <text:soft-page-break/>partnerships","2":"Financial Accounting \u0026 Accounts Preparation for statutory purposes","3":"Computerised Accountancy Systems","4":"Business Income Tax","5":"Budgeting and Forecasting","9":"Management Accounting","10":"Inheritance Tax","11":"Capital Gains Tax","12":"Payroll"}},{"nm":"Tina Evans","ph":false,"tn":"WIRRAL","uid":"301295","cn":"Tevans Accounting Services","ad1":"8 Belmont Road","ad2":"West Kirby","ad3":false,"cty":"Merseyside","pc":"CH48 5EZ","url":false,"dl":"MAAT","filters":{"ad":"811000001","em":"0","wtl":"0","mtl":"0","web":"0"},"mips":["Payroll","Value Added Tax","Financial Accounting \u0026 Accounts Preparation for sole traders and partnerships","Bookkeeping","Financial Accounting \u0026 Accounts Preparation for statutory purposes"]},{"nm":"Neil Evans","ph":"01842827116","tn":"Thetford","uid":"301488","cn":"Jolliffe Evans Limited","ad1":"132 Main Street","ad2":"Hockwold","ad3":"","cty":"Norfolk","pc":"IP26 4NB","url":"http:\/\/www.jolliffeevans.co.uk","dl":"MAAT","filters":{"ad":"811000001","em":"1","wtl":"0","mtl":"0","web":"1"},"mips":["Budgeting and Forecasting","Corporation Tax","Computerised Accountancy Systems","Value Added Tax","Management Accounting","Financial Accounting \u0026 Accounts Preparation for statutory purposes","Payroll","Financial Accounting \u0026 Accounts Preparation for sole traders and partnerships","Personal Income Tax","Company Secretarial Services","Bookkeeping"]},{"nm":"Nigel Evans","ph":"01981570565","tn":"Hereford","uid":"304449","cn":"NR Evans \u0026 Co Accountants Ltd","ad1":"Thornbrook","ad2":"Winnal","ad3":"Allensmore","cty":"Herefordshire","pc":"HR2 9AR","url":"www.nrevansandcoaccountants.co.uk","dl":"FMAAT","filters":{"ad":"811000000","em":"1","wtl":"0","mtl":"0","web":"1"},"mips":["Management Accounting","Company Secretarial Services","Financial Accounting \u0026 Accounts Preparation for statutory purposes","Financial Accounting \u0026 Accounts Preparation for sole traders and partnerships","Inheritance Tax","Business Income Tax","Value Added Tax","Budgeting and Forecasting","Payroll","Corporation Tax","Personal Income Tax","Bookkeeping","Capital Gains Tax","Computerised Accountancy Systems"]},{"nm":"Philip Evans","ph":"01384373217","tn":"Stourbridge","uid":"308223","cn":"Phil Evans Accountancy Ltd","ad1":"43 Hagley Road","ad2":"","ad3":"","cty":"West Midlands","pc":"DY8 1QR","url":"","dl":"FMAAT","filters":{"ad":"811000000","em":"1","wtl":"1","mtl":"0","web":"0"},"mips":["Financial Accounting \u0026 Accounts Preparation for statutory purposes","Financial Accounting \u0026 Accounts Preparation for sole traders and partnerships","Business Income Tax","Corporation Tax","Management Accounting","Bookkeeping","Value Added Tax","Payroll","Personal Income Tax"]},{"nm":"Amanda Evans","ph":false,"tn":"R.C.T","uid":"2193616","cn":"Amanda Evans Accountancy Services","ad1":"33 Aberpennar Street, Darren Las","ad2":"Mountain Ash","ad3":false,"cty":false,"pc":"CF45 3LS","url":false,"dl":"MAAT","filters":{"ad":"811000001","em":"1","wtl":"0","mtl":"1","web":"0"},"mips":["Financial Accounting \u0026 Accounts Preparation for sole traders and partnerships","Business Income Tax","Personal Income Tax","Bookkeeping"]},{"nm":"Natasha Everard","ph":"","tn":"Lincolnshire","uid":"335141","cn":"NME Bookkeeping","ad1":"Bratuft End House Farm, Burgh Lane","ad2":"Bratoft, Skegness","ad3":"","cty":"","pc":"PE24 5AE","url":"","dl":"AATQB","filters":{"ad":"811000000","em":"1","wtl":"1","mtl":"1","web":"1"},"mips":["Computerised Accountancy Systems","Financial Accounting \u0026 Accounts Preparation for sole traders and partnerships","Value Added Tax","Bookkeeping"]},{"nm":"Pamela Everett","ph":"07980386337","tn":"Birmingham","uid":"271716","cn":"Pam Everett Bookeeping Services","ad1":"45 Hayling Close","ad2":"Rubery","ad3":"Rednal","cty":"West Midlands","pc":"B45 0HG","url":false,"dl":"MAAT","filters":{"ad":"811000001","em":"0","wtl":"0","mtl":"0","web":"0"},"mips":["Financial Accounting \u0026 Accounts Preparation for statutory purposes","Value Added Tax","Budgeting and <text:soft-page-break/>Forecasting","Financial Accounting \u0026 Accounts Preparation for sole traders and partnerships","Management Accounting","Payroll","Company Secretarial Services","Bookkeeping","Computerised Accountancy Systems"]},{"nm":"Karen Everson","ph":"1371851563","tn":"Braintree","uid":"308892","cn":"Eversons Accounting Services","ad1":"Eversons Farm","ad2":"Bardfield Road","ad3":"Shalford","cty":"Essex","pc":"CM7 5HU","url":false,"dl":"MAAT","filters":{"ad":"811000000","em":"1","wtl":"0","mtl":"0","web":"1"},"mips":["Bookkeeping","Financial Accounting \u0026 Accounts Preparation for sole traders and partnerships","Financial Accounting \u0026 Accounts Preparation for statutory purposes"]},{"nm":"Austin Ewohime","ph":"7885202468","tn":"Crayford","uid":"54621","cn":"C</text:p>
      <text:p text:style-name="P1"><text:s/>Pam Ltd","ad1":"London House Business Centre","ad2":"Thames Road","ad3":"","cty":"Kent","pc":"DA1 4SL","url":"","dl":"MAAT","filters":{"ad":"811000000","em":"1","wtl":"1","mtl":"1","web":"0"},"mips":["Value Added Tax","Financial Accounting \u0026 Accounts Preparation for sole traders and partnerships","Payroll","Corporation Tax","Bookkeeping","Personal Income Tax","Business Income Tax","Financial Accounting \u0026 Accounts Preparation for statutory purposes","Independent Examination","Management Accounting","Capital Gains Tax"]},{"nm":"Gwenno Eynon","ph":"07876562975","tn":"Fishguard","uid":"291122","cn":"Miss Gwenno S Eynon","ad1":"Glan Gwaun","ad2":"Pontfaen","ad3":"","cty":"Pembrokeshire","pc":"SA65 9SG","url":"","dl":"FMAAT","filters":{"ad":"811000001","em":"1","wtl":"1","mtl":"1","web":"0"},"mips":["Capital Gains Tax","Value Added Tax","Company Secretarial Services","Payroll","Corporation Tax","Financial Accounting \u0026 Accounts Preparation for sole traders and partnerships","Business Income Tax","Management Accounting","Financial Accounting \u0026 Accounts Preparation for statutory purposes","Computerised Accountancy Systems","Personal Income Tax","Bookkeeping"]},{"nm":"Christine Fair","ph":"01502566707","tn":"Lowestoft","uid":"302533","cn":"Fair Accountancy Services","ad1":"22 Monarch Way","ad2":"Carlton Colville","ad3":"","cty":"Suffolk","pc":"NR33 8GH","url":"","dl":"MAAT","filters":{"ad":"811000001","em":"0","wtl":"1","mtl":"1","web":"0"},"mips":["Corporation Tax","Budgeting and Forecasting","Management Accounting","Personal Income Tax","Bookkeeping","Financial Accounting \u0026 Accounts Preparation for statutory purposes","Financial Accounting \u0026 Accounts Preparation for sole traders and partnerships","Payroll","Value Added Tax"]},{"nm":"Lucy Faircloth","ph":"07738681544","tn":"Heath Hayes","uid":"59435","cn":"LN Accountancy Services","ad1":"12 Stafford Street","ad2":"","ad3":"","cty":"West Midlands","pc":"WS12 2EH","url":"","dl":"MAAT","filters":{"ad":"811000000","em":"1","wtl":"0","mtl":"0","web":"0"},"mips":["Financial Accounting \u0026 Accounts Preparation for statutory purposes","Corporation Tax","Value Added Tax","Bookkeeping","Financial Accounting \u0026 Accounts Preparation for sole traders and partnerships","Payroll","Personal Income Tax"]},{"nm":"Godwin Falade","ph":"02075114722","tn":"London","uid":"310348","cn":"Godwin Falade \u0026 Co Accountants","ad1":"117 Hooper Road","ad2":"","ad3":"","cty":"","pc":"E16 3QD","url":"","dl":"MAAT","filters":{"ad":"811000000","em":"1","wtl":"0","mtl":"0","web":"1"},"mips":["Payroll","Value Added Tax","Financial Accounting \u0026 Accounts Preparation for sole traders and partnerships","Personal Income Tax","Corporation Tax","Bookkeeping","Financial Accounting \u0026 Accounts Preparation for statutory purposes","Business Income Tax","Budgeting and Forecasting","Computerised Accountancy Systems","Management Accounting"]},{"nm":"Paul Fallon","ph":"01588672630","tn":"Craven Arms","uid":"302516","cn":"Accountancy Gap Services Ltd","ad1":"4 Beaumont Road","ad2":"","ad3":"","cty":"Shropshire","pc":"SY6 6BN","url":"","dl":"MAAT","filters":{"ad":"811000000","em":"1","wtl":"1","mtl":"1","web":"1"},"mips":["Management <text:soft-page-break/>Accounting","Computerised Accountancy Systems","Value Added Tax","Capital Gains Tax","Budgeting and Forecasting","Payroll","Financial Accounting \u0026 Accounts Preparation for sole traders and partnerships","Personal Income Tax","Bookkeeping","Business Income Tax","Financial Accounting \u0026 Accounts Preparation for statutory purposes","Corporation Tax"]},{"nm":"Judy Fallon","ph":"07914377325","tn":"Loughborough","uid":"314456","cn":"JF Accountancy","ad1":"72 Rydal Avenue","ad2":"","ad3":"","cty":"Leicestershire","pc":"LE11 3RX","url":"","dl":"FMAAT","filters":{"ad":"811000001","em":"1","wtl":"0","mtl":"0","web":"1"},"mips":["Computerised Accountancy Systems","Business Income Tax","Bookkeeping","Management Accounting","Budgeting and Forecasting","Payroll","Financial Accounting \u0026 Accounts Preparation for statutory purposes","Personal Income Tax","Financial Accounting \u0026 Accounts Preparation for sole traders and partnerships","Value Added Tax"]},{"nm":"Marie Falzon","ph":"07960949556","tn":"Haywards Heath","uid":"194525","cn":"All figures Bookkeeping","ad1":"5 Waterhouse Square","ad2":"Ashburnham Drive Cuckfield","ad3":"","cty":"West Sussex","pc":"RH17 5DF","url":"","dl":"MAAT","filters":{"ad":"811000001","em":"1","wtl":"1","mtl":"1","web":"0"},"mips":["Bookkeeping","Financial Accounting \u0026 Accounts Preparation for sole traders and partnerships","Personal Income Tax","Payroll","Value Added Tax","Financial Accounting \u0026 Accounts Preparation for statutory purposes"]},{"nm":"Katherine-Anne Fare","ph":"07813175729","tn":"Preston","uid":"287008","cn":"Fare Pay","ad1":"25 Grange Lane","ad2":"Newton with Scales","ad3":"","cty":"Lancashire","pc":"PR4 3RS","url":"","dl":"FMAAT","filters":{"ad":"811000001","em":"1","wtl":"0","mtl":"0","web":"0"},"mips":["Payroll","Personal Income Tax","Value Added Tax","Management Accounting","Bookkeeping"]},{"nm":"Susan Farebrother","ph":"01869243803","tn":"Bicester","uid":"85023","cn":"Sue Farebrother Accountancy Services","ad1":"45 Priory Road","ad2":"","ad3":"","cty":"Oxfordshire","pc":"OX26 6BL","url":"","dl":"FMAAT","filters":{"ad":"811000000","em":"1","wtl":"0","mtl":"0","web":"0"},"mips":["Company Secretarial Services","Personal Income Tax","Value Added Tax","Bookkeeping","Payroll","Computerised Accountancy Systems","Management Accounting","Financial Accounting \u0026 Accounts Preparation for sole traders and partnerships","Financial Accounting \u0026 Accounts Preparation for statutory purposes"]},{"nm":"Cheryl Farnham","ph":false,"tn":"Yeovil","uid":"296195","cn":"Arcadia LAT Ltd","ad1":"PO Box 5216","ad2":false,"ad3":false,"cty":false,"pc":"BA20 9FP","url":false,"dl":"FMAAT","filters":{"ad":"811000000","em":"1","wtl":"1","mtl":"0","web":"1"},"mips":["Bookkeeping","Capital Gains Tax","Inheritance Tax","Personal Income Tax"]},{"nm":"Richard Farr","ph":"01159821710","tn":"Nottingham","uid":"309061","cn":"Farr Accounting","ad1":"4 Gresham Gardens","ad2":"West Bridgford","ad3":"","cty":"Nottinghamshire","pc":"NG2 7SR","url":"","dl":"FMAAT","filters":{"ad":"811000000","em":"1","wtl":"1","mtl":"0","web":"1"},"mips":["Corporation Tax","Inheritance Tax","Computerised Accountancy Systems","Business Income Tax","Personal Income Tax","Financial Accounting \u0026 Accounts Preparation for statutory purposes","Value Added Tax","Management Accounting","Capital Gains Tax","Budgeting and Forecasting","Bookkeeping","Payroll","Financial Accounting \u0026 Accounts Preparation for sole traders and partnerships","Company Secretarial Services"]},{"nm":"Emma Farrant","ph":"","tn":"Norfolk","uid":"180377","cn":"EMT Accounting Services","ad1":"12 Pine Tree Chase, West Winch","ad2":"Kings Lynn","ad3":"","cty":"","pc":"PE33 0QQ","url":"","dl":"MAAT","filters":{"ad":"811000000","em":"1","wtl":"1","mtl":"1","web":"0"},"mips":["Management Accounting","Bookkeeping","Personal Income Tax","Corporation Tax","Payroll","Computerised Accountancy Systems","Value Added Tax","Business Income Tax"]},{"nm":"Christopher Farrar","ph":false,"tn":"Wiltshire","uid":"2184805","cn":"Swindon Accounting Services","ad1":"5 <text:soft-page-break/>Longfellow Close","ad2":"St Andrew\u0027s Ridge, Swindon","ad3":false,"cty":false,"pc":"SN25 4GS","url":false,"dl":"AATQB","filters":{"ad":"811000001","em":"1","wtl":"0","mtl":"1","web":"0"},"mips":["Financial Accounting \u0026 Accounts Preparation for sole traders and partnerships","Bookkeeping","Value Added Tax"]},{"nm":"Monica Farren","ph":"01612833337","tn":"Manchester","uid":"290340","cn":"Farren Accountancy Services","ad1":"Lee House","ad2":"38 Cromwell Road","ad3":"Stretford","cty":"Lancashire","pc":"M32 8QX","url":false,"dl":"MAAT","filters":{"ad":"811000000","em":"0","wtl":"0","mtl":"0","web":"0"},"mips":["Value Added Tax","Bookkeeping","Personal Income Tax","Computerised Accountancy Systems","Capital Gains Tax","Corporation Tax","Payroll"]},{"nm":"Stephen Farrow","ph":"01702826838","tn":"Southend-on-sea","uid":"271516","cn":"Estuary Accountancy Services","ad1":"42 North Street","ad2":"Great Wakering","ad3":"","cty":"Essex","pc":"SS3 0EL","url":"http:\/\/www.estuaryaccountancy.co.uk","dl":"FMAAT","filters":{"ad":"811000000","em":"0","wtl":"0","mtl":"0","web":"0"},"mips":["Business Income Tax","Bookkeeping","Capital Gains Tax","Financial Accounting \u0026 Accounts Preparation for sole traders and partnerships","Payroll","Budgeting and Forecasting","Personal Income Tax","Independent Examination","Management Accounting","Value Added Tax","Financial Accounting \u0026 Accounts Preparation for statutory purposes","Company Secretarial Services","Corporation Tax","Inheritance Tax"]},{"nm":"Emma Farrow","ph":"01277623050","tn":"Laindon","uid":"315737","cn":"Emma Selfe Tax Consultants","ad1":"The Old Granary","ad2":"Dunton Road","ad3":"","cty":"Essex","pc":"SS15 4DB","url":"","dl":"MAAT","filters":{"ad":"811000000","em":"1","wtl":"0","mtl":"0","web":"0"},"mips":["Inheritance Tax","Value Added Tax","Personal Income Tax","Capital Gains Tax","Business Income Tax"]},{"nm":"Christopher Farthing","ph":"01617752884","tn":"Manchester","uid":"313047","cn":"Cadishead Accountancy Services Ltd","ad1":"657 Liverpool Road","ad2":"Irlam","ad3":"","cty":"Lancashire","pc":"M44 5XD","url":"","dl":"FMAAT","filters":{"ad":"811000000","em":"1","wtl":"0","mtl":"0","web":"1"},"mips":["Financial Accounting \u0026 Accounts Preparation for statutory purposes","Financial Accounting \u0026 Accounts Preparation for sole traders and partnerships"]},{"nm":"Afzahl Fatemah-Razak","ph":"07487715837","tn":"Derby","uid":"216130","cn":"AFR Accountancy Services","ad1":"30 Leopold Street","ad2":"","ad3":"","cty":"","pc":"DE1 2HF","url":"","dl":"MAAT","filters":{"ad":"811000000","em":"1","wtl":"1","mtl":"1","web":"1"},"mips":{"1":"Payroll","2":"Internal</text:p>
      <text:p text:style-name="P1"><text:s/>Audit","3":"Independent Examination","4":"Bookkeeping","5":"Value Added Tax","6":"Corporation Tax","7":"Management Accounting","8":"Personal Income Tax","9":"Computerised Accountancy Systems","10":"Financial Accounting \u0026 Accounts Preparation for statutory purposes","11":"Budgeting and Forecasting","12":"Business Income Tax","13":"Financial Accounting \u0026 Accounts Preparation for sole traders and partnerships"}},{"nm":"Lee Fawcett","ph":"01642631698","tn":"Stockton-On-Tees","uid":"122094","cn":"LDF Accountancy Services Ltd","ad1":"1 Alberto Street","ad2":"","ad3":"","cty":"Cleveland","pc":"TS18 2BQ","url":"","dl":"MAAT","filters":{"ad":"811000000","em":"1","wtl":"1","mtl":"0","web":"1"},"mips":["Management Accounting","Value Added Tax","Corporation Tax","Capital Gains Tax","Business Income Tax","Financial Accounting \u0026 Accounts Preparation for statutory purposes","Payroll","Financial Accounting \u0026 Accounts Preparation for sole traders and partnerships","Bookkeeping","Personal Income Tax","Company Secretarial Services"]},{"nm":"Linda Fayer","ph":"07870728080","tn":"Kings Langley","uid":"314211","cn":"L A Fayer - Accountancy","ad1":"18 Belgrave Drive","ad2":"","ad3":"","cty":"Hertfordshire","pc":"WD4 8NG","url":"","dl":"MAAT","filters":{"ad":"811000001","em":"1","wtl":"0","mtl":"0","web":"0"},"mips":["Computerised Accountancy <text:soft-page-break/>Systems","Payroll","Bookkeeping","Financial Accounting \u0026 Accounts Preparation for sole traders and partnerships","Financial Accounting \u0026 Accounts Preparation for statutory purposes","Value Added Tax","Management Accounting","Budgeting and Forecasting"]},{"nm":"Faris Feddo","ph":"1756797794","tn":"Skipton","uid":"307416","cn":"F Feddo","ad1":"72 Raikes Road","ad2":"","ad3":"","cty":"North Yorkshire","pc":"BD23 1LS","url":"","dl":"FMAAT","filters":{"ad":"811000000","em":"1","wtl":"0","mtl":"0","web":"0"},"mips":["Budgeting and Forecasting","Value Added Tax","Business Income Tax","Payroll","Personal Income Tax","Computerised Accountancy Systems","Bookkeeping","Corporation Tax","Financial Accounting \u0026 Accounts Preparation for sole traders and partnerships","Financial Accounting \u0026 Accounts Preparation for statutory purposes"]},{"nm":"Uri Feiner","ph":"07963592921","tn":"London","uid":"187974","cn":"Finer Accounting Ltd","ad1":"39 Castlewood Road","ad2":"","ad3":"","cty":"","pc":"N16 6DL","url":"","dl":"MAAT AATQB","filters":{"ad":"811000000","em":"1","wtl":"1","mtl":"1","web":"1"},"mips":["Capital Gains Tax","Bookkeeping","Corporation Tax","Computerised Accountancy Systems","Payroll","Value Added Tax","Financial Accounting \u0026 Accounts Preparation for statutory purposes","Personal Income Tax","Company Secretarial Services","Financial Accounting \u0026 Accounts Preparation for sole traders and partnerships"]},{"nm":"Ronald Fellows","ph":"1902894306","tn":"Wolverhampton","uid":"182440","cn":"Fellows Consultants Ltd","ad1":"15 Wombourne Park","ad2":"Wombourne","ad3":"","cty":"West Midlands","pc":"WV5 0LU","url":"","dl":"MAAT","filters":{"ad":"811000000","em":"1","wtl":"1","mtl":"0","web":"0"},"mips":["Corporation Tax","Value Added Tax","Payroll","Budgeting and Forecasting","Financial Accounting \u0026 Accounts Preparation for statutory purposes","Management Accounting","Personal Income Tax","Financial Accounting \u0026 Accounts Preparation for sole traders and partnerships","Bookkeeping"]},{"nm":"Mark Fellows","ph":"07817505881","tn":"Cannock","uid":"276867","cn":"Willows Accountancy Ltd","ad1":"Willows Accountancy Limited","ad2":"172 Watling Street","ad3":"Bridgtown","cty":"Staffordshire","pc":"WS11 0BD","url":"","dl":"FMAAT","filters":{"ad":"811000000","em":"1","wtl":"0","mtl":"0","web":"0"},"mips":["Management Accounting","Computerised Accountancy Systems","Corporation Tax","Personal Income Tax","Budgeting and Forecasting","Business Income Tax","Financial Accounting \u0026 Accounts Preparation for sole traders and partnerships","Payroll","Capital Gains Tax","Financial Accounting \u0026 Accounts Preparation for statutory purposes","Company Secretarial Services","Value Added Tax","Bookkeeping"]},{"nm":"Suzanne Ferguson","ph":"07718202622","tn":"Galashiels","uid":"56823","cn":"Suzanne Ferguson Business Services","ad1":"2 Roger Quin Gardens","ad2":"","ad3":"","cty":"Selkirkshire","pc":"TD1 3NQ","url":"","dl":"MAAT","filters":{"ad":"811000000","em":"1","wtl":"1","mtl":"0","web":"1"},"mips":["Management Accounting","Payroll","Value Added Tax","Bookkeeping","Budgeting and Forecasting"]},{"nm":"Andrew Ferguson","ph":"","tn":"BOURNEMOUTH","uid":"2113622","cn":"A Ferguson Associates Ltd","ad1":"Alum House, 5 Alum Chine","ad2":"Westbournne","ad3":"","cty":"Dorset","pc":"BH4 8DT","url":"","dl":"MAAT","filters":{"ad":"811000000","em":"1","wtl":"1","mtl":"1","web":"1"},"mips":["Corporation Tax","Value Added Tax","Independent Examination","Financial Accounting \u0026 Accounts Preparation for sole traders and partnerships","Budgeting and Forecasting","Computerised Accountancy Systems","Payroll","Management Accounting","Business Income Tax","Personal Income Tax","Company Secretarial Services","Inheritance Tax","Bookkeeping","Financial Accounting \u0026 Accounts Preparation for statutory purposes","Capital Gains Tax"]},{"nm":"Sarah Ferries","ph":"01353624151","tn":"Ely","uid":"284567","cn":"SF Accounting Ltd","ad1":"114 Orchard Row","ad2":"Soham","ad3":"","cty":"Cambridgeshire","pc":"CB7 <text:soft-page-break/>5AZ","url":"","dl":"FMAAT","filters":{"ad":"811000001","em":"1","wtl":"1","mtl":"0","web":"0"},"mips":["Corporation Tax","Payroll","Financial Accounting \u0026 Accounts Preparation for statutory purposes","Personal Income Tax","Computerised Accountancy Systems","Management Accounting","Value Added Tax","Business Income Tax","Financial Accounting \u0026 Accounts Preparation for sole traders and partnerships","Budgeting and Forecasting","Company Secretarial Services","Bookkeeping"]},{"nm":"Pamela Ferry","ph":"01268792164","tn":"Benfleet","uid":"271885","cn":"PF Accounting Services","ad1":"18 Coombewood Drive","ad2":"","ad3":"","cty":"Essex","pc":"SS7 3EA","url":"","dl":"MAAT","filters":{"ad":"811000000","em":"1","wtl":"1","mtl":"0","web":"1"},"mips":["Corporation Tax","Business Income Tax","Management Accounting","Budgeting and Forecasting","Financial Accounting \u0026 Accounts Preparation for statutory purposes","Personal Income Tax","Value Added Tax","Company Secretarial Services","Bookkeeping","Financial Accounting \u0026 Accounts Preparation for sole traders and partnerships","Computerised Accountancy Systems","Payroll"]},{"nm":"James Field","ph":"07491146145","tn":"Newhaven","uid":"54480","cn":"Seathrough Accountancy Ltd","ad1":"64 Park Drive Close","ad2":"","ad3":"","cty":"East Sussex","pc":"BN9 0RR","url":"","dl":"FMAAT AATQB","filters":{"ad":"811000000","em":"1","wtl":"1","mtl":"1","web":"1"},"mips":["Bookkeeping","Financial Accounting \u0026 Accounts Preparation for statutory purposes","Computerised Accountancy Systems","Management Accounting","Business Income Tax","Payroll","Value Added Tax","Budgeting and Forecasting","Financial Accounting \u0026 Accounts Preparation for sole traders and partnerships"]},{"nm":"Peter Field","ph":"01932563404","tn":"Chertsey","uid":"307442","cn":"Hg Field \u0026 Co","ad1":"2 Guildford Street","ad2":"","ad3":"","cty":"Surrey","pc":"KT16 9BQ","url":"","dl":"FMAAT","filters":{"ad":"811000000","em":"1","wtl":"1","mtl":"0","web":"0"},"mips":["Inheritance Tax","Value Added Tax","Management Accounting","Personal Income Tax","Payroll","Corporation Tax","Computerised Accountancy Systems","Capital Gains Tax","Budgeting and Forecasting","Financial Accounting \u0026 Accounts Preparation for sole traders and partnerships","Company Secretarial Services","Business Income Tax","Independent Examination","Bookkeeping","Financial Accounting \u0026 Accounts Preparation for statutory purposes"]},{"nm":"Lesley Fielder","ph":"01603741778","tn":"Norwich","uid":"280061","cn":"Lesley Elaine Fielder","ad1":"19 Woodlands Road","ad2":"New Costessey","ad3":"","cty":"Norfolk","pc":"NR5 0NA","url":"","dl":"FMAAT","filters":{"ad":"811000000","em":"1","wtl":"1","mtl":"1","web":"1"},"mips":["Budgeting and Forecasting","Value Added Tax","Personal Income Tax","Financial Accounting \u0026 Accounts Preparation for statutory purposes","Payroll","Management Accounting","Financial Accounting \u0026 Accounts Preparation for sole traders and partnerships","Bookkeeping"]},{"nm":"Julie <text:s/>Fielder","ph":"01362684149","tn":"NORWICH","uid":"1990871","cn":"Bonneville Book-Keeping \u0026 Accountancy Ltd","ad1":"Hall Lodge, Wood Dalling Road","ad2":"Wood Dalling","ad3":false,"cty":false,"pc":"NR11 6SG","url":false,"dl":"MAAT","filters":{"ad":"811000001","em":"0","wtl":"0","mtl":"0","web":"0"},"mips":["Business Income Tax","Value Added Tax","Financial Accounting \u0026 Accounts Preparation for sole traders and partnerships","Payroll","Bookkeeping","Management Accounting","Personal Income Tax","Budgeting and Forecasting","Corporation Tax","Company Secretarial Services","Financial Accounting \u0026 Accounts Preparation for statutory purposes"]},{"nm":"Helen Fielding","ph":"01244852968","tn":"Chester","uid":"86732","cn":"Dotty about Accounts Ltd","ad1":"The Grange Building","ad2":"Parkgate Road","ad3":"Mollington","cty":"Cheshire","pc":"CH1 6NP","url":"www.wellfieldaccountingservices.com","dl":"FMAAT","filters":<text:soft-page-break/>{"ad":"811000000","em":"1","wtl":"1","mtl":"0","web":"0"},"mips":["Capital Gains Tax","Company Secretarial Services","Payroll","Personal Income Tax","Budgeting and Forecasting","Financial Accounting \u0026 Accounts Preparation for statutory purposes","Bookkeeping","Independent Examination","Corporation Tax","Computerised Accountancy Systems","Value Added Tax","Financial Accounting \u0026 Accounts Preparation for sole traders and partnerships","Business Income Tax","Management Accounting"]},{"nm":"Antony</text:p>
      <text:p text:style-name="P1"><text:s/>Figura","ph":"01616652702","tn":"Oldham","uid":"307671","cn":"Aj Figura","ad1":"8 Kingsway Close","ad2":"","ad3":"","cty":"Lancashire","pc":"OL8 1BE","url":"","dl":"FMAAT","filters":{"ad":"811000000","em":"1","wtl":"0","mtl":"0","web":"1"},"mips":["Business Income Tax","Personal Income Tax","Corporation Tax","Payroll","Financial Accounting \u0026 Accounts Preparation for statutory purposes","Bookkeeping","Financial Accounting \u0026 Accounts Preparation for sole traders and partnerships","Value Added Tax","Capital Gains Tax"]},{"nm":"Velichka Filipova","ph":"07751867788","tn":"Nottingham","uid":"1113536","cn":"VNF Accounting Ltd","ad1":"7 Glade Hill Road","ad2":"Arnold","ad3":"","cty":"Nottinghamshire","pc":"NG5 6FL","url":"","dl":"MAAT","filters":{"ad":"811000001","em":"1","wtl":"1","mtl":"0","web":"0"},"mips":["Financial Accounting \u0026 Accounts Preparation for statutory purposes","Payroll","Value Added Tax","Business Income Tax","Corporation Tax","Bookkeeping","Financial Accounting \u0026 Accounts Preparation for sole traders and partnerships"]},{"nm":"Iwona Filonczuk","ph":"","tn":"Northampton","uid":"1371821","cn":"IFD Accounting","ad1":"25 Tower Square","ad2":"","ad3":"","cty":"","pc":"NN5 5FH","url":"","dl":"MAAT","filters":{"ad":"811000001","em":"1","wtl":"0","mtl":"1","web":"0"},"mips":["Bookkeeping","Value Added Tax","Computerised Accountancy Systems","Financial Accounting \u0026 Accounts Preparation for sole traders and partnerships"]},{"nm":"Tessa Finch","ph":"01554890247","tn":"Kidwelly","uid":"301995","cn":"Finch Accountancy Limited","ad1":"20 Bridge Street","ad2":"","ad3":"","cty":"Carmarthenshire","pc":"SA17 4UU","url":"","dl":"FMAAT","filters":{"ad":"811000000","em":"1","wtl":"1","mtl":"0","web":"1"},"mips":["Company Secretarial Services","Corporation Tax","Management Accounting","Budgeting and Forecasting","Business Income Tax","Payroll","Personal Income Tax","Value Added Tax","Capital Gains Tax","Financial Accounting \u0026 Accounts Preparation for statutory purposes","Bookkeeping","Financial Accounting \u0026 Accounts Preparation for sole traders and partnerships","Computerised Accountancy Systems"]},{"nm":"William Finn","ph":"01733897963","tn":"Peterborough","uid":"304257","cn":"Bill\u0027s Accounting Services","ad1":"33 Derby Drive","ad2":"","ad3":"","cty":"Cambridgeshire","pc":"PE1 4NG","url":"","dl":"FMAAT","filters":{"ad":"811000000","em":"1","wtl":"0","mtl":"0","web":"0"},"mips":["Financial Accounting \u0026 Accounts Preparation for statutory purposes","Bookkeeping","Personal Income Tax","Value Added Tax","Financial Accounting \u0026 Accounts Preparation for sole traders and partnerships"]},{"nm":"Harold Fisher","ph":"02089515758","tn":"Edgware","uid":"70311","cn":"Harry Fisher T\/a H Fisher Accounting Services","ad1":"Anglo-Dal House","ad2":"","ad3":" 5 Spring Villa Road","cty":"Middlesex","pc":"HA8 7EB","url":"","dl":"FMAAT","filters":{"ad":"811000001","em":"1","wtl":"0","mtl":"1","web":"0"},"mips":["Financial Accounting \u0026 Accounts Preparation for sole traders and partnerships","Computerised Accountancy Systems","Personal Income Tax","Payroll","Business Income Tax","Corporation Tax","Management Accounting","Bookkeeping","Value Added Tax","Financial Accounting \u0026 Accounts Preparation for statutory purposes","Budgeting and Forecasting"]},{"nm":"Jenny Fisher","ph":"01622298920","tn":"Maidstone","uid":"79698","cn":"Fisher-Aylward Accountancy Services","ad1":"92 Roman Way","ad2":"Boughton Monchelsea","ad3":"","cty":"Kent","pc":"ME17 4SH","url":"","dl":"MAAT","filters":{"ad":"811000001","em":"1","wtl":"1","mtl":"1","web":"0"},"mips":<text:soft-page-break/>["Payroll","Bookkeeping","Business Income Tax","Personal Income Tax","Value Added Tax","Capital Gains Tax","Corporation Tax","Inheritance Tax","Financial Accounting \u0026 Accounts Preparation for sole traders and partnerships","Financial Accounting \u0026 Accounts Preparation for statutory purposes"]},{"nm":"James <text:s/>Fisher","ph":"01622298920","tn":"Maidstone","uid":"79710","cn":"Fisher-Aylward Accountancy Services","ad1":"92 Roman Way","ad2":"Boughton Monchelsea","ad3":"","cty":"Kent","pc":"ME17 4SH","url":"","dl":"MAAT","filters":{"ad":"811000000","em":"1","wtl":"1","mtl":"1","web":"1"},"mips":{"2":"Financial Accounting \u0026 Accounts Preparation for sole traders and partnerships","4":"Personal Income Tax","5":"Bookkeeping","6":"Payroll","7":"Financial Accounting \u0026 Accounts Preparation for statutory purposes","8":"Business Income Tax","9":"Value Added Tax"}},{"nm":"John Fisher","ph":"01942513729","tn":"Wigan","uid":"302757","cn":"Fisher \u0026 Co Accountants","ad1":"Pemberton business centre","ad2":"Richmond hill","ad3":"Pemberton","cty":"Lancashire","pc":"WN5 8AA","url":"http:\/\/www.fisher-co.net\/","dl":"FMAAT","filters":{"ad":"811000001","em":"1","wtl":"1","mtl":"0","web":"1"},"mips":["Capital Gains Tax","Independent Examination","Company Secretarial Services","Value Added Tax","Financial Accounting \u0026 Accounts Preparation for sole traders and partnerships","Corporation Tax","Computerised Accountancy Systems","Personal Income Tax","Budgeting and Forecasting","Business Income Tax","Bookkeeping","Payroll","Management Accounting","Financial Accounting \u0026 Accounts Preparation for statutory purposes"]},{"nm":"Elizabeth Fitzgibbon","ph":"01538266615","tn":"Stoke-on-trent","uid":"69818","cn":"E A Fitzgibbon","ad1":"The Old Fire Station","ad2":"12 Church Lane ","ad3":"Ipstones","cty":"Staffordshire","pc":"ST10 2LD","url":"","dl":"MAAT","filters":{"ad":"811000000","em":"1","wtl":"1","mtl":"0","web":"0"},"mips":["Business Income Tax","Financial Accounting \u0026 Accounts Preparation for statutory purposes","Inheritance Tax","Capital Gains Tax","Bookkeeping","Payroll","Company Secretarial Services","Corporation Tax","Personal Income Tax","Value Added Tax","Financial Accounting \u0026 Accounts Preparation for sole traders and partnerships"]},{"nm":"Corinna Fitzpatrick","ph":"01323488320","tn":"Polegate","uid":"277049","cn":"Moneypenny Eastbourne Ltd","ad1":"97 Greenleaf Gardens","ad2":"","ad3":"","cty":"East Sussex","pc":"BN26 6PH","url":"","dl":"FMAAT","filters":{"ad":"811000001","em":"1","wtl":"0","mtl":"0","web":"0"},"mips":["Payroll","Financial Accounting \u0026 Accounts Preparation for sole traders and partnerships","Personal Income Tax","Value Added Tax","Corporation Tax","Financial Accounting \u0026 Accounts Preparation for statutory purposes","Bookkeeping","Management Accounting","Computerised Accountancy Systems"]},{"nm":"Dian Flannagan","ph":"1722734056","tn":"Preston","uid":"313676","cn":"dcf accountancy plus","ad1":"15 The Crescent","ad2":"Ashton-on-Ribble","ad3":"","cty":"Lancashire","pc":"PR2 1JP","url":"","dl":"MAAT","filters":{"ad":"811000001","em":"1","wtl":"0","mtl":"0","web":"0"},"mips":["Management Accounting","Value Added Tax","Payroll","Bookkeeping","Budgeting and Forecasting","Computerised Accountancy Systems","Business Income Tax","Financial Accounting \u0026 Accounts Preparation for statutory purposes","Financial Accounting \u0026 Accounts Preparation for sole traders and partnerships","Personal Income Tax","Company Secretarial Services"]},{"nm":"Catherine Flannery","ph":"01626683579","tn":"Newton Abbot","uid":"126745","cn":"South Devon Accounting","ad1":"6 Orchard Close","ad2":"Ogwell","ad3":"","cty":"Devon","pc":"TQ12 6AL","url":"http:\/\/www.southdevonaccounting.co.uk","dl":"FMAAT AATQB","filters":{"ad":"811000001","em":"1","wtl":"1","mtl":"0","web":"1"},"mips":["Business Income Tax","Corporation Tax","Personal Income Tax","Financial Accounting \u0026 Accounts Preparation for sole traders and partnerships","Value Added Tax","Bookkeeping","Management Accounting","Financial Accounting \u0026 Accounts Preparation for statutory <text:soft-page-break/>purposes","Payroll","Capital Gains Tax"]},{"nm":"Linda Fleet","ph":"07791263849","tn":"Chelmsford","uid":"276729","cn":"Office Solutions","ad1":"64 Gandalfs Ride","ad2":"South Woodham Ferrers","ad3":"","cty":"Essex","pc":"CM3 5WS","url":"","dl":"MAAT","filters":{"ad":"811000000","em":"0","wtl":"0","mtl":"0","web":"0"},"mips":["Management Accounting","Bookkeeping","Computerised Accountancy Systems","Corporation Tax","Capital Gains Tax","Financial Accounting \u0026 Accounts Preparation for statutory purposes","Value Added Tax","Business Income Tax","Financial Accounting \u0026 Accounts Preparation for sole traders and partnerships","Personal Income Tax"]},{"nm":"Adrian Fletcher","ph":"07931266212","tn":"Southport","uid":"300521","cn":"Adrian Fletcher","ad1":"23B Park Crescent","ad2":"","ad3":"","cty":"Merseyside","pc":"PR9 9ND","url":"","dl":"MAAT","filters":{"ad":"811000001","em":"1","wtl":"0","mtl":"0","web":"0"},"mips":["Computerised Accountancy Systems","Financial Accounting \u0026 Accounts Preparation for sole traders and partnerships","Value Added Tax","Financial Accounting \u0026 Accounts Preparation for statutory purposes","Bookkeeping","Payroll"]},{"nm":"Brandon Florence","ph":"07490087334","tn":"London","uid":"96254","cn":"Best4business Accountants \u0026 Co. Ltd.","ad1":"Best 4 Business","ad2":"Beaufort Court","ad3":"Admirals Way","cty":"","pc":"E14 9XL","url":"http:\/\/www.best4business.com\/","dl":"MAAT AATQB","filters":{"ad":"811000000","em":"0","wtl":"1","mtl":"1","web":"1"},"mips":["Personal Income Tax","Budgeting and Forecasting","Financial Accounting \u0026 Accounts Preparation for sole traders and partnerships","Payroll","Bookkeeping","Value Added Tax","Management Accounting","Financial Accounting \u0026 Accounts Preparation for statutory purposes"]},{"nm":"Annette Flowers","ph":"07876685717","tn":"Basingstoke","uid":"64091","cn":"A Flowers","ad1":"19 Mercer Close","ad2":"","ad3":"","cty":"Hampshire","pc":"RG22 6NZ","url":"","dl":"MAAT","filters":{"ad":"811000000","em":"1","wtl":"1","mtl":"1","web":"1"},"mips":["Bookkeeping","Value Added Tax","Budgeting and Forecasting"]},{"nm":"Janet</text:p>
      <text:p text:style-name="P1"><text:s/>Floyd","ph":"01424216635","tn":"Bexhill-on-sea","uid":"293237","cn":"Floyd Partners Limited","ad1":"26 St Andrews Road","ad2":"","ad3":"","cty":"East Sussex","pc":"TN40 2BQ","url":"","dl":"FMAAT","filters":{"ad":"811000000","em":"1","wtl":"1","mtl":"1","web":"1"},"mips":["Management Accounting","Bookkeeping","Financial Accounting \u0026 Accounts Preparation for statutory purposes","Payroll","Company Secretarial Services","Financial Accounting \u0026 Accounts Preparation for sole traders and partnerships","Personal Income Tax","Business Income Tax","Value Added Tax","Corporation Tax"]},{"nm":"Louise Follwell","ph":"07703730890","tn":"Nr Market Drayton","uid":"84788","cn":"JT Accountancy","ad1":"Unit 1 Station Yard","ad2":"Pipe Gate","ad3":"","cty":"Shropshire","pc":"TF9 4HU","url":"www.jtaccountancy.co.uk","dl":"MAAT","filters":{"ad":"811000000","em":"1","wtl":"0","mtl":"1","web":"0"},"mips":["Bookkeeping","Payroll","Financial Accounting \u0026 Accounts Preparation for sole traders and partnerships","Budgeting and Forecasting","Capital Gains Tax","Internal Audit","Business Income Tax","Value Added Tax","Personal Income Tax","Management Accounting","Financial Accounting \u0026 Accounts Preparation for statutory purposes"]},{"nm":"Robin Foord","ph":"07951216857","tn":"Rickmansworth","uid":"184555","cn":"Robin Foord","ad1":"27 Park Road","ad2":"","ad3":"","cty":"Hertfordshire","pc":"WD3 1HU","url":"","dl":"MAAT","filters":{"ad":"811000001","em":"1","wtl":"0","mtl":"1","web":"1"},"mips":["Financial Accounting \u0026 Accounts Preparation for sole traders and partnerships","Financial Accounting \u0026 Accounts Preparation for statutory purposes","Bookkeeping","Corporation Tax","Personal Income Tax","Value Added Tax","Payroll"]},{"nm":"June Forbes","ph":"01355260472","tn":"Glasgow","uid":"304496","cn":"Bookkeeping \u0026 <text:soft-page-break/>Accounting Services","ad1":"5 Hunter Street","ad2":"Village","ad3":"","cty":"Lanarkshire","pc":"G74 4LZ","url":"","dl":"FMAAT","filters":{"ad":"811000000","em":"0","wtl":"1","mtl":"0","web":"0"},"mips":["Financial Accounting \u0026 Accounts Preparation for statutory purposes","Value Added Tax","Management Accounting","Bookkeeping","Company Secretarial Services","Business Income Tax","Computerised Accountancy Systems","Budgeting and Forecasting","Financial Accounting \u0026 Accounts Preparation for sole traders and partnerships","Payroll","Personal Income Tax"]},{"nm":"Andrew Ford","ph":"01284700937","tn":"Bury St. Edmunds","uid":"80435","cn":"Hammond Ford \u0026 Co Limited","ad1":"10 Northgate Street","ad2":"","ad3":"","cty":"Suffolk","pc":"IP33 1HQ","url":"","dl":"FMAAT","filters":{"ad":"811000000","em":"1","wtl":"1","mtl":"1","web":"1"},"mips":["Business Income Tax","Capital Gains Tax","Budgeting and Forecasting","Management Accounting","Value Added Tax","Payroll","Company Secretarial Services","Financial Accounting \u0026 Accounts Preparation for statutory purposes","Corporation Tax","Bookkeeping","Financial Accounting \u0026 Accounts Preparation for sole traders and partnerships","Personal Income Tax"]},{"nm":"Hayley Ford","ph":"07795964145","tn":"Reading","uid":"231046","cn":"HJF Bookkeeping","ad1":"15 Vale View","ad2":"Charvil","ad3":"","cty":"Berkshire","pc":"RG10 9SJ","url":"","dl":"MAAT","filters":{"ad":"811000001","em":"1","wtl":"1","mtl":"0","web":"0"},"mips":["Bookkeeping","Personal Income Tax","Value Added Tax","Payroll"]},{"nm":"Hazel Ford","ph":"01536522836","tn":"Kettering","uid":"276424","cn":"Frogfoot Ltd","ad1":"1 Legion Crescent","ad2":"","ad3":"","cty":"Northamptonshire","pc":"NN16 8UR","url":"","dl":"MAAT","filters":{"ad":"811000001","em":"1","wtl":"1","mtl":"0","web":"0"},"mips":["Payroll","Value Added Tax","Bookkeeping","Personal Income Tax","Financial Accounting \u0026 Accounts Preparation for sole traders and partnerships"]},{"nm":"Katherine Ford","ph":"7944071783","tn":"Gloucester","uid":"282532","cn":"House of Tax","ad1":"10 Springdale Close","ad2":"Hardwicke","ad3":"","cty":"Gloucestershire","pc":"GL2 4JD","url":"","dl":"FMAAT","filters":{"ad":"811000001","em":"1","wtl":"1","mtl":"0","web":"0"},"mips":["Personal Income Tax","Budgeting and Forecasting","Company Secretarial Services","Computerised Accountancy Systems","Payroll","Financial Accounting \u0026 Accounts Preparation for sole traders and partnerships","Inheritance Tax","Management Accounting","Value Added Tax","Bookkeeping","Corporation Tax","Business Income Tax","Financial Accounting \u0026 Accounts Preparation for statutory purposes","Capital Gains Tax"]},{"nm":"Claire Ford","ph":"07580843321","tn":"Blackpool","uid":"287035","cn":"Plans Afoot Ltd","ad1":"Jubilee House","ad2":"East Beach","ad3":"Lytham St Annes","cty":"Lancashire","pc":"FY8 5FT","url":"","dl":"MAAT","filters":{"ad":"811000000","em":"1","wtl":"1","mtl":"1","web":"1"},"mips":["Internal Audit","Budgeting and Forecasting"]},{"nm":"Keith Forman","ph":"01213535529","tn":"Sutton Coldfield","uid":"306081","cn":"KRF Accountancy Ltd","ad1":"32 Windermere Drive","ad2":false,"ad3":false,"cty":"West Midlands","pc":"B74 3LD","url":false,"dl":"FMAAT","filters":{"ad":"811000000","em":"1","wtl":"0","mtl":"0","web":"1"},"mips":["Personal Income Tax","Financial Accounting \u0026 Accounts Preparation for sole traders and partnerships","Capital Gains Tax","Business Income Tax","Corporation Tax","Inheritance Tax","Financial Accounting \u0026 Accounts Preparation for statutory purposes","Value Added Tax"]},{"nm":"Sharon Forrester","ph":false,"tn":"Mansfield","uid":"76771","cn":"Rosebery Accountancy","ad1":"Ransom Hall South","ad2":"Ransomwood Business Park","ad3":"Mansfield","cty":"Nottinghamshire","pc":"NG21 0HJ","url":false,"dl":"MAAT","filters":<text:soft-page-break/>{"ad":"811000000","em":"1","wtl":"1","mtl":"1","web":"1"},"mips":["Value Added Tax","Management Accounting","Payroll","Corporation Tax","Bookkeeping","Financial Accounting \u0026 Accounts Preparation for statutory purposes","Budgeting and Forecasting","Financial Accounting \u0026 Accounts Preparation for sole traders and partnerships","Personal Income Tax","Business Income Tax"]},{"nm":"Andy Forse","ph":"01179658881","tn":"Bristol","uid":"300150","cn":"Causeway Accountancy Services","ad1":"279 Lodge Causeway","ad2":"Fishponds","ad3":"","cty":"Avon","pc":"BS16 3RA","url":"","dl":"FMAAT","filters":{"ad":"811000000","em":"1","wtl":"1","mtl":"0","web":"0"},"mips":["Company Secretarial Services","Bookkeeping","Management Accounting","Computerised Accountancy Systems","Payroll","Financial Accounting \u0026 Accounts Preparation for statutory purposes","Value Added Tax","Corporation Tax","Personal Income Tax","Financial Accounting \u0026 Accounts Preparation for sole traders and partnerships"]},{"nm":"Anne Forward","ph":"7818424574","tn":"Northampton","uid":"281772","cn":"Anne Forward","ad1":"94 Wrenbury Road","ad2":"Duston","ad3":"","cty":"Northamptonshire","pc":"NN5 6YG","url":"","dl":"MAAT","filters":{"ad":"811000001","em":"1","wtl":"0","mtl":"0","web":"0"},"mips":["Bookkeeping","Payroll","Corporation Tax","Business Income Tax","Management Accounting","Value Added Tax","Budgeting and Forecasting","Personal Income Tax","Financial Accounting \u0026 Accounts Preparation for sole traders and partnerships","Financial Accounting \u0026 Accounts Preparation for statutory purposes"]},{"nm":"Gemma Fosbrook","ph":false,"tn":"Kington","uid":"1863676","cn":"Gemma Fosbrook Accountancy Services","ad1":"20 Morgans Orchard","ad2":"Kington","ad3":"HR5 3FA","cty":"Herefordshire","pc":"HR5 3FA","url":"www.gem","dl":"MAAT AATQB","filters":{"ad":"811000001","em":"1","wtl":"0","mtl":"1","web":"0"},"mips":["Budgeting and Forecasting","Financial Accounting \u0026 Accounts Preparation for sole traders and partnerships","Value Added Tax","Personal Income Tax","Bookkeeping","Business Income Tax","Financial Accounting \u0026 Accounts Preparation for statutory purposes"]},{"nm":"Sally Foster","ph":"01827818156","tn":"Tamworth","uid":"274249","cn":"Excel Accounts","ad1":"13 Ludgate","ad2":"The Leys","ad3":"","cty":"Staffordshire","pc":"B79 7EQ","url":"http:\/\/www.excelaccounts.com","dl":"FMAAT","filters":{"ad":"811000000","em":"1","wtl":"1","mtl":"1","web":"1"},"mips":["Payroll","Personal Income Tax","Bookkeeping","Budgeting and Forecasting","Value Added Tax","Business Income Tax","Financial Accounting \u0026 Accounts Preparation for statutory purposes","Corporation Tax","Financial Accounting \u0026 Accounts Preparation for sole traders and partnerships"]},{"nm":"Penelope Foster","ph":"01525754747","tn":"Bedford","uid":"307799","cn":"Penny Foster Accounting Services Ltd","ad1":"30 The Coppins","ad2":"Ampthill","ad3":"","cty":"Bedfordshire","pc":"MK45 2SN","url":"","dl":"FMAAT","filters":{"ad":"811000000","em":"1","wtl":"0","mtl":"0","web":"0"},"mips":["Value Added Tax","Bookkeeping","Company Secretarial Services","Inheritance Tax","Corporation Tax","Financial Accounting \u0026 Accounts Preparation for statutory purposes","Personal Income Tax","Financial Accounting \u0026 Accounts Preparation for sole traders and partnerships","Capital Gains Tax","Business Income Tax","Payroll","Computerised Accountancy Systems"]},{"nm":"Natalie Foster-Langford","ph":"01922457201","tn":"Walsall","uid":"181828","cn":"Foster \u0026 Co Accountants Ltd","ad1":"White Oaks","ad2":"Gravelly Lane","ad3":"","cty":"West Midlands","pc":"WS9 9HX","url":"www.brianfosteraccountants.co.uk","dl":"MAAT","filters":{"ad":"811000001","em":"1","wtl":"1","mtl":"0","web":"1"},"mips":["Personal Income Tax","Financial Accounting \u0026 Accounts Preparation for sole traders and partnerships","Bookkeeping","Business Income Tax","Corporation Tax","Value Added Tax","Financial Accounting \u0026 Accounts Preparation for statutory purposes"]},{"nm":"Debbie <text:soft-page-break/>Foulkes","ph":"07584278722","tn":"","uid":"287625","cn":"Westgate Bookkeeping","ad1":"56 Hardwick Drive","ad2":"Halesowen","ad3":"","cty":"","pc":"B62 8TF","url":"www.dfoulkesaccountancy.co.uk","dl":"MAAT","filters":{"ad":"811000000","em":"1","wtl":"1","</text:p>
      <text:p text:style-name="P1">mtl":"1","web":"1"},"mips":["Business Income Tax","Computerised Accountancy Systems","Payroll","Value Added Tax","Personal Income Tax","Bookkeeping"]},{"nm":"Katrina Fowler","ph":false,"tn":"Herefordshire","uid":"79126","cn":"Katconsults","ad1":"2 Bell Place","ad2":"Greytree","ad3":false,"cty":false,"pc":"HR9 7GA","url":false,"dl":"FMAAT","filters":{"ad":"811000001","em":"1","wtl":"0","mtl":"1","web":"0"},"mips":["Computerised Accountancy Systems","Corporation Tax","Financial Accounting \u0026 Accounts Preparation for statutory purposes","Business Income Tax","Financial Accounting \u0026 Accounts Preparation for sole traders and partnerships","Internal Audit","Personal Income Tax","Payroll","Company Secretarial Services","Management Accounting","Value Added Tax","Budgeting and Forecasting","Bookkeeping"]},{"nm":"Margaret Fowler","ph":"01784246428","tn":"Ashford","uid":"304011","cn":"Margaret Fowler","ad1":"55 Gilmore Crescent","ad2":"","ad3":"","cty":"Middlesex","pc":"TW15 2DD","url":"","dl":"FMAAT","filters":{"ad":"811000001","em":"1","wtl":"1","mtl":"0","web":"0"},"mips":["Inheritance Tax","Corporation Tax","Payroll","Capital Gains Tax","Budgeting and Forecasting","Value Added Tax","Company Secretarial Services","Independent Examination","Financial Accounting \u0026 Accounts Preparation for sole traders and partnerships","Bookkeeping","Management Accounting","Business Income Tax","Financial Accounting \u0026 Accounts Preparation for statutory purposes","Computerised Accountancy Systems","Personal Income Tax"]},{"nm":"Diane Fox","ph":"01803322958","tn":"Torquay","uid":"301733","cn":"D Fox Bookkeeping Solutions","ad1":"10 Plainmoor Road","ad2":"","ad3":"","cty":"Devon","pc":"TQ1 3PY","url":"","dl":"MAAT","filters":{"ad":"811000000","em":"1","wtl":"1","mtl":"0","web":"0"},"mips":["Financial Accounting \u0026 Accounts Preparation for statutory purposes","Business Income Tax","Financial Accounting \u0026 Accounts Preparation for sole traders and partnerships","Value Added Tax","Budgeting and Forecasting","Management Accounting","Bookkeeping","Personal Income Tax","Corporation Tax","Computerised Accountancy Systems","Payroll","Company Secretarial Services"]},{"nm":"Andrew Foxcroft","ph":"01616538225","tn":"Manchester","uid":"100932","cn":"Archwood Accountants Limited","ad1":"46-48 Long Street","ad2":"Middleton","ad3":"","cty":"Lancashire","pc":"M24 6UQ","url":"","dl":"FMAAT","filters":{"ad":"811000000","em":"0","wtl":"1","mtl":"0","web":"0"},"mips":["Payroll","Value Added Tax","Computerised Accountancy Systems","Financial Accounting \u0026 Accounts Preparation for statutory purposes","Personal Income Tax","Capital Gains Tax","Business Income Tax","Financial Accounting \u0026 Accounts Preparation for sole traders and partnerships","Company Secretarial Services","Corporation Tax","Bookkeeping","Inheritance Tax"]},{"nm":"Mark Francis","ph":"01833316010","tn":"Barnard Castle","uid":"75547","cn":"Francis Bookkeeping Solutions","ad1":"21 Montalbo Road","ad2":"","ad3":"","cty":"County Durham","pc":"DL12 8BP","url":"","dl":"FMAAT AATQB","filters":{"ad":"811000001","em":"1","wtl":"0","mtl":"0","web":"0"},"mips":["Financial Accounting \u0026 Accounts Preparation for statutory purposes","Company Secretarial Services","Bookkeeping","Personal Income Tax","Corporation Tax","Computerised Accountancy Systems","Value Added Tax","Financial Accounting \u0026 Accounts Preparation for sole traders and partnerships","Capital Gains Tax","Business Income Tax","Management Accounting","Payroll"]},{"nm":"Suzanne Francis","ph":"02084678756","tn":"Chislehurst","uid":"277955","cn":"Suzanne Francis","ad1":"15 Slades Drive","ad2":"","ad3":"","cty":"Kent","pc":"BR7 6JU","url":"","dl":"FMAAT","filters":<text:soft-page-break/>{"ad":"811000001","em":"1","wtl":"1","mtl":"1","web":"0"},"mips":["Bookkeeping","Personal Income Tax","Financial Accounting \u0026 Accounts Preparation for statutory purposes","Value Added Tax","Financial Accounting \u0026 Accounts Preparation for sole traders and partnerships","Payroll"]},{"nm":"Susan Frank","ph":"01993706450","tn":"Witney","uid":"86977","cn":"La Livre Bookkeeping And Accountnacy Services Ltd","ad1":"49 Thorney Leys","ad2":"","ad3":"","cty":"Oxfordshire","pc":"OX28 5BX","url":"","dl":"FMAAT AATQB","filters":{"ad":"811000000","em":"1","wtl":"0","mtl":"0","web":"1"},"mips":["Financial Accounting \u0026 Accounts Preparation for sole traders and partnerships","Forensic Accounting","Financial Accounting \u0026 Accounts Preparation for statutory purposes","Budgeting and Forecasting","Payroll","Management Accounting","Computerised Accountancy Systems","Value Added Tax","Personal Income Tax","Bookkeeping","Company Secretarial Services","Business Income Tax"]},{"nm":"Melanie Frank","ph":"01429863528","tn":"Hartlepool","uid":"111989","cn":"AMA Business Services Ltd","ad1":"Enterprise Centre","ad2":"Brougham Terrace","ad3":"","cty":"Cleveland","pc":"TS24 8EY","url":"","dl":"FMAAT","filters":{"ad":"811000000","em":"1","wtl":"1","mtl":"0","web":"1"},"mips":["Financial Accounting \u0026 Accounts Preparation for statutory purposes","Bookkeeping","Business Income Tax","Computerised Accountancy Systems","Budgeting and Forecasting","Personal Income Tax","Financial Accounting \u0026 Accounts Preparation for sole traders and partnerships","Management Accounting","Capital Gains Tax","Corporation Tax","Company Secretarial Services","Payroll","Value Added Tax"]},{"nm":"Stephen Franklin","ph":"07958480032","tn":"Horsham","uid":"221896","cn":"Franklins Accountancy Ltd","ad1":"31 Blackbridge Lane","ad2":false,"ad3":false,"cty":"West Sussex","pc":"RH12 1RP","url":"http:\/\/www.franklinsaccountancy.co.uk","dl":"MAAT","filters":{"ad":"811000000","em":"1","wtl":"1","mtl":"1","web":"1"},"mips":["Capital Gains Tax","Business Income Tax","Payroll","Financial Accounting \u0026 Accounts Preparation for statutory purposes","Financial Accounting \u0026 Accounts Preparation for sole traders and partnerships","Company Secretarial Services","Personal Income Tax","Corporation Tax","Bookkeeping","Value Added Tax"]},{"nm":"Jason Franklin","ph":"01869345329","tn":"Bicester","uid":"288068","cn":"Cockburn Franklin Accountants","ad1":"C F Accountants Ltd","ad2":"Unit 5A","ad3":"Croughtons Bottom Farm","cty":"Oxfordshire","pc":"OX27 7SL","url":false,"dl":"MAAT","filters":{"ad":"811000000","em":"1","wtl":"0","mtl":"0","web":"0"},"mips":["Management Accounting","Business Income Tax","Computerised Accountancy Systems","Corporation Tax","Capital Gains Tax","Financial Accounting \u0026 Accounts Preparation for statutory purposes","Inheritance Tax","Personal Income Tax","Financial Accounting \u0026 Accounts Preparation for sole traders and partnerships","Payroll","Value Added Tax","Company Secretarial Services","Budgeting and Forecasting","Bookkeeping"]},{"nm":"Lorraine Franklin","ph":"01782867264","tn":"Stoke-on-trent","uid":"294305","cn":"Lf Bookkeeping","ad1":"9 Arran Drive","ad2":"Packmoor","ad3":"","cty":"Staffordshire","pc":"ST7 4UD","url":"","dl":"MAAT","filters":{"ad":"811000000","em":"1","wtl":"0","mtl":"0","web":"0"},"mips":["Value Added Tax","Financial Accounting \u0026 Accounts Preparation for sole traders and partnerships","Budgeting and Forecasting","Bookkeeping","Financial Accounting \u0026 Accounts Preparation for statutory purposes","Computerised Accountancy Systems","Management Accounting"]},{"nm":"Ian Fraser","ph":"01325728408","tn":"Darlington","uid":"299571","cn":"Fraser \u0026 Co Accountants Ltd","ad1":"Regus","ad2":"Forsyth House","ad3":"20 Woodland Road","cty":"County Durham","pc":"DL3 7PL","url":"","dl":"MAAT","filters":{"ad":"811000000","em":"1","wtl":"1","mtl":"1","web":"1"},"mips":["Corporation Tax","Management Accounting","Computerised Accountancy Systems","Company Secretarial Services","Financial Accounting \u0026 Accounts Preparation for statutory purposes","Value Added <text:soft-page-break/>Tax","Bookkeeping","Personal Income Tax","Financial Accounting \u0026 Accounts Preparation for sole traders and partnerships","Payroll","Business Income Tax","Budgeting and Forecasting"]},{"nm":"Mark Freed","ph":"","tn":"Kent","uid":"1255046","cn":"Swift Accountancy Services","ad1":"Flat 1, 5 Albert Road","ad2":"Ramsgate","ad3":"","cty":"","pc":"CT11 8DR","url":"","dl":"AATQB","filters":{"ad":"811000001","em":"1","wtl":"0","mtl":"1","web":"0"},"mips":["Computerised Accountancy Systems","Financial Accounting \u0026 Accounts Preparation for sole traders and partnerships","Bookkeeping","Value Added Tax"]},{"nm":"Terence Freeman","ph":"02086421815","tn":"Banstead","uid":"64732","cn":"Freeman Consultancy Services Ltd","ad1":"6 Cuddington Park Close","ad2":"","ad3":"","cty":"Surrey","pc":"SM7 1RF","url":"","dl":"FMAAT","filters":{"ad":"811000001","em":"1","wtl":"1","mtl":"0","web":"0"},"mips":["Financial Accounting \u0026 Accounts Preparation for sole traders and partnerships","Inheritance Tax","Personal Income Tax","Business Income Tax","Capital Gains Tax","Payroll","Financial Accounting \u0026 Accounts Preparation for statutory purposes","Corporation Tax","Bookkeeping","Value Added Tax","Management Accounting"]},{"nm":"Patricia Freeman","ph":"01924827843","tn":"Wakefield","uid":"273842","cn":"N \u0026 P Accounting Services","ad1":"41 Johns Avenue","ad2":"Lofthouse","ad3":"","cty":"West Yorkshire","pc":"WF3 3LX","url":"","dl":"FMAAT","filters":{"ad":"811000000","em":"1","wtl":"0","mtl":"0","web":"1"},"mips":["Personal Income Tax","Financial Accounting \u0026 Accounts Preparation for sole traders and partnerships","Management Accounting","Financial Accounting \u0026 Accounts Preparation for statutory purposes","Business Income Tax","Payroll","Bookkeeping","Value Added Tax"]},{"nm":"Stephen Freeman","ph":"01162214534","tn":"Leicester","uid":"313448","cn":"Freemans Accountants","ad1":"82 Cropston Road","ad2":"Anstey","ad3":"","cty":"Leicestershire","pc":"LE7 7BJ","url":"","dl":"MAAT","filters":{"ad":"811000000","em":"0","wtl":"1","mtl":"0","web":"0"},"mips":["Personal</text:p>
      <text:p text:style-name="P1"><text:s/>Income Tax","Value Added Tax","Payroll","Financial Accounting \u0026 Accounts Preparation for sole traders and partnerships","Business Income Tax","Bookkeeping","Financial Accounting \u0026 Accounts Preparation for statutory purposes"]},{"nm":"Trevor French","ph":"01778346706","tn":"Peterborough","uid":"307031","cn":"Joynson \u0026 Co","ad1":"89A High Street","ad2":"Market Deeping","ad3":"","cty":"Cambridgeshire","pc":"PE6 8ED","url":"","dl":"FMAAT","filters":{"ad":"811000000","em":"0","wtl":"1","mtl":"0","web":"0"},"mips":["Financial Accounting \u0026 Accounts Preparation for statutory purposes","Corporation Tax","Payroll","Personal Income Tax","Management Accounting","Company Secretarial Services","Bookkeeping","Budgeting and Forecasting","Business Income Tax","Value Added Tax","Computerised Accountancy Systems","Financial Accounting \u0026 Accounts Preparation for sole traders and partnerships"]},{"nm":"John Friend","ph":"01425619410","tn":"New Milton","uid":"304688","cn":"John David Friend","ad1":"Scroy Farm","ad2":"North Drive","ad3":"Ossemsley","cty":"Hampshire","pc":"BH25 5TJ","url":"","dl":"FMAAT","filters":{"ad":"811000000","em":"0","wtl":"0","mtl":"0","web":"0"},"mips":["Financial Accounting \u0026 Accounts Preparation for statutory purposes","Financial Accounting \u0026 Accounts Preparation for sole traders and partnerships","Budgeting and Forecasting","Management Accounting","Value Added Tax","Payroll","Personal Income Tax","Computerised Accountancy Systems","Bookkeeping"]},{"nm":"Ian Frost","ph":"01884840834","tn":"Wellington","uid":"302009","cn":"IAS Accountants","ad1":"Ford House","ad2":"Nicholashayne","ad3":false,"cty":"Somerset","pc":"TA21 9QY","url":false,"dl":"MAAT","filters":{"ad":"811000000","em":"1","wtl":"0","mtl":"0","web":"0"},"mips":["Business Income Tax","Personal Income Tax","Payroll","Capital Gains Tax","Financial Accounting \u0026 Accounts Preparation for sole traders and partnerships","Budgeting and Forecasting","Financial <text:soft-page-break/>Accounting \u0026 Accounts Preparation for statutory purposes","Value Added Tax","Bookkeeping"]},{"nm":"Allan Frost","ph":"02083008663","tn":"Sidcup","uid":"307547","cn":"A B C Consultancy","ad1":"63 Birchwood Avenue","ad2":"","ad3":"","cty":"Kent","pc":"DA14 4JZ","url":"","dl":"FMAAT","filters":{"ad":"811000000","em":"1","wtl":"0","mtl":"0","web":"0"},"mips":["Bookkeeping","Financial Accounting \u0026 Accounts Preparation for statutory purposes","Value Added Tax","Business Income Tax","Capital Gains Tax","Budgeting and Forecasting","Payroll","Management Accounting","Computerised Accountancy Systems","Personal Income Tax","Corporation Tax","Financial Accounting \u0026 Accounts Preparation for sole traders and partnerships","Company Secretarial Services"]},{"nm":"Pauline Fry","ph":"01252650209","tn":"Aldershot","uid":"182407","cn":"PSC Business Services Ltd","ad1":"5 Rowhill Avenue","ad2":"","ad3":"","cty":"Hampshire","pc":"GU11 3LU","url":"","dl":"FMAAT","filters":{"ad":"811000000","em":"1","wtl":"0","mtl":"0","web":"1"},"mips":["Financial Accounting \u0026 Accounts Preparation for statutory purposes","Capital Gains Tax","Personal Income Tax","Corporation Tax","Bookkeeping","Financial Accounting \u0026 Accounts Preparation for sole traders and partnerships","Payroll","Business Income Tax","Management Accounting","Computerised Accountancy Systems","Company Secretarial Services","Value Added Tax"]},{"nm":"Kim Fry","ph":"01242528906","tn":"Cheltenham","uid":"272233","cn":"Top Flight Business Services","ad1":"93 St Georges Place","ad2":"","ad3":"","cty":"Gloucestershire","pc":"GL50 3QB","url":"","dl":"FMAAT","filters":{"ad":"811000000","em":"1","wtl":"0","mtl":"0","web":"1"},"mips":["Financial Accounting \u0026 Accounts Preparation for statutory purposes","Financial Accounting \u0026 Accounts Preparation for sole traders and partnerships","Budgeting and Forecasting","Management Accounting","Bookkeeping","Computerised Accountancy Systems","Value Added Tax","Payroll"]},{"nm":"Peter Fry","ph":false,"tn":"LITTLEHAMPTON","uid":"343401","cn":"Emjay Associates Ltd","ad1":"Office AD3","ad2":"10 Littlehampton Marina, Ferry Road","ad3":false,"cty":"West Sussex","pc":"BN17 5DS","url":false,"dl":"MAAT","filters":{"ad":"811000000","em":"1","wtl":"1","mtl":"1","web":"1"},"mips":["Bookkeeping","Value Added Tax","Payroll","Financial Accounting \u0026 Accounts Preparation for statutory purposes","Financial Accounting \u0026 Accounts Preparation for sole traders and partnerships","Corporation Tax","Business Income Tax","Management Accounting","Budgeting and Forecasting","Personal Income Tax","Company Secretarial Services","Capital Gains Tax","Independent Examination","Computerised Accountancy Systems"]},{"nm":"Peter Fuller","ph":"","tn":"Tunbridge Wells","uid":"75692","cn":"Motion Accountancy Limited","ad1":"85 High Street","ad2":"","ad3":"","cty":"","pc":"TN1 1XP","url":"","dl":"MAAT","filters":{"ad":"811000000","em":"1","wtl":"1","mtl":"1","web":"1"},"mips":["Value Added Tax","Computerised Accountancy Systems","Financial Accounting \u0026 Accounts Preparation for statutory purposes","Personal Income Tax","Bookkeeping","Financial Accounting \u0026 Accounts Preparation for sole traders and partnerships","Management Accounting","Payroll","Corporation Tax","Capital Gains Tax","Company Secretarial Services","Business Income Tax"]},{"nm":"Sarah Fullstone","ph":"01823663355","tn":"Wellington","uid":"314358","cn":"A Plus Accountancy \u0026 Business Solutions Ltd","ad1":"The Counting House","ad2":"Tonedale Business Park","ad3":"","cty":"Somerset","pc":"TA21 0AW","url":"","dl":"FMAAT","filters":{"ad":"811000000","em":"1","wtl":"1","mtl":"0","web":"1"},"mips":["Computerised Accountancy Systems","Bookkeeping","Corporation Tax","Management Accounting","Capital Gains Tax","Financial Accounting \u0026 Accounts Preparation for statutory purposes","Inheritance Tax","Personal Income Tax","Company Secretarial Services","Business Income Tax","Value Added Tax","Payroll","Budgeting and Forecasting","Financial Accounting \u0026 Accounts Preparation <text:soft-page-break/>for sole traders and partnerships"]},{"nm":"Ferdinand Gabriel","ph":"07443451553","tn":"Rhyl","uid":"131927","cn":"Gabriel Accountancy","ad1":"8 Aspen Walk","ad2":"","ad3":"","cty":"Clwyd","pc":"LL18 4GH","url":"","dl":"MAAT","filters":{"ad":"811000000","em":"1","wtl":"1","mtl":"1","web":"0"},"mips":["Business Income Tax","Financial Accounting \u0026 Accounts Preparation for statutory purposes","Bookkeeping","Financial Accounting \u0026 Accounts Preparation for sole traders and partnerships","Personal Income Tax"]},{"nm":"Angelika Gacek","ph":"","tn":"Rochdale","uid":"151030","cn":"Pennine Accounting Limited","ad1":"33 Hare Hill Road","ad2":"Littleborough","ad3":"","cty":"","pc":"OL15 9AD","url":"","dl":"MAAT","filters":{"ad":"811000000","em":"1","wtl":"1","mtl":"1","web":"1"},"mips":["Bookkeeping","Budgeting and Forecasting","Management Accounting","Computerised Accountancy Systems","Payroll","Value Added Tax"]},{"nm":"Jennifer Gadsby","ph":"01636705990","tn":"Newark","uid":"293274","cn":"Yours 4 A Day Ltd","ad1":"Samson House","ad2":"Edward Ave","ad3":false,"cty":"Nottinghamshire","pc":"NG24 4UZ","url":false,"dl":"FMAAT","filters":{"ad":"811000000","em":"1","wtl":"0","mtl":"0","web":"0"},"mips":["Company Secretarial Services","Personal Income Tax","Payroll","Computerised Accountancy Systems","Value Added Tax","Bookkeeping","Financial Accounting \u0026 Accounts Preparation for statutory purposes","Budgeting and Forecasting","Management Accounting","Financial Accounting \u0026 Accounts Preparation for sole traders and partnerships"]},{"nm":"Raluca Galatan","ph":"07852320651","tn":"London","uid":"257513","cn":"RVG Accounting Limited","ad1":"North London Business Park","ad2":"3 Oakleigh Road South","ad3":"New Southgate","cty":"","pc":"N11 1GN","url":"www.rvgaccounting.co.uk","dl":"MAAT","filters":{"ad":"811000000","em":"1","wtl":"1","mtl":"1","web":"1"},"mips":["Payroll","Business Income Tax","Value Added Tax","Bookkeeping","Corporation Tax","Financial Accounting \u0026 Accounts Preparation for sole traders and partnerships","Financial Accounting \u0026 Accounts Preparation for statutory purposes","Personal Income Tax"]},{"nm":"Lorraine Gale","ph":"01915814547","tn":"Seaham","uid":"275074","cn":"Robert Gale and Co","ad1":"8 Adelaide Row","ad2":"","ad3":"","cty":"County Durham","pc":"SR7 7EF","url":"","dl":"MAAT","filters":{"ad":"811000000","em":"1","wtl":"0","mtl":"0","web":"1"},"mips":["Bookkeeping","Financial Accounting \u0026 Accounts Preparation for sole traders and partnerships","Payroll","Company Secretarial Services","Computerised Accountancy Systems","Management Accounting","Budgeting and Forecasting","Value Added Tax","Personal Income Tax","Inheritance Tax","Capital Gains Tax","Corporation Tax","Business Income Tax","Financial Accounting \u0026 Accounts Preparation for statutory purposes"]},{"nm":"John Galley","ph":"01913864786","tn":"Durham","uid":"308902","cn":"Westwaters","ad1":"Oakmere","ad2":"Belmont Business Park","ad3":"","cty":"County Durham","pc":"DH1 1TW","url":"","dl":"FMAAT","filters":{"ad":"811000000","em":"1","wtl":"0","mtl":"0","web":"1"},"mips":["Management Accounting","Company Secretarial Services","Computerised Accountancy Systems","Bookkeeping","Value Added Tax","Capital Gains Tax","Budgeting and Forecasting","Business Income Tax","Financial Accounting \u0026 Accounts Preparation for sole traders and partnerships","Financial Accounting \u0026 Accounts Preparation for statutory purposes","Personal Income Tax","Inheritance Tax","Corporation Tax","Payroll"]},{"nm":"Shelley Gamble","ph":"07494353515","tn":"Derby","uid":"217049","cn":"Clarity Accounting Solutions","ad1":"18 Radford Meadow","ad2":"Castle Donington","ad3":"","cty":"","pc":"DE74 2NZ","url":"www.clarityaccoutningsolutions.co.uk","dl":"MAAT","filters":{"ad":"811000001","em":"1","wtl":"1","mtl":"1","web":"1"},"mips":["Personal</text:p>
      <text:p text:style-name="P1"><text:s/>Income Tax","Value Added Tax","Bookkeeping","Financial Accounting \u0026 Accounts Preparation for sole traders and partnerships","Payroll","Financial Accounting \u0026 Accounts <text:soft-page-break/>Preparation for statutory purposes"]},{"nm":"Susan Gamble","ph":"07913333725","tn":"Melksham","uid":"272130","cn":"Susan Gamble","ad1":"5 Duxford Close","ad2":"Bowerhill","ad3":"","cty":"Wiltshire","pc":"SN12 6XN","url":"","dl":"MAAT","filters":{"ad":"811000000","em":"0","wtl":"0","mtl":"1","web":"0"},"mips":["Management Accounting","Payroll","Value Added Tax","Bookkeeping","Financial Accounting \u0026 Accounts Preparation for sole traders and partnerships","Computerised Accountancy Systems","Financial Accounting \u0026 Accounts Preparation for statutory purposes"]},{"nm":"Jennifer Gamble","ph":"01159443090","tn":"Ilkeston","uid":"292231","cn":"MS Accountancy Services (Ilkeston) Ltd","ad1":"19 Station Road","ad2":"","ad3":"","cty":"Derbyshire","pc":"DE7 5LD","url":"","dl":"MAAT","filters":{"ad":"811000000","em":"1","wtl":"1","mtl":"1","web":"1"},"mips":["Computerised Accountancy Systems","Management Accounting","Payroll","Bookkeeping","Personal Income Tax","Corporation Tax","Financial Accounting \u0026 Accounts Preparation for sole traders and partnerships","Value Added Tax","Financial Accounting \u0026 Accounts Preparation for statutory purposes"]},{"nm":"Hong Gan","ph":"07984018986","tn":"London","uid":"298683","cn":"HWG Accounting","ad1":"Suite 118","ad2":"235 Earls Court Road","ad3":"","cty":"","pc":"SW5 9FE","url":"","dl":"FMAAT","filters":{"ad":"811000000","em":"1","wtl":"0","mtl":"1","web":"0"},"mips":["Financial Accounting \u0026 Accounts Preparation for statutory purposes","Value Added Tax","Business Income Tax","Personal Income Tax","Capital Gains Tax","Bookkeeping","Financial Accounting \u0026 Accounts Preparation for sole traders and partnerships","Payroll","Corporation Tax"]},{"nm":"Maria Gander","ph":"","tn":"Brighton","uid":"61172","cn":"MGs Bookkeeping \u0026 Admin Services","ad1":"Hollingbury","ad2":"","ad3":"","cty":"East Sussex","pc":"BN1 8LR","url":"","dl":"MAAT","filters":{"ad":"811000001","em":"1","wtl":"1","mtl":"1","web":"0"},"mips":["Value Added Tax","Computerised Accountancy Systems","Bookkeeping"]},{"nm":"James Gant","ph":"01933413370","tn":"Higham Ferrers","uid":"62953","cn":"James Gant Accountants Limited","ad1":"9 Dove Close","ad2":"Higham Ferrers","ad3":"","cty":"Northamptonshire","pc":"NN10 8LL","url":"","dl":"MAAT","filters":{"ad":"811000000","em":"1","wtl":"1","mtl":"1","web":"1"},"mips":["Financial Accounting \u0026 Accounts Preparation for sole traders and partnerships","Payroll","Business Income Tax","Corporation Tax","Bookkeeping","Personal Income Tax","Value Added Tax","Financial Accounting \u0026 Accounts Preparation for statutory purposes","Capital Gains Tax"]},{"nm":"Edit Gardner","ph":"07799474303","tn":"Wellingborough","uid":"62552","cn":"Konyvelo Plusz Limited","ad1":"54 Holcot Close","ad2":"","ad3":"","cty":"Northamptonshire","pc":"NN8 5FL","url":"","dl":"FMAAT","filters":{"ad":"811000000","em":"1","wtl":"1","mtl":"1","web":"1"},"mips":["Value Added Tax","Personal Income Tax","Company Secretarial Services","Financial Accounting \u0026 Accounts Preparation for sole traders and partnerships","Capital Gains Tax","Corporation Tax","Independent Examination","Financial Accounting \u0026 Accounts Preparation for statutory purposes","Budgeting and Forecasting","Bookkeeping","Payroll","Management Accounting","Business Income Tax","Computerised Accountancy Systems"]},{"nm":"Emily Gardner","ph":"01452546682","tn":"Gloucester","uid":"144481","cn":"Easy Solutions Group","ad1":"123 Thoresby Avenue","ad2":"Tuffley","ad3":false,"cty":"Gloucestershire","pc":"GL4 0TF","url":"http:\/\/www.easysolutionsgroup.co.uk","dl":"FMAAT","filters":{"ad":"811000000","em":"1","wtl":"0","mtl":"0","web":"1"},"mips":["Personal Income Tax","Business Income Tax","Financial Accounting \u0026 Accounts Preparation for statutory purposes","Payroll","Budgeting and Forecasting","Financial Accounting \u0026 Accounts Preparation for sole traders and partnerships","Corporation Tax","Value Added Tax","Capital Gains Tax","Management Accounting","Computerised Accountancy Systems","Bookkeeping"]},<text:soft-page-break/>{"nm":"Catherine Gardner","ph":"7817892734","tn":"High Wycombe","uid":"278491","cn":"5arches Accounting Limited","ad1":"38 New Road","ad2":"Bolter End","ad3":"","cty":"Buckinghamshire","pc":"HP14 3NA","url":"","dl":"FMAAT","filters":{"ad":"811000000","em":"1","wtl":"0","mtl":"0","web":"0"},"mips":["Management Accounting","Payroll","Computerised Accountancy Systems","Value Added Tax","Business Income Tax","Personal Income Tax","Bookkeeping","Company Secretarial Services","Financial Accounting \u0026 Accounts Preparation for statutory purposes","Financial Accounting \u0026 Accounts Preparation for sole traders and partnerships","Corporation Tax"]},{"nm":"Raymond Gardner","ph":false,"tn":"Bradford","uid":"281523","cn":"R G Gardener Accountancy Services","ad1":"Road Care House","ad2":"New Works Road","ad3":false,"cty":false,"pc":"BD12 0UR","url":false,"dl":"MAAT","filters":{"ad":"811000001","em":"1","wtl":"0","mtl":"1","web":"0"},"mips":["Budgeting and Forecasting","Bookkeeping","Payroll","Value Added Tax","Personal Income Tax","Capital Gains Tax","Computerised Accountancy Systems","Business Income Tax","Corporation Tax","Financial Accounting \u0026 Accounts Preparation for sole traders and partnerships","Financial Accounting \u0026 Accounts Preparation for statutory purposes"]},{"nm":"John Gardner","ph":"01295788003","tn":"Banbury","uid":"307040","cn":"JPG Accountancy Services","ad1":"Old Bartons","ad2":"High Street","ad3":"Shutford","cty":"Oxfordshire","pc":"OX15 6PQ","url":"","dl":"FMAAT","filters":{"ad":"811000000","em":"1","wtl":"0","mtl":"0","web":"0"},"mips":["Bookkeeping","Budgeting and Forecasting","Financial Accounting \u0026 Accounts Preparation for statutory purposes","Capital Gains Tax","Business Income Tax","Payroll","Corporation Tax","Financial Accounting \u0026 Accounts Preparation for sole traders and partnerships","Value Added Tax","Company Secretarial Services","Computerised Accountancy Systems","Management Accounting","Personal Income Tax"]},{"nm":"Kiran Garg","ph":"02476440301","tn":"COVENTRY","uid":"311118","cn":"KG Bookkeeping Service","ad1":"110 Knoll Drive","ad2":"","ad3":"","cty":"","pc":"CV3 5DD","url":"","dl":"FMAAT","filters":{"ad":"811000000","em":"1","wtl":"0","mtl":"0","web":"1"},"mips":["Personal Income Tax","Business Income Tax","Value Added Tax","Financial Accounting \u0026 Accounts Preparation for statutory purposes","Payroll","Bookkeeping","Financial Accounting \u0026 Accounts Preparation for sole traders and partnerships"]},{"nm":"Amie Garnett","ph":false,"tn":"Cheshire","uid":"159386","cn":"Garnett - Smith Accountancy","ad1":"3 Sands Walk, Hattersley","ad2":"Hyde","ad3":false,"cty":false,"pc":"SK14 3LT","url":false,"dl":"AATQB","filters":{"ad":"811000001","em":"1","wtl":"0","mtl":"1","web":"0"},"mips":["Value Added Tax","Financial Accounting \u0026 Accounts Preparation for sole traders and partnerships","Bookkeeping"]},{"nm":"Farid Gasanov","ph":"07834188202","tn":"London","uid":"2084101","cn":"SmallBiz Accountancy","ad1":"Flat 106","ad2":"22 Amelia Street","ad3":"","cty":"","pc":"SE17 3BY","url":"www.smallbizaccountancy.co.uk","dl":"MAAT","filters":{"ad":"811000000","em":"1","wtl":"1","mtl":"1","web":"1"},"mips":["Company Secretarial Services","Financial Accounting \u0026 Accounts Preparation for statutory purposes","Corporation Tax","Financial Accounting \u0026 Accounts Preparation for sole traders and partnerships","Bookkeeping","Payroll","Value Added Tax","Personal Income Tax"]},{"nm":"Jana Gasparova","ph":"","tn":"BROMLEY","uid":"130991","cn":"Business Bookkeeping Ltd","ad1":"93 Chatterton Road","ad2":"","ad3":"","cty":"Kent","pc":"BR2 9QQ","url":"www.businessbookkeeping.co.uk","dl":"MAAT","filters":{"ad":"811000000","em":"1","wtl":"0","mtl":"0","web":"1"},"mips":["Bookkeeping","Personal Income Tax","Company Secretarial Services","Business Income Tax","Payroll","Computerised Accountancy Systems","Value Added Tax"]},{"nm":"Sanne Gates","ph":"07521968615","tn":"Crowborough","uid":"242168","cn":"Jacob May LLP","ad1":"Two Trees","ad2":"Hurtis Hill","ad3":"","cty":"West Sussex","pc":"TN6 <text:soft-page-break/>3BL","url":"www.jacobmay.co.uk","dl":"MAAT","filters":{"ad":"811000000","em":"1","wtl":"1","mtl":"1","web":"1"},"mips":["Value Added Tax","Financial Accounting \u0026 Accounts Preparation for statutory purposes","Company Secretarial Services","Business Income Tax","Capital Gains Tax","Corporation Tax","Payroll","Budgeting and Forecasting","Personal Income Tax","Financial Accounting \u0026 Accounts Preparation for sole traders and partnerships","Bookkeeping","Management Accounting","Computerised Accountancy Systems"]},{"nm":"David Gates","ph":"","tn":"London","uid":"1591071","cn":"David Gates","ad1":"Flat 1, Great Arthur House","ad2":"Golden Lane Estate","ad3":"","cty":"","pc":"EC1Y 0RD","url":"","dl":"AATQB","filters":{"ad":"811000001","em":"1","wtl":"0","mtl":"0","web":"0"},"mips":["Bookkeeping","Financial Accounting \u0026 Accounts Preparation for sole traders and partnerships","Value Added Tax","Computerised Accountancy Systems"]},{"nm":"Karen Gaught","ph":"01284719500","tn":"Bury St. Edmunds","uid":"302560","cn":"Mays Accounting Ltd","ad1":"Mays Accounting Ltd","ad2":"Unit 1","ad3":"Sentinel Works","cty":"Suffolk","pc":"IP32 6AZ","url":false,"dl":"MAAT","filters":{"ad":"811000000","em":"1","wtl":"1","mtl":"0","web":"0"},"mips":{"0":"Independent Examination","1":"Capital Gains Tax","2":"Bookkeeping","4":"Financial Accounting \u0026 Accounts Preparation for sole traders and partnerships","5":"Corporation Tax","6":"Personal Income Tax","7":"Value Added Tax","8":"Financial Accounting \u0026 Accounts Preparation for statutory purposes","9":"Payroll","10":"Business</text:p>
      <text:p text:style-name="P1"><text:s/>Income Tax"}},{"nm":"Tania Gaulton","ph":false,"tn":"South Gloucestershire","uid":"290785","cn":"Somerfield Accountancy Services","ad1":"28 Quarry Bank","ad2":"Chipping Sodbury","ad3":false,"cty":false,"pc":"BS37 6FJ","url":false,"dl":"MAAT","filters":{"ad":"811000001","em":"1","wtl":"1","mtl":"0","web":"0"},"mips":["Financial Accounting \u0026 Accounts Preparation for statutory purposes","Management Accounting","Company Secretarial Services","Computerised Accountancy Systems","Financial Accounting \u0026 Accounts Preparation for sole traders and partnerships","Corporation Tax","Capital Gains Tax","Value Added Tax","Personal Income Tax","Bookkeeping","Business Income Tax"]},{"nm":"Vigninou Gauthe","ph":false,"tn":"BIRMINGHAM","uid":"160586","cn":"Ivory Accountants","ad1":"Flat 24, De Montfort House","ad2":"Shirrall Grove","ad3":false,"cty":false,"pc":"B37 6JR","url":false,"dl":"MAAT","filters":{"ad":"811000000","em":"1","wtl":"1","mtl":"1","web":"1"},"mips":["Financial Accounting \u0026 Accounts Preparation for sole traders and partnerships","Value Added Tax","Personal Income Tax","Corporation Tax","Bookkeeping","Financial Accounting \u0026 Accounts Preparation for statutory purposes"]},{"nm":"Tejinder Gawera","ph":"01162763728","tn":"Leicester","uid":"287357","cn":"Taxassist Accountants","ad1":"188 Uppingham Road","ad2":"","ad3":"","cty":"Leicestershire","pc":"LE5 0QG","url":"","dl":"MAAT","filters":{"ad":"811000000","em":"1","wtl":"0","mtl":"0","web":"1"},"mips":{"3":"Bookkeeping","4":"Payroll","5":"Budgeting and Forecasting","7":"Financial Accounting \u0026 Accounts Preparation for statutory purposes","8":"Management Accounting","9":"Financial Accounting \u0026 Accounts Preparation for sole traders and partnerships"}},{"nm":"Clare Gay","ph":"01803312257","tn":"","uid":"116671","cn":"CG Booking \u0026 Accountancy","ad1":"Sycamore, Valley View Close","ad2":"Torquay","ad3":"","cty":"","pc":"TQ1 4DY","url":"","dl":"MAAT","filters":{"ad":"811000000","em":"1","wtl":"1","mtl":"1","web":"1"},"mips":["Bookkeeping","Corporation Tax","Business Income Tax","Personal Income Tax","Value Added Tax","Payroll","Financial Accounting \u0026 Accounts Preparation for sole traders and partnerships"]},{"nm":"John Gay","ph":"01590641275","tn":"Lymington","uid":"306357","cn":"New Forest Accountancy Services","ad1":"33 High Street","ad2":"Milford on Sea","ad3":"","cty":"Hampshire","pc":"SO41 0QF","url":"","dl":"MAAT","filters":<text:soft-page-break/>{"ad":"811000000","em":"1","wtl":"0","mtl":"0","web":"1"},"mips":{"0":"Financial Accounting \u0026 Accounts Preparation for statutory purposes","10":"Financial Accounting \u0026 Accounts Preparation for sole traders and partnerships"}},{"nm":"Lindsay Geach","ph":"01326211600","tn":"Falmouth","uid":"55044","cn":"LG Accountancy \u0026 Payroll Services Ltd","ad1":"Helyglowarth","ad2":"Swanpool","ad3":"","cty":"Cornwall","pc":"TR11 5BA","url":"","dl":"FMAAT","filters":{"ad":"811000001","em":"1","wtl":"1","mtl":"0","web":"0"},"mips":["Personal Income Tax","Value Added Tax","Management Accounting","Corporation Tax","Financial Accounting \u0026 Accounts Preparation for sole traders and partnerships","Business Income Tax","Payroll","Computerised Accountancy Systems","Financial Accounting \u0026 Accounts Preparation for statutory purposes","Bookkeeping"]},{"nm":"Helen Geatches","ph":"01363773191","tn":"Crediton","uid":"285125","cn":"Stapletons Accountants Limited","ad1":"4 Market Street","ad2":"","ad3":"","cty":"Devon","pc":"EX17 2AJ","url":"www.stapletonsaccountants.co.uk","dl":"FMAAT AATQB","filters":{"ad":"811000001","em":"1","wtl":"1","mtl":"0","web":"1"},"mips":["Independent Examination","Computerised Accountancy Systems","Management Accounting","Capital Gains Tax","Financial Accounting \u0026 Accounts Preparation for statutory purposes","Budgeting and Forecasting","Business Income Tax","Payroll","Financial Accounting \u0026 Accounts Preparation for sole traders and partnerships","Bookkeeping","Value Added Tax","Corporation Tax","Personal Income Tax","Company Secretarial Services"]},{"nm":"Tracey Geaves","ph":"7595458221","tn":"Guildford","uid":"1379836","cn":"TG Accounting Limited\u0027","ad1":"8 Barrack Road","ad2":"","ad3":"","cty":"Surrey","pc":"GU2 9RU","url":"","dl":"MAAT","filters":{"ad":"811000000","em":"1","wtl":"1","mtl":"1","web":"1"},"mips":["Management Accounting","Computerised Accountancy Systems","Payroll","Company Secretarial Services","Budgeting and Forecasting","Financial Accounting \u0026 Accounts Preparation for statutory purposes","Business Income Tax","Financial Accounting \u0026 Accounts Preparation for sole traders and partnerships","Corporation Tax","Personal Income Tax","Bookkeeping","Value Added Tax"]},{"nm":"Andrew Geddes","ph":"01704576161","tn":"Southport","uid":"281492","cn":"Tax Assist Accountants","ad1":"302B Liverpool Road","ad2":"Birkdale","ad3":"","cty":"Merseyside","pc":"PR8 4PW","url":"","dl":"MAAT","filters":{"ad":"811000000","em":"1","wtl":"1","mtl":"0","web":"1"},"mips":["Company Secretarial Services","Business Income Tax","Value Added Tax","Computerised Accountancy Systems","Financial Accounting \u0026 Accounts Preparation for sole traders and partnerships","Personal Income Tax","Payroll","Budgeting and Forecasting","Financial Accounting \u0026 Accounts Preparation for statutory purposes","Corporation Tax","Bookkeeping"]},{"nm":"Susan Gee","ph":"07565564348","tn":"Aylesbury","uid":"296661","cn":"Leon Accountancy Services Ltd","ad1":"1st Floor Barclays House","ad2":"","ad3":"","cty":"Buckinghamshire","pc":"HP21 8BD","url":"http:\/\/www.leonaccountancyservices.co.uk","dl":"FMAAT","filters":{"ad":"811000001","em":"1","wtl":"0","mtl":"0","web":"0"},"mips":["Financial Accounting \u0026 Accounts Preparation for sole traders and partnerships","Business Income Tax","Corporation Tax","Value Added Tax","Budgeting and Forecasting","Payroll","Personal Income Tax","Capital Gains Tax","Management Accounting","Company Secretarial Services","Computerised Accountancy Systems","Bookkeeping","Financial Accounting \u0026 Accounts Preparation for statutory purposes"]},{"nm":"Irena Geleva","ph":"","tn":"London","uid":"224643","cn":"Irena Geleva","ad1":"70 James Lane","ad2":"","ad3":"","cty":"","pc":"ET0 6HL","url":"","dl":"MAAT","filters":{"ad":"811000000","em":"1","wtl":"1","mtl":"1","web":"1"},"mips":["Bookkeeping","Financial Accounting \u0026 Accounts Preparation for statutory purposes","Business Income Tax","Value <text:soft-page-break/>Added Tax","Payroll","Financial Accounting \u0026 Accounts Preparation for sole traders and partnerships","Corporation Tax","Personal Income Tax"]},{"nm":"Nicola Genge","ph":"01761414009","tn":"Radstock","uid":"101996","cn":"Bourne and Bargery","ad1":"The Byres ","ad2":"Manor Farm","ad3":"Church Lane","cty":"Somerset","pc":"BA3 4HP","url":"","dl":"FMAAT","filters":{"ad":"811000000","em":"1","wtl":"1","mtl":"1","web":"1"},"mips":["Financial Accounting \u0026 Accounts Preparation for statutory purposes","Payroll","Value Added Tax","Bookkeeping","Corporation Tax","Financial Accounting \u0026 Accounts Preparation for sole traders and partnerships","Personal Income Tax","Business Income Tax"]},{"nm":"Irena Gennadieva","ph":"07411373662","tn":"Runcorn","uid":"358496","cn":"International Ibooks Limited","ad1":"12 Mallard Close","ad2":"Beechwood","ad3":"","cty":"Cheshire","pc":"WA7 3JP","url":"http:\/\/ibooksaccounts.yolasite.com\/","dl":"MAAT","filters":{"ad":"811000001","em":"1","wtl":"0","mtl":"1","web":"1"},"mips":["Budgeting and Forecasting","Corporation Tax","Management Accounting","Financial Accounting \u0026 Accounts Preparation for sole traders and partnerships","Value Added Tax","Payroll","Computerised Accountancy Systems","Capital Gains Tax","Company Secretarial Services","Financial Accounting \u0026 Accounts Preparation for statutory purposes","Personal Income Tax","Business Income Tax","Bookkeeping"]},{"nm":"Sarah Gent","ph":"07714579300","tn":"Deal","uid":"151179","cn":"Sarah Gent","ad1":"27 Kennedy Drive","ad2":"Walmer","ad3":"","cty":"Kent","pc":"CT14 7TQ","url":"","dl":"MAAT","filters":{"ad":"811000001","em":"1","wtl":"1","mtl":"1","web":"1"},"mips":["Value Added Tax","Personal Income Tax","Financial Accounting \u0026 Accounts Preparation for sole traders and partnerships","Business Income Tax","Bookkeeping","Capital Gains Tax","Corporation Tax","Payroll","Computerised Accountancy Systems","Financial Accounting \u0026 Accounts Preparation for statutory purposes"]},{"nm":"Carlo Giovanni Gentile","ph":"07493211200","tn":"Colchester","uid":"312222","cn":"Gentile Management Solutions Ltd","ad1":"3 Woodfield Drive","ad2":"West Mersea","ad3":"","cty":"Essex","pc":"CO5 8PX","url":"","dl":"FMAAT","filters":{"ad":"811000000","em":"1","wtl":"0","mtl":"0","web":"1"},"mips":{"0":"Financial Accounting \u0026 Accounts Preparation for sole traders and partnerships","1":"Value Added Tax","3":"Financial Accounting \u0026 Accounts Preparation for statutory purposes","12":"Capital Gains Tax"}},{"nm":"Nicola Gentle","ph":"01189311587","tn":"READING","uid":"177444","cn":"Nicky Gentle Bookkeeping Services ","ad1":"37 Sibley Park Road","ad2":"Earley","ad3":"","cty":"Berkshire","pc":"RG6 <text:s/>5UB","url":"","dl":"AATQB","filters":{"ad":"811000001","em":"1","wtl":"0","mtl":"1","web":"1"},"mips":["Bookkeeping","Value Added Tax"]},{"nm":"Kellie George","ph":"01908561154","tn":"Milton Keynes","uid":"293263","cn":"Evolve Accounting Solutions","ad1":"14 Silver Street","ad2":"Stony Stratford","ad3":false,"cty":"Buckinghamshire","pc":"MK11 1JR","url":false,"dl":"MAAT","filters":{"ad":"811000000","em":"1","wtl":"1","mtl":"0","web":"0"},"mips":["Personal Income Tax","Financial Accounting \u0026 Accounts Preparation for statutory purposes","Business Income Tax","Corporation Tax","Value Added Tax","Bookkeeping","Financial Accounting \u0026 Accounts Preparation for sole traders and partnerships","Payroll"]},{"nm":"Lisa</text:p>
      <text:p text:style-name="P1"><text:s/>George","ph":"01326240617","tn":"Helston","uid":"311972","cn":"Lisa George","ad1":"42 Laflouder Fields","ad2":"Mullion","ad3":"","cty":"Cornwall","pc":"TR12 7EJ","url":"","dl":"FMAAT","filters":{"ad":"811000000","em":"0","wtl":"1","mtl":"0","web":"0"},"mips":["Bookkeeping","Value Added Tax","Payroll","Financial Accounting \u0026 Accounts Preparation for statutory purposes","Financial Accounting \u0026 Accounts Preparation for sole traders and partnerships","Computerised Accountancy Systems"]},{"nm":"Mariana Georgieva","ph":"07845481999","tn":"London","uid":"140832","cn":"MSG Accounting <text:soft-page-break/>LTD","ad1":"MSG Accounting","ad2":"Hamilton House","ad3":"1 Temple Avenue","cty":"","pc":"EC4Y 0HA","url":"","dl":"MAAT","filters":{"ad":"811000001","em":"1","wtl":"0","mtl":"1","web":"0"},"mips":["Computerised Accountancy Systems","Bookkeeping","Financial Accounting \u0026 Accounts Preparation for sole traders and partnerships","Business Income Tax","Corporation Tax","Management Accounting","Value Added Tax","Financial Accounting \u0026 Accounts Preparation for statutory purposes","Personal Income Tax"]},{"nm":"Kalinicos Georgiou","ph":"02083680111","tn":"London","uid":"146411","cn":"K.georgiou Accountants","ad1":"74 Friars Walk","ad2":"","ad3":"","cty":"","pc":"N14 5LN","url":"","dl":"FMAAT","filters":{"ad":"811000000","em":"1","wtl":"1","mtl":"0","web":"0"},"mips":["Business Income Tax","Value Added Tax","Bookkeeping","Financial Accounting \u0026 Accounts Preparation for statutory purposes","Personal Income Tax","Financial Accounting \u0026 Accounts Preparation for sole traders and partnerships","Capital Gains Tax","Inheritance Tax"]},{"nm":"Alison Gerrard","ph":"01254852917","tn":"Preston","uid":"313261","cn":"AM Gerrad Limited","ad1":"Firwood Farm","ad2":"Firwood Lane","ad3":"Samlesbury","cty":"Lancashire","pc":"PR5 0RE","url":"http:\/\/www.amgbooks.co.uk","dl":"FMAAT","filters":{"ad":"811000001","em":"1","wtl":"1","mtl":"1","web":"1"},"mips":["Personal Income Tax","Financial Accounting \u0026 Accounts Preparation for statutory purposes","Budgeting and Forecasting","Bookkeeping","Computerised Accountancy Systems","Business Income Tax","Value Added Tax","Management Accounting","Financial Accounting \u0026 Accounts Preparation for sole traders and partnerships","Corporation Tax","Payroll"]},{"nm":"Carolyn Gethin","ph":"01463794074","tn":"Inverness","uid":"282018","cn":"Ness Numbers","ad1":"5 Forest Drive","ad2":"Balloch","ad3":"","cty":"Inverness-shire","pc":"IV2 7HT","url":"","dl":"FMAAT","filters":{"ad":"811000001","em":"1","wtl":"0","mtl":"0","web":"1"},"mips":["Bookkeeping","Financial Accounting \u0026 Accounts Preparation for sole traders and partnerships","Value Added Tax","Independent Examination","Financial Accounting \u0026 Accounts Preparation for statutory purposes","Budgeting and Forecasting","Computerised Accountancy Systems","Payroll","Management Accounting","Company Secretarial Services"]},{"nm":"David Gethin","ph":"01686430364","tn":"Trefeglwys","uid":"309296","cn":"David Gethin Ltd","ad1":"Stone Crop","ad2":"Maestrannon","ad3":"Caersws","cty":"Powys","pc":"SY17 5PS","url":"","dl":"MAAT","filters":{"ad":"811000000","em":"1","wtl":"0","mtl":"0","web":"1"},"mips":["Personal Income Tax","Financial Accounting \u0026 Accounts Preparation for sole traders and partnerships","Bookkeeping","Computerised Accountancy Systems","Business Income Tax","Management Accounting","Budgeting and Forecasting","Inheritance Tax","Capital Gains Tax","Company Secretarial Services","Financial Accounting \u0026 Accounts Preparation for statutory purposes","Corporation Tax","Payroll","Value Added Tax"]},{"nm":"Ahmed Ghanaim","ph":false,"tn":"Birmingham","uid":"1206676","cn":"ASF Bookkeeping","ad1":"4 Chelsea Court","ad2":"21 Abdon Avenue","ad3":false,"cty":false,"pc":"B29 4NY","url":false,"dl":"AATQB","filters":{"ad":"811000001","em":"1","wtl":"0","mtl":"1","web":"1"},"mips":["Value Added Tax","Financial Accounting \u0026 Accounts Preparation for sole traders and partnerships","Bookkeeping"]},{"nm":"Catherine Gibbs","ph":"01539722289","tn":"Kendal","uid":"82708","cn":"Dixon Gibbs Ltd","ad1":"5A Pixel Mill ","ad2":"44 Appleby Road","ad3":"Kendal","cty":"Cumbria","pc":"LA9 6ES","url":"","dl":"MAAT","filters":{"ad":"811000001","em":"0","wtl":"1","mtl":"0","web":"0"},"mips":["Management Accounting","Business Income Tax","Payroll","Company Secretarial Services","Financial Accounting \u0026 Accounts Preparation for sole traders and partnerships","Financial Accounting \u0026 Accounts Preparation for statutory purposes","Corporation Tax","Personal <text:soft-page-break/>Income Tax","Capital Gains Tax","Budgeting and Forecasting","Computerised Accountancy Systems","Bookkeeping","Value Added Tax"]},{"nm":"Steven Gibbs","ph":"01424850521","tn":"St. Leonards-on-sea","uid":"286671","cn":"Wright Accountancy Services","ad1":"64 Harbour Way","ad2":"","ad3":"","cty":"East Sussex","pc":"TN38 8EU","url":"","dl":"MAAT","filters":{"ad":"811000000","em":"1","wtl":"0","mtl":"0","web":"0"},"mips":["Payroll","Company Secretarial Services","Independent Examination","Financial Accounting \u0026 Accounts Preparation for sole traders and partnerships","Value Added Tax","Management Accounting","Business Income Tax","Financial Accounting \u0026 Accounts Preparation for statutory purposes","Capital Gains Tax","Bookkeeping","Personal Income Tax","Corporation Tax","Budgeting and Forecasting","Computerised Accountancy Systems"]},{"nm":"Kate Gibson","ph":"","tn":"CARLISLE","uid":"112156","cn":"KLG Accounting Services ","ad1":"15 Cumrew Close","ad2":"","ad3":"","cty":"","pc":"CA1 2XA","url":"","dl":"MAAT","filters":{"ad":"811000001","em":"1","wtl":"1","mtl":"1","web":"1"},"mips":["Value Added Tax","Corporation Tax","Management Accounting","Payroll","Bookkeeping","Personal Income Tax","Financial Accounting \u0026 Accounts Preparation for statutory purposes","Financial Accounting \u0026 Accounts Preparation for sole traders and partnerships","Business Income Tax"]},{"nm":"Charlotte Gibson","ph":"","tn":"","uid":"235200","cn":"Willow Accounts LTD","ad1":"28 Willow Drive, Newhall","ad2":"","ad3":"","cty":"","pc":"DE11 0NW","url":"","dl":"MAAT","filters":{"ad":"811000000","em":"1","wtl":"1","mtl":"1","web":"1"},"mips":["Financial Accounting \u0026 Accounts Preparation for sole traders and partnerships","Company Secretarial Services","Personal Income Tax","Business Income Tax","Computerised Accountancy Systems","Corporation Tax","Payroll","Value Added Tax","Bookkeeping","Financial Accounting \u0026 Accounts Preparation for statutory purposes"]},{"nm":"Jane Gilbert","ph":"01209821512","tn":"Redruth","uid":"153236","cn":"Jane\u0027s Book-keeping Services","ad1":"5 Tresithney Road","ad2":"Carharrack","ad3":"","cty":"Cornwall","pc":"TR16 5QZ","url":"","dl":"MAAT","filters":{"ad":"811000001","em":"1","wtl":"0","mtl":"0","web":"0"},"mips":["Financial Accounting \u0026 Accounts Preparation for sole traders and partnerships","Value Added Tax","Bookkeeping","Financial Accounting \u0026 Accounts Preparation for statutory purposes","Payroll"]},{"nm":"Warren Gilbert","ph":"01516398706","tn":"Wallasey","uid":"222668","cn":"Tax Nerds Ltd","ad1":"4 Turney Road","ad2":"","ad3":"","cty":"Merseyside","pc":"CH44 2AU","url":"","dl":"MAAT","filters":{"ad":"811000000","em":"1","wtl":"1","mtl":"0","web":"1"},"mips":["Company Secretarial Services","Personal Income Tax","Management Accounting","Capital Gains Tax","Computerised Accountancy Systems","Financial Accounting \u0026 Accounts Preparation for sole traders and partnerships","Financial Accounting \u0026 Accounts Preparation for statutory purposes","Value Added Tax","Inheritance Tax","Payroll","Corporation Tax","Bookkeeping","Business Income Tax","Budgeting and Forecasting"]},{"nm":"Gary Gilboy","ph":"01943461994","tn":"Otley","uid":"312249","cn":"GPG Accounting Services Ltd","ad1":"4 Granville Court","ad2":"Off Granville Mount","ad3":"","cty":"West Yorkshire","pc":"LS21 3PB","url":"","dl":"FMAAT","filters":{"ad":"811000001","em":"1","wtl":"1","mtl":"0","web":"1"},"mips":["Management Accounting","Financial Accounting \u0026 Accounts Preparation for sole traders and partnerships","Computerised Accountancy Systems","Company Secretarial Services","Personal Income Tax","Capital Gains Tax","Independent Examination","Bookkeeping","Value Added Tax","Corporation Tax","Business Income Tax","Inheritance Tax","Payroll","Financial Accounting \u0026 Accounts Preparation for statutory purposes","Budgeting and Forecasting"]},{"nm":"Julie Marie Giles","ph":"01473273554","tn":"Ipswich","uid":"301552","cn":"Giles Accounting Services","ad1":"15 Hazel Drive","ad2":"Purdis <text:soft-page-break/>Farm","ad3":"","cty":"Suffolk","pc":"IP3 8RF","url":"","dl":"MAAT","filters":{"ad":"811000000","em":"0","wtl":"0","mtl":"0","web":"0"},"mips":{"3":"Budgeting and Forecasting","11":"Financial Accounting \u0026 Accounts Preparation for sole traders and partnerships","12":"Financial Accounting \u0026 Accounts Preparation for statutory purposes"}},{"nm":"David Giles","ph":"01233641255","tn":"Ashford","uid":"307541","cn":"DVG Solutions","ad1":"29 Mead Road","ad2":"South Willesborough","ad3":"","cty":"Kent","pc":"TN24 0BS","url":"","dl":"FMAAT","filters":{"ad":"811000001","em":"1","wtl":"0","mtl":"0","web":"0"},"mips":["Financial Accounting \u0026 Accounts Preparation for statutory purposes","Financial Accounting \u0026 Accounts Preparation for sole traders and partnerships","Management Accounting","Budgeting and Forecasting","Capital Gains Tax","Bookkeeping","Value Added Tax","Corporation Tax","Payroll","Computerised Accountancy Systems","Business Income Tax","Personal Income Tax"]},{"nm":"Karen Gilkes","ph":"01280705886","tn":"Brackley","uid":"300932","cn":"Karen Gilkes","ad1":"35 Kingfisher Road","ad2":"","ad3":"","cty":"Northamptonshire","pc":"NN13 6PP","url":"","dl":"FMAAT","filters":{"ad":"811000000","em":"1","wtl":"0","mtl":"0","web":"1"},"mips":["Bookkeeping","Payroll","Financial</text:p>
      <text:p text:style-name="P1"><text:s/>Accounting \u0026 Accounts Preparation for statutory purposes","Business Income Tax","Value Added Tax","Personal Income Tax","Financial Accounting \u0026 Accounts Preparation for sole traders and partnerships","Capital Gains Tax"]},{"nm":"Caron Gilks","ph":"01458841080","tn":"Street","uid":"294959","cn":"Tax Plus Accountants","ad1":"6 Keens Close","ad2":"","ad3":"","cty":"Somerset","pc":"BA16 0HQ","url":"www.taxplus-accountants.co.uk","dl":"MAAT","filters":{"ad":"811000000","em":"1","wtl":"1","mtl":"1","web":"1"},"mips":["Financial Accounting \u0026 Accounts Preparation for statutory purposes","Capital Gains Tax","Company Secretarial Services","Corporation Tax","Bookkeeping","Independent Examination","Inheritance Tax","Payroll","Financial Accounting \u0026 Accounts Preparation for sole traders and partnerships","Computerised Accountancy Systems","Personal Income Tax","Business Income Tax","Value Added Tax"]},{"nm":"Kaziu Gill","ph":"02070431807","tn":"London","uid":"118397","cn":"LimeGreen Accountancy","ad1":"Limegreen Accountancy","ad2":"52 Tottenham Court Road","ad3":false,"cty":false,"pc":"W1T 2EH","url":false,"dl":"FMAAT","filters":{"ad":"811000000","em":"1","wtl":"0","mtl":"0","web":"1"},"mips":["Payroll","Financial Accounting \u0026 Accounts Preparation for statutory purposes","Business Income Tax","Management Accounting","Personal Income Tax","Capital Gains Tax","Financial Accounting \u0026 Accounts Preparation for sole traders and partnerships","Value Added Tax","Company Secretarial Services","Budgeting and Forecasting","Corporation Tax","Bookkeeping","Computerised Accountancy Systems"]},{"nm":"Kerry Gill","ph":false,"tn":"Dorset","uid":"139232","cn":"Kerry Gill","ad1":"15 Ludlow Road","ad2":"Weymouth","ad3":false,"cty":false,"pc":"DT4 0HB","url":false,"dl":"MAAT","filters":{"ad":"811000001","em":"1","wtl":"0","mtl":"1","web":"0"},"mips":["Value Added Tax","Payroll","Business Income Tax","Capital Gains Tax","Financial Accounting \u0026 Accounts Preparation for sole traders and partnerships","Bookkeeping","Personal Income Tax"]},{"nm":"Jazib Gillani","ph":"02035977800","tn":"Watford","uid":"78828","cn":"Gee Kay Farrar Group Ltd","ad1":"Wilmington House","ad2":"Wilmington Close","ad3":"","cty":"Hertfordshire","pc":"WD18 0FQ","url":"http:\/\/www.gkfarrar.co.uk","dl":"FMAAT","filters":{"ad":"811000001","em":"1","wtl":"1","mtl":"0","web":"0"},"mips":["Company Secretarial Services","Management Accounting","Budgeting and Forecasting","Payroll","Corporation Tax","Financial Accounting \u0026 Accounts Preparation for statutory purposes","Value Added Tax","Bookkeeping","Financial Accounting \u0026 Accounts Preparation for sole traders and <text:soft-page-break/>partnerships","Business Income Tax","Personal Income Tax","Computerised Accountancy Systems"]},{"nm":"William Gillon","ph":"01698642434","tn":"Larkhall","uid":"302326","cn":"WBG Accounting Service","ad1":"56 Ashgillhead Road","ad2":"","ad3":"","cty":"Lanarkshire","pc":"ML9 3AE","url":"","dl":"MAAT","filters":{"ad":"811000001","em":"1","wtl":"1","mtl":"0","web":"0"},"mips":["Corporation Tax","Bookkeeping","Budgeting and Forecasting","Value Added Tax","Business Income Tax","Payroll","Personal Income Tax","Financial Accounting \u0026 Accounts Preparation for statutory purposes","Financial Accounting \u0026 Accounts Preparation for sole traders and partnerships","Computerised Accountancy Systems","Management Accounting"]},{"nm":"Donald Gilmour","ph":"","tn":"Glasgow","uid":"2133584","cn":"Advantage Accounting (Scotland) Ltd","ad1":"11 Somerset Place","ad2":"","ad3":"","cty":"","pc":"G3 1JT","url":"","dl":"MAAT","filters":{"ad":"811000000","em":"0","wtl":"0","mtl":"0","web":"0"},"mips":["Corporation Tax","Financial Accounting \u0026 Accounts Preparation for sole traders and partnerships","Financial Accounting \u0026 Accounts Preparation for statutory purposes","Capital Gains Tax","Independent Examination","Value Added Tax","Bookkeeping","Computerised Accountancy Systems","Company Secretarial Services","Budgeting and Forecasting","Personal Income Tax","Business Income Tax","Payroll","Management Accounting"]},{"nm":"Manuela Girelli","ph":"08707668440","tn":"London","uid":"72065","cn":"Tick Box Accounting","ad1":"Tick Box Systems Ltd St. Martins House","ad2":"16 St. Martin\u0027s le Grand","ad3":"","cty":"","pc":"EC1A 4EN","url":"","dl":"MAAT","filters":{"ad":"811000000","em":"1","wtl":"1","mtl":"1","web":"1"},"mips":["Financial Accounting \u0026 Accounts Preparation for statutory purposes","Business Income Tax","Bookkeeping","Financial Accounting \u0026 Accounts Preparation for sole traders and partnerships","Management Accounting","Payroll","Value Added Tax","Computerised Accountancy Systems","Corporation Tax","Personal Income Tax"]},{"nm":"Monica Gittings","ph":"01594546909","tn":"Mitcheldean","uid":"284771","cn":"Mgaccounts Limited","ad1":"16 Eastern Avenue","ad2":"","ad3":"","cty":"Gloucestershire","pc":"GL17 0DF","url":"","dl":"FMAAT","filters":{"ad":"811000000","em":"1","wtl":"0","mtl":"0","web":"0"},"mips":["Corporation Tax","Management Accounting","Computerised Accountancy Systems","Value Added Tax","Business Income Tax","Financial Accounting \u0026 Accounts Preparation for sole traders and partnerships","Company Secretarial Services","Personal Income Tax","Financial Accounting \u0026 Accounts Preparation for statutory purposes","Payroll","Budgeting and Forecasting","Bookkeeping"]},{"nm":"Charlotte Glendinning","ph":"01697343040","tn":"Wigton","uid":"297417","cn":"Charlotte Glendinning - Accountant","ad1":"3 Union Street","ad2":"","ad3":"","cty":"Cumbria","pc":"CA7 9NT","url":"","dl":"MAAT","filters":{"ad":"811000000","em":"0","wtl":"1","mtl":"1","web":"1"},"mips":["Payroll","Budgeting and Forecasting","Value Added Tax","Financial Accounting \u0026 Accounts Preparation for sole traders and partnerships","Capital Gains Tax","Business Income Tax","Personal Income Tax","Bookkeeping"]},{"nm":"Toni Glenn","ph":false,"tn":"Birmingham","uid":"241188","cn":"M \u0026 S Estates","ad1":"22 Grange Walk","ad2":false,"ad3":false,"cty":false,"pc":"B31 3NA","url":false,"dl":"MAAT","filters":{"ad":"811000000","em":"1","wtl":"1","mtl":"1","web":"1"},"mips":["Bookkeeping","Financial Accounting \u0026 Accounts Preparation for sole traders and partnerships","Financial Accounting \u0026 Accounts Preparation for statutory purposes","Business Income Tax","Personal Income Tax","Capital Gains Tax"]},{"nm":"Jill Glossop","ph":"01629581656","tn":"BAKEWELL","uid":"97608","cn":"Hazel Accountancy Services","ad1":"Barholme, Station Road","ad2":"Great Longstone","ad3":"","cty":"Derbyshire","pc":"DE45 <text:soft-page-break/>1TS","url":"http:\/\/www.hazelaccounts.co.uk","dl":"FMAAT","filters":{"ad":"811000000","em":"1","wtl":"1","mtl":"0","web":"1"},"mips":["Computerised Accountancy Systems","Personal Income Tax","Value Added Tax","Bookkeeping","Business Income Tax","Corporation Tax","Management Accounting","Company Secretarial Services","Financial Accounting \u0026 Accounts Preparation for statutory purposes","Capital Gains Tax","Financial Accounting \u0026 Accounts Preparation for sole traders and partnerships","Payroll"]},{"nm":"David Glossop","ph":"01652656777","tn":"Gainsborough","uid":"306727","cn":"DI Accountants Ltd","ad1":"Pattern Store 4C","ad2":"Station Approach","ad3":"","cty":"Lincolnshire","pc":"DN21 2AU","url":"","dl":"FMAAT","filters":{"ad":"811000000","em":"1","wtl":"1","mtl":"1","web":"1"},"mips":["Company Secretarial Services","Financial Accounting \u0026 Accounts Preparation for statutory purposes","Budgeting and Forecasting","Business Income Tax","Capital Gains Tax","Inheritance Tax","Value Added Tax","Computerised Accountancy Systems","Personal Income Tax","Payroll","Corporation Tax","Bookkeeping","Management Accounting","Financial Accounting \u0026 Accounts Preparation for sole traders and partnerships"]},{"nm":"Paul Glover","ph":"01223226172","tn":"Cambridge","uid":"271684","cn":"Paul Glover Associates Ltd","ad1":"William James House","ad2":"Cowley Road","ad3":"","cty":"Cambridgeshire","pc":"CB4 0WX","url":"","dl":"MAAT","filters":{"ad":"811000000","em":"1","wtl":"1","mtl":"0","web":"1"},"mips":["Company Secretarial Services","Financial Accounting \u0026 Accounts Preparation for sole traders and partnerships","Financial Accounting \u0026 Accounts Preparation for statutory purposes","Value Added Tax","Bookkeeping","Payroll","Budgeting and Forecasting","Corporation Tax","Computerised Accountancy Systems","Personal Income Tax","Management Accounting"]},{"nm":"Oncu Gocebe","ph":"02037357174","tn":"LONDON","uid":"2139755","cn":"Oncu Accountancy Ltd","ad1":"Oncu Accountancy \u0026 Consultancy, Unit 1\/J, Leroy House","ad2":"436 Essex Road","ad3":"","cty":"","pc":"N1 3QP","url":"www.oncuaccountancy.co.uk","dl":"MAAT","filters":{"ad":"811000000","em":"1","wtl":"1","mtl":"1","web":"1"},"mips":["Value Added Tax","Financial Accounting \u0026 Accounts Preparation for sole traders and partnerships","Corporation Tax","Payroll","Company Secretarial Services","Personal Income Tax","Computerised Accountancy Systems","Financial Accounting \u0026 Accounts Preparation for statutory purposes","Bookkeeping"]},{"nm":"Charlotte Goddard","ph":"07766417826","tn":"Cloucester","uid":"160874","cn":"Charlotte Cale","ad1":"8 Boundary Pl","ad2":"Corse","ad3":"","cty":"","pc":"W19 3RG","url":"","dl":"MAAT","filters":{"ad":"811000001","em":"1","wtl":"0","mtl":"1","web":"1"},"mips":["Management Accounting","Value Added Tax","Bookkeeping"]},{"nm":"Shanie Goddard","ph":"07713280037","tn":"Hornchurch","uid":"203909","cn":"Shanie Accountancy","ad1":"9 Maybank Avenue","ad2":"","ad3":"","cty":"Essex","pc":"RM12 5SA","url":"","dl":"MAAT","filters":{"ad":"811000001","em":"1","wtl":"0","mtl":"1","web":"0"},"mips":["Value Added Tax","Corporation Tax","Budgeting and Forecasting","Personal Income Tax","Bookkeeping","Financial Accounting \u0026 Accounts Preparation</text:p>
      <text:p text:style-name="P1"><text:s/>for statutory purposes","Computerised Accountancy Systems","Capital Gains Tax","Business Income Tax","Financial Accounting \u0026 Accounts Preparation for sole traders and partnerships"]},{"nm":"Philip Goddard","ph":"01293784245","tn":"Horley","uid":"312068","cn":"Goddard Williams LLP","ad1":"The Old Bakehouse","ad2":"3 Bakehouse Rd","ad3":"","cty":"Surrey","pc":"RH6 8HQ","url":"","dl":"MAAT","filters":{"ad":"811000001","em":"1","wtl":"1","mtl":"0","web":"0"},"mips":["Independent Examination","Company Secretarial Services","Financial Accounting \u0026 Accounts Preparation for sole traders and partnerships","Management Accounting","Value Added Tax","Bookkeeping","Capital Gains Tax","Inheritance Tax","Budgeting and <text:soft-page-break/>Forecasting","Payroll","Business Income Tax","Corporation Tax","Computerised Accountancy Systems","Personal Income Tax","Financial Accounting \u0026 Accounts Preparation for statutory purposes"]},{"nm":"Junaid Godil","ph":"7958681190","tn":"Hornchurch","uid":"1896541","cn":"Godil Associates","ad1":"7 Carfax Road","ad2":"","ad3":"","cty":"Essex","pc":"RM12 4BA","url":"","dl":"MAAT","filters":{"ad":"811000000","em":"1","wtl":"1","mtl":"1","web":"1"},"mips":["Computerised Accountancy Systems","Management Accounting","Corporation Tax","Internal Audit","Independent Examination","Company Secretarial Services","Bookkeeping","Business Income Tax","Personal Income Tax","Forensic Accounting","Financial Accounting \u0026 Accounts Preparation for sole traders and partnerships","Capital Gains Tax","Payroll","Value Added Tax","Financial Accounting \u0026 Accounts Preparation for statutory purposes","Limited Assurance Engagement","Budgeting and Forecasting"]},{"nm":"Jill Godleman","ph":"07793713631","tn":"Stockport","uid":"277623","cn":"TJ Accounting Solutions Ltd","ad1":"15 Windermere Road","ad2":"High Lane","ad3":"","cty":"Cheshire","pc":"SK6 8AH","url":"","dl":"MAAT","filters":{"ad":"811000000","em":"1","wtl":"0","mtl":"0","web":"0"},"mips":["Personal Income Tax","Payroll","Computerised Accountancy Systems","Bookkeeping","Management Accounting","Value Added Tax"]},{"nm":"Kurt Gollcher","ph":"7817560954","tn":"Rochdale","uid":"196858","cn":"Swalan Associates Ltd","ad1":"Meanwood House","ad2":"Rooley Moor Road","ad3":"","cty":"Lancashire","pc":"OL12 7AX","url":"","dl":"MAAT","filters":{"ad":"811000000","em":"1","wtl":"0","mtl":"1","web":"0"},"mips":["Budgeting and Forecasting","Personal Income Tax","Company Secretarial Services","Computerised Accountancy Systems","Financial Accounting \u0026 Accounts Preparation for statutory purposes","Value Added Tax","Financial Accounting \u0026 Accounts Preparation for sole traders and partnerships","Bookkeeping","Business Income Tax","Payroll"]},{"nm":"Liliana Goncalves","ph":"07709572581","tn":"ROMFORD","uid":"92799","cn":"Olive Accounting Limited","ad1":"8 Roslyn Gardens","ad2":"","ad3":"","cty":"Essex","pc":"RM2 5RD","url":"Www.oliveaccounting.co.uk","dl":"MAAT","filters":{"ad":"811000001","em":"1","wtl":"1","mtl":"1","web":"1"},"mips":["Financial Accounting \u0026 Accounts Preparation for sole traders and partnerships","Bookkeeping","Value Added Tax","Corporation Tax","Financial Accounting \u0026 Accounts Preparation for statutory purposes","Personal Income Tax"]},{"nm":"Larissa Goncharova","ph":"","tn":"London","uid":"79980","cn":"LG Accounting Solutions","ad1":"25 Sweet Briar Green","ad2":"","ad3":"","cty":"","pc":"N9 9NJ","url":"","dl":"MAAT","filters":{"ad":"811000001","em":"1","wtl":"1","mtl":"1","web":"1"},"mips":["Payroll","Computerised Accountancy Systems","Inheritance Tax","Business Income Tax","Capital Gains Tax","Company Secretarial Services","Bookkeeping","Budgeting and Forecasting","Financial Accounting \u0026 Accounts Preparation for statutory purposes","Value Added Tax","Management Accounting","Personal Income Tax","Financial Accounting \u0026 Accounts Preparation for sole traders and partnerships","Corporation Tax"]},{"nm":"Elena Gontarz","ph":"01954719332","tn":"Cambridge","uid":"55545","cn":"Nakia Accounting Services","ad1":"10 Lancaster Gate","ad2":"Upper Cambourne","ad3":"","cty":"Cambridgeshire","pc":"CB23 6AT","url":"","dl":"FMAAT AATQB","filters":{"ad":"811000000","em":"1","wtl":"1","mtl":"0","web":"0"},"mips":["Management Accounting","Financial Accounting \u0026 Accounts Preparation for statutory purposes","Business Income Tax","Budgeting and Forecasting","Financial Accounting \u0026 Accounts Preparation for sole traders and partnerships","Bookkeeping","Value Added Tax","Payroll","Personal Income Tax","Corporation Tax"]},{"nm":"Sarah Gooch","ph":"7554003537","tn":"Norwich","uid":"81790","cn":"Sarah Gooch","ad1":"7 Mill Croft Close","ad2":"New Costessey","ad3":"","cty":"Norfolk","pc":"NR5 0ST","url":"","dl":"MAAT","filters":<text:soft-page-break/>{"ad":"811000001","em":"1","wtl":"0","mtl":"0","web":"0"},"mips":["Bookkeeping"]},{"nm":"Keith Goodall","ph":"079539986939","tn":"Durham","uid":"290348","cn":"Simplicity Accountancy Services","ad1":"15 Lime Park","ad2":"Brandon","ad3":"","cty":"","pc":"DH7 8QD","url":"","dl":"MAAT","filters":{"ad":"811000000","em":"1","wtl":"1","mtl":"1","web":"1"},"mips":["Capital Gains Tax","Business Income Tax","Financial Accounting \u0026 Accounts Preparation for sole traders and partnerships","Value Added Tax","Personal Income Tax","Management Accounting","Bookkeeping","Payroll","Corporation Tax"]},{"nm":"Christopher Goodall","ph":"02380438053","tn":"Southampton","uid":"307475","cn":"Acorn Accountancy","ad1":"272 Upper Weston Lane","ad2":"","ad3":"","cty":"Hampshire","pc":"SO19 9HZ","url":"","dl":"MAAT","filters":{"ad":"811000000","em":"1","wtl":"1","mtl":"0","web":"0"},"mips":["Financial Accounting \u0026 Accounts Preparation for statutory purposes","Bookkeeping","Value Added Tax","Business Income Tax","Payroll","Corporation Tax","Financial Accounting \u0026 Accounts Preparation for sole traders and partnerships","Capital Gains Tax","Personal Income Tax"]},{"nm":"Sam Gooding","ph":"01373510020","tn":"Westbury","uid":"278387","cn":"Gooding Accounts Ltd","ad1":"Gooding Accounts Ltd","ad2":"24 Warminster Road","ad3":"","cty":"Wiltshire","pc":"BA13 3PE","url":"www.goodingaccounts.co.uk","dl":"FMAAT","filters":{"ad":"811000000","em":"1","wtl":"1","mtl":"1","web":"1"},"mips":["Bookkeeping","Company Secretarial Services","Personal Income Tax","Value Added Tax","Business Income Tax","Financial Accounting \u0026 Accounts Preparation for statutory purposes","Capital Gains Tax","Management Accounting","Payroll","Financial Accounting \u0026 Accounts Preparation for sole traders and partnerships","Corporation Tax"]},{"nm":"Lesley Goodley","ph":"01953601084","tn":"Wymondham","uid":"313769","cn":"Lesley Goodley","ad1":"23 Chapel Lane","ad2":"","ad3":"","cty":"Norfolk","pc":"NR18 0DJ","url":"","dl":"FMAAT","filters":{"ad":"811000000","em":"1","wtl":"1","mtl":"0","web":"0"},"mips":["Financial Accounting \u0026 Accounts Preparation for sole traders and partnerships","Payroll","Bookkeeping","Corporation Tax","Personal Income Tax","Management Accounting","Computerised Accountancy Systems","Business Income Tax","Value Added Tax","Company Secretarial Services","Financial Accounting \u0026 Accounts Preparation for statutory purposes","Capital Gains Tax"]},{"nm":"Louise Goodrum","ph":"01934834821","tn":"Bristol","uid":"288695","cn":"Stuart A Griggs","ad1":"99 High Street","ad2":"Yatton","ad3":"","cty":"Somerset","pc":"BS49 4DR","url":"","dl":"FMAAT","filters":{"ad":"811000000","em":"1","wtl":"0","mtl":"0","web":"0"},"mips":["Business Income Tax","Capital Gains Tax","Bookkeeping","Personal Income Tax","Independent Examination","Financial Accounting \u0026 Accounts Preparation for sole traders and partnerships","Payroll","Financial Accounting \u0026 Accounts Preparation for statutory purposes","Corporation Tax"]},{"nm":"Andrew Goodwin","ph":"07555267236","tn":"Sutton","uid":"200474","cn":"Hazlenut Accounting Services","ad1":"24 Lymington Court","ad2":"All Saints Road","ad3":"","cty":"Surrey","pc":"SM1 3DE","url":"http:\/\/www.hazelnutaccounting.co.uk","dl":"MAAT","filters":{"ad":"811000000","em":"1","wtl":"1","mtl":"0","web":"0"},"mips":["Company Secretarial Services","Financial Accounting \u0026 Accounts Preparation for statutory purposes","Capital Gains Tax","Personal Income Tax","Financial Accounting \u0026 Accounts Preparation for sole traders and partnerships","Bookkeeping","Payroll","Business Income Tax","Corporation Tax","Value Added Tax","Management Accounting"]},{"nm":"Shonna Goodwin","ph":false,"tn":"Maidenhead","uid":"272826","cn":"Aries Bookkeeping Services","ad1":"11 Napier Road","ad2":false,"ad3":false,"cty":false,"pc":"SL6 5AR","url":false,"dl":"FMAAT","filters":{"ad":"811000001","em":"1","wtl":"0","mtl":"0","web":"0"},"mips":["Payroll","Value Added <text:soft-page-break/>Tax","Management Accounting","Computerised Accountancy Systems","Bookkeeping"]},{"nm":"Lenka Gordonova","ph":"01702470431","tn":"Leigh On Sea","uid":"64705","cn":"W.i.t.b.i. Ltd","ad1":"21 Woodleigh Avenue","ad2":"","ad3":"","cty":"Essex","pc":"SS9 4JA","url":"","dl":"MAAT","filters":{"ad":"811000001","em":"1","wtl":"1","mtl":"0","web":"0"},"mips":["Personal Income Tax","Bookkeeping","Financial Accounting \u0026 Accounts Preparation for statutory purposes","Company Secretarial Services","Value Added Tax","Business Income Tax","Payroll","Computerised Accountancy Systems","Budgeting and Forecasting","Financial Accounting \u0026 Accounts Preparation for sole traders and partnerships","Corporation Tax","Management Accounting"]},{"nm":"Monika Gorska","ph":"02033026190","tn":"London","uid":"2065146","cn":"London Business Solutions Lt","ad1":"39 Cricklewood Broadway","ad2":"","ad3":"","cty":"","pc":"NW2 3JX","url":"","dl":"MAAT","filters":{"ad":"811000000","em":"1","wtl":"1","mtl":"1","web":"1"},"mips":["Personal Income Tax","Business Income Tax","Company Secretarial Services","Financial Accounting \u0026 Accounts</text:p>
      <text:p text:style-name="P1"><text:s/>Preparation for sole traders and partnerships","Financial Accounting \u0026 Accounts Preparation for statutory purposes","Value Added Tax","Bookkeeping","Computerised Accountancy Systems","Payroll","Corporation Tax"]},{"nm":"Keith Gotch","ph":"01480404505","tn":"St. Neots","uid":"288930","cn":"Keith Gotch Accountancy Ltd","ad1":"Suite 5","ad2":"8 Eaton Ford Green","ad3":"Eaton Ford","cty":"Cambridgeshire","pc":"PE19 7AF","url":"","dl":"FMAAT","filters":{"ad":"811000000","em":"1","wtl":"1","mtl":"0","web":"0"},"mips":["Corporation Tax","Personal Income Tax","Value Added Tax","Payroll","Business Income Tax","Bookkeeping","Financial Accounting \u0026 Accounts Preparation for statutory purposes","Management Accounting","Financial Accounting \u0026 Accounts Preparation for sole traders and partnerships"]},{"nm":"Felicity <text:s/>Gothard","ph":"7930576353","tn":"Wickford","uid":"292271","cn":"F.J Gothard \u0026 Co Ltd","ad1":"7 Cartlodge Avenue","ad2":"","ad3":"","cty":"Essex","pc":"SS11 8HN","url":"","dl":"MAAT","filters":{"ad":"811000000","em":"1","wtl":"1","mtl":"1","web":"1"},"mips":["Personal Income Tax","Computerised Accountancy Systems","Financial Accounting \u0026 Accounts Preparation for sole traders and partnerships","Value Added Tax","Financial Accounting \u0026 Accounts Preparation for statutory purposes","Budgeting and Forecasting","Business Income Tax","Independent Examination","Management Accounting","Company Secretarial Services","Bookkeeping","Payroll","Capital Gains Tax","Corporation Tax","Inheritance Tax"]},{"nm":"Robert Goulbourne","ph":"","tn":"Northapmton","uid":"308478","cn":"Andrewes-Goulbourne","ad1":"19 Limefields Way","ad2":"East Hunsbury","ad3":"","cty":"","pc":"NN4 0SA","url":"","dl":"FMAAT","filters":{"ad":"811000000","em":"1","wtl":"1","mtl":"1","web":"1"},"mips":["Budgeting and Forecasting","Payroll","Financial Accounting \u0026 Accounts Preparation for statutory purposes","Financial Accounting \u0026 Accounts Preparation for sole traders and partnerships","Independent Examination","Corporation Tax","Management Accounting","Bookkeeping"]},{"nm":"Susan Gould","ph":"07828661267","tn":"Bristol","uid":"275103","cn":"Mrs S Gould","ad1":"253 Southmead Road","ad2":"Westbury-on-Trym","ad3":"","cty":"Avon","pc":"BS10 5EL","url":"","dl":"FMAAT","filters":{"ad":"811000001","em":"1","wtl":"1","mtl":"0","web":"0"},"mips":["Budgeting and Forecasting","Corporation Tax","Financial Accounting \u0026 Accounts Preparation for sole traders and partnerships","Capital Gains Tax","Bookkeeping","Management Accounting","Business Income Tax","Value Added Tax","Personal Income Tax","Financial Accounting \u0026 Accounts Preparation for statutory purposes"]},{"nm":"Tamsin Gould","ph":"01749939374","tn":"Shepton <text:soft-page-break/>Mallet","uid":"277582","cn":"Prestidge Accountancy Ltd","ad1":"Brock House","ad2":"Starling Way","ad3":false,"cty":"Somerset","pc":"BA4 4HT","url":false,"dl":"MAAT","filters":{"ad":"811000000","em":"0","wtl":"1","mtl":"0","web":"0"},"mips":["Management Accounting","Financial Accounting \u0026 Accounts Preparation for statutory purposes","Bookkeeping","Personal Income Tax","Computerised Accountancy Systems","Budgeting and Forecasting","Company Secretarial Services","Capital Gains Tax","Business Income Tax","Payroll","Value Added Tax","Corporation Tax","Financial Accounting \u0026 Accounts Preparation for sole traders and partnerships"]},{"nm":"Barry Gould","ph":"01749346361","tn":"Shepton Mallet","uid":"290686","cn":"BMG Accountancy Services Ltd","ad1":"98 Shaftgate Avenue","ad2":"","ad3":"","cty":"Somerset","pc":"BA4 5YQ","url":"","dl":"MAAT","filters":{"ad":"811000000","em":"1","wtl":"0","mtl":"0","web":"0"},"mips":["Inheritance Tax","Financial Accounting \u0026 Accounts Preparation for sole traders and partnerships","Capital Gains Tax","Corporation Tax","Bookkeeping","Computerised Accountancy Systems","Financial Accounting \u0026 Accounts Preparation for statutory purposes","Value Added Tax","Business Income Tax","Personal Income Tax","Payroll","Management Accounting"]},{"nm":"Paul Goulding","ph":"07970699720","tn":"Bristol","uid":"286232","cn":"Pg Business Solutions Ltd","ad1":"113 Wren Gardens","ad2":"Portishead","ad3":"","cty":"Somerset","pc":"BS20 7PP","url":"","dl":"FMAAT","filters":{"ad":"811000000","em":"1","wtl":"1","mtl":"0","web":"0"},"mips":["Payroll","Bookkeeping","Corporation Tax","Personal Income Tax","Value Added Tax","Financial Accounting \u0026 Accounts Preparation for sole traders and partnerships","Capital Gains Tax","Computerised Accountancy Systems","Financial Accounting \u0026 Accounts Preparation for statutory purposes","Business Income Tax","Company Secretarial Services"]},{"nm":"Jean Gower","ph":"01323843732","tn":"Hailsham","uid":"277640","cn":"JP Business Services","ad1":"50 Quinnell Drive","ad2":"","ad3":"","cty":"East Sussex","pc":"BN27 1QN","url":"http:\/\/jpbusiness.co.uk","dl":"FMAAT AATQB","filters":{"ad":"811000000","em":"1","wtl":"1","mtl":"0","web":"0"},"mips":["Bookkeeping","Financial Accounting \u0026 Accounts Preparation for sole traders and partnerships","Business Income Tax","Financial Accounting \u0026 Accounts Preparation for statutory purposes","Management Accounting","Company Secretarial Services","Computerised Accountancy Systems","Personal Income Tax","Value Added Tax","Corporation Tax","Budgeting and Forecasting","Payroll","Capital Gains Tax"]},{"nm":"Tanya Gower","ph":"07946097124","tn":"Hants","uid":"281166","cn":"Tanya Gower","ad1":"29 Chrismas Avenue","ad2":"Aldershot","ad3":"","cty":"","pc":"GU12 4PJ","url":"","dl":"MAAT","filters":{"ad":"811000001","em":"0","wtl":"1","mtl":"0","web":"0"},"mips":["Payroll","Bookkeeping","Value Added Tax"]},{"nm":"Sabina Gozdanek-Glenday","ph":"07704533888","tn":"Glasgow","uid":"303298","cn":"Nelkes Limited","ad1":"14 Woodhead View","ad2":"Cumbernauld","ad3":"","cty":"Lanarkshire","pc":"G68 9DF","url":"","dl":"MAAT","filters":{"ad":"811000001","em":"1","wtl":"1","mtl":"1","web":"0"},"mips":["Payroll","Company Secretarial Services","Bookkeeping","Financial Accounting \u0026 Accounts Preparation for sole traders and partnerships","Corporation Tax","Value Added Tax","Business Income Tax","Financial Accounting \u0026 Accounts Preparation for statutory purposes","Personal Income Tax"]},{"nm":"Daniel Grace","ph":"02081230103","tn":"Orpington","uid":"102153","cn":"Grace Bellairs Accountants Ltd","ad1":"27 Leith Hill","ad2":"","ad3":"","cty":"Kent","pc":"BR5 2RS","url":"","dl":"FMAAT","filters":{"ad":"811000000","em":"1","wtl":"0","mtl":"0","web":"1"},"mips":["Financial Accounting \u0026 Accounts Preparation for sole traders and partnerships","Financial Accounting \u0026 Accounts Preparation for statutory purposes","Bookkeeping","Personal Income Tax","Corporation Tax","Management Accounting","Computerised Accountancy Systems","Budgeting and Forecasting","Payroll","Value Added Tax"]},{"nm":"Elizabeth <text:soft-page-break/>Graham","ph":"7939135553","tn":"Brentwood","uid":"177540","cn":"EG Accountancy Ltd","ad1":"1 Brentwood Place","ad2":false,"ad3":false,"cty":"Essex","pc":"CM15 9DN","url":false,"dl":"MAAT","filters":{"ad":"811000001","em":"1","wtl":"1","mtl":"0","web":"0"},"mips":["Bookkeeping","Business Income Tax","Corporation Tax","Financial Accounting \u0026 Accounts Preparation for sole traders and partnerships","Financial Accounting \u0026 Accounts Preparation for statutory purposes","Value Added Tax","Capital Gains Tax","Personal Income Tax","Payroll"]},{"nm":"Beata Granis","ph":"2088511370","tn":"London","uid":"156006","cn":"A To Z Accountants Ltd","ad1":"59 Castleton Road","ad2":"Mottingham","ad3":"","cty":"","pc":"SE9 4BZ","url":"","dl":"MAAT","filters":{"ad":"811000001","em":"0","wtl":"0","mtl":"0","web":"1"},"mips":["Bookkeeping","Value Added Tax","Corporation Tax","Financial Accounting \u0026 Accounts Preparation for sole traders and partnerships","Financial Accounting \u0026 Accounts Preparation for statutory purposes","Business Income Tax","Payroll","Personal Income Tax","Management Accounting"]},{"nm":"Nicola Grant","ph":false,"tn":"Perth","uid":"78533","cn":"NDG Bookkeeping and Accounting Services","ad1":"24 Edinburgh Road","ad2":false,"ad3":false,"cty":false,"pc":"PH2 8BX","url":false,"dl":"MAAT AATQB","filters":{"ad":"811000001","em":"1","wtl":"1","mtl":"0","web":"0"},"mips":["Value Added Tax","Budgeting and Forecasting","Financial Accounting \u0026 Accounts Preparation for statutory purposes","Financial Accounting \u0026 Accounts Preparation for sole traders and partnerships","Management Accounting","Computerised Accountancy Systems","Bookkeeping"]},{"nm":"Maxine Grant","ph":"07814293477","tn":"Radstock","uid":"151156","cn":"Somer Accounting Services","ad1":"67 Charlton Park","ad2":"Midsomer Norton","ad3":"","cty":"Somerset","pc":"BA3 4BW","url":"","dl":"FMAAT AATQB","filters":{"ad":"811000001","em":"1","wtl":"1","mtl":"0","web":"1"},"mips":["Personal Income Tax","Value Added Tax","Bookkeeping","Payroll","Financial Accounting \u0026 Accounts Preparation for statutory purposes","Financial Accounting \u0026 Accounts Preparation for sole traders and partnerships","Management Accounting"]},{"nm":"Christine Grant","ph":"01225819759","tn":"Corsham","uid":"275878","cn":"Accounting and Bookkeeping Services Ltd","ad1":"Leafield Business Centre","ad2":"23 Leafield Way","ad3":"","cty":"Wiltshire","pc":"SN13 9RS","url":"www.aabsl.net","dl":"FMAAT","filters":{"ad":"811000000","em":"1","wtl":"1","mtl":"0","web":"0"},"mips":["Computerised Accountancy Systems","Corporation Tax","Management Accounting","Financial Accounting \u0026 Accounts Preparation for statutory purposes","Independent Examination","Personal Income Tax","Payroll","Bookkeeping","Company Secretarial Services","Business Income Tax","Financial Accounting \u0026 Accounts Preparation for sole traders and partnerships","Budgeting and Forecasting","Value Added Tax"]},{"nm":"Simon Grant","ph":"","tn":"London","uid":"2198258","cn":"JCL</text:p>
      <text:p text:style-name="P1"><text:s/>Accountancy Ltd","ad1":"107 Sheringham Avenue","ad2":"","ad3":"","cty":"","pc":"N14 4UJ","url":"","dl":"MAAT","filters":{"ad":"811000000","em":"1","wtl":"1","mtl":"1","web":"1"},"mips":["Company Secretarial Services","Inheritance Tax","Value Added Tax","Financial Accounting \u0026 Accounts Preparation for sole traders and partnerships","Personal Income Tax","Business Income Tax","Corporation Tax","Bookkeeping","Budgeting and Forecasting","Management Accounting","Financial Accounting \u0026 Accounts Preparation for statutory purposes","Payroll","Capital Gains Tax"]},{"nm":"Rachel Gravina","ph":"01724865593","tn":"Scunthorpe","uid":"311498","cn":"Stuart Armstrong \u0026 Co (Scunthorpe) Ltd","ad1":"25 Wells Street","ad2":"","ad3":"","cty":"South Humberside","pc":"DN15 6HL","url":"","dl":"MAAT","filters":{"ad":"811000000","em":"1","wtl":"1","mtl":"0","web":"0"},"mips":["Bookkeeping","Business Income Tax","Financial Accounting \u0026 Accounts Preparation for statutory purposes","Corporation Tax","Payroll","Independent Examination","Capital Gains Tax","Personal Income Tax","Financial Accounting \u0026 Accounts Preparation for sole traders and <text:soft-page-break/>partnerships","Value Added Tax"]},{"nm":"Les Gray","ph":"01245201166","tn":"Chelmsford","uid":"74194","cn":"Mitchell \u0026 Scott Ltd T\/a Cm Bookkeeping","ad1":"63 Maltese Road","ad2":"","ad3":"","cty":"Essex","pc":"CM1 2PB","url":"","dl":"MAAT","filters":{"ad":"811000001","em":"1","wtl":"1","mtl":"0","web":"1"},"mips":["Value Added Tax","Bookkeeping","Computerised Accountancy Systems"]},{"nm":"Peter Gray","ph":"01326250085","tn":"Falmouth","uid":"283046","cn":"P W Gray","ad1":"Headley","ad2":"13 Greenfields Close","ad3":"Mawnan Smith","cty":"Cornwall","pc":"TR11 5EX","url":"","dl":"FMAAT","filters":{"ad":"811000000","em":"1","wtl":"0","mtl":"0","web":"0"},"mips":["Budgeting and Forecasting","Value Added Tax","Financial Accounting \u0026 Accounts Preparation for statutory purposes","Bookkeeping","Financial Accounting \u0026 Accounts Preparation for sole traders and partnerships","Management Accounting","Personal Income Tax","Company Secretarial Services","Corporation Tax","Business Income Tax","Payroll","Computerised Accountancy Systems"]},{"nm":"Robert Greaves","ph":"01889583771","tn":"Rugeley","uid":"311193","cn":"Wychbury Greaves LLP","ad1":"Towers Point","ad2":"Wheelhouse Road","ad3":"","cty":"Staffordshire","pc":"WS15 1UN","url":"","dl":"FMAAT","filters":{"ad":"811000000","em":"1","wtl":"1","mtl":"0","web":"0"},"mips":["Bookkeeping","Financial Accounting \u0026 Accounts Preparation for statutory purposes","Inheritance Tax","Value Added Tax","Business Income Tax","Personal Income Tax","Management Accounting","Computerised Accountancy Systems","Budgeting and Forecasting","Payroll","Capital Gains Tax","Corporation Tax","Company Secretarial Services","Financial Accounting \u0026 Accounts Preparation for sole traders and partnerships"]},{"nm":"Cassandra Greaves","ph":false,"tn":"Cramlington","uid":"2054416","cn":"CG Bookkeeping","ad1":"19 Cambo Drive","ad2":false,"ad3":false,"cty":false,"pc":"NE23 6TN","url":false,"dl":"AATQB","filters":{"ad":"811000000","em":"1","wtl":"0","mtl":"1","web":"0"},"mips":["Bookkeeping","Financial Accounting \u0026 Accounts Preparation for sole traders and partnerships","Value Added Tax"]},{"nm":"Caroline Green","ph":"07747841362","tn":"Bordon","uid":"173000","cn":"Caroline Green","ad1":"Coombe Lodge Gentles Lane","ad2":"Headley","ad3":"","cty":"Hampshire","pc":"GU35 8NH","url":"","dl":"MAAT","filters":{"ad":"811000001","em":"1","wtl":"1","mtl":"1","web":"1"},"mips":["Bookkeeping","Management Accounting","Payroll","Personal Income Tax","Corporation Tax","Financial Accounting \u0026 Accounts Preparation for statutory purposes","Capital Gains Tax","Financial Accounting \u0026 Accounts Preparation for sole traders and partnerships","Value Added Tax","Business Income Tax"]},{"nm":"Tiffany Green","ph":false,"tn":"Cheshire","uid":"257174","cn":"TG Accountancy \u0026 Bookkeeping Services","ad1":"37 Broadbottom Road","ad2":"Mottram","ad3":false,"cty":false,"pc":"SK14 6JB","url":false,"dl":"MAAT","filters":{"ad":"811000000","em":"1","wtl":"0","mtl":"1","web":"0"},"mips":["Bookkeeping","Financial Accounting \u0026 Accounts Preparation for sole traders and partnerships","Value Added Tax","Computerised Accountancy Systems"]},{"nm":"Tanyia Green","ph":"07812151201","tn":"Leyland","uid":"293140","cn":"Tanya Green Accountant","ad1":"14 Westgate","ad2":"","ad3":"","cty":"Lancashire","pc":"PR25 2LU","url":"","dl":"MAAT","filters":{"ad":"811000000","em":"1","wtl":"0","mtl":"0","web":"0"},"mips":["Financial Accounting \u0026 Accounts Preparation for sole traders and partnerships","Corporation Tax","Personal Income Tax","Financial Accounting \u0026 Accounts Preparation for statutory purposes","Value Added Tax","Payroll","Bookkeeping"]},{"nm":"Diane Green","ph":"01235521645","tn":"Abingdon","uid":"297950","cn":"Diane Green Accountancy Services","ad1":"8 Inkerman Close","ad2":false,"ad3":false,"cty":"Oxfordshire","pc":"OX14 <text:soft-page-break/>1NH","url":false,"dl":"MAAT","filters":{"ad":"811000000","em":"1","wtl":"0","mtl":"0","web":"0"},"mips":["Business Income Tax","Financial Accounting \u0026 Accounts Preparation for statutory purposes","Personal Income Tax","Payroll","Bookkeeping","Value Added Tax","Budgeting and Forecasting","Management Accounting","Computerised Accountancy Systems","Financial Accounting \u0026 Accounts Preparation for sole traders and partnerships"]},{"nm":"Kevin Green","ph":"01480300945","tn":"St Ives","uid":"304446","cn":"Tacconi Green \u0026 Co","ad1":"32a East Street","ad2":"","ad3":"","cty":"Cambridgeshire","pc":"PE27 5PD","url":"","dl":"FMAAT","filters":{"ad":"811000000","em":"1","wtl":"1","mtl":"0","web":"0"},"mips":["Financial Accounting \u0026 Accounts Preparation for statutory purposes","Corporation Tax","Value Added Tax","Computerised Accountancy Systems","Independent Examination","Payroll","Capital Gains Tax","Bookkeeping","Personal Income Tax","Management Accounting","Business Income Tax","Financial Accounting \u0026 Accounts Preparation for sole traders and partnerships","Inheritance Tax","Budgeting and Forecasting"]},{"nm":"Gordon Green","ph":"02084407263","tn":"Barnet","uid":"304524","cn":"Terence Gordon \u0026 Associates","ad1":"34 Evelyn Road","ad2":"Cockfosters","ad3":"","cty":"Hertfordshire","pc":"EN4 9JT","url":"","dl":"FMAAT","filters":{"ad":"811000000","em":"1","wtl":"0","mtl":"0","web":"1"},"mips":["Corporation Tax","Business Income Tax","Value Added Tax","Company Secretarial Services","Budgeting and Forecasting","Personal Income Tax","Financial Accounting \u0026 Accounts Preparation for statutory purposes","Financial Accounting \u0026 Accounts Preparation for sole traders and partnerships","Management Accounting","Bookkeeping","Capital Gains Tax"]},{"nm":"Stuart Green","ph":"1908225544","tn":"Milton Keynes","uid":"311585","cn":"Grasso Parker Green","ad1":"GPG House","ad2":"8 Walker Avenue","ad3":"Wolverton Mill","cty":"Buckinghamshire","pc":"MK12 5TW","url":"","dl":"FMAAT","filters":{"ad":"811000000","em":"1","wtl":"1","mtl":"0","web":"0"},"mips":["Budgeting and Forecasting","Company Secretarial Services","Inheritance Tax","Financial Accounting \u0026 Accounts Preparation for sole traders and partnerships","Personal Income Tax","Bookkeeping","Value Added Tax","Corporation Tax","Independent Examination","Payroll","Business Income Tax","Financial Accounting \u0026 Accounts Preparation for statutory purposes","Capital Gains Tax","Computerised Accountancy Systems","Management Accounting"]},{"nm":"Jeffrey Greening","ph":"01782816699","tn":"Stoke-on-trent","uid":"1173901","cn":"DJ Associates (UK) Ltd","ad1":"64 Scott Lidgett Road","ad2":"","ad3":"","cty":"Staffordshire","pc":"ST6 4NH","url":"","dl":"MAAT","filters":{"ad":"811000000","em":"1","wtl":"1","mtl":"1","web":"1"},"mips":["Financial Accounting \u0026 Accounts Preparation for statutory purposes","Computerised Accountancy Systems","Payroll","Personal Income Tax","Bookkeeping","Budgeting and Forecasting","Management Accounting","Corporation Tax","Company Secretarial Services","Business Income Tax","Capital Gains Tax","Financial Accounting \u0026 Accounts Preparation for sole traders and partnerships","Value Added Tax"]},{"nm":"Carol Greenwood","ph":"07984815775","tn":"Keighley","uid":"280912","cn":"Bookworm","ad1":"21 Oakleigh Mews","ad2":"Oakworth","ad3":"","cty":"West Yorkshire","pc":"BD22 7QP","url":"","dl":"FMAAT","filters":{"ad":"811000000","em":"0","wtl":"0","mtl":"0","web":"0"},"mips":["Financial Accounting \u0026 Accounts Preparation for statutory purposes","Payroll","Value Added Tax","Computerised Accountancy Systems","Financial Accounting \u0026 Accounts Preparation for sole traders and partnerships","Bookkeeping"]},{"nm":"Gail Griffin","ph":"02476362191","tn":"Coventry","uid":"140730","cn":"G R ASSOCIATES","ad1":"7 Aspen Drive","ad2":"Hawkesbury","ad3":false,"cty":"Warwickshire","pc":"CV6 6QS","url":false,"dl":"MAAT","filters":{"ad":"811000000","em":"1","wtl":"1","mtl":"1","web":"0"},"mips":["Company Secretarial <text:soft-page-break/>Services","Capital Gains Tax","Personal Income Tax","Payroll","Financial Accounting \u0026 Accounts Preparation for sole traders and partnerships","Bookkeeping","Value Added Tax","Corporation Tax","Business Income Tax","Financial Accounting \u0026 Accounts Preparation for statutory purposes"]},{"nm":"Paul Griffith","ph":"01527520047","tn":"Redditch","uid":"307967","cn":"PA Griffith","ad1":"35 Mordiford Close","ad2":"","ad3":"","cty":"Worcestershire","pc":"B98 0LD","url":"","dl":"FMAAT","filters":{"ad":"811000000","em":"1","wtl":"0","mtl":"0","web":"1"},"mips":["Financial Accounting \u0026 Accounts Preparation for statutory purposes","Value Added Tax","Personal Income Tax","Computerised Accountancy Systems","Payroll","Management Accounting","Bookkeeping","Financial Accounting</text:p>
      <text:p text:style-name="P1"><text:s/>\u0026 Accounts Preparation for sole traders and partnerships"]},{"nm":"Rachel Griffiths","ph":"","tn":"Ossett","uid":"227488","cn":"Rachel\u0027s Bookkeeping Solutions","ad1":"3 Top Headlands","ad2":"","ad3":"","cty":"West Yorkshire","pc":"WF5 8HR","url":"","dl":"MAAT","filters":{"ad":"811000000","em":"1","wtl":"1","mtl":"1","web":"1"},"mips":["Company Secretarial Services","Bookkeeping","Business Income Tax","Payroll","Value Added Tax","Computerised Accountancy Systems","Corporation Tax","Financial Accounting \u0026 Accounts Preparation for sole traders and partnerships","Personal Income Tax","Financial Accounting \u0026 Accounts Preparation for statutory purposes"]},{"nm":"Michelle <text:s/>Griffiths","ph":"07963099192","tn":"GAINSBOROUGH","uid":"286312","cn":"Kingfisher Accountants Ltd","ad1":"Office 9, Mercury House","ad2":"Willoughton Drive","ad3":"","cty":"Lincolnshire","pc":"DN21 1DY","url":"www.kingfisheraccountants.co.uk","dl":"MAAT AATQB","filters":{"ad":"811000000","em":"1","wtl":"1","mtl":"0","web":"1"},"mips":["Value Added Tax","Personal Income Tax","Financial Accounting \u0026 Accounts Preparation for statutory purposes","Bookkeeping","Budgeting and Forecasting","Business Income Tax","Financial Accounting \u0026 Accounts Preparation for sole traders and partnerships","Management Accounting","Computerised Accountancy Systems","Payroll","Corporation Tax","Company Secretarial Services","Independent Examination","Capital Gains Tax"]},{"nm":"Neil Griffiths","ph":"01462454578","tn":"Hitchin","uid":"292884","cn":"Lighthouse Accountancy Limited","ad1":"Suite 19 Intech House","ad2":"The Cam Centre","ad3":"Wilbury Way","cty":"Hertfordshire","pc":"SG4 0TW","url":"","dl":"FMAAT","filters":{"ad":"811000000","em":"1","wtl":"1","mtl":"0","web":"0"},"mips":["Management Accounting","Computerised Accountancy Systems","Company Secretarial Services","Budgeting and Forecasting","Inheritance Tax","Personal Income Tax","Financial Accounting \u0026 Accounts Preparation for statutory purposes","Payroll","Bookkeeping","Corporation Tax","Financial Accounting \u0026 Accounts Preparation for sole traders and partnerships","Independent Examination","Value Added Tax","Business Income Tax","Capital Gains Tax"]},{"nm":"Lynda Griffiths","ph":"07706677720","tn":"Aberdare","uid":"303427","cn":"LG Accountancy Services","ad1":"Maesyffynon Cottage","ad2":"Maesyffynon Lane","ad3":"","cty":"Mid Glamorgan","pc":"CF44 6EJ","url":"","dl":"MAAT","filters":{"ad":"811000000","em":"1","wtl":"1","mtl":"0","web":"0"},"mips":["Value Added Tax","Business Income Tax","Payroll","Financial Accounting \u0026 Accounts Preparation for sole traders and partnerships","Corporation Tax","Financial Accounting \u0026 Accounts Preparation for statutory purposes","Personal Income Tax","Bookkeeping"]},{"nm":"Paul Griffiths","ph":"7807007160","tn":"Saltash","uid":"311827","cn":"Griffiths \u0026 Co","ad1":"8 Hoopers Close","ad2":"Landrake","ad3":"","cty":"Cornwall","pc":"PL12 5DN","url":"","dl":"MAAT","filters":{"ad":"811000000","em":"1","wtl":"0","mtl":"1","web":"0"},"mips":["Computerised Accountancy Systems","Payroll","Bookkeeping","Business Income Tax","Budgeting and Forecasting","Personal Income Tax","Company Secretarial Services","Capital Gains Tax","Financial Accounting \u0026 <text:soft-page-break/>Accounts Preparation for sole traders and partnerships","Financial Accounting \u0026 Accounts Preparation for statutory purposes","Value Added Tax","Corporation Tax"]},{"nm":"Kamal Griffiths","ph":"02037611717","tn":"HAYES","uid":"2154395","cn":"Crystal Clear Accountants Ltd","ad1":"Aquis House","ad2":"27-37 Station Road","ad3":"","cty":"Middlesex","pc":"UB3 4DX","url":"","dl":"MAAT","filters":{"ad":"811000000","em":"1","wtl":"1","mtl":"1","web":"1"},"mips":["Budgeting and Forecasting","Financial Accounting \u0026 Accounts Preparation for sole traders and partnerships","Computerised Accountancy Systems","Personal Income Tax","Value Added Tax","Corporation Tax","Payroll","Company Secretarial Services","Business Income Tax","Financial Accounting \u0026 Accounts Preparation for statutory purposes","Management Accounting","Bookkeeping"]},{"nm":"Nicholas Grindrod","ph":"01706397070","tn":"Littleborough","uid":"293529","cn":"N J Grindrod \u0026 Co","ad1":"21 Hare Hill Road","ad2":"","ad3":"","cty":"Lancashire","pc":"OL15 9AD","url":"www.njamesgrindrod.co.uk","dl":"MAAT","filters":{"ad":"811000000","em":"1","wtl":"0","mtl":"0","web":"0"},"mips":["Value Added Tax","Financial Accounting \u0026 Accounts Preparation for sole traders and partnerships","Personal Income Tax","Payroll","Financial Accounting \u0026 Accounts Preparation for statutory purposes","Bookkeeping","Corporation Tax"]},{"nm":"Trevor Grinsted","ph":"","tn":"ROMFORD","uid":"192450","cn":"TKS Enterprise LTD T\/A Grinsted accounts and Bookkeeping services","ad1":"355 Rush Green Road","ad2":"","ad3":"","cty":"","pc":"RM7 0NJ","url":"","dl":"MAAT","filters":{"ad":"811000001","em":"1","wtl":"1","mtl":"1","web":"0"},"mips":["Value Added Tax","Bookkeeping"]},{"nm":"Marlene Grobler","ph":false,"tn":"Redruth","uid":"2197885","cn":"Bluesky Business Support","ad1":"Pool Innovation Centre","ad2":"Trevenson Road","ad3":false,"cty":false,"pc":"TR15 3PL","url":"www.bluesky-business.co.uk","dl":"MAAT","filters":{"ad":"811000000","em":"1","wtl":"1","mtl":"0","web":"1"},"mips":["Value Added Tax","Personal Income Tax","Capital Gains Tax","Computerised Accountancy Systems","Financial Accounting \u0026 Accounts Preparation for statutory purposes","Budgeting and Forecasting","Management Accounting","Payroll","Bookkeeping","Financial Accounting \u0026 Accounts Preparation for sole traders and partnerships","Business Income Tax","Corporation Tax","Independent Examination"]},{"nm":"Stephen Ian Groundwater","ph":"01257261112","tn":"Chorley","uid":"309323","cn":"Stephen Andrews \u0026 Co Ltd","ad1":"186 Eaves Lane","ad2":"","ad3":"","cty":"Lancashire","pc":"PR6 0AU","url":"","dl":"FMAAT","filters":{"ad":"811000000","em":"1","wtl":"0","mtl":"0","web":"1"},"mips":["Personal Income Tax","Business Income Tax","Capital Gains Tax","Management Accounting","Financial Accounting \u0026 Accounts Preparation for statutory purposes","Bookkeeping","Financial Accounting \u0026 Accounts Preparation for sole traders and partnerships","Budgeting and Forecasting","Payroll","Company Secretarial Services","Computerised Accountancy Systems","Independent Examination","Corporation Tax","Value Added Tax"]},{"nm":"Lesley Grove","ph":"01227452105","tn":"Canterbury","uid":"78141","cn":"Accuracy Accounts","ad1":"27 Manor Close","ad2":"","ad3":"","cty":"Kent","pc":"CT1 3XA","url":"","dl":"FMAAT","filters":{"ad":"811000000","em":"1","wtl":"1","mtl":"0","web":"0"},"mips":["Independent Examination","Management Accounting","Financial Accounting \u0026 Accounts Preparation for sole traders and partnerships","Budgeting and Forecasting","Bookkeeping","Payroll","Financial Accounting \u0026 Accounts Preparation for statutory purposes","Value Added Tax"]},{"nm":"Peter Grove","ph":"01283760871","tn":"Swadlincote","uid":"272039","cn":"Pg Accountancy Services (UK) Ltd","ad1":"29 Linton Road","ad2":"Rosliston","ad3":"","cty":"Derbyshire","pc":"DE12 8JD","url":"http:\/\/www.pgaccountancyservices.com","dl":"MAAT","filters":{"ad":"811000000","em":"1","wtl":"1","mtl":"1","web":"1"},"mips":["Capital Gains <text:soft-page-break/>Tax","Payroll","Budgeting and Forecasting","Computerised Accountancy Systems","Bookkeeping","Personal Income Tax","Financial Accounting \u0026 Accounts Preparation for sole traders and partnerships","Financial Accounting \u0026 Accounts Preparation for statutory purposes","Value Added Tax","Company Secretarial Services","Corporation Tax","Management Accounting","Business Income Tax"]},{"nm":"Michelle Groves","ph":"01423772907","tn":"Harrogate","uid":"77912","cn":"Accounts on Demand","ad1":"Kingfisher Cottage","ad2":"Tang Road","ad3":"High Birstwith","cty":"North Yorkshire","pc":"HG3 2JU","url":"www.accountsod.co.uk","dl":"MAAT","filters":{"ad":"811000000","em":"1","wtl":"1","mtl":"1","web":"1"},"mips":["Financial Accounting \u0026 Accounts Preparation for statutory purposes","Business Income Tax","Financial Accounting \u0026 Accounts Preparation for sole traders and partnerships","Corporation Tax","Personal Income Tax","Value Added Tax","Bookkeeping"]},{"nm":"Malgorzata Grubarek","ph":"","tn":"LONDON","uid":"76861","cn":"Malgorzata Grubarek","ad1":"56 Cuthbert Gardens","ad2":"","ad3":"","cty":"","pc":"SE25 6SS","url":"","dl":"MAAT","filters":{"ad":"811000000","em":"1","wtl":"1","mtl":"1","web":"0"},"mips":["Capital Gains Tax","Bookkeeping","Financial Accounting \u0026 Accounts Preparation for sole traders and partnerships","Payroll","Personal Income Tax","Business Income Tax","Value Added Tax","Corporation Tax"]},{"nm":"Reda Gudziuniene","ph":"2088699289","tn":"Ruislip","uid":"296167","cn":"Reda \u0026 Co Accountancy Services Ltd","ad1":"23 Lime Grove","ad2":"","ad3":"","cty":"Middlesex","pc":"HA4 8RJ","url":"","dl":"FMAAT","filters":{"ad":"811000000","em":"0","wtl":"1","mtl":"0","web":"0"},"mips":["Corporation Tax","Budgeting and Forecasting","Personal Income Tax","Computerised Accountancy Systems","Bookkeeping","Management Accounting","Company Secretarial Services","Value Added Tax","Inheritance Tax","Financial Accounting \u0026 Accounts Preparation for statutory purposes","Payroll","Financial Accounting \u0026 Accounts Preparation for sole traders and partnerships","Capital Gains Tax","Business Income Tax"]},{"nm":"Tracey Guest","ph":"","tn":"ROTHERHAM","uid":"95107","cn":"TLG Accountancy Services Ltd","ad1":"69 Buckleigh Road","ad2":"Wath-upon-Dearne","ad3":"","cty":"South Yorkshire","pc":"S63 7HZ","url":"","dl":"MAAT","filters":{"ad":"811000000","em":"1","wtl":"1","mtl":"0","web":"1"},"mips":["Payroll","Management Accounting","Value Added Tax","Financial Accounting \u0026 Accounts Preparation for statutory</text:p>
      <text:p text:style-name="P1"><text:s/>purposes","Personal Income Tax","Business Income Tax","Bookkeeping","Capital Gains Tax","Budgeting and Forecasting","Corporation Tax","Financial Accounting \u0026 Accounts Preparation for sole traders and partnerships"]},{"nm":"Patricia Guest","ph":"01494432991","tn":"Amersham","uid":"286225","cn":"PG Accounting <text:s/>Services","ad1":"127 Park Place","ad2":"","ad3":"","cty":"Buckinghamshire","pc":"HP6 6NQ","url":"","dl":"MAAT","filters":{"ad":"811000001","em":"1","wtl":"0","mtl":"0","web":"1"},"mips":["Financial Accounting \u0026 Accounts Preparation for sole traders and partnerships","Financial Accounting \u0026 Accounts Preparation for statutory purposes","Management Accounting","Payroll","Value Added Tax","Bookkeeping"]},{"nm":"Vimal Gulati","ph":"02086707608","tn":"London","uid":"279174","cn":"V C Gulati \u0026 Co","ad1":"4 Alleyn Park","ad2":"Dulwich","ad3":"","cty":"","pc":"SE21 8AE","url":"","dl":"FMAAT","filters":{"ad":"811000000","em":"1","wtl":"1","mtl":"0","web":"0"},"mips":["Value Added Tax","Business Income Tax","Management Accounting","Personal Income Tax","Company Secretarial Services","Computerised Accountancy Systems","Budgeting and Forecasting","Independent Examination","Payroll","Inheritance Tax","Bookkeeping","Capital Gains Tax","Financial Accounting \u0026 Accounts Preparation for sole traders and partnerships","Corporation Tax","Financial Accounting \u0026 Accounts Preparation for statutory purposes"]},{"nm":"Sandra Gulrajani","ph":"01277201342","tn":"Brentwood","uid":"293864","cn":"Sandra Accounting Services \u0026 Co Ltd","ad1":"227 Chelmsford <text:soft-page-break/>Road","ad2":"Shenfield","ad3":false,"cty":"Essex","pc":"CM15 8SA","url":false,"dl":"MAAT","filters":{"ad":"811000001","em":"1","wtl":"1","mtl":"0","web":"1"},"mips":["Bookkeeping","Budgeting and Forecasting","Value Added Tax","Payroll","Business Income Tax","Personal Income Tax","Management Accounting","Financial Accounting \u0026 Accounts Preparation for sole traders and partnerships","Company Secretarial Services","Corporation Tax","Computerised Accountancy Systems","Financial Accounting \u0026 Accounts Preparation for statutory purposes"]},{"nm":"Mohammad Gulzar","ph":"01618605005","tn":"Manchester","uid":"314263","cn":"Accountancy and taxation Solutions Ltd t\/a A \u0026 M Associates","ad1":"26 Northleigh Road","ad2":"","ad3":"","cty":"Lancashire","pc":"M16 0EQ","url":"","dl":"FMAAT","filters":{"ad":"811000000","em":"1","wtl":"1","mtl":"1","web":"1"},"mips":["Personal Income Tax","Computerised Accountancy Systems","Independent Examination","Budgeting and Forecasting","Financial Accounting \u0026 Accounts Preparation for statutory purposes","Limited Assurance Engagement","Payroll","Financial Accounting \u0026 Accounts Preparation for sole traders and partnerships","Company Secretarial Services","Bookkeeping","Corporation Tax","Internal Audit","Business Income Tax","Management Accounting","Value Added Tax","Capital Gains Tax"]},{"nm":"Brian Gumbley","ph":"01618718424","tn":"Rochdale","uid":"286698","cn":"Brian Gumbley Accountancy services limited","ad1":"Corner House","ad2":"28 Huddersfield Road","ad3":"Newhey","cty":"Lancashire","pc":"OL16 3QF","url":"","dl":"FMAAT","filters":{"ad":"811000000","em":"1","wtl":"1","mtl":"1","web":"1"},"mips":["Business Income Tax","Financial Accounting \u0026 Accounts Preparation for sole traders and partnerships","Payroll","Inheritance Tax","Management Accounting","Company Secretarial Services","Independent Examination","Computerised Accountancy Systems","Financial Accounting \u0026 Accounts Preparation for statutory purposes","Corporation Tax","Personal Income Tax","Capital Gains Tax","Bookkeeping","Value Added Tax"]},{"nm":"Adam Gunnell","ph":false,"tn":"Tring","uid":"211434","cn":"Palmers Business Support Ltd","ad1":"Palmers Barn, Station Road","ad2":"Long Marston","ad3":false,"cty":"Hertfordshire","pc":"HP23 4QS","url":"http:\/\/www.palmers-uk.com","dl":"MAAT","filters":{"ad":"811000000","em":"1","wtl":"0","mtl":"1","web":"1"},"mips":["Corporation Tax","Capital Gains Tax","Computerised Accountancy Systems","Bookkeeping","Financial Accounting \u0026 Accounts Preparation for sole traders and partnerships","Management Accounting","Budgeting and Forecasting","Payroll","Value Added Tax","Personal Income Tax","Business Income Tax","Inheritance Tax","Financial Accounting \u0026 Accounts Preparation for statutory purposes","Company Secretarial Services"]},{"nm":"Rajesh Gupta","ph":"7958334382","tn":"Ilford","uid":"284049","cn":"Keystone Taxation Services","ad1":"Keystone Cathedral Estate","ad2":"4 Peterborough Gardens","ad3":"","cty":"Essex","pc":"IG1 3NH","url":"","dl":"MAAT","filters":{"ad":"811000000","em":"1","wtl":"1","mtl":"0","web":"0"},"mips":["Personal Income Tax","Bookkeeping","Capital Gains Tax"]},{"nm":"Katherine Guthrie","ph":"7765245905","tn":"Crieff","uid":"277333","cn":"KAG Accountancy Services","ad1":"Suite 2 Unit 1","ad2":"Tomperran","ad3":"Comrie","cty":"Perthshire","pc":"PH6 2LS","url":"","dl":"FMAAT","filters":{"ad":"811000001","em":"1","wtl":"0","mtl":"0","web":"0"},"mips":["Computerised Accountancy Systems","Capital Gains Tax","Corporation Tax","Management Accounting","Bookkeeping","Budgeting and Forecasting","Personal Income Tax","Payroll","Financial Accounting \u0026 Accounts Preparation for statutory purposes","Business Income Tax","Value Added Tax","Financial Accounting \u0026 Accounts Preparation for sole traders and partnerships"]},{"nm":"Kevin Guweddeko","ph":"02086794690","tn":"London","uid":"280567","cn":"Kg Accountants","ad1":"K <text:soft-page-break/>G Accountants","ad2":"554 Streatham High Road","ad3":"","cty":"","pc":"SW16 3QG","url":"http:\/\/www.kgaccountants.co.uk\/","dl":"FMAAT","filters":{"ad":"811000001","em":"1","wtl":"1","mtl":"0","web":"1"},"mips":["Computerised Accountancy Systems","Payroll","Company Secretarial Services","Financial Accounting \u0026 Accounts Preparation for statutory purposes","Inheritance Tax","Financial Accounting \u0026 Accounts Preparation for sole traders and partnerships","Independent Examination","Personal Income Tax","Capital Gains Tax","Management Accounting","Business Income Tax","Corporation Tax","Value Added Tax","Bookkeeping","Budgeting and Forecasting"]},{"nm":"Esther Guy","ph":"01737652852","tn":"Newdigate","uid":"223617","cn":"Accountuing4contractors Ltd","ad1":"","ad2":"Dean House Farm","ad3":"Church Lane","cty":"Surrey","pc":"RH5 5DL","url":"","dl":"MAAT","filters":{"ad":"811000000","em":"1","wtl":"1","mtl":"1","web":"1"},"mips":["Value Added Tax","Bookkeeping","Payroll","Computerised Accountancy Systems","Budgeting and Forecasting","Corporation Tax","Financial Accounting \u0026 Accounts Preparation for statutory purposes","Company Secretarial Services","Financial Accounting \u0026 Accounts Preparation for sole traders and partnerships","Personal Income Tax"]},{"nm":"Binyam Habtab","ph":"07878814762","tn":"LONDON","uid":"83978","cn":"EZH Universal Accountancy Services","ad1":"25B Jenner Road","ad2":"","ad3":"","cty":"","pc":"N16 7SB","url":"","dl":"FMAAT","filters":{"ad":"811000000","em":"1","wtl":"0","mtl":"0","web":"0"},"mips":["Financial Accounting \u0026 Accounts Preparation for statutory purposes","Financial Accounting \u0026 Accounts Preparation for sole traders and partnerships","Value Added Tax","Business Income Tax","Bookkeeping","Personal Income Tax"]},{"nm":"Janice Hacking","ph":"01254707834","tn":"Darwen","uid":"74191","cn":"JH Bookkeeping","ad1":"30 Thorncliffe Drive","ad2":"","ad3":"","cty":"Lancashire","pc":"BB3 3QA","url":"www.jhbookkeeping.co.uk","dl":"MAAT","filters":{"ad":"811000001","em":"1","wtl":"0","mtl":"1","web":"1"},"mips":["Payroll","Personal Income Tax","Bookkeeping","Value Added Tax","Management Accounting","Financial Accounting \u0026 Accounts Preparation for sole traders and partnerships","Financial Accounting \u0026 Accounts Preparation for statutory purposes"]},{"nm":"Mohammed Hafiz","ph":"8448111300","tn":"Solihull","uid":"288376","cn":"Financial Accounting Services Ltd","ad1":"Virginia House","ad2":"56 Warwick Road","ad3":"Olton","cty":"West Midlands","pc":"B92 7HX","url":"","dl":"MAAT","filters":{"ad":"811000000","em":"1","wtl":"1","mtl":"0","web":"0"},"mips":["Budgeting and Forecasting","Value Added Tax","Business Income Tax","Capital Gains Tax","Financial Accounting \u0026 Accounts Preparation for statutory purposes","Company Secretarial Services","Computerised Accountancy Systems","Payroll","Bookkeeping","Independent Examination","Financial Accounting \u0026 Accounts Preparation for sole traders and partnerships","Management Accounting","Personal Income Tax","Corporation Tax"]},{"nm":"Alexander Hagan-Cherry","ph":false,"tn":"Manchester","uid":"187675","cn":"GeoLex Bookkeepers Ltd","ad1":"6 Fossage Close","ad2":"Charlestoron","ad3":false,"cty":false,"pc":"M9 7GE","url":false,"dl":"MAAT AATQB","filters":{"ad":"811000000","em":"1","wtl":"0","mtl":"0","web":"1"},"mips":["Financial Accounting \u0026 Accounts Preparation for sole traders and partnerships","Bookkeeping"]},{"nm":"Carl Haggard","ph":"07956121342","tn":"Gosport","uid":"92940","cn":"CDH Accounts","ad1":"Flat 4","ad2":"4 Thyme Close","ad3":"","cty":"Hampshire","pc":"PO13 0GP","url":"","dl":"MAAT AATQB","filters":{"ad":"811000000","em":"1","wtl":"1","mtl":"1","web":"1"},"mips":["Business Income Tax","Capital Gains Tax","Bookkeeping","Financial Accounting \u0026 Accounts Preparation for sole traders and partnerships","Personal Income Tax","Financial Accounting \u0026 Accounts Preparation for statutory purposes","Value Added Tax"]},{"nm":"Emma Hague","ph":"07857122703","tn":"Leeds","uid":"289781","cn":"Yeadon Accounting","ad1":"23 Barfield Avenue","ad2":"Yeadon","ad3":"","cty":"West Yorkshire","pc":"LS19 <text:soft-page-break/>7SH","url":"www.yeadonaccounting.co.uk","dl":"MAAT","filters":{"ad":"811000000","em":"1","wtl":"1","mtl":"0","web":"0"},"mips":["Management Accounting","Corporation Tax","Financial</text:p>
      <text:p text:style-name="P1"><text:s/>Accounting \u0026 Accounts Preparation for statutory purposes","Payroll","Financial Accounting \u0026 Accounts Preparation for sole traders and partnerships","Personal Income Tax","Value Added Tax","Budgeting and Forecasting","Bookkeeping","Business Income Tax","Capital Gains Tax"]},{"nm":"Joanne Haigh","ph":"07722317959","tn":"Pudsey","uid":"118383","cn":"J L Haigh Accountancy Services","ad1":"43 Coal Hill Lane","ad2":"Farsley","ad3":"","cty":"West Yorkshire","pc":"LS28 5NA","url":"","dl":"MAAT","filters":{"ad":"811000001","em":"1","wtl":"1","mtl":"1","web":"0"},"mips":["Value Added Tax","Bookkeeping","Personal Income Tax","Management Accounting","Financial Accounting \u0026 Accounts Preparation for sole traders and partnerships","Payroll"]},{"nm":"Mark Haigh","ph":"01929423311","tn":"Swanage","uid":"313793","cn":"Hardingredmans","ad1":"Bridge House","ad2":"Court Road","ad3":"","cty":"Dorset","pc":"BH19 1DX","url":"","dl":"FMAAT","filters":{"ad":"811000000","em":"1","wtl":"1","mtl":"0","web":"1"},"mips":["Capital Gains Tax","Financial Accounting \u0026 Accounts Preparation for statutory purposes","Inheritance Tax","Budgeting and Forecasting","Value Added Tax","Personal Income Tax","Financial Accounting \u0026 Accounts Preparation for sole traders and partnerships","Company Secretarial Services","Limited Assurance Engagement","Corporation Tax","Management Accounting","Business Income Tax","Bookkeeping","Computerised Accountancy Systems","Independent Examination","Payroll"]},{"nm":"Seferash Haileselassie","ph":"02076025344","tn":"London","uid":"67537","cn":"SEF Book","ad1":"Flat 22","ad2":"Falkland House","ad3":"Edith Villas","cty":"","pc":"W14 8UQ","url":"","dl":"MAAT","filters":{"ad":"811000001","em":"1","wtl":"0","mtl":"0","web":"1"},"mips":["Company Secretarial Services","Personal Income Tax","Financial Accounting \u0026 Accounts Preparation for statutory purposes","Financial Accounting \u0026 Accounts Preparation for sole traders and partnerships","Budgeting and Forecasting","Management Accounting","Payroll","Business Income Tax","Value Added Tax","Computerised Accountancy Systems","Corporation Tax","Bookkeeping"]},{"nm":"Marie Haines","ph":"01243775774","tn":"Chichester","uid":"289335","cn":"MH Bookkeeping Services","ad1":"Meadow Bungalow","ad2":"Halfrey Road","ad3":"","cty":"West Sussex","pc":"PO18 8BU","url":"","dl":"MAAT","filters":{"ad":"811000001","em":"0","wtl":"1","mtl":"0","web":"0"},"mips":["Value Added Tax","Bookkeeping"]},{"nm":"Gentiana Hakia","ph":"02085944745","tn":"London","uid":"81353","cn":"Ortenz \u0026 Co","ad1":"354 High Street North","ad2":"London","ad3":"","cty":"Essex","pc":"E12 6PH","url":"","dl":"FMAAT","filters":{"ad":"811000000","em":"1","wtl":"0","mtl":"0","web":"0"},"mips":["Payroll","Value Added Tax","Inheritance Tax","Financial Accounting \u0026 Accounts Preparation for statutory purposes","Corporation Tax","Financial Accounting \u0026 Accounts Preparation for sole traders and partnerships","Personal Income Tax","Bookkeeping","Capital Gains Tax","Company Secretarial Services","Business Income Tax","Computerised Accountancy Systems","Management Accounting","Budgeting and Forecasting"]},{"nm":"Linda Haksteeg","ph":"01726814459","tn":"Par","uid":"301455","cn":"Strand Accountancy Services","ad1":"Treyewan","ad2":"10 Vicarage Road","ad3":"Tywardreath","cty":"Cornwall","pc":"PL24 2PQ","url":"","dl":"MAAT","filters":{"ad":"811000000","em":"1","wtl":"0","mtl":"0","web":"1"},"mips":["Financial Accounting \u0026 Accounts Preparation for statutory purposes","Financial Accounting \u0026 Accounts Preparation for sole traders and partnerships","Business Income Tax","Personal Income Tax","Capital Gains <text:soft-page-break/>Tax","Bookkeeping"]},{"nm":"Danielle Hales","ph":"01782479419","tn":"Stoke-on-trent","uid":"107816","cn":"Deh Accountantcy Services Limited","ad1":"106A Well Street","ad2":"Hanley","ad3":"","cty":"Staffordshire","pc":"ST1 3PT","url":"","dl":"MAAT","filters":{"ad":"811000000","em":"1","wtl":"0","mtl":"0","web":"1"},"mips":["Financial Accounting \u0026 Accounts Preparation for statutory purposes","Payroll","Corporation Tax","Value Added Tax","Business Income Tax","Budgeting and Forecasting","Bookkeeping","Management Accounting","Independent Examination","Personal Income Tax","Computerised Accountancy Systems","Company Secretarial Services","Financial Accounting \u0026 Accounts Preparation for sole traders and partnerships"]},{"nm":"Bajram Haliti","ph":"7578959585","tn":"Barking","uid":"187808","cn":"Jangulli Accountants","ad1":"Flat 15","ad2":"Admiral Court","ad3":"Stern Close","cty":"Essex","pc":"IG11 0YA","url":false,"dl":"MAAT","filters":{"ad":"811000000","em":"1","wtl":"1","mtl":"0","web":"0"},"mips":["Personal Income Tax","Corporation Tax","Capital Gains Tax","Bookkeeping","Business Income Tax","Budgeting and Forecasting","Computerised Accountancy Systems","Management Accounting","Financial Accounting \u0026 Accounts Preparation for sole traders and partnerships","Value Added Tax","Financial Accounting \u0026 Accounts Preparation for statutory purposes"]},{"nm":"Rebecca Hall","ph":"08448111300","tn":"Solihull","uid":"288363","cn":"Financial Accounting Services Ltd","ad1":"Virginia House","ad2":"56 Warwick Road","ad3":"Olton","cty":"West Midlands","pc":"B92 7HX","url":"","dl":"FMAAT","filters":{"ad":"811000001","em":"1","wtl":"1","mtl":"0","web":"1"},"mips":["Financial Accounting \u0026 Accounts Preparation for sole traders and partnerships","Management Accounting","Company Secretarial Services","Payroll","Personal Income Tax","Capital Gains Tax","Business Income Tax","Corporation Tax","Financial Accounting \u0026 Accounts Preparation for statutory purposes","Value Added Tax","Bookkeeping"]},{"nm":"Denise Hall","ph":"7827156670","tn":"Rhyl","uid":"289756","cn":"D Hall Accounting Services Ltd","ad1":"Edinburgh House","ad2":"17 Clwyd Street","ad3":"","cty":"Denbighshire","pc":"LL18 3LA","url":"","dl":"MAAT","filters":{"ad":"811000000","em":"1","wtl":"1","mtl":"0","web":"0"},"mips":["Bookkeeping","Financial Accounting \u0026 Accounts Preparation for sole traders and partnerships","Value Added Tax","Payroll","Financial Accounting \u0026 Accounts Preparation for statutory purposes"]},{"nm":"Jo Hall","ph":"01978852511","tn":"Wrexham","uid":"302000","cn":"Mrs J Hall","ad1":"1 Fairoaks Crescent","ad2":"Llay","ad3":"","cty":"Clwyd","pc":"LL12 0NQ","url":"","dl":"FMAAT","filters":{"ad":"811000000","em":"1","wtl":"1","mtl":"0","web":"0"},"mips":["Computerised Accountancy Systems","Financial Accounting \u0026 Accounts Preparation for sole traders and partnerships","Payroll","Corporation Tax","Value Added Tax","Personal Income Tax","Financial Accounting \u0026 Accounts Preparation for statutory purposes","Bookkeeping"]},{"nm":"Gerard Hall","ph":"01429221785","tn":"Hartlepool","uid":"308787","cn":"Gerard Hall MAAT","ad1":"19 The Arches","ad2":"","ad3":"","cty":"","pc":"TS26 9HU","url":"","dl":"MAAT","filters":{"ad":"811000000","em":"0","wtl":"1","mtl":"0","web":"0"},"mips":["Value Added Tax","Financial Accounting \u0026 Accounts Preparation for statutory purposes","Personal Income Tax","Capital Gains Tax","Business Income Tax","Financial Accounting \u0026 Accounts Preparation for sole traders and partnerships","Inheritance Tax","Company Secretarial Services","Payroll","Computerised Accountancy Systems","Budgeting and Forecasting","Corporation Tax","Bookkeeping"]},{"nm":"Michelle Hallett","ph":"01934631306","tn":"Weston-super-mare","uid":"312219","cn":"Channel View Accounting","ad1":"43 Worlebury Park Road","ad2":"Worlebury","ad3":"","cty":"Somerset","pc":"BS22 9SA","url":"","dl":"MAAT","filters":{"ad":"811000001","em":"1","wtl":"1","mtl":"1","web":"0"},"mips":["Management <text:soft-page-break/>Accounting","Payroll","Value Added Tax","Financial Accounting \u0026 Accounts Preparation for statutory purposes","Computerised Accountancy Systems","Financial Accounting \u0026 Accounts Preparation for sole traders and partnerships","Bookkeeping"]},{"nm":"Paul Hammett","ph":"01296695360","tn":"Aylesbury","uid":"177060","cn":"Paul Hammett Accounting Solutions LTD","ad1":"11 Manor Road","ad2":"Wendover","ad3":"","cty":"Buckinghamshire","pc":"HP22 6HL","url":"","dl":"MAAT","filters":{"ad":"811000001","em":"1","wtl":"0","mtl":"0","web":"1"},"mips":["Independent Examination","Financial Accounting \u0026 Accounts Preparation for sole traders and partnerships","Bookkeeping","Financial Accounting \u0026 Accounts Preparation for statutory purposes","Value Added Tax","Company Secretarial Services","Corporation Tax","Budgeting and Forecasting","Payroll","Personal Income Tax","Capital Gains Tax","Business Income Tax","Management Accounting"]},{"nm":"Robert Hammond","ph":"01621783901","tn":"Burnham On Crouch","uid":"308475","cn":"RF Hammond \u0026 Co","ad1":"Acacia House","ad2":"80A Maldon Road","ad3":"","cty":"Essex","pc":"CM0 8NP","url":"","dl":"FMAAT","filters":{"ad":"811000000","em":"0","wtl":"1","mtl":"0","web":"0"},"mips":["Financial Accounting \u0026 Accounts Preparation for sole traders and partnerships","Management Accounting","Capital Gains Tax","Inheritance Tax","Personal Income Tax","Budgeting and Forecasting","Value Added Tax","Company Secretarial Services","Financial Accounting \u0026 Accounts Preparation for statutory purposes","Bookkeeping","Business Income Tax","Corporation Tax","Payroll"]},{"nm":"Lucie Hammond","ph":false,"tn":"CHELTENHAM","uid":"312161","cn":"Hazlewoods","ad1":"Staverton Court","ad2":"Staverton","ad3":"","cty":"Gloucestershire","pc":"GL51 0UX","url":"www.hazlewoods.co.uk","dl":"MAAT","filters":{"ad":"0","em":"0","wtl":"0","mtl":"0","web":"0"},"mips":["Company Secretarial Services","Budgeting and Forecasting","Payroll","Business Income Tax","Financial Accounting \u0026 Accounts Preparation for statutory purposes","Capital Gains Tax","Bookkeeping","Personal Income Tax","Value Added Tax","Inheritance Tax","Management</text:p>
      <text:p text:style-name="P1"><text:s/>Accounting","Financial Accounting \u0026 Accounts Preparation for sole traders and partnerships","Corporation Tax"]},{"nm":"Sarah Hammond","ph":false,"tn":"West Yorkshire","uid":"1707566","cn":"Pinnacle Bookkeeping","ad1":"17 Mary Street, Farnhill","ad2":"Iceighley","ad3":false,"cty":false,"pc":"BD20 9AU","url":false,"dl":"MAAT","filters":{"ad":"811000001","em":"1","wtl":"1","mtl":"0","web":"1"},"mips":["Personal Income Tax","Computerised Accountancy Systems","Bookkeeping","Value Added Tax","Financial Accounting \u0026 Accounts Preparation for sole traders and partnerships","Payroll"]},{"nm":"Charlotte Hammonds","ph":"7766752329","tn":"Pulborough","uid":"166779","cn":"A\/C\u0027s Direct","ad1":"Old Bilton","ad2":"Mill Road","ad3":"West Chiltington","cty":"West Sussex","pc":"RH20 2PY","url":false,"dl":"FMAAT","filters":{"ad":"811000000","em":"1","wtl":"0","mtl":"0","web":"1"},"mips":["Bookkeeping","Personal Income Tax","Value Added Tax","Financial Accounting \u0026 Accounts Preparation for statutory purposes","Budgeting and Forecasting","Corporation Tax","Computerised Accountancy Systems","Business Income Tax","Payroll","Financial Accounting \u0026 Accounts Preparation for sole traders and partnerships","Management Accounting"]},{"nm":"Larissa Hampson-jones","ph":false,"tn":"Flintshire","uid":"123507","cn":"Compacc Complete Accountancy Services UK Ltd","ad1":"16 Wrexham Street","ad2":"Mold","ad3":false,"cty":false,"pc":"CH7 1ES","url":false,"dl":"MAAT","filters":{"ad":"811000000","em":"1","wtl":"1","mtl":"1","web":"1"},"mips":["Corporation Tax","Personal Income Tax","Business Income Tax","Budgeting and Forecasting","Financial Accounting \u0026 Accounts Preparation for sole traders and partnerships","Payroll","Company Secretarial Services","Value Added Tax","Financial Accounting \u0026 Accounts Preparation for statutory <text:soft-page-break/>purposes","Bookkeeping","Capital Gains Tax","Internal Audit","Management Accounting"]},{"nm":"Syed Ali Hamza","ph":"07432615662","tn":"Walsall","uid":"1451106","cn":"Greystone Business Advisers","ad1":"Rossway Business Centre","ad2":"Wharf Approach","ad3":"Aldridge","cty":"West Midlands","pc":"WS9 8BX","url":"","dl":"MAAT","filters":{"ad":"811000001","em":"1","wtl":"0","mtl":"0","web":"1"},"mips":["Consultancy\u00a0- Company Secretarial Services","Accountancy\u00a0- Payroll","Taxation\u00a0- Corporation Tax","Accountancy\u00a0- Bookkeeping","Accountancy\u00a0- Management Accounting","Taxation\u00a0- Personal Income Tax","Taxation\u00a0- Value Added Tax","Financial Accounting \u0026 Accounts Preparation for statutory purposes","Consultancy\u00a0- Computerised Accountancy Systems","Accountancy\u00a0- Budgeting and Forecasting","Financial Accounting \u0026 Accounts Preparation for sole traders and partnerships"]},{"nm":"Coral Hamze","ph":"08006123078","tn":"London","uid":"295277","cn":"Simply Bookkeeping (uk) Ltd","ad1":"Offices 6 and 7 1st Floor ","ad2":"1 Allum Way","ad3":"Whetstone","cty":"","pc":"N20 9QL","url":"","dl":"FMAAT","filters":{"ad":"811000001","em":"1","wtl":"1","mtl":"0","web":"0"},"mips":["Management Accounting","Payroll","Capital Gains Tax","Personal Income Tax","Financial Accounting \u0026 Accounts Preparation for statutory purposes","Value Added Tax","Corporation Tax","Budgeting and Forecasting","Company Secretarial Services","Business Income Tax","Financial Accounting \u0026 Accounts Preparation for sole traders and partnerships","Computerised Accountancy Systems","Bookkeeping"]},{"nm":"Michael Hanby","ph":"01833638287","tn":"Barnard Castle","uid":"305752","cn":"C Michael Hanby","ad1":"8 Galgate","ad2":"","ad3":"","cty":"County Durham","pc":"DL12 8BG","url":"","dl":"FMAAT","filters":{"ad":"811000000","em":"1","wtl":"1","mtl":"1","web":"1"},"mips":["Financial Accounting \u0026 Accounts Preparation for sole traders and partnerships","Bookkeeping","Inheritance Tax","Company Secretarial Services","Personal Income Tax","Value Added Tax","Corporation Tax","Business Income Tax","Payroll","Capital Gains Tax","Financial Accounting \u0026 Accounts Preparation for statutory purposes","Budgeting and Forecasting"]},{"nm":"Katie Hancock","ph":"7919342341","tn":"Gloucester","uid":"65396","cn":"ikant","ad1":"8 Lower Orchard","ad2":"Tibberton","ad3":"","cty":"Gloucestershire","pc":"GL19 3AX","url":"","dl":"MAAT","filters":{"ad":"811000001","em":"1","wtl":"0","mtl":"0","web":"0"},"mips":["Capital Gains Tax","Personal Income Tax","Financial Accounting \u0026 Accounts Preparation for statutory purposes","Business Income Tax","Management Accounting","Bookkeeping","Financial Accounting \u0026 Accounts Preparation for sole traders and partnerships","Value Added Tax","Corporation Tax"]},{"nm":"Victoria Hancock","ph":"01872271942","tn":"Truro","uid":"180997","cn":"Edwards and Hancock","ad1":"Chesil","ad2":"Redannick Lane","ad3":"","cty":"Cornwall","pc":"TR1 2JR","url":"http:\/\/www.edwardsandhancock.com","dl":"FMAAT","filters":{"ad":"811000000","em":"1","wtl":"1","mtl":"1","web":"1"},"mips":["Payroll","Financial Accounting \u0026 Accounts Preparation for sole traders and partnerships","Corporation Tax","Financial Accounting \u0026 Accounts Preparation for statutory purposes","Capital Gains Tax","Value Added Tax","Bookkeeping","Business Income Tax","Personal Income Tax"]},{"nm":"Caroline Hancock","ph":"","tn":"","uid":"256147","cn":"CJH Bookkeeping","ad1":"98 Cavendish Court","ad2":"Durham","ad3":"","cty":"","pc":"DH7 8UW","url":"","dl":"AATQB","filters":{"ad":"811000001","em":"1","wtl":"1","mtl":"1","web":"0"},"mips":["Bookkeeping"]},{"nm":"Brian Hancock","ph":"02083198931","tn":"London","uid":"288401","cn":"Glenkeith Ltd T\/A Brian Hancock MAAT","ad1":"12 Maudslay Road","ad2":"Eltham","ad3":"","cty":"","pc":"SE9 1LJ","url":"http:\/\/www.glenkeith.limited","dl":"MAAT","filters":{"ad":"811000000","em":"1","wtl":"1","mtl":"1","web":"1"},"mips":["Personal Income <text:soft-page-break/>Tax","Bookkeeping","Financial Accounting \u0026 Accounts Preparation for sole traders and partnerships","Financial Accounting \u0026 Accounts Preparation for statutory purposes","Corporation Tax","Business Income Tax","Management Accounting","Value Added Tax","Payroll"]},{"nm":"Bharat Handa","ph":"01895257027","tn":"Uxbridge","uid":"306492","cn":"Handa \u0026 Co","ad1":"14 Court Drive","ad2":false,"ad3":false,"cty":"Middlesex","pc":"UB10 0BJ","url":false,"dl":"FMAAT","filters":{"ad":"811000000","em":"1","wtl":"1","mtl":"0","web":"0"},"mips":["Corporation Tax","Financial Accounting \u0026 Accounts Preparation for statutory purposes","Budgeting and Forecasting","Business Income Tax","Computerised Accountancy Systems","Financial Accounting \u0026 Accounts Preparation for sole traders and partnerships","Inheritance Tax","Company Secretarial Services","Personal Income Tax","Value Added Tax","Management Accounting","Bookkeeping","Capital Gains Tax","Payroll"]},{"nm":"Stephen Hands","ph":"01212419905","tn":"Solihull","uid":"308846","cn":"Accountancy Admin Limited","ad1":"45 Nothbrook Road","ad2":"Shirley","ad3":"","cty":"West Midlands","pc":"B90 3NP","url":"","dl":"MAAT","filters":{"ad":"811000000","em":"1","wtl":"0","mtl":"0","web":"1"},"mips":["Business Income Tax","Management Accounting","Bookkeeping","Payroll","Computerised Accountancy Systems","Financial Accounting \u0026 Accounts Preparation for statutory purposes","Financial Accounting \u0026 Accounts Preparation for sole traders and partnerships","Value Added Tax","Corporation Tax","Capital Gains Tax","Personal Income Tax","Company Secretarial Services","Budgeting and Forecasting","Independent Examination"]},{"nm":"Moira Hannah","ph":"07870174649","tn":"Thornton-Cleveleys","uid":"312325","cn":"MH Accountancy","ad1":"11 Cathrow Way","ad2":"","ad3":"","cty":"Lancashire","pc":"FY5 5NG","url":"","dl":"FMAAT","filters":{"ad":"811000000","em":"1","wtl":"1","mtl":"1","web":"1"},"mips":["Management Accounting","Budgeting and Forecasting","Financial Accounting \u0026 Accounts Preparation for sole traders and partnerships","Bookkeeping","Value Added Tax","Payroll","Financial Accounting \u0026 Accounts Preparation for statutory purposes"]},{"nm":"Emma Hannant","ph":"07795662611","tn":"Norwich","uid":"294180","cn":"Assets","ad1":"2 Foxwood Close","ad2":"Taverham","ad3":"","cty":"Norfolk","pc":"NR8 6XU","url":"","dl":"FMAAT","filters":{"ad":"811000001","em":"1","wtl":"1","mtl":"0","web":"1"},"mips":["Bookkeeping","Payroll","Financial Accounting \u0026 Accounts Preparation for statutory purposes","Capital Gains Tax","Budgeting and Forecasting","Value Added Tax","Computerised Accountancy Systems","Business Income Tax","Company Secretarial Services","Corporation Tax","Management Accounting","Financial Accounting \u0026 Accounts Preparation for sole traders and partnerships","Personal Income Tax"]},{"nm":"Samantha Hannigan","ph":"07969000528","tn":"Rotherham","uid":"284808","cn":"Sam Accounting Services","ad1":"23 Ashfield Way","ad2":"Bramley","ad3":"","cty":"South Yorkshire","pc":"S66 3RT","url":"","dl":"FMAAT","filters":{"ad":"811000000","em":"1","wtl":"1","mtl":"0","web":"0"},"mips":["Computerised Accountancy Systems","Financial Accounting \u0026 Accounts Preparation for sole traders and partnerships","Value Added Tax","Business Income Tax","Capital Gains Tax","Management Accounting","Financial Accounting \u0026 Accounts Preparation for statutory purposes","Bookkeeping","Payroll","Personal Income Tax","Corporation Tax","Company Secretarial Services"]},{"nm":"Hilary Hardwick","ph":"7939135687","tn":"Warwick","uid":"87406","cn":"Rockart Ltd","ad1":"8 Cedar Grove","ad2":"","ad3":"","cty":"Warwickshire","pc":"CV34 5SQ","url":"","dl":"FMAAT AATQB","filters":{"ad":"811000001","em":"1","wtl":"1","mtl":"0","web":"0"},"mips":["Value Added Tax","Payroll","Personal Income Tax","Bookkeeping","Management Accounting"]},<text:soft-page-break/>{"nm":"David Hardy","ph":"01284827054","tn":"Bury St. Edmunds","uid":"301651","cn":"MH Accountancy","ad1":"The</text:p>
      <text:p text:style-name="P1"><text:s/>Croft","ad2":"Windsor Green","ad3":"Cockfield","cty":"Suffolk","pc":"IP30 0LY","url":"","dl":"MAAT","filters":{"ad":"811000000","em":"1","wtl":"1","mtl":"0","web":"0"},"mips":["Budgeting and Forecasting","Business Income Tax","Bookkeeping","Company Secretarial Services","Capital Gains Tax","Financial Accounting \u0026 Accounts Preparation for statutory purposes","Payroll","Value Added Tax","Personal Income Tax","Corporation Tax","Financial Accounting \u0026 Accounts Preparation for sole traders and partnerships"]},{"nm":"Manjit Hare","ph":"07955915201","tn":"Leeds","uid":"282994","cn":"Hare \u0026 Co Accountants","ad1":"23A Copgrove Road","ad2":"","ad3":"","cty":"West Yorkshire","pc":"LS8 2SP","url":"","dl":"FMAAT","filters":{"ad":"811000000","em":"1","wtl":"0","mtl":"0","web":"1"},"mips":["Financial Accounting \u0026 Accounts Preparation for statutory purposes","Payroll","Financial Accounting \u0026 Accounts Preparation for sole traders and partnerships","Management Accounting","Budgeting and Forecasting","Bookkeeping","Value Added Tax"]},{"nm":"Christine Hargraves","ph":"07791068160","tn":"Bolton","uid":"301319","cn":"Accountable Bookkeeping Ltd","ad1":"33 Church Road","ad2":"","ad3":"","cty":"Lancashire","pc":"BL1 6HE","url":"","dl":"MAAT","filters":{"ad":"811000001","em":"0","wtl":"1","mtl":"0","web":"0"},"mips":["Payroll","Management Accounting","Value Added Tax","Bookkeeping","Computerised Accountancy Systems","Independent Examination","Financial Accounting \u0026 Accounts Preparation for statutory purposes","Budgeting and Forecasting","Personal Income Tax","Financial Accounting \u0026 Accounts Preparation for sole traders and partnerships"]},{"nm":"Sarah Hargreaves","ph":"07476846316","tn":"Barnsley","uid":"106495","cn":"Sessile Accounting","ad1":"29 Reginald Road","ad2":"","ad3":"","cty":"South Yorkshire","pc":"S70 3HJ","url":"","dl":"MAAT","filters":{"ad":"811000001","em":"1","wtl":"1","mtl":"1","web":"1"},"mips":["Corporation Tax","Business Income Tax","Value Added Tax","Financial Accounting \u0026 Accounts Preparation for sole traders and partnerships","Bookkeeping","Payroll","Financial Accounting \u0026 Accounts Preparation for statutory purposes","Personal Income Tax"]},{"nm":"Michael Hargreaves","ph":"01253895416","tn":"Poulton Le Fylde","uid":"307506","cn":"Accounting Partnership England Ltd","ad1":"5 Longhouse Lane","ad2":"5 Longhouse Lane","ad3":"","cty":"Lancashire","pc":"FY6 8DE","url":"","dl":"MAAT","filters":{"ad":"811000000","em":"1","wtl":"0","mtl":"0","web":"1"},"mips":["Computerised Accountancy Systems","Payroll","Value Added Tax","Bookkeeping","Business Income Tax","Financial Accounting \u0026 Accounts Preparation for statutory purposes","Budgeting and Forecasting","Capital Gains Tax","Corporation Tax","Personal Income Tax","Inheritance Tax","Financial Accounting \u0026 Accounts Preparation for sole traders and partnerships","Company Secretarial Services","Management Accounting"]},{"nm":"Michael Harkness","ph":false,"tn":"County Durham","uid":"1989851","cn":"David S Poole Accountancy Services Ltd","ad1":"Corner House, South View","ad2":"Tantobie, Stanley","ad3":false,"cty":false,"pc":"DH9 9UE","url":false,"dl":"MAAT","filters":{"ad":"811000000","em":"1","wtl":"1","mtl":"1","web":"1"},"mips":["Company Secretarial Services","Budgeting and Forecasting","Management Accounting","Financial Accounting \u0026 Accounts Preparation for statutory purposes","Capital Gains Tax","Inheritance Tax","Payroll","Business Income Tax","Corporation Tax","Bookkeeping","Value Added Tax","Financial Accounting \u0026 Accounts Preparation for sole traders and partnerships","Computerised Accountancy Systems","Personal Income Tax"]},{"nm":"Edward Harman","ph":"","tn":"Leicestershire","uid":"279621","cn":"Harman \u0026 Hunter Accountants","ad1":"43A St Marys Rd","ad2":"Harborough","ad3":"","cty":"","pc":"LE16 7DS","url":"","dl":"MAAT","filters":<text:soft-page-break/>{"ad":"811000000","em":"1","wtl":"1","mtl":"1","web":"1"},"mips":["Company Secretarial Services","Capital Gains Tax","Independent Examination","Business Income Tax","Corporation Tax","Financial Accounting \u0026 Accounts Preparation for statutory purposes","Financial Accounting \u0026 Accounts Preparation for sole traders and partnerships","Personal Income Tax","Management Accounting","Payroll","Computerised Accountancy Systems","Budgeting and Forecasting","Value Added Tax","Inheritance Tax","Bookkeeping"]},{"nm":"Tracy Harper","ph":false,"tn":"Lancashire","uid":"76898","cn":"TJH Accounting Services","ad1":"47 Stockport Road, Mossley","ad2":"Ashton-under-Lyne","ad3":false,"cty":false,"pc":"OL5 0QY","url":false,"dl":"FMAAT AATQB","filters":{"ad":"811000001","em":"1","wtl":"0","mtl":"1","web":"0"},"mips":["Bookkeeping","Financial Accounting \u0026 Accounts Preparation for sole traders and partnerships","Value Added Tax"]},{"nm":"Clifford Harper","ph":"01768899239","tn":"Penrith","uid":"305590","cn":"Cliff Harper - Accountant and Tax Consultant","ad1":"Cavern House","ad2":"102 Scotland Road","ad3":"","cty":"Cumbria","pc":"CA11 7NP","url":"","dl":"FMAAT","filters":{"ad":"811000000","em":"1","wtl":"0","mtl":"0","web":"1"},"mips":["Financial Accounting \u0026 Accounts Preparation for sole traders and partnerships","Capital Gains Tax","Corporation Tax","Business Income Tax","Financial Accounting \u0026 Accounts Preparation for statutory purposes","Payroll","Value Added Tax","Budgeting and Forecasting","Personal Income Tax"]},{"nm":"David Harper","ph":"1704260995","tn":"Southport","uid":"313473","cn":"Paradigm Accountancy Ltd","ad1":"First Floor ","ad2":"4 Pine Grove","ad3":"","cty":"Merseyside","pc":"PR9 9AG","url":"paradigmaccountancy.com","dl":"MAAT","filters":{"ad":"811000000","em":"1","wtl":"1","mtl":"1","web":"1"},"mips":["Independent Examination","Budgeting and Forecasting","Bookkeeping","Company Secretarial Services","Corporation Tax","Payroll","Financial Accounting \u0026 Accounts Preparation for sole traders and partnerships","Inheritance Tax","Business Income Tax","Financial Accounting \u0026 Accounts Preparation for statutory purposes","Management Accounting","Value Added Tax","Limited Assurance Engagement","Personal Income Tax","Capital Gains Tax"]},{"nm":"Claire Harper","ph":"","tn":"East Grinstead","uid":"1262101","cn":"Claire Harper Bookkeeping Services","ad1":"3 Wellington Gate","ad2":"","ad3":"","cty":"","pc":"RH19 3GE","url":"","dl":"AATQB","filters":{"ad":"811000000","em":"1","wtl":"1","mtl":"1","web":"1"},"mips":["Financial Accounting \u0026 Accounts Preparation for sole traders and partnerships","Bookkeeping","Value Added Tax"]},{"nm":"Victoria Harrington-Biddle","ph":"","tn":"Loughborough","uid":"86950","cn":"Torias Books Ltd","ad1":"49 Clumber Close","ad2":"","ad3":"","cty":"Leicestershire","pc":"LE11 2UB","url":"http:\/\/www.toriasbooks.co.uk","dl":"AATQB","filters":{"ad":"811000001","em":"1","wtl":"0","mtl":"1","web":"1"},"mips":["Computerised Accountancy Systems","Value Added Tax","Bookkeeping","Financial Accounting \u0026 Accounts Preparation for sole traders and partnerships"]},{"nm":"Bridget Harris","ph":"","tn":"London","uid":"62744","cn":"Harris Consultancy \u0026 Promotional Services","ad1":"20","ad2":"Mellitus Street","ad3":"East Acton","cty":"","pc":"W12 0AS","url":"","dl":"FMAAT","filters":{"ad":"811000000","em":"1","wtl":"1","mtl":"1","web":"1"},"mips":["Value Added Tax","Bookkeeping","Computerised Accountancy Systems"]},{"nm":"Sarah Harris","ph":"07760224006","tn":"Bristol","uid":"196570","cn":"SLH Accounting Services","ad1":"8 Cooks Close","ad2":"Bradley Stoke","ad3":"","cty":"Gloucestershire","pc":"BS32 0BA","url":"","dl":"MAAT","filters":{"ad":"811000000","em":"1","wtl":"1","mtl":"1","web":"1"},"mips":["Personal Income Tax","Bookkeeping","Management Accounting","Business Income Tax","Financial Accounting \u0026 Accounts Preparation for statutory purposes","Value Added Tax","Payroll","Budgeting and Forecasting","Financial Accounting \u0026 Accounts Preparation for sole traders and partnerships","Corporation Tax","Capital Gains Tax"]},{"nm":"Katherine <text:soft-page-break/>Harris","ph":"01628308180","tn":"Buckinghamshire","uid":"271552","cn":"Finance Gems Limited","ad1":"31 Stratford Drive","ad2":"","ad3":"","cty":"Buckinghamshire","pc":"HP10 0QQ","url":"","dl":"MAAT","filters":{"ad":"811000001","em":"1","wtl":"1","mtl":"1","web":"1"},"mips":["Management Accounting","Budgeting and Forecasting","Bookkeeping","Value Added Tax","Corporation Tax","Computerised Accountancy Systems","Financial Accounting \u0026 Accounts Preparation for statutory purposes","Financial Accounting \u0026 Accounts Preparation for sole traders and partnerships"]},{"nm":"Barbara Harris","ph":"01237488077","tn":"Bideford","uid":"281586","cn":"B Harris Accountancy \u0026 Business Support <text:s/>Services","ad1":"Old Stone","ad2":"Cranford","ad3":"Woolfardisworthy","cty":"Devon","pc":"EX39 5QW","url":"","dl":"FMAAT","filters":{"ad":"811000000","em":"1","wtl":"0","mtl":"0","web":"1"},"mips":["Value Added Tax","Corporation Tax","Budgeting and Forecasting","Computerised Accountancy Systems","Independent Examination","Capital Gains Tax","Business Income Tax","Bookkeeping","Management Accounting","Financial Accounting \u0026 Accounts Preparation for statutory purposes","Financial Accounting \u0026 Accounts Preparation for sole traders and partnerships","Personal Income Tax","Payroll"]},{"nm":"Kathryn Harris","ph":false,"tn":"CARDIFF","uid":"283627","cn":"Harris \u0026 Co Consultants Ltd","ad1":"5 Oak Tree Court","ad2":"Cardiff Gate Business Park","ad3":false,"cty":"South Glamorgan","pc":"CF23 8RS","url":"www.harrisconsultants.co.uk","dl":"FMAAT","filters":{"ad":"811000000","em":"1","wtl":"1","mtl":"1","web":"1"},"mips":["Inheritance Tax","Company Secretarial Services","Bookkeeping","Value Added Tax","Capital Gains Tax","Corporation Tax","Forensic Accounting","Financial Accounting \u0026 Accounts Preparation for</text:p>
      <text:p text:style-name="P1"><text:s/>statutory purposes","Business Income Tax","Payroll","Financial Accounting \u0026 Accounts Preparation for sole traders and partnerships","Personal Income Tax","Computerised Accountancy Systems"]},{"nm":"Catherine Harris","ph":"07719746474","tn":"Plymouth","uid":"284213","cn":"CH Bookkeeping \u0026 Payroll Services","ad1":"20 Austin Crescent","ad2":"Eggbuckland","ad3":"","cty":"Devon","pc":"PL6 5QD","url":"","dl":"MAAT","filters":{"ad":"811000000","em":"1","wtl":"1","mtl":"1","web":"0"},"mips":["Payroll","Value Added Tax","Budgeting and Forecasting","Bookkeeping","Computerised Accountancy Systems","Management Accounting"]},{"nm":"Emmanuel Harris","ph":"07956551798","tn":"Croydon","uid":"284833","cn":"Harris Associates","ad1":"Davis House","ad2":"4th Floor","ad3":"Robert Street","cty":"Surrey","pc":"CR0 1QQ","url":false,"dl":"MAAT","filters":{"ad":"811000001","em":"1","wtl":"0","mtl":"0","web":"1"},"mips":["Company Secretarial Services","Capital Gains Tax","Business Income Tax","Personal Income Tax","Inheritance Tax","Payroll","Value Added Tax","Financial Accounting \u0026 Accounts Preparation for sole traders and partnerships","Financial Accounting \u0026 Accounts Preparation for statutory purposes","Corporation Tax","Management Accounting","Budgeting and Forecasting","Bookkeeping"]},{"nm":"Natalie Harris","ph":"01706224882","tn":"Rossendale","uid":"293266","cn":"Natalie Harris Accountancy Services","ad1":"9 Riverside Park","ad2":"Whitewell Bottom","ad3":"","cty":"Lancashire","pc":"BB4 9LU","url":"","dl":"FMAAT","filters":{"ad":"811000001","em":"1","wtl":"0","mtl":"0","web":"0"},"mips":["Financial Accounting \u0026 Accounts Preparation for sole traders and partnerships","Company Secretarial Services","Financial Accounting \u0026 Accounts Preparation for statutory purposes","Business Income Tax","Value Added Tax","Capital Gains Tax","Corporation Tax","Management Accounting","Payroll","Budgeting and Forecasting","Bookkeeping","Computerised Accountancy Systems","Personal Income Tax"]},{"nm":"Odette <text:soft-page-break/>Harris","ph":"01296613595","tn":"Aylesbury","uid":"308592","cn":"Odette Harris","ad1":"12 Marroway","ad2":"Weston Turville","ad3":false,"cty":"Buckinghamshire","pc":"HP22 5TQ","url":false,"dl":"FMAAT","filters":{"ad":"811000000","em":"1","wtl":"0","mtl":"0","web":"1"},"mips":["Corporation Tax","Financial Accounting \u0026 Accounts Preparation for statutory purposes","Bookkeeping","Independent Examination","Financial Accounting \u0026 Accounts Preparation for sole traders and partnerships","Personal Income Tax","Business Income Tax"]},{"nm":"Daun Marrie Harris","ph":"02084054554","tn":"London","uid":"309974","cn":"Daun Marrie Harris","ad1":"133 Queen Mary Road","ad2":"","ad3":"Upper Norwood","cty":"","pc":"SE19 3NL","url":"","dl":"MAAT","filters":{"ad":"811000000","em":"1","wtl":"0","mtl":"0","web":"1"},"mips":{"2":"Management Accounting","3":"Payroll","4":"Budgeting and Forecasting"}},{"nm":"Ray Harris","ph":false,"tn":"Herts","uid":"2180257","cn":"Project H Limited","ad1":"Little Duncans, North Drive","ad2":"High Cross, Ware","ad3":false,"cty":false,"pc":"SG11 1AR","url":false,"dl":"MAAT","filters":{"ad":"811000000","em":"1","wtl":"1","mtl":"0","web":"1"},"mips":["Personal Income Tax","Financial Accounting \u0026 Accounts Preparation for sole traders and partnerships","Independent Examination","Financial Accounting \u0026 Accounts Preparation for statutory purposes","Limited Assurance Engagement","Corporation Tax","Value Added Tax","Management Accounting","Inheritance Tax","Budgeting and Forecasting","Computerised Accountancy Systems","Company Secretarial Services","Capital Gains Tax","Payroll","Business Income Tax","Bookkeeping"]},{"nm":"Clifford Harrison","ph":"01912963366","tn":"North Shields","uid":"69909","cn":"C M Accountants Limited","ad1":"C M Accountants Limited","ad2":"2 Bedford Terrace","ad3":"","cty":"Tyne and Wear","pc":"NE29 0AW","url":"http:\/\/www.cmaccountancy.co.uk","dl":"FMAAT","filters":{"ad":"811000000","em":"1","wtl":"1","mtl":"0","web":"1"},"mips":["Bookkeeping","Financial Accounting \u0026 Accounts Preparation for sole traders and partnerships","Payroll","Value Added Tax","Corporation Tax","Financial Accounting \u0026 Accounts Preparation for statutory purposes","Business Income Tax","Capital Gains Tax","Personal Income Tax"]},{"nm":"Peter Harrison","ph":"01733210043","tn":"Peterborough","uid":"183412","cn":"Peter J Harrison","ad1":"9 Monks Meadow","ad2":"Crowland","ad3":"","cty":"Lincolnshire","pc":"PE6 0LJ","url":"","dl":"MAAT","filters":{"ad":"811000000","em":"1","wtl":"1","mtl":"0","web":"0"},"mips":["Value Added Tax","Personal Income Tax","Payroll"]},{"nm":"Melanie Harrison","ph":"01672497097","tn":"Marlborough","uid":"230423","cn":"Melanie Harrison Accounting Services","ad1":"6 Shakespeare Drive","ad2":"","ad3":"","cty":"Wiltshire","pc":"SN8 1UF","url":"www.melanieharrison.co.uk","dl":"MAAT AATQB","filters":{"ad":"811000000","em":"1","wtl":"1","mtl":"1","web":"1"},"mips":["Budgeting and Forecasting","Payroll","Financial Accounting \u0026 Accounts Preparation for statutory purposes","Management Accounting","Value Added Tax","Bookkeeping","Financial Accounting \u0026 Accounts Preparation for sole traders and partnerships","Business Income Tax","Personal Income Tax","Corporation Tax","Computerised Accountancy Systems"]},{"nm":"Rebecca Harrison","ph":"447792458745","tn":"High Peak","uid":"281939","cn":"BK Accounts Ltd","ad1":"Greave House Farm","ad2":"Lesser Lane","ad3":"Combs","cty":"Derbyshire","pc":"SK23 9UZ","url":"","dl":"FMAAT","filters":{"ad":"811000000","em":"1","wtl":"0","mtl":"0","web":"0"},"mips":["Value Added Tax","Bookkeeping","Payroll","Financial Accounting \u0026 Accounts Preparation for statutory purposes","Personal Income Tax","Business Income Tax","Computerised Accountancy Systems","Budgeting and Forecasting","Financial Accounting \u0026 Accounts Preparation for sole traders and partnerships","Management Accounting","Corporation Tax","Company Secretarial Services","Capital Gains Tax"]},{"nm":"Alison Harrison","ph":"01844274808","tn":"Princes Risborough","uid":"293709","cn":"Harmonea Limited","ad1":"Harmonea Ltd","ad2":"3 Forge <text:soft-page-break/>House","ad3":"Summerleys Road","cty":"Buckinghamshire","pc":"HP27 9DT","url":"","dl":"FMAAT","filters":{"ad":"811000001","em":"0","wtl":"1","mtl":"0","web":"1"},"mips":["Value Added Tax","Company Secretarial Services","Payroll","Personal Income Tax","Financial Accounting \u0026 Accounts Preparation for statutory purposes","Computerised Accountancy Systems","Financial Accounting \u0026 Accounts Preparation for sole traders and partnerships","Corporation Tax","Budgeting and Forecasting","Business Income Tax","Bookkeeping","Management Accounting"]},{"nm":"Stephen Harrison","ph":"07751466827","tn":"Liverpool","uid":"299148","cn":"SJH Accounting Services Ltd T\/a \u0022Harrison Accounting Services\u0022","ad1":"5 Green Lane","ad2":"Ford","ad3":"","cty":"Merseyside","pc":"L21 0DN","url":"","dl":"FMAAT","filters":{"ad":"811000000","em":"1","wtl":"0","mtl":"0","web":"0"},"mips":["Value Added Tax","Payroll","Corporation Tax","Business Income Tax","Capital Gains Tax","Financial Accounting \u0026 Accounts Preparation for statutory purposes","Personal Income Tax","Computerised Accountancy Systems","Financial Accounting \u0026 Accounts Preparation for sole traders and partnerships","Bookkeeping"]},{"nm":"Julia Dawn Harrison","ph":"01162867874","tn":"Leicester","uid":"307755","cn":"Acc Plus Ltd","ad1":"25 Elm Tree Road","ad2":"Cosby","ad3":"","cty":"Leicestershire","pc":"LE9 1SR","url":"","dl":"MAAT","filters":{"ad":"811000000","em":"1","wtl":"1","mtl":"0","web":"0"},"mips":["Corporation Tax","Financial Accounting \u0026 Accounts Preparation for statutory purposes","Financial Accounting \u0026 Accounts Preparation for sole traders and partnerships","Management Accounting","Inheritance Tax","Value Added Tax","Personal Income Tax","Payroll","Bookkeeping","Business Income Tax","Capital Gains Tax"]},{"nm":"Tamara <text:s/>Harrison","ph":"07921826982","tn":"NEWTON ABBOT","uid":"2129006","cn":"Check-Book LTD T\/A Barretts Chartered Accountants","ad1":"22 Union Street","ad2":"","ad3":"","cty":"Devon","pc":"TQ12 2JS","url":"www.check-book.co.uk","dl":"MAAT","filters":{"ad":"811000000","em":"1","wtl":"1","mtl":"1","web":"1"},"mips":["Payroll","Management Accounting","Financial Accounting \u0026 Accounts Preparation for statutory purposes","Value Added Tax","Company Secretarial Services","Budgeting and Forecasting","Personal Income Tax","Bookkeeping","Financial Accounting \u0026 Accounts Preparation for sole traders and partnerships"]},{"nm":"Hilary Hart","ph":"01513469793","tn":"Wallasey","uid":"77054","cn":"Hart Accounting Ltd","ad1":"3 Lennox Avenue","ad2":"","ad3":"","cty":"Merseyside","pc":"CH45 5AL","url":"","dl":"MAAT","filters":{"ad":"811000000","em":"1","wtl":"1","mtl":"0","web":"1"},"mips":["Inheritance Tax","Financial Accounting \u0026 Accounts Preparation for statutory purposes","Corporation Tax","Financial Accounting \u0026 Accounts Preparation for sole traders and partnerships","Bookkeeping","Value Added Tax","Payroll","Business Income Tax","Computerised Accountancy Systems","Budgeting and Forecasting","Capital Gains Tax","Personal Income Tax"]},{"nm":"Julie Hart","ph":"02089503658","tn":"Bushey","uid":"286624","cn":"J Hart Accounting Services","ad1":"The Old Lodge","ad2":"Little Bushey Lane","ad3":"","cty":"Hertfordshire","pc":"WD23 3TP","url":"","dl":"MAAT","filters":{"ad":"811000001","em":"1","wtl":"0","mtl":"0","web":"0"},"mips":["Bookkeeping","Management Accounting","Computerised Accountancy Systems","Value Added Tax","Financial Accounting \u0026 Accounts Preparation for statutory purposes","Financial Accounting \u0026 Accounts Preparation for sole traders and partnerships","Personal Income Tax","Business Income Tax","Corporation Tax","Company Secretarial Services","Capital</text:p>
      <text:p text:style-name="P1"><text:s/>Gains Tax","Payroll","Budgeting and Forecasting"]},{"nm":"Tania Hart","ph":"07765869959","tn":"Kilgetty","uid":"298601","cn":"Count The Pennies","ad1":"Three Arch Cottage","ad2":"The Stableyard","ad3":"Lawrenny","cty":"Dyfed","pc":"SA68 0PW","url":"","dl":"MAAT","filters":<text:soft-page-break/>{"ad":"811000001","em":"1","wtl":"1","mtl":"0","web":"0"},"mips":["Bookkeeping","Payroll","Budgeting and Forecasting","Computerised Accountancy Systems","Value Added Tax"]},{"nm":"Simon Hart","ph":"07539065047","tn":"SWAFFHAM","uid":"363436","cn":"Simon Hart","ad1":"3 Blackberry Way","ad2":false,"ad3":false,"cty":"Norfolk","pc":"PE37 8GH","url":false,"dl":"AATQB","filters":{"ad":"811000001","em":"1","wtl":"0","mtl":"1","web":"0"},"mips":["Computerised Accountancy Systems","Value Added Tax","Financial Accounting \u0026 Accounts Preparation for sole traders and partnerships","Bookkeeping"]},{"nm":"Christopher Hartley","ph":"01709252526","tn":"Rotherham","uid":"312383","cn":"CLH Accounting","ad1":"Masons Business Centre","ad2":"159a Wellgate","ad3":"","cty":"South Yorkshire","pc":"S60 2NN","url":"","dl":"FMAAT","filters":{"ad":"811000000","em":"0","wtl":"1","mtl":"0","web":"0"},"mips":["Capital Gains Tax","Value Added Tax","Management Accounting","Financial Accounting \u0026 Accounts Preparation for statutory purposes","Personal Income Tax","Budgeting and Forecasting","Business Income Tax","Computerised Accountancy Systems","Company Secretarial Services","Corporation Tax","Payroll","Financial Accounting \u0026 Accounts Preparation for sole traders and partnerships","Bookkeeping"]},{"nm":"Alison Hartnell","ph":"01823321361","tn":"Taunton","uid":"275040","cn":"Hartnell and Co Accountancy Ltd","ad1":"96 Collett Road","ad2":"Norton Fitzwarren","ad3":"","cty":"Somerset","pc":"TA2 6DD","url":"","dl":"FMAAT","filters":{"ad":"811000001","em":"1","wtl":"1","mtl":"0","web":"0"},"mips":["Financial Accounting \u0026 Accounts Preparation for statutory purposes","Business Income Tax","Payroll","Value Added Tax","Bookkeeping","Personal Income Tax","Financial Accounting \u0026 Accounts Preparation for sole traders and partnerships","Independent Examination"]},{"nm":"Carole Harvey","ph":"01494446602","tn":"High Wycombe","uid":"117793","cn":"Culver Accountancy Services","ad1":"PO Box 1153","ad2":"","ad3":"","cty":"Buckinghamshire","pc":"HP10 9YQ","url":"","dl":"FMAAT","filters":{"ad":"811000000","em":"1","wtl":"1","mtl":"0","web":"0"},"mips":["Financial Accounting \u0026 Accounts Preparation for statutory purposes","Management Accounting","Bookkeeping","Payroll","Business Income Tax","Computerised Accountancy Systems","Financial Accounting \u0026 Accounts Preparation for sole traders and partnerships","Value Added Tax","Corporation Tax","Personal Income Tax","Company Secretarial Services","Capital Gains Tax","Budgeting and Forecasting"]},{"nm":"Ryan Harvey","ph":false,"tn":"Bristol","uid":"201673","cn":"RDH Finance","ad1":"15 Bushy Road","ad2":"Patchway","ad3":false,"cty":false,"pc":"BS34 5GP","url":false,"dl":"AATQB","filters":{"ad":"811000000","em":"1","wtl":"1","mtl":"1","web":"0"},"mips":["Computerised Accountancy Systems","Bookkeeping","Value Added Tax"]},{"nm":"Jean-Marie Harzo","ph":"07968290037","tn":"Bromley","uid":"295850","cn":"Balanced \u0026 Books","ad1":"196c High Street","ad2":"","ad3":"","cty":"","pc":"SE20 7QB","url":"","dl":"MAAT","filters":{"ad":"811000000","em":"1","wtl":"1","mtl":"1","web":"0"},"mips":["Bookkeeping","Value Added Tax","Company Secretarial Services","Payroll","Financial Accounting \u0026 Accounts Preparation for sole traders and partnerships","Financial Accounting \u0026 Accounts Preparation for statutory purposes","Management Accounting","Budgeting and Forecasting"]},{"nm":"Donna Haslewood","ph":"07745146143","tn":"Great Yarmouth","uid":"199587","cn":"Haslewood Accountancy","ad1":"52 Youell Avenue","ad2":"Gorleston","ad3":"","cty":"Norfolk","pc":"NR31 6HR","url":"http:\/\/www.haslewoodaccountancy.co.uk","dl":"MAAT","filters":{"ad":"811000000","em":"1","wtl":"1","mtl":"1","web":"1"},"mips":{"0":"Corporation Tax","1":"Payroll","2":"Financial Accounting \u0026 Accounts Preparation for sole traders and partnerships","3":"Business Income Tax","5":"Capital Gains Tax","6":"Management <text:soft-page-break/>Accounting","7":"Value Added Tax","8":"Bookkeeping","9":"Budgeting and Forecasting","10":"Personal Income Tax","11":"Financial Accounting \u0026 Accounts Preparation for statutory purposes","12":"Computerised Accountancy Systems"}},{"nm":"David Hassall","ph":"","tn":"Liverpool","uid":"170183","cn":"DH Business Support Ltd","ad1":"12 Jordan Street","ad2":"","ad3":"","cty":"","pc":"L1 0BP","url":"www.dhbusinesssupport.com","dl":"MAAT","filters":{"ad":"811000000","em":"1","wtl":"1","mtl":"1","web":"1"},"mips":["Corporation Tax","Budgeting and Forecasting","Management Accounting","Payroll","Bookkeeping","Financial Accounting \u0026 Accounts Preparation for sole traders and partnerships","Capital Gains Tax","Business Income Tax","Financial Accounting \u0026 Accounts Preparation for statutory purposes","Personal Income Tax","Company Secretarial Services","Computerised Accountancy Systems","Value Added Tax"]},{"nm":"Casper Hatch","ph":"01622673815","tn":"Tunbridge Wells","uid":"301741","cn":"Accountancy And Taxation Centre Ltd T\/a <text:s/>Aims Accountants For Business","ad1":"14 Beagles Wood Road","ad2":"Pembury","ad3":"","cty":"Kent","pc":"TN2 4HX","url":"","dl":"MAAT","filters":{"ad":"811000000","em":"1","wtl":"1","mtl":"1","web":"1"},"mips":["Capital Gains Tax","Management Accounting","Payroll","Corporation Tax","Value Added Tax","Business Income Tax","Computerised Accountancy Systems","Financial Accounting \u0026 Accounts Preparation for statutory purposes","Company Secretarial Services","Financial Accounting \u0026 Accounts Preparation for sole traders and partnerships","Budgeting and Forecasting","Bookkeeping","Personal Income Tax","Inheritance Tax"]},{"nm":"Leanne <text:s/>Hatch","ph":"07429179767","tn":"Hinckley","uid":"2156110","cn":"Smart Price Bookkeepers Ltd","ad1":"1A The Lawns Business Centre","ad2":"The Lawns","ad3":"","cty":"Leicestershire","pc":"LE10 1DY","url":"","dl":"MAAT","filters":{"ad":"811000000","em":"1","wtl":"1","mtl":"0","web":"0"},"mips":["Corporation Tax","Computerised Accountancy Systems","Payroll","Financial Accounting \u0026 Accounts Preparation for sole traders and partnerships","Bookkeeping","Personal Income Tax","Company Secretarial Services","Financial Accounting \u0026 Accounts Preparation for statutory purposes","Value Added Tax","Management Accounting"]},{"nm":"Lorraine Hatfield","ph":"01709818020","tn":"Rotherham","uid":"289075","cn":"LDH Accountancy Ltd","ad1":"49 Greenland Avenue","ad2":"Maltby","ad3":"","cty":"South Yorkshire","pc":"S66 7EU","url":"http:\/\/ldhaccountancyltd.weebly.com","dl":"FMAAT","filters":{"ad":"811000000","em":"1","wtl":"0","mtl":"0","web":"1"},"mips":["Value Added Tax","Personal Income Tax","Payroll","Financial Accounting \u0026 Accounts Preparation for statutory purposes","Corporation Tax","Bookkeeping","Independent Examination","Business Income Tax","Financial Accounting \u0026 Accounts Preparation for sole traders and partnerships"]},{"nm":"Jessica Hathaway","ph":"07568197171","tn":"Cirencester","uid":"200454","cn":"Jessica Hathaway","ad1":"59 Drift Way","ad2":"","ad3":"","cty":"Gloucestershire","pc":"GL7 1WN","url":"","dl":"MAAT","filters":{"ad":"811000001","em":"1","wtl":"0","mtl":"1","web":"0"},"mips":["Bookkeeping","Personal Income Tax"]},{"nm":"Maria Hawkins","ph":"01823681550","tn":"Cullompton","uid":"280018","cn":"Maria Hawkins","ad1":"7 Tedders Close","ad2":"Hemyock","ad3":"","cty":"Devon","pc":"EX15 3XD","url":"","dl":"FMAAT","filters":{"ad":"811000000","em":"1","wtl":"0","mtl":"0","web":"0"},"mips":["Payroll","Capital Gains Tax","Financial Accounting \u0026 Accounts Preparation for sole traders and partnerships","Corporation Tax","Management Accounting","Business Income Tax","Bookkeeping","Budgeting and Forecasting","Inheritance Tax","Personal Income Tax","Value Added Tax","Financial Accounting \u0026 Accounts Preparation for statutory purposes"]},{"nm":"Neil Hay","ph":"07766283673","tn":"Brighton","uid":"136776","cn":"Hay Accounting (uk) Ltd","ad1":"66 Embassy Court","ad2":"Kings Road","ad3":"","cty":"East Sussex","pc":"BN1 2PY","url":"","dl":"MAAT","filters":<text:soft-page-break/>{"ad":"811000000","em":"1","wtl":"1","mtl":"0","web":"1"},"mips":["Business Income Tax","Computerised Accountancy Systems","Financial Accounting \u0026 Accounts Preparation for statutory purposes","Capital Gains Tax","Company Secretarial Services","Payroll","Bookkeeping","Financial Accounting \u0026 Accounts Preparation for sole traders and partnerships","Management Accounting","Corporation Tax","Personal Income Tax","Value Added Tax","Budgeting and Forecasting"]},{"nm":"Gemma Hayes","ph":false,"tn":"Derbyshire","uid":"1211556","cn":"Hayes Worth and Stone","ad1":"13 Queen Street","ad2":"Clay Cross","ad3":false,"cty":false,"pc":"S45 9EQ","url":false,"dl":"AATQB","filters":{"ad":"811000000","em":"1","wtl":"0","mtl":"1","web":"0"},"mips":["Bookkeeping","Financial Accounting \u0026 Accounts Preparation for sole traders and partnerships","Value Added Tax"]},{"nm":"Paul Hayhoe","ph":"1387380857","tn":"Langholm","uid":"62700","cn":"The Hayhoe Webb Partnership","ad1":"Glengarth","ad2":"Maxwell Road","ad3":"","cty":"Dumfriesshire","pc":"DG13 0DX","url":"","dl":"FMAAT","filters":{"ad":"811000000","em":"1","wtl":"1","mtl":"0","web":"1"},"mips":["Financial Accounting \u0026 Accounts Preparation for sole traders and partnerships","Personal Income Tax","Company Secretarial Services","Payroll","Management Accounting","Inheritance Tax","Capital Gains Tax","Value Added Tax","Financial Accounting \u0026 Accounts Preparation for statutory purposes","Bookkeeping","Budgeting and Forecasting"]},{"nm":"Susan Hayhoe","ph":"01908315716","tn":"Milton Keynes","uid":"298974","cn":"Holmes</text:p>
      <text:p text:style-name="P1"><text:s/>Accountancy Limited","ad1":"Unit 22","ad2":"Walker Avenue","ad3":"Wolverton Mill","cty":"Buckinghamshire","pc":"MK12 5TW","url":"","dl":"FMAAT","filters":{"ad":"811000000","em":"0","wtl":"1","mtl":"0","web":"1"},"mips":["Financial Accounting \u0026 Accounts Preparation for sole traders and partnerships","Financial Accounting \u0026 Accounts Preparation for statutory purposes","Payroll","Management Accounting","Capital Gains Tax","Computerised Accountancy Systems","Company Secretarial Services","Personal Income Tax","Value Added Tax","Corporation Tax","Bookkeeping","Business Income Tax"]},{"nm":"Alison Hayward","ph":"07855425106","tn":"Axminster","uid":"246487","cn":"P \u0026 A Hayward Limited","ad1":"15 Cunningham Avenue","ad2":"","ad3":"","cty":"Devon","pc":"EX13 5HE","url":"","dl":"MAAT AATQB","filters":{"ad":"811000001","em":"1","wtl":"1","mtl":"1","web":"0"},"mips":["Payroll","Budgeting and Forecasting","Value Added Tax","Bookkeeping","Personal Income Tax","Financial Accounting \u0026 Accounts Preparation for statutory purposes","Financial Accounting \u0026 Accounts Preparation for sole traders and partnerships","Management Accounting"]},{"nm":"David Hayward","ph":"07768165203","tn":"Swindon","uid":"274120","cn":"Abacus Bookkeeping Company Ltd","ad1":"1 Yonder Way","ad2":"Wanborough","ad3":false,"cty":"Wiltshire","pc":"SN4 0BX","url":false,"dl":"MAAT","filters":{"ad":"811000000","em":"1","wtl":"1","mtl":"0","web":"1"},"mips":["Financial Accounting \u0026 Accounts Preparation for statutory purposes","Financial Accounting \u0026 Accounts Preparation for sole traders and partnerships","Corporation Tax","Company Secretarial Services","Computerised Accountancy Systems","Budgeting and Forecasting","Value Added Tax","Management Accounting","Payroll","Bookkeeping"]},{"nm":"Lindsay Hazeldine","ph":"07590719470","tn":"Bude","uid":"200539","cn":"Bude Accounting Ltd","ad1":"61 Killerton Road","ad2":"","ad3":"","cty":"Cornwall","pc":"EX23 8EW","url":"http:\/\/www.budeaccounting.com","dl":"MAAT AATQB","filters":{"ad":"811000000","em":"1","wtl":"1","mtl":"1","web":"1"},"mips":["Bookkeeping","Management Accounting","Value Added Tax","Business Income Tax","Payroll","Financial Accounting \u0026 Accounts Preparation for sole traders and partnerships","Personal Income Tax","Financial Accounting \u0026 Accounts Preparation for statutory purposes","Budgeting and Forecasting","Corporation Tax"]},{"nm":"Sharon Hazeldine","ph":"07908125152","tn":"Hemel Hempstead","uid":"275475","cn":"Wrensfield Limited","ad1":"19 Wrensfield","ad2":"","ad3":"","cty":"Hertfordshire","pc":"HP1 <text:soft-page-break/>1RN","url":"","dl":"MAAT","filters":{"ad":"811000001","em":"0","wtl":"0","mtl":"0","web":"0"},"mips":["Payroll","Corporation Tax","Budgeting and Forecasting","Bookkeeping","Personal Income Tax","Value Added Tax","Business Income Tax","Financial Accounting \u0026 Accounts Preparation for sole traders and partnerships","Computerised Accountancy Systems","Management Accounting","Company Secretarial Services","Financial Accounting \u0026 Accounts Preparation for statutory purposes"]},{"nm":"Richard Hazell","ph":"01582728276","tn":"Luton","uid":"302611","cn":"Richard Hazell","ad1":"12 Chalkdown","ad2":"","ad3":"","cty":"Bedfordshire","pc":"LU2 7FH","url":"","dl":"MAAT","filters":{"ad":"811000001","em":"1","wtl":"0","mtl":"0","web":"0"},"mips":["Payroll","Capital Gains Tax","Management Accounting","Budgeting and Forecasting","Inheritance Tax","Financial Accounting \u0026 Accounts Preparation for statutory purposes","Value Added Tax","Business Income Tax","Corporation Tax","Independent Examination","Company Secretarial Services","Financial Accounting \u0026 Accounts Preparation for sole traders and partnerships","Personal Income Tax","Bookkeeping"]},{"nm":"Ning He","ph":"07484730706","tn":"MILTON KEYNES","uid":"140824","cn":"Ning \u0026 Co","ad1":"18 Ravenglass Croft","ad2":"Broughton","ad3":false,"cty":false,"pc":"MK10 9LP","url":false,"dl":"MAAT","filters":{"ad":"811000001","em":"1","wtl":"0","mtl":"1","web":"1"},"mips":["Corporation Tax","Financial Accounting \u0026 Accounts Preparation for sole traders and partnerships","Budgeting and Forecasting","Company Secretarial Services","Business Income Tax","Personal Income Tax","Management Accounting","Financial Accounting \u0026 Accounts Preparation for statutory purposes","Payroll","Value Added Tax","Bookkeeping","Capital Gains Tax"]},{"nm":"Anthony Head","ph":"01256331801","tn":"Basingstoke","uid":"307179","cn":"Windsor Head Limited","ad1":"14 Buttermere Drive","ad2":"","ad3":"","cty":"Hampshire","pc":"RG22 5LD","url":"","dl":"FMAAT","filters":{"ad":"811000000","em":"1","wtl":"1","mtl":"0","web":"1"},"mips":["Value Added Tax","Financial Accounting \u0026 Accounts Preparation for sole traders and partnerships","Independent Examination","Personal Income Tax","Financial Accounting \u0026 Accounts Preparation for statutory purposes","Capital Gains Tax","Payroll","Budgeting and Forecasting","Business Income Tax","Bookkeeping","Computerised Accountancy Systems","Inheritance Tax","Corporation Tax","Management Accounting","Company Secretarial Services"]},{"nm":"Diana Heal","ph":"01822810339","tn":"Tavistock","uid":"314727","cn":"Diana Heal \u0026 Co","ad1":"Holmcroft","ad2":"Blackdown","ad3":"Mary Tavy","cty":"Devon","pc":"PL19 9QB","url":"","dl":"MAAT","filters":{"ad":"811000000","em":"1","wtl":"0","mtl":"0","web":"1"},"mips":["Payroll","Inheritance Tax","Capital Gains Tax","Corporation Tax","Computerised Accountancy Systems","Independent Examination","Value Added Tax","Personal Income Tax","Financial Accounting \u0026 Accounts Preparation for sole traders and partnerships","Budgeting and Forecasting","Financial Accounting \u0026 Accounts Preparation for statutory purposes","Management Accounting","Bookkeeping","Business Income Tax","Company Secretarial Services"]},{"nm":"Deborah Healy","ph":"07951760155","tn":"Bristol","uid":"315088","cn":"Healys","ad1":"17 Oaktree Crescent","ad2":"Bradley Stoke","ad3":"","cty":"Avon","pc":"BS32 9AB","url":"http:\/\/www.healystax.co.uk","dl":"FMAAT","filters":{"ad":"811000001","em":"1","wtl":"1","mtl":"0","web":"0"},"mips":["Capital Gains Tax","Corporation Tax","Inheritance Tax","Financial Accounting \u0026 Accounts Preparation for statutory purposes","Financial Accounting \u0026 Accounts Preparation for sole traders and partnerships","Business Income Tax","Personal Income Tax"]},{"nm":"Julia Heath","ph":"01903740611","tn":"Storrington","uid":"292949","cn":"Jjh Bookkeeping Services","ad1":"Unit 9 Water Lane Industrial Estate","ad2":"Water Lane","ad3":"","cty":"West Sussex","pc":"RH20 3EA","url":"","dl":"FMAAT AATQB","filters":<text:soft-page-break/>{"ad":"811000000","em":"1","wtl":"1","mtl":"0","web":"1"},"mips":["Value Added Tax","Bookkeeping","Financial Accounting \u0026 Accounts Preparation for sole traders and partnerships","Corporation Tax","Financial Accounting \u0026 Accounts Preparation for statutory purposes","Payroll","Personal Income Tax","Business Income Tax","Management Accounting"]},{"nm":"Margaret Heathcote","ph":"7814978449","tn":"Portsmouth","uid":"72656","cn":"Margaret Heathcote","ad1":"39 Burrill Avenue","ad2":"","ad3":"","cty":"Hampshire","pc":"PO6 2DZ","url":"","dl":"MAAT","filters":{"ad":"811000000","em":"1","wtl":"1","mtl":"0","web":"0"},"mips":["Financial Accounting \u0026 Accounts Preparation for sole traders and partnerships","Bookkeeping","Value Added Tax"]},{"nm":"Lucy Hebb","ph":"1932953225","tn":"Surrey","uid":"299121","cn":"Hebb Associates Ltd","ad1":"1a Blackwood Close","ad2":"West Byfleet","ad3":"","cty":"Surrey","pc":"KT14 6PW","url":"","dl":"FMAAT","filters":{"ad":"811000000","em":"1","wtl":"1","mtl":"0","web":"0"},"mips":["Management Accounting","Value Added Tax","Personal Income Tax","Inheritance Tax","Bookkeeping","Business Income Tax","Budgeting and Forecasting","Financial Accounting \u0026 Accounts Preparation for sole traders and partnerships","Computerised Accountancy Systems","Capital Gains Tax","Independent Examination","Financial Accounting \u0026 Accounts Preparation for statutory purposes","Corporation Tax","Payroll"]},{"nm":"Sarah Hedley","ph":false,"tn":"Bedford","uid":"194571","cn":"Hedley Accountancy","ad1":"18 Primrose Fields","ad2":false,"ad3":false,"cty":false,"pc":"MK41 0FG","url":false,"dl":"AATQB","filters":{"ad":"811000000","em":"1","wtl":"0","mtl":"1","web":"1"},"mips":["Computerised Accountancy Systems","Bookkeeping","Financial Accounting \u0026 Accounts Preparation for sole traders and partnerships","Value Added Tax"]},{"nm":"Daniel Heelan","ph":"07919537841","tn":"Waterlooville","uid":"1147986","cn":"Heelaw Associates Ltd","ad1":"Heelan Associates Ltd Unit 1 Byngs Business Park","ad2":"Soake Road Denmead","ad3":"","cty":"Hampshire","pc":"PO7 6QX","url":"","dl":"MAAT","filters":{"ad":"811000000","em":"1","wtl":"1","mtl":"1","web":"1"},"mips":["Management Accounting","Capital Gains Tax","Corporation Tax","Independent Examination","Internal Audit","Financial Accounting \u0026 Accounts Preparation for statutory purposes","Company Secretarial Services","Bookkeeping","Business Income Tax","Value Added Tax","Computerised Accountancy Systems","Limited Assurance Engagement","Forensic Accounting","Financial Accounting \u0026 Accounts Preparation for sole traders and partnerships","Budgeting and Forecasting","Payroll","Personal Income Tax"]},{"nm":"Sarah Heffer","ph":"01603920202","tn":"Norwich","uid":"118889","cn":"Sarah Heffer Accountancy Ltd","ad1":"15 Mahoney Green","ad2":"Rackheath","ad3":"","cty":"Norfolk","pc":"NR13 6JY","url":"http:\/\/www.sarahhefferaccountancy.co.uk","dl":"FMAAT AATQB","filters":{"ad":"811000000","em":"1","wtl":"1","mtl":"0","web":"1"},"mips":["Independent Examination","Personal Income Tax","Business Income Tax","Company Secretarial Services","Computerised Accountancy Systems","Corporation Tax","Payroll","Value Added Tax","Financial Accounting</text:p>
      <text:p text:style-name="P1"><text:s/>\u0026 Accounts Preparation for statutory purposes","Financial Accounting \u0026 Accounts Preparation for sole traders and partnerships","Budgeting and Forecasting","Bookkeeping"]},{"nm":"Alethea Hegney","ph":"7810482966","tn":"Birmingham","uid":"278238","cn":"Ah Accountancy Services","ad1":"3 Laureates Close","ad2":"Great Barr","ad3":"","cty":"West Midlands","pc":"B43 6AY","url":"","dl":"MAAT","filters":{"ad":"811000000","em":"1","wtl":"1","mtl":"0","web":"1"},"mips":["Computerised Accountancy Systems","Payroll","Value Added Tax","Financial Accounting \u0026 Accounts Preparation for sole traders and partnerships","Personal Income Tax","Budgeting and Forecasting","Bookkeeping","Management Accounting","Financial Accounting \u0026 Accounts Preparation for statutory purposes"]},{"nm":"Alisha Hellard","ph":"","tn":"","uid":"1737776","cn":"Hell\u0027s Bell\u0027s Bookkeeping","ad1":"19 Parliament St","ad2":"Chippenham","ad3":"","cty":"","pc":"SN14 <text:soft-page-break/>0DE","url":"","dl":"AATQB","filters":{"ad":"811000000","em":"1","wtl":"1","mtl":"1","web":"1"},"mips":["Value Added Tax","Financial Accounting \u0026 Accounts Preparation for sole traders and partnerships","Bookkeeping","Computerised Accountancy Systems"]},{"nm":"Raymond Helmke","ph":"01727260300","tn":"St Albans","uid":"61801","cn":"Fircroft Associates Ltd","ad1":"Arquen House","ad2":"4 - 6 Spicer Street","ad3":"","cty":"Hertfordshire","pc":"AL3 4PQ","url":"","dl":"MAAT","filters":{"ad":"811000000","em":"1","wtl":"1","mtl":"0","web":"1"},"mips":["Corporation Tax","Company Secretarial Services","Payroll","Value Added Tax","Business Income Tax","Personal Income Tax","Financial Accounting \u0026 Accounts Preparation for statutory purposes","Budgeting and Forecasting","Management Accounting","Financial Accounting \u0026 Accounts Preparation for sole traders and partnerships","Bookkeeping","Computerised Accountancy Systems"]},{"nm":"Rosemary Hemmett","ph":"2083932267","tn":"Epsom","uid":"275843","cn":"Accounts-Wise","ad1":"21 Corbet Road","ad2":"","ad3":"","cty":"Surrey","pc":"KT17 1NF","url":"","dl":"FMAAT","filters":{"ad":"811000000","em":"1","wtl":"0","mtl":"0","web":"1"},"mips":["Business Income Tax","Corporation Tax","Value Added Tax","Personal Income Tax","Payroll","Financial Accounting \u0026 Accounts Preparation for statutory purposes","Management Accounting","Financial Accounting \u0026 Accounts Preparation for sole traders and partnerships","Bookkeeping"]},{"nm":"Maria Hemmings","ph":"07776096220","tn":"Bristol","uid":"285517","cn":"Sandhurst Accountancy","ad1":"5 Sandhurst","ad2":"Yate","ad3":"","cty":"Avon","pc":"BS37 4JQ","url":"","dl":"MAAT","filters":{"ad":"811000001","em":"1","wtl":"0","mtl":"0","web":"0"},"mips":["Bookkeeping","Computerised Accountancy Systems","Value Added Tax","Payroll","Management Accounting","Budgeting and Forecasting"]},{"nm":"Nigel Henshaw","ph":"01704538220","tn":"Southport","uid":"271276","cn":"Simply Accounts Online Ltd","ad1":"Office 7","ad2":"37-39 Shakespeare Street","ad3":"","cty":"Merseyside","pc":"PR8 5AB","url":"www.simplytaxonline.com","dl":"MAAT","filters":{"ad":"811000000","em":"1","wtl":"1","mtl":"1","web":"1"},"mips":["Personal Income Tax","Value Added Tax","Payroll","Bookkeeping","Business Income Tax","Financial Accounting \u0026 Accounts Preparation for statutory purposes","Corporation Tax","Financial Accounting \u0026 Accounts Preparation for sole traders and partnerships","Capital Gains Tax"]},{"nm":"Kevin Henson","ph":"07956529110","tn":"Leicester","uid":"303534","cn":"Aegean AFC Ltd","ad1":"26 Bleakmoor Close","ad2":"Rearsby","ad3":"","cty":"","pc":"LE7 4YD","url":"","dl":"MAAT","filters":{"ad":"811000001","em":"0","wtl":"1","mtl":"0","web":"1"},"mips":["Bookkeeping","Financial Accounting \u0026 Accounts Preparation for statutory purposes","Personal Income Tax","Budgeting and Forecasting","Independent Examination","Inheritance Tax","Financial Accounting \u0026 Accounts Preparation for sole traders and partnerships","Business Income Tax","Management Accounting","Payroll","Capital Gains Tax","Company Secretarial Services","Corporation Tax","Value Added Tax","Computerised Accountancy Systems"]},{"nm":"Helen Hepburn","ph":"01449720720","tn":"Ipswich","uid":"70641","cn":"Meadow Accounts","ad1":"23 Fox Meadow","ad2":"Barking","ad3":"","cty":"Suffolk","pc":"IP6 8HS","url":"","dl":"MAAT","filters":{"ad":"811000000","em":"1","wtl":"0","mtl":"0","web":"1"},"mips":["Company Secretarial Services","Capital Gains Tax","Value Added Tax","Budgeting and Forecasting","Business Income Tax","Payroll","Inheritance Tax","Bookkeeping","Financial Accounting \u0026 Accounts Preparation for sole traders and partnerships","Corporation Tax","Computerised Accountancy Systems","Financial Accounting \u0026 Accounts Preparation for statutory purposes","Personal Income Tax","Management Accounting"]},{"nm":"Jessica Herdman","ph":false,"tn":"Suffolk","uid":"105262","cn":"Abacus Business Solutions (Ipswich) Ltd","ad1":"42 Kensington Road","ad2":"Ipswich","ad3":false,"cty":false,"pc":"IP1 <text:soft-page-break/>4LD","url":false,"dl":"MAAT","filters":{"ad":"811000001","em":"1","wtl":"1","mtl":"0","web":"0"},"mips":["Financial Accounting \u0026 Accounts Preparation for sole traders and partnerships","Bookkeeping","Value Added Tax"]},{"nm":"Allison Herkes-Peck","ph":"01843825825","tn":"Ramsgate","uid":"66133","cn":"Blue Riband Services Ltd","ad1":"Blue Riband Services Ltd","ad2":"Unit 4","ad3":"Manston Green Industries","cty":"Kent","pc":"CT12 5FQ","url":"","dl":"MAAT","filters":{"ad":"811000001","em":"1","wtl":"1","mtl":"0","web":"1"},"mips":["Financial Accounting \u0026 Accounts Preparation for statutory purposes","Management Accounting","Computerised Accountancy Systems","Value Added Tax","Financial Accounting \u0026 Accounts Preparation for sole traders and partnerships","Budgeting and Forecasting","Personal Income Tax","Payroll","Corporation Tax","Bookkeeping"]},{"nm":"Lesley Herring","ph":"01914111160","tn":"Chester Le Street","uid":"275958","cn":"Accounts To Order","ad1":"2 Cromarty","ad2":"Ouston","ad3":"","cty":"County Durham","pc":"DH2 1LA","url":"","dl":"FMAAT","filters":{"ad":"811000000","em":"1","wtl":"1","mtl":"0","web":"1"},"mips":["Personal Income Tax","Payroll","Bookkeeping","Financial Accounting \u0026 Accounts Preparation for statutory purposes","Financial Accounting \u0026 Accounts Preparation for sole traders and partnerships","Management Accounting","Business Income Tax","Value Added Tax"]},{"nm":"Liz Heselwood","ph":"","tn":"Ely","uid":"1442196","cn":"LAH Bookkeeping","ad1":"308 Columbine Road","ad2":"","ad3":"","cty":"","pc":"CB6 3WR","url":"","dl":"MAAT","filters":{"ad":"811000000","em":"1","wtl":"0","mtl":"1","web":"0"},"mips":["Bookkeeping","Financial Accounting \u0026 Accounts Preparation for sole traders and partnerships"]},{"nm":"Patricia Hesler","ph":"07814226271","tn":"Durham","uid":"1372766","cn":"Hesler Accounts","ad1":"63 Lansdowne Road","ad2":"Coxhoe","ad3":"","cty":"County Durham","pc":"DH6 4DN","url":"http:\/\/www.hesleraccounts.co.uk","dl":"MAAT","filters":{"ad":"811000001","em":"1","wtl":"1","mtl":"0","web":"1"},"mips":["Personal Income Tax","Bookkeeping","Financial Accounting \u0026 Accounts Preparation for statutory purposes","Business Income Tax","Value Added Tax","Financial Accounting \u0026 Accounts Preparation for sole traders and partnerships","Payroll"]},{"nm":"Emma Hewerdine","ph":false,"tn":"Honiton","uid":"1380751","cn":"Accounts and Admin Services","ad1":"4 The Lower Mews","ad2":"Payhembury","ad3":false,"cty":false,"pc":"EX14 3JP","url":false,"dl":"MAAT","filters":{"ad":"811000001","em":"1","wtl":"0","mtl":"1","web":"0"},"mips":["Business Income Tax","Personal Income Tax","Company Secretarial Services","Financial Accounting \u0026 Accounts Preparation for statutory purposes","Value Added Tax","Corporation Tax","Capital Gains Tax","Financial Accounting \u0026 Accounts Preparation for sole traders and partnerships","Bookkeeping"]},{"nm":"Jayne Hewitson","ph":"07818267868","tn":"Sunderland","uid":"275396","cn":"LJH Accountancy Services","ad1":"12 Rothwell Road","ad2":"Hylton Red House","ad3":"","cty":"Tyne and Wear","pc":"SR5 5DS","url":"","dl":"MAAT","filters":{"ad":"811000001","em":"1","wtl":"1","mtl":"0","web":"1"},"mips":["Business Income Tax","Financial Accounting \u0026 Accounts Preparation for sole traders and partnerships","Financial Accounting \u0026 Accounts Preparation for statutory purposes","Payroll","Bookkeeping","Management Accounting","Independent Examination","Personal Income Tax","Value Added Tax","Budgeting and Forecasting","Computerised Accountancy Systems","Capital Gains Tax","Corporation Tax"]},{"nm":"Katherine Hewitt","ph":"01789840971","tn":"Warwick","uid":"55936","cn":"Kate Hewitt Accountancy \u0026 Bookkeeping Services","ad1":"24 Warwick Road","ad2":"Wellesbourne","ad3":"","cty":"Warwickshire","pc":"CV35 9LX","url":"","dl":"MAAT","filters":{"ad":"811000000","em":"1","wtl":"1","mtl":"0","web":"0"},"mips":["Financial Accounting \u0026 Accounts Preparation for statutory purposes","Personal Income Tax","Management <text:soft-page-break/>Accounting","Budgeting and Forecasting","Value Added Tax","Financial Accounting \u0026 Accounts Preparation for sole traders and partnerships","Payroll","Bookkeeping"]},{"nm":"Andrew Hewson","ph":"01235850691","tn":"Didcot","uid":"125005","cn":"Wise Owl Accountants Ltd","ad1":"15 Bridus Mead","ad2":"Blewbury","ad3":"","cty":"Oxfordshire","pc":"OX11 9PJ","url":"","dl":"MAAT","filters":{"ad":"811000000","em":"1","wtl":"1","mtl":"0","web":"1"},"mips":["Payroll","Financial Accounting \u0026 Accounts Preparation for sole traders and partnerships","Computerised Accountancy Systems","Bookkeeping","Financial Accounting \u0026 Accounts Preparation for statutory purposes","Capital Gains Tax","Corporation Tax","Management Accounting","Personal Income Tax","Budgeting and Forecasting","Business Income Tax","Company</text:p>
      <text:p text:style-name="P1"><text:s/>Secretarial Services","Value Added Tax","Independent Examination"]},{"nm":"Rachael Hibbert","ph":false,"tn":"Luton","uid":"101751","cn":"R.C.J Accounting Solutions","ad1":"12 Tenzing Grove","ad2":false,"ad3":false,"cty":false,"pc":"LU1 5JJ","url":false,"dl":"MAAT","filters":{"ad":"811000001","em":"1","wtl":"0","mtl":"1","web":"0"},"mips":["Financial Accounting \u0026 Accounts Preparation for statutory purposes","Value Added Tax","Bookkeeping","Financial Accounting \u0026 Accounts Preparation for sole traders and partnerships","Personal Income Tax"]},{"nm":"Christine Hibbert","ph":"01159220815","tn":"Nottingham","uid":"313531","cn":"CVH Accounting","ad1":"210 Lower Regent Street","ad2":"Beeston","ad3":"","cty":"Nottinghamshire","pc":"NG9 2DD","url":"","dl":"FMAAT","filters":{"ad":"811000000","em":"1","wtl":"1","mtl":"0","web":"0"},"mips":["Value Added Tax","Financial Accounting \u0026 Accounts Preparation for statutory purposes","Financial Accounting \u0026 Accounts Preparation for sole traders and partnerships","Capital Gains Tax","Bookkeeping","Budgeting and Forecasting","Personal Income Tax","Management Accounting","Business Income Tax","Payroll"]},{"nm":"Denise Hicks","ph":"","tn":"Banbury","uid":"2150179","cn":"(No name)","ad1":"26 Evenlode","ad2":"","ad3":"","cty":"","pc":"OX16 1PE","url":"","dl":"AATQB","filters":{"ad":"811000000","em":"1","wtl":"0","mtl":"1","web":"0"},"mips":["Bookkeeping","Financial Accounting \u0026 Accounts Preparation for sole traders and partnerships"]},{"nm":"Jayne Higgins","ph":"07809069118","tn":"Manchester","uid":"119927","cn":"JH Accountancy Ltd","ad1":"16 Longlevens Road","ad2":"","ad3":"","cty":"Lancashire","pc":"M22 1BA","url":"","dl":"MAAT","filters":{"ad":"811000000","em":"1","wtl":"0","mtl":"0","web":"1"},"mips":["Business Income Tax","Company Secretarial Services","Corporation Tax","Personal Income Tax","Financial Accounting \u0026 Accounts Preparation for sole traders and partnerships","Bookkeeping","Payroll","Budgeting and Forecasting","Value Added Tax","Capital Gains Tax","Financial Accounting \u0026 Accounts Preparation for statutory purposes"]},{"nm":"David Hignett","ph":"01263515546","tn":"CROMER","uid":"199750","cn":"Timothy Hignett \u0026 Partners ","ad1":"7 High Street","ad2":"","ad3":"","cty":"Norfolk","pc":"NR27 9HG","url":"","dl":"MAAT","filters":{"ad":"811000000","em":"1","wtl":"1","mtl":"1","web":"1"},"mips":["Company Secretarial Services","Bookkeeping","Payroll","Management Accounting","Financial Accounting \u0026 Accounts Preparation for statutory purposes","Capital Gains Tax","Computerised Accountancy Systems","Business Income Tax","Corporation Tax","Value Added Tax","Financial Accounting \u0026 Accounts Preparation for sole traders and partnerships","Personal Income Tax"]},{"nm":"Emma Hignett","ph":"01263515546","tn":"Cromer","uid":"284950","cn":"Timothy Hignett \u0026 Partners Ltd","ad1":"7 High Street","ad2":"","ad3":"","cty":"Norfolk","pc":"NR27 9HG","url":"","dl":"FMAAT","filters":{"ad":"811000000","em":"1","wtl":"1","mtl":"0","web":"0"},"mips":["Management Accounting","Budgeting and Forecasting","Corporation Tax","Computerised Accountancy <text:soft-page-break/>Systems","Bookkeeping","Financial Accounting \u0026 Accounts Preparation for statutory purposes","Personal Income Tax","Inheritance Tax","Value Added Tax","Business Income Tax","Financial Accounting \u0026 Accounts Preparation for sole traders and partnerships","Capital Gains Tax","Independent Examination","Company Secretarial Services","Payroll"]},{"nm":"Timothy Hignett","ph":"01263515546","tn":"Cromer","uid":"303962","cn":"Timothy Hignett \u0026 Partners Ltd","ad1":"7 High Street","ad2":"","ad3":"","cty":"Norfolk","pc":"NR27 9HG","url":"","dl":"FMAAT","filters":{"ad":"811000000","em":"1","wtl":"1","mtl":"0","web":"0"},"mips":["Financial Accounting \u0026 Accounts Preparation for sole traders and partnerships","Value Added Tax","Financial Accounting \u0026 Accounts Preparation for statutory purposes","Independent Examination","Inheritance Tax","Budgeting and Forecasting","Personal Income Tax","Company Secretarial Services","Capital Gains Tax","Bookkeeping","Corporation Tax","Payroll","Computerised Accountancy Systems","Business Income Tax"]},{"nm":"John Hill","ph":"01235773300","tn":"Wantage","uid":"278409","cn":"Ace Accounting","ad1":"The White House","ad2":"Wick Green","ad3":"Grove","cty":"Oxfordshire","pc":"OX12 0AR","url":"","dl":"FMAAT","filters":{"ad":"811000000","em":"1","wtl":"1","mtl":"0","web":"1"},"mips":["Financial Accounting \u0026 Accounts Preparation for sole traders and partnerships","Financial Accounting \u0026 Accounts Preparation for statutory purposes"]},{"nm":"David Hill","ph":"01535601202","tn":"Keighley","uid":"307579","cn":"David Keir Hill Accountant","ad1":"Farrier House","ad2":"4 High Shann Farm","ad3":"Broadlands","cty":"West Yorkshire","pc":"BD20 6HG","url":false,"dl":"FMAAT","filters":{"ad":"811000000","em":"1","wtl":"1","mtl":"0","web":"1"},"mips":["Payroll","Business Income Tax","Financial Accounting \u0026 Accounts Preparation for sole traders and partnerships","Capital Gains Tax","Computerised Accountancy Systems","Budgeting and Forecasting","Value Added Tax","Management Accounting","Company Secretarial Services","Corporation Tax","Financial Accounting \u0026 Accounts Preparation for statutory purposes","Bookkeeping","Personal Income Tax"]},{"nm":"Susan Hill","ph":"01452382672","tn":"Gloucester","uid":"311752","cn":"Mrs S Hill","ad1":"16 Bittern Avenue","ad2":"Abbeydale","ad3":"","cty":"Gloucestershire","pc":"GL4 4WA","url":"","dl":"FMAAT","filters":{"ad":"811000000","em":"0","wtl":"0","mtl":"0","web":"0"},"mips":["Payroll","Personal Income Tax","Value Added Tax","Financial Accounting \u0026 Accounts Preparation for statutory purposes","Bookkeeping","Financial Accounting \u0026 Accounts Preparation for sole traders and partnerships"]},{"nm":"George Hiller-Jones","ph":false,"tn":"East Sussex","uid":"238912","cn":"William Hiller \u0026 Co Limited","ad1":"2 Ringles Place","ad2":"Uckfield","ad3":false,"cty":false,"pc":"TN22 1HB","url":false,"dl":"MAAT","filters":{"ad":"811000000","em":"1","wtl":"1","mtl":"1","web":"0"},"mips":["Financial Accounting \u0026 Accounts Preparation for statutory purposes","Computerised Accountancy Systems","Value Added Tax","Personal Income Tax","Bookkeeping","Budgeting and Forecasting","Capital Gains Tax","Corporation Tax","Company Secretarial Services","Financial Accounting \u0026 Accounts Preparation for sole traders and partnerships"]},{"nm":"Karen Hillyer","ph":"07795514614","tn":"Bideford","uid":"273273","cn":"Bookkeeping South West","ad1":"10 Greenfield Close","ad2":false,"ad3":false,"cty":"Devon","pc":"EX39 3RY","url":false,"dl":"FMAAT","filters":{"ad":"811000000","em":"1","wtl":"0","mtl":"0","web":"0"},"mips":["Value Added Tax","Payroll","Financial Accounting \u0026 Accounts Preparation for statutory purposes","Budgeting and Forecasting","Financial Accounting \u0026 Accounts Preparation for sole traders and partnerships","Bookkeeping","Management Accounting"]},{"nm":"John Hilton","ph":"01746769802","tn":"Bridgnorth","uid":"92776","cn":"Hilton \u0026 Co Accountants Ltd","ad1":"","ad2":"33-34 High Street","ad3":"","cty":"Shropshire","pc":"WV16 4DB","url":"www.hiltonandco.com","dl":"FMAAT","filters":<text:soft-page-break/>{"ad":"811000000","em":"1","wtl":"1","mtl":"1","web":"1"},"mips":["Bookkeeping","Management Accounting","Personal Income Tax","Payroll","Financial Accounting \u0026 Accounts Preparation for sole traders and partnerships","Computerised Accountancy Systems","Business Income Tax","Capital Gains Tax","Value Added Tax","Company Secretarial Services","Budgeting and Forecasting","Corporation Tax","Financial Accounting \u0026 Accounts Preparation for statutory purposes"]},{"nm":"Caroline Hinde","ph":"01325734812","tn":"Darlington","uid":"281948","cn":"Caroline Hinde Accountancy","ad1":"Business Central","ad2":"2 Union Square","ad3":"Central Park","cty":"County Durham","pc":"DL1 1GL","url":"http:\/\/www.carolinehinde.co.uk","dl":"MAAT","filters":{"ad":"811000001","em":"1","wtl":"1","mtl":"1","web":"1"},"mips":["Personal Income Tax","Corporation Tax","Value Added Tax","Bookkeeping","Computerised Accountancy Systems","Financial Accounting \u0026 Accounts Preparation for sole traders and partnerships","Business Income Tax","Payroll","Financial Accounting \u0026 Accounts Preparation for statutory purposes"]},{"nm":"Corinne <text:s/>Hines","ph":"","tn":"","uid":"285066","cn":"CEH Accounting","ad1":"Merrydowns Church Lane","ad2":"Headley","ad3":"","cty":"","pc":"KT18 6LZ","url":"","dl":"MAAT","filters":{"ad":"811000000","em":"1","wtl":"1","mtl":"1","web":"1"},"mips":["Computerised Accountancy Systems","Financial Accounting \u0026 Accounts Preparation for sole traders and partnerships","Bookkeeping","Personal Income Tax","Business Income Tax","Company Secretarial Services","Management Accounting","Budgeting and Forecasting","Financial Accounting \u0026 Accounts Preparation for statutory purposes","Payroll","Value Added Tax","Corporation Tax"]},{"nm":"Gemma Hines","ph":"01539536163","tn":"Grange-over-sands","uid":"290533","cn":"Bfms Ltd","ad1":"3 Lowther Gardens","ad2":"","ad3":"","cty":"Cumbria","pc":"LA11 7EX","url":"","dl":"FMAAT","filters":{"ad":"811000001","em":"1","wtl":"1","mtl":"1","web":"1"},"mips":["Corporation Tax","Computerised Accountancy Systems","Value Added Tax","Payroll","Business Income Tax","Bookkeeping","Management Accounting","Personal Income Tax","Financial Accounting \u0026 Accounts Preparation for sole traders and partnerships","Budgeting and Forecasting","Financial Accounting \u0026 Accounts Preparation for statutory purposes","Capital Gains Tax","Company Secretarial Services"]},{"nm":"David Hines-Randle","ph":"1209821031","tn":"Redruth","uid":"306829","cn":"David Kenneth Hines-Randle","ad1":"The Cottage","ad2":"Tolcarne","ad3":"St. Day","cty":"Cornwall","pc":"TR16</text:p>
      <text:p text:style-name="P1"><text:s/>5EY","url":false,"dl":"FMAAT","filters":{"ad":"811000000","em":"1","wtl":"1","mtl":"1","web":"1"},"mips":["Financial Accounting \u0026 Accounts Preparation for sole traders and partnerships","Capital Gains Tax","Bookkeeping","Management Accounting","Value Added Tax","Inheritance Tax","Business Income Tax","Personal Income Tax","Payroll","Computerised Accountancy Systems","Corporation Tax","Company Secretarial Services","Financial Accounting \u0026 Accounts Preparation for statutory purposes","Budgeting and Forecasting"]},{"nm":"Michaela Hippey","ph":"07816366915","tn":"Milton Keynes","uid":"288016","cn":"Hippey Accountancy Services","ad1":"45 Farringdon Street","ad2":"Monkston Park","ad3":"","cty":"Buckinghamshire","pc":"MK10 9PS","url":"www.hippey.co.uk","dl":"FMAAT","filters":{"ad":"811000000","em":"1","wtl":"1","mtl":"0","web":"1"},"mips":["Financial Accounting \u0026 Accounts Preparation for statutory purposes","Business Income Tax","Payroll","Personal Income Tax","Financial Accounting \u0026 Accounts Preparation for sole traders and partnerships","Management Accounting","Bookkeeping","Independent Examination","Value Added Tax","Corporation Tax","Company Secretarial Services","Budgeting and Forecasting"]},{"nm":"Sandra Hipwell","ph":"02082953987","tn":"Chislehurst","uid":"76026","cn":"Mattison \u0026 Co","ad1":"70 High Street","ad2":"","ad3":"","cty":"Kent","pc":"BR7 5AQ","url":"http:\/\/www.mattico.co.uk","dl":"FMAAT","filters":<text:soft-page-break/>{"ad":"811000000","em":"1","wtl":"1","mtl":"0","web":"0"},"mips":["Personal Income Tax","Capital Gains Tax","Inheritance Tax","Management Accounting","Independent Examination","Bookkeeping","Payroll","Budgeting and Forecasting","Value Added Tax","Financial Accounting \u0026 Accounts Preparation for sole traders and partnerships","Business Income Tax","Computerised Accountancy Systems","Financial Accounting \u0026 Accounts Preparation for statutory purposes","Company Secretarial Services","Corporation Tax"]},{"nm":"Zulfiqarali Hirani","ph":"08458382775","tn":"Manchester","uid":"295829","cn":"Contacs Limited T\/a: Prof-it Accountancy","ad1":"66 Windsor Road","ad2":"Levenshulme","ad3":"","cty":"Lancashire","pc":"M19 2EB","url":"","dl":"FMAAT","filters":{"ad":"811000000","em":"1","wtl":"1","mtl":"0","web":"1"},"mips":["Business Income Tax","Capital Gains Tax","Budgeting and Forecasting","Financial Accounting \u0026 Accounts Preparation for sole traders and partnerships","Personal Income Tax","Financial Accounting \u0026 Accounts Preparation for statutory purposes","Value Added Tax","Corporation Tax","Management Accounting","Company Secretarial Services","Bookkeeping","Payroll","Inheritance Tax","Computerised Accountancy Systems"]},{"nm":"Katie Hirst","ph":"0162956486","tn":"Matlock","uid":"141664","cn":"Katie Hirst Book Keeping Services","ad1":"3 Collingwood Crescent","ad2":"","ad3":"","cty":"Derbyshire","pc":"DE4 3TB","url":"","dl":"MAAT","filters":{"ad":"811000001","em":"1","wtl":"1","mtl":"0","web":"0"},"mips":["Financial Accounting \u0026 Accounts Preparation for sole traders and partnerships","Financial Accounting \u0026 Accounts Preparation for statutory purposes","Corporation Tax","Bookkeeping","Value Added Tax","Personal Income Tax","Computerised Accountancy Systems"]},{"nm":"Sandra Hirst","ph":"07773043674","tn":"Eckington","uid":"290699","cn":"Book Keeping Services (worcestershire) L Td","ad1":"1 Avon Drive","ad2":"","ad3":"","cty":"Worcestershire","pc":"WR10 3BU","url":"","dl":"MAAT","filters":{"ad":"811000000","em":"1","wtl":"0","mtl":"0","web":"1"},"mips":["Management Accounting","Personal Income Tax","Payroll","Business Income Tax","Value Added Tax","Bookkeeping","Computerised Accountancy Systems"]},{"nm":"Kevin Hirst","ph":"01226299962","tn":"Barnsley","uid":"306632","cn":"Seaman Herbert \u0026 Co Limited","ad1":"36-40 Doncaster Road","ad2":"","ad3":"","cty":"South Yorkshire","pc":"S70 1TL","url":"","dl":"FMAAT","filters":{"ad":"811000000","em":"1","wtl":"1","mtl":"0","web":"1"},"mips":["Inheritance Tax","Company Secretarial Services","Business Income Tax","Financial Accounting \u0026 Accounts Preparation for sole traders and partnerships","Personal Income Tax","Capital Gains Tax","Budgeting and Forecasting","Corporation Tax","Management Accounting","Computerised Accountancy Systems","Payroll","Value Added Tax","Financial Accounting \u0026 Accounts Preparation for statutory purposes","Bookkeeping"]},{"nm":"Adam Hiscock","ph":"7876246774","tn":"Pontypool","uid":"288333","cn":"Seamount Business Services Limited","ad1":"Pine Suite Room R1","ad2":"Mamhilad ","ad3":"Mamhilad Park Estate","cty":"Gwent","pc":"NP4 0HZ","url":"http:\/\/www.seamountbiz.co.uk","dl":"MAAT","filters":{"ad":"811000001","em":"1","wtl":"1","mtl":"1","web":"1"},"mips":["Budgeting and Forecasting","Corporation Tax","Financial Accounting \u0026 Accounts Preparation for statutory purposes","Computerised Accountancy Systems","Personal Income Tax","Payroll","Financial Accounting \u0026 Accounts Preparation for sole traders and partnerships","Management Accounting","Business Income Tax","Value Added Tax","Bookkeeping","Company Secretarial Services"]},{"nm":"Bernard Ho","ph":"07877449016","tn":"London","uid":"305779","cn":"Bernard Ho \u0026 Co","ad1":"3 Trent Avenue","ad2":"","ad3":"","cty":"","pc":"W5 4TL","url":"","dl":"FMAAT","filters":{"ad":"811000000","em":"1","wtl":"0","mtl":"0","web":"1"},"mips":["Personal Income Tax","Corporation Tax","Financial Accounting \u0026 Accounts Preparation for statutory <text:soft-page-break/>purposes","Financial Accounting \u0026 Accounts Preparation for sole traders and partnerships"]},{"nm":"Stefan Ho","ph":"","tn":"west yorkshire","uid":"334586","cn":"Ho-Ka Accountancy Services","ad1":"156 wakefield rd","ad2":"normanton","ad3":"","cty":"","pc":"WF6 1BG","url":"","dl":"MAAT","filters":{"ad":"811000000","em":"1","wtl":"1","mtl":"1","web":"1"},"mips":["Management Accounting","Personal Income Tax","Budgeting and Forecasting","Financial Accounting \u0026 Accounts Preparation for statutory purposes","Computerised Accountancy Systems","Value Added Tax","Bookkeeping","Financial Accounting \u0026 Accounts Preparation for sole traders and partnerships"]},{"nm":"Nicola Hobbs","ph":"01932232901","tn":"Walton-on-thames","uid":"313567","cn":"Nicola Hobbs","ad1":"2d Midway","ad2":"","ad3":"","cty":"Surrey","pc":"KT12 3HY","url":"","dl":"FMAAT","filters":{"ad":"811000000","em":"1","wtl":"1","mtl":"0","web":"0"},"mips":["Financial Accounting \u0026 Accounts Preparation for statutory purposes","Personal Income Tax","Capital Gains Tax","Management Accounting","Computerised Accountancy Systems","Financial Accounting \u0026 Accounts Preparation for sole traders and partnerships","Bookkeeping","Value Added Tax","Payroll","Budgeting and Forecasting","Corporation Tax","Business Income Tax"]},{"nm":"Richard Hobcraft","ph":"01303246239","tn":"Folkestone","uid":"303689","cn":"RHA Accounting Ltd","ad1":"34 Downs Road","ad2":"","ad3":"","cty":"Kent","pc":"CT19 5PW","url":"","dl":"MAAT","filters":{"ad":"811000000","em":"1","wtl":"1","mtl":"0","web":"0"},"mips":["Value Added Tax","Financial Accounting \u0026 Accounts Preparation for statutory purposes","Computerised Accountancy Systems","Corporation Tax","Payroll","Personal Income Tax","Financial Accounting \u0026 Accounts Preparation for sole traders and partnerships","Company Secretarial Services","Bookkeeping","Budgeting and Forecasting","Business Income Tax","Management Accounting","Capital Gains Tax"]},{"nm":"Andrew Hodge","ph":"01622687179","tn":"Maidstone","uid":"61681","cn":"AJH Accountancy Ltd","ad1":"17 The Weavers","ad2":"","ad3":"","cty":"Kent","pc":"ME16 0NZ","url":"","dl":"MAAT","filters":{"ad":"811000000","em":"1","wtl":"1","mtl":"0","web":"1"},"mips":["Management Accounting","Computerised Accountancy Systems","Value Added Tax","Financial Accounting \u0026 Accounts Preparation for statutory purposes","Company Secretarial Services","Financial Accounting \u0026 Accounts Preparation for sole traders and partnerships","Corporation Tax","Bookkeeping","Payroll","Capital Gains Tax","Business Income Tax","Personal Income Tax"]},{"nm":"David Hodgkinson","ph":"07471203792","tn":"Bakewell","uid":"296324","cn":"DH Accounting Limited","ad1":"11 Park Road","ad2":"","ad3":"","cty":"Derbyshire","pc":"DE45 1AX","url":"","dl":"MAAT","filters":{"ad":"811000000","em":"1","wtl":"1","mtl":"1","web":"0"},"mips":["Bookkeeping","Budgeting and Forecasting","Financial Accounting \u0026 Accounts Preparation for sole traders and partnerships","Company Secretarial Services","Personal Income Tax","Management Accounting","Business Income Tax","Financial Accounting \u0026 Accounts Preparation for statutory purposes","Payroll","Corporation Tax","Computerised Accountancy Systems","Value Added Tax","Capital Gains Tax"]},{"nm":"Julie Hodgskin","ph":false,"tn":"London","uid":"79844","cn":"Statio Ltd","ad1":"118 Blanmerle Road","ad2":"New Eltham","ad3":false,"cty":false,"pc":"SE9 2DZ","url":false,"dl":"FMAAT","filters":{"ad":"811000000","em":"1","wtl":"1","mtl":"1","web":"1"},"mips":["Personal Income Tax","Payroll","Financial Accounting \u0026 Accounts Preparation for sole traders and partnerships","Corporation Tax","Business Income Tax","Value Added Tax","Bookkeeping","Financial Accounting \u0026 Accounts Preparation for statutory purposes","Budgeting and Forecasting","Internal Audit","Computerised Accountancy Systems","Capital Gains Tax","Management Accounting","Independent Examination"]},<text:soft-page-break/>{"nm":"Joanna Hodgson","ph":"01923824047","tn":"Northwood","uid":"78451","cn":"Joanna Hodgson","ad1":"10 Rochester Road","ad2":"","ad3":"","cty":"Middlesex","pc":"HA6 1NH","url":"","dl":"FMAAT","filters":{"ad":"811000001","em":"1","wtl":"1","mtl":"0","web":"0"},"mips":["Payroll","Corporation Tax","Capital Gains Tax","Bookkeeping","Company Secretarial Services","Business Income Tax","Management Accounting","Budgeting</text:p>
      <text:p text:style-name="P1"><text:s/>and Forecasting","Financial Accounting \u0026 Accounts Preparation for statutory purposes","Financial Accounting \u0026 Accounts Preparation for sole traders and partnerships","Value Added Tax","Personal Income Tax"]},{"nm":"Elaine Hodgson","ph":"7736892936","tn":"Huddersfield","uid":"307077","cn":"Accounting 4 U","ad1":"16 The Riverside","ad2":"Linthwaite","ad3":"","cty":"West Yorkshire","pc":"HD7 5RG","url":"","dl":"FMAAT","filters":{"ad":"811000001","em":"1","wtl":"0","mtl":"0","web":"1"},"mips":["Business Income Tax","Financial Accounting \u0026 Accounts Preparation for statutory purposes","Computerised Accountancy Systems","Capital Gains Tax","Payroll","Bookkeeping","Inheritance Tax","Management Accounting","Company Secretarial Services","Financial Accounting \u0026 Accounts Preparation for sole traders and partnerships","Budgeting and Forecasting","Personal Income Tax","Value Added Tax","Corporation Tax"]},{"nm":"Mark Hodson","ph":"01903238628","tn":"Worthing","uid":"312808","cn":"Hodsons Accountants","ad1":"Wiston House","ad2":"1 Wiston Avenue","ad3":"","cty":"West Sussex","pc":"BN14 7QL","url":"","dl":"FMAAT","filters":{"ad":"811000000","em":"1","wtl":"1","mtl":"0","web":"0"},"mips":{"0":"Budgeting and Forecasting","1":"Business Income Tax","2":"Financial Accounting \u0026 Accounts Preparation for sole traders and partnerships","5":"Financial Accounting \u0026 Accounts Preparation for statutory purposes","11":"Inheritance Tax"}},{"nm":"Lorraine Holdaway","ph":"02380271987","tn":"Eastleigh","uid":"282708","cn":"Knightwood Accounting Services Ltd","ad1":"25 Wild Cherry Way","ad2":"Chandlers Ford","ad3":"","cty":"Hampshire","pc":"SO53 4LW","url":"","dl":"MAAT","filters":{"ad":"811000000","em":"0","wtl":"1","mtl":"0","web":"0"},"mips":["Bookkeeping","Management Accounting","Payroll","Value Added Tax"]},{"nm":"Liz Holder","ph":"02085438404","tn":"London","uid":"302201","cn":"Liz Holder","ad1":"Flat 15","ad2":"Cloisters House","ad3":"53 Griffiths Road","cty":"","pc":"SW19 1SS","url":"","dl":"FMAAT","filters":{"ad":"811000001","em":"1","wtl":"1","mtl":"0","web":"0"},"mips":["Financial Accounting \u0026 Accounts Preparation for statutory purposes","Bookkeeping"]},{"nm":"Rebecca Holiday","ph":"07905398389","tn":"Ashford","uid":"295324","cn":"R L Accounts","ad1":"128 Lakemead","ad2":"","ad3":"","cty":"Kent","pc":"TN23 4XZ","url":"http:\/\/www.rlaccounts.co.uk","dl":"FMAAT","filters":{"ad":"811000000","em":"1","wtl":"1","mtl":"0","web":"1"},"mips":["Financial Accounting \u0026 Accounts Preparation for statutory purposes","Computerised Accountancy Systems","Company Secretarial Services","Personal Income Tax","Financial Accounting \u0026 Accounts Preparation for sole traders and partnerships","Management Accounting","Bookkeeping","Value Added Tax"]},{"nm":"Julia Holland","ph":"7881820363","tn":"Pwllheli","uid":"159963","cn":"JS Holland Bookkeeping Services","ad1":"6 Parciau","ad2":"Mynytho","ad3":"","cty":"Gwynedd","pc":"LL53 7SB","url":"","dl":"MAAT","filters":{"ad":"811000000","em":"1","wtl":"0","mtl":"0","web":"0"},"mips":["Bookkeeping","Value Added Tax","Financial Accounting \u0026 Accounts Preparation for sole traders and partnerships","Financial Accounting \u0026 Accounts Preparation for statutory purposes","Payroll","Management Accounting"]},{"nm":"Debra Holland","ph":"01392434108","tn":"Exeter","uid":"286372","cn":"The Number Studio Ltd","ad1":"14 Cathedral Close","ad2":false,"ad3":false,"cty":"Devon","pc":"EX1 1EZ","url":false,"dl":"MAAT","filters":<text:soft-page-break/>{"ad":"811000001","em":"1","wtl":"0","mtl":"1","web":"0"},"mips":["Company Secretarial Services","Bookkeeping","Business Income Tax","Personal Income Tax","Value Added Tax","Payroll","Capital Gains Tax","Budgeting and Forecasting","Financial Accounting \u0026 Accounts Preparation for statutory purposes","Computerised Accountancy Systems","Management Accounting","Financial Accounting \u0026 Accounts Preparation for sole traders and partnerships","Corporation Tax"]},{"nm":"Claire Holley","ph":"","tn":"NR Tewkesbury, Glos","uid":"1707491","cn":"C Holley","ad1":"2 Carron Farm","ad2":"Bredons Hardwick","ad3":"","cty":"","pc":"GL20 7EE","url":"","dl":"AATQB","filters":{"ad":"811000001","em":"1","wtl":"0","mtl":"1","web":"0"},"mips":["Value Added Tax","Bookkeeping","Financial Accounting \u0026 Accounts Preparation for sole traders and partnerships"]},{"nm":"Lesley Hollingshead","ph":"01635282746","tn":"Thatcham","uid":"289350","cn":"MPS Financial Ltd","ad1":"Alluma House","ad2":"19 Alexander Road","ad3":"","cty":"Berkshire","pc":"RG19 4QU","url":"","dl":"MAAT","filters":{"ad":"811000000","em":"1","wtl":"0","mtl":"0","web":"0"},"mips":["Financial Accounting \u0026 Accounts Preparation for statutory purposes","Computerised Accountancy Systems","Capital Gains Tax","Budgeting and Forecasting","Value Added Tax","Payroll","Management Accounting","Company Secretarial Services","Corporation Tax","Personal Income Tax","Financial Accounting \u0026 Accounts Preparation for sole traders and partnerships","Bookkeeping","Business Income Tax"]},{"nm":"Elaine Hollingworth-Clarke","ph":"07856596164","tn":"Chesterfield","uid":"307056","cn":"Millbrook Payroll Bureau","ad1":"Station Business Centre","ad2":"Station Road","ad3":"Clowne","cty":"Derbyshire","pc":"S43 4LN","url":"","dl":"FMAAT","filters":{"ad":"811000001","em":"1","wtl":"1","mtl":"0","web":"1"},"mips":["Personal Income Tax","Payroll","Value Added Tax","Bookkeeping"]},{"nm":"Anna Hollis","ph":false,"tn":"HUNGERFORD","uid":"277147","cn":"Short Dog Ltd","ad1":"30 Kennedy Meadow","ad2":false,"ad3":false,"cty":"Berkshire","pc":"RG17 0LR","url":false,"dl":"MAAT","filters":{"ad":"811000001","em":"1","wtl":"0","mtl":"0","web":"0"},"mips":["Financial Accounting \u0026 Accounts Preparation for sole traders and partnerships","Value Added Tax","Bookkeeping"]},{"nm":"Steven Holloway","ph":"01983721654","tn":"Newport","uid":"71494","cn":"Median Accountancy \u0026 Taxation Services Limited","ad1":"Heatherbank","ad2":"Main Road","ad3":"Chillerton","cty":"Isle of Wight","pc":"PO30 3ES","url":"","dl":"MAAT","filters":{"ad":"811000000","em":"1","wtl":"1","mtl":"0","web":"0"},"mips":["Financial Accounting \u0026 Accounts Preparation for statutory purposes","Business Income Tax","Bookkeeping","Corporation Tax","Company Secretarial Services","Independent Examination","Payroll","Value Added Tax","Computerised Accountancy Systems","Management Accounting","Inheritance Tax","Budgeting and Forecasting","Personal Income Tax","Capital Gains Tax","Financial Accounting \u0026 Accounts Preparation for sole traders and partnerships"]},{"nm":"Marc Holloway","ph":"1823661171","tn":"Taunton","uid":"279364","cn":"MH Consultancy","ad1":"15 Cox Road","ad2":"","ad3":"","cty":"Somerset","pc":"TA21 9RD","url":"","dl":"MAAT","filters":{"ad":"811000000","em":"1","wtl":"0","mtl":"0","web":"0"},"mips":["Financial Accounting \u0026 Accounts Preparation for sole traders and partnerships","Bookkeeping","Payroll","Personal Income Tax","Budgeting and Forecasting","Computerised Accountancy Systems","Value Added Tax","Financial Accounting \u0026 Accounts Preparation for statutory purposes","Management Accounting"]},{"nm":"Lee Holloway","ph":"01628625728","tn":"Maidenhead","uid":"313748","cn":"L J Holloway \u0026 Co Ltd","ad1":"14 Talbots Drive","ad2":"Sandisplatt Road","ad3":"","cty":"Berkshire","pc":"SL6 4LZ","url":"","dl":"FMAAT","filters":{"ad":"811000001","em":"1","wtl":"1","mtl":"0","web":"0"},"mips":["Personal Income Tax","Management Accounting","Financial Accounting \u0026 Accounts Preparation for statutory purposes","Capital Gains Tax","Business Income Tax","Financial Accounting \u0026 Accounts <text:soft-page-break/>Preparation for sole traders and partnerships","Corporation Tax","Payroll","Bookkeeping","Company Secretarial Services","Value Added Tax"]},{"nm":"Claire Holly","ph":"07770935261","tn":"Tonbridge","uid":"273358","cn":"CH Bookkeeping","ad1":"22 Bramley Gardens","ad2":"Paddock Wood","ad3":"","cty":"Kent","pc":"TN12 6BD","url":"","dl":"FMAAT","filters":{"ad":"811000000","em":"1","wtl":"0","mtl":"0","web":"0"},"mips":["Financial Accounting \u0026 Accounts Preparation for statutory purposes","Budgeting and Forecasting","Value Added Tax","Payroll","Financial Accounting \u0026 Accounts Preparation for sole traders and partnerships","Bookkeeping","Management Accounting"]},{"nm":"Sharon Holmes","ph":"7977229670","tn":"Cinderford","uid":"276072","cn":"SJ\u0027s Book-Keeping Accountancy Services","ad1":"14 St. Annals Road","ad2":"","ad3":"","cty":"Gloucestershire","pc":"GL14 2AS","url":"","dl":"FMAAT","filters":{"ad":"811000000","em":"1","wtl":"0","mtl":"0","web":"0"},"mips":["Independent Examination","Management Accounting","Value Added Tax","Bookkeeping","Business Income Tax","Payroll","Corporation Tax","Budgeting and Forecasting","Financial Accounting \u0026 Accounts Preparation for statutory purposes","Personal Income Tax","Internal Audit","Financial Accounting \u0026 Accounts Preparation for sole traders and partnerships"]},{"nm":"Nathan <text:s/>Holmes","ph":"","tn":"Brixham","uid":"283166","cn":"SmallBiz Accounts","ad1":"Freshwater Quarry","ad2":"","ad3":"","cty":"","pc":"TQ5 8BA","url":"","dl":"MAAT","filters":{"ad":"811000000","em":"1","wtl":"1","mtl":"1","web":"1"},"mips":["Value Added Tax","Management Accounting","Capital Gains Tax","Personal Income Tax","Financial Accounting \u0026 Accounts Preparation for statutory purposes","Payroll","Company Secretarial Services","Bookkeeping","Budgeting and Forecasting","Computerised Accountancy Systems","Financial Accounting \u0026 Accounts Preparation for sole traders and partnerships","Corporation Tax","Business Income Tax"]},{"nm":"Clare Holmes","ph":"","tn":"NR Faversham","uid":"299409","cn":"Clare Holmes","ad1":"7 Meesons Close","ad2":"Eastling","ad3":"","cty":"","pc":"ME13 0AW","url":"","dl":"MAAT","filters":{"ad":"811000001","em":"1","wtl":"0","mtl":"0","web":"0"},"mips":["Bookkeeping","Financial</text:p>
      <text:p text:style-name="P1"><text:s/>Accounting \u0026 Accounts Preparation for sole traders and partnerships","Value Added Tax","Computerised Accountancy Systems"]},{"nm":"Richard Holmes","ph":"07885636744","tn":"Storrington","uid":"1595191","cn":"R J Accountancy Services","ad1":"4 The Green","ad2":"","ad3":"","cty":"West Sussex","pc":"RH20 3NL","url":"www.rjaccountancyservices.co.uk","dl":"MAAT","filters":{"ad":"811000001","em":"1","wtl":"0","mtl":"1","web":"1"},"mips":["Payroll","Company Secretarial Services","Management Accounting","Personal Income Tax","Value Added Tax","Corporation Tax","Computerised Accountancy Systems","Capital Gains Tax","Budgeting and Forecasting","Financial Accounting \u0026 Accounts Preparation for statutory purposes","Financial Accounting \u0026 Accounts Preparation for sole traders and partnerships","Bookkeeping","Business Income Tax"]},{"nm":"Paul Holt","ph":"07970306803","tn":"Doncaster","uid":"365171","cn":"Paul Holt and Co Ltd","ad1":"3 Pittam Close","ad2":"Armthorpe","ad3":"","cty":"South Yorkshire","pc":"DN3 3BP","url":"","dl":"MAAT","filters":{"ad":"811000000","em":"1","wtl":"0","mtl":"1","web":"1"},"mips":["Personal Income Tax","Company Secretarial Services","Corporation Tax","Business Income Tax","Bookkeeping","Management Accounting","Budgeting and Forecasting","Financial Accounting \u0026 Accounts Preparation for statutory purposes","Payroll","Value Added Tax","Computerised Accountancy Systems","Financial Accounting \u0026 Accounts Preparation for sole traders and partnerships","Capital Gains Tax"]},{"nm":"Karen Holyer","ph":"07540172856","tn":"Dover","uid":"172029","cn":"K Holyer Accountancy Services","ad1":"34 Westside","ad2":"East Langdon","ad3":"","cty":"Kent","pc":"CT15 5JG","url":"","dl":"MAAT","filters":{"ad":"811000001","em":"1","wtl":"1","mtl":"1","web":"0"},"mips":["Payroll","Business Income <text:soft-page-break/>Tax","Value Added Tax","Personal Income Tax","Financial Accounting \u0026 Accounts Preparation for sole traders and partnerships","Computerised Accountancy Systems","Corporation Tax","Financial Accounting \u0026 Accounts Preparation for statutory purposes","Bookkeeping"]},{"nm":"Peter Hong","ph":false,"tn":"SHEFFIELD","uid":"272859","cn":"Hunter House Accountants ","ad1":"c\/o 74 Almshill Road","ad2":false,"ad3":false,"cty":"South Yorkshire","pc":"S11 9RS","url":false,"dl":"FMAAT","filters":{"ad":"811000001","em":"1","wtl":"0","mtl":"0","web":"1"},"mips":["Company Secretarial Services","Personal Income Tax","Capital Gains Tax","Payroll","Financial Accounting \u0026 Accounts Preparation for statutory purposes","Computerised Accountancy Systems","Bookkeeping","Financial Accounting \u0026 Accounts Preparation for sole traders and partnerships","Business Income Tax","Corporation Tax","Value Added Tax","Management Accounting","Budgeting and Forecasting"]},{"nm":"Anne Hood","ph":"01636642848","tn":"Newark","uid":"90006","cn":"A V Accountancy","ad1":"Northgate Business Centre","ad2":"38 North Gate","ad3":"","cty":"Nottinghamshire","pc":"NG24 1EZ","url":"","dl":"MAAT","filters":{"ad":"811000000","em":"1","wtl":"1","mtl":"0","web":"0"},"mips":["Personal Income Tax","Capital Gains Tax","Value Added Tax","Corporation Tax","Financial Accounting \u0026 Accounts Preparation for statutory purposes","Payroll","Business Income Tax","Bookkeeping","Financial Accounting \u0026 Accounts Preparation for sole traders and partnerships"]},{"nm":"Sharon Hood","ph":"07899033954","tn":"Bristol","uid":"215066","cn":"S J Accountancy","ad1":"165 Charlton Road","ad2":"Kingswood","ad3":"","cty":"Gloucestershire","pc":"BS15 1LZ","url":"","dl":"MAAT","filters":{"ad":"811000000","em":"1","wtl":"1","mtl":"1","web":"0"},"mips":["Bookkeeping","Financial Accounting \u0026 Accounts Preparation for sole traders and partnerships","Business Income Tax","Management Accounting","Computerised Accountancy Systems","Budgeting and Forecasting","Payroll","Personal Income Tax","Corporation Tax","Company Secretarial Services","Value Added Tax"]},{"nm":"Thea Hood","ph":"01476577380","tn":"Grantham","uid":"298749","cn":"Hood Parkes \u0026 Co Ltd","ad1":"1st Floor","ad2":"28 Market Place","ad3":false,"cty":"Lincolnshire","pc":"NG31 6LR","url":false,"dl":"FMAAT","filters":{"ad":"811000000","em":"1","wtl":"1","mtl":"0","web":"0"},"mips":["Budgeting and Forecasting","Business Income Tax","Capital Gains Tax","Personal Income Tax","Value Added Tax","Financial Accounting \u0026 Accounts Preparation for statutory purposes","Management Accounting","Bookkeeping","Independent Examination","Financial Accounting \u0026 Accounts Preparation for sole traders and partnerships","Corporation Tax","Company Secretarial Services","Payroll","Computerised Accountancy Systems","Inheritance Tax"]},{"nm":"Philip Hood","ph":"1869250080","tn":"Caversfield","uid":"310771","cn":"Arrow Accounting","ad1":"18 Springfield Road","ad2":"","ad3":"","cty":"Oxfordshire","pc":"OX27 8TT","url":"","dl":"FMAAT","filters":{"ad":"811000000","em":"1","wtl":"1","mtl":"0","web":"0"},"mips":["Value Added Tax","Budgeting and Forecasting","Internal Audit","Financial Accounting \u0026 Accounts Preparation for sole traders and partnerships","Company Secretarial Services","Payroll","Capital Gains Tax","Corporation Tax","Personal Income Tax","Bookkeeping","Independent Examination","Limited Assurance Engagement","Financial Accounting \u0026 Accounts Preparation for statutory purposes","Management Accounting","Computerised Accountancy Systems","Business Income Tax"]},{"nm":"Karen Hood","ph":false,"tn":"North Somerset","uid":"1155451","cn":"K . J . Hood Bookkeeping \u0026 Accountancy","ad1":"81, Westbrook Road","ad2":"Weston - Super - Mare","ad3":false,"cty":false,"pc":"BS22 8J2","url":false,"dl":"MAAT","filters":{"ad":"811000000","em":"1","wtl":"0","mtl":"1","web":"0"},"mips":["Computerised Accountancy Systems","Payroll","Bookkeeping","Financial Accounting \u0026 Accounts Preparation for sole <text:soft-page-break/>traders and partnerships","Value Added Tax","Personal Income Tax"]},{"nm":"Susan Hook","ph":"2088198220","tn":"Banstead","uid":"283666","cn":"Hook Accountancy Svs Ltd","ad1":"Flat 4","ad2":"14 Ash Close","ad3":"","cty":"Surrey","pc":"SM7 1BZ","url":"","dl":"MAAT","filters":{"ad":"811000000","em":"1","wtl":"1","mtl":"1","web":"1"},"mips":["Bookkeeping","Computerised Accountancy Systems","Company Secretarial Services","Financial Accounting \u0026 Accounts Preparation for statutory purposes","Payroll","Value Added Tax","Financial Accounting \u0026 Accounts Preparation for sole traders and partnerships","Corporation Tax","Management Accounting","Personal Income Tax"]},{"nm":"Peter Hoole","ph":"1420768667","tn":"Bordon","uid":"284888","cn":"Cactus Consultants Limited","ad1":"Oaklea","ad2":"Golf Lane","ad3":"Whitehill","cty":"Hampshire","pc":"GU35 9EH","url":"","dl":"FMAAT","filters":{"ad":"811000000","em":"1","wtl":"1","mtl":"0","web":"0"},"mips":["Personal Income Tax","Capital Gains Tax","Payroll","Value Added Tax","Financial Accounting \u0026 Accounts Preparation for sole traders and partnerships","Management Accounting","Computerised Accountancy Systems","Company Secretarial Services","Budgeting and Forecasting","Bookkeeping","Corporation Tax","Financial Accounting \u0026 Accounts Preparation for statutory purposes"]},{"nm":"Jacqueline Hooper","ph":"01443740800","tn":"Abercynon","uid":"298491","cn":"JDH Bookkeeping \u0026 Accounting Services Ltd","ad1":"Enterprise House","ad2":"Navigation Park","ad3":"","cty":"Mid Glamorgan","pc":"CF45 4SN","url":"","dl":"FMAAT","filters":{"ad":"811000000","em":"1","wtl":"0","mtl":"0","web":"1"},"mips":["Company Secretarial Services","Independent Examination","Bookkeeping","Financial Accounting \u0026 Accounts Preparation for sole traders and partnerships","Business Income Tax","Personal Income Tax","Financial Accounting \u0026 Accounts Preparation for statutory purposes","Management Accounting","Corporation Tax","Value Added Tax","Computerised Accountancy Systems","Budgeting and Forecasting","Capital Gains Tax","Payroll"]},{"nm":"Christine Hopkins","ph":"01217701418","tn":"Birmingham","uid":"273638","cn":"CML Services","ad1":"36 Dunster Road","ad2":"Chelmsley Wood","ad3":"","cty":"West Midlands","pc":"B37 7TA","url":"","dl":"FMAAT","filters":{"ad":"811000000","em":"0","wtl":"1","mtl":"0","web":"0"},"mips":["Corporation Tax","Company Secretarial Services","Payroll","Financial Accounting \u0026 Accounts Preparation for statutory purposes","Computerised Accountancy Systems","Independent Examination","Business Income Tax","Budgeting and Forecasting","Financial Accounting \u0026 Accounts Preparation for sole traders and partnerships","Value Added Tax","Bookkeeping","Personal Income Tax"]},{"nm":"Zillah Hopps","ph":"01377288119","tn":"York","uid":"293891","cn":"White Rose Accounting","ad1":"Cobdale Cottage","ad2":"Warter","ad3":"","cty":"","pc":"YO42 1XD","url":"","dl":"FMAAT","filters":{"ad":"811000001","em":"1","wtl":"1","mtl":"0","web":"1"},"mips":["Capital Gains Tax","Computerised Accountancy Systems","Business Income Tax","Independent Examination","Budgeting and Forecasting","Financial Accounting \u0026 Accounts Preparation for sole traders and partnerships","Value Added Tax","Financial Accounting \u0026 Accounts Preparation for statutory purposes","Corporation Tax","Personal Income Tax","Company Secretarial Services","Payroll","Bookkeeping"]},{"nm":"Mohammad Hoque","ph":"07933029597","tn":"Scunthorpe","uid":"239990","cn":"MH Accountancy Solutions","ad1":"190 Frodingham Road","ad2":"","ad3":"","cty":"South Humberside","pc":"DN15 7NN","url":"mhaccountancysolutions.com","dl":"MAAT","filters":{"ad":"811000001","em":"1","wtl":"1","mtl":"0","web":"1"},"mips":["Corporation Tax","Personal Income Tax","Financial Accounting \u0026 Accounts Preparation for statutory purposes","Financial Accounting \u0026 Accounts Preparation for sole traders and partnerships","Forensic Accounting","Capital Gains Tax","Value Added</text:p>
      <text:p text:style-name="P1"><text:soft-page-break/><text:s/>Tax","Payroll","Business Income Tax","Company Secretarial Services","Inheritance Tax","Budgeting and Forecasting","Bookkeeping","Computerised Accountancy Systems"]},{"nm":"Allan Horne","ph":"07904858387","tn":"Dagenham","uid":"117525","cn":"Godfrey Horne Accounting Ltd","ad1":"7 Central Park Avenue","ad2":"","ad3":"","cty":"Essex","pc":"RM10 7DA","url":"http:\/\/godfreyhorneaccounting.co.uk\/accountancy-services","dl":"FMAAT","filters":{"ad":"811000001","em":"1","wtl":"1","mtl":"0","web":"0"},"mips":["Bookkeeping","Value Added Tax","Financial Accounting \u0026 Accounts Preparation for sole traders and partnerships","Financial Accounting \u0026 Accounts Preparation for statutory purposes","Personal Income Tax","Business Income Tax","Payroll","Corporation Tax"]},{"nm":"David Horne","ph":"01525792288","tn":"Leighton Buzzard","uid":"322621","cn":"DJH and Co. Accountants Ltd","ad1":"34 Woodman Close","ad2":"","ad3":"","cty":"Bedfordshire","pc":"LU7 3NU","url":"","dl":"MAAT","filters":{"ad":"811000000","em":"1","wtl":"1","mtl":"1","web":"0"},"mips":["Business Income Tax","Personal Income Tax","Capital Gains Tax","Financial Accounting \u0026 Accounts Preparation for statutory purposes","Payroll","Financial Accounting \u0026 Accounts Preparation for sole traders and partnerships","Corporation Tax","Value Added Tax","Bookkeeping"]},{"nm":"Kathleen Horrigan","ph":"01924254821","tn":"Wakefield","uid":"316494","cn":"Payroll Mania","ad1":"61 Hendal Lane","ad2":"Kettlethorpe","ad3":"","cty":"West Yorkshire","pc":"WF2 7NT","url":"","dl":"MAAT","filters":{"ad":"811000000","em":"0","wtl":"0","mtl":"0","web":"0"},"mips":["Financial Accounting \u0026 Accounts Preparation for statutory purposes","Personal Income Tax","Payroll","Value Added Tax","Budgeting and Forecasting","Financial Accounting \u0026 Accounts Preparation for sole traders and partnerships","Bookkeeping"]},{"nm":"Sharon Horsley","ph":"01248430712","tn":"Llanfairpwllgwyngyll","uid":"63157","cn":"Anglesey Accounting Ltd","ad1":"Plas Lon Las","ad2":"Lon Las","ad3":"Brynsiencyn","cty":"Gwynedd","pc":"LL61 6TQ","url":"","dl":"MAAT","filters":{"ad":"811000000","em":"1","wtl":"1","mtl":"0","web":"0"},"mips":["Financial Accounting \u0026 Accounts Preparation for statutory purposes","Personal Income Tax","Corporation Tax","Bookkeeping","Value Added Tax","Business Income Tax","Budgeting and Forecasting","Financial Accounting \u0026 Accounts Preparation for sole traders and partnerships","Computerised Accountancy Systems","Payroll"]},{"nm":"Jennifer Horton","ph":"01274833539","tn":"Bradford","uid":"278639","cn":"Robinson \u0026 Co","ad1":"114 Market Street","ad2":"Thornton","ad3":"","cty":"West Yorkshire","pc":"BD13 3EN","url":"","dl":"FMAAT","filters":{"ad":"811000001","em":"0","wtl":"1","mtl":"0","web":"0"},"mips":["Payroll","Value Added Tax","Financial Accounting \u0026 Accounts Preparation for statutory purposes","Business Income Tax","Financial Accounting \u0026 Accounts Preparation for sole traders and partnerships","Personal Income Tax","Capital Gains Tax","Bookkeeping"]},{"nm":"Md Kamrul Hossain","ph":"0208094440","tn":"London","uid":"2181390","cn":"Adroit Accountancy LTD","ad1":"Unit F2 298 Romford Rd","ad2":"","ad3":"","cty":"","pc":"E7 9HD","url":"www.adroitaccountancy.co.uk","dl":"MAAT","filters":{"ad":"811000000","em":"1","wtl":"1","mtl":"1","web":"1"},"mips":["Financial Accounting \u0026 Accounts Preparation for statutory purposes","Financial Accounting \u0026 Accounts Preparation for sole traders and partnerships","Corporation Tax","Inheritance Tax","Capital Gains Tax","Management Accounting","Personal Income Tax","Business Income Tax","Company Secretarial Services","Bookkeeping","Payroll","Budgeting and Forecasting","Value Added Tax","Computerised Accountancy Systems"]},{"nm":"Catherine Houghton","ph":"01943969251","tn":"Leeds","uid":"60938","cn":"Catherine Houghton","ad1":"10 Dalesway","ad2":"Guiseley","ad3":"","cty":"West Yorkshire","pc":"LS20 8JN","url":"","dl":"FMAAT","filters":{"ad":"811000001","em":"1","wtl":"1","mtl":"0","web":"0"},"mips":["Bookkeeping","Value Added Tax","Payroll","Budgeting and Forecasting","Management Accounting"]},{"nm":"Julie <text:soft-page-break/>Houghton","ph":"07773330445","tn":"Lutterworth","uid":"276547","cn":"J H Accounting","ad1":"The Cottage","ad2":"Main Street","ad3":"Gilmorton","cty":"Leicestershire","pc":"LE17 5LT","url":"","dl":"MAAT","filters":{"ad":"811000001","em":"0","wtl":"0","mtl":"0","web":"0"},"mips":["Business Income Tax","Corporation Tax","Value Added Tax","Capital Gains Tax","Budgeting and Forecasting","Management Accounting","Bookkeeping","Payroll","Company Secretarial Services","Financial Accounting \u0026 Accounts Preparation for sole traders and partnerships","Personal Income Tax","Financial Accounting \u0026 Accounts Preparation for statutory purposes"]},{"nm":"Michael Houlihan","ph":"01516680014","tn":"Liverpool","uid":"126054","cn":"Houlihan \u0026 Co Accountants Limited","ad1":"Maggie O Neil Community Resource Centre","ad2":"433 Liverpool Road","ad3":"Huyton","cty":"Merseyside","pc":"L36 8HT","url":"http:\/\/www.houlihanaccountants.co.uk","dl":"MAAT","filters":{"ad":"811000000","em":"1","wtl":"1","mtl":"0","web":"1"},"mips":["Financial Accounting \u0026 Accounts Preparation for sole traders and partnerships","Payroll","Computerised Accountancy Systems","Budgeting and Forecasting","Financial Accounting \u0026 Accounts Preparation for statutory purposes","Bookkeeping","Capital Gains Tax","Corporation Tax","Business Income Tax","Value Added Tax","Personal Income Tax"]},{"nm":"Martin Housden","ph":"07948350770","tn":"Feltham","uid":"305636","cn":"Martin K Housden","ad1":"13 Guildford Avenue","ad2":"","ad3":"","cty":"Middlesex","pc":"TW13 4EN","url":"","dl":"FMAAT","filters":{"ad":"811000000","em":"1","wtl":"1","mtl":"0","web":"0"},"mips":["Financial Accounting \u0026 Accounts Preparation for sole traders and partnerships","Payroll","Independent Examination","Bookkeeping","Value Added Tax","Capital Gains Tax","Personal Income Tax","Corporation Tax","Management Accounting","Financial Accounting \u0026 Accounts Preparation for statutory purposes","Budgeting and Forecasting","Business Income Tax"]},{"nm":"Yvette How","ph":"7925148168","tn":"Woking","uid":"290095","cn":"That\u0027s How Accountancy \u0026 Bookkeeping","ad1":"6 Frailey Close","ad2":"Maybury","ad3":false,"cty":"Surrey","pc":"GU22 8EB","url":false,"dl":"MAAT","filters":{"ad":"811000000","em":"1","wtl":"0","mtl":"0","web":"0"},"mips":["Financial Accounting \u0026 Accounts Preparation for statutory purposes","Computerised Accountancy Systems","Business Income Tax","Internal Audit","Personal Income Tax","Budgeting and Forecasting","Corporation Tax","Bookkeeping","Capital Gains Tax","Payroll","Independent Examination","Financial Accounting \u0026 Accounts Preparation for sole traders and partnerships","Management Accounting","Value Added Tax"]},{"nm":"Hayley Howard","ph":"01473717532","tn":"Ipswich","uid":"275569","cn":"H \u0026B Accountancy Services","ad1":"11 Beta Terrace","ad2":"West Road","ad3":"Masterlord Office Village","cty":"Suffolk","pc":"IP3 9FE","url":"","dl":"MAAT","filters":{"ad":"811000001","em":"1","wtl":"1","mtl":"0","web":"1"},"mips":["Computerised Accountancy Systems","Value Added Tax","Financial Accounting \u0026 Accounts Preparation for sole traders and partnerships","Personal Income Tax","Company Secretarial Services","Corporation Tax","Management Accounting","Capital Gains Tax","Payroll","Financial Accounting \u0026 Accounts Preparation for statutory purposes","Bookkeeping","Budgeting and Forecasting","Business Income Tax"]},{"nm":"Timothy Howard","ph":"01245493049","tn":"Maldon","uid":"275947","cn":"Las Partnership","ad1":"L A S Partnership","ad2":"The Rivendell Centre","ad3":"White Horse Lane","cty":"Essex","pc":"CM9 5QP","url":"www.laspartnership.com","dl":"FMAAT","filters":{"ad":"811000000","em":"1","wtl":"1","mtl":"0","web":"0"},"mips":["Financial Accounting \u0026 Accounts Preparation for statutory purposes","Inheritance Tax","Computerised Accountancy Systems","Bookkeeping","Budgeting and Forecasting","Value Added Tax","Management Accounting","Payroll","Financial Accounting \u0026 Accounts Preparation for sole traders and <text:soft-page-break/>partnerships","Corporation Tax","Capital Gains Tax","Personal Income Tax"]},{"nm":"Anthony Howard","ph":"01924420844","tn":"Birstall","uid":"305499","cn":"Howard \u0026 Co Accountants LLP","ad1":"6 Market Street","ad2":"","ad3":"","cty":"West Yorkshire","pc":"WF17 9EN","url":"","dl":"FMAAT","filters":{"ad":"811000000","em":"1","wtl":"1","mtl":"0","web":"1"},"mips":["Payroll","Business Income Tax","Bookkeeping","Personal Income Tax","Financial Accounting \u0026 Accounts Preparation for sole traders and partnerships","Management Accounting","Value Added Tax","Inheritance Tax","Corporation Tax","Budgeting and Forecasting","Computerised Accountancy Systems","Company Secretarial Services","Financial Accounting \u0026 Accounts Preparation for statutory purposes","Capital Gains Tax"]},{"nm":"Lucie Howard","ph":false,"tn":"Bucks","uid":"2161223","cn":"Leo Bookkeeping Services","ad1":"43a Langlands","ad2":"Lavendon, Olney","ad3":false,"cty":false,"pc":"MK46 4EP","url":false,"dl":"AATQB","filters":{"ad":"811000001","em":"1","wtl":"1","mtl":"1","web":"1"},"mips":["Financial Accounting \u0026 Accounts Preparation for sole traders and partnerships","Computerised Accountancy Systems","Bookkeeping"]},{"nm":"Thomas Howarth","ph":"01253862220","tn":"Thornton-cleveleys","uid":"312248","cn":"MA2 Ltd","ad1":"5 Crescent East","ad2":"","ad3":"","cty":"Lancashire","pc":"FY5 3LJ","url":"","dl":"MAAT","filters":{"ad":"811000000","em":"1","wtl":"1","mtl":"0","web":"0"},"mips":["Computerised Accountancy Systems","Financial Accounting \u0026 Accounts Preparation for statutory purposes","Budgeting and Forecasting","Management Accounting","Business Income Tax","Value</text:p>
      <text:p text:style-name="P1"><text:s/>Added Tax","Bookkeeping","Financial Accounting \u0026 Accounts Preparation for sole traders and partnerships","Personal Income Tax","Corporation Tax","Capital Gains Tax","Payroll"]},{"nm":"Peter Howe","ph":"","tn":"Broughton Gate","uid":"277306","cn":"How 3 Tax And Accountancy Services","ad1":"48 Watercress Way","ad2":"","ad3":"","cty":"","pc":"MK10 7BF","url":"","dl":"FMAAT","filters":{"ad":"811000000","em":"1","wtl":"1","mtl":"1","web":"1"},"mips":["Budgeting and Forecasting","Management Accounting","Business Income Tax","Personal Income Tax","Value Added Tax","Bookkeeping","Capital Gains Tax","Payroll","Financial Accounting \u0026 Accounts Preparation for sole traders and partnerships","Financial Accounting \u0026 Accounts Preparation for statutory purposes","Computerised Accountancy Systems"]},{"nm":"Anthony Howell","ph":"01277815005","tn":"West Horndon","uid":"277332","cn":"Alan Stanton \u0026 Co","ad1":"Suite 1a Churchill House","ad2":"Horndon Business Park","ad3":"","cty":"Essex","pc":"CM13 3XD","url":"","dl":"FMAAT","filters":{"ad":"811000000","em":"1","wtl":"1","mtl":"0","web":"0"},"mips":["Management Accounting","Financial Accounting \u0026 Accounts Preparation for statutory purposes","Payroll","Financial Accounting \u0026 Accounts Preparation for sole traders and partnerships","Corporation Tax","Computerised Accountancy Systems","Value Added Tax","Bookkeeping","Budgeting and Forecasting","Company Secretarial Services","Business Income Tax","Personal Income Tax"]},{"nm":"Jane Howell","ph":"07934097905","tn":"St. Albans","uid":"1877136","cn":"Jane Howell","ad1":"16 Elm Drive","ad2":"","ad3":"","cty":"Hertfordshire","pc":"AL4 0EF","url":"","dl":"MAAT AATQB","filters":{"ad":"811000000","em":"1","wtl":"1","mtl":"1","web":"1"},"mips":["Management Accounting","Budgeting and Forecasting","Independent Examination","Personal Income Tax","Financial Accounting \u0026 Accounts Preparation for sole traders and partnerships","Payroll","Financial Accounting \u0026 Accounts Preparation for statutory purposes","Value Added Tax","Internal Audit","Bookkeeping","Corporation Tax"]},{"nm":"Donna Howells","ph":false,"tn":"Hengoed","uid":"274342","cn":"PropertEase Solutions Ltd","ad1":"Unit 6-8, East Road","ad2":"Penalltia Industrial Estate","ad3":false,"cty":false,"pc":"CF82 7SU","url":false,"dl":"MAAT","filters":{"ad":"811000000","em":"1","wtl":"1","mtl":"1","web":"1"},"mips":["Payroll","Financial Accounting \u0026 Accounts Preparation for statutory purposes","Personal Income Tax","Financial <text:soft-page-break/>Accounting \u0026 Accounts Preparation for sole traders and partnerships","Value Added Tax","Business Income Tax","Corporation Tax","Bookkeeping"]},{"nm":"Alison Howkins","ph":"1493667481","tn":"Gorleston","uid":"159599","cn":"Abacus Accounting Services","ad1":"Cliff Park House","ad2":"Lowestoft Road","ad3":false,"cty":"Norfolk","pc":"NR31 6JN","url":false,"dl":"MAAT","filters":{"ad":"811000000","em":"1","wtl":"0","mtl":"0","web":"0"},"mips":["Bookkeeping","Personal Income Tax","Business Income Tax","Payroll","Value Added Tax","Corporation Tax","Financial Accounting \u0026 Accounts Preparation for sole traders and partnerships","Financial Accounting \u0026 Accounts Preparation for statutory purposes","Computerised Accountancy Systems"]},{"nm":"Karolina Hranyczka","ph":false,"tn":"London","uid":"234667","cn":"K H Accounts","ad1":"Flat 16 Beaumaris","ad2":"Brownlow Road","ad3":false,"cty":false,"pc":"N11 2DG","url":false,"dl":"MAAT","filters":{"ad":"811000001","em":"1","wtl":"0","mtl":"1","web":"0"},"mips":["Personal Income Tax","Bookkeeping","Computerised Accountancy Systems","Business Income Tax","Capital Gains Tax","Corporation Tax","Independent Examination","Financial Accounting \u0026 Accounts Preparation for sole traders and partnerships","Budgeting and Forecasting","Value Added Tax","Company Secretarial Services","Financial Accounting \u0026 Accounts Preparation for statutory purposes","Management Accounting","Payroll"]},{"nm":"Darren Hubbard","ph":"07738363423","tn":"Sleaford","uid":"289563","cn":"D Hubbard Accountantancy Ltd","ad1":"D Hubbard Accountancy Ltd","ad2":"3 Clover House","ad3":"Boston Road","cty":"Lincolnshire","pc":"NG34 7HD","url":"","dl":"FMAAT","filters":{"ad":"811000000","em":"0","wtl":"1","mtl":"0","web":"0"},"mips":["Financial Accounting \u0026 Accounts Preparation for statutory purposes","Bookkeeping","Corporation Tax","Personal Income Tax","Financial Accounting \u0026 Accounts Preparation for sole traders and partnerships","Capital Gains Tax","Value Added Tax","Payroll","Business Income Tax"]},{"nm":"Diane Hudson","ph":"01202691152","tn":"Poole","uid":"271799","cn":"Diane Hudson Accountancy Ltd","ad1":"35 Westham Close","ad2":"Canford Heath","ad3":"","cty":"Dorset","pc":"BH17 9HW","url":"","dl":"MAAT","filters":{"ad":"811000000","em":"0","wtl":"1","mtl":"0","web":"0"},"mips":["Capital Gains Tax","Financial Accounting \u0026 Accounts Preparation for statutory purposes","Management Accounting","Personal Income Tax","Corporation Tax","Business Income Tax","Bookkeeping","Value Added Tax","Financial Accounting \u0026 Accounts Preparation for sole traders and partnerships","Payroll"]},{"nm":"Sophie Hughes","ph":"08453105654","tn":"Bridgend","uid":"55883","cn":"Mazuma GB Ltd","ad1":"Kingsway","ad2":"Bridgend Industrial Estate","ad3":"","cty":"West Glamorgan","pc":"CF31 3RY","url":"http:\/\/www.mazumamoney.co.uk","dl":"FMAAT","filters":{"ad":"811000001","em":"1","wtl":"1","mtl":"0","web":"0"},"mips":["Company Secretarial Services","Financial Accounting \u0026 Accounts Preparation for statutory purposes","Budgeting and Forecasting","Capital Gains Tax","Corporation Tax","Computerised Accountancy Systems","Value Added Tax","Payroll","Financial Accounting \u0026 Accounts Preparation for sole traders and partnerships","Management Accounting","Personal Income Tax","Bookkeeping"]},{"nm":"Claire Hughes","ph":"07727820619","tn":"Ashford","uid":"98632","cn":"CH Accountancy Ltd","ad1":"57 Sir Bernard Paget Avenue","ad2":"","ad3":"","cty":"Kent","pc":"TN23 3RY","url":"www.ch-accountancy.co.uk","dl":"FMAAT","filters":{"ad":"811000001","em":"1","wtl":"1","mtl":"1","web":"0"},"mips":["Financial Accounting \u0026 Accounts Preparation for statutory purposes","Taxation\u00a0- Business Income Tax","Consultancy\u00a0- Company Secretarial Services","Accountancy\u00a0- Payroll","Consultancy\u00a0- Computerised Accountancy Systems","Taxation\u00a0- Corporation Tax","Taxation\u00a0- Capital Gains Tax","Taxation\u00a0- Personal Income Tax","Accountancy\u00a0- Bookkeeping","Accountancy\u00a0- Management Accounting","Financial Accounting \u0026 Accounts Preparation for sole traders and partnerships","Taxation\u00a0- Value Added Tax","Accountancy\u00a0- Budgeting and <text:soft-page-break/>Forecasting"]},{"nm":"Helen Hughes","ph":"07504898593","tn":"Helston","uid":"151387","cn":"Hughes Accountancy Services","ad1":"28 Gweal Wartha","ad2":"","ad3":"","cty":"Cornwall","pc":"TR13 0SN","url":"","dl":"FMAAT","filters":{"ad":"811000001","em":"1","wtl":"1","mtl":"1","web":"1"},"mips":["Capital Gains Tax","Business Income Tax","Computerised Accountancy Systems","Financial Accounting \u0026 Accounts Preparation for statutory purposes","Management Accounting","Bookkeeping","Value Added Tax","Corporation Tax","Financial Accounting \u0026 Accounts Preparation for sole traders and partnerships","Budgeting and Forecasting","Personal Income Tax"]},{"nm":"Kimberley Hughes","ph":"07703331770","tn":"Lymington","uid":"185410","cn":"Lymington Bookkeeping","ad1":"20 Fullerton Road","ad2":"","ad3":"","cty":"Hampshire","pc":"SO41 9JN","url":"","dl":"MAAT","filters":{"ad":"811000000","em":"0","wtl":"0","mtl":"0","web":"1"},"mips":["Payroll","Personal Income Tax","Financial Accounting \u0026 Accounts Preparation for statutory purposes","Budgeting and Forecasting","Management Accounting","Bookkeeping","Value Added Tax","Financial Accounting \u0026 Accounts Preparation for sole traders and partnerships"]},{"nm":"Catherine Hughes","ph":"07752841810","tn":"Sutton Coldfield","uid":"274006","cn":"C B Accounting Services Ltd","ad1":"39 Addenbrooke Drive","ad2":"","ad3":"","cty":"West Midlands","pc":"B73 5PZ","url":"","dl":"FMAAT","filters":{"ad":"811000001","em":"0","wtl":"0","mtl":"0","web":"1"},"mips":["Payroll","Value Added Tax","Management Accounting","Financial Accounting \u0026 Accounts Preparation for statutory purposes","Financial Accounting \u0026 Accounts Preparation for sole traders and partnerships","Bookkeeping","Budgeting and Forecasting"]},{"nm":"Lisa <text:s/>Hughes","ph":false,"tn":"Nottingham","uid":"278000","cn":"LMH Business Solutions","ad1":"3 Leaf Close","ad2":"Hucknall","ad3":false,"cty":false,"pc":"NG15 8DU","url":false,"dl":"AATQB","filters":{"ad":"811000000","em":"1","wtl":"0","mtl":"1","web":"0"},"mips":["Financial Accounting \u0026 Accounts Preparation for sole traders and partnerships","Computerised Accountancy Systems","Value Added Tax","Bookkeeping"]},{"nm":"Sharon Hughes","ph":false,"tn":"Norfolk","uid":"1099486","cn":"Sharon Anne Hughes","ad1":"33a Paston Road","ad2":"Mundesley","ad3":false,"cty":false,"pc":"NR11 8BN","url":false,"dl":"AATQB","filters":{"ad":"811000001","em":"1","wtl":"0","mtl":"1","web":"0"},"mips":["Bookkeeping","Value Added Tax"]},{"nm":"Sarah Hughes-Williams","ph":"01722744322","tn":"Salisbury","uid":"72213","cn":"Macdees Accountancy \u0026 Bookkeeping Ltd","ad1":"1 Pennys Lane","ad2":"Wilton","ad3":"","cty":"Wiltshire","pc":"SP2 0BE","url":"","dl":"FMAAT","filters":{"ad":"811000000","em":"1","wtl":"1","mtl":"0","web":"1"},"mips":["Company Secretarial Services","Corporation Tax","Capital Gains Tax","Internal Audit","Financial Accounting \u0026 Accounts Preparation for sole traders and partnerships","Management Accounting","Payroll","Value Added Tax","Limited Assurance Engagement","Forensic Accounting","Personal Income Tax","Inheritance Tax","Budgeting and</text:p>
      <text:p text:style-name="P1"><text:s/>Forecasting","Bookkeeping","Business Income Tax","Independent Examination","Computerised Accountancy Systems","Financial Accounting \u0026 Accounts Preparation for statutory purposes"]},{"nm":"Karen Hull","ph":"07739514372","tn":"Mawsley","uid":"282674","cn":"KH Business Services","ad1":"61 Old Gorse Way","ad2":false,"ad3":false,"cty":"Northamptonshire","pc":"NN14 1GJ","url":false,"dl":"MAAT","filters":{"ad":"811000000","em":"1","wtl":"0","mtl":"0","web":"1"},"mips":["Management Accounting","Financial Accounting \u0026 Accounts Preparation for statutory purposes","Budgeting and Forecasting","Payroll","Value Added Tax","Bookkeeping","Financial Accounting \u0026 Accounts Preparation for sole traders and partnerships"]},{"nm":"Kabir <text:soft-page-break/>Humayun","ph":false,"tn":"London","uid":"2138985","cn":"Empire Tax \u0026 Corporate Solutions","ad1":"Unit 16","ad2":"56-60 Nelson Street","ad3":false,"cty":false,"pc":"E1 2DE","url":false,"dl":"MAAT","filters":{"ad":"811000000","em":"1","wtl":"1","mtl":"1","web":"1"},"mips":["Value Added Tax","Personal Income Tax","Corporation Tax","Business Income Tax","Capital Gains Tax","Financial Accounting \u0026 Accounts Preparation for sole traders and partnerships","Financial Accounting \u0026 Accounts Preparation for statutory purposes","Company Secretarial Services","Management Accounting","Payroll","Bookkeeping"]},{"nm":"John Humphreys","ph":"01304216296","tn":"Dover","uid":"306509","cn":"J H L Accountants Ltd","ad1":"109 High Street","ad2":"","ad3":"","cty":"Kent","pc":"CT16 1EB","url":"","dl":"MAAT","filters":{"ad":"811000000","em":"1","wtl":"1","mtl":"1","web":"1"},"mips":["Corporation Tax","Payroll","Value Added Tax","Computerised Accountancy Systems","Management Accounting","Budgeting and Forecasting","Financial Accounting \u0026 Accounts Preparation for statutory purposes","Financial Accounting \u0026 Accounts Preparation for sole traders and partnerships","Business Income Tax","Bookkeeping","Personal Income Tax","Capital Gains Tax","Company Secretarial Services"]},{"nm":"Ian Humphries","ph":"7411412246","tn":"York","uid":"303213","cn":"Ian Humphries","ad1":"25 LILAC AVENUE","ad2":"","ad3":"","cty":"North Yorkshire","pc":"YO10 3AS","url":"","dl":"MAAT","filters":{"ad":"811000001","em":"1","wtl":"1","mtl":"0","web":"0"},"mips":{"0":"Budgeting and Forecasting","1":"Financial Accounting \u0026 Accounts Preparation for sole traders and partnerships","2":"Payroll","6":"Financial Accounting \u0026 Accounts Preparation for statutory purposes"}},{"nm":"Sheila <text:s/>Hunkin","ph":"07710171019","tn":"St. Austell","uid":"2082821","cn":"Sheila Hunkin","ad1":"Smugglers Cabin","ad2":"Rattle Street","ad3":"Gorran Haven","cty":"Cornwall","pc":"PL26 6JQ","url":"","dl":"MAAT","filters":{"ad":"811000001","em":"1","wtl":"1","mtl":"1","web":"0"},"mips":["Personal Income Tax","Financial Accounting \u0026 Accounts Preparation for statutory purposes","Value Added Tax","Budgeting and Forecasting","Computerised Accountancy Systems","Bookkeeping","Financial Accounting \u0026 Accounts Preparation for sole traders and partnerships","Payroll","Business Income Tax","Company Secretarial Services","Corporation Tax"]},{"nm":"Joseph Hunt","ph":"07742254375","tn":"Swadlincote","uid":"102025","cn":"Linton Professional","ad1":"44 Blueberry Way","ad2":"Woodville","ad3":"","cty":"Derbyshire","pc":"DE11 7GX","url":"","dl":"MAAT","filters":{"ad":"811000001","em":"1","wtl":"0","mtl":"0","web":"0"},"mips":["Financial Accounting \u0026 Accounts Preparation for sole traders and partnerships","Business Income Tax","Computerised Accountancy Systems","Bookkeeping","Financial Accounting \u0026 Accounts Preparation for statutory purposes","Personal Income Tax"]},{"nm":"Cecile Hunt","ph":"01594842164","tn":"Lydney","uid":"273756","cn":"Cecile Hunt","ad1":"45 Allaston Road","ad2":"","ad3":"","cty":"Gloucestershire","pc":"GL15 5SS","url":"","dl":"FMAAT","filters":{"ad":"811000001","em":"1","wtl":"1","mtl":"0","web":"0"},"mips":["Value Added Tax","Bookkeeping","Budgeting and Forecasting","Inheritance Tax","Management Accounting","Computerised Accountancy Systems","Corporation Tax","Capital Gains Tax","Personal Income Tax","Business Income Tax","Financial Accounting \u0026 Accounts Preparation for statutory purposes","Financial Accounting \u0026 Accounts Preparation for sole traders and partnerships","Independent Examination"]},{"nm":"Louise Hunt","ph":"7989188801","tn":"Chelmsford","uid":"275838","cn":"Louise Hunt","ad1":"117 Hillside Grove","ad2":"","ad3":"","cty":"Essex","pc":"CM2 9DD","url":"","dl":"MAAT","filters":{"ad":"811000001","em":"1","wtl":"0","mtl":"0","web":"0"},"mips":["Value Added Tax","Financial Accounting \u0026 Accounts Preparation for statutory purposes","Business Income Tax","Personal Income Tax","Payroll","Corporation Tax","Financial Accounting \u0026 Accounts Preparation for <text:soft-page-break/>sole traders and partnerships","Management Accounting","Capital Gains Tax","Budgeting and Forecasting","Bookkeeping"]},{"nm":"Andrew Hunt","ph":"07785574937","tn":"Banbury","uid":"304596","cn":"Kenwyn Business Services","ad1":"6 Brantwood Rise","ad2":"","ad3":"","cty":"Oxfordshire","pc":"OX16 9NH","url":"","dl":"FMAAT","filters":{"ad":"811000001","em":"0","wtl":"1","mtl":"0","web":"0"},"mips":["Company Secretarial Services","Financial Accounting \u0026 Accounts Preparation for sole traders and partnerships","Value Added Tax","Management Accounting","Budgeting and Forecasting","Bookkeeping","Financial Accounting \u0026 Accounts Preparation for statutory purposes"]},{"nm":"Aimal Hunter","ph":false,"tn":"Harrow","uid":"370576","cn":"Aimal \u0026 Co Ltd","ad1":"15a Station Road","ad2":false,"ad3":false,"cty":false,"pc":"HA1 2UF","url":false,"dl":"MAAT","filters":{"ad":"811000000","em":"0","wtl":"1","mtl":"1","web":"0"},"mips":["Corporation Tax","Personal Income Tax","Financial Accounting \u0026 Accounts Preparation for sole traders and partnerships","Financial Accounting \u0026 Accounts Preparation for statutory purposes","Capital Gains Tax","Bookkeeping","Value Added Tax","Business Income Tax","Budgeting and Forecasting","Payroll"]},{"nm":"Michael Hurst","ph":"01476565909","tn":"Grantham","uid":"277404","cn":"Hurst Accountancy Ltd","ad1":"Chatfield House","ad2":"119 Manthorpe Road","ad3":"","cty":"Lincolnshire","pc":"NG31 8DQ","url":"","dl":"FMAAT","filters":{"ad":"811000000","em":"1","wtl":"1","mtl":"0","web":"1"},"mips":["Financial Accounting \u0026 Accounts Preparation for sole traders and partnerships","Financial Accounting \u0026 Accounts Preparation for statutory purposes"]},{"nm":"Cathryn Hurst","ph":"01254825618","tn":"Clitheroe","uid":"279784","cn":"Cathryn Hurst Accountancy Services","ad1":"3 Weavers Croft","ad2":"Billington","ad3":"","cty":"Lancashire","pc":"BB7 9NE","url":"","dl":"FMAAT","filters":{"ad":"811000000","em":"1","wtl":"1","mtl":"0","web":"0"},"mips":["Value Added Tax","Financial Accounting \u0026 Accounts Preparation for statutory purposes","Management Accounting","Personal Income Tax","Business Income Tax","Financial Accounting \u0026 Accounts Preparation for sole traders and partnerships","Bookkeeping","Computerised Accountancy Systems"]},{"nm":"Michelle Hurst","ph":false,"tn":"","uid":"288849","cn":"(No Name)","ad1":false,"ad2":false,"ad3":false,"cty":false,"pc":false,"url":false,"dl":"MAAT AATQB","filters":{"ad":"811000001","em":"1","wtl":"0","mtl":"0","web":"0"},"mips":["Value Added Tax","Bookkeeping"]},{"nm":"Malcolm Hurst","ph":"01977781017","tn":"Pontefract","uid":"306045","cn":"Malcolm Hurst of Pontefract and York Ltd","ad1":"The Barracks","ad2":"Wakefield Road","ad3":"","cty":"West Yorkshire","pc":"WF8 4HH","url":"","dl":"FMAAT","filters":{"ad":"811000000","em":"1","wtl":"1","mtl":"0","web":"1"},"mips":["Bookkeeping","Capital Gains Tax","Payroll","Company Secretarial Services","Inheritance Tax","Financial Accounting \u0026 Accounts Preparation for sole traders and partnerships","Business Income Tax","Financial Accounting \u0026 Accounts Preparation for statutory purposes","Value Added Tax","Computerised Accountancy Systems","Management Accounting","Personal Income Tax","Budgeting and Forecasting","Corporation Tax"]},{"nm":"Syed Hussain","ph":"01214403311","tn":"Birmingham","uid":"58181","cn":"Kensington Mills \u0026 Clark Darby Ltd","ad1":"520-522 Moseley Road","ad2":"","ad3":"","cty":"West Midlands","pc":"B12 9AE","url":"","dl":"FMAAT","filters":{"ad":"811000000","em":"1","wtl":"1","mtl":"0","web":"1"},"mips":["Management Accounting","Capital Gains Tax","Limited Assurance Engagement","Value Added Tax","Corporation Tax","Internal Audit","Payroll","Inheritance Tax","Budgeting and Forecasting","Independent Examination","Bookkeeping","Financial Accounting \u0026 Accounts Preparation for sole traders and partnerships","Personal Income Tax","Company Secretarial Services","Business Income Tax","Financial Accounting \u0026 Accounts Preparation for statutory <text:soft-page-break/>purposes"]},{"nm":"Ihqlak Hussain","ph":"1213278316","tn":"Birmingham","uid":"133729","cn":"Amci Associates","ad1":"133 Tame Road","ad2":"Witton","ad3":"","cty":"West Midlands","pc":"B6 7DG","url":"","dl":"FMAAT","filters":{"ad":"811000000","em":"1","wtl":"1","mtl":"0","web":"1"},"mips":["Management Accounting","Company Secretarial Services","Value Added Tax","Financial Accounting \u0026 Accounts Preparation for sole traders and partnerships","Inheritance Tax","Business Income Tax","Budgeting and Forecasting","Computerised Accountancy Systems","Payroll","Capital Gains Tax","Financial Accounting \u0026 Accounts Preparation for statutory purposes","Independent Examination","Personal Income Tax","Corporation Tax","Bookkeeping"]},{"nm":"Shahid Hussain","ph":"07790805669","tn":"STOKE-ON-TRENT","uid":"179186","cn":"Ecotax ","ad1":"Office 9","ad2":"Enterprise House","ad3":"Moorland Road","cty":"Staffordshire","pc":"ST6 1JQ","url":"","dl":"MAAT","filters":{"ad":"811000000","em":"1","wtl":"1","mtl":"1","web":"1"},"mips":["Bookkeeping","Financial</text:p>
      <text:p text:style-name="P1"><text:s/>Accounting \u0026 Accounts Preparation for sole traders and partnerships","Personal Income Tax","Payroll"]},{"nm":"Syed <text:s/>Hussain","ph":"02084536076","tn":"LONDON","uid":"273522","cn":"Naqvi \u0026 Company ","ad1":"Dephna Group","ad2":"7c Coronation Road","ad3":"","cty":"","pc":"NW10 7PQ","url":"","dl":"MAAT","filters":{"ad":"811000001","em":"1","wtl":"1","mtl":"0","web":"0"},"mips":["Corporation Tax","Budgeting and Forecasting","Capital Gains Tax","Bookkeeping","Business Income Tax","Financial Accounting \u0026 Accounts Preparation for sole traders and partnerships","Financial Accounting \u0026 Accounts Preparation for statutory purposes","Payroll","Personal Income Tax","Value Added Tax"]},{"nm":"Walayat Hussain","ph":"01217851559","tn":"Birmingham","uid":"275748","cn":"WH Hussain","ad1":"185 Norton Crescent","ad2":"","ad3":"","cty":"West Midlands","pc":"B9 5UA","url":"","dl":"FMAAT","filters":{"ad":"811000000","em":"0","wtl":"0","mtl":"0","web":"0"},"mips":["Management Accounting","Capital Gains Tax","Business Income Tax","Corporation Tax","Bookkeeping","Personal Income Tax","Financial Accounting \u0026 Accounts Preparation for statutory purposes","Value Added Tax","Payroll","Financial Accounting \u0026 Accounts Preparation for sole traders and partnerships","Independent Examination","Budgeting and Forecasting"]},{"nm":"Khalid Hussain","ph":"01274491444","tn":"Bradford","uid":"280167","cn":"Raja \u0026 Hussain Associates","ad1":"21 Duckworth Lane","ad2":"","ad3":"","cty":"West Yorkshire","pc":"BD9 5ER","url":"","dl":"FMAAT","filters":{"ad":"811000000","em":"0","wtl":"1","mtl":"0","web":"0"},"mips":{"0":"Financial Accounting \u0026 Accounts Preparation for sole traders and partnerships","1":"Financial Accounting \u0026 Accounts Preparation for statutory purposes","2":"Budgeting and Forecasting","11":"Management Accounting","12":"Inheritance Tax"}},{"nm":"Syed Hussain","ph":"01912725178","tn":"Newcastle Upon Tyne","uid":"280497","cn":"SM Hussain \u0026 Co","ad1":"67 West Road","ad2":"","ad3":"","cty":"Tyne and Wear","pc":"NE4 9PX","url":"","dl":"MAAT","filters":{"ad":"811000000","em":"1","wtl":"0","mtl":"0","web":"1"},"mips":["Payroll","Budgeting and Forecasting","Financial Accounting \u0026 Accounts Preparation for sole traders and partnerships","Bookkeeping","Corporation Tax","Personal Income Tax","Value Added Tax","Capital Gains Tax","Inheritance Tax","Business Income Tax","Financial Accounting \u0026 Accounts Preparation for statutory purposes"]},{"nm":"Fozlul Hussain","ph":"02085903940","tn":"Romford","uid":"307237","cn":"Intelligent Solutions Centre Ltd","ad1":"10 Somerville Road","ad2":"","ad3":"","cty":"Essex","pc":"RM6 5BD","url":"","dl":"FMAAT","filters":{"ad":"811000000","em":"1","wtl":"1","mtl":"0","web":"1"},"mips":["Capital Gains Tax","Budgeting and Forecasting","Management Accounting","Financial Accounting \u0026 <text:soft-page-break/>Accounts Preparation for statutory purposes","Inheritance Tax","Business Income Tax","Computerised Accountancy Systems","Company Secretarial Services","Corporation Tax","Payroll","Personal Income Tax","Financial Accounting \u0026 Accounts Preparation for sole traders and partnerships","Value Added Tax","Bookkeeping"]},{"nm":"Mirza Hussain","ph":"02086650767","tn":"Croydon","uid":"312753","cn":"Aaron Associates (UK) Ltd","ad1":"Suite 6","ad2":"Challenge House","ad3":"616 Mitcham Road","cty":"Surrey","pc":"CR0 3AA","url":"","dl":"FMAAT","filters":{"ad":"811000000","em":"1","wtl":"1","mtl":"1","web":"1"},"mips":["Company Secretarial Services","Capital Gains Tax","Personal Income Tax","Payroll","Independent Examination","Value Added Tax","Financial Accounting \u0026 Accounts Preparation for sole traders and partnerships","Bookkeeping","Corporation Tax","Business Income Tax","Computerised Accountancy Systems","Budgeting and Forecasting","Financial Accounting \u0026 Accounts Preparation for statutory purposes","Inheritance Tax","Management Accounting"]},{"nm":"Amina Hussain","ph":"01213370411","tn":"Birmingham","uid":"1354756","cn":"SME Outsourcing","ad1":"Crown House","ad2":"123 Hagley Road","ad3":"","cty":"West Midlands","pc":"B16 8LD","url":"","dl":"MAAT","filters":{"ad":"811000000","em":"1","wtl":"1","mtl":"1","web":"1"},"mips":["Financial Accounting \u0026 Accounts Preparation for sole traders and partnerships","Financial Accounting \u0026 Accounts Preparation for statutory purposes","Corporation Tax","Forensic Accounting","Limited Assurance Engagement","Capital Gains Tax","Management Accounting","Business Income Tax","Internal Audit","Company Secretarial Services","Personal Income Tax","Independent Examination","Bookkeeping","Payroll","Value Added Tax","Budgeting and Forecasting"]},{"nm":"Samit Hussain","ph":false,"tn":"LONDON","uid":"2051111","cn":"Safin \u0026 Associates","ad1":"54 Cranbourne Avenue","ad2":false,"ad3":false,"cty":false,"pc":"E11 2BQ","url":false,"dl":"MAAT AATQB","filters":{"ad":"811000001","em":"1","wtl":"1","mtl":"1","web":"1"},"mips":["Budgeting and Forecasting","Financial Accounting \u0026 Accounts Preparation for statutory purposes","Management Accounting","Personal Income Tax","Payroll","Inheritance Tax","Corporation Tax","Bookkeeping","Company Secretarial Services","Value Added Tax","Capital Gains Tax","Financial Accounting \u0026 Accounts Preparation for sole traders and partnerships","Business Income Tax","Independent Examination"]},{"nm":"Lisa Hutchinson","ph":"07716295932","tn":"Crook","uid":"292601","cn":"Ellaleigh Accountancy Services Limited","ad1":"5 Coronation Terrace","ad2":"Fir Tree","ad3":"","cty":"County Durham","pc":"DL15 8BP","url":"","dl":"FMAAT","filters":{"ad":"811000000","em":"1","wtl":"0","mtl":"0","web":"0"},"mips":["Management Accounting","Budgeting and Forecasting","Corporation Tax","Personal Income Tax","Financial Accounting \u0026 Accounts Preparation for statutory purposes","Bookkeeping","Value Added Tax","Payroll","Financial Accounting \u0026 Accounts Preparation for sole traders and partnerships","Company Secretarial Services","Computerised Accountancy Systems","Business Income Tax"]},{"nm":"Jeremy Hutchinson","ph":"02079318877","tn":"London","uid":"308689","cn":"Charles Wakeling \u0026 Co","ad1":"72 Wilton Road","ad2":"","ad3":"","cty":"","pc":"SW1V 1DE","url":"","dl":"FMAAT","filters":{"ad":"811000000","em":"1","wtl":"0","mtl":"0","web":"1"},"mips":["Personal Income Tax","Value Added Tax","Computerised Accountancy Systems","Independent Examination","Corporation Tax","Financial Accounting \u0026 Accounts Preparation for statutory purposes","Budgeting and Forecasting","Inheritance Tax","Capital Gains Tax","Financial Accounting \u0026 Accounts Preparation for sole traders and partnerships","Business Income Tax","Bookkeeping","Payroll"]},{"nm":"James Hutchinson","ph":false,"tn":"Turnbridge Wells","uid":"1860361","cn":"Hutchinson Cloud Ltd","ad1":"79 Sandown Park","ad2":false,"ad3":false,"cty":false,"pc":"TN2 4RT","url":false,"dl":"MAAT","filters":{"ad":"811000001","em":"1","wtl":"0","mtl":"1","web":"1"},"mips":<text:soft-page-break/>["Bookkeeping","Payroll","Management Accounting","Business Income Tax","Capital Gains Tax","Value Added Tax","Financial Accounting \u0026 Accounts Preparation for sole traders and partnerships","Budgeting and Forecasting","Company Secretarial Services","Personal Income Tax","Corporation Tax","Financial Accounting \u0026 Accounts Preparation for statutory purposes","Internal Audit"]},{"nm":"Yulia Hyams","ph":"1604766355","tn":"Northampton","uid":"114216","cn":"The Hyams Group LTD","ad1":"15 Aviemore Gardens","ad2":"West Hunsbury","ad3":"","cty":"Northamptonshire","pc":"NN4 9XJ","url":"","dl":"MAAT","filters":{"ad":"811000001","em":"1","wtl":"0","mtl":"0","web":"1"},"mips":["Financial Accounting \u0026 Accounts Preparation for sole traders and partnerships","Management Accounting","Payroll","Corporation Tax","Bookkeeping","Value Added Tax","Business Income Tax","Personal Income Tax","Financial Accounting \u0026 Accounts Preparation for statutory purposes","Budgeting and Forecasting"]},{"nm":"Vanessa Hyde","ph":"01373832700","tn":"Warminster","uid":"276541","cn":"Hyde Accounting Services (aat) Ltd","ad1":"104a Corsley Heath","ad2":"Corsley","ad3":false,"cty":"Wiltshire","pc":"BA12 7PP","url":"http:\/\/www.hydeaccounting.co.uk\/","dl":"MAAT","filters":{"ad":"811000000","em":"1","wtl":"1","mtl":"0","web":"0"},"mips":["Payroll","Financial Accounting \u0026 Accounts Preparation for sole traders and partnerships","Bookkeeping","Computerised Accountancy Systems","Budgeting and Forecasting","Management Accounting","Financial Accounting \u0026 Accounts Preparation for statutory purposes","Personal Income Tax","Value Added Tax"]},{"nm":"Donna Hyde","ph":"07792145208","tn":"Bodmin","uid":"296541","cn":"Donna Hyde Bookkeeping \u0026 Accountancy Services","ad1":"Higher Polventon","ad2":"Warleggan","ad3":"","cty":"Cornwall","pc":"PL30 4HF","url":"","dl":"MAAT","filters":{"ad":"811000000","em":"1","wtl":"1","mtl":"1","web":"1"},"mips":["Computerised Accountancy Systems","Payroll","Value Added Tax","Financial Accounting \u0026 Accounts Preparation for sole traders and partnerships","Bookkeeping","Financial Accounting \u0026 Accounts Preparation for statutory purposes","Budgeting and Forecasting","Personal Income Tax","Management Accounting"]},{"nm":"Paul Hyde","ph":"01530260469","tn":"Coalville","uid":"305080","cn":"ACSS","ad1":"91 Whitehill Road","ad2":"Ellistown","ad3":"","cty":"Leicestershire","pc":"LE67 1ER","url":"","dl":"FMAAT","filters":{"ad":"811000000","em":"1","wtl":"1","mtl":"0","web":"0"},"mips":["Bookkeeping","Management Accounting","Payroll","Personal Income Tax","Financial Accounting \u0026 Accounts Preparation for statutory purposes","Independent Examination","Budgeting and Forecasting","Financial Accounting \u0026 Accounts Preparation for sole traders and partnerships","Value Added Tax","Computerised Accountancy Systems"]},{"nm":"Matthew</text:p>
      <text:p text:style-name="P1"><text:s/>Hyer","ph":"02072660821","tn":"London","uid":"280035","cn":"MR Hyer","ad1":"Flat 1","ad2":"133 Sutherland Avenue","ad3":"Maida Vale","cty":"","pc":"W9 2QJ","url":"","dl":"MAAT","filters":{"ad":"811000000","em":"1","wtl":"1","mtl":"1","web":"1"},"mips":["Company Secretarial Services","Budgeting and Forecasting","Financial Accounting \u0026 Accounts Preparation for sole traders and partnerships","Business Income Tax","Value Added Tax","Financial Accounting \u0026 Accounts Preparation for statutory purposes","Management Accounting","Personal Income Tax","Corporation Tax","Bookkeeping"]},{"nm":"Simon Hyett","ph":"01297560407","tn":"Bridport","uid":"135987","cn":"Simon Hyett Accounting Ltd","ad1":"The Court","ad2":"The Street","ad3":"","cty":"Dorset","pc":"DT6 6PE","url":"","dl":"MAAT","filters":{"ad":"811000000","em":"1","wtl":"1","mtl":"1","web":"1"},"mips":["Personal Income Tax","Business Income Tax","Corporation Tax","Management Accounting","Payroll","Value Added Tax","Bookkeeping","Financial Accounting \u0026 Accounts Preparation for statutory <text:soft-page-break/>purposes","Financial Accounting \u0026 Accounts Preparation for sole traders and partnerships"]},{"nm":"Christine Ibbett","ph":"07718702233","tn":"Southampton","uid":"300095","cn":"Seaview Accounting Ltd","ad1":"26-27 Shamrock Way","ad2":"Hythe","ad3":"","cty":"Hampshire","pc":"SO45 6DY","url":"www.seaviewaccounting.co.uk","dl":"FMAAT","filters":{"ad":"811000000","em":"1","wtl":"1","mtl":"1","web":"1"},"mips":["Financial Accounting \u0026 Accounts Preparation for sole traders and partnerships","Financial Accounting \u0026 Accounts Preparation for statutory purposes","Payroll","Budgeting and Forecasting","Corporation Tax","Bookkeeping","Management Accounting","Personal Income Tax","Computerised Accountancy Systems","Value Added Tax","Business Income Tax"]},{"nm":"Zahid Ibrahim","ph":"01772494880","tn":"Preston","uid":"287910","cn":"Z I ACCOUNTANT (NORTH-WEST) LIMITED","ad1":"18 Regent Park","ad2":"Fulwood","ad3":"","cty":"Lancashire","pc":"PR2 9WX","url":"","dl":"FMAAT","filters":{"ad":"811000000","em":"1","wtl":"0","mtl":"0","web":"0"},"mips":["Business Income Tax","Computerised Accountancy Systems","Corporation Tax","Personal Income Tax","Company Secretarial Services","Financial Accounting \u0026 Accounts Preparation for statutory purposes","Value Added Tax","Bookkeeping","Financial Accounting \u0026 Accounts Preparation for sole traders and partnerships","Payroll"]},{"nm":"Gloria <text:s/>Idris","ph":"7877388420","tn":"Barking","uid":"295919","cn":"Next Levels Ventures","ad1":"33 Dovehouse Mead","ad2":"","ad3":"","cty":"Essex","pc":"IG11 7DS","url":"","dl":"MAAT","filters":{"ad":"811000001","em":"0","wtl":"1","mtl":"1","web":"0"},"mips":["Value Added Tax","Management Accounting","Capital Gains Tax","Financial Accounting \u0026 Accounts Preparation for statutory purposes","Corporation Tax","Business Income Tax","Payroll","Budgeting and Forecasting","Company Secretarial Services","Bookkeeping","Financial Accounting \u0026 Accounts Preparation for sole traders and partnerships","Personal Income Tax"]},{"nm":"Muhammad Ikram","ph":"7791723521","tn":"Romford","uid":"92805","cn":"Prime Business Associates Ltd","ad1":"22 Sherman Gardens","ad2":"Chadwell Heath","ad3":"","cty":"Essex","pc":"RM6 4AX","url":"","dl":"FMAAT","filters":{"ad":"811000000","em":"1","wtl":"1","mtl":"1","web":"1"},"mips":["Inheritance Tax","Value Added Tax","Payroll","Financial Accounting \u0026 Accounts Preparation for sole traders and partnerships","Capital Gains Tax","Computerised Accountancy Systems","Management Accounting","Budgeting and Forecasting","Forensic Accounting","Bookkeeping","Financial Accounting \u0026 Accounts Preparation for statutory purposes","Business Income Tax","Personal Income Tax","Corporation Tax"]},{"nm":"Ruth Iles","ph":"01483539572","tn":"Guildford","uid":"313934","cn":"Mrs R Iles","ad1":"5 Willow Lane","ad2":false,"ad3":false,"cty":"Surrey","pc":"GU1 2NH","url":false,"dl":"MAAT","filters":{"ad":"811000000","em":"1","wtl":"0","mtl":"0","web":"1"},"mips":["Management Accounting","Value Added Tax","Bookkeeping","Payroll"]},{"nm":"Una Illing","ph":"01604843214","tn":"Northampton","uid":"301272","cn":"U.S. Accountancy Services Limited","ad1":"74 Gillsway","ad2":"Kingsthorpe","ad3":"","cty":"Northamptonshire","pc":"NN2 8HU","url":"","dl":"FMAAT","filters":{"ad":"811000000","em":"1","wtl":"0","mtl":"0","web":"0"},"mips":["Bookkeeping","Budgeting and Forecasting","Personal Income Tax","Value Added Tax","Financial Accounting \u0026 Accounts Preparation for statutory purposes","Business Income Tax","Corporation Tax","Management Accounting","Financial Accounting \u0026 Accounts Preparation for sole traders and partnerships","Capital Gains Tax","Payroll","Company Secretarial Services"]},{"nm":"Harriet Ilott","ph":"01747440030","tn":"Shaftesbury","uid":"56219","cn":"Summ - It Up","ad1":"Unit 21","ad2":"Wincombe Business Centre","ad3":"Wincombe Business Park","cty":"Dorset","pc":"SP7 9QJ","url":"http:\/\/www.siua.co.uk","dl":"MAAT","filters":{"ad":"811000001","em":"1","wtl":"0","mtl":"0","web":"1"},"mips":["Management <text:soft-page-break/>Accounting","Financial Accounting \u0026 Accounts Preparation for sole traders and partnerships","Budgeting and Forecasting","Corporation Tax","Bookkeeping","Value Added Tax","Financial Accounting \u0026 Accounts Preparation for statutory purposes","Payroll","Independent Examination","Computerised Accountancy Systems","Business Income Tax","Company Secretarial Services","Personal Income Tax"]},{"nm":"Mohammad Ilyas","ph":"7861304832","tn":"Stoke-on-trent","uid":"299275","cn":"Mr Mohammad Ilyas","ad1":"225","ad2":"High Street","ad3":"Tunstall","cty":"Staffordshire","pc":"ST6 5EG","url":"","dl":"FMAAT","filters":{"ad":"811000000","em":"0","wtl":"0","mtl":"0","web":"0"},"mips":["Value Added Tax","Personal Income Tax","Financial Accounting \u0026 Accounts Preparation for sole traders and partnerships","Payroll","Financial Accounting \u0026 Accounts Preparation for statutory purposes","Budgeting and Forecasting","Bookkeeping","Business Income Tax"]},{"nm":"Ryan Imison","ph":false,"tn":"WARRINGTON","uid":"258204","cn":"Imison Accountancy \u0026 Advisory","ad1":"5 Millfield Park","ad2":"Golborne","ad3":false,"cty":false,"pc":"WA3 3XS","url":false,"dl":"MAAT","filters":{"ad":"811000001","em":"1","wtl":"0","mtl":"0","web":"0"},"mips":["Management Accounting","Payroll","Bookkeeping","Financial Accounting \u0026 Accounts Preparation for sole traders and partnerships","Personal Income Tax","Value Added Tax","Financial Accounting \u0026 Accounts Preparation for statutory purposes","Corporation Tax","Budgeting and Forecasting"]},{"nm":"Rafiu-Akanni Imoru","ph":"02085090390","tn":"LONDON","uid":"306693","cn":"Ramondson \u0026 Co ","ad1":"142 Brookscroft Road","ad2":false,"ad3":"Walthamstow","cty":false,"pc":"E17 6LN","url":false,"dl":"FMAAT","filters":{"ad":"811000000","em":"0","wtl":"1","mtl":"0","web":"0"},"mips":["Budgeting and Forecasting","Limited Assurance Engagement","Capital Gains Tax","Business Income Tax","Computerised Accountancy Systems","Financial Accounting \u0026 Accounts Preparation for sole traders and partnerships","Personal Income Tax","Management Accounting","Corporation Tax","Value Added Tax","Bookkeeping","Financial Accounting \u0026 Accounts Preparation for statutory purposes","Company Secretarial Services","Payroll"]},{"nm":"Muhammad Imran","ph":false,"tn":"Rochdale","uid":"2204757","cn":"Eagle Accountant","ad1":"78 Prince Street","ad2":false,"ad3":false,"cty":false,"pc":"OL16 5LJ","url":false,"dl":"MAAT","filters":{"ad":"811000000","em":"1","wtl":"1","mtl":"1","web":"1"},"mips":["Payroll","Internal Audit","Value Added Tax","Personal Income Tax","Bookkeeping","Financial Accounting \u0026 Accounts Preparation for sole traders and partnerships","Financial Accounting \u0026 Accounts Preparation for statutory purposes","Management Accounting","Business Income Tax","Corporation Tax","Capital Gains Tax"]},{"nm":"Samantha Ing","ph":"07585334120","tn":"CHESHAM","uid":"65496","cn":"SRL Accounting Services Ltd","ad1":"UNIT 1 CHESS BUSINESS PARK","ad2":"MOOR ROAD","ad3":false,"cty":"Buckinghamshire","pc":"HP51SD","url":false,"dl":"FMAAT","filters":{"ad":"811000001","em":"0","wtl":"0","mtl":"0","web":"0"},"mips":["Value Added Tax","Financial Accounting \u0026 Accounts Preparation for statutory purposes","Financial Accounting \u0026 Accounts Preparation for sole traders and partnerships","Personal Income Tax","Business Income Tax","Bookkeeping","Payroll","Management Accounting","Capital Gains Tax","Corporation Tax","Computerised Accountancy Systems"]},{"nm":"Martyn Ingham","ph":"07834766843","tn":"Plymouth","uid":"281353","cn":"M.J. Ingham","ad1":"21 West Down Road","ad2":"","ad3":"","cty":"Devon","pc":"PL2 3HF","url":"","dl":"MAAT","filters":{"ad":"811000000","em":"1","wtl":"1","mtl":"1","web":"1"},"mips":["Financial Accounting \u0026 Accounts Preparation for statutory purposes","Corporation Tax","Payroll","Business Income Tax","Financial Accounting \u0026 Accounts Preparation for sole traders and partnerships","Personal Income Tax"]},{"nm":"Caren <text:s/>Ingold","ph":"07837270999","tn":"WELLINGBOROUGH","uid":"1957851","cn":"CJ Gemini Ltd","ad1":"4 Barnwell Gardens","ad2":"","ad3":"","cty":"Northamptonshire","pc":"NN8 <text:soft-page-break/>5FJ","url":"www.cjgemini.co.uk","dl":"MAAT","filters":{"ad":"811000001","em":"1","wtl":"0","mtl":"1","web":"1"},"mips":{"0":"Corporation Tax","1":"Personal Income Tax","2":"Value Added Tax","3":"Bookkeeping","4":"Payroll","5":"Financial Accounting \u0026 Accounts Preparation for sole traders and partnerships","7":"Budgeting and Forecasting","8":"Management Accounting","9":"Business Income Tax","10":"Financial Accounting \u0026 Accounts Preparation for statutory purposes","11":"Computerised Accountancy Systems"}},{"nm":"Paula Ingram","ph":"01353725765","tn":"Ely","uid":"304109","cn":"Paula</text:p>
      <text:p text:style-name="P1"><text:s/>Ingram Accounting Technician","ad1":"2A Fountain Lane","ad2":"Soham","ad3":"","cty":"Cambridgeshire","pc":"CB7 5ED","url":"","dl":"FMAAT","filters":{"ad":"811000000","em":"1","wtl":"0","mtl":"0","web":"1"},"mips":["Personal Income Tax","Financial Accounting \u0026 Accounts Preparation for sole traders and partnerships","Payroll","Financial Accounting \u0026 Accounts Preparation for statutory purposes","Business Income Tax","Value Added Tax","Bookkeeping","Corporation Tax","Capital Gains Tax"]},{"nm":"Kashif Insari","ph":"07757510944","tn":"Nelson","uid":"2118086","cn":"Adamson Accountants.","ad1":"20A Scotland Road","ad2":"","ad3":"","cty":"Lancashire","pc":"BB9 7UU","url":"","dl":"MAAT","filters":{"ad":"811000001","em":"0","wtl":"1","mtl":"0","web":"0"},"mips":["Corporation Tax","Payroll","Budgeting and Forecasting","Independent Examination","Financial Accounting \u0026 Accounts Preparation for sole traders and partnerships","Management Accounting","Financial Accounting \u0026 Accounts Preparation for statutory purposes","Personal Income Tax","Bookkeeping","Limited Assurance Engagement","Business Income Tax","Value Added Tax"]},{"nm":"Carmen Ionescu","ph":"7861896104","tn":"Bishop\u0027S Stortford","uid":"229881","cn":"IC Accounts","ad1":"31 Blenheim Court","ad2":"","ad3":"","cty":"Hertfordshire","pc":"CM23 4PF","url":"","dl":"MAAT","filters":{"ad":"811000001","em":"1","wtl":"1","mtl":"1","web":"0"},"mips":["Management Accounting","Business Income Tax","Financial Accounting \u0026 Accounts Preparation for sole traders and partnerships","Value Added Tax","Financial Accounting \u0026 Accounts Preparation for statutory purposes","Bookkeeping","Payroll","Budgeting and Forecasting","Personal Income Tax","Corporation Tax"]},{"nm":"Michael Ip","ph":"01202267929","tn":"Bournemouth","uid":"281427","cn":"Michael Ip Taxation \u0026 Accountancy Services","ad1":"151 Alma Road","ad2":"","ad3":"","cty":"Dorset","pc":"BH9 1AG","url":"","dl":"MAAT","filters":{"ad":"811000001","em":"0","wtl":"0","mtl":"0","web":"0"},"mips":["Financial Accounting \u0026 Accounts Preparation for sole traders and partnerships","Bookkeeping","Business Income Tax","Budgeting and Forecasting","Personal Income Tax","Financial Accounting \u0026 Accounts Preparation for statutory purposes","Management Accounting","Payroll","Value Added Tax","Computerised Accountancy Systems"]},{"nm":"Muhammad Iqbal","ph":"02082570405","tn":"London","uid":"89744","cn":"RJK Arfeen \u0026 Co","ad1":"26 Kitchener Road","ad2":false,"ad3":false,"cty":false,"pc":"E7 8JL","url":false,"dl":"FMAAT","filters":{"ad":"811000000","em":"1","wtl":"0","mtl":"1","web":"0"},"mips":["Management Accounting","Computerised Accountancy Systems","Bookkeeping","Capital Gains Tax","Forensic Accounting","Financial Accounting \u0026 Accounts Preparation for statutory purposes","Business Income Tax","Financial Accounting \u0026 Accounts Preparation for sole traders and partnerships","Corporation Tax","Value Added Tax","Payroll","Independent Examination","Personal Income Tax","Company Secretarial Services"]},{"nm":"Muhammad Irfan Shahbaz","ph":"1582555572","tn":"Luton","uid":"58794","cn":"Digitus Accountancy","ad1":"363a","ad2":"Dunstable Road","ad3":"","cty":"Bedfordshire","pc":"LU4 8BY","url":"http:\/\/www.digitus-accountancy.com","dl":"FMAAT","filters":<text:soft-page-break/>{"ad":"811000001","em":"1","wtl":"0","mtl":"0","web":"1"},"mips":["Payroll","Value Added Tax","Financial Accounting \u0026 Accounts Preparation for statutory purposes","Company Secretarial Services","Personal Income Tax","Corporation Tax","Bookkeeping","Business Income Tax","Financial Accounting \u0026 Accounts Preparation for sole traders and partnerships"]},{"nm":"Anthony Ironfield","ph":"01772696240","tn":"Preston","uid":"145834","cn":"Anthony David James Ironfield","ad1":"25 Windsor Road","ad2":"Walton-le-Dale","ad3":"","cty":"Lancashire","pc":"PR5 4GE","url":"","dl":"MAAT","filters":{"ad":"811000001","em":"1","wtl":"0","mtl":"0","web":"0"},"mips":["Financial Accounting \u0026 Accounts Preparation for statutory purposes","Financial Accounting \u0026 Accounts Preparation for sole traders and partnerships","Personal Income Tax","Payroll","Corporation Tax","Value Added Tax","Bookkeeping","Business Income Tax"]},{"nm":"Chris Irving","ph":"01293424400","tn":"Crawley","uid":"309901","cn":"Taxave Business Centre Limited","ad1":"65 Gales Drive","ad2":"Three Bridges","ad3":"","cty":"West Sussex","pc":"RH10 1QA","url":"http:\/\/www.taxave.co.uk","dl":"FMAAT","filters":{"ad":"811000001","em":"1","wtl":"0","mtl":"0","web":"1"},"mips":["Financial Accounting \u0026 Accounts Preparation for statutory purposes","Bookkeeping","Corporation Tax","Value Added Tax","Financial Accounting \u0026 Accounts Preparation for sole traders and partnerships","Company Secretarial Services","Management Accounting","Personal Income Tax","Business Income Tax","Budgeting and Forecasting","Computerised Accountancy Systems","Payroll"]},{"nm":"Tracy Irwin","ph":"01229813388","tn":"BARROW-IN-FURNESS","uid":"140693","cn":"TI Accountancy Limited","ad1":"75-77 Buccleuch Street","ad2":"","ad3":"","cty":"Cumbria","pc":"LA14 1QQ","url":"http:\/\/www.tipayroll.co.uk","dl":"MAAT AATQB","filters":{"ad":"811000001","em":"1","wtl":"1","mtl":"1","web":"1"},"mips":["Bookkeeping","Capital Gains Tax","Value Added Tax","Payroll","Budgeting and Forecasting","Financial Accounting \u0026 Accounts Preparation for statutory purposes","Business Income Tax","Management Accounting","Financial Accounting \u0026 Accounts Preparation for sole traders and partnerships","Personal Income Tax","Corporation Tax","Computerised Accountancy Systems"]},{"nm":"Shakeel Ishaq","ph":"01274743501","tn":"Bradford","uid":"74427","cn":"Southbrook Accountants Ltd","ad1":"14 Southbrook Terrace","ad2":"","ad3":"","cty":"West Yorkshire","pc":"BD7 1AD","url":"","dl":"FMAAT","filters":{"ad":"811000000","em":"0","wtl":"0","mtl":"0","web":"0"},"mips":["Business Income Tax","Financial Accounting \u0026 Accounts Preparation for sole traders and partnerships","Management Accounting","Capital Gains Tax","Bookkeeping","Personal Income Tax","Inheritance Tax","Budgeting and Forecasting","Financial Accounting \u0026 Accounts Preparation for statutory purposes","Computerised Accountancy Systems","Value Added Tax","Corporation Tax","Company Secretarial Services","Payroll"]},{"nm":"Syed Jamirul Islam","ph":"01782460336","tn":"Stoke-on-trent","uid":"299756","cn":"Alpha Solution Ltd","ad1":"7 George Eardley Close","ad2":"Tunstall","ad3":"","cty":"Staffordshire","pc":"ST6 5XD","url":"","dl":"FMAAT","filters":{"ad":"811000000","em":"1","wtl":"0","mtl":"0","web":"0"},"mips":["Financial Accounting \u0026 Accounts Preparation for statutory purposes","Bookkeeping","Business Income Tax","Capital Gains Tax","Payroll","Personal Income Tax","Value Added Tax","Budgeting and Forecasting","Corporation Tax","Financial Accounting \u0026 Accounts Preparation for sole traders and partnerships"]},{"nm":"Sirajul Islam","ph":"01603405901","tn":"Norwich","uid":"315580","cn":"Alpha Accounting Soloution Limited","ad1":"4 Allens Avenue","ad2":false,"ad3":false,"cty":"Norfolk","pc":"NR7 8EP","url":false,"dl":"MAAT","filters":{"ad":"811000000","em":"1","wtl":"0","mtl":"0","web":"0"},"mips":["Management Accounting","Business Income Tax","Capital Gains Tax","Corporation Tax","Financial Accounting \u0026 Accounts Preparation for sole traders and partnerships","Independent Examination","Payroll","Value Added Tax","Bookkeeping","Financial Accounting \u0026 Accounts <text:soft-page-break/>Preparation for statutory purposes","Budgeting and Forecasting","Personal Income Tax"]},{"nm":"Muhammed Ismail","ph":"01254673760","tn":"Blackburn","uid":"310216","cn":"M Ismail \u0026 Co Accountants","ad1":"Ground Floor","ad2":"40C Preston New Road","ad3":"","cty":"Lancashire","pc":"BB2 6AH","url":"","dl":"MAAT","filters":{"ad":"811000000","em":"1","wtl":"1","mtl":"1","web":"1"},"mips":["Business Income Tax","Capital Gains Tax","Bookkeeping","Budgeting and Forecasting","Value Added Tax","Financial Accounting \u0026 Accounts Preparation for statutory purposes","Management Accounting","Payroll","Corporation Tax","Personal Income Tax","Financial Accounting \u0026 Accounts Preparation for sole traders and partnerships"]},{"nm":"Shahzada Hamayun Israr","ph":"02086480800","tn":"Mitcham","uid":"1606556","cn":"BNW Accountants Ltd","ad1":"9105","ad2":"Access House","ad3":"141 Morden Road","cty":"Surrey","pc":"CR4 4DG","url":"http:\/\/www.bnwaccountants.co.uk\/","dl":"MAAT","filters":{"ad":"811000000","em":"1","wtl":"1","mtl":"1","web":"1"},"mips":["Budgeting and Forecasting","Payroll","Value Added Tax","Personal Income Tax","Financial Accounting \u0026 Accounts Preparation for statutory purposes","Financial Accounting \u0026 Accounts Preparation for sole traders and partnerships","Computerised Accountancy Systems","Capital Gains Tax","Bookkeeping","Corporation Tax","Company Secretarial Services","Business Income Tax"]},{"nm":"Desislava Ivanova","ph":"07879082767","tn":"London","uid":"79276","cn":"Nova Accountancy","ad1":"6 Gainsborough Road","ad2":"","ad3":"","cty":"","pc":"E11 1HT","url":"","dl":"MAAT","filters":{"ad":"811000000","em":"1","wtl":"0","mtl":"0","web":"0"},"mips":["Value Added Tax","Personal Income Tax","Financial Accounting \u0026 Accounts Preparation for sole traders and partnerships","Corporation Tax","Company Secretarial Services","Business Income Tax","Bookkeeping","Financial Accounting \u0026 Accounts Preparation for statutory purposes","Management Accounting","Budgeting and Forecasting","Payroll"]},{"nm":"Elizabeta Ivonciene","ph":"7944535744","tn":"Basingstoke","uid":"142858","cn":"River Cottage Accounting Services","ad1":"34 Pound Road","ad2":"Overton","ad3":"","cty":"Hampshire","pc":"RG25 3ND","url":"","dl":"MAAT","filters":{"ad":"811000001","em":"1","wtl":"1","mtl":"1","web":"1"},"mips":["Value Added</text:p>
      <text:p text:style-name="P1"><text:s/>Tax","Bookkeeping","Payroll"]},{"nm":"Roseline Iyanda-Mogaji","ph":"","tn":"London","uid":"188141","cn":"Morgan Service Ltd","ad1":"138 Shelbourne Road","ad2":"Tottenham","ad3":"","cty":"","pc":"N17 9YA","url":"","dl":"MAAT","filters":{"ad":"811000000","em":"1","wtl":"1","mtl":"1","web":"1"},"mips":["Corporation Tax","Computerised Accountancy Systems","Management Accounting","Financial Accounting \u0026 Accounts Preparation for statutory purposes","Bookkeeping","Payroll","Personal Income Tax","Financial Accounting \u0026 Accounts Preparation for sole traders and partnerships"]},{"nm":"Samadree Iyasawmy","ph":"07946516261","tn":"Mitcham","uid":"277383","cn":"S I Premier Accounting Services","ad1":"The Bungalow","ad2":"Beaulieu Close","ad3":"","cty":"","pc":"CR4 2HH","url":"","dl":"FMAAT","filters":{"ad":"811000001","em":"1","wtl":"0","mtl":"0","web":"0"},"mips":["Payroll","Personal Income Tax","Bookkeeping","Financial Accounting \u0026 Accounts Preparation for sole traders and partnerships","Value Added Tax","Corporation Tax","Capital Gains Tax","Financial Accounting \u0026 Accounts Preparation for statutory purposes","Computerised Accountancy Systems"]},{"nm":"Joseph Izebhor","ph":"02088057517","tn":"London","uid":"311085","cn":"Patjoe \u0026 Co","ad1":"13 Chelsfield Avenue","ad2":"","ad3":"","cty":"Middlesex","pc":"N9 8EY","url":"","dl":"FMAAT","filters":{"ad":"811000000","em":"1","wtl":"0","mtl":"0","web":"1"},"mips":["Corporation Tax","Management Accounting","Company Secretarial Services","Value Added Tax","Personal Income Tax","Computerised Accountancy Systems","Capital Gains Tax","Budgeting and Forecasting","Independent Examination","Payroll","Business Income Tax","Financial Accounting \u0026 Accounts Preparation for statutory purposes","Bookkeeping","Financial Accounting \u0026 Accounts Preparation for sole traders and partnerships"]},{"nm":"Richard <text:soft-page-break/>Jackson","ph":"07736111149","tn":"Hitchin","uid":"65684","cn":"RPJ Accountancy Ltd","ad1":"28 Commons Lane","ad2":"Kimpton","ad3":"","cty":"Hertfordshire","pc":"SG4 8QG","url":"","dl":"MAAT","filters":{"ad":"811000001","em":"1","wtl":"1","mtl":"0","web":"0"},"mips":["Inheritance Tax","Capital Gains Tax","Financial Accounting \u0026 Accounts Preparation for sole traders and partnerships","Corporation Tax","Management Accounting","Value Added Tax","Financial Accounting \u0026 Accounts Preparation for statutory purposes","Personal Income Tax","Payroll","Budgeting and Forecasting","Bookkeeping","Computerised Accountancy Systems","Business Income Tax"]},{"nm":"Kelly Jackson","ph":"07817211806","tn":"Bolton","uid":"94933","cn":"Jackson Accounts and Bookkeeping Services Ltd","ad1":"The White House","ad2":"42-44 Chorley New Road","ad3":"","cty":"Lancashire","pc":"BL1 4AP","url":"","dl":"MAAT","filters":{"ad":"811000000","em":"1","wtl":"1","mtl":"1","web":"1"},"mips":["Value Added Tax","Bookkeeping","Personal Income Tax","Financial Accounting \u0026 Accounts Preparation for sole traders and partnerships","Corporation Tax","Capital Gains Tax","Financial Accounting \u0026 Accounts Preparation for statutory purposes","Business Income Tax","Payroll","Company Secretarial Services"]},{"nm":"Tanya Jackson","ph":"07971965385","tn":"Aldershot","uid":"124347","cn":"1st Call Accounts Ltd","ad1":"15 Rowhill Avenue","ad2":"","ad3":"","cty":"Hampshire","pc":"GU11 3LU","url":"","dl":"FMAAT","filters":{"ad":"811000000","em":"1","wtl":"0","mtl":"0","web":"0"},"mips":["Management Accounting","Budgeting and Forecasting","Computerised Accountancy Systems","Bookkeeping","Financial Accounting \u0026 Accounts Preparation for sole traders and partnerships","Corporation Tax","Business Income Tax","Payroll","Value Added Tax","Personal Income Tax","Capital Gains Tax","Financial Accounting \u0026 Accounts Preparation for statutory purposes","Company Secretarial Services"]},{"nm":"Samuel Jackson","ph":"7919370999","tn":"London","uid":"137285","cn":"Perfect Ledgers Ltd","ad1":"4th Floor","ad2":"86-90 Paul Street","ad3":"","cty":"","pc":"EC2A 4NE","url":"http:\/\/www.perfectledgers.co.uk","dl":"MAAT","filters":{"ad":"811000001","em":"1","wtl":"1","mtl":"1","web":"1"},"mips":["Financial Accounting \u0026 Accounts Preparation for statutory purposes","Management Accounting","Company Secretarial Services","Computerised Accountancy Systems","Value Added Tax","Financial Accounting \u0026 Accounts Preparation for sole traders and partnerships","Personal Income Tax","Corporation Tax","Bookkeeping","Payroll","Budgeting and Forecasting"]},{"nm":"Mandy Jackson","ph":"07513560727","tn":"Wetherby","uid":"285834","cn":"M.E.J. Accountants Limited","ad1":"17 Netherdale Court","ad2":"","ad3":"","cty":"West Yorkshire","pc":"LS22 6SW","url":"","dl":"FMAAT","filters":{"ad":"811000001","em":"1","wtl":"0","mtl":"1","web":"1"},"mips":["Corporation Tax","Management Accounting","Financial Accounting \u0026 Accounts Preparation for statutory purposes","Company Secretarial Services","Personal Income Tax","Business Income Tax","Financial Accounting \u0026 Accounts Preparation for sole traders and partnerships","Budgeting and Forecasting","Value Added Tax","Capital Gains Tax","Payroll","Bookkeeping","Computerised Accountancy Systems"]},{"nm":"John Jackson","ph":"02380693999","tn":"Eastleigh","uid":"306023","cn":"Hayhurst Jackson Ltd","ad1":"21 Fontwell Gardens","ad2":"Horton Heath","ad3":"","cty":"Hampshire","pc":"SO50 7NL","url":"","dl":"MAAT","filters":{"ad":"811000000","em":"0","wtl":"0","mtl":"0","web":"1"},"mips":["Bookkeeping","Capital Gains Tax","Business Income Tax","Personal Income Tax","Corporation Tax","Value Added Tax","Budgeting and Forecasting","Company Secretarial Services","Payroll","Computerised Accountancy Systems","Financial Accounting \u0026 Accounts Preparation for sole traders and partnerships","Financial Accounting \u0026 Accounts Preparation for statutory purposes"]},{"nm":"Stephanie Jackson","ph":"01215502101","tn":"Cradley <text:soft-page-break/>Heath","uid":"308624","cn":"Phipps Wakefield Accountants Ltd","ad1":"17 High Haden Crescent","ad2":"","ad3":"","cty":"West Midlands","pc":"B64 7PD","url":"","dl":"FMAAT","filters":{"ad":"811000000","em":"1","wtl":"0","mtl":"0","web":"1"},"mips":["Financial Accounting \u0026 Accounts Preparation for sole traders and partnerships","Business Income Tax","Management Accounting","Corporation Tax","Payroll","Company Secretarial Services","Value Added Tax","Inheritance Tax","Financial Accounting \u0026 Accounts Preparation for statutory purposes","Computerised Accountancy Systems","Budgeting and Forecasting","Personal Income Tax","Capital Gains Tax","Bookkeeping"]},{"nm":"Diana Jacques","ph":"01773824467","tn":"Belper","uid":"303152","cn":"AJX Book-Keeping Services","ad1":"30 Jodrell Avenue","ad2":"","ad3":"","cty":"Derbyshire","pc":"DE56 0DY","url":"","dl":"FMAAT","filters":{"ad":"811000001","em":"1","wtl":"1","mtl":"1","web":"1"},"mips":["Value Added Tax","Payroll","Bookkeeping","Management Accounting"]},{"nm":"Isam Jafar","ph":"07836232392","tn":"London","uid":"101336","cn":"IJ Accounting Consultancy","ad1":"34 Londesborough Road","ad2":"","ad3":"","cty":"","pc":"N16 8RP","url":"www.ijaccountingconsultancy.co.uk","dl":"FMAAT","filters":{"ad":"811000000","em":"1","wtl":"1","mtl":"1","web":"1"},"mips":["Payroll","Value Added Tax","Business Income Tax","Bookkeeping","Corporation Tax","Computerised Accountancy Systems","Management Accounting","Financial Accounting \u0026 Accounts Preparation for sole traders and partnerships","Budgeting and Forecasting","Capital Gains Tax","Financial Accounting \u0026 Accounts Preparation for statutory purposes","Personal Income Tax"]},{"nm":"Jana Jaklovska","ph":false,"tn":"Newbury","uid":"363536","cn":"J \u0026 J Accounting and Taxation Services Ltd","ad1":"14 De Montfort Road","ad2":false,"ad3":false,"cty":false,"pc":"RF14 1TA","url":false,"dl":"AATQB","filters":{"ad":"811000001","em":"1","wtl":"0","mtl":"0","web":"1"},"mips":["Financial Accounting \u0026 Accounts Preparation for sole traders and partnerships","Computerised Accountancy Systems","Bookkeeping","Value Added Tax"]},{"nm":"Karina Jakovleva","ph":"07825448915","tn":"Rushden","uid":"158005","cn":"Square Business Services","ad1":"22 Balmoral Avenue","ad2":"","ad3":"","cty":"Northamptonshire","pc":"NN10 0BE","url":"","dl":"MAAT","filters":{"ad":"811000000","em":"1","wtl":"1","mtl":"1","web":"1"},"mips":["Independent Examination","Financial Accounting \u0026 Accounts Preparation for statutory purposes","Bookkeeping","Management Accounting","Inheritance Tax","Personal Income Tax","Capital Gains Tax","Payroll","Budgeting and Forecasting","Forensic Accounting","Value Added Tax","Financial Accounting \u0026 Accounts Preparation for sole traders and partnerships","Corporation Tax","Business Income Tax"]},{"nm":"Rashid Jalal","ph":"07832113114","tn":"Stoke-on-trent","uid":"290901","cn":"Rashid Accountants","ad1":"153 Leek Road","ad2":"","ad3":"","cty":"Staffordshire","pc":"ST4 2BW","url":"","dl":"MAAT","filters":{"ad":"811000000","em":"1","wtl":"0","mtl":"0","web":"0"},"mips":["Value Added Tax","Corporation Tax","Independent Examination","Company Secretarial Services","Bookkeeping","Personal Income Tax","Financial Accounting \u0026 Accounts Preparation for statutory purposes","Business Income Tax","Payroll","Computerised Accountancy Systems","Budgeting and Forecasting","Financial Accounting \u0026 Accounts Preparation for sole traders and partnerships","Management Accounting","Capital Gains Tax"]},{"nm":"Natasha Jamaludin","ph":false,"tn":"Bedford","uid":"1778746","cn":"The Accounting Tech","ad1":"20 Dawlish Drive","ad2":false,"ad3":false,"cty":false,"pc":"MK40 3BB","url":false,"dl":"MAAT","filters":{"ad":"811000001","em":"1","wtl":"1","mtl":"1","web":"1"},"mips":["Computerised Accountancy Systems","Financial Accounting \u0026 Accounts Preparation for sole traders and partnerships","Value Added Tax","Company</text:p>
      <text:p text:style-name="P1"><text:soft-page-break/><text:s/>Secretarial Services","Payroll","Bookkeeping"]},{"nm":"Debora James","ph":"07974463402","tn":"Cardigan","uid":"116061","cn":"D James Bookkeeping Services","ad1":"Llwyngwydd","ad2":"Glanrhyd","ad3":"","cty":"Dyfed","pc":"SA43 3PH","url":"","dl":"MAAT","filters":{"ad":"811000001","em":"1","wtl":"1","mtl":"0","web":"0"},"mips":["Value Added Tax","Financial Accounting \u0026 Accounts Preparation for statutory purposes","Financial Accounting \u0026 Accounts Preparation for sole traders and partnerships","Computerised Accountancy Systems","Budgeting and Forecasting","Personal Income Tax","Bookkeeping","Management Accounting","Payroll"]},{"nm":"Luke James","ph":"","tn":"MANSFIELD","uid":"201251","cn":"James Professional Ltd","ad1":"53 Birkland Avenue","ad2":"Mansfield Woodhouse","ad3":"","cty":"Nottinghamshire","pc":"NG19 9BZ","url":"","dl":"MAAT","filters":{"ad":"811000001","em":"1","wtl":"1","mtl":"1","web":"0"},"mips":["Budgeting and Forecasting","Payroll","Business Income Tax","Corporation Tax","Bookkeeping","Personal Income Tax","Financial Accounting \u0026 Accounts Preparation for statutory purposes","Financial Accounting \u0026 Accounts Preparation for sole traders and partnerships","Capital Gains Tax","Company Secretarial Services","Computerised Accountancy Systems","Value Added Tax","Inheritance Tax","Management Accounting"]},{"nm":"Michael James","ph":"7912117998","tn":"Ashford","uid":"221020","cn":"Michael T James","ad1":"33 Constantine Road","ad2":false,"ad3":false,"cty":"Kent","pc":"TN23 3PN","url":false,"dl":"FMAAT","filters":{"ad":"811000000","em":"1","wtl":"1","mtl":"0","web":"1"},"mips":["Financial Accounting \u0026 Accounts Preparation for statutory purposes","Independent Examination","Bookkeeping","Budgeting and Forecasting","Personal Income Tax","Company Secretarial Services","Corporation Tax","Financial Accounting \u0026 Accounts Preparation for sole traders and partnerships","Payroll","Computerised Accountancy Systems","Business Income Tax","Limited Assurance Engagement","Inheritance Tax","Capital Gains Tax","Value Added Tax","Management Accounting"]},{"nm":"Andrew James","ph":"01205362900","tn":"Boston","uid":"290774","cn":"James \u0026 Co Accountants Limited","ad1":"100 Wide Bargate","ad2":"Wide Bargate","ad3":"","cty":"Lincolnshire","pc":"PE21 6SE","url":"","dl":"FMAAT","filters":{"ad":"811000000","em":"1","wtl":"1","mtl":"1","web":"1"},"mips":["Inheritance Tax","Value Added Tax","Business Income Tax","Management Accounting","Independent Examination","Payroll","Financial Accounting \u0026 Accounts Preparation for sole traders and partnerships","Corporation Tax","Bookkeeping","Company Secretarial Services","Financial Accounting \u0026 Accounts Preparation for statutory purposes","Capital Gains Tax","Personal Income Tax"]},{"nm":"Nicholas James","ph":"01216847522","tn":"Birmingham","uid":"303690","cn":"NJ Accountancy Services (Mids)","ad1":"109 Heath Way","ad2":"","ad3":"","cty":"West Midlands","pc":"B34 6LG","url":"","dl":"FMAAT","filters":{"ad":"811000000","em":"1","wtl":"1","mtl":"0","web":"0"},"mips":["Value Added Tax","Computerised Accountancy Systems","Financial Accounting \u0026 Accounts Preparation for sole traders and partnerships","Budgeting and Forecasting","Management Accounting","Independent Examination","Financial Accounting \u0026 Accounts Preparation for statutory purposes","Limited Assurance Engagement","Bookkeeping","Corporation Tax","Business Income Tax","Company Secretarial Services","Personal Income Tax","Payroll","Capital Gains Tax"]},{"nm":"Richard James","ph":"07905524550","tn":"Bicester","uid":"312605","cn":"Richards James T\/a Small Business Accounting \u0026 Tax Solutions","ad1":"7 Priory Road","ad2":"","ad3":"","cty":"Oxfordshire","pc":"OX26 6BL","url":"","dl":"FMAAT","filters":{"ad":"811000001","em":"1","wtl":"0","mtl":"0","web":"0"},"mips":["Independent Examination","Payroll","Value Added Tax","Corporation Tax","Management Accounting","Capital Gains Tax","Financial Accounting \u0026 Accounts Preparation for sole traders and <text:soft-page-break/>partnerships","Financial Accounting \u0026 Accounts Preparation for statutory purposes","Bookkeeping","Business Income Tax","Company Secretarial Services","Personal Income Tax"]},{"nm":"Rasmita Jamieson","ph":"01628484568","tn":"Marlow","uid":"307318","cn":"Abacist Accountancy Services","ad1":"2 Barnhill Road","ad2":"","ad3":"","cty":"Buckinghamshire","pc":"SL7 3EZ","url":"","dl":"MAAT","filters":{"ad":"811000000","em":"1","wtl":"0","mtl":"0","web":"1"},"mips":["Payroll","Management Accounting","Financial Accounting \u0026 Accounts Preparation for sole traders and partnerships","Financial Accounting \u0026 Accounts Preparation for statutory purposes","Value Added Tax","Budgeting and Forecasting","Bookkeeping"]},{"nm":"Elizabeth Jamison","ph":"01239613725","tn":"Cardigan","uid":"276853","cn":"JJ Accounting Services","ad1":"Riverside House","ad2":"Spring Gardens","ad3":"St. Dogmaels Road","cty":"Dyfed","pc":"SA43 3AX","url":"","dl":"MAAT","filters":{"ad":"811000000","em":"1","wtl":"1","mtl":"0","web":"0"},"mips":["Bookkeeping","Corporation Tax","Value Added Tax","Business Income Tax","Financial Accounting \u0026 Accounts Preparation for statutory purposes","Independent Examination","Financial Accounting \u0026 Accounts Preparation for sole traders and partnerships","Payroll","Personal Income Tax"]},{"nm":"Pratikkumar Jani","ph":false,"tn":"London","uid":"71880","cn":"Bizpulse Ltd","ad1":"International House","ad2":"24 Holborn Viaduct","ad3":false,"cty":false,"pc":"EC1A 2BN","url":false,"dl":"FMAAT","filters":{"ad":"811000000","em":"1","wtl":"1","mtl":"1","web":"1"},"mips":["Budgeting and Forecasting","Computerised Accountancy Systems","Value Added Tax","Management Accounting","Financial Accounting \u0026 Accounts Preparation for sole traders and partnerships","Payroll","Company Secretarial Services","Capital Gains Tax","Independent Examination","Inheritance Tax","Corporation Tax","Limited Assurance Engagement","Personal Income Tax","Financial Accounting \u0026 Accounts Preparation for statutory purposes","Bookkeeping","Business Income Tax"]},{"nm":"Pawel Janicki","ph":"7890200651","tn":"Southampton","uid":"135315","cn":"Omnipol Accounting Ltd","ad1":"24 High Street","ad2":"","ad3":"","cty":"Hampshire","pc":"SO14 2DF","url":"http:\/\/omnipol.co.uk","dl":"MAAT","filters":{"ad":"811000001","em":"1","wtl":"0","mtl":"0","web":"0"},"mips":["Value Added Tax","Bookkeeping","Corporation Tax","Computerised Accountancy Systems","Budgeting and Forecasting","Financial Accounting \u0026 Accounts Preparation for statutory purposes","Capital Gains Tax","Business Income Tax","Financial Accounting \u0026 Accounts Preparation for sole traders and partnerships","Company Secretarial Services","Personal Income Tax","Management Accounting","Payroll"]},{"nm":"Edita Janusauskaite","ph":"07784832031","tn":"Ilford","uid":"80332","cn":"Buhalterija UK Ltd","ad1":"40 Khartoum Road","ad2":"","ad3":"","cty":"","pc":"IG1 2NP","url":"","dl":"MAAT","filters":{"ad":"811000001","em":"1","wtl":"1","mtl":"1","web":"1"},"mips":["Financial Accounting \u0026 Accounts Preparation for statutory purposes","Management Accounting","Business Income Tax","Corporation Tax","Value Added Tax","Payroll","Financial Accounting \u0026 Accounts Preparation for sole traders and partnerships","Personal Income Tax","Bookkeeping"]},{"nm":"Gilly-Ann Jarvis","ph":"01752695441","tn":"Plymouth","uid":"309039","cn":"GA Jarvis \u0026 Co","ad1":"14 Skylark Rise","ad2":"Woolwell","ad3":false,"cty":"Devon","pc":"PL6 7SN","url":false,"dl":"FMAAT","filters":{"ad":"811000000","em":"1","wtl":"0","mtl":"0","web":"1"},"mips":["Management Accounting","Business Income Tax","Payroll","Bookkeeping","Capital Gains Tax","Personal Income Tax","Financial Accounting \u0026 Accounts Preparation for sole traders and partnerships","Value Added Tax","Financial Accounting \u0026 Accounts Preparation for statutory purposes","Budgeting and Forecasting","Corporation Tax"]},{"nm":"Ali Jaw","ph":"07950244741","tn":"Worcester","uid":"292284","cn":"AM-Accounting \u0026 <text:soft-page-break/>Business Advisors Ltd","ad1":"63-64 Foregate Street","ad2":"","ad3":"","cty":"Worcestershire","pc":"WR1 1DX","url":"","dl":"FMAAT","filters":{"ad":"811000000","em":"1","wtl":"1","mtl":"1","web":"1"},"mips":["Business Income Tax","Payroll","Value Added Tax","Financial Accounting \u0026 Accounts Preparation for statutory purposes","Bookkeeping","Financial Accounting \u0026 Accounts Preparation for sole traders and partnerships","Corporation Tax","Capital Gains Tax","Computerised Accountancy Systems","Independent Examination","Personal Income Tax"]},{"nm":"Kader Mohideen Jawali Ameen","ph":"02082211154","tn":"LONDON","uid":"1612211","cn":"Tax and Accounting Hub","ad1":"Hallings Wharf Studio office","ad2":"No.1A Cam Road","ad3":"","cty":"","pc":"E15 2SY","url":"","dl":"MAAT","filters":{"ad":"811000000","em":"1","wtl":"1","mtl":"1","web":"1"},"mips":["Financial Accounting \u0026 Accounts Preparation for sole traders and partnerships","Computerised Accountancy Systems","Payroll","Financial Accounting \u0026 Accounts Preparation for statutory purposes","Personal Income Tax","Corporation Tax","Business Income Tax","Bookkeeping"]},{"nm":"Florence Jawo","ph":false,"tn":"Essex","uid":"291289","cn":"TFJ Accountancy Ltd","ad1":"86 Reede Road","ad2":false,"ad3":false,"cty":false,"pc":"RM10 8DT","url":false,"dl":"FMAAT","filters":{"ad":"811000001","em":"1","wtl":"0","mtl":"1","web":"0"},"mips":["Personal Income Tax","Business Income Tax","Value Added Tax","Company Secretarial Services","Corporation Tax","Independent Examination","Management Accounting","Bookkeeping","Payroll"]},{"nm":"Belynda Jay","ph":"02392592751","tn":"Waterlooville","uid":"294580","cn":"Accountants Are Not All Boring Limited","ad1":"127 Hazleton Way","ad2":false,"ad3":false,"cty":"Hampshire","pc":"PO8 9DR","url":false,"dl":"MAAT","filters":{"ad":"811000001","em":"1","wtl":"1","mtl":"0","web":"0"},"mips":["Financial</text:p>
      <text:p text:style-name="P1"><text:s/>Accounting \u0026 Accounts Preparation for sole traders and partnerships","Corporation Tax","Business Income Tax","Financial Accounting \u0026 Accounts Preparation for statutory purposes","Personal Income Tax","Value Added Tax","Bookkeeping"]},{"nm":"Lindsey Jaycock","ph":"01159231532","tn":"Nottingham","uid":"85469","cn":"Denhams","ad1":"32 Seathwaite Close","ad2":"West Bridgford","ad3":"","cty":"Nottinghamshire","pc":"NG2 6SF","url":"","dl":"MAAT","filters":{"ad":"811000001","em":"0","wtl":"0","mtl":"1","web":"0"},"mips":["Financial Accounting \u0026 Accounts Preparation for sole traders and partnerships","Corporation Tax","Bookkeeping","Value Added Tax","Capital Gains Tax","Business Income Tax","Payroll","Personal Income Tax","Financial Accounting \u0026 Accounts Preparation for statutory purposes"]},{"nm":"Phil Jaycock","ph":"01407644643","tn":"Llangefni","uid":"287527","cn":"Clear Accounting Ltd","ad1":"Unit 5 Bryn Cefni Industrial Park","ad2":"","ad3":"","cty":"Gwynedd","pc":"LL77 7XA","url":"www.clear-accounting.net","dl":"FMAAT","filters":{"ad":"811000000","em":"1","wtl":"1","mtl":"0","web":"1"},"mips":["Corporation Tax","Bookkeeping","Payroll","Personal Income Tax","Value Added Tax","Business Income Tax","Computerised Accountancy Systems","Management Accounting","Financial Accounting \u0026 Accounts Preparation for statutory purposes","Financial Accounting \u0026 Accounts Preparation for sole traders and partnerships","Budgeting and Forecasting"]},{"nm":"Victoria Jayes","ph":false,"tn":"Essex","uid":"201212","cn":"Whole Caboodle Management","ad1":"74 Holland Road","ad2":"Maidstone","ad3":false,"cty":"Kent","pc":"ME14 1UT","url":"www.whole-caboodle.com","dl":"MAAT","filters":{"ad":"811000001","em":"1","wtl":"0","mtl":"1","web":"0"},"mips":["Bookkeeping","Financial Accounting \u0026 Accounts Preparation for sole traders and partnerships","Financial Accounting \u0026 Accounts Preparation for statutory purposes","Budgeting and Forecasting","Management Accounting","Payroll","Computerised Accountancy Systems","Company Secretarial Services","Personal Income Tax","Value Added Tax"]},{"nm":"Ashley Jayne","ph":false,"tn":"PENZANCE","uid":"265261","cn":"The Backroom (UK) Ltd","ad1":"10 Penrose Terrace","ad2":false,"ad3":false,"cty":"Cornwall","pc":"TR18 <text:soft-page-break/>2SY","url":"www.backroom.biz","dl":"MAAT","filters":{"ad":"811000000","em":"1","wtl":"1","mtl":"0","web":"1"},"mips":["Management Accounting","Personal Income Tax","Capital Gains Tax","Business Income Tax","Bookkeeping","Payroll","Financial Accounting \u0026 Accounts Preparation for statutory purposes","Value Added Tax","Financial Accounting \u0026 Accounts Preparation for sole traders and partnerships","Computerised Accountancy Systems","Corporation Tax"]},{"nm":"Gregory Jean-Baptiste","ph":"02085409725","tn":"London","uid":"310895","cn":"Premier Accountancy Services","ad1":" 193","ad2":"34 Buckingham Palace Road","ad3":"Belgravia","cty":"","pc":"SW1W 0RH","url":"","dl":"FMAAT","filters":{"ad":"811000001","em":"1","wtl":"1","mtl":"0","web":"0"},"mips":["Financial Accounting \u0026 Accounts Preparation for statutory purposes","Computerised Accountancy Systems","Company Secretarial Services","Payroll","Management Accounting","Budgeting and Forecasting","Corporation Tax","Personal Income Tax","Financial Accounting \u0026 Accounts Preparation for sole traders and partnerships","Bookkeeping","Capital Gains Tax","Business Income Tax","Value Added Tax","Inheritance Tax"]},{"nm":"Miroslawa Jedrzejewska","ph":"07835840916","tn":"Greenford","uid":"2119636","cn":"Miroslawa Jedrzejewska","ad1":"114 Jeymer Drive","ad2":"","ad3":"","cty":"Middlesex","pc":"UB6 8NU","url":"","dl":"MAAT","filters":{"ad":"811000001","em":"1","wtl":"1","mtl":"1","web":"0"},"mips":["Personal Income Tax","Corporation Tax","Payroll","Value Added Tax","Capital Gains Tax","Business Income Tax","Computerised Accountancy Systems","Financial Accounting \u0026 Accounts Preparation for statutory purposes","Financial Accounting \u0026 Accounts Preparation for sole traders and partnerships","Bookkeeping"]},{"nm":"Michael Jefferies","ph":"01453836683835050","tn":"NAILSWORTH","uid":"306919","cn":"Accountants and Taxation Agent Ltd ","ad1":"Town Hall","ad2":"Old Bristol Road","ad3":"","cty":"Gloucestershire","pc":"GL6 0JF","url":"","dl":"FMAAT","filters":{"ad":"811000000","em":"1","wtl":"0","mtl":"0","web":"1"},"mips":["Value Added Tax","Corporation Tax","Company Secretarial Services","Budgeting and Forecasting","Payroll","Personal Income Tax","Financial Accounting \u0026 Accounts Preparation for sole traders and partnerships","Bookkeeping","Independent Examination","Business Income Tax","Management Accounting","Capital Gains Tax","Financial Accounting \u0026 Accounts Preparation for statutory purposes"]},{"nm":"Katy Jeffery","ph":"07912221894","tn":"Barnstaple","uid":"60026","cn":"KTJ Accounting","ad1":"20 Belmont Road","ad2":"","ad3":"","cty":"Devon","pc":"EX32 7HF","url":"","dl":"FMAAT","filters":{"ad":"811000001","em":"1","wtl":"0","mtl":"0","web":"1"},"mips":["Financial Accounting \u0026 Accounts Preparation for sole traders and partnerships","Business Income Tax","Personal Income Tax","Value Added Tax","Payroll","Bookkeeping","Financial Accounting \u0026 Accounts Preparation for statutory purposes"]},{"nm":"Alison Jeffery","ph":"01425839826","tn":"Lymington","uid":"92758","cn":"Coastal Accountancy","ad1":"50 Woodlands Park","ad2":"Stopples Lane","ad3":"Hordle","cty":"Hampshire","pc":"SO41 0JB","url":"","dl":"MAAT","filters":{"ad":"811000001","em":"1","wtl":"1","mtl":"0","web":"0"},"mips":["Capital Gains Tax","Bookkeeping","Value Added Tax","Personal Income Tax","Business Income Tax","Payroll","Financial Accounting \u0026 Accounts Preparation for statutory purposes","Financial Accounting \u0026 Accounts Preparation for sole traders and partnerships","Corporation Tax"]},{"nm":"Denise Jeffery","ph":"01892853648","tn":"Crowborough","uid":"277671","cn":"D J Financial Services Limited","ad1":"Greystones","ad2":"Mark Cross","ad3":"","cty":"East Sussex","pc":"TN6 3PL","url":"","dl":"FMAAT","filters":{"ad":"811000000","em":"1","wtl":"1","mtl":"0","web":"0"},"mips":["Bookkeeping","Personal Income Tax","Company Secretarial Services","Management Accounting","Corporation <text:soft-page-break/>Tax","Financial Accounting \u0026 Accounts Preparation for statutory purposes","Computerised Accountancy Systems","Independent Examination","Financial Accounting \u0026 Accounts Preparation for sole traders and partnerships","Budgeting and Forecasting","Value Added Tax","Payroll"]},{"nm":"Jane Jeffrey","ph":"07941075923","tn":"Harrogate","uid":"295276","cn":"Jane Jeffrey","ad1":"13 Unity Grove","ad2":"","ad3":"","cty":"North Yorkshire","pc":"HG1 2AQ","url":"","dl":"MAAT","filters":{"ad":"811000001","em":"1","wtl":"0","mtl":"0","web":"0"},"mips":["Bookkeeping","Personal Income Tax","Payroll","Financial Accounting \u0026 Accounts Preparation for statutory purposes","Value Added Tax","Financial Accounting \u0026 Accounts Preparation for sole traders and partnerships","Business Income Tax"]},{"nm":"Anjna Jehlwal","ph":false,"tn":"Surrey","uid":"1897796","cn":"Jewel Bookkeeping Services","ad1":"18 Mole Place","ad2":"West Molesey","ad3":false,"cty":false,"pc":"KT8 2AG","url":false,"dl":"AATQB","filters":{"ad":"811000001","em":"1","wtl":"0","mtl":"1","web":"0"},"mips":["Computerised Accountancy Systems","Bookkeeping","Value Added Tax","Financial Accounting \u0026 Accounts Preparation for sole traders and partnerships"]},{"nm":"Robert Jenkins","ph":"01650531743","tn":"Machynlleth","uid":"155306","cn":"Jenkins Accounting","ad1":"Tyn yr Ardd","ad2":"Dinas Mawddwy","ad3":false,"cty":"Powys","pc":"SY20 9LN","url":false,"dl":"MAAT","filters":{"ad":"811000000","em":"1","wtl":"1","mtl":"0","web":"0"},"mips":["Financial Accounting \u0026 Accounts Preparation for statutory purposes","Payroll","Corporation Tax","Personal Income Tax","Business Income Tax","Capital Gains Tax","Financial Accounting \u0026 Accounts Preparation for sole traders and partnerships","Value Added Tax","Bookkeeping"]},{"nm":"Sarah Jenkins","ph":false,"tn":"Cambridge","uid":"188778","cn":"Sarah Jenkins","ad1":"79 Capper Road","ad2":"Waterbeach","ad3":false,"cty":false,"pc":"CB25 9NZ","url":false,"dl":"MAAT","filters":{"ad":"811000000","em":"1","wtl":"0","mtl":"1","web":"0"},"mips":["Financial Accounting \u0026 Accounts Preparation for sole traders and partnerships","Value Added Tax","Bookkeeping"]},{"nm":"Trevor Jenkins-Johnston","ph":false,"tn":"Gravesend","uid":"310668","cn":"JJ And JJ Ltd","ad1":"30 Ivy Close","ad2":false,"ad3":false,"cty":"Kent","pc":"DA12 5NP","url":"www.jjacountants.co.uk","dl":"MAAT","filters":{"ad":"0","em":"0","wtl":"0","mtl":"0","web":"0"},"mips":["Payroll","Bookkeeping","Budgeting and Forecasting","Financial Accounting \u0026 Accounts Preparation for sole traders and partnerships","Business Income Tax","Management Accounting","Corporation Tax","Value Added Tax","Financial Accounting \u0026 Accounts Preparation for statutory purposes","Personal Income Tax","Computerised Accountancy Systems"]},{"nm":"Martin Jenner","ph":false,"tn":"Maidstone","uid":"285506","cn":"Jenner Accounting \u0026 Bookkeeping Services","ad1":"6 Newton Close","ad2":false,"ad3":false,"cty":false,"pc":"ME16 8BN","url":false,"dl":"MAAT","filters":{"ad":"811000000","em":"1","wtl":"1","mtl":"1","web":"1"},"mips":["Bookkeeping","Budgeting and Forecasting","Financial Accounting \u0026 Accounts Preparation for sole traders and partnerships","Personal Income Tax","Management Accounting","Computerised Accountancy Systems","Value Added Tax","Payroll"]},{"nm":"Rosa Jennings O\u0027Connor","ph":"01275331905","tn":"Shepton Mallet","uid":"286491","cn":"Rosa Jennings-O\u0027connor","ad1":"2A Cornwall Road","ad2":"","ad3":"","cty":"Somerset","pc":"BA4 5UP","url":"","dl":"MAAT","filters":{"ad":"811000000","em":"1","wtl":"0","mtl":"0","web":"0"},"mips":["Corporation</text:p>
      <text:p text:style-name="P1"><text:s/>Tax","Value Added Tax","Financial Accounting \u0026 Accounts Preparation for statutory purposes","Payroll","Company Secretarial Services","Bookkeeping","Personal Income Tax","Financial Accounting \u0026 Accounts Preparation for sole traders and partnerships","Business Income Tax"]},{"nm":"Monica Jervis","ph":"01243532490","tn":"Chichester","uid":"295230","cn":"The Chichester Accountants <text:soft-page-break/>Ltd","ad1":"Forum House Business Centre","ad2":"Stirling Road","ad3":"","cty":"West Sussex","pc":"PO19 7DN","url":"","dl":"FMAAT","filters":{"ad":"811000001","em":"1","wtl":"1","mtl":"0","web":"1"},"mips":["Corporation Tax","Business Income Tax","Payroll","Budgeting and Forecasting","Capital Gains Tax","Company Secretarial Services","Independent Examination","Computerised Accountancy Systems","Bookkeeping","Value Added Tax","Financial Accounting \u0026 Accounts Preparation for sole traders and partnerships","Personal Income Tax","Financial Accounting \u0026 Accounts Preparation for statutory purposes","Management Accounting"]},{"nm":"Abdullah Jheengoor","ph":"02089479931","tn":"London","uid":"311580","cn":"Abk Accountancy Services","ad1":"59 Ashen Grove","ad2":"","ad3":"Winbledon Park","cty":"","pc":"SW19 8BL","url":"","dl":"FMAAT","filters":{"ad":"811000000","em":"1","wtl":"0","mtl":"0","web":"1"},"mips":["Financial Accounting \u0026 Accounts Preparation for sole traders and partnerships","Capital Gains Tax","Business Income Tax","Computerised Accountancy Systems","Bookkeeping","Personal Income Tax","Financial Accounting \u0026 Accounts Preparation for statutory purposes","Corporation Tax","Payroll","Value Added Tax","Company Secretarial Services"]},{"nm":"Jenny Johns","ph":"1237423950","tn":"Bideford","uid":"275726","cn":"Koru Bookkeeping Service","ad1":"23 Benson Drive","ad2":"Northam","ad3":"","cty":"Devon","pc":"EX39 1UY","url":"http:\/\/www.korubookkeepingservice.co.uk\/","dl":"MAAT","filters":{"ad":"811000000","em":"1","wtl":"1","mtl":"1","web":"1"},"mips":["Payroll","Value Added Tax","Computerised Accountancy Systems","Bookkeeping"]},{"nm":"Hannah Johnson","ph":"","tn":"Warwickshire","uid":"79391","cn":"Payroll Poppins Limited","ad1":"7 Clarendon Place","ad2":"Leamington Spa","ad3":"","cty":"","pc":"CV32 SQL","url":"","dl":"MAAT","filters":{"ad":"811000000","em":"1","wtl":"1","mtl":"1","web":"1"},"mips":["Value Added Tax","Bookkeeping","Internal Audit","Computerised Accountancy Systems","Corporation Tax","Company Secretarial Services","Business Income Tax","Payroll","Capital Gains Tax","Personal Income Tax","Financial Accounting \u0026 Accounts Preparation for sole traders and partnerships","Financial Accounting \u0026 Accounts Preparation for statutory purposes","Budgeting and Forecasting","Management Accounting"]},{"nm":"Penelope Johnson","ph":"","tn":"Bath","uid":"215360","cn":"Penny Johnson Bookkeeping Services","ad1":"13 Bathford Hill","ad2":"","ad3":"","cty":"","pc":"BAI 75W","url":"","dl":"AATQB","filters":{"ad":"811000001","em":"1","wtl":"1","mtl":"1","web":"1"},"mips":["Computerised Accountancy Systems","Value Added Tax","Financial Accounting \u0026 Accounts Preparation for sole traders and partnerships","Bookkeeping"]},{"nm":"James Johnson","ph":"01485534948","tn":"Hunstanton","uid":"273338","cn":"James Johnson \u0026 Co (Accountancy) Ltd","ad1":"7 Peddars Drive","ad2":"","ad3":"","cty":"Norfolk","pc":"PE36 6HF","url":"","dl":"FMAAT","filters":{"ad":"811000000","em":"1","wtl":"1","mtl":"0","web":"0"},"mips":["Computerised Accountancy Systems","Business Income Tax","Corporation Tax","Financial Accounting \u0026 Accounts Preparation for statutory purposes","Independent Examination","Management Accounting","Capital Gains Tax","Personal Income Tax","Payroll","Value Added Tax","Financial Accounting \u0026 Accounts Preparation for sole traders and partnerships","Bookkeeping"]},{"nm":"Dawn Johnson","ph":"01394672562","tn":"Felixstowe","uid":"273384","cn":"Account-wryte Ltd","ad1":"160a Hamilton Road","ad2":"","ad3":"","cty":"Suffolk","pc":"IP11 7DU","url":"","dl":"FMAAT","filters":{"ad":"811000000","em":"1","wtl":"0","mtl":"0","web":"0"},"mips":{"0":"Value Added Tax","1":"Financial Accounting \u0026 Accounts Preparation for statutory purposes","2":"Independent Examination","4":"Management Accounting","5":"Financial Accounting \u0026 Accounts Preparation for sole traders and partnerships","6":"Personal Income Tax","7":"Payroll","8":"Capital Gains Tax","9":"Budgeting and Forecasting","10":"Computerised <text:soft-page-break/>Accountancy Systems","11":"Company Secretarial Services","12":"Bookkeeping","13":"Corporation Tax","14":"Business Income Tax"}},{"nm":"Gary Johnson","ph":"01253394824","tn":"Poulton-Le-Fylde","uid":"284937","cn":"Johnsons Accountancy Services Ltd","ad1":"20 Moresby Avenue","ad2":"Normoss","ad3":"","cty":"Lancashire","pc":"FY3 7ST","url":"","dl":"FMAAT","filters":{"ad":"811000000","em":"1","wtl":"0","mtl":"0","web":"0"},"mips":["Business Income Tax","Bookkeeping","Personal Income Tax","Value Added Tax","Financial Accounting \u0026 Accounts Preparation for statutory purposes","Capital Gains Tax","Financial Accounting \u0026 Accounts Preparation for sole traders and partnerships","Budgeting and Forecasting","Corporation Tax","Payroll"]},{"nm":"Beverley Johnson","ph":"7802493751","tn":"North Thoresby","uid":"292118","cn":"Sigma Office Solutions Ltd","ad1":"4 The Foundry","ad2":"High Street","ad3":"","cty":"Lincolnshire","pc":"DN36 5PL","url":"","dl":"MAAT","filters":{"ad":"811000001","em":"1","wtl":"0","mtl":"0","web":"1"},"mips":["Computerised Accountancy Systems","Financial Accounting \u0026 Accounts Preparation for sole traders and partnerships","Value Added Tax","Payroll","Company Secretarial Services","Bookkeeping","Business Income Tax","Budgeting and Forecasting","Management Accounting"]},{"nm":"Michele Johnson","ph":"01295670770","tn":"Warwick","uid":"301309","cn":"Johnson \u0026 Associates Ltd","ad1":"Temperance House","ad2":"Radway","ad3":"","cty":"Warwickshire","pc":"CV35 0UQ","url":"","dl":"FMAAT","filters":{"ad":"811000000","em":"0","wtl":"1","mtl":"0","web":"0"},"mips":["Bookkeeping","Value Added Tax","Financial Accounting \u0026 Accounts Preparation for sole traders and partnerships","Personal Income Tax","Financial Accounting \u0026 Accounts Preparation for statutory purposes","Computerised Accountancy Systems","Corporation Tax","Business Income Tax","Internal Audit","Management Accounting","Company Secretarial Services","Inheritance Tax","Capital Gains Tax","Budgeting and Forecasting","Payroll"]},{"nm":"Deborah Johnson","ph":"01305871982","tn":"Weymouth","uid":"301328","cn":"Time Bookkeeping Services","ad1":"3 Helston Close","ad2":"Portesham","ad3":false,"cty":"Dorset","pc":"DT3 4EY","url":false,"dl":"MAAT","filters":{"ad":"811000000","em":"1","wtl":"1","mtl":"0","web":"1"},"mips":["Value Added Tax","Financial Accounting \u0026 Accounts Preparation for statutory purposes","Payroll","Management Accounting","Financial Accounting \u0026 Accounts Preparation for sole traders and partnerships","Bookkeeping"]},{"nm":"Nigel Johnson","ph":"01353727132","tn":"Ely","uid":"310853","cn":"Johnson \u0026 Co Accountants Ltd","ad1":"30a High Street","ad2":"Soham","ad3":"","cty":"Cambridgeshire","pc":"CB7 5HE","url":"","dl":"MAAT","filters":{"ad":"811000000","em":"0","wtl":"1","mtl":"0","web":"0"},"mips":["Financial Accounting \u0026 Accounts Preparation for statutory purposes","Budgeting and Forecasting","Capital Gains Tax","Payroll","Personal Income Tax","Value Added Tax","Financial Accounting \u0026 Accounts Preparation for sole traders and partnerships","Independent Examination","Computerised Accountancy Systems","Corporation Tax","Management Accounting","Bookkeeping","Business Income Tax","Inheritance Tax","Company Secretarial Services"]},{"nm":"Claire Johnson","ph":"07771552006","tn":"Houghton Le Spring","uid":"311344","cn":"CJ Accounting (NE) Ltd","ad1":"16 Chigwell Close","ad2":"Penshaw","ad3":"","cty":"Tyne and Wear","pc":"DH4 7EB","url":"","dl":"MAAT","filters":{"ad":"811000000","em":"0","wtl":"1","mtl":"0","web":"0"},"mips":["Business Income Tax","Value Added Tax","Management Accounting","Payroll","Corporation Tax","Financial Accounting \u0026 Accounts Preparation for statutory purposes","Budgeting and Forecasting","Financial Accounting \u0026 Accounts Preparation for sole traders and partnerships","Computerised Accountancy Systems","Personal Income Tax","Bookkeeping","Company Secretarial Services"]},{"nm":"David <text:soft-page-break/>Johnson","ph":"01507526071","tn":"HORNCASTLE","uid":"311518","cn":"Dexter \u0026 Sharpe Consultancy Ltd","ad1":"Dexter \u0026 Sharpe","ad2":"20-22 Bridge Street","ad3":false,"cty":"Lincolnshire","pc":"LN9 5HZ","url":"www.dextersharpe.co.uk","dl":"MAAT","filters":{"ad":"811000000","em":"1","wtl":"1","mtl":"1","web":"1"},"mips":["Personal Income Tax","Financial Accounting \u0026 Accounts Preparation for sole traders and partnerships","Payroll","Value Added Tax","Capital Gains Tax","Inheritance Tax","Management Accounting","Company Secretarial Services","Independent Examination","Business Income Tax","Financial Accounting \u0026 Accounts Preparation for statutory purposes","Corporation Tax","Bookkeeping","Budgeting and Forecasting","Computerised Accountancy Systems"]},{"nm":"Lynn Johnson","ph":false,"tn":"South Yorkshire","uid":"1354181","cn":"Lynn Johnson - Book-keeping Services","ad1":"Granary Cottage, Thorpe Road","ad2":"Mattersey, Doncaster","ad3":false,"cty":false,"pc":"PN10 5EF","url":false,"dl":"MAAT","filters":{"ad":"811000001","em":"1","wtl":"0","mtl":"1","web":"0"},"mips":["Management Accounting","Personal Income Tax","Financial Accounting \u0026 Accounts Preparation for statutory purposes","Computerised Accountancy Systems","Bookkeeping","Payroll","Financial Accounting \u0026 Accounts Preparation for sole traders and partnerships","Value Added Tax","Budgeting and Forecasting"]},{"nm":"Charlotte Johnson","ph":false,"tn":"Cleveland","uid":"1923326","cn":"Charlotte</text:p>
      <text:p text:style-name="P1"><text:s/>Grace Bookkeeping Services","ad1":"24 Church Street, Marske","ad2":"Redcar","ad3":false,"cty":false,"pc":"TS11 7ND","url":false,"dl":"AATQB","filters":{"ad":"811000001","em":"1","wtl":"1","mtl":"1","web":"0"},"mips":["Value Added Tax","Financial Accounting \u0026 Accounts Preparation for sole traders and partnerships","Bookkeeping"]},{"nm":"Ipadeola Jolapamo","ph":"07703027830","tn":"London","uid":"73772","cn":"MFP Services Ltd","ad1":"Liberty House","ad2":"222 Regent Street","ad3":"","cty":"","pc":"W1B 5TR","url":"","dl":"FMAAT","filters":{"ad":"811000000","em":"1","wtl":"1","mtl":"1","web":"1"},"mips":["Personal Income Tax","Financial Accounting \u0026 Accounts Preparation for sole traders and partnerships","Value Added Tax","Budgeting and Forecasting","Management Accounting","Corporation Tax","Financial Accounting \u0026 Accounts Preparation for statutory purposes","Payroll"]},{"nm":"Ashok Jolly","ph":"02087325444","tn":"Bushey","uid":"305860","cn":"Rank Associates Ltd","ad1":"9 St. Leonards Close","ad2":"","ad3":"","cty":"Hertfordshire","pc":"WD23 2DB","url":"","dl":"FMAAT","filters":{"ad":"811000000","em":"0","wtl":"0","mtl":"0","web":"0"},"mips":["Budgeting and Forecasting","Corporation Tax","Company Secretarial Services","Financial Accounting \u0026 Accounts Preparation for sole traders and partnerships","Inheritance Tax","Payroll","Management Accounting","Personal Income Tax","Computerised Accountancy Systems","Capital Gains Tax","Financial Accounting \u0026 Accounts Preparation for statutory purposes","Business Income Tax","Value Added Tax","Bookkeeping"]},{"nm":"Steven Jones","ph":"7968481243","tn":"Kidwelly","uid":"54583","cn":"Steve Jones Accounts","ad1":"9 Alstred Street","ad2":"","ad3":"","cty":"Dyfed","pc":"SA17 4TN","url":"","dl":"MAAT","filters":{"ad":"811000001","em":"1","wtl":"1","mtl":"1","web":"0"},"mips":["Payroll","Personal Income Tax","Value Added Tax","Business Income Tax","Financial Accounting \u0026 Accounts Preparation for statutory purposes","Financial Accounting \u0026 Accounts Preparation for sole traders and partnerships","Bookkeeping"]},{"nm":"Mark Jones","ph":"02088925473","tn":"Twickenham","uid":"57206","cn":"Twickenham Bookkeepers","ad1":"14 Strawberry Vale","ad2":"","ad3":"","cty":"Middlesex","pc":"TW1 4RU","url":"","dl":"MAAT","filters":{"ad":"811000000","em":"1","wtl":"1","mtl":"0","web":"1"},"mips":["Financial Accounting \u0026 Accounts Preparation for statutory purposes","Value Added Tax","Management Accounting","Financial Accounting \u0026 Accounts Preparation for sole traders and <text:soft-page-break/>partnerships","Budgeting and Forecasting","Computerised Accountancy Systems","Bookkeeping"]},{"nm":"Paul Jones","ph":"07397395807","tn":"Malvern Wells","uid":"61946","cn":"P A Jones","ad1":"7 Wells Close","ad2":"","ad3":"","cty":"Worcestershire","pc":"WR14 4HP","url":"","dl":"MAAT","filters":{"ad":"811000001","em":"1","wtl":"1","mtl":"1","web":"1"},"mips":["Computerised Accountancy Systems","Bookkeeping","Financial Accounting \u0026 Accounts Preparation for sole traders and partnerships","Internal Audit","Personal Income Tax","Corporation Tax","Business Income Tax","Payroll","Financial Accounting \u0026 Accounts Preparation for statutory purposes","Company Secretarial Services","Value Added Tax","Management Accounting","Budgeting and Forecasting"]},{"nm":"Amy Jones","ph":"07866146756","tn":"Sutton Coldfield","uid":"123499","cn":"Amy Jones","ad1":"20 Windyridge Road","ad2":"Walmley","ad3":"","cty":"West Midlands","pc":"B76 1HB","url":"www.wealth-health.co.uk","dl":"MAAT","filters":{"ad":"811000000","em":"0","wtl":"1","mtl":"0","web":"0"},"mips":["Financial Accounting \u0026 Accounts Preparation for sole traders and partnerships","Personal Income Tax","Value Added Tax","Payroll","Corporation Tax","Management Accounting","Financial Accounting \u0026 Accounts Preparation for statutory purposes","Bookkeeping"]},{"nm":"Stephanie Jones","ph":false,"tn":"DORKING","uid":"135788","cn":"Jones-Accounting Services","ad1":"6 St. Johns Road","ad2":"Westcott","ad3":false,"cty":"Surrey","pc":"RH4 3PW","url":false,"dl":"MAAT","filters":{"ad":"811000001","em":"1","wtl":"1","mtl":"1","web":"1"},"mips":["Payroll","Financial Accounting \u0026 Accounts Preparation for sole traders and partnerships","Business Income Tax","Corporation Tax","Bookkeeping","Budgeting and Forecasting","Management Accounting","Financial Accounting \u0026 Accounts Preparation for statutory purposes","Personal Income Tax","Value Added Tax"]},{"nm":"Danielle Jones","ph":"07515876819","tn":"Bristol","uid":"147466","cn":"DPJ Accountancy Limited","ad1":"18 Kilmersdon Road","ad2":"","ad3":"","cty":"","pc":"BS13 9NQ","url":"","dl":"FMAAT","filters":{"ad":"811000000","em":"1","wtl":"1","mtl":"1","web":"1"},"mips":["Financial Accounting \u0026 Accounts Preparation for statutory purposes","Personal Income Tax","Corporation Tax","Business Income Tax","Computerised Accountancy Systems","Financial Accounting \u0026 Accounts Preparation for sole traders and partnerships","Bookkeeping","Company Secretarial Services","Payroll","Value Added Tax"]},{"nm":"Sandra Jones","ph":"01707244722","tn":"Welwyn Garden City","uid":"160017","cn":"Click 4 Accounts Ltd","ad1":"41 Poppyfields","ad2":"","ad3":"","cty":"Hertfordshire","pc":"AL7 2HJ","url":"","dl":"FMAAT AATQB","filters":{"ad":"811000000","em":"1","wtl":"1","mtl":"0","web":"1"},"mips":["Personal Income Tax","Corporation Tax","Company Secretarial Services","Financial Accounting \u0026 Accounts Preparation for sole traders and partnerships","Value Added Tax","Computerised Accountancy Systems","Business Income Tax","Payroll","Financial Accounting \u0026 Accounts Preparation for statutory purposes","Management Accounting","Bookkeeping","Independent Examination","Budgeting and Forecasting"]},{"nm":"Trevor Jones","ph":"01516322521","tn":"Wirral","uid":"181448","cn":"Trevor Jones Accounting Solutions","ad1":"9 Parkway","ad2":"Meols","ad3":"","cty":"Merseyside","pc":"CH47 7BS","url":"http:\/\/www.tjaccountingsolutions.co.uk","dl":"MAAT","filters":{"ad":"811000000","em":"1","wtl":"1","mtl":"0","web":"1"},"mips":["Value Added Tax","Financial Accounting \u0026 Accounts Preparation for sole traders and partnerships","Capital Gains Tax","Corporation Tax","Business Income Tax","Management Accounting","Budgeting and Forecasting","Payroll","Personal Income Tax","Bookkeeping","Company Secretarial Services","Financial Accounting \u0026 Accounts Preparation for statutory purposes"]},{"nm":"Janis Jones","ph":"01792818071","tn":"Swansea","uid":"272481","cn":"Express Accounts Uk Ltd","ad1":"NEW DRUMMAU HOUSE","ad2":"BIRCHGROVE ROAD","ad3":"BIRCHGROVE","cty":"West Glamorgan","pc":"SA7 <text:soft-page-break/>9EJ","url":"","dl":"MAAT","filters":{"ad":"811000000","em":"1","wtl":"0","mtl":"0","web":"1"},"mips":["Financial Accounting \u0026 Accounts Preparation for sole traders and partnerships","Business Income Tax","Financial Accounting \u0026 Accounts Preparation for statutory purposes","Payroll","Personal Income Tax","Corporation Tax","Computerised Accountancy Systems","Company Secretarial Services","Bookkeeping","Value Added Tax"]},{"nm":"Michael Jones","ph":"01943875030","tn":"Leeds","uid":"274959","cn":"MV Jones \u0026 Co Accountants","ad1":"50 Southway","ad2":"Guiseley","ad3":"","cty":"West Yorkshire","pc":"LS20 8JE","url":"","dl":"FMAAT","filters":{"ad":"811000000","em":"1","wtl":"0","mtl":"0","web":"1"},"mips":["Business Income Tax","Corporation Tax","Value Added Tax","Financial Accounting \u0026 Accounts Preparation for sole traders and partnerships","Capital Gains Tax","Bookkeeping","Personal Income Tax","Management Accounting","Financial Accounting \u0026 Accounts Preparation for statutory purposes","Computerised Accountancy Systems","Company Secretarial Services","Budgeting and Forecasting"]},{"nm":"Anne Jones","ph":"","tn":"Leices","uid":"278827","cn":"Accountancy Jargon Ltd","ad1":"98 Warwick Road","ad2":"Broughton Astley","ad3":"","cty":"","pc":"LE9 6SB","url":"","dl":"FMAAT","filters":{"ad":"811000000","em":"1","wtl":"1","mtl":"0","web":"0"},"mips":["Management Accounting","Bookkeeping","Computerised Accountancy Systems","Financial Accounting \u0026 Accounts Preparation for sole traders and partnerships","Company Secretarial Services","Budgeting and Forecasting","Personal Income Tax","Corporation Tax","Value Added Tax","Financial Accounting \u0026 Accounts Preparation for statutory purposes","Payroll"]},{"nm":"Teleri Jones","ph":"01490420005","tn":"Corwen","uid":"287450","cn":"Arian Byw","ad1":"Llety Mihangel","ad2":"Llanfihangel Glyn Myfyr","ad3":"","cty":"","pc":"LL21 9UN","url":"","dl":"MAAT","filters":{"ad":"811000000","em":"1","wtl":"1","mtl":"0","web":"0"},"mips":["Bookkeeping","Payroll","Personal Income Tax","Value Added Tax"]},{"nm":"Roger Jones","ph":"02082241018","tn":"West Molesey","uid":"304152","cn":"R J D Jones","ad1":"29 Chalford Close","ad2":"","ad3":"","cty":"Surrey","pc":"KT8 2QL","url":"","dl":"FMAAT","filters":{"ad":"811000000","em":"1","wtl":"1","mtl":"0","web":"1"},"mips":["Corporation Tax","Business Income Tax","Personal Income Tax","Company Secretarial Services","Bookkeeping","Financial Accounting \u0026 Accounts Preparation for statutory purposes","Management Accounting","Payroll","Value Added Tax","Budgeting and Forecasting","Financial Accounting \u0026 Accounts Preparation for sole traders and partnerships","Computerised Accountancy Systems"]},{"nm":"Peter Jones","ph":"01785222221","tn":"Stafford","uid":"305783","cn":"ATC (Blackwell) Ltd","ad1":"5 Meadow Ridge","ad2":"","ad3":"","cty":"Staffordshire","pc":"ST17 4PH","url":"","dl":"FMAAT","filters":{"ad":"811000000","em":"1","wtl":"1","mtl":"0","web":"1"},"mips":["Financial Accounting \u0026 Accounts Preparation for sole traders and partnerships","Value Added Tax","Company Secretarial Services","Budgeting and Forecasting","Bookkeeping","Financial Accounting \u0026 Accounts</text:p>
      <text:p text:style-name="P1"><text:s/>Preparation for statutory purposes","Management Accounting","Personal Income Tax","Computerised Accountancy Systems","Payroll","Corporation Tax"]},{"nm":"Christopher Jones","ph":"01626332122","tn":"Newton Abbot","uid":"306726","cn":"Best Accountancy Services (Newton Abbot)ltd","ad1":"9 Market Street","ad2":"","ad3":"","cty":"Devon","pc":"TQ12 2RJ","url":"","dl":"FMAAT","filters":{"ad":"811000000","em":"1","wtl":"1","mtl":"0","web":"0"},"mips":["Value Added Tax","Inheritance Tax","Company Secretarial Services","Personal Income Tax","Management Accounting","Financial Accounting \u0026 Accounts Preparation for sole traders and partnerships","Computerised Accountancy Systems","Payroll","Budgeting and Forecasting","Capital Gains Tax","Business Income Tax","Corporation Tax","Financial Accounting \u0026 Accounts Preparation for statutory purposes","Independent Examination","Bookkeeping"]},{"nm":"Stephen <text:soft-page-break/>Jones","ph":"01618345471","tn":"Manchester","uid":"308927","cn":"Stephen Jones Accountancy","ad1":"8 Ashill Walk","ad2":"St Johns Gardens","ad3":"","cty":"Lancashire","pc":"M3 4FJ","url":"","dl":"FMAAT","filters":{"ad":"811000000","em":"1","wtl":"1","mtl":"0","web":"0"},"mips":["Financial Accounting \u0026 Accounts Preparation for sole traders and partnerships","Financial Accounting \u0026 Accounts Preparation for statutory purposes","Capital Gains Tax","Bookkeeping","Computerised Accountancy Systems","Value Added Tax","Business Income Tax","Budgeting and Forecasting","Personal Income Tax","Management Accounting","Payroll"]},{"nm":"Ashley Jones","ph":"01588638174","tn":"Bishops Castle","uid":"309961","cn":"Peter Geary \u0026 Co Limited","ad1":"31 Church Street","ad2":"","ad3":"","cty":"Shropshire","pc":"SY9 5AD","url":"","dl":"FMAAT","filters":{"ad":"811000000","em":"1","wtl":"1","mtl":"0","web":"0"},"mips":["Payroll","Business Income Tax","Value Added Tax","Financial Accounting \u0026 Accounts Preparation for statutory purposes","Financial Accounting \u0026 Accounts Preparation for sole traders and partnerships","Corporation Tax","Management Accounting","Bookkeeping","Company Secretarial Services","Personal Income Tax","Capital Gains Tax","Budgeting and Forecasting","Computerised Accountancy Systems","Independent Examination","Inheritance Tax"]},{"nm":"Evan Jones","ph":"","tn":"Ceredigon","uid":"311825","cn":"David Jones + Company","ad1":"Bryntirion Nebo Llanon","ad2":"Aberystwyth","ad3":"","cty":"","pc":"SY23 5LN","url":"","dl":"FMAAT AATQB","filters":{"ad":"811000000","em":"1","wtl":"1","mtl":"1","web":"1"},"mips":["Computerised Accountancy Systems","Value Added Tax","Budgeting and Forecasting","Financial Accounting \u0026 Accounts Preparation for statutory purposes","Bookkeeping","Payroll","Management Accounting","Financial Accounting \u0026 Accounts Preparation for sole traders and partnerships","Personal Income Tax"]},{"nm":"Catherine Jordan","ph":"01325776440","tn":"Darlington","uid":"103146","cn":"Oakvale Business Services Ltd","ad1":"33 Woodland Road","ad2":"","ad3":"","cty":"County Durham","pc":"DL3 7BJ","url":"Oakvalebusiness.com","dl":"FMAAT","filters":{"ad":"811000000","em":"1","wtl":"1","mtl":"0","web":"0"},"mips":["Personal Income Tax","Financial Accounting \u0026 Accounts Preparation for statutory purposes","Value Added Tax","Business Income Tax","Capital Gains Tax","Bookkeeping","Financial Accounting \u0026 Accounts Preparation for sole traders and partnerships","Corporation Tax","Payroll","Budgeting and Forecasting"]},{"nm":"Jojo Joseph","ph":false,"tn":"Northamptonshire","uid":"212162","cn":"Asset Global Accounting Service","ad1":"26 Whitworth Road","ad2":"Northampton","ad3":false,"cty":false,"pc":"NN1 4HG","url":false,"dl":"MAAT","filters":{"ad":"811000000","em":"1","wtl":"0","mtl":"1","web":"0"},"mips":["Bookkeeping","Financial Accounting \u0026 Accounts Preparation for sole traders and partnerships","Company Secretarial Services","Budgeting and Forecasting","Corporation Tax","Value Added Tax","Payroll","Personal Income Tax"]},{"nm":"George Joseph","ph":"2084784215","tn":"Ilford","uid":"288979","cn":"GJ Accountancy Services","ad1":"241 Thorold Road","ad2":"","ad3":"","cty":"Essex","pc":"IG1 4HE","url":"","dl":"FMAAT","filters":{"ad":"811000000","em":"0","wtl":"0","mtl":"0","web":"0"},"mips":["Bookkeeping","Budgeting and Forecasting","Payroll","Management Accounting","Financial Accounting \u0026 Accounts Preparation for statutory purposes","Financial Accounting \u0026 Accounts Preparation for sole traders and partnerships"]},{"nm":"Joanne Joyce","ph":"","tn":"Southampton","uid":"288658","cn":"Joanne Joyce","ad1":"23 Seafield Road","ad2":"","ad3":"","cty":"","pc":"SO16 9NS","url":"","dl":"FMAAT","filters":{"ad":"811000001","em":"1","wtl":"0","mtl":"1","web":"0"},"mips":["Payroll","Budgeting and Forecasting","Company Secretarial Services","Computerised Accountancy Systems","Financial Accounting \u0026 Accounts Preparation for statutory purposes","Personal Income Tax","Financial Accounting \u0026 Accounts Preparation for sole traders and partnerships","Value Added Tax","Corporation Tax","Bookkeeping","Business Income Tax"]},{"nm":"Jenefer <text:soft-page-break/>Joynes","ph":"01295256924","tn":"Banbury","uid":"271246","cn":"Accrue Financial Ltd","ad1":"5 Tarragon Walk","ad2":"","ad3":"","cty":"Oxfordshire","pc":"OX16 1FE","url":"","dl":"MAAT","filters":{"ad":"811000001","em":"1","wtl":"0","mtl":"0","web":"0"},"mips":["Financial Accounting \u0026 Accounts Preparation for statutory purposes","Computerised Accountancy Systems","Corporation Tax","Payroll","Business Income Tax","Bookkeeping","Management Accounting","Financial Accounting \u0026 Accounts Preparation for sole traders and partnerships","Budgeting and Forecasting","Company Secretarial Services","Value Added Tax","Personal Income Tax"]},{"nm":"Keith Julier","ph":"","tn":"Devon","uid":"312021","cn":"K . J. Julier MAAT","ad1":"21 Willhays Close, Kingsteiqnton","ad2":"Newton Abbot","ad3":"","cty":"","pc":"TQ12 3YT","url":"","dl":"MAAT","filters":{"ad":"811000000","em":"1","wtl":"1","mtl":"1","web":"1"},"mips":["Payroll","Capital Gains Tax","Computerised Accountancy Systems","Value Added Tax","Financial Accounting \u0026 Accounts Preparation for statutory purposes","Personal Income Tax","Financial Accounting \u0026 Accounts Preparation for sole traders and partnerships","Corporation Tax","Bookkeeping","Business Income Tax"]},{"nm":"Charanjit Jundu","ph":false,"tn":"Wolverhampton","uid":"151909","cn":"B P Accountants","ad1":"Onboard House","ad2":"Neachells Lane","ad3":false,"cty":false,"pc":"WV11 3QH","url":false,"dl":"MAAT","filters":{"ad":"811000000","em":"1","wtl":"0","mtl":"1","web":"1"},"mips":["Payroll","Management Accounting","Budgeting and Forecasting","Financial Accounting \u0026 Accounts Preparation for sole traders and partnerships","Value Added Tax","Personal Income Tax","Bookkeeping"]},{"nm":"Ranjit Kahrod","ph":"01922621870","tn":"Walsall","uid":"316478","cn":"Kahrod \u0026 Co Ltd t\/a Aldridge Accountants","ad1":"114A Lichfield Street","ad2":"","ad3":"","cty":"West Midlands","pc":"WS1 1SZ","url":"http:\/\/aldridgeaccountants.co.uk","dl":"FMAAT","filters":{"ad":"811000000","em":"1","wtl":"0","mtl":"0","web":"0"},"mips":["Corporation Tax","Financial Accounting \u0026 Accounts Preparation for sole traders and partnerships","Personal Income Tax","Value Added Tax","Bookkeeping","Capital Gains Tax","Financial Accounting \u0026 Accounts Preparation for statutory purposes","Inheritance Tax","Payroll","Budgeting and Forecasting","Business Income Tax","Company Secretarial Services"]},{"nm":"Cumarasamy Kailaya-Vasan","ph":"02087788666","tn":"London","uid":"309290","cn":"A J <text:s/>Accountancy","ad1":"A J Accountancy","ad2":"","ad3":"","cty":"","pc":"SE19 2AS","url":"","dl":"FMAAT","filters":{"ad":"811000000","em":"1","wtl":"1","mtl":"0","web":"1"},"mips":["Computerised Accountancy Systems","Independent Examination","Payroll","Business Income Tax","Financial Accounting \u0026 Accounts Preparation for sole traders and partnerships","Company Secretarial Services","Capital Gains Tax","Value Added Tax","Financial Accounting \u0026 Accounts Preparation for statutory purposes","Bookkeeping","Budgeting and Forecasting","Management Accounting","Inheritance Tax","Personal Income Tax","Corporation Tax"]},{"nm":"Katarzyna Kalinowska","ph":"07506000142","tn":"Swindon","uid":"256255","cn":"Katarzyna Kalinowska","ad1":"142 Celsus Grove","ad2":"","ad3":"","cty":"Wiltshire","pc":"SN1 4GS","url":"","dl":"MAAT","filters":{"ad":"811000001","em":"1","wtl":"1","mtl":"1","web":"0"},"mips":["Financial Accounting \u0026 Accounts Preparation for statutory purposes","Budgeting and Forecasting","Computerised Accountancy Systems","Management Accounting","Value Added Tax","Payroll","Financial Accounting \u0026 Accounts Preparation for sole traders and partnerships","Bookkeeping","Company Secretarial Services"]},{"nm":"Amrik Kallu","ph":"07760363210","tn":"Gravesend","uid":"313751","cn":"A.S.K Accountancy Service","ad1":"78 St Francis Avenue","ad2":"","ad3":"","cty":"Kent","pc":"DA12 4SW","url":"","dl":"FMAAT","filters":{"ad":"811000001","em":"0","wtl":"0","mtl":"0","web":"0"},"mips":["Business Income Tax","Company Secretarial Services","Management Accounting","Bookkeeping","Value Added <text:soft-page-break/>Tax","Financial Accounting \u0026 Accounts Preparation for sole traders and partnerships","Payroll","Personal Income Tax","Financial Accounting \u0026 Accounts Preparation for statutory purposes","Independent Examination","Corporation Tax"]},{"nm":"Navshad Kanani","ph":"08453103108","tn":"Birmingham","uid":"307008","cn":"Clark And Deen TaxPro Limited","ad1":"98-104 Lombard Street","ad2":"","ad3":"","cty":"West Midlands","pc":"B12 0QR","url":"","dl":"FMAAT","filters":{"ad":"811000000","em":"1","wtl":"1","mtl":"1","web":"1"},"mips":["Bookkeeping","Company Secretarial Services","Corporation Tax","Inheritance Tax","Financial Accounting</text:p>
      <text:p text:style-name="P1"><text:s/>\u0026 Accounts Preparation for sole traders and partnerships","Personal Income Tax","Financial Accounting \u0026 Accounts Preparation for statutory purposes","Computerised Accountancy Systems","Payroll","Value Added Tax","Independent Examination","Business Income Tax","Budgeting and Forecasting","Management Accounting","Capital Gains Tax"]},{"nm":"Augustine Kanu","ph":"1865430189","tn":"Oxford","uid":"706541","cn":"AC Kanu Accounting Consultancy Services","ad1":"13 The Slade","ad2":"Headington","ad3":"","cty":"Oxfordshire","pc":"OX3 7HL","url":"http:\/\/www.accountingconsultancyservices.co.uk","dl":"MAAT","filters":{"ad":"811000000","em":"1","wtl":"1","mtl":"1","web":"1"},"mips":["Financial Accounting \u0026 Accounts Preparation for statutory purposes","Management Accounting","Computerised Accountancy Systems","Value Added Tax","Financial Accounting \u0026 Accounts Preparation for sole traders and partnerships","Business Income Tax","Budgeting and Forecasting","Personal Income Tax","Payroll","Bookkeeping"]},{"nm":"Anil Karami","ph":"07742643931","tn":"Enfield","uid":"130386","cn":"Mr Anil Karami","ad1":"116 Chatsworth Drive","ad2":"LONDON","ad3":"","cty":"Middlesex","pc":"EN1 1EZ","url":"http:\/\/anilkaramiaccountancy.co.uk","dl":"FMAAT","filters":{"ad":"811000000","em":"1","wtl":"1","mtl":"1","web":"0"},"mips":{"0":"Bookkeeping","3":"Personal Income Tax","4":"Payroll","5":"Management Accounting","6":"Business Income Tax","7":"Value Added Tax","8":"Financial Accounting \u0026 Accounts Preparation for sole traders and partnerships","9":"Financial Accounting \u0026 Accounts Preparation for statutory purposes"}},{"nm":"Nareshchandra Karia","ph":"02082002345","tn":"London","uid":"280810","cn":"Karia \u0026 Karia","ad1":"Kingsbury House","ad2":"468 Church Lane","ad3":"","cty":"","pc":"NW9 8UA","url":"","dl":"FMAAT","filters":{"ad":"811000000","em":"1","wtl":"1","mtl":"0","web":"1"},"mips":["Company Secretarial Services","Value Added Tax","Financial Accounting \u0026 Accounts Preparation for statutory purposes","Corporation Tax","Management Accounting","Computerised Accountancy Systems","Inheritance Tax","Personal Income Tax","Business Income Tax","Budgeting and Forecasting","Payroll","Bookkeeping","Capital Gains Tax","Financial Accounting \u0026 Accounts Preparation for sole traders and partnerships"]},{"nm":"Mike Karkari-Mensah","ph":"02084917862","tn":"Woodford Green","uid":"311275","cn":"MKM Accountancy Services","ad1":"349A Chigwell Road","ad2":"","ad3":"","cty":"Essex","pc":"IG8 8PE","url":"","dl":"FMAAT","filters":{"ad":"811000000","em":"0","wtl":"1","mtl":"0","web":"0"},"mips":["Value Added Tax","Corporation Tax","Personal Income Tax","Capital Gains Tax","Payroll","Financial Accounting \u0026 Accounts Preparation for statutory purposes","Business Income Tax","Financial Accounting \u0026 Accounts Preparation for sole traders and partnerships","Budgeting and Forecasting","Management Accounting","Bookkeeping"]},{"nm":"Azim Kassam","ph":"02085414746","tn":"Kingston Upon Thames","uid":"285311","cn":"McAk \u0026 Co","ad1":"15 Princeton Mews","ad2":"1st Floor","ad3":"167 London Road","cty":"Surrey","pc":"KT2 6PT","url":"","dl":"FMAAT","filters":{"ad":"811000000","em":"1","wtl":"1","mtl":"0","web":"0"},"mips":["Independent Examination","Payroll","Management Accounting","Company Secretarial Services","Inheritance Tax","Business Income Tax","Value Added Tax","Bookkeeping","Financial Accounting \u0026 <text:soft-page-break/>Accounts Preparation for statutory purposes","Capital Gains Tax","Financial Accounting \u0026 Accounts Preparation for sole traders and partnerships","Budgeting and Forecasting","Corporation Tax","Personal Income Tax","Computerised Accountancy Systems"]},{"nm":"Abdul Kassam","ph":"01322314786","tn":"Dartford","uid":"308694","cn":"Lynton \u0026 Co","ad1":"The Base","ad2":"Dartford Business Park","ad3":"Victoria Road","cty":"Kent","pc":"DA1 5FS","url":"","dl":"FMAAT","filters":{"ad":"811000000","em":"1","wtl":"1","mtl":"0","web":"0"},"mips":["Company Secretarial Services","Bookkeeping","Financial Accounting \u0026 Accounts Preparation for sole traders and partnerships","Inheritance Tax","Computerised Accountancy Systems","Budgeting and Forecasting","Management Accounting","Business Income Tax","Independent Examination","Corporation Tax","Value Added Tax","Capital Gains Tax","Financial Accounting \u0026 Accounts Preparation for statutory purposes","Payroll","Personal Income Tax"]},{"nm":"Rahini Kathirgamanathan","ph":"07789811410","tn":"Hayes","uid":"61151","cn":"Rahini Kathirgamanathan","ad1":"96 York Avenue","ad2":"","ad3":"","cty":"Middlesex","pc":"UB3 2TW","url":"","dl":"FMAAT","filters":{"ad":"811000001","em":"1","wtl":"0","mtl":"0","web":"0"},"mips":["Corporation Tax","Business Income Tax","Bookkeeping","Personal Income Tax","Capital Gains Tax","Management Accounting","Value Added Tax","Financial Accounting \u0026 Accounts Preparation for sole traders and partnerships","Payroll","Company Secretarial Services","Financial Accounting \u0026 Accounts Preparation for statutory purposes"]},{"nm":"Vipul Katkoria","ph":"2089302756","tn":"Harrow","uid":"277026","cn":"V M K Accountant Limited","ad1":"17 Hunters Grove","ad2":"","ad3":"","cty":"Middlesex","pc":"HA3 9AB","url":"","dl":"MAAT","filters":{"ad":"811000000","em":"1","wtl":"0","mtl":"0","web":"1"},"mips":["Company Secretarial Services","Financial Accounting \u0026 Accounts Preparation for statutory purposes","Personal Income Tax","Inheritance Tax","Budgeting and Forecasting","Management Accounting","Independent Examination","Business Income Tax","Value Added Tax","Capital Gains Tax","Corporation Tax","Bookkeeping","Payroll","Financial Accounting \u0026 Accounts Preparation for sole traders and partnerships","Computerised Accountancy Systems"]},{"nm":"Amritpal Kaur","ph":"07491045395","tn":"West Drayton","uid":"2136480","cn":"ASD Expert Accountants Ltd","ad1":"4 Hatch Lane","ad2":"Harmondsworth","ad3":"","cty":"Middlesex","pc":"UB7 0AY","url":"www.asdexpert.co.uk","dl":"MAAT","filters":{"ad":"811000000","em":"1","wtl":"1","mtl":"1","web":"1"},"mips":["Personal Income Tax","Business Income Tax","Bookkeeping","Financial Accounting \u0026 Accounts Preparation for sole traders and partnerships","Financial Accounting \u0026 Accounts Preparation for statutory purposes","Corporation Tax","Payroll","Value Added Tax","Management Accounting","Budgeting and Forecasting","Capital Gains Tax"]},{"nm":"Aisling Kaura","ph":"","tn":"SHREWSBURY","uid":"234921","cn":"E\u0026A Bookkeeping LLP","ad1":"5 Cavendish Close","ad2":"Bicton Heath","ad3":"","cty":"","pc":"SY3 5PG","url":"","dl":"MAAT","filters":{"ad":"811000001","em":"1","wtl":"1","mtl":"0","web":"1"},"mips":["Bookkeeping","Value Added Tax","Computerised Accountancy Systems","Financial Accounting \u0026 Accounts Preparation for sole traders and partnerships","Corporation Tax","Internal Audit","Budgeting and Forecasting","Business Income Tax","Management Accounting","Capital Gains Tax","Payroll","Personal Income Tax","Financial Accounting \u0026 Accounts Preparation for statutory purposes"]},{"nm":"Gabriel Kavanagh","ph":"01617905909","tn":"Manchester","uid":"295825","cn":"Calculus Accountants \u0026 Co.","ad1":"38 Wardley Hall Lane","ad2":"Roe Green","ad3":"Worsley","cty":"Greater Manchester","pc":"M28 2RL","url":"","dl":"FMAAT","filters":{"ad":"811000000","em":"1","wtl":"1","mtl":"1","web":"1"},"mips":["Management Accounting","Financial Accounting \u0026 Accounts Preparation for sole traders and <text:soft-page-break/>partnerships","Value Added Tax","Payroll","Capital Gains Tax","Inheritance Tax","Company Secretarial Services","Financial Accounting \u0026 Accounts Preparation for statutory purposes","Computerised Accountancy Systems","Bookkeeping","Business Income Tax","Personal Income Tax","Corporation Tax"]},{"nm":"Adam Kay","ph":"01637620508","tn":"Newquay","uid":"180102","cn":"North Shore Accountancy","ad1":"118 Henver Road","ad2":"","ad3":"","cty":"Cornwall","pc":"TR7 3EQ","url":"http:\/\/www.northshoreaccountancy.co.uk","dl":"MAAT","filters":{"ad":"811000000","em":"1","wtl":"1","mtl":"1","web":"1"},"mips":{"0":"Company Secretarial Services","1":"Budgeting and Forecasting","2":"Management Accounting","8":"Financial Accounting \u0026 Accounts Preparation for sole traders and partnerships","9":"Financial Accounting \u0026 Accounts Preparation for statutory purposes"}},{"nm":"Gulistan Kaya - O\u0027Leary","ph":false,"tn":"West Sussex","uid":"93308","cn":"GO Bookkeeping","ad1":"White Timbers, Pulborough Road","ad2":"Storrington","ad3":false,"cty":false,"pc":"RH20 4HJ","url":false,"dl":"MAAT","filters":{"ad":"811000000","em":"1","wtl":"0","mtl":"1","web":"1"},"mips":["Value Added Tax","Bookkeeping"]},{"nm":"Naveed Kayani","ph":"01254681050","tn":"Blackburn","uid":"176394","cn":"JM \u0026 Co (UK) Ltd","ad1":"20 Copy Nook","ad2":"","ad3":"","cty":"Lancashire","pc":"BB1 3AN","url":"","dl":"MAAT","filters":{"ad":"811000001","em":"1","wtl":"0","mtl":"0","web":"0"},"mips":["Bookkeeping","Management Accounting","Business Income Tax","Financial Accounting \u0026 Accounts Preparation for sole traders and partnerships","Corporation Tax","Value Added Tax","Payroll","Financial Accounting \u0026 Accounts Preparation for statutory purposes","Personal Income Tax"]},{"nm":"Michael Kayes","ph":"01322616734","tn":"Swanley","uid":"316941","cn":"Riddingtons Ltd","ad1":"The Old Barn","ad2":"Swanley Village","ad3":false,"cty":"Kent","pc":"BR8 7PA","url":false,"dl":"FMAAT","filters":{"ad":"811000000","em":"1","wtl":"0","mtl":"0","web":"1"},"mips":["Value Added Tax","Financial Accounting \u0026 Accounts Preparation for statutory purposes","Financial Accounting \u0026 Accounts Preparation for sole traders and partnerships","Corporation Tax","Business Income Tax","Company Secretarial Services","Personal Income Tax","Capital Gains Tax","Budgeting and Forecasting","Computerised Accountancy</text:p>
      <text:p text:style-name="P1"><text:s/>Systems","Bookkeeping","Inheritance Tax","Management Accounting","Payroll"]},{"nm":"Niels Kearney","ph":"01234391294","tn":"Newport Pagnell","uid":"304702","cn":"Niels Kearney - Accountant","ad1":"40 Kilpin Green","ad2":"North Crawley","ad3":"","cty":"Buckinghamshire","pc":"MK16 9LY","url":"","dl":"FMAAT","filters":{"ad":"811000000","em":"0","wtl":"1","mtl":"0","web":"0"},"mips":["Financial Accounting \u0026 Accounts Preparation for statutory purposes","Computerised Accountancy Systems","Bookkeeping","Inheritance Tax","Corporation Tax","Value Added Tax","Capital Gains Tax","Financial Accounting \u0026 Accounts Preparation for sole traders and partnerships","Company Secretarial Services","Budgeting and Forecasting","Payroll","Business Income Tax","Personal Income Tax","Management Accounting"]},{"nm":"Jayne Kedward","ph":"07977913743","tn":"Atherton","uid":"57076","cn":"J Kedward Accountancy Services","ad1":"23","ad2":"Caton Drive","ad3":"","cty":"","pc":"M46 0NY","url":"","dl":"MAAT","filters":{"ad":"811000000","em":"1","wtl":"1","mtl":"1","web":"0"},"mips":["Company Secretarial Services","Corporation Tax","Payroll","Personal Income Tax","Capital Gains Tax","Bookkeeping","Computerised Accountancy Systems","Financial Accounting \u0026 Accounts Preparation for statutory purposes","Business Income Tax","Value Added Tax","Financial Accounting \u0026 Accounts Preparation for sole traders and partnerships"]},{"nm":"Amanda Keen","ph":"01737844434","tn":"Betchworth","uid":"275062","cn":"Ajj Accountancy Ltd","ad1":"42 Nutwood Avenue","ad2":"Brockham","ad3":"","cty":"Surrey","pc":"RH3 7LT","url":"","dl":"MAAT AATQB","filters":<text:soft-page-break/>{"ad":"811000001","em":"1","wtl":"1","mtl":"0","web":"1"},"mips":["Payroll","Budgeting and Forecasting","Business Income Tax","Management Accounting","Personal Income Tax","Financial Accounting \u0026 Accounts Preparation for sole traders and partnerships","Corporation Tax","Bookkeeping","Financial Accounting \u0026 Accounts Preparation for statutory purposes","Value Added Tax"]},{"nm":"Kathryn Keens","ph":"02476736442","tn":"Nuneaton","uid":"303483","cn":"K Keens Bookkeeping \u0026 Accounting Services","ad1":"44 Turnberry Drive","ad2":"","ad3":"","cty":"Warwickshire","pc":"CV11 6TT","url":"","dl":"FMAAT","filters":{"ad":"811000001","em":"1","wtl":"0","mtl":"0","web":"0"},"mips":["Bookkeeping","Personal Income Tax","Company Secretarial Services","Financial Accounting \u0026 Accounts Preparation for statutory purposes","Value Added Tax","Inheritance Tax","Business Income Tax","Corporation Tax","Financial Accounting \u0026 Accounts Preparation for sole traders and partnerships","Management Accounting","Capital Gains Tax","Computerised Accountancy Systems","Budgeting and Forecasting","Payroll"]},{"nm":"Debbie Kehoe","ph":"01516539130","tn":"Prenton","uid":"82133","cn":"High Peaks Business Services","ad1":"High Peaks","ad2":"1a Waterford Road","ad3":"","cty":"Merseyside","pc":"CH43 6UR","url":"","dl":"MAAT","filters":{"ad":"811000001","em":"1","wtl":"1","mtl":"0","web":"0"},"mips":["Bookkeeping","Financial Accounting \u0026 Accounts Preparation for statutory purposes","Management Accounting","Value Added Tax","Personal Income Tax","Financial Accounting \u0026 Accounts Preparation for sole traders and partnerships","Payroll","Budgeting and Forecasting"]},{"nm":"Paul Kelly","ph":"07815316809","tn":"Leeds","uid":"143909","cn":"Paul Kelly \u0026 Co Accountants","ad1":"Ann-Est 1 Cemetery Road","ad2":"Yeadon","ad3":"","cty":"West Yorkshire","pc":"LS19 7UR","url":"","dl":"MAAT","filters":{"ad":"811000000","em":"1","wtl":"1","mtl":"0","web":"0"},"mips":["Personal Income Tax","Payroll","Business Income Tax","Bookkeeping","Budgeting and Forecasting","Value Added Tax","Company Secretarial Services","Capital Gains Tax","Corporation Tax","Management Accounting","Financial Accounting \u0026 Accounts Preparation for sole traders and partnerships","Computerised Accountancy Systems","Financial Accounting \u0026 Accounts Preparation for statutory purposes"]},{"nm":"Rachel Kelly","ph":"07766910672","tn":"ALEXANDRIA","uid":"224923","cn":"Ace Accounting Ltd","ad1":"The Shannacles","ad2":"","ad3":"","cty":"Dunbartonshire","pc":"G83 8NB","url":"","dl":"MAAT","filters":{"ad":"811000001","em":"1","wtl":"1","mtl":"1","web":"0"},"mips":["Value Added Tax","Management Accounting","Bookkeeping","Budgeting and Forecasting"]},{"nm":"Elizabeth Kelly","ph":"07938819750","tn":"Eastbourne","uid":"241624","cn":"ECK Bookkeeping and Accounts Ltd","ad1":"Flat 2","ad2":"19 Cavendish Avenue","ad3":"","cty":"East Sussex","pc":"BN22 8EW","url":"http:\/\/www.eckbookkeeping.co.uk","dl":"MAAT","filters":{"ad":"811000000","em":"1","wtl":"0","mtl":"1","web":"1"},"mips":["Bookkeeping","Value Added Tax","Payroll","Personal Income Tax"]},{"nm":"Elizabeth Kelly","ph":"01517221308","tn":"Liverpool","uid":"276872","cn":"E Kelly \u0026 Co","ad1":"32 Woolacombe Road","ad2":"Childwall","ad3":"","cty":"Merseyside","pc":"L16 9JQ","url":"","dl":"MAAT","filters":{"ad":"811000000","em":"1","wtl":"0","mtl":"0","web":"1"},"mips":["Financial Accounting \u0026 Accounts Preparation for sole traders and partnerships","Financial Accounting \u0026 Accounts Preparation for statutory purposes"]},{"nm":"Miranda Kelly","ph":"07788718177","tn":"Maidstone","uid":"281853","cn":"Enigma Accounting and Consulting Limited","ad1":"16 Woodville Road","ad2":"","ad3":"","cty":"Kent","pc":"ME15 7BS","url":"","dl":"FMAAT","filters":{"ad":"811000000","em":"1","wtl":"1","mtl":"1","web":"1"},"mips":["Company Secretarial Services","Value Added Tax","Bookkeeping","Independent Examination","Financial Accounting \u0026 Accounts Preparation for statutory purposes","Personal Income Tax","Computerised <text:soft-page-break/>Accountancy Systems","Corporation Tax","Payroll","Business Income Tax","Financial Accounting \u0026 Accounts Preparation for sole traders and partnerships","Management Accounting"]},{"nm":"Thomas Kelly","ph":"07739706580","tn":"Airdrie","uid":"283629","cn":"TPMJ Business Consultancy","ad1":"5 Woodend Drive","ad2":"","ad3":"","cty":"Lanarkshire","pc":"ML6 7EA","url":"","dl":"FMAAT AATQB","filters":{"ad":"811000000","em":"1","wtl":"1","mtl":"0","web":"1"},"mips":["Payroll","Internal Audit","Financial Accounting \u0026 Accounts Preparation for statutory purposes","Business Income Tax","Computerised Accountancy Systems","Value Added Tax","Budgeting and Forecasting","Personal Income Tax","Management Accounting","Bookkeeping","Financial Accounting \u0026 Accounts Preparation for sole traders and partnerships"]},{"nm":"Lionel Kelly","ph":"01624611019","tn":"Douglas","uid":"305428","cn":"LG Kelly Accountancy \u0026 Taxation Services","ad1":"Parkfield","ad2":"Glencrutchery Road","ad3":"","cty":"Isle of Man","pc":"IM2 5HY","url":"","dl":"MAAT","filters":{"ad":"811000001","em":"1","wtl":"1","mtl":"0","web":"0"},"mips":["Bookkeeping","Inheritance Tax","Business Income Tax","Management Accounting","Capital Gains Tax","Budgeting and Forecasting","Value Added Tax","Computerised Accountancy Systems","Personal Income Tax","Financial Accounting \u0026 Accounts Preparation for statutory purposes","Payroll","Corporation Tax","Company Secretarial Services","Financial Accounting \u0026 Accounts Preparation for sole traders and partnerships"]},{"nm":"Con Kelly","ph":"01616330879","tn":"Oldham","uid":"315196","cn":"C. Kelly \u0026 Co","ad1":"101 Denbydale Way","ad2":"Royton","ad3":"","cty":"Lancashire","pc":"OL2 5UH","url":"","dl":"FMAAT","filters":{"ad":"811000000","em":"1","wtl":"0","mtl":"0","web":"0"},"mips":["Capital Gains Tax","Independent Examination","Financial Accounting \u0026 Accounts Preparation for sole traders and partnerships","Financial Accounting \u0026 Accounts Preparation for statutory purposes","Corporation Tax","Personal Income Tax","Limited Assurance Engagement","Value Added Tax","Budgeting and Forecasting","Inheritance Tax","Business Income Tax"]},{"nm":"Rachel Kelly","ph":false,"tn":"Braintree","uid":"1807886","cn":"RK Bookkeeping","ad1":"The Delms","ad2":"1a Worcester Close","ad3":false,"cty":false,"pc":"CM7 1EH","url":false,"dl":"AATQB","filters":{"ad":"811000001","em":"1","wtl":"0","mtl":"1","web":"0"},"mips":["Value Added Tax","Bookkeeping","Computerised Accountancy Systems"]},{"nm":"Christopher Kember","ph":"01634718486","tn":"Rochester","uid":"316397","cn":"Sinden Thackeray Partnership","ad1":"Stirling House","ad2":"Sunderland Quay","ad3":"Culpeper Close","cty":"Kent","pc":"ME2 4HN","url":"http:\/\/www.stpaccounts.com","dl":"FMAAT","filters":{"ad":"811000000","em":"1","wtl":"1","mtl":"0","web":"1"},"mips":["Payroll","Computerised Accountancy Systems","Limited Assurance Engagement","Inheritance Tax","Bookkeeping","Financial Accounting \u0026 Accounts Preparation for sole traders and partnerships","Corporation Tax","Budgeting and Forecasting","Value Added Tax","Financial Accounting \u0026 Accounts Preparation for statutory purposes","Independent Examination","Company Secretarial Services","Capital Gains Tax","Personal Income Tax","Business Income Tax","Management Accounting"]},{"nm":"Nicola Kemp","ph":"07850936526","tn":"Basildon","uid":"178437","cn":"Hub Accounting Ltd","ad1":"6 Biddenden Court","ad2":"","ad3":"","cty":"Essex","pc":"SS13 2NS","url":"http:\/\/www.hubaccounts.com","dl":"MAAT","filters":{"ad":"811000000","em":"1","wtl":"1","mtl":"1","web":"1"},"mips":["Value Added Tax","Financial Accounting \u0026 Accounts Preparation for statutory purposes","Financial Accounting \u0026 Accounts Preparation for sole traders and partnerships","Personal Income Tax","Corporation Tax","Payroll","Management Accounting","Bookkeeping"]},{"nm":"Philippa Kemp","ph":"01342313400","tn":"East Grinstead","uid":"273368","cn":"Crystal Clear Accounting <text:soft-page-break/>Limited","ad1":"April Cottage","ad2":"Lingfield Road","ad3":"United Kingdom","cty":"West Sussex","pc":"RH19 2EQ","url":"","dl":"FMAAT","filters":{"ad":"811000000","em":"1","wtl":"0","mtl":"0","web":"1"},"mips":["Value</text:p>
      <text:p text:style-name="P1"><text:s/>Added Tax","Management Accounting","Bookkeeping","Personal Income Tax","Corporation Tax","Financial Accounting \u0026 Accounts Preparation for sole traders and partnerships","Computerised Accountancy Systems","Business Income Tax","Payroll","Financial Accounting \u0026 Accounts Preparation for statutory purposes","Budgeting and Forecasting","Company Secretarial Services"]},{"nm":"Beverley Kemp","ph":"01747835516","tn":"Gillingham","uid":"280309","cn":"Ts Accounting","ad1":"1 Barleyfields","ad2":"","ad3":"","cty":"Dorset","pc":"SP8 4UN","url":"","dl":"MAAT","filters":{"ad":"811000000","em":"1","wtl":"1","mtl":"0","web":"1"},"mips":["Capital Gains Tax","Budgeting and Forecasting","Management Accounting","Bookkeeping","Business Income Tax","Computerised Accountancy Systems","Financial Accounting \u0026 Accounts Preparation for sole traders and partnerships","Payroll","Corporation Tax","Financial Accounting \u0026 Accounts Preparation for statutory purposes","Value Added Tax","Personal Income Tax"]},{"nm":"Michael Kempster","ph":"01628606810","tn":"Slough","uid":"69219","cn":"Taxassist Accountants","ad1":"635 Bath Road","ad2":"","ad3":"","cty":"Berkshire","pc":"SL1 6AE","url":"","dl":"MAAT","filters":{"ad":"811000000","em":"1","wtl":"1","mtl":"0","web":"1"},"mips":["Financial Accounting \u0026 Accounts Preparation for sole traders and partnerships","Personal Income Tax","Business Income Tax","Payroll","Computerised Accountancy Systems","Bookkeeping","Financial Accounting \u0026 Accounts Preparation for statutory purposes","Corporation Tax","Capital Gains Tax","Value Added Tax","Management Accounting","Company Secretarial Services"]},{"nm":"Nicholas Kennedy","ph":"02070182101","tn":"Isleworth","uid":"163622","cn":"Kennedy Accountants Ltd","ad1":"22 Gisbey House","ad2":"Union Lane","ad3":"","cty":"Middlesex","pc":"TW7 6GH","url":"","dl":"MAAT","filters":{"ad":"811000000","em":"1","wtl":"1","mtl":"0","web":"1"},"mips":["Financial Accounting \u0026 Accounts Preparation for sole traders and partnerships","Company Secretarial Services","Payroll","Computerised Accountancy Systems","Capital Gains Tax","Personal Income Tax","Management Accounting","Value Added Tax","Business Income Tax","Financial Accounting \u0026 Accounts Preparation for statutory purposes","Bookkeeping","Corporation Tax"]},{"nm":"Sarah Kennedy","ph":"07768805040","tn":"Fort William","uid":"275417","cn":"Nevis Accountancy Services","ad1":"Tigh Na Feidh","ad2":"Achintore Road","ad3":"","cty":"Inverness-shire","pc":"PH33 6RN","url":"","dl":"FMAAT","filters":{"ad":"811000000","em":"1","wtl":"1","mtl":"1","web":"0"},"mips":["Financial Accounting \u0026 Accounts Preparation for sole traders and partnerships","Payroll","Management Accounting","Independent Examination","Bookkeeping","Value Added Tax","Personal Income Tax","Company Secretarial Services","Financial Accounting \u0026 Accounts Preparation for statutory purposes","Limited Assurance Engagement","Internal Audit","Budgeting and Forecasting"]},{"nm":"Adrian Kennedy","ph":"01282786090","tn":"Clitheroe","uid":"299254","cn":"K Accountancy","ad1":"Fern Court Business Centre","ad2":"Castlegate","ad3":"","cty":"Lancashire","pc":"BB7 1AZ","url":"http:\/\/www.kconsultancy.co.uk","dl":"MAAT","filters":{"ad":"811000000","em":"1","wtl":"1","mtl":"0","web":"1"},"mips":["Capital Gains Tax","Bookkeeping","Payroll","Value Added Tax","Computerised Accountancy Systems","Management Accounting","Company Secretarial Services","Personal Income Tax","Financial Accounting \u0026 Accounts Preparation for sole traders and partnerships","Budgeting and Forecasting","Financial Accounting \u0026 Accounts Preparation for statutory purposes","Inheritance Tax","Corporation Tax"]},{"nm":"Julie Kennison","ph":"01268569906","tn":"Benfleet","uid":"85437","cn":"J Kennison Accountancy Services","ad1":"8 Elm View Road","ad2":"","ad3":"","cty":"Essex","pc":"SS7 <text:soft-page-break/>5AS","url":"","dl":"FMAAT","filters":{"ad":"811000001","em":"0","wtl":"1","mtl":"0","web":"0"},"mips":["Management Accounting","Financial Accounting \u0026 Accounts Preparation for sole traders and partnerships","Personal Income Tax","Budgeting and Forecasting","Value Added Tax","Payroll","Bookkeeping","Computerised Accountancy Systems","Financial Accounting \u0026 Accounts Preparation for statutory purposes","Company Secretarial Services","Business Income Tax","Independent Examination","Capital Gains Tax","Corporation Tax"]},{"nm":"Diane Kenny","ph":"07954404523","tn":"Liverpool","uid":"316856","cn":"Diane Kenny Accountancy \u0026 Taxation Services Limited","ad1":"50 Molyneux Road","ad2":"Waterloo","ad3":"","cty":"Merseyside","pc":"L22 4QZ","url":"","dl":"FMAAT","filters":{"ad":"811000000","em":"1","wtl":"1","mtl":"0","web":"0"},"mips":["Corporation Tax","Capital Gains Tax","Payroll","Independent Examination","Value Added Tax","Bookkeeping","Personal Income Tax","Business Income Tax","Management Accounting","Financial Accounting \u0026 Accounts Preparation for statutory purposes","Financial Accounting \u0026 Accounts Preparation for sole traders and partnerships"]},{"nm":"Paul Kent","ph":false,"tn":"","uid":"179254","cn":"Paul Kent","ad1":"18 Agnes Road","ad2":"Barnsley","ad3":false,"cty":false,"pc":"S75 5NW","url":false,"dl":"MAAT","filters":{"ad":"811000000","em":"1","wtl":"0","mtl":"1","web":"1"},"mips":["Computerised Accountancy Systems","Financial Accounting \u0026 Accounts Preparation for sole traders and partnerships","Bookkeeping","Value Added Tax"]},{"nm":"John Kenworthy","ph":"01246236971","tn":"Chesterfield","uid":"309623","cn":"Kenworthy And Co","ad1":"33 Aspley Close","ad2":"Brockwell","ad3":"","cty":"Derbyshire","pc":"S40 4HG","url":"","dl":"FMAAT","filters":{"ad":"811000000","em":"1","wtl":"1","mtl":"0","web":"1"},"mips":["Value Added Tax","Management Accounting","Business Income Tax","Financial Accounting \u0026 Accounts Preparation for statutory purposes","Corporation Tax","Inheritance Tax","Payroll","Capital Gains Tax","Budgeting and Forecasting","Company Secretarial Services","Personal Income Tax","Bookkeeping","Computerised Accountancy Systems","Financial Accounting \u0026 Accounts Preparation for sole traders and partnerships"]},{"nm":"Susan Kerby-Skinner","ph":"07985146135","tn":"Macclesfield","uid":"64421","cn":"Plus Accountancy","ad1":"Suite 6 Charter House","ad2":"Charter Way","ad3":"Hurdsfield Ind. Estate","cty":"Cheshire","pc":"SK10 2NG","url":false,"dl":"MAAT","filters":{"ad":"811000000","em":"1","wtl":"0","mtl":"0","web":"1"},"mips":["Business Income Tax","Corporation Tax","Financial Accounting \u0026 Accounts Preparation for sole traders and partnerships","Computerised Accountancy Systems","Personal Income Tax","Value Added Tax","Bookkeeping","Payroll","Financial Accounting \u0026 Accounts Preparation for statutory purposes"]},{"nm":"Shona Kerr","ph":false,"tn":"GLASGOW","uid":"2141618","cn":"Evolve Accountancy Ltd","ad1":"Oakfield House","ad2":"31 Main Street, East Kilbride","ad3":false,"cty":false,"pc":"G74 4JU","url":false,"dl":"MAAT","filters":{"ad":"811000000","em":"1","wtl":"1","mtl":"1","web":"1"},"mips":["Financial Accounting \u0026 Accounts Preparation for statutory purposes","Personal Income Tax","Computerised Accountancy Systems","Corporation Tax","Business Income Tax","Independent Examination","Capital Gains Tax","Bookkeeping","Value Added Tax","Company Secretarial Services","Payroll","Financial Accounting \u0026 Accounts Preparation for sole traders and partnerships","Management Accounting"]},{"nm":"Patrick Kershaw","ph":"01865311146","tn":"Oxford","uid":"152502","cn":"Patrick Kershaw","ad1":"11 Merrivale Square","ad2":"","ad3":"","cty":"Oxfordshire","pc":"OX2 6QX","url":"","dl":"MAAT","filters":{"ad":"811000000","em":"1","wtl":"1","mtl":"0","web":"0"},"mips":["Value Added Tax","Bookkeeping","Payroll"]},{"nm":"Mona Keskin","ph":false,"tn":"Wisbech","uid":"274600","cn":"Business Connect","ad1":"20 Clarkson <text:soft-page-break/>Avenue","ad2":"","ad3":"","cty":"Cambridgeshire","pc":"PE13 2EQ","url":"www.business-connect.co.uk","dl":"MAAT","filters":{"ad":"0","em":"0","wtl":"0","mtl":"0","web":"0"},"mips":["Computerised Accountancy Systems","Corporation Tax","Personal Income Tax","Management Accounting","Financial Accounting \u0026 Accounts Preparation for sole traders and partnerships","Financial Accounting \u0026 Accounts Preparation for statutory purposes","Business Income Tax","Capital Gains Tax","Bookkeeping","Value Added Tax","Company Secretarial Services","Budgeting and Forecasting"]},{"nm":"Leigh Keskin","ph":false,"tn":"NEWTON ABBOT","uid":"285641","cn":"Leigh Keskin","ad1":"59 Highweek Road","ad2":false,"ad3":false,"cty":"Devon","pc":"TQ12 1TS","url":false,"dl":"MAAT","filters":{"ad":"811000000","em":"1","wtl":"0","mtl":"1","web":"0"},"mips":["Bookkeeping"]},{"nm":"Kuruparan Ketheeswaranathan","ph":false,"tn":"","uid":"216942","cn":"Quick Consultants Ltd","ad1":"16 Erin Court","ad2":false,"ad3":false,"cty":false,"pc":"SN1 4NS","url":false,"dl":"FMAAT","filters":{"ad":"811000000","em":"0","wtl":"0","mtl":"1","web":"0"},"mips":["Company Secretarial Services","Bookkeeping","Computerised Accountancy Systems","Budgeting and Forecasting","Internal Audit","Financial Accounting \u0026 Accounts Preparation for sole traders and partnerships","Financial Accounting \u0026 Accounts Preparation for statutory purposes","Capital Gains Tax","Value Added Tax","Business Income Tax","Personal Income Tax","Management Accounting","Payroll","Corporation Tax"]},{"nm":"Naomi Kewell","ph":false,"tn":"Cambridge","uid":"256238","cn":"Naomi Kewell","ad1":"37 Humphreys Road","ad2":false,"ad3":false,"cty":false,"pc":"CB4 2JR","url":false,"dl":"MAAT","filters":{"ad":"811000000","em":"1","wtl":"0","mtl":"0","web":"0"},"mips":["Financial Accounting \u0026 Accounts Preparation for sole traders and partnerships","Inheritance Tax","Value Added Tax","Personal Income Tax","Capital Gains Tax"]},{"nm":"Robert</text:p>
      <text:p text:style-name="P1"><text:s/>Key","ph":"01433630902","tn":"Hope Valley","uid":"278280","cn":"Key Accounting Ltd","ad1":"Thorns","ad2":"Main Road","ad3":"Eyam","cty":"Derbyshire","pc":"S32 5QW","url":"","dl":"MAAT","filters":{"ad":"811000000","em":"1","wtl":"0","mtl":"0","web":"1"},"mips":["Company Secretarial Services","Payroll","Corporation Tax","Management Accounting","Bookkeeping","Value Added Tax","Capital Gains Tax","Financial Accounting \u0026 Accounts Preparation for sole traders and partnerships","Computerised Accountancy Systems","Financial Accounting \u0026 Accounts Preparation for statutory purposes","Personal Income Tax","Business Income Tax"]},{"nm":"Margarita Keys","ph":"07920724360","tn":"Bristol","uid":"227634","cn":"Keys Accountants Service","ad1":"31B Rudgleigh Road","ad2":"Pill","ad3":"","cty":"","pc":"BS20 0DS","url":"","dl":"MAAT","filters":{"ad":"811000001","em":"1","wtl":"1","mtl":"1","web":"0"},"mips":["Value Added Tax","Financial Accounting \u0026 Accounts Preparation for statutory purposes","Financial Accounting \u0026 Accounts Preparation for sole traders and partnerships","Bookkeeping","Computerised Accountancy Systems","Company Secretarial Services","Corporation Tax","Personal Income Tax","Payroll","Business Income Tax","Management Accounting"]},{"nm":"Zubair Khalid","ph":false,"tn":"London","uid":"2223215","cn":"A to Z UK Accountants Ltd","ad1":"13 Chaucer Road","ad2":"Forest Gate","ad3":false,"cty":false,"pc":"E7 9LZ","url":false,"dl":"MAAT","filters":{"ad":"811000000","em":"1","wtl":"1","mtl":"1","web":"1"},"mips":["Independent Examination","Financial Accounting \u0026 Accounts Preparation for sole traders and partnerships","Inheritance Tax","Bookkeeping","Value Added Tax","Budgeting and Forecasting","Financial Accounting \u0026 Accounts Preparation for statutory purposes","Computerised Accountancy Systems","Personal Income Tax","Management Accounting","Capital Gains Tax","Limited Assurance Engagement","Payroll","Company Secretarial Services","Corporation Tax","Business Income Tax"]},{"nm":"Usman Khalid Khalid Raja","ph":"07508430006","tn":"Derby","uid":"334196","cn":"Universal Accountants Ltd","ad1":"80 Caxton Street","ad2":"","ad3":"","cty":"Derbyshire","pc":"DE23 <text:soft-page-break/>8BE","url":"","dl":"MAAT","filters":{"ad":"811000001","em":"0","wtl":"1","mtl":"0","web":"0"},"mips":["Limited Assurance Engagement","Management Accounting","Independent Examination","Inheritance Tax","Capital Gains Tax","Computerised Accountancy Systems","Financial Accounting \u0026 Accounts Preparation for sole traders and partnerships","Bookkeeping","Personal Income Tax","Corporation Tax","Budgeting and Forecasting","Company Secretarial Services","Value Added Tax","Forensic Accounting","Financial Accounting \u0026 Accounts Preparation for statutory purposes","Payroll","Business Income Tax"]},{"nm":"Aftab Khan","ph":"2033276340","tn":"Ilford","uid":"66636","cn":"Apex Associates LLP","ad1":"58a Ilford Lane","ad2":false,"ad3":false,"cty":false,"pc":"IG1 2JY","url":false,"dl":"FMAAT","filters":{"ad":"811000000","em":"1","wtl":"1","mtl":"1","web":"1"},"mips":["Business Income Tax","Budgeting and Forecasting","Bookkeeping","Limited Assurance Engagement","Management Accounting","Computerised Accountancy Systems","Payroll","Corporation Tax","Company Secretarial Services","Inheritance Tax","Independent Examination","Capital Gains Tax","Financial Accounting \u0026 Accounts Preparation for sole traders and partnerships","Personal Income Tax","Value Added Tax","Financial Accounting \u0026 Accounts Preparation for statutory purposes"]},{"nm":"Razwana Khan","ph":"07739990644","tn":"Worcester Park","uid":"98435","cn":"RIKCom Ltd","ad1":"10 Worcester Gardens","ad2":"","ad3":"","cty":"Surrey","pc":"KT4 7HN","url":"","dl":"MAAT","filters":{"ad":"811000000","em":"1","wtl":"1","mtl":"1","web":"1"},"mips":["Value Added Tax","Bookkeeping","Payroll","Management Accounting","Financial Accounting \u0026 Accounts Preparation for statutory purposes","Budgeting and Forecasting","Financial Accounting \u0026 Accounts Preparation for sole traders and partnerships"]},{"nm":"Muhammad Khan","ph":"07789888826","tn":"Golborne","uid":"162931","cn":"Alvi Accountancy","ad1":"136 Oldham Street","ad2":"","ad3":"","cty":"Cheshire","pc":"WA4 1EX","url":"","dl":"MAAT","filters":{"ad":"811000000","em":"1","wtl":"0","mtl":"0","web":"0"},"mips":["Financial Accounting \u0026 Accounts Preparation for statutory purposes","Management Accounting","Payroll","Personal Income Tax","Corporation Tax","Business Income Tax","Bookkeeping","Financial Accounting \u0026 Accounts Preparation for sole traders and partnerships","Value Added Tax"]},{"nm":"Nazima Khan","ph":"07881832802","tn":"EXETER","uid":"225301","cn":"Devon Accounting Services Ltd","ad1":"Community Housing Aid, Wat Tyler House","ad2":"King William Street","ad3":"","cty":"","pc":"EX4 6PD","url":"","dl":"MAAT","filters":{"ad":"811000000","em":"1","wtl":"1","mtl":"1","web":"1"},"mips":["Financial Accounting \u0026 Accounts Preparation for sole traders and partnerships","Bookkeeping","Corporation Tax","Management Accounting"]},{"nm":"Rose Khan","ph":"01559371231","tn":"Newcastle Emlyn","uid":"281112","cn":"RK Accounting Services","ad1":"Ty Cefen","ad2":"Pantybwlch","ad3":"","cty":"Carmarthenshire","pc":"SA38 9JE","url":"","dl":"FMAAT","filters":{"ad":"811000000","em":"1","wtl":"1","mtl":"0","web":"0"},"mips":["Corporation Tax","Company Secretarial Services","Business Income Tax","Financial Accounting \u0026 Accounts Preparation for sole traders and partnerships","Budgeting and Forecasting","Capital Gains Tax","Computerised Accountancy Systems","Value Added Tax","Financial Accounting \u0026 Accounts Preparation for statutory purposes","Management Accounting","Inheritance Tax","Bookkeeping","Payroll","Personal Income Tax"]},{"nm":"Iram Khan","ph":"1142617937","tn":"Sheffield","uid":"283333","cn":"Regal Accountants","ad1":"590 Attercliffe Road","ad2":"Attercliffe ","ad3":"","cty":"South Yorkshire","pc":"S9 3QS","url":"http:\/\/www.regal-accountants.co.uk","dl":"FMAAT","filters":{"ad":"811000001","em":"0","wtl":"0","mtl":"0","web":"0"},"mips":["Independent Examination","Value Added Tax","Financial Accounting \u0026 Accounts Preparation for sole traders and partnerships","Computerised Accountancy Systems","Budgeting and Forecasting","Corporation Tax","Business Income Tax","Financial Accounting \u0026 Accounts <text:soft-page-break/>Preparation for statutory purposes","Bookkeeping","Management Accounting","Payroll","Company Secretarial Services","Personal Income Tax"]},{"nm":"Mukhtiar Khan","ph":"01212471247","tn":"Birmingham","uid":"287787","cn":"Moseley Accountancy Ltd","ad1":"521 Green Lane","ad2":"Small Heath","ad3":"","cty":"West Midlands","pc":"B9 5PT","url":"","dl":"MAAT","filters":{"ad":"811000000","em":"0","wtl":"1","mtl":"0","web":"0"},"mips":["Payroll","Personal Income Tax","Financial Accounting \u0026 Accounts Preparation for statutory purposes","Corporation Tax","Financial Accounting \u0026 Accounts Preparation for sole traders and partnerships","Bookkeeping","Company Secretarial Services","Computerised Accountancy Systems","Business Income Tax","Value Added Tax","Budgeting and Forecasting"]},{"nm":"Abdul Khan","ph":"7482237447","tn":"Dewsbury","uid":"310909","cn":"A Q Khan","ad1":"2 The Crescent","ad2":"","ad3":"","cty":"West Yorkshire","pc":"WF13 3AY","url":"","dl":"FMAAT","filters":{"ad":"811000001","em":"1","wtl":"1","mtl":"1","web":"0"},"mips":["Budgeting and Forecasting","Financial Accounting \u0026 Accounts Preparation for sole traders and partnerships","Bookkeeping","Company Secretarial Services","Management Accounting","Financial Accounting \u0026 Accounts Preparation for statutory purposes","Business Income Tax","Corporation Tax","Personal Income Tax","Value Added Tax","Payroll","Independent Examination"]},{"nm":"Mohammed Khan","ph":"01274546630","tn":"Bradford","uid":"311071","cn":"Arif Khan ltd","ad1":"96a Heaton Road","ad2":"","ad3":"","cty":"West Yorkshire","pc":"BD9 4RJ","url":"","dl":"FMAAT","filters":{"ad":"811000000","em":"1","wtl":"0","mtl":"0","web":"1"},"mips":["Computerised Accountancy Systems","Financial Accounting \u0026 Accounts Preparation for sole traders and partnerships","Financial Accounting \u0026 Accounts Preparation for statutory purposes","Corporation Tax","Budgeting and Forecasting","Management Accounting","Value Added Tax","Business Income Tax","Bookkeeping","Personal Income Tax","Capital Gains Tax","Company Secretarial Services","Payroll"]},{"nm":"Mohamed Khan","ph":"01473716650","tn":"Ipswich","uid":"314131","cn":"Khan \u0026 Co Ltd t\/a Staines \u0026 Co","ad1":"629 Foxhall Road","ad2":"","ad3":"","cty":"Suffolk","pc":"IP3 8NE","url":"","dl":"FMAAT","filters":{"ad":"811000000","em":"0","wtl":"1","mtl":"0","web":"0"},"mips":["Financial Accounting \u0026 Accounts Preparation for statutory purposes","Payroll","Capital Gains Tax","Budgeting and Forecasting","Corporation Tax","Personal Income Tax","Independent Examination","Management Accounting","Financial Accounting \u0026 Accounts Preparation for sole traders and partnerships","Company Secretarial Services","Bookkeeping","Business Income Tax","Computerised Accountancy Systems","Value Added Tax"]},{"nm":"Shahid Khan","ph":"01274934070","tn":"WEMBLEY","uid":"334091","cn":"SKA Financial Services Ltd","ad1":"S A Accountancy Services, Viglen House Business Centre","ad2":"Alperton Lane","ad3":"","cty":"Middlesex","pc":"HA0 1HD","url":"","dl":"MAAT","filters":{"ad":"811000000","em":"1","wtl":"1","mtl":"0","web":"0"},"mips":["Payroll","Management Accounting","Budgeting and Forecasting","Company Secretarial Services","Bookkeeping","Capital Gains Tax","Computerised Accountancy Systems","Internal Audit","Financial Accounting \u0026 Accounts Preparation for sole traders and partnerships","Personal Income Tax","Corporation Tax","Financial Accounting \u0026 Accounts Preparation for statutory</text:p>
      <text:p text:style-name="P1"><text:s/>purposes","Business Income Tax","Value Added Tax"]},{"nm":"Khusro Khan","ph":false,"tn":"London","uid":"1537861","cn":"Southern Accountants Ltd","ad1":"13 Raebarn Court","ad2":"Gracefield Gardens","ad3":false,"cty":false,"pc":"SW16 2TA","url":false,"dl":"MAAT","filters":{"ad":"811000001","em":"1","wtl":"1","mtl":"1","web":"1"},"mips":["Computerised Accountancy Systems","Value Added Tax","Corporation Tax","Bookkeeping","Business Income Tax","Personal Income Tax","Financial Accounting \u0026 Accounts Preparation for statutory purposes","Financial <text:soft-page-break/>Accounting \u0026 Accounts Preparation for sole traders and partnerships","Payroll","Capital Gains Tax"]},{"nm":"Jawaad Khan","ph":false,"tn":"London","uid":"2193494","cn":"Klarmans \u0026 Company LLP","ad1":"5A Granville Place","ad2":"High Road","ad3":false,"cty":false,"pc":"N12 0AU","url":false,"dl":"MAAT","filters":{"ad":"811000000","em":"1","wtl":"0","mtl":"1","web":"1"},"mips":["Bookkeeping","Financial Accounting \u0026 Accounts Preparation for sole traders and partnerships","Financial Accounting \u0026 Accounts Preparation for statutory purposes","Value Added Tax","Personal Income Tax","Payroll","Corporation Tax","Business Income Tax"]},{"nm":"Beyant Khosti","ph":"07946580232","tn":"Surrey","uid":"1367581","cn":"Bramha Bookkeeping and Accounting Services","ad1":"20 Dumsfold House, Kingsmympton Park","ad2":"Kingston","ad3":"","cty":"","pc":"KT2 7RT","url":"","dl":"AATQB","filters":{"ad":"811000000","em":"1","wtl":"1","mtl":"1","web":"0"},"mips":["Computerised Accountancy Systems","Financial Accounting \u0026 Accounts Preparation for sole traders and partnerships","Value Added Tax","Bookkeeping"]},{"nm":"Birju Khunti","ph":"07961272292","tn":"Leicester","uid":"131680","cn":"Bk Accountancy","ad1":"3 Lobbs Wood Close","ad2":"","ad3":"","cty":"Leicestershire","pc":"LE5 1DH","url":"","dl":"MAAT","filters":{"ad":"811000001","em":"1","wtl":"0","mtl":"0","web":"0"},"mips":["Payroll","Capital Gains Tax","Value Added Tax","Personal Income Tax","Budgeting and Forecasting","Corporation Tax","Financial Accounting \u0026 Accounts Preparation for statutory purposes","Business Income Tax","Computerised Accountancy Systems","Bookkeeping","Financial Accounting \u0026 Accounts Preparation for sole traders and partnerships"]},{"nm":"Bashir Kidiwala","ph":"01254296090","tn":"Blackburn","uid":"97922","cn":"Hymk Ltd","ad1":"Suite 11","ad2":"Kings Court","ad3":"33 King Street","cty":"Lancashire","pc":"BB2 2DH","url":"","dl":"MAAT","filters":{"ad":"811000001","em":"1","wtl":"0","mtl":"0","web":"1"},"mips":["Value Added Tax","Financial Accounting \u0026 Accounts Preparation for sole traders and partnerships","Financial Accounting \u0026 Accounts Preparation for statutory purposes","Business Income Tax","Bookkeeping","Personal Income Tax","Payroll"]},{"nm":"Nanette Kilbryde","ph":"","tn":"Brighton","uid":"2114856","cn":"Hentons Accounting","ad1":"1 ST Anne\u0027s Hall, Kemp Town","ad2":"","ad3":"","cty":"","pc":"BN2 1AS","url":"","dl":"AATQB","filters":{"ad":"811000000","em":"1","wtl":"0","mtl":"1","web":"0"},"mips":["Bookkeeping","Financial Accounting \u0026 Accounts Preparation for sole traders and partnerships","Value Added Tax","Computerised Accountancy Systems"]},{"nm":"Christine King","ph":"01256763636","tn":"Hook","uid":"64506","cn":"Christine King Ltd","ad1":"26 Mead Hatchgate","ad2":"","ad3":"","cty":"Hampshire","pc":"RG27 9PU","url":"","dl":"FMAAT","filters":{"ad":"811000000","em":"1","wtl":"1","mtl":"0","web":"0"},"mips":["Financial Accounting \u0026 Accounts Preparation for statutory purposes","Value Added Tax","Capital Gains Tax","Financial Accounting \u0026 Accounts Preparation for sole traders and partnerships","Business Income Tax","Corporation Tax","Personal Income Tax","Payroll","Computerised Accountancy Systems","Bookkeeping"]},{"nm":"Karen King","ph":"01452413800","tn":"Gloucester","uid":"87842","cn":"Cashtrac Ltd","ad1":"15 Westgate House","ad2":"Westgate Street","ad3":"","cty":"Gloucestershire","pc":"GL1 2RU","url":"http:\/\/cashtrac.co.uk","dl":"FMAAT","filters":{"ad":"811000000","em":"1","wtl":"1","mtl":"1","web":"1"},"mips":["Personal Income Tax","Corporation Tax","Company Secretarial Services","Financial Accounting \u0026 Accounts Preparation for statutory purposes","Management Accounting","Independent Examination","Financial Accounting \u0026 Accounts Preparation for sole traders and partnerships","Computerised Accountancy Systems","Bookkeeping","Capital Gains Tax","Value Added Tax","Business Income Tax","Budgeting and Forecasting","Payroll"]},{"nm":"Sarah <text:soft-page-break/>King","ph":false,"tn":"Oxfordshire","uid":"229017","cn":"Bean Count Bookkeeping","ad1":"18 Lancaster Place","ad2":"Carterton","ad3":false,"cty":false,"pc":"OX18 3ET","url":false,"dl":"MAAT","filters":{"ad":"811000001","em":"1","wtl":"0","mtl":"1","web":"0"},"mips":["Value Added Tax","Computerised Accountancy Systems","Management Accounting","Bookkeeping","Payroll","Financial Accounting \u0026 Accounts Preparation for sole traders and partnerships"]},{"nm":"Kate King","ph":"7707114062","tn":"KENDAL","uid":"261228","cn":"Kate King Accountancy Services Limited","ad1":"8 Scafell Drive","ad2":false,"ad3":false,"cty":"Cumbria","pc":"LA9 7PE","url":false,"dl":"MAAT","filters":{"ad":"811000001","em":"1","wtl":"1","mtl":"1","web":"1"},"mips":["Computerised Accountancy Systems","Financial Accounting \u0026 Accounts Preparation for statutory purposes","Payroll","Budgeting and Forecasting","Management Accounting","Value Added Tax","Financial Accounting \u0026 Accounts Preparation for sole traders and partnerships","Bookkeeping"]},{"nm":"Nigel King","ph":"1179829484","tn":"Bristol","uid":"275655","cn":"Nigel King \u0026 Scott Canning trading as King \u0026 Partners","ad1":"10 Meadow Street","ad2":"Avonmouth","ad3":"","cty":"Avon","pc":"BS11 9AR","url":"","dl":"FMAAT","filters":{"ad":"811000000","em":"1","wtl":"1","mtl":"0","web":"0"},"mips":["Budgeting and Forecasting","Business Income Tax","Financial Accounting \u0026 Accounts Preparation for sole traders and partnerships","Inheritance Tax","Corporation Tax","Bookkeeping","Payroll","Financial Accounting \u0026 Accounts Preparation for statutory purposes","Value Added Tax","Capital Gains Tax","Personal Income Tax","Company Secretarial Services"]},{"nm":"Samantha King","ph":"07817399201","tn":"Stockton On Tees","uid":"281510","cn":"Bookkeeping 4 Busy Bees","ad1":"The Old Offices","ad2":"Urlay Nook Road","ad3":"Eagelscliffe","cty":"Cleveland","pc":"TS16 0LA","url":"","dl":"MAAT","filters":{"ad":"811000000","em":"1","wtl":"1","mtl":"1","web":"1"},"mips":["Limited Assurance Engagement","Management Accounting","Financial Accounting \u0026 Accounts Preparation for sole traders and partnerships","Company Secretarial Services","Payroll","Bookkeeping","Personal Income Tax","Business Income Tax","Budgeting and Forecasting","Financial Accounting \u0026 Accounts Preparation for statutory purposes","Value Added Tax","Computerised Accountancy Systems"]},{"nm":"Paula King","ph":"07734651345","tn":"Swinford","uid":"296543","cn":"Back 2 Basics Bookkeeping","ad1":"11 Kilworth Road","ad2":"","ad3":"","cty":"Leicestershire","pc":"LE17 6BQ","url":"","dl":"MAAT","filters":{"ad":"811000001","em":"1","wtl":"1","mtl":"1","web":"0"},"mips":["Value Added Tax","Financial Accounting \u0026 Accounts Preparation for statutory purposes","Bookkeeping","Personal Income Tax","Financial Accounting \u0026 Accounts Preparation for sole traders and partnerships","Payroll"]},{"nm":"Caroline King","ph":"01296748265","tn":"Aylesbury","uid":"300905","cn":"Mrs C V King","ad1":"Perryfield","ad2":"New Road","ad3":"Dinton","cty":"Buckinghamshire","pc":"HP17 8UT","url":"","dl":"FMAAT","filters":{"ad":"811000000","em":"1","wtl":"1","mtl":"0","web":"0"},"mips":["Personal Income Tax","Payroll","Financial Accounting \u0026 Accounts Preparation for sole traders and partnerships","Bookkeeping","Computerised Accountancy Systems","Budgeting and Forecasting","Value Added Tax","Financial Accounting \u0026 Accounts Preparation for statutory purposes","Management Accounting"]},{"nm":"Julie King","ph":"01189497488","tn":"Reading","uid":"313813","cn":"4 Kings Consultancy","ad1":"200 Brook Drive","ad2":"Green Park","ad3":"","cty":"","pc":"RG2 6UB","url":"","dl":"MAAT","filters":{"ad":"811000001","em":"1","wtl":"0","mtl":"0","web":"1"},"mips":["Bookkeeping","Payroll","Computerised Accountancy Systems","Value Added Tax","Management <text:soft-page-break/>Accounting","Financial Accounting \u0026 Accounts Preparation for sole traders and partnerships","Financial Accounting \u0026 Accounts Preparation for statutory purposes"]},{"nm":"Christopher Kinghorn","ph":"01253727415","tn":"Lytham St Annes","uid":"313048","cn":"B \u0026 K Administration Services","ad1":"13 Grange Road","ad2":"","ad3":"","cty":"Lancashire","pc":"FY8 2BN","url":"","dl":"FMAAT AATQB","filters":{"ad":"811000000","em":"1","wtl":"0","mtl":"0","web":"1"},"mips":["Payroll","Value Added Tax","Management Accounting","Personal Income Tax","Bookkeeping","Financial Accounting \u0026 Accounts Preparation for sole traders and partnerships","Independent Examination","Budgeting and Forecasting","Computerised Accountancy Systems","Financial Accounting \u0026 Accounts Preparation for statutory purposes"]},{"nm":"Maria Kingston","ph":"07813548728","tn":"Colchester","uid":"307638","cn":"Maria Kingston","ad1":"4 Spartan Close","ad2":"Great Horkesley","ad3":"","cty":"Essex","pc":"CO6 4FL","url":"","dl":"FMAAT","filters":{"ad":"811000000","em":"1","wtl":"1","mtl":"1","web":"1"},"mips":["Financial Accounting \u0026 Accounts Preparation for sole traders and partnerships","Bookkeeping","Payroll","Management Accounting","Value Added Tax","Computerised Accountancy Systems","Financial Accounting \u0026 Accounts Preparation for statutory purposes"]},{"nm":"Jonathan Kirkup","ph":"1913260003","tn":"Castle Eden","uid":"290816","cn":"Red</text:p>
      <text:p text:style-name="P1"><text:s/>Leaf Accountancy Ltd","ad1":"Suite 15","ad2":"The Old Brewery Business Centre","ad3":"The Old Brewery","cty":"County Durham","pc":"TS27 4SU","url":"www.redleafaccountancy.co.uk","dl":"MAAT","filters":{"ad":"811000000","em":"1","wtl":"0","mtl":"0","web":"1"},"mips":["Budgeting and Forecasting","Corporation Tax","Business Income Tax","Computerised Accountancy Systems","Financial Accounting \u0026 Accounts Preparation for sole traders and partnerships","Bookkeeping","Value Added Tax","Payroll","Financial Accounting \u0026 Accounts Preparation for statutory purposes","Company Secretarial Services","Management Accounting","Capital Gains Tax","Personal Income Tax"]},{"nm":"Andrew Kirkwood","ph":"01686640710","tn":"Welshpool","uid":"275214","cn":"Kirkwood Associates","ad1":"Birwood","ad2":"Berriew","ad3":"","cty":"Powys","pc":"SY21 8PG","url":"","dl":"MAAT","filters":{"ad":"811000000","em":"1","wtl":"1","mtl":"0","web":"0"},"mips":["Capital Gains Tax","Bookkeeping","Company Secretarial Services","Financial Accounting \u0026 Accounts Preparation for statutory purposes","Computerised Accountancy Systems","Business Income Tax","Management Accounting","Corporation Tax","Payroll","Personal Income Tax","Financial Accounting \u0026 Accounts Preparation for sole traders and partnerships","Inheritance Tax","Value Added Tax","Independent Examination","Budgeting and Forecasting"]},{"nm":"Helena Kisiel","ph":"02476404171","tn":"Coventry","uid":"313239","cn":"Kisiel \u0026 Co","ad1":"37 Bexfield Close","ad2":"Allesley","ad3":"","cty":"West Midlands","pc":"CV5 9BL","url":"","dl":"MAAT","filters":{"ad":"811000001","em":"1","wtl":"1","mtl":"0","web":"0"},"mips":["Management Accounting","Computerised Accountancy Systems","Bookkeeping","Company Secretarial Services","Payroll","Corporation Tax","Personal Income Tax","Financial Accounting \u0026 Accounts Preparation for statutory purposes","Budgeting and Forecasting","Business Income Tax","Financial Accounting \u0026 Accounts Preparation for sole traders and partnerships","Value Added Tax"]},{"nm":"Ruta Kisio","ph":"07963960869","tn":"Leeds","uid":"104231","cn":"Right Accounts","ad1":"Right Accounts Ltd","ad2":"45 Firbank Grove","ad3":"","cty":"","pc":"LS15 0NY","url":"","dl":"MAAT","filters":{"ad":"811000001","em":"1","wtl":"1","mtl":"0","web":"1"},"mips":["Financial Accounting \u0026 Accounts Preparation for statutory purposes","Personal Income Tax","Bookkeeping","Capital Gains Tax","Company Secretarial Services","Corporation Tax","Financial Accounting \u0026 Accounts Preparation for sole traders and partnerships","Computerised Accountancy <text:soft-page-break/>Systems","Payroll","Business Income Tax","Value Added Tax"]},{"nm":"Ibrahim Selcuk Kitapci","ph":false,"tn":"","uid":"1430911","cn":"Take Account LTD","ad1":"349 C High Road","ad2":"Wood Green","ad3":false,"cty":false,"pc":"N22 8JA","url":false,"dl":"MAAT","filters":{"ad":"811000000","em":"1","wtl":"1","mtl":"1","web":"0"},"mips":["Personal Income Tax","Company Secretarial Services","Value Added Tax","Bookkeeping","Computerised Accountancy Systems","Corporation Tax","Budgeting and Forecasting","Financial Accounting \u0026 Accounts Preparation for statutory purposes","Payroll","Financial Accounting \u0026 Accounts Preparation for sole traders and partnerships"]},{"nm":"Gillianne Kler","ph":"01908679513","tn":"Milton Keynes","uid":"62787","cn":"Kler Associates Ltd","ad1":"21 Kilwinning Drive","ad2":"Monkston","ad3":"","cty":"Buckinghamshire","pc":"MK10 9BW","url":"","dl":"MAAT","filters":{"ad":"811000000","em":"1","wtl":"1","mtl":"1","web":"1"},"mips":["Financial Accounting \u0026 Accounts Preparation for sole traders and partnerships","Company Secretarial Services","Value Added Tax","Personal Income Tax","Corporation Tax","Budgeting and Forecasting","Payroll","Bookkeeping","Capital Gains Tax","Management Accounting","Independent Examination","Financial Accounting \u0026 Accounts Preparation for statutory purposes","Business Income Tax"]},{"nm":"Sylwia Klocek","ph":false,"tn":"BRENTFORD","uid":"2139758","cn":"Sylwia Klocek Ltd","ad1":"1000 Great West Road","ad2":false,"ad3":false,"cty":"Middlesex","pc":"TW8 9DW","url":false,"dl":"MAAT","filters":{"ad":"811000000","em":"1","wtl":"1","mtl":"1","web":"1"},"mips":["Payroll","Financial Accounting \u0026 Accounts Preparation for sole traders and partnerships","Business Income Tax","Bookkeeping","Management Accounting","Corporation Tax","Personal Income Tax","Computerised Accountancy Systems","Value Added Tax"]},{"nm":"Penelope Knipe","ph":"01183480449","tn":"Reading","uid":"285806","cn":"Penny Knipe","ad1":"2 Blackwater Rise","ad2":"Calcot","ad3":"","cty":"Berkshire","pc":"RG31 7BB","url":"","dl":"MAAT","filters":{"ad":"811000000","em":"1","wtl":"0","mtl":"0","web":"0"},"mips":["Bookkeeping","Management Accounting","Budgeting and Forecasting","Financial Accounting \u0026 Accounts Preparation for sole traders and partnerships","Payroll","Value Added Tax","Financial Accounting \u0026 Accounts Preparation for statutory purposes"]},{"nm":"Walter Knoblauch","ph":"01912855339","tn":"Newcastle Upon Tyne","uid":"278449","cn":"Total Accounting Network","ad1":"3 The Elms","ad2":"Elmfield Road","ad3":"Gosforth","cty":"Tyne and Wear","pc":"NE3 4BD","url":"totalaccountingnetwork.co.uk","dl":"FMAAT","filters":{"ad":"811000000","em":"1","wtl":"1","mtl":"0","web":"1"},"mips":["Business Income Tax","Computerised Accountancy Systems","Financial Accounting \u0026 Accounts Preparation for sole traders and partnerships","Value Added Tax","Corporation Tax","Bookkeeping","Payroll","Capital Gains Tax","Financial Accounting \u0026 Accounts Preparation for statutory purposes","Personal Income Tax"]},{"nm":"Joseph Knott","ph":"","tn":"Dorset","uid":"190283","cn":"Birkett \u0026 Co. Ltd","ad1":"186b Lower Blanford Road","ad2":"Broadstone","ad3":"","cty":"","pc":"BH18 8DP","url":"","dl":"MAAT","filters":{"ad":"811000000","em":"1","wtl":"1","mtl":"0","web":"1"},"mips":["Business Income Tax","Capital Gains Tax","Financial Accounting \u0026 Accounts Preparation for statutory purposes","Payroll","Limited Assurance Engagement","Inheritance Tax","Budgeting and Forecasting","Management Accounting","Corporation Tax","Bookkeeping","Computerised Accountancy Systems","Financial Accounting \u0026 Accounts Preparation for sole traders and partnerships","Personal Income Tax","Company Secretarial Services","Value Added Tax","Independent Examination"]},{"nm":"Sarah Knott","ph":"1905359971","tn":"Worcester","uid":"273814","cn":"SK Bookkeeping <text:soft-page-break/>Services","ad1":"7 Osier Close","ad2":"","ad3":"","cty":"Worcestershire","pc":"WR5 3DN","url":"","dl":"MAAT","filters":{"ad":"811000001","em":"1","wtl":"0","mtl":"0","web":"1"},"mips":["Payroll","Value Added Tax","Management Accounting","Bookkeeping"]},{"nm":"Stephen Knowles","ph":"01625610310","tn":"Macclesfield","uid":"304246","cn":"SJ Knowles","ad1":"37 Arbour Mews","ad2":"","ad3":"","cty":"Cheshire","pc":"SK10 2SW","url":"","dl":"FMAAT","filters":{"ad":"811000000","em":"0","wtl":"1","mtl":"0","web":"0"},"mips":["Value Added Tax","Financial Accounting \u0026 Accounts Preparation for statutory purposes","Budgeting and Forecasting","Management Accounting","Payroll","Personal Income Tax","Business Income Tax","Financial Accounting \u0026 Accounts Preparation for sole traders and partnerships","Bookkeeping"]},{"nm":"Wojciech Kobylko","ph":"0754485224","tn":"Poole","uid":"1157076","cn":"WK Accountancy Services","ad1":"172 Alder Road","ad2":"","ad3":"","cty":"Dorset","pc":"BH12 4AN","url":"","dl":"MAAT","filters":{"ad":"811000001","em":"1","wtl":"1","mtl":"1","web":"0"},"mips":["Payroll","Financial Accounting \u0026 Accounts Preparation for statutory purposes","Financial Accounting \u0026 Accounts Preparation for sole traders and partnerships","Corporation Tax","Value Added Tax","Personal Income Tax","Bookkeeping","Business Income Tax"]},{"nm":"Sam Kofi Dompreh","ph":"02086179606","tn":"London","uid":"283502","cn":"VG \u0026 CO Accountants","ad1":"13 Cundy Road","ad2":"Royal Docks","ad3":"","cty":"","pc":"E16 3DJ","url":"","dl":"FMAAT","filters":{"ad":"811000000","em":"1","wtl":"1","mtl":"0","web":"0"},"mips":["Computerised Accountancy Systems","Business Income Tax","Corporation Tax","Financial Accounting \u0026 Accounts Preparation for sole traders and partnerships","Payroll","Financial Accounting \u0026 Accounts Preparation for statutory purposes","Personal Income Tax","Bookkeeping","Value Added Tax"]},{"nm":"AYHAN KOYA","ph":"02084714149","tn":"LONDON","uid":"292377","cn":"Asr Accountancy Ltd ","ad1":"Imperial Mews","ad2":"Rear Of 18 Barking Road","ad3":"East Ham","cty":"","pc":"E6 3BP","url":"http:\/\/www.asraccountancy.co.uk","dl":"FMAAT","filters":{"ad":"811000000","em":"1","wtl":"1","mtl":"0","web":"1"},"mips":["Business Income Tax","Financial Accounting \u0026 Accounts Preparation for statutory purposes","Corporation Tax","Personal Income Tax","Budgeting and Forecasting","Value Added Tax","Financial Accounting \u0026 Accounts Preparation for sole traders and partnerships","Payroll","Management Accounting","Computerised Accountancy Systems","Bookkeeping"]},{"nm":"Moses Kpetigo","ph":"02074276055","tn":"London","uid":"2158791","cn":"Moses Sena","ad1":"32 Laurel Apartments","ad2":"Townsend Street","ad3":"","cty":"","pc":"SE17 1HG","url":"www.mosesena.com","dl":"MAAT","filters":{"ad":"811000000","em":"1","wtl":"1","mtl":"1","web":"1"},"mips":{"0":"Financial Accounting \u0026 Accounts Preparation for sole traders and partnerships","1":"Value Added Tax","2":"Business Income Tax","3":"Company Secretarial Services","4":"Management Accounting","5":"Financial Accounting \u0026 Accounts Preparation for statutory purposes","6":"Payroll","8":"Independent Examination","9":"Personal Income Tax","10":"Budgeting and Forecasting","11":"Bookkeeping","12":"Internal Audit","13":"Corporation Tax","14":"Forensic Accounting"}},{"nm":"Natalya</text:p>
      <text:p text:style-name="P1"><text:s/>Kravchuk","ph":"7900783807","tn":"London","uid":"86927","cn":"Ltd Accountancy Ltd","ad1":"Flat 29","ad2":"Claire Court","ad3":"Woodside Avenue","cty":"","pc":"N12 8TD","url":"","dl":"MAAT","filters":{"ad":"811000001","em":"1","wtl":"1","mtl":"0","web":"1"},"mips":["Business Income Tax","Value Added Tax","Financial Accounting \u0026 Accounts Preparation for sole traders and partnerships","Payroll","Corporation Tax","Bookkeeping","Personal Income Tax","Financial Accounting \u0026 Accounts Preparation for statutory purposes"]},{"nm":"Levent Kubilay","ph":false,"tn":"London","uid":"55783","cn":"Little Acorns (UK) Ltd","ad1":"10 Harlow <text:soft-page-break/>Road","ad2":"Palmers Green","ad3":false,"cty":false,"pc":"N13 5QT","url":false,"dl":"MAAT","filters":{"ad":"811000000","em":"1","wtl":"1","mtl":"1","web":"1"},"mips":["Management Accounting","Value Added Tax","Financial Accounting \u0026 Accounts Preparation for sole traders and partnerships","Budgeting and Forecasting","Corporation Tax","Computerised Accountancy Systems","Payroll","Bookkeeping","Business Income Tax","Personal Income Tax","Financial Accounting \u0026 Accounts Preparation for statutory purposes"]},{"nm":"Antoinnette Kudjoe-Flood","ph":"02083504607","tn":"London","uid":"198706","cn":"Margins Accounting Services Ltd","ad1":"2 Herbert Road","ad2":"","ad3":"","cty":"","pc":"N11 2QN","url":"","dl":"MAAT","filters":{"ad":"811000001","em":"1","wtl":"1","mtl":"0","web":"0"},"mips":["Financial Accounting \u0026 Accounts Preparation for statutory purposes","Personal Income Tax","Value Added Tax","Business Income Tax","Payroll","Bookkeeping","Corporation Tax","Computerised Accountancy Systems","Independent Examination","Financial Accounting \u0026 Accounts Preparation for sole traders and partnerships"]},{"nm":"Elena Kudryakova","ph":"","tn":"London","uid":"2186914","cn":"Consulting \u0026 accountancy Services Ltd","ad1":"37th Floor, One Canada Square","ad2":"Canary Wharf","ad3":"","cty":"","pc":"E14 5AB","url":"","dl":"MAAT","filters":{"ad":"811000001","em":"1","wtl":"1","mtl":"0","web":"1"},"mips":["Computerised Accountancy Systems","Internal Audit","Value Added Tax","Management Accounting","Capital Gains Tax","Bookkeeping","Payroll","Business Income Tax","Financial Accounting \u0026 Accounts Preparation for statutory purposes","Corporation Tax","Personal Income Tax","Financial Accounting \u0026 Accounts Preparation for sole traders and partnerships","Independent Examination","Budgeting and Forecasting","Inheritance Tax","Company Secretarial Services","Forensic Accounting","Limited Assurance Engagement"]},{"nm":"Kandaiyah Kuhanandan","ph":"01923244764","tn":"Watford","uid":"282334","cn":"Letchworth Associates \u0026 Letchworths Ltd","ad1":"Management House","ad2":"2 Sotheron Road","ad3":"","cty":"Hertfordshire","pc":"WD17 2QA","url":"","dl":"FMAAT","filters":{"ad":"811000000","em":"1","wtl":"1","mtl":"0","web":"1"},"mips":["Computerised Accountancy Systems","Financial Accounting \u0026 Accounts Preparation for statutory purposes","Financial Accounting \u0026 Accounts Preparation for sole traders and partnerships","Company Secretarial Services","Independent Examination","Payroll","Bookkeeping","Corporation Tax","Capital Gains Tax","Management Accounting","Budgeting and Forecasting","Business Income Tax","Personal Income Tax","Value Added Tax"]},{"nm":"Vikash Kukar","ph":"02085728688","tn":"Hounslow","uid":"306753","cn":"Kukar \u0026 Co","ad1":"Unit 4","ad2":"Red Lion Court","ad3":"Alexandra Road","cty":"Middlesex","pc":"TW3 1JS","url":"","dl":"FMAAT","filters":{"ad":"811000000","em":"1","wtl":"0","mtl":"0","web":"1"},"mips":["Computerised Accountancy Systems","Company Secretarial Services","Value Added Tax","Budgeting and Forecasting","Forensic Accounting","Bookkeeping","Capital Gains Tax","Inheritance Tax","Payroll","Management Accounting","Financial Accounting \u0026 Accounts Preparation for sole traders and partnerships","Financial Accounting \u0026 Accounts Preparation for statutory purposes","Corporation Tax","Business Income Tax","Personal Income Tax"]},{"nm":"Rajesh Kumar","ph":"1214484841","tn":"Birmingham","uid":"99244","cn":"RK Accountancy","ad1":"249 Dudley Road","ad2":"","ad3":"","cty":"West Midlands","pc":"B18 4EJ","url":"","dl":"MAAT","filters":{"ad":"811000000","em":"1","wtl":"1","mtl":"0","web":"0"},"mips":["Business Income Tax","Payroll","Value Added Tax","Financial Accounting \u0026 Accounts Preparation for statutory purposes","Bookkeeping","Financial Accounting \u0026 Accounts Preparation for sole traders and partnerships","Corporation Tax","Personal Income Tax"]},{"nm":"Harish Kumar","ph":"7912217914","tn":"Birmingham","uid":"112422","cn":"HR Accountants","ad1":"30 <text:soft-page-break/>Haseley Road","ad2":"","ad3":"","cty":"West Midlands","pc":"B21 0QU","url":"","dl":"FMAAT","filters":{"ad":"811000001","em":"1","wtl":"0","mtl":"0","web":"0"},"mips":["Business Income Tax","Personal Income Tax","Payroll","Bookkeeping","Financial Accounting \u0026 Accounts Preparation for statutory purposes","Company Secretarial Services","Financial Accounting \u0026 Accounts Preparation for sole traders and partnerships","Management Accounting","Value Added Tax","Corporation Tax"]},{"nm":"Arun Kumar","ph":"01212332428","tn":"Birmingham","uid":"291250","cn":"AK Sharmar \u0026 Co","ad1":"61B","ad2":"Caroline Street","ad3":"The Jewellery Quarter","cty":"West Midlands","pc":"B3 1UF","url":false,"dl":"FMAAT","filters":{"ad":"811000000","em":"1","wtl":"0","mtl":"0","web":"0"},"mips":["Capital Gains Tax","Financial Accounting \u0026 Accounts Preparation for statutory purposes","Company Secretarial Services","Corporation Tax","Bookkeeping","Budgeting and Forecasting","Inheritance Tax","Payroll","Financial Accounting \u0026 Accounts Preparation for sole traders and partnerships","Business Income Tax","Value Added Tax","Personal Income Tax"]},{"nm":"Maurice Kurland","ph":"02084415748","tn":"Barnet","uid":"281965","cn":"Maurice Kurland","ad1":"34 Parkgate Crescent","ad2":"","ad3":"","cty":"Hertfordshire","pc":"EN4 0NP","url":"","dl":"MAAT","filters":{"ad":"811000000","em":"1","wtl":"0","mtl":"0","web":"1"},"mips":{"8":"Financial Accounting \u0026 Accounts Preparation for statutory purposes","9":"Financial Accounting \u0026 Accounts Preparation for sole traders and partnerships"}},{"nm":"Murat Kurt","ph":"07961711706","tn":"London","uid":"95278","cn":"Accountancy Assist Ltd","ad1":"Hamilton House","ad2":"Mabledon Place","ad3":"Bloomsbury","cty":"","pc":"WC1H 9BB","url":"","dl":"MAAT","filters":{"ad":"811000001","em":"1","wtl":"1","mtl":"1","web":"1"},"mips":{"8":"Financial Accounting \u0026 Accounts Preparation for statutory purposes","9":"Company Secretarial Services"}},{"nm":"Beata Kusyk","ph":"07769626938","tn":"London","uid":"104758","cn":"B Accounting","ad1":"9 Grebe","ad2":"Broadhead Strand","ad3":"","cty":"","pc":"NW9 5PS","url":"","dl":"MAAT","filters":{"ad":"811000001","em":"1","wtl":"1","mtl":"0","web":"0"},"mips":{"1":"Financial Accounting \u0026 Accounts Preparation for statutory purposes","3":"Personal Income Tax","4":"Bookkeeping"}},{"nm":"Amanda Kynaston","ph":"7891976631","tn":"Lymm","uid":"313670","cn":"Ask Bookkeeping Services","ad1":"3 Scholars Green Lane","ad2":"","ad3":"","cty":"Cheshire","pc":"WA13 0QA","url":"","dl":"MAAT","filters":{"ad":"811000001","em":"1","wtl":"0","mtl":"0","web":"0"},"mips":["Value Added Tax","Payroll","Management Accounting","Bookkeeping"]},{"nm":"David La Ronde","ph":"01206863500","tn":"Colchester","uid":"315160","cn":"DLR Accountants","ad1":"20-22 Broomfield House","ad2":"Broomfield Road","ad3":"","cty":"Essex","pc":"CO7 7FD","url":"","dl":"FMAAT","filters":{"ad":"811000000","em":"1","wtl":"1","mtl":"0","web":"1"},"mips":["Financial Accounting \u0026 Accounts Preparation for statutory purposes","Corporation Tax","Budgeting and Forecasting","Value Added Tax","Bookkeeping","Computerised Accountancy Systems","Personal Income Tax","Business Income Tax","Payroll","Management Accounting","Financial Accounting \u0026 Accounts Preparation for sole traders and partnerships","Company Secretarial Services"]},{"nm":"Temitayo Ladapo","ph":"","tn":"","uid":"2230732","cn":"Temitayo Ladapo","ad1":"","ad2":"","ad3":"","cty":"","pc":"","url":"","dl":"MAAT","filters":{"ad":"811000001","em":"1","wtl":"1","mtl":"1","web":"1"},"mips":["Payroll","Company Secretarial Services","Corporation Tax","Financial Accounting \u0026 Accounts Preparation for statutory purposes","Bookkeeping","Financial Accounting \u0026 Accounts Preparation for sole traders and partnerships","Value Added Tax","Business Income Tax","Personal Income Tax"]},{"nm":"Leanne Ladds","ph":false,"tn":"Whitby","uid":"146224","cn":"Leanne Ladds Bookkeeping <text:soft-page-break/>Services","ad1":"3 Rohilla Close","ad2":false,"ad3":false,"cty":false,"pc":"YO22 4BT","url":false,"dl":"MAAT AATQB","filters":{"ad":"811000001","em":"1","wtl":"0","mtl":"0","web":"0"},"mips":["Computerised Accountancy Systems","Bookkeeping","Value Added Tax"]},{"nm":"Vera Ladega","ph":"7878957872","tn":"Thornton Heath","uid":"301631","cn":"Clarion Business Solutions","ad1":"19 Camden Gardens","ad2":false,"ad3":false,"cty":"Surrey","pc":"CR7 8AZ","url":false,"dl":"FMAAT","filters":{"ad":"811000001","em":"0","wtl":"1","mtl":"0","web":"0"},"mips":["Management Accounting","Value Added Tax","Bookkeeping","Financial Accounting \u0026 Accounts Preparation for sole traders and partnerships","Personal Income Tax","Payroll","Budgeting and Forecasting","Corporation Tax","Business Income Tax","Company Secretarial Services","Independent Examination","Financial Accounting \u0026 Accounts Preparation for statutory purposes","Computerised Accountancy Systems"]},{"nm":"Roy Laing","ph":"01343843319","tn":"Elgin","uid":"288565","cn":"Anne A Laing Ca","ad1":"Lavona","ad2":"Calcots","ad3":"","cty":"Morayshire","pc":"IV30 8NB","url":"","dl":"MAAT","filters":{"ad":"811000000","em":"1","wtl":"1","mtl":"0","web":"1"},"mips":["Management</text:p>
      <text:p text:style-name="P1"><text:s/>Accounting","Capital Gains Tax","Financial Accounting \u0026 Accounts Preparation for sole traders and partnerships","Personal Income Tax","Independent Examination","Payroll","Computerised Accountancy Systems","Business Income Tax","Financial Accounting \u0026 Accounts Preparation for statutory purposes","Value Added Tax","Bookkeeping","Corporation Tax","Company Secretarial Services","Budgeting and Forecasting"]},{"nm":"Alan James Laird","ph":"01419562968","tn":"Glasgow","uid":"295830","cn":"Laird Accounting Services Ltd","ad1":"23 Castle Mains Road","ad2":"Milngavie","ad3":"","cty":"Dunbartonshire","pc":"G62 7QB","url":"","dl":"MAAT","filters":{"ad":"811000000","em":"1","wtl":"0","mtl":"0","web":"1"},"mips":["Financial Accounting \u0026 Accounts Preparation for statutory purposes","Value Added Tax","Payroll","Capital Gains Tax","Business Income Tax","Management Accounting","Bookkeeping","Financial Accounting \u0026 Accounts Preparation for sole traders and partnerships","Personal Income Tax","Budgeting and Forecasting","Corporation Tax","Computerised Accountancy Systems"]},{"nm":"Andrew Laird","ph":"01423530434","tn":"Harrogate","uid":"300997","cn":"AGL Accountancy Services Ltd","ad1":"Flat 2","ad2":"20 Harlow Moor Drive","ad3":"","cty":"North Yorkshire","pc":"HG2 0JX","url":"","dl":"FMAAT","filters":{"ad":"811000000","em":"1","wtl":"1","mtl":"0","web":"0"},"mips":["Financial Accounting \u0026 Accounts Preparation for statutory purposes","Budgeting and Forecasting","Financial Accounting \u0026 Accounts Preparation for sole traders and partnerships","Business Income Tax","Company Secretarial Services","Personal Income Tax","Payroll","Capital Gains Tax","Inheritance Tax","Bookkeeping","Corporation Tax","Computerised Accountancy Systems","Management Accounting","Value Added Tax"]},{"nm":"Robin Lake","ph":"01472241453","tn":"Grimsby","uid":"272134","cn":"CRL Accounting Services Ltd","ad1":"95 Cromwell Road","ad2":"","ad3":"","cty":"South Humberside","pc":"DN31 2DL","url":"","dl":"FMAAT","filters":{"ad":"811000000","em":"1","wtl":"1","mtl":"0","web":"1"},"mips":["Business Income Tax","Financial Accounting \u0026 Accounts Preparation for sole traders and partnerships","Capital Gains Tax","Bookkeeping","Financial Accounting \u0026 Accounts Preparation for statutory purposes","Management Accounting","Value Added Tax","Company Secretarial Services","Corporation Tax","Budgeting and Forecasting","Payroll","Inheritance Tax","Personal Income Tax"]},{"nm":"Martin Lake","ph":"01271323759","tn":"Barnstaple","uid":"307075","cn":"Rural Accounts Ltd","ad1":"The Myrtles","ad2":"Rumsam Road","ad3":"","cty":"Devon","pc":"EX32 9ER","url":"","dl":"FMAAT","filters":<text:soft-page-break/>{"ad":"811000001","em":"0","wtl":"1","mtl":"0","web":"0"},"mips":["Budgeting and Forecasting","Capital Gains Tax","Financial Accounting \u0026 Accounts Preparation for statutory purposes","Bookkeeping","Computerised Accountancy Systems","Personal Income Tax","Payroll","Business Income Tax","Financial Accounting \u0026 Accounts Preparation for sole traders and partnerships","Value Added Tax"]},{"nm":"Prahlad Lakhotia","ph":"01484328270","tn":"Huddersfield","uid":"66076","cn":"Prl Accountancy Services","ad1":"35 Park Hill","ad2":"","ad3":"","cty":"West Yorkshire","pc":"HD2 1QG","url":"","dl":"FMAAT","filters":{"ad":"811000001","em":"1","wtl":"0","mtl":"0","web":"0"},"mips":["Value Added Tax","Company Secretarial Services","Financial Accounting \u0026 Accounts Preparation for statutory purposes","Capital Gains Tax","Corporation Tax","Payroll","Financial Accounting \u0026 Accounts Preparation for sole traders and partnerships","Bookkeeping","Business Income Tax","Personal Income Tax"]},{"nm":"Haeso Lakte","ph":"07808705133","tn":"Dagenham","uid":"217456","cn":"HPL Accountancy Services","ad1":"39","ad2":"Hedgemans Way","ad3":"","cty":"Essex","pc":"RM9 6DD","url":"","dl":"MAAT","filters":{"ad":"811000000","em":"1","wtl":"1","mtl":"1","web":"1"},"mips":["Personal Income Tax","Value Added Tax","Management Accounting","Payroll","Business Income Tax","Computerised Accountancy Systems","Financial Accounting \u0026 Accounts Preparation for statutory purposes","Bookkeeping","Budgeting and Forecasting","Corporation Tax","Financial Accounting \u0026 Accounts Preparation for sole traders and partnerships"]},{"nm":"Dawn Lamb","ph":"07964952321","tn":"Bridgend","uid":"111732","cn":"Broadlands Business Services","ad1":"4 Maes Trawscoed","ad2":"Broadlands","ad3":"Bridgend","cty":"Mid Glamorgan","pc":"CF31 5AT","url":"","dl":"MAAT","filters":{"ad":"811000000","em":"1","wtl":"0","mtl":"0","web":"1"},"mips":["Corporation Tax","Personal Income Tax","Value Added Tax","Financial Accounting \u0026 Accounts Preparation for statutory purposes","Budgeting and Forecasting","Bookkeeping","Management Accounting","Financial Accounting \u0026 Accounts Preparation for sole traders and partnerships","Payroll"]},{"nm":"Diane Lamb","ph":"","tn":"Kent","uid":"269106","cn":"Diane Lamb Bookkeeping Services","ad1":"187 Canterbury Rd","ad2":"Herne Bay","ad3":"","cty":"","pc":"CT6 STE","url":"","dl":"MAAT","filters":{"ad":"811000000","em":"1","wtl":"1","mtl":"1","web":"1"},"mips":["Business Income Tax","Personal Income Tax","Bookkeeping","Financial Accounting \u0026 Accounts Preparation for sole traders and partnerships","Value Added Tax"]},{"nm":"Christopher Lambert","ph":"07748965839","tn":"Rotherham","uid":"281975","cn":"Red 5 Partnership Ltd","ad1":"43 Woodlands Chase","ad2":"","ad3":"","cty":"South Yorkshire","pc":"S61 3DQ","url":"","dl":"FMAAT","filters":{"ad":"811000001","em":"1","wtl":"1","mtl":"1","web":"0"},"mips":{"0":"Capital Gains Tax","1":"Bookkeeping","2":"Payroll","3":"Value Added Tax","4":"Financial Accounting \u0026 Accounts Preparation for sole traders and partnerships","5":"Company Secretarial Services","6":"Personal Income Tax","8":"Management Accounting","9":"Financial Accounting \u0026 Accounts Preparation for statutory purposes","10":"Corporation Tax","11":"Business Income Tax"}},{"nm":"Peter Lambert","ph":"01522694440","tn":"Lincoln","uid":"304608","cn":"Broughton Lambert Accountants Ltd","ad1":"Boundary Enterprise Park","ad2":"Boundary Lane","ad3":"South Hykeham","cty":"Lincolnshire","pc":"LN6 9NQ","url":"","dl":"FMAAT","filters":{"ad":"811000000","em":"1","wtl":"0","mtl":"0","web":"1"},"mips":["Corporation Tax","Business Income Tax","Personal Income Tax","Inheritance Tax","Value Added Tax","Computerised Accountancy Systems","Management Accounting","Budgeting and Forecasting","Financial Accounting \u0026 Accounts Preparation for statutory purposes","Bookkeeping","Financial Accounting \u0026 Accounts Preparation for sole traders and partnerships","Independent Examination","Capital Gains Tax","Company Secretarial Services","Payroll"]},{"nm":"Andrea <text:soft-page-break/>Lamberton","ph":"01323441123","tn":"Hailsham","uid":"306296","cn":"Andrea Lamberton","ad1":"24 Howlett Drive","ad2":"","ad3":"","cty":"East Sussex","pc":"BN27 1QW","url":"","dl":"MAAT","filters":{"ad":"811000001","em":"0","wtl":"0","mtl":"0","web":"0"},"mips":["Bookkeeping","Computerised Accountancy Systems","Financial Accounting \u0026 Accounts Preparation for statutory purposes","Value Added Tax","Financial Accounting \u0026 Accounts Preparation for sole traders and partnerships","Payroll"]},{"nm":"Sandra Lambrou","ph":"07813014980","tn":"Newcastle Upon Tyne","uid":"288636","cn":"Sanlam Accountancy","ad1":"57 The Meadows","ad2":"","ad3":"","cty":"","pc":"NE3 3NA","url":"","dl":"MAAT","filters":{"ad":"811000000","em":"1","wtl":"1","mtl":"1","web":"1"},"mips":["Bookkeeping","Budgeting and Forecasting"]},{"nm":"Lorna <text:s/>Lancaster","ph":false,"tn":"Nottingham","uid":"61631","cn":"Lancaster Bookkeeping","ad1":"111 Bedale Road","ad2":false,"ad3":false,"cty":false,"pc":"NG5 3QN","url":false,"dl":"MAAT","filters":{"ad":"811000000","em":"1","wtl":"0","mtl":"1","web":"0"},"mips":["Bookkeeping","Computerised Accountancy Systems","Value Added Tax"]},{"nm":"Kay Lane","ph":"01993844073","tn":"Carterton","uid":"65683","cn":"K Can","ad1":"17 Arlington Close","ad2":"","ad3":"","cty":"Oxfordshire","pc":"OX18 3HH","url":"","dl":"FMAAT","filters":{"ad":"811000000","em":"1","wtl":"1","mtl":"1","web":"1"},"mips":{"0":"Personal Income Tax","1":"Value Added Tax","2":"Payroll","3":"Bookkeeping","4":"Financial Accounting \u0026 Accounts Preparation for statutory purposes","5":"Financial Accounting \u0026 Accounts Preparation for sole traders and partnerships","7":"Capital Gains Tax","9":"Corporation Tax"}},{"nm":"Karen Lane","ph":"","tn":"Devon","uid":"280735","cn":"Karen Lane Bookkeeping and Financial administrator","ad1":"Hill Park House, Uffculine","ad2":"Cullimpton","ad3":"","cty":"","pc":"EX15 3BJ","url":"","dl":"MAAT","filters":{"ad":"811000001","em":"1","wtl":"0","mtl":"1","web":"0"},"mips":["Computerised Accountancy Systems","Value Added Tax","Financial Accounting \u0026 Accounts Preparation for sole traders and partnerships","Bookkeeping"]},{"nm":"Amanda Lang","ph":"01236721566","tn":"Falkirk","uid":"316991","cn":"Maccass And Lang Accounting Ltd","ad1":"9 Foxdale Drive","ad2":"Bonnybridge","ad3":"","cty":"Stirlingshire","pc":"FK4 2FE","url":"http:\/\/www.maccassandlang.co.uk","dl":"MAAT","filters":{"ad":"811000000","em":"1","wtl":"1","mtl":"0","web":"0"},"mips":["Financial Accounting \u0026 Accounts Preparation for statutory purposes","Personal Income Tax","Business Income Tax","Financial Accounting \u0026 Accounts Preparation for sole traders and partnerships","Bookkeeping","Value Added Tax","Payroll","Capital Gains Tax"]},{"nm":"Ruth <text:s/>Lang","ph":"","tn":"","uid":"2163507","cn":"Ruth Lang Bookkeeping + Payroll Services","ad1":"92 Benedict St Glastonbury","ad2":"Somerset","ad3":"","cty":"","pc":"BA6 9EZ","url":"","dl":"MAAT","filters":{"ad":"811000000","em":"1","wtl":"1","mtl":"1","web":"1"},"mips":["Bookkeeping","Financial Accounting \u0026 Accounts Preparation for</text:p>
      <text:p text:style-name="P1"><text:s/>sole traders and partnerships","Value Added Tax"]},{"nm":"Sue Langbant","ph":"0033549870235","tn":"Vienne","uid":"226005","cn":"digit10 Accounting","ad1":"LD Verneuil","ad2":"86250 Charoux","ad3":"Styrrup","cty":"","pc":"","url":"http:\/\/www.digit10.co.uk","dl":"MAAT","filters":{"ad":"811000000","em":"1","wtl":"1","mtl":"0","web":"1"},"mips":["Financial Accounting \u0026 Accounts Preparation for sole traders and partnerships","Value Added Tax","Management Accounting","Computerised Accountancy Systems","Financial Accounting \u0026 Accounts Preparation for statutory purposes","Budgeting and Forecasting","Personal Income Tax","Payroll","Bookkeeping"]},{"nm":"Debbie Langley","ph":false,"tn":"Mortimer","uid":"94276","cn":"Debbie Langley Ltd","ad1":"4 Spring Lane","ad2":false,"ad3":false,"cty":false,"pc":"RG7 3RT","url":false,"dl":"MAAT","filters":<text:soft-page-break/>{"ad":"811000001","em":"1","wtl":"0","mtl":"1","web":"0"},"mips":["Corporation Tax","Bookkeeping","Financial Accounting \u0026 Accounts Preparation for statutory purposes","Value Added Tax","Personal Income Tax","Management Accounting","Payroll","Financial Accounting \u0026 Accounts Preparation for sole traders and partnerships"]},{"nm":"Rosalin Langley","ph":"01553631745","tn":"King\u0027s Lynn","uid":"294589","cn":"Lynn Business Support","ad1":"13 Old Rectory Close","ad2":"North Wootton","ad3":"","cty":"Norfolk","pc":"PE30 3RG","url":"","dl":"MAAT","filters":{"ad":"811000000","em":"1","wtl":"0","mtl":"0","web":"0"},"mips":["Management Accounting","Payroll","Value Added Tax","Financial Accounting \u0026 Accounts Preparation for sole traders and partnerships","Personal Income Tax","Bookkeeping","Financial Accounting \u0026 Accounts Preparation for statutory purposes"]},{"nm":"John Langley","ph":"07749342926","tn":"Grays","uid":"308671","cn":"J S L","ad1":"28 Fairway","ad2":"","ad3":"","cty":"Essex","pc":"RM16 2AD","url":"","dl":"FMAAT","filters":{"ad":"811000000","em":"1","wtl":"0","mtl":"0","web":"0"},"mips":["Personal Income Tax","Corporation Tax","Financial Accounting \u0026 Accounts Preparation for statutory purposes","Payroll","Computerised Accountancy Systems","Business Income Tax","Bookkeeping","Budgeting and Forecasting","Management Accounting","Value Added Tax","Financial Accounting \u0026 Accounts Preparation for sole traders and partnerships"]},{"nm":"Susan Langston","ph":"07514079090","tn":"Gateshead","uid":"288813","cn":"Numiracle Limited","ad1":"Numiracle Ltd","ad2":"Swordfish House","ad3":"Amethyst Road","cty":"Tyne and Wear","pc":"NE4 7YL","url":"www.numiracle.co.uk","dl":"FMAAT AATQB","filters":{"ad":"811000000","em":"1","wtl":"1","mtl":"1","web":"1"},"mips":["Bookkeeping","Budgeting and Forecasting","Management Accounting","Value Added Tax","Capital Gains Tax","Financial Accounting \u0026 Accounts Preparation for sole traders and partnerships","Corporation Tax","Payroll","Personal Income Tax","Financial Accounting \u0026 Accounts Preparation for statutory purposes"]},{"nm":"Susan Langthorne","ph":"07880712633","tn":"Leighton Buzzard","uid":"311336","cn":"SL Accounting Services","ad1":"102 Harrow Road","ad2":false,"ad3":false,"cty":"Bedfordshire","pc":"LU7 4UQ","url":false,"dl":"MAAT","filters":{"ad":"811000001","em":"0","wtl":"0","mtl":"0","web":"1"},"mips":["Financial Accounting \u0026 Accounts Preparation for sole traders and partnerships","Personal Income Tax","Payroll","Financial Accounting \u0026 Accounts Preparation for statutory purposes","Bookkeeping","Value Added Tax","Business Income Tax"]},{"nm":"Kim Lanighan","ph":"08003168270","tn":"ABINGDON","uid":"223319","cn":"KCL Accounting","ad1":"38 Mathews Way","ad2":"Wootton","ad3":"","cty":"Oxfordshire","pc":"OX13 6JU","url":"","dl":"MAAT","filters":{"ad":"811000001","em":"1","wtl":"1","mtl":"1","web":"1"},"mips":["Bookkeeping","Financial Accounting \u0026 Accounts Preparation for sole traders and partnerships","Capital Gains Tax","Business Income Tax","Value Added Tax","Corporation Tax","Personal Income Tax","Payroll","Financial Accounting \u0026 Accounts Preparation for statutory purposes"]},{"nm":"Thomas Larkin","ph":"01604726739","tn":"Rushden","uid":"289799","cn":"Tl Accounting Services","ad1":"16 Rose Avenue","ad2":false,"ad3":false,"cty":"Northamptonshire","pc":"NN10 9NX","url":false,"dl":"MAAT","filters":{"ad":"811000000","em":"1","wtl":"1","mtl":"0","web":"1"},"mips":["Computerised Accountancy Systems","Value Added Tax","Business Income Tax","Payroll","Budgeting and Forecasting","Personal Income Tax","Financial Accounting \u0026 Accounts Preparation for statutory purposes","Bookkeeping","Financial Accounting \u0026 Accounts Preparation for sole traders and partnerships","Management Accounting"]},{"nm":"John Larner","ph":"01457832299","tn":"Mossley","uid":"296023","cn":"Accounts, Tax \u0026 Business Services Ltd.","ad1":"21 Curzon Street","ad2":false,"ad3":false,"cty":"Lancashire","pc":"OL5 0HA","url":false,"dl":"FMAAT","filters":{"ad":"811000001","em":"1","wtl":"1","mtl":"0","web":"0"},"mips":["Financial Accounting \u0026 <text:soft-page-break/>Accounts Preparation for statutory purposes","Business Income Tax","Budgeting and Forecasting","Company Secretarial Services","Personal Income Tax","Management Accounting","Capital Gains Tax","Bookkeeping","Computerised Accountancy Systems","Financial Accounting \u0026 Accounts Preparation for sole traders and partnerships","Corporation Tax","Value Added Tax","Payroll"]},{"nm":"Abul Lase","ph":"07882216110","tn":"Birmingham","uid":"205322","cn":"AL Accountants","ad1":"2e Turville Road","ad2":"","ad3":"","cty":"West Midlands","pc":"B20 3PL","url":"","dl":"MAAT","filters":{"ad":"811000001","em":"1","wtl":"0","mtl":"1","web":"0"},"mips":["Corporation Tax","Value Added Tax","Financial Accounting \u0026 Accounts Preparation for sole traders and partnerships","Bookkeeping","Business Income Tax","Payroll","Financial Accounting \u0026 Accounts Preparation for statutory purposes","Personal Income Tax"]},{"nm":"Leslie Laskey","ph":"01779473286","tn":"Peterhead","uid":"307159","cn":"Les Laskey Accountancy Services","ad1":"15 Petergrange Road","ad2":"","ad3":"","cty":"Aberdeenshire","pc":"AB42 2AZ","url":"","dl":"MAAT","filters":{"ad":"811000000","em":"1","wtl":"0","mtl":"0","web":"1"},"mips":["Financial Accounting \u0026 Accounts Preparation for sole traders and partnerships","Value Added Tax","Bookkeeping","Personal Income Tax","Financial Accounting \u0026 Accounts Preparation for statutory purposes"]},{"nm":"David Lasse","ph":"01233712816","tn":"Charing","uid":"298330","cn":"Tenbury International Ltd","ad1":"Brenchley House","ad2":"School Road","ad3":"","cty":"","pc":"TN27 0JW","url":"","dl":"FMAAT","filters":{"ad":"811000000","em":"1","wtl":"1","mtl":"0","web":"1"},"mips":["Bookkeeping","Corporation Tax","Computerised Accountancy Systems","Financial Accounting \u0026 Accounts Preparation for sole traders and partnerships","Value Added Tax","Financial Accounting \u0026 Accounts Preparation for statutory purposes","Management Accounting","Business Income Tax","Company Secretarial Services","Personal Income Tax","Payroll"]},{"nm":"Fahad Lateef","ph":false,"tn":"London","uid":"1537671","cn":"Legend Financial And Tax Advisers Limited","ad1":"Citibase Building","ad2":"246-250 Romford Road","ad3":false,"cty":false,"pc":"E7 9HZ","url":false,"dl":"MAAT","filters":{"ad":"811000001","em":"1","wtl":"1","mtl":"1","web":"1"},"mips":["Bookkeeping","Management Accounting","Personal Income Tax","Corporation Tax","Financial Accounting \u0026 Accounts Preparation for statutory purposes","Financial Accounting \u0026 Accounts Preparation for sole traders and partnerships","Company Secretarial Services","Capital Gains Tax","Payroll","Business Income Tax","Value Added Tax"]},{"nm":"Angela Latham","ph":false,"tn":"Thornton Cleveleys","uid":"2193506","cn":"Ladybird Bookkeeping \u0026 Accounts","ad1":"8 Warren Grove","ad2":false,"ad3":false,"cty":"Lancashire","pc":"FY5 3TX","url":"www.ladybirdaccounts.co.uk","dl":"MAAT","filters":{"ad":"811000001","em":"1","wtl":"0","mtl":"1","web":"1"},"mips":["Value Added Tax","Bookkeeping","Financial Accounting \u0026 Accounts Preparation for sole traders and partnerships","Personal Income Tax","Corporation Tax","Payroll"]},{"nm":"Heickel Laupies","ph":"02036095656","tn":"LONDON","uid":"173559","cn":"M\u0026H Accountancy Ltd","ad1":"Office 20","ad2":"203-205 The Vale","ad3":"","cty":"","pc":"W3 7QS","url":"","dl":"MAAT","filters":{"ad":"811000001","em":"0","wtl":"0","mtl":"0","web":"0"},"mips":["Value Added Tax","Financial Accounting \u0026 Accounts Preparation for statutory purposes","Business Income Tax","Financial Accounting \u0026 Accounts Preparation for sole traders and partnerships","Corporation Tax","Personal Income Tax","Payroll","Bookkeeping"]},{"nm":"Ben Laurenson","ph":false,"tn":"Shetland","uid":"111334","cn":"BML Accounts Limited","ad1":"St Clair Cottage","ad2":"Houl Road","ad3":false,"cty":false,"pc":"ZE1 0XA","url":false,"dl":"MAAT","filters":{"ad":"811000001","em":"1","wtl":"1","mtl":"1","web":"1"},"mips":["Bookkeeping","Company <text:soft-page-break/>Secretarial Services","Capital Gains Tax","Inheritance Tax","Value Added Tax","Financial Accounting \u0026 Accounts Preparation for statutory purposes","Payroll","Personal Income Tax","Business Income Tax","Financial Accounting \u0026 Accounts Preparation for sole traders and partnerships","Corporation Tax"]},{"nm":"Terry Law","ph":"","tn":"Norfolk","uid":"120185","cn":"Spreadsheet Wiz","ad1":"Flat 2, 27 Cremer Street","ad2":"Sheringham","ad3":"","cty":"","pc":"NR26 8DZ","url":"www.spreadsheetwiz.co.uk","dl":"AATQB","filters":{"ad":"811000000","em":"1","wtl":"0","mtl":"1","web":"1"},"mips":["Financial Accounting \u0026 Accounts Preparation for sole traders and partnerships","Bookkeeping","Computerised Accountancy Systems"]},{"nm":"Neil Law","ph":"07944284536","tn":"Rossendale","uid":"301195","cn":"NS Accounts","ad1":"290 Burnley</text:p>
      <text:p text:style-name="P1"><text:s/>Road East","ad2":"Waterfoot","ad3":"","cty":"Lancashire","pc":"BB4 9HU","url":"","dl":"MAAT","filters":{"ad":"811000000","em":"1","wtl":"1","mtl":"1","web":"1"},"mips":["Financial Accounting \u0026 Accounts Preparation for statutory purposes","Personal Income Tax","Payroll","Financial Accounting \u0026 Accounts Preparation for sole traders and partnerships","Budgeting and Forecasting","Value Added Tax","Management Accounting","Computerised Accountancy Systems","Bookkeeping"]},{"nm":"Angela Lawley","ph":"07530966456","tn":"Uttoxeter","uid":"109245","cn":"Ate Bookkeeping Services","ad1":"Hazeldale","ad2":"Wood Edge Lane","ad3":"Marchington","cty":"Staffordshire","pc":"ST14 8LY","url":"","dl":"FMAAT","filters":{"ad":"811000000","em":"1","wtl":"1","mtl":"1","web":"0"},"mips":["Payroll","Value Added Tax","Bookkeeping"]},{"nm":"Kathryn Lawman","ph":false,"tn":"PETERBOROUGH","uid":"130491","cn":"Kat Lawman Bookkeeping Services","ad1":"19 Well Lane","ad2":"Barnwell","ad3":false,"cty":false,"pc":"PE8 5PF","url":false,"dl":"MAAT","filters":{"ad":"811000000","em":"1","wtl":"0","mtl":"1","web":"1"},"mips":["Financial Accounting \u0026 Accounts Preparation for sole traders and partnerships","Value Added Tax","Bookkeeping","Computerised Accountancy Systems"]},{"nm":"Suzanne Lawrence","ph":"07990898638","tn":"Letchworth Garden City","uid":"201550","cn":"YourAccounts","ad1":"168 Kristiansand Way","ad2":"","ad3":"","cty":"Hertfordshire","pc":"SG6 1TY","url":"","dl":"MAAT","filters":{"ad":"811000001","em":"1","wtl":"1","mtl":"0","web":"0"},"mips":["Value Added Tax","Bookkeeping","Corporation Tax","Payroll","Personal Income Tax","Financial Accounting \u0026 Accounts Preparation for sole traders and partnerships","Computerised Accountancy Systems","Financial Accounting \u0026 Accounts Preparation for statutory purposes"]},{"nm":"Peter Lawrence","ph":"01243775360","tn":"Chichester","uid":"281521","cn":"PDL Business Solutions Ltd","ad1":"40 Broyle Road","ad2":"","ad3":"","cty":"West Sussex","pc":"PO19 6BA","url":"","dl":"FMAAT","filters":{"ad":"811000000","em":"0","wtl":"1","mtl":"0","web":"0"},"mips":["Business Income Tax","Independent Examination","Inheritance Tax","Management Accounting","Value Added Tax","Budgeting and Forecasting","Personal Income Tax","Financial Accounting \u0026 Accounts Preparation for sole traders and partnerships","Computerised Accountancy Systems","Capital Gains Tax","Bookkeeping","Company Secretarial Services","Payroll","Financial Accounting \u0026 Accounts Preparation for statutory purposes","Corporation Tax"]},{"nm":"Kevin Lawrence","ph":"1443486700","tn":"Pontypridd","uid":"310231","cn":"Alan Newland \u0026 Co","ad1":"19 Gelliwastad Road","ad2":"","ad3":"","cty":"Mid Glamorgan","pc":"CF37 2BW","url":"http:\/\/alannewlandandco.co.uk\/","dl":"FMAAT","filters":{"ad":"811000000","em":"1","wtl":"1","mtl":"0","web":"1"},"mips":["Bookkeeping","Financial Accounting \u0026 Accounts Preparation for statutory purposes","Corporation Tax","Capital Gains <text:soft-page-break/>Tax","Budgeting and Forecasting","Computerised Accountancy Systems","Financial Accounting \u0026 Accounts Preparation for sole traders and partnerships","Value Added Tax","Payroll","Personal Income Tax","Business Income Tax"]},{"nm":"Helen Laws","ph":"01209891872","tn":"Redruth","uid":"282970","cn":"Laws Books Ltd","ad1":"Lukes Cottage","ad2":"Green Lane","ad3":"","cty":"Cornwall","pc":"TR16 5DW","url":"","dl":"MAAT","filters":{"ad":"811000000","em":"1","wtl":"1","mtl":"0","web":"0"},"mips":["Inheritance Tax","Corporation Tax","Financial Accounting \u0026 Accounts Preparation for statutory purposes","Bookkeeping","Budgeting and Forecasting","Personal Income Tax","Capital Gains Tax","Value Added Tax","Business Income Tax","Payroll","Management Accounting","Financial Accounting \u0026 Accounts Preparation for sole traders and partnerships","Computerised Accountancy Systems"]},{"nm":"Steven Lay","ph":"07956588462","tn":"Leigh On Sea","uid":"312773","cn":"Accountancy Solutions","ad1":"46 Olive Avenue","ad2":"","ad3":"","cty":"Essex","pc":"SS9 3PU","url":"","dl":"MAAT","filters":{"ad":"811000000","em":"1","wtl":"1","mtl":"0","web":"0"},"mips":["Financial Accounting \u0026 Accounts Preparation for statutory purposes","Value Added Tax","Payroll","Business Income Tax","Financial Accounting \u0026 Accounts Preparation for sole traders and partnerships","Budgeting and Forecasting","Bookkeeping","Capital Gains Tax","Computerised Accountancy Systems","Personal Income Tax","Corporation Tax","Company Secretarial Services","Management Accounting"]},{"nm":"Joanna Layton","ph":"0129877997","tn":"Buxton","uid":"271807","cn":"Laytons Chartered Accountants","ad1":"6 Manchester Road","ad2":"","ad3":"","cty":"Derbyshire","pc":"SK17 6SB","url":"www.laytons-ca.co.uk","dl":"MAAT","filters":{"ad":"811000000","em":"1","wtl":"1","mtl":"0","web":"1"},"mips":["Financial Accounting \u0026 Accounts Preparation for statutory purposes","Personal Income Tax","Business Income Tax","Financial Accounting \u0026 Accounts Preparation for sole traders and partnerships","Corporation Tax","Value Added Tax"]},{"nm":"Anthony Leach","ph":"01892514451","tn":"Tunbridge Wells","uid":"306091","cn":"Ward MacKenzie Limited","ad1":"Oxford House","ad2":"15 - 17 Mount Ephraim Road","ad3":"The Pantiles","cty":"Kent","pc":"TN1 1EN","url":"","dl":"MAAT","filters":{"ad":"811000000","em":"1","wtl":"1","mtl":"1","web":"1"},"mips":["Capital Gains Tax","Bookkeeping","Management Accounting","Payroll","Value Added Tax","Computerised Accountancy Systems","Corporation Tax","Personal Income Tax","Budgeting and Forecasting","Company Secretarial Services","Business Income Tax","Financial Accounting \u0026 Accounts Preparation for sole traders and partnerships","Financial Accounting \u0026 Accounts Preparation for statutory purposes"]},{"nm":"Janine Leal","ph":"7917887269","tn":"Ware","uid":"93963","cn":"Leal Accountants","ad1":"37 Sanville Gardens","ad2":"Stanstead Abbotts","ad3":"","cty":"Hertfordshire","pc":"SG12 8GA","url":"","dl":"MAAT","filters":{"ad":"811000000","em":"1","wtl":"0","mtl":"0","web":"0"},"mips":["Financial Accounting \u0026 Accounts Preparation for statutory purposes","Business Income Tax","Financial Accounting \u0026 Accounts Preparation for sole traders and partnerships","Bookkeeping","Personal Income Tax","Value Added Tax","Payroll","Management Accounting","Corporation Tax"]},{"nm":"Glenn Leathley","ph":"01663734736","tn":"Whaley Bridge","uid":"293993","cn":"Chronicle Accountants Ltd","ad1":"Chronicle Accountants","ad2":"1 Market Street","ad3":"","cty":"Derbyshire","pc":"SK23 7AA","url":"","dl":"FMAAT","filters":{"ad":"811000000","em":"1","wtl":"1","mtl":"1","web":"1"},"mips":["Independent Examination","Bookkeeping","Value Added Tax","Capital Gains Tax","Business Income Tax","Personal Income Tax","Corporation Tax","Payroll","Computerised Accountancy Systems","Financial Accounting \u0026 Accounts Preparation for statutory purposes","Financial Accounting \u0026 Accounts Preparation for sole traders and partnerships"]},{"nm":"Karen Leaver","ph":"01756761357","tn":"Skipton","uid":"73796","cn":"Minerva <text:soft-page-break/>Accounting","ad1":"Lane Ends Barn","ad2":"Buckden","ad3":"","cty":"North Yorkshire","pc":"BD23 5JA","url":"http:\/\/minerva-accounting.co.uk","dl":"MAAT","filters":{"ad":"811000001","em":"1","wtl":"0","mtl":"0","web":"0"},"mips":["Value Added Tax","Independent Examination","Bookkeeping","Payroll","Management Accounting","Personal Income Tax"]},{"nm":"Marites Lee","ph":"","tn":"Brentwood","uid":"61095","cn":"MRL","ad1":"36 La Plata Grove","ad2":"","ad3":"","cty":"Essex","pc":"CM14 4LA","url":"","dl":"MAAT","filters":{"ad":"811000000","em":"1","wtl":"1","mtl":"1","web":"1"},"mips":["Payroll","Financial Accounting \u0026 Accounts Preparation for sole traders and partnerships","Personal Income Tax","Bookkeeping","Company Secretarial Services","Computerised Accountancy Systems","Value Added Tax","Budgeting and Forecasting","Financial Accounting \u0026 Accounts Preparation for statutory purposes","Management Accounting"]},{"nm":"Hilary Lee","ph":"01702817981","tn":"Leigh On Sea","uid":"278875","cn":"Park View Accounting Services","ad1":"148 Olive Avenue","ad2":"","ad3":"","cty":"Essex","pc":"SS9 3QE","url":"","dl":"MAAT","filters":{"ad":"811000001","em":"1","wtl":"1","mtl":"0","web":"0"},"mips":["Payroll","Bookkeeping","Value Added Tax"]},{"nm":"Paul Lee","ph":"07771822563","tn":"London","uid":"291358","cn":"Kwong Lee \u0026 Co Limited","ad1":"Suite 311 AJP Business Centre","ad2":"152-154 Coles Green Road","ad3":"","cty":"","pc":"NW2 7HD","url":"","dl":"MAAT","filters":{"ad":"811000001","em":"1","wtl":"0","mtl":"0","web":"0"},"mips":["Capital Gains Tax","Value Added Tax","Corporation Tax","Business Income Tax","Bookkeeping","Company Secretarial Services","Financial Accounting \u0026 Accounts Preparation for sole traders and partnerships","Personal Income Tax","Financial Accounting \u0026 Accounts Preparation for statutory purposes","Payroll"]},{"nm":"Steven Lee","ph":"1246232922","tn":"Chesterfield","uid":"295737","cn":"Small Business Accountants Ltd","ad1":"85-87 Saltergate","ad2":false,"ad3":false,"cty":"Derbyshire","pc":"S40 1JS","url":false,"dl":"MAAT","filters":{"ad":"811000000","em":"0","wtl":"0","mtl":"0","web":"0"},"mips":["Financial Accounting \u0026 Accounts Preparation for sole traders and partnerships","Bookkeeping","Personal Income Tax","Management Accounting","Budgeting and Forecasting","Corporation Tax","Capital Gains Tax","Business Income Tax","Financial Accounting \u0026 Accounts Preparation for statutory purposes","Computerised Accountancy Systems","Value Added Tax","Inheritance Tax"]},{"nm":"Jonathan Lee","ph":"01403732174","tn":"Horsham","uid":"313094","cn":"Lee Business Services","ad1":"6 Treetops","ad2":"Southwater","ad3":"","cty":"West Sussex","pc":"RH13 9GE","url":"","dl":"MAAT","filters":{"ad":"811000000","em":"1","wtl":"0","mtl":"0","web":"1"},"mips":{"2":"Financial</text:p>
      <text:p text:style-name="P1"><text:s/>Accounting \u0026 Accounts Preparation for statutory purposes","3":"Financial Accounting \u0026 Accounts Preparation for sole traders and partnerships","4":"Bookkeeping"}},{"nm":"Stanley Lee Vun Haw","ph":"02089061561","tn":"London","uid":"310510","cn":"Sherbourne Management Resources Ltd","ad1":"8 Hale Drive","ad2":"","ad3":"","cty":"","pc":"NW7 3DU","url":"","dl":"MAAT","filters":{"ad":"811000000","em":"1","wtl":"0","mtl":"0","web":"1"},"mips":["Computerised Accountancy Systems","Company Secretarial Services","Capital Gains Tax","Financial Accounting \u0026 Accounts Preparation for statutory purposes","Corporation Tax","Value Added Tax","Business Income Tax","Personal Income Tax","Financial Accounting \u0026 Accounts Preparation for sole traders and partnerships","Bookkeeping","Budgeting and Forecasting","Payroll","Management Accounting"]},{"nm":"Alison Leech","ph":"07722479003","tn":"Lancs","uid":"314998","cn":"ADL Associates Accountancy \u0026 Bookkeeping Services Ltd","ad1":"38 Elder Drive, Darcy Lever","ad2":"Bolton","ad3":"","cty":"","pc":"BL3 1AT","url":"www.adlassociatesltd.co.uk","dl":"FMAAT","filters":<text:soft-page-break/>{"ad":"811000000","em":"1","wtl":"1","mtl":"0","web":"1"},"mips":["Computerised Accountancy Systems","Company Secretarial Services","Payroll","Value Added Tax","Financial Accounting \u0026 Accounts Preparation for statutory purposes","Budgeting and Forecasting","Personal Income Tax","Management Accounting","Bookkeeping","Financial Accounting \u0026 Accounts Preparation for sole traders and partnerships","Business Income Tax","Corporation Tax"]},{"nm":"Oliver Leeder","ph":"01449770964","tn":"Stowmarket","uid":"133568","cn":"Oliver Leeder Accountants Ltd","ad1":"57 Lowry Way","ad2":"","ad3":"","cty":"Suffolk","pc":"IP14 1UE","url":"","dl":"MAAT","filters":{"ad":"811000000","em":"1","wtl":"1","mtl":"1","web":"1"},"mips":["Budgeting and Forecasting","Personal Income Tax","Corporation Tax","Business Income Tax","Financial Accounting \u0026 Accounts Preparation for statutory purposes","Bookkeeping","Capital Gains Tax","Financial Accounting \u0026 Accounts Preparation for sole traders and partnerships","Value Added Tax","Management Accounting","Payroll"]},{"nm":"Peter Lefevre","ph":false,"tn":"London","uid":"1537021","cn":"Peter Lefevre","ad1":"53 Crampton Road","ad2":false,"ad3":false,"cty":false,"pc":"SE20 7AR","url":false,"dl":"AATQB","filters":{"ad":"811000001","em":"1","wtl":"0","mtl":"1","web":"0"},"mips":["Computerised Accountancy Systems","Value Added Tax","Financial Accounting \u0026 Accounts Preparation for sole traders and partnerships","Bookkeeping"]},{"nm":"Joanne Legg","ph":"01424751471","tn":"St. Leonards-on-sea","uid":"172886","cn":"Lilac Bookkeeping \u0026 Business Services","ad1":"9 Harlequin Gardens","ad2":"","ad3":"","cty":"East Sussex","pc":"TN37 7PF","url":"www.lilacbookkeeping.com","dl":"MAAT","filters":{"ad":"811000001","em":"1","wtl":"1","mtl":"1","web":"1"},"mips":["Bookkeeping","Corporation Tax","Business Income Tax","Financial Accounting \u0026 Accounts Preparation for statutory purposes","Payroll","Financial Accounting \u0026 Accounts Preparation for sole traders and partnerships","Value Added Tax","Personal Income Tax"]},{"nm":"Patrick Legg","ph":"7811525483","tn":"Shanklin","uid":"261910","cn":"Innstock","ad1":"24 Littlestairs Road","ad2":"","ad3":"","cty":"","pc":"PO37 6HS","url":"","dl":"MAAT","filters":{"ad":"811000001","em":"0","wtl":"1","mtl":"0","web":"0"},"mips":["Personal Income Tax","Financial Accounting \u0026 Accounts Preparation for statutory purposes","Value Added Tax","Business Income Tax","Corporation Tax","Financial Accounting \u0026 Accounts Preparation for sole traders and partnerships"]},{"nm":"Claire Leitch","ph":"01903264753","tn":"Worthing","uid":"128718","cn":"Claire Leitch Accountancy Services Limited","ad1":"24 The Heights","ad2":"","ad3":"","cty":"West Sussex","pc":"BN14 0AJ","url":"","dl":"MAAT","filters":{"ad":"811000000","em":"1","wtl":"1","mtl":"1","web":"1"},"mips":["Capital Gains Tax","Value Added Tax","Corporation Tax","Personal Income Tax","Inheritance Tax","Financial Accounting \u0026 Accounts Preparation for statutory purposes","Financial Accounting \u0026 Accounts Preparation for sole traders and partnerships","Bookkeeping","Business Income Tax","Management Accounting","Payroll"]},{"nm":"Tracey Lemieux","ph":"01428890690","tn":"Basingstoke","uid":"292602","cn":"TCP Bookkeeping Services","ad1":"59 Reading Road","ad2":"Chineham","ad3":"","cty":"Hampshire","pc":"RG24 8LT","url":"","dl":"MAAT","filters":{"ad":"811000001","em":"1","wtl":"1","mtl":"0","web":"0"},"mips":["Management Accounting","Computerised Accountancy Systems","Business Income Tax","Financial Accounting \u0026 Accounts Preparation for sole traders and partnerships","Payroll","Financial Accounting \u0026 Accounts Preparation for statutory purposes","Bookkeeping","Personal Income Tax","Value Added Tax"]},{"nm":"Ausra Lenikiene","ph":"","tn":"","uid":"1247796","cn":"Ausra Lenikiene","ad1":"","ad2":"","ad3":"","cty":"","pc":"","url":"","dl":"MAAT","filters":{"ad":"811000001","em":"1","wtl":"0","mtl":"1","web":"1"},"mips":["Payroll","Business Income Tax","Computerised Accountancy Systems","Bookkeeping","Budgeting and Forecasting","Financial Accounting \u0026 Accounts Preparation for sole traders and partnerships","Financial Accounting \u0026 Accounts Preparation for statutory purposes","Capital <text:soft-page-break/>Gains Tax","Inheritance Tax","Value Added Tax","Management Accounting","Corporation Tax","Company Secretarial Services","Personal Income Tax"]},{"nm":"Shirley Lescott","ph":"01216947104","tn":"Birmingham","uid":"295923","cn":"Shirley Lescott","ad1":"85 Redstone Farm Road","ad2":"","ad3":"","cty":"West Midlands","pc":"B28 9NQ","url":"","dl":"FMAAT","filters":{"ad":"811000001","em":"1","wtl":"0","mtl":"0","web":"0"},"mips":["Management Accounting","Financial Accounting \u0026 Accounts Preparation for statutory purposes","Payroll","Bookkeeping","Value Added Tax","Financial Accounting \u0026 Accounts Preparation for sole traders and partnerships"]},{"nm":"Paulette Levene","ph":"07092842152","tn":"Basingstoke","uid":"92062","cn":"West Grove Associates Ltd","ad1":"43 Blunt Road","ad2":"Beggarwood","ad3":false,"cty":"Hampshire","pc":"RG22 4SS","url":false,"dl":"MAAT","filters":{"ad":"811000000","em":"1","wtl":"1","mtl":"0","web":"0"},"mips":["Value Added Tax","Management Accounting","Personal Income Tax","Payroll","Corporation Tax","Computerised Accountancy Systems","Business Income Tax","Bookkeeping"]},{"nm":"Graham Lever","ph":"01706225617","tn":"Rossendale","uid":"306369","cn":"Halliwell \u0026 Horton","ad1":"29 Burnley Road East","ad2":"","ad3":"","cty":"Lancashire","pc":"BB4 9AG","url":"","dl":"FMAAT","filters":{"ad":"811000000","em":"0","wtl":"1","mtl":"0","web":"0"},"mips":["Value Added Tax","Financial Accounting \u0026 Accounts Preparation for statutory purposes","Budgeting and Forecasting","Inheritance Tax","Financial Accounting \u0026 Accounts Preparation for sole traders and partnerships","Business Income Tax","Corporation Tax","Payroll","Personal Income Tax","Bookkeeping","Management Accounting","Capital Gains Tax","Company Secretarial Services","Computerised Accountancy Systems"]},{"nm":"Michelle Leversidge","ph":"","tn":"Ledbury","uid":"279376","cn":"Shelley Holmes Accountancy Limited","ad1":"11A High Street","ad2":"","ad3":"","cty":"Herefordshire","pc":"HR8 1DS","url":"www.shelleyholmes.co.uk","dl":"MAAT","filters":{"ad":"811000000","em":"1","wtl":"1","mtl":"1","web":"1"},"mips":["Payroll","Budgeting and Forecasting","Management Accounting","Bookkeeping","Value Added Tax"]},{"nm":"Carol Leverton","ph":"01326378445","tn":"Penryn","uid":"302777","cn":"Carol Leverton Accounting Ltd","ad1":"24A Penvale Crescent","ad2":"","ad3":"","cty":"Cornwall","pc":"TR10 8QY","url":"","dl":"FMAAT","filters":{"ad":"811000000","em":"1","wtl":"1","mtl":"0","web":"0"},"mips":["Corporation Tax","Capital Gains Tax","Management Accounting","Budgeting and Forecasting","Value Added Tax","Business Income Tax","Bookkeeping","Payroll","Financial Accounting \u0026 Accounts Preparation for statutory purposes","Inheritance Tax","Company Secretarial Services","Computerised Accountancy Systems","Financial Accounting \u0026 Accounts Preparation for sole traders and partnerships","Personal Income Tax"]},{"nm":"Stephen Levine","ph":"","tn":"Folkestone","uid":"1814411","cn":"Elbess","ad1":"53C, Westbourne Gardens","ad2":"","ad3":"","cty":"Kent","pc":"CT20 2HX","url":"http:\/\/elbess-bookkeeping.co.uk\/","dl":"AATQB","filters":{"ad":"811000001","em":"1","wtl":"1","mtl":"0","web":"1"},"mips":["Value Added Tax","Bookkeeping","Financial Accounting \u0026 Accounts Preparation for sole traders and partnerships","Computerised Accountancy Systems"]},{"nm":"John Levy","ph":"02084455460","tn":"London","uid":"308089","cn":"John Levy \u0026 Co","ad1":"64 Ventnor Drive","ad2":"Totteridge","ad3":"","cty":"","pc":"N20 8BS","url":"","dl":"MAAT","filters":{"ad":"811000000","em":"0","wtl":"0","mtl":"0","web":"0"},"mips":["Financial Accounting \u0026 Accounts Preparation for sole traders and partnerships","Management Accounting","Business Income Tax","Capital Gains Tax","Bookkeeping","Computerised Accountancy Systems","Financial Accounting \u0026 Accounts Preparation for statutory purposes","Value Added Tax","Personal Income Tax","Corporation Tax"]},{"nm":"Jolanta <text:soft-page-break/>Lewicka","ph":false,"tn":"London","uid":"107234","cn":"Premier Finance Consultants Ltd","ad1":"236 Westcott Crescent","ad2":false,"ad3":false,"cty":false,"pc":"W7 1NU","url":false,"dl":"MAAT","filters":{"ad":"811000001","em":"1","wtl":"1","mtl":"1","web":"0"},"mips":["Payroll","Independent Examination","Business Income Tax","Corporation Tax","Value Added Tax","Personal Income Tax","Bookkeeping","Management Accounting","Financial Accounting \u0026 Accounts Preparation for sole traders and</text:p>
      <text:p text:style-name="P1"><text:s/>partnerships","Financial Accounting \u0026 Accounts Preparation for statutory purposes","Computerised Accountancy Systems","Company Secretarial Services","Capital Gains Tax"]},{"nm":"Michael Lewin","ph":"","tn":"Horley","uid":"194385","cn":"Lewin \u0026 Co Accountants Limited","ad1":"Flat 6","ad2":"3 Whitmore Way","ad3":"","cty":"Surrey","pc":"RH6 8FX","url":"www.lewinaccountants.co.uk","dl":"MAAT","filters":{"ad":"811000000","em":"1","wtl":"1","mtl":"0","web":"1"},"mips":["Budgeting and Forecasting","Management Accounting","Business Income Tax","Financial Accounting \u0026 Accounts Preparation for statutory purposes","Payroll","Value Added Tax","Personal Income Tax","Financial Accounting \u0026 Accounts Preparation for sole traders and partnerships","Bookkeeping","Capital Gains Tax","Company Secretarial Services","Corporation Tax"]},{"nm":"Frances Lewis","ph":false,"tn":"Hampshire","uid":"134359","cn":"FG Accounting","ad1":"10 The Spinney, Horndean","ad2":"Waterlooville","ad3":false,"cty":false,"pc":"PO8 9PN","url":false,"dl":"MAAT AATQB","filters":{"ad":"811000001","em":"1","wtl":"0","mtl":"1","web":"0"},"mips":["Financial Accounting \u0026 Accounts Preparation for sole traders and partnerships","Financial Accounting \u0026 Accounts Preparation for statutory purposes","Management Accounting","Corporation Tax","Business Income Tax","Bookkeeping","Personal Income Tax","Value Added Tax"]},{"nm":"Ruth Lewis","ph":"07977837337","tn":"Corwen","uid":"272029","cn":"Ruth Lewis Accountancy Service","ad1":"Bryn Glas","ad2":"Godre\u0027r Gaer","ad3":"","cty":"Denbighshire","pc":"LL21 9YA","url":"","dl":"MAAT","filters":{"ad":"811000001","em":"0","wtl":"1","mtl":"0","web":"0"},"mips":["Management Accounting","Computerised Accountancy Systems","Payroll","Budgeting and Forecasting","Financial Accounting \u0026 Accounts Preparation for statutory purposes","Financial Accounting \u0026 Accounts Preparation for sole traders and partnerships","Value Added Tax","Bookkeeping"]},{"nm":"Paul Lewis","ph":"07966148993","tn":"Solihull","uid":"282695","cn":"Paul Lewis","ad1":"1 Templeton Close","ad2":"Dorridge","ad3":"","cty":"West Midlands","pc":"B93 8LS","url":"","dl":"FMAAT","filters":{"ad":"811000000","em":"1","wtl":"0","mtl":"0","web":"1"},"mips":["Payroll","Company Secretarial Services","Business Income Tax","Bookkeeping","Computerised Accountancy Systems","Value Added Tax","Financial Accounting \u0026 Accounts Preparation for sole traders and partnerships","Budgeting and Forecasting","Inheritance Tax","Management Accounting","Capital Gains Tax","Personal Income Tax","Financial Accounting \u0026 Accounts Preparation for statutory purposes","Corporation Tax"]},{"nm":"Simon Lewis","ph":"01376346533","tn":"Braintree","uid":"302148","cn":"Lewis \u0026 Co","ad1":"110 Nottage Crescent","ad2":"","ad3":"","cty":"Essex","pc":"CM7 2TX","url":"","dl":"FMAAT","filters":{"ad":"811000000","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8:32:02.945205459</meta:creation-date>
    <dc:date>2017-09-29T18:32:40.706810542</dc:date>
    <meta:editing-duration>PT38S</meta:editing-duration>
    <meta:editing-cycles>1</meta:editing-cycles>
    <meta:document-statistic meta:table-count="0" meta:image-count="0" meta:object-count="0" meta:page-count="263" meta:paragraph-count="108" meta:word-count="57019" meta:character-count="1064498" meta:non-whitespace-character-count="1007434"/>
    <meta:generator>LibreOffice/5.1.6.2$Linux_X86_64 LibreOffice_project/10m0$Build-2</meta:generator>
  </office:meta>
</office:document-meta>
</file>